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08000000083429BC4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4" svg:font-family="Tahoma" style:font-family-generic="decorative"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Tahoma3" svg:font-family="Tahoma" style:font-family-generic="roman" style:font-pitch="variable" style:font-charset="x-symbol"/>
    <style:font-face style:name="Wingdings 2" svg:font-family="'Wingdings 2'" style:font-family-generic="roman" style:font-pitch="variable" style:font-charset="x-symbol"/>
    <style:font-face style:name="Tahoma2" svg:font-family="Tahoma" style:font-family-generic="swiss" style:font-pitch="variable" style:font-charset="x-symbol"/>
    <style:font-face style:name="Ubuntu1" svg:font-family="Ubuntu"/>
    <style:font-face style:name="Ubuntu2" svg:font-family="Ubuntu" style:font-adornments="Regular"/>
    <style:font-face style:name="Arial"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Tahoma5" svg:font-family="Tahoma" style:font-pitch="variable"/>
    <style:font-face style:name="Tahoma6" svg:font-family="Tahoma, Lucidasans, 'Lucida Sans', 'Arial Unicode MS'" style:font-pitch="variable"/>
    <style:font-face style:name="Ubuntu" svg:font-family="Ubuntu"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ahoma1"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middle" draw:auto-grow-height="true" draw:auto-grow-width="true" fo:min-height="1.011cm" fo:min-width="0cm" fo:padding-top="0.13cm" fo:padding-bottom="0.13cm" fo:padding-left="0.25cm" fo:padding-right="0.25cm" draw:shadow="hidden" draw:shadow-color="#808080"/>
    </style:style>
    <style:style style:name="gr3"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6"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6"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6"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6" style:family="graphic" style:parent-style-name="standard">
      <style:graphic-properties draw:stroke="solid" svg:stroke-width="0.026cm" svg:stroke-color="#000000"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style:style>
    <style:style style:name="gr37"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9"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1"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2"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3"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4"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5"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7"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9"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5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51"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52"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53"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54"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55"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5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57"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5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59"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6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6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6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6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6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6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66"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6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6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6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7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7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7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7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7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7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76"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7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7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7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8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8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8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8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8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8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86"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8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8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8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9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9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9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9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9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9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96"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9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9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9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0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0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0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0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0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0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06"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0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0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0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1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11"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12"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1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1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1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1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17"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1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1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2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2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2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2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2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2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26"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2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2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29"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3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3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3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3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34"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35"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36" style:family="graphic" style:parent-style-name="standard">
      <style:graphic-properties draw:stroke="none" draw:fill="none" draw:fill-color="#00cc99" draw:textarea-horizontal-align="center" draw:textarea-vertical-align="middle" draw:shadow="hidden" draw:shadow-color="#808080"/>
    </style:style>
    <style:style style:name="gr137"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3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39"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4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41"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42"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43"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44"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45"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4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4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4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4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5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51"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52"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53"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54"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55"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5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57"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5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59"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6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6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6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6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64"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65" style:family="graphic" style:parent-style-name="standard">
      <style:graphic-properties draw:stroke="solid" svg:stroke-width="0.106cm" svg:stroke-color="#ff0000" svg:stroke-opacity="100%" draw:fill="none" draw:fill-color="#ffffff" draw:textarea-horizontal-align="center" draw:textarea-vertical-align="middle" fo:padding-top="0.053cm" fo:padding-bottom="0.053cm" fo:padding-left="0.053cm" fo:padding-right="0.053cm" draw:shadow="hidden" draw:shadow-offset-x="0.071cm" draw:shadow-offset-y="0.071cm" draw:shadow-color="#808080" draw:shadow-opacity="0%"/>
    </style:style>
    <style:style style:name="gr166" style:family="graphic" style:parent-style-name="standard">
      <style:graphic-properties draw:stroke="none" draw:fill="none" draw:fill-color="#ffffff" draw:textarea-horizontal-align="justify" draw:textarea-vertical-align="middle" draw:auto-grow-height="true" draw:auto-grow-width="true" fo:min-height="2.704cm" fo:min-width="0cm" fo:padding-top="0.13cm" fo:padding-bottom="0.13cm" fo:padding-left="0.25cm" fo:padding-right="0.25cm" draw:shadow="hidden" draw:shadow-color="#808080"/>
    </style:style>
    <style:style style:name="gr167"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6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69"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7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71"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72"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73"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74"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75"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7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7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7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7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8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81" style:family="graphic" style:parent-style-name="standard">
      <style:graphic-properties draw:stroke="none" draw:fill="none" draw:fill-color="#ffffff" draw:textarea-horizontal-align="justify" draw:textarea-vertical-align="middle" draw:auto-grow-height="true" draw:auto-grow-width="true" fo:min-height="0.844cm" fo:min-width="0cm" fo:padding-top="0.13cm" fo:padding-bottom="0.13cm" fo:padding-left="0.25cm" fo:padding-right="0.25cm" draw:shadow="hidden" draw:shadow-color="#808080"/>
    </style:style>
    <style:style style:name="gr182" style:family="graphic" style:parent-style-name="standard">
      <style:graphic-properties draw:stroke="dash" draw:stroke-dash="Dashed_20__28_var_29__20_3" svg:stroke-width="0.026cm" svg:stroke-color="#000000"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style:style>
    <style:style style:name="gr183"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84"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85"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8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87"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8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89"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9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9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9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9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94"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95"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196" style:family="graphic" style:parent-style-name="standard">
      <style:graphic-properties draw:stroke="none" draw:fill="none" draw:textarea-horizontal-align="justify" draw:textarea-vertical-align="middle" draw:auto-grow-height="false" draw:auto-grow-width="false" fo:min-height="0.588cm" fo:min-width="0cm" fo:padding-top="0.13cm" fo:padding-bottom="0.13cm" fo:padding-left="0.25cm" fo:padding-right="0.25cm"/>
    </style:style>
    <style:style style:name="gr19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9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199"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0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0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0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0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0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0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06"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0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0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09"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1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1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1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1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14"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15"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16" style:family="graphic" style:parent-style-name="standard">
      <style:graphic-properties draw:stroke="none" draw:fill="none" draw:fill-color="#ffffff" draw:textarea-horizontal-align="justify" draw:textarea-vertical-align="middle" draw:auto-grow-height="true" draw:auto-grow-width="true" fo:min-height="1.351cm" fo:min-width="0cm" fo:padding-top="0.13cm" fo:padding-bottom="0.13cm" fo:padding-left="0.25cm" fo:padding-right="0.25cm" draw:shadow="hidden" draw:shadow-color="#808080"/>
    </style:style>
    <style:style style:name="gr217" style:family="graphic" style:parent-style-name="standard">
      <style:graphic-properties draw:stroke="solid" svg:stroke-width="0.026cm" svg:stroke-color="#ff0000" draw:fill="bitmap" draw:fill-color="#ff0000" draw:fill-image-name="Bitmape_20_1" draw:textarea-horizontal-align="center" draw:textarea-vertical-align="middle" fo:padding-top="0.013cm" fo:padding-bottom="0.013cm" fo:padding-left="0.013cm" fo:padding-right="0.013cm" draw:shadow="hidden" draw:shadow-color="#808080"/>
    </style:style>
    <style:style style:name="gr21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1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2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2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2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2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2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2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2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27"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2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2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3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3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32"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33"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34" style:family="graphic" style:parent-style-name="standard">
      <style:graphic-properties draw:stroke="solid" svg:stroke-width="0.079cm" svg:stroke-color="#ff0000" svg:stroke-opacity="100%" draw:fill="none" draw:fill-color="#ffffff" draw:textarea-horizontal-align="center" draw:textarea-vertical-align="middle" fo:padding-top="0.039cm" fo:padding-bottom="0.039cm" fo:padding-left="0.039cm" fo:padding-right="0.039cm" draw:shadow="hidden" draw:shadow-offset-x="0.071cm" draw:shadow-offset-y="0.071cm" draw:shadow-color="#808080" draw:shadow-opacity="0%"/>
    </style:style>
    <style:style style:name="gr235"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3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37"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3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39"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4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41"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42"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4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4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4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4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47"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4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4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5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51" style:family="graphic" style:parent-style-name="standard">
      <style:graphic-properties draw:stroke="solid" svg:stroke-width="0.079cm" svg:stroke-color="#ff0000" draw:marker-start-width="0.237cm" draw:marker-start-center="false" draw:marker-end-width="0.237cm" draw:marker-end-center="false" svg:stroke-opacity="100%" draw:fill="none" draw:fill-color="#ffffff" draw:textarea-horizontal-align="center" draw:textarea-vertical-align="middle" fo:padding-top="0.039cm" fo:padding-bottom="0.039cm" fo:padding-left="0.039cm" fo:padding-right="0.039cm" draw:shadow="hidden" draw:shadow-offset-x="0.071cm" draw:shadow-offset-y="0.071cm" draw:shadow-color="#808080" draw:shadow-opacity="0%"/>
    </style:style>
    <style:style style:name="gr252" style:family="graphic" style:parent-style-name="standard">
      <style:graphic-properties draw:stroke="solid" svg:stroke-width="0.079cm" svg:stroke-color="#ff0000" draw:marker-end="Arrowheads_20_3" draw:marker-end-width="0.237cm" draw:marker-end-center="false" draw:fill="none" draw:fill-color="#ffffff" draw:textarea-horizontal-align="center" draw:textarea-vertical-align="middle" fo:padding-top="0.039cm" fo:padding-bottom="0.039cm" fo:padding-left="0.039cm" fo:padding-right="0.039cm" draw:shadow="hidden" draw:shadow-color="#808080"/>
    </style:style>
    <style:style style:name="gr253" style:family="graphic" style:parent-style-name="standard">
      <style:graphic-properties draw:stroke="solid" svg:stroke-width="0.079cm" svg:stroke-color="#ff0000" draw:marker-end="Arrowheads_20_4" draw:marker-end-width="0.237cm" draw:marker-end-center="false" draw:fill="none" draw:fill-color="#ffffff" draw:textarea-horizontal-align="center" draw:textarea-vertical-align="middle" fo:padding-top="0.039cm" fo:padding-bottom="0.039cm" fo:padding-left="0.039cm" fo:padding-right="0.039cm" draw:shadow="hidden" draw:shadow-color="#808080"/>
    </style:style>
    <style:style style:name="gr254" style:family="graphic" style:parent-style-name="standard">
      <style:graphic-properties draw:stroke="none" draw:fill="none" draw:fill-color="#ffffff" draw:textarea-horizontal-align="justify" draw:textarea-vertical-align="middle" draw:auto-grow-height="true" draw:auto-grow-width="true" fo:min-height="0.843cm" fo:min-width="0cm" fo:padding-top="0.13cm" fo:padding-bottom="0.13cm" fo:padding-left="0.25cm" fo:padding-right="0.25cm" draw:shadow="hidden" draw:shadow-color="#808080"/>
    </style:style>
    <style:style style:name="gr255"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5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57"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5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59"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6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61"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62"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6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6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6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6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67"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6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6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7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71"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72"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7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74"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75"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7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77"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7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7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8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8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82"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83"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84"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8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86"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87"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8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8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9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9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92"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9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9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9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9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97"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29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29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0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0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02"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0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0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0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0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07" style:family="graphic" style:parent-style-name="standard">
      <style:graphic-properties draw:stroke="none" draw:fill="none" draw:fill-color="#ffffff" draw:textarea-horizontal-align="left" draw:textarea-vertical-align="middle" draw:auto-grow-height="true" draw:auto-grow-width="true" fo:min-height="3.04cm" fo:min-width="0cm" fo:padding-top="0.13cm" fo:padding-bottom="0.13cm" fo:padding-left="0.25cm" fo:padding-right="0.25cm" draw:shadow="hidden" draw:shadow-color="#808080"/>
    </style:style>
    <style:style style:name="gr30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0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1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11"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12"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1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14"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15"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1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1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18" style:family="graphic" style:parent-style-name="standard">
      <style:graphic-properties draw:stroke="none" draw:fill="none" draw:fill-color="#ffffff" draw:textarea-horizontal-align="left" draw:textarea-vertical-align="middle" draw:auto-grow-height="true" draw:auto-grow-width="true" fo:min-height="3.719cm" fo:min-width="0cm" fo:padding-top="0.13cm" fo:padding-bottom="0.13cm" fo:padding-left="0.25cm" fo:padding-right="0.25cm" draw:shadow="hidden" draw:shadow-color="#808080"/>
    </style:style>
    <style:style style:name="gr319"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2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2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2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2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24"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25"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2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2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2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29" style:family="graphic" style:parent-style-name="standard">
      <style:graphic-properties draw:stroke="solid" svg:stroke-width="0.053cm" svg:stroke-color="#ff0000" draw:fill="solid" draw:fill-color="#ffffff" draw:textarea-horizontal-align="center" draw:textarea-vertical-align="middle" fo:padding-top="0.026cm" fo:padding-bottom="0.026cm" fo:padding-left="0.026cm" fo:padding-right="0.026cm" draw:shadow="hidden" draw:shadow-color="#808080"/>
    </style:style>
    <style:style style:name="gr330" style:family="graphic" style:parent-style-name="standard">
      <style:graphic-properties draw:stroke="solid" svg:stroke-width="0.035cm" svg:stroke-color="#ff0000" draw:marker-end="msArrowEnd_20_5" draw:marker-end-width="0.21cm" draw:marker-end-center="false" draw:fill="none" draw:fill-color="#ffffff" draw:textarea-horizontal-align="center" draw:textarea-vertical-align="middle" fo:padding-top="0.017cm" fo:padding-bottom="0.017cm" fo:padding-left="0.017cm" fo:padding-right="0.017cm" draw:shadow="hidden" draw:shadow-color="#808080"/>
    </style:style>
    <style:style style:name="gr331" style:family="graphic" style:parent-style-name="standard">
      <style:graphic-properties draw:stroke="solid" svg:stroke-width="0.026cm" svg:stroke-color="#ff0000" draw:fill="solid" draw:fill-color="#ffffff" draw:textarea-horizontal-align="center" draw:textarea-vertical-align="middle" fo:padding-top="0.013cm" fo:padding-bottom="0.013cm" fo:padding-left="0.013cm" fo:padding-right="0.013cm" draw:shadow="hidden" draw:shadow-color="#808080"/>
    </style:style>
    <style:style style:name="gr332" style:family="graphic" style:parent-style-name="standard" style:list-style-name="L7">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33" style:family="graphic" style:parent-style-name="standard">
      <style:graphic-properties draw:stroke="none" draw:fill="none" draw:fill-color="#ffffff" draw:textarea-horizontal-align="left" draw:textarea-vertical-align="middle" draw:auto-grow-height="true" draw:auto-grow-width="true" fo:min-height="2.026cm" fo:min-width="0cm" fo:padding-top="0.13cm" fo:padding-bottom="0.13cm" fo:padding-left="0.25cm" fo:padding-right="0.25cm" draw:shadow="hidden" draw:shadow-color="#808080"/>
    </style:style>
    <style:style style:name="gr334" style:family="graphic" style:parent-style-name="standard">
      <style:graphic-properties draw:stroke="none" draw:fill="none" draw:fill-color="#ffffff" draw:textarea-horizontal-align="left" draw:textarea-vertical-align="middle" draw:auto-grow-height="true" draw:auto-grow-width="true" fo:min-height="3.811cm" fo:min-width="0cm" fo:padding-top="0.13cm" fo:padding-bottom="0.13cm" fo:padding-left="0.25cm" fo:padding-right="0.25cm" draw:shadow="hidden" draw:shadow-color="#808080"/>
    </style:style>
    <style:style style:name="gr335" style:family="graphic" style:parent-style-name="standard">
      <style:graphic-properties draw:stroke="none" draw:fill="none" draw:fill-color="#ffffff" draw:textarea-horizontal-align="left" draw:textarea-vertical-align="middle" draw:auto-grow-height="true" draw:auto-grow-width="true" fo:min-height="1.523cm" fo:min-width="0cm" fo:padding-top="0.13cm" fo:padding-bottom="0.13cm" fo:padding-left="0.25cm" fo:padding-right="0.25cm" draw:shadow="hidden" draw:shadow-color="#808080"/>
    </style:style>
    <style:style style:name="gr336"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3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3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3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4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4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4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4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4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4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46"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4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4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4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5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5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5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5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5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5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56" style:family="graphic" style:parent-style-name="standard">
      <style:graphic-properties draw:stroke="none" draw:fill="none" draw:fill-color="#ffffff" draw:textarea-horizontal-align="justify" draw:textarea-vertical-align="middle" draw:auto-grow-height="true" draw:auto-grow-width="true" fo:min-height="1.35cm" fo:min-width="0cm" fo:padding-top="0.13cm" fo:padding-bottom="0.13cm" fo:padding-left="0.25cm" fo:padding-right="0.25cm" draw:shadow="hidden" draw:shadow-color="#808080"/>
    </style:style>
    <style:style style:name="gr35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5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5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6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6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62" style:family="graphic" style:parent-style-name="standard">
      <style:graphic-properties draw:stroke="none" draw:fill="none" draw:textarea-horizontal-align="justify" draw:textarea-vertical-align="middle" draw:auto-grow-height="false" draw:auto-grow-width="false" fo:min-height="0.587cm" fo:min-width="0cm" fo:padding-top="0.13cm" fo:padding-bottom="0.13cm" fo:padding-left="0.25cm" fo:padding-right="0.25cm"/>
    </style:style>
    <style:style style:name="gr363" style:family="graphic" style:parent-style-name="standard">
      <style:graphic-properties draw:stroke="solid" svg:stroke-width="0.212cm" svg:stroke-color="#ff0000" draw:marker-start-width="0.636cm" draw:marker-start-center="false" draw:marker-end-width="0.636cm" draw:marker-end-center="false" svg:stroke-opacity="100%" draw:fill="none" draw:fill-color="#ffffff" draw:textarea-horizontal-align="center" draw:textarea-vertical-align="middle" fo:padding-top="0.106cm" fo:padding-bottom="0.106cm" fo:padding-left="0.106cm" fo:padding-right="0.106cm" draw:shadow="hidden" draw:shadow-offset-x="0.071cm" draw:shadow-offset-y="0.071cm" draw:shadow-color="#808080" draw:shadow-opacity="0%"/>
    </style:style>
    <style:style style:name="gr364" style:family="graphic" style:parent-style-name="standard">
      <style:graphic-properties draw:stroke="solid" svg:stroke-width="0.212cm" svg:stroke-color="#ff0000" svg:stroke-opacity="100%" draw:fill="none" draw:fill-color="#ffffff" draw:textarea-horizontal-align="center" draw:textarea-vertical-align="middle" fo:padding-top="0.106cm" fo:padding-bottom="0.106cm" fo:padding-left="0.106cm" fo:padding-right="0.106cm" draw:shadow="hidden" draw:shadow-offset-x="0.071cm" draw:shadow-offset-y="0.071cm" draw:shadow-color="#808080" draw:shadow-opacity="0%"/>
    </style:style>
    <style:style style:name="gr365" style:family="graphic" style:parent-style-name="standard">
      <style:graphic-properties draw:stroke="none" draw:fill="none" draw:fill-color="#ffffff" draw:textarea-horizontal-align="justify" draw:textarea-vertical-align="middle" draw:auto-grow-height="true" draw:auto-grow-width="true" fo:min-height="1.523cm" fo:min-width="0cm" fo:padding-top="0.13cm" fo:padding-bottom="0.13cm" fo:padding-left="0.25cm" fo:padding-right="0.25cm" draw:shadow="hidden" draw:shadow-color="#808080"/>
    </style:style>
    <style:style style:name="gr366"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6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6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6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7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7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7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7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7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7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7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77"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7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7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8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81"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82"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83" style:family="graphic" style:parent-style-name="standard">
      <style:graphic-properties draw:stroke="solid" svg:stroke-width="0.026cm" svg:stroke-color="#000000" draw:marker-start-width="0.21cm" draw:marker-start-center="false" draw:marker-end="msArrowEnd_20_5" draw:marker-end-width="0.21cm" draw:marker-end-center="false" svg:stroke-opacity="100%" draw:fill="none" draw:fill-color="#ffffff" draw:textarea-horizontal-align="center" draw:textarea-vertical-align="middle" fo:padding-top="0.013cm" fo:padding-bottom="0.013cm" fo:padding-left="0.013cm" fo:padding-right="0.013cm" draw:shadow="hidden" draw:shadow-offset-x="0.071cm" draw:shadow-offset-y="0.071cm" draw:shadow-color="#808080" draw:shadow-opacity="0%"/>
    </style:style>
    <style:style style:name="gr384"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85"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8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87" style:family="graphic" style:parent-style-name="standard">
      <style:graphic-properties draw:stroke="none" draw:fill="none" draw:fill-color="#ffffff" draw:textarea-horizontal-align="justify" draw:textarea-vertical-align="middle" draw:auto-grow-height="true" draw:auto-grow-width="true" fo:min-height="3.555cm" fo:min-width="0cm" fo:padding-top="0.13cm" fo:padding-bottom="0.13cm" fo:padding-left="0.25cm" fo:padding-right="0.25cm" draw:shadow="hidden" draw:shadow-color="#808080"/>
    </style:style>
    <style:style style:name="gr38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8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9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9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9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9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9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9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96"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9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39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39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0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0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0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0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0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0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06"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0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0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09"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1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1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12"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13"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14"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1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1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17"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18" style:family="graphic" style:parent-style-name="standard">
      <style:graphic-properties draw:stroke="none" draw:fill="none" draw:fill-color="#ffffff" draw:textarea-horizontal-align="justify" draw:textarea-vertical-align="middle" draw:auto-grow-height="true" draw:auto-grow-width="true" fo:min-height="1.183cm" fo:min-width="0cm" fo:padding-top="0.13cm" fo:padding-bottom="0.13cm" fo:padding-left="0.25cm" fo:padding-right="0.25cm" draw:shadow="hidden" draw:shadow-color="#808080"/>
    </style:style>
    <style:style style:name="gr419" style:family="graphic" style:parent-style-name="standard">
      <style:graphic-properties draw:stroke="none" draw:fill="none" draw:fill-color="#ffffff" draw:textarea-horizontal-align="left" draw:textarea-vertical-align="middle" draw:auto-grow-height="true" draw:auto-grow-width="true" fo:min-height="5.412cm" fo:min-width="0cm" fo:padding-top="0.13cm" fo:padding-bottom="0.13cm" fo:padding-left="0.25cm" fo:padding-right="0.25cm" draw:shadow="hidden" draw:shadow-color="#808080"/>
    </style:style>
    <style:style style:name="gr42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2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2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2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2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2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26"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2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2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2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3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3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32"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3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34"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35"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36"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3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3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39"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40"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41"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42"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4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44"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45"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46"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4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48"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449"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450" style:family="graphic" style:parent-style-name="standard">
      <style:graphic-properties draw:stroke="none" draw:fill="none" draw:fill-color="#ffffff" draw:textarea-horizontal-align="left" draw:textarea-vertical-align="middle" draw:auto-grow-height="true" draw:auto-grow-width="true" fo:min-height="1.011cm" fo:min-width="0cm" fo:padding-top="0.13cm" fo:padding-bottom="0.13cm" fo:padding-left="0.25cm" fo:padding-right="0.25cm" draw:shadow="hidden" draw:shadow-color="#808080"/>
    </style:style>
    <style:style style:name="gr451" style:family="graphic" style:parent-style-name="standard">
      <style:graphic-properties draw:stroke="none" draw:fill="none" draw:textarea-horizontal-align="left" draw:textarea-vertical-align="middle" draw:auto-grow-height="false" draw:auto-grow-width="false" fo:min-height="1.011cm" fo:min-width="0cm" fo:padding-top="0.13cm" fo:padding-bottom="0.13cm" fo:padding-left="0.25cm" fo:padding-right="0.25cm"/>
    </style:style>
    <style:style style:name="gr452" style:family="graphic" style:parent-style-name="standard" style:list-style-name="L1">
      <style:graphic-properties draw:stroke="none" draw:fill="none" draw:textarea-horizontal-align="center" draw:textarea-vertical-align="middle" draw:auto-grow-height="false" draw:auto-grow-width="false" fo:min-height="1.011cm" fo:min-width="0cm" fo:padding-top="0.13cm" fo:padding-bottom="0.13cm" fo:padding-left="0.25cm" fo:padding-right="0.25cm"/>
    </style:style>
    <style:style style:name="gr453" style:family="graphic" style:parent-style-name="standard">
      <style:graphic-properties draw:stroke="dash" draw:stroke-dash="Dashed_20__28_var_29__20_2"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454" style:family="graphic" style:parent-style-name="standard">
      <style:graphic-properties draw:stroke="none" draw:fill="none" draw:textarea-horizontal-align="left" draw:textarea-vertical-align="middle" draw:auto-grow-height="false" draw:auto-grow-width="false" fo:min-height="1.857cm" fo:min-width="0cm" fo:padding-top="0.13cm" fo:padding-bottom="0.13cm" fo:padding-left="0.25cm" fo:padding-right="0.25cm"/>
    </style:style>
    <style:style style:name="gr455" style:family="graphic" style:parent-style-name="standard">
      <style:graphic-properties draw:stroke="none" draw:fill="none" draw:textarea-horizontal-align="left" draw:textarea-vertical-align="middle" draw:auto-grow-height="false" draw:auto-grow-width="false" fo:min-height="1.858cm" fo:min-width="0cm" fo:padding-top="0.13cm" fo:padding-bottom="0.13cm" fo:padding-left="0.25cm" fo:padding-right="0.25cm"/>
    </style:style>
    <style:style style:name="gr456" style:family="graphic" style:parent-style-name="standard">
      <style:graphic-properties draw:stroke="none" draw:fill="none" draw:textarea-horizontal-align="justify" draw:textarea-vertical-align="middle" draw:auto-grow-height="false" draw:auto-grow-width="false" fo:min-height="0.799cm" fo:min-width="0cm" fo:padding-top="0.13cm" fo:padding-bottom="0.13cm" fo:padding-left="0.25cm" fo:padding-right="0.25cm"/>
    </style:style>
    <style:style style:name="gr457" style:family="graphic" style:parent-style-name="standard">
      <style:graphic-properties draw:stroke="none" draw:fill="none" draw:textarea-horizontal-align="justify" draw:textarea-vertical-align="middle" draw:auto-grow-height="false" draw:auto-grow-width="false" fo:min-height="0.8cm" fo:min-width="0cm" fo:padding-top="0.13cm" fo:padding-bottom="0.13cm" fo:padding-left="0.25cm" fo:padding-right="0.25cm"/>
    </style:style>
    <style:style style:name="gr458" style:family="graphic" style:parent-style-name="standard">
      <style:graphic-properties draw:stroke="dash" draw:stroke-dash="Dashed_20__28_var_29__20_4" svg:stroke-width="0.026cm" svg:stroke-color="#000000"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style:style>
    <style:style style:name="gr459" style:family="graphic" style:parent-style-name="standard">
      <style:graphic-properties draw:stroke="none" draw:fill="none" draw:textarea-horizontal-align="left" draw:textarea-vertical-align="middle" draw:auto-grow-height="false" draw:auto-grow-width="false" fo:min-height="0.588cm" fo:min-width="0cm" fo:padding-top="0.13cm" fo:padding-bottom="0.13cm" fo:padding-left="0.25cm" fo:padding-right="0.25cm"/>
    </style:style>
    <style:style style:name="gr460" style:family="graphic" style:parent-style-name="standard">
      <style:graphic-properties draw:stroke="none" draw:fill="none" draw:textarea-horizontal-align="left" draw:textarea-vertical-align="middle" draw:auto-grow-height="false" draw:auto-grow-width="false" fo:min-height="0.587cm" fo:min-width="0cm" fo:padding-top="0.13cm" fo:padding-bottom="0.13cm" fo:padding-left="0.25cm" fo:padding-right="0.25cm"/>
    </style:style>
    <style:style style:name="gr461" style:family="graphic" style:parent-style-name="standard">
      <style:graphic-properties draw:stroke="dash" draw:stroke-dash="Dashed_20__28_var_29__20_2" svg:stroke-width="0.026cm" svg:stroke-color="#000000"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style:style>
    <style:style style:name="gr462" style:family="graphic" style:parent-style-name="standard">
      <style:graphic-properties draw:stroke="solid" svg:stroke-width="0.026cm" svg:stroke-color="#ff0000" draw:fill="none" draw:fill-color="#ffffff" draw:textarea-horizontal-align="center" draw:textarea-vertical-align="middle" fo:padding-top="0.013cm" fo:padding-bottom="0.013cm" fo:padding-left="0.013cm" fo:padding-right="0.013cm" draw:shadow="hidden" draw:shadow-color="#808080"/>
    </style:style>
    <style:style style:name="gr463" style:family="graphic" style:parent-style-name="standard">
      <style:graphic-properties draw:stroke="solid" svg:stroke-width="0.026cm" svg:stroke-color="#ff0000" draw:marker-start-width="0.21cm" draw:marker-start-center="false" draw:marker-end="msArrowEnd_20_5" draw:marker-end-width="0.21cm" draw:marker-end-center="false" svg:stroke-opacity="100%" draw:fill="none" draw:fill-color="#ffffff" draw:textarea-horizontal-align="center" draw:textarea-vertical-align="middle" fo:padding-top="0.013cm" fo:padding-bottom="0.013cm" fo:padding-left="0.013cm" fo:padding-right="0.013cm" draw:shadow="hidden" draw:shadow-offset-x="0.071cm" draw:shadow-offset-y="0.071cm" draw:shadow-color="#808080" draw:shadow-opacity="0%"/>
    </style:style>
    <style:style style:name="gr464" style:family="graphic" style:parent-style-name="standard">
      <style:graphic-properties draw:stroke="none" draw:fill="solid" draw:fill-color="#ffffff" draw:textarea-horizontal-align="center" draw:textarea-vertical-align="middle" fo:min-height="2.629cm" draw:shadow="hidden" draw:shadow-color="#808080"/>
    </style:style>
    <style:style style:name="gr465" style:family="graphic" style:parent-style-name="standard">
      <style:graphic-properties draw:stroke="none" draw:fill="none" draw:textarea-horizontal-align="justify" draw:textarea-vertical-align="middle" draw:auto-grow-height="false" draw:auto-grow-width="false" fo:min-height="2.369cm" fo:min-width="0cm" fo:padding-top="0.13cm" fo:padding-bottom="0.13cm" fo:padding-left="0.25cm" fo:padding-right="0.25cm"/>
    </style:style>
    <style:style style:name="gr466" style:family="graphic" style:parent-style-name="standard">
      <style:graphic-properties draw:stroke="solid" svg:stroke-width="0.026cm" svg:stroke-color="#ff0000"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style:style>
    <style:style style:name="gr467" style:family="graphic" style:parent-style-name="standard">
      <style:graphic-properties draw:stroke="none" draw:fill="none" draw:fill-color="#ffffff" draw:textarea-horizontal-align="justify" draw:textarea-vertical-align="middle" draw:auto-grow-height="true" draw:auto-grow-width="true" fo:min-height="1.522cm" fo:min-width="0cm" fo:padding-top="0.13cm" fo:padding-bottom="0.13cm" fo:padding-left="0.25cm" fo:padding-right="0.25cm" draw:shadow="hidden" draw:shadow-color="#808080"/>
    </style:style>
    <style:style style:name="gr468" style:family="graphic" style:parent-style-name="standard" style:list-style-name="L1">
      <style:graphic-properties draw:stroke="none" draw:fill="none" draw:textarea-horizontal-align="center" draw:textarea-vertical-align="middle" draw:auto-grow-height="false" draw:auto-grow-width="false" fo:min-height="3.105cm" fo:min-width="0cm" fo:padding-top="0.13cm" fo:padding-bottom="0.13cm" fo:padding-left="0.25cm" fo:padding-right="0.25cm"/>
    </style:style>
    <style:style style:name="gr469" style:family="graphic" style:parent-style-name="standard" style:list-style-name="L1">
      <style:graphic-properties draw:stroke="none" draw:fill="none" draw:textarea-horizontal-align="center" draw:textarea-vertical-align="middle" draw:auto-grow-height="false" draw:auto-grow-width="false" fo:min-height="3.705cm" fo:min-width="0cm" fo:padding-top="0.13cm" fo:padding-bottom="0.13cm" fo:padding-left="0.25cm" fo:padding-right="0.25cm"/>
    </style:style>
    <style:style style:name="gr470" style:family="graphic" style:parent-style-name="standard">
      <style:graphic-properties draw:stroke="none" draw:fill="none" draw:textarea-horizontal-align="justify" draw:textarea-vertical-align="middle" draw:auto-grow-height="false" draw:auto-grow-width="false" fo:min-height="3.423cm" fo:min-width="0cm" fo:padding-top="0.13cm" fo:padding-bottom="0.13cm" fo:padding-left="0.25cm" fo:padding-right="0.25cm"/>
    </style:style>
    <style:style style:name="gr471" style:family="graphic" style:parent-style-name="standard">
      <style:graphic-properties draw:stroke="none" draw:fill="none" draw:textarea-horizontal-align="justify" draw:textarea-vertical-align="middle" draw:auto-grow-height="false" draw:auto-grow-width="false" fo:min-height="3.141cm" fo:min-width="0cm" fo:padding-top="0.13cm" fo:padding-bottom="0.13cm" fo:padding-left="0.25cm" fo:padding-right="0.25cm"/>
    </style:style>
    <style:style style:name="gr472" style:family="graphic" style:parent-style-name="standard">
      <style:graphic-properties draw:stroke="none" draw:fill="none" draw:textarea-horizontal-align="justify" draw:textarea-vertical-align="middle" draw:auto-grow-height="false" draw:auto-grow-width="false" fo:min-height="2.541cm" fo:min-width="0cm" fo:padding-top="0.13cm" fo:padding-bottom="0.13cm" fo:padding-left="0.25cm" fo:padding-right="0.25cm"/>
    </style:style>
    <style:style style:name="gr473" style:family="graphic" style:parent-style-name="standard" style:list-style-name="L1">
      <style:graphic-properties draw:stroke="none" draw:fill="none" draw:textarea-horizontal-align="center" draw:textarea-vertical-align="middle" draw:auto-grow-height="false" draw:auto-grow-width="false" fo:min-height="2.779cm" fo:min-width="0cm" fo:padding-top="0.13cm" fo:padding-bottom="0.13cm" fo:padding-left="0.25cm" fo:padding-right="0.25cm"/>
    </style:style>
    <style:style style:name="gr474" style:family="graphic" style:parent-style-name="standard" style:list-style-name="L1">
      <style:graphic-properties draw:stroke="none" draw:fill="none" draw:textarea-horizontal-align="center" draw:textarea-vertical-align="middle" draw:auto-grow-height="false" draw:auto-grow-width="false" fo:min-height="3.101cm" fo:min-width="0cm" fo:padding-top="0.13cm" fo:padding-bottom="0.13cm" fo:padding-left="0.25cm" fo:padding-right="0.25cm"/>
    </style:style>
    <style:style style:name="gr475" style:family="graphic" style:parent-style-name="standard" style:list-style-name="L1">
      <style:graphic-properties draw:stroke="none" draw:fill="none" draw:textarea-horizontal-align="center" draw:textarea-vertical-align="middle" draw:auto-grow-height="false" draw:auto-grow-width="false" fo:min-height="2.62cm" fo:min-width="0cm" fo:padding-top="0.13cm" fo:padding-bottom="0.13cm" fo:padding-left="0.25cm" fo:padding-right="0.25cm"/>
    </style:style>
    <style:style style:name="gr476" style:family="graphic" style:parent-style-name="standard" style:list-style-name="L1">
      <style:graphic-properties draw:stroke="none" draw:fill="none" draw:textarea-horizontal-align="center" draw:textarea-vertical-align="middle" draw:auto-grow-height="false" draw:auto-grow-width="false" fo:min-height="3.022cm" fo:min-width="0cm" fo:padding-top="0.13cm" fo:padding-bottom="0.13cm" fo:padding-left="0.25cm" fo:padding-right="0.25cm"/>
    </style:style>
    <style:style style:name="gr477" style:family="graphic" style:parent-style-name="objectwithoutfill">
      <style:graphic-properties draw:marker-end="Arrow" draw:marker-end-width="0.3cm" draw:fill="none" draw:textarea-horizontal-align="center" draw:textarea-vertical-align="middle"/>
    </style:style>
    <style:style style:name="gr478" style:family="graphic" style:parent-style-name="standard">
      <style:graphic-properties draw:stroke="none" draw:fill="none" draw:textarea-horizontal-align="justify" draw:textarea-vertical-align="middle" draw:auto-grow-height="false" draw:auto-grow-width="false" fo:min-height="5.959cm" fo:min-width="0cm" fo:padding-top="0.13cm" fo:padding-bottom="0.13cm" fo:padding-left="0.25cm" fo:padding-right="0.25cm"/>
    </style:style>
    <style:style style:name="gr479" style:family="graphic" style:parent-style-name="standard">
      <style:graphic-properties draw:stroke="none" draw:fill="none" draw:fill-color="#ffffff" draw:textarea-horizontal-align="justify" draw:textarea-vertical-align="middle" draw:auto-grow-height="true" draw:auto-grow-width="true" fo:min-height="4.98cm" fo:min-width="0cm" fo:padding-top="0.13cm" fo:padding-bottom="0.13cm" fo:padding-left="0.25cm" fo:padding-right="0.25cm" draw:shadow="hidden" draw:shadow-color="#808080"/>
    </style:style>
    <style:style style:name="gr480" style:family="graphic" style:parent-style-name="standard">
      <style:graphic-properties draw:stroke="none" draw:fill="none" draw:textarea-horizontal-align="justify" draw:textarea-vertical-align="middle" draw:auto-grow-height="false" draw:auto-grow-width="false" fo:min-height="3.265cm" fo:min-width="0cm" fo:padding-top="0.13cm" fo:padding-bottom="0.13cm" fo:padding-left="0.25cm" fo:padding-right="0.25cm"/>
    </style:style>
    <style:style style:name="gr481" style:family="graphic" style:parent-style-name="standard">
      <style:graphic-properties draw:stroke="none" draw:fill="none" draw:textarea-horizontal-align="justify" draw:textarea-vertical-align="middle" draw:auto-grow-height="false" draw:auto-grow-width="false" fo:min-height="3.463cm" fo:min-width="0cm" fo:padding-top="0.13cm" fo:padding-bottom="0.13cm" fo:padding-left="0.25cm" fo:padding-right="0.25cm"/>
    </style:style>
    <style:style style:name="gr482" style:family="graphic" style:parent-style-name="standard">
      <style:graphic-properties draw:stroke="none" draw:fill="none" draw:textarea-horizontal-align="justify" draw:textarea-vertical-align="middle" draw:auto-grow-height="false" draw:auto-grow-width="false" fo:min-height="1.183cm" fo:min-width="0cm" fo:padding-top="0.13cm" fo:padding-bottom="0.13cm" fo:padding-left="0.25cm" fo:padding-right="0.25cm"/>
    </style:style>
    <style:style style:name="gr483" style:family="graphic" style:parent-style-name="standard">
      <style:graphic-properties draw:stroke="none" draw:fill="none" fo:min-height="1.48cm"/>
    </style:style>
    <style:style style:name="gr484" style:family="graphic" style:parent-style-name="standard" style:list-style-name="L1">
      <style:graphic-properties draw:stroke="none" draw:fill="none" draw:textarea-horizontal-align="center" draw:textarea-vertical-align="middle" draw:auto-grow-height="false" draw:auto-grow-width="false" fo:min-height="3.105cm" fo:min-width="0cm" fo:padding-top="0.13cm" fo:padding-bottom="0.13cm" fo:padding-left="0.25cm" fo:padding-right="0.25cm"/>
    </style:style>
    <style:style style:name="gr485" style:family="graphic" style:parent-style-name="standard" style:list-style-name="L1">
      <style:graphic-properties draw:stroke="none" draw:fill="none" draw:textarea-horizontal-align="center" draw:textarea-vertical-align="middle" draw:auto-grow-height="false" draw:auto-grow-width="false" fo:min-height="3.705cm" fo:min-width="0cm" fo:padding-top="0.13cm" fo:padding-bottom="0.13cm" fo:padding-left="0.25cm" fo:padding-right="0.25cm"/>
    </style:style>
    <style:style style:name="gr486" style:family="graphic" style:parent-style-name="standard" style:list-style-name="L1">
      <style:graphic-properties draw:stroke="none" draw:fill="none" draw:textarea-horizontal-align="center" draw:textarea-vertical-align="middle" draw:auto-grow-height="false" draw:auto-grow-width="false" fo:min-height="2.779cm" fo:min-width="0cm" fo:padding-top="0.13cm" fo:padding-bottom="0.13cm" fo:padding-left="0.25cm" fo:padding-right="0.25cm"/>
    </style:style>
    <style:style style:name="gr487" style:family="graphic" style:parent-style-name="standard" style:list-style-name="L1">
      <style:graphic-properties draw:stroke="none" draw:fill="none" draw:textarea-horizontal-align="center" draw:textarea-vertical-align="middle" draw:auto-grow-height="false" draw:auto-grow-width="false" fo:min-height="3.101cm" fo:min-width="0cm" fo:padding-top="0.13cm" fo:padding-bottom="0.13cm" fo:padding-left="0.25cm" fo:padding-right="0.25cm"/>
    </style:style>
    <style:style style:name="gr488" style:family="graphic" style:parent-style-name="standard" style:list-style-name="L1">
      <style:graphic-properties draw:stroke="none" draw:fill="none" draw:textarea-horizontal-align="center" draw:textarea-vertical-align="middle" draw:auto-grow-height="false" draw:auto-grow-width="false" fo:min-height="2.62cm" fo:min-width="0cm" fo:padding-top="0.13cm" fo:padding-bottom="0.13cm" fo:padding-left="0.25cm" fo:padding-right="0.25cm"/>
    </style:style>
    <style:style style:name="gr489" style:family="graphic" style:parent-style-name="standard" style:list-style-name="L1">
      <style:graphic-properties draw:stroke="none" draw:fill="none" draw:textarea-horizontal-align="center" draw:textarea-vertical-align="middle" draw:auto-grow-height="false" draw:auto-grow-width="false" fo:min-height="3.022cm" fo:min-width="0cm" fo:padding-top="0.13cm" fo:padding-bottom="0.13cm" fo:padding-left="0.25cm" fo:padding-right="0.25cm"/>
    </style:style>
    <style:style style:name="gr490" style:family="graphic" style:parent-style-name="standard" style:list-style-name="L1">
      <style:graphic-properties draw:stroke="none" draw:fill="none" draw:textarea-horizontal-align="center" draw:textarea-vertical-align="middle" draw:auto-grow-height="false" draw:auto-grow-width="false" fo:min-height="3.105cm" fo:min-width="0cm" fo:padding-top="0.13cm" fo:padding-bottom="0.13cm" fo:padding-left="0.25cm" fo:padding-right="0.25cm"/>
    </style:style>
    <style:style style:name="gr491" style:family="graphic" style:parent-style-name="standard" style:list-style-name="L1">
      <style:graphic-properties draw:stroke="none" draw:fill="none" draw:textarea-horizontal-align="center" draw:textarea-vertical-align="middle" draw:auto-grow-height="false" draw:auto-grow-width="false" fo:min-height="3.705cm" fo:min-width="0cm" fo:padding-top="0.13cm" fo:padding-bottom="0.13cm" fo:padding-left="0.25cm" fo:padding-right="0.25cm"/>
    </style:style>
    <style:style style:name="gr492" style:family="graphic" style:parent-style-name="standard" style:list-style-name="L1">
      <style:graphic-properties draw:stroke="none" draw:fill="none" draw:textarea-horizontal-align="center" draw:textarea-vertical-align="middle" draw:auto-grow-height="false" draw:auto-grow-width="false" fo:min-height="2.779cm" fo:min-width="0cm" fo:padding-top="0.13cm" fo:padding-bottom="0.13cm" fo:padding-left="0.25cm" fo:padding-right="0.25cm"/>
    </style:style>
    <style:style style:name="gr493" style:family="graphic" style:parent-style-name="standard" style:list-style-name="L1">
      <style:graphic-properties draw:stroke="none" draw:fill="none" draw:textarea-horizontal-align="center" draw:textarea-vertical-align="middle" draw:auto-grow-height="false" draw:auto-grow-width="false" fo:min-height="3.101cm" fo:min-width="0cm" fo:padding-top="0.13cm" fo:padding-bottom="0.13cm" fo:padding-left="0.25cm" fo:padding-right="0.25cm"/>
    </style:style>
    <style:style style:name="gr494" style:family="graphic" style:parent-style-name="standard" style:list-style-name="L1">
      <style:graphic-properties draw:stroke="none" draw:fill="none" draw:textarea-horizontal-align="center" draw:textarea-vertical-align="middle" draw:auto-grow-height="false" draw:auto-grow-width="false" fo:min-height="2.62cm" fo:min-width="0cm" fo:padding-top="0.13cm" fo:padding-bottom="0.13cm" fo:padding-left="0.25cm" fo:padding-right="0.25cm"/>
    </style:style>
    <style:style style:name="gr495" style:family="graphic" style:parent-style-name="standard" style:list-style-name="L1">
      <style:graphic-properties draw:stroke="none" draw:fill="none" draw:textarea-horizontal-align="center" draw:textarea-vertical-align="middle" draw:auto-grow-height="false" draw:auto-grow-width="false" fo:min-height="3.022cm" fo:min-width="0cm" fo:padding-top="0.13cm" fo:padding-bottom="0.13cm" fo:padding-left="0.25cm" fo:padding-right="0.25cm"/>
    </style:style>
    <style:style style:name="gr496" style:family="graphic" style:parent-style-name="standard" style:list-style-name="L1">
      <style:graphic-properties draw:stroke="none" draw:fill="none" draw:textarea-horizontal-align="center" draw:textarea-vertical-align="middle" draw:auto-grow-height="false" draw:auto-grow-width="false" fo:min-height="3.105cm" fo:min-width="0cm" fo:padding-top="0.13cm" fo:padding-bottom="0.13cm" fo:padding-left="0.25cm" fo:padding-right="0.25cm"/>
    </style:style>
    <style:style style:name="gr497" style:family="graphic" style:parent-style-name="standard" style:list-style-name="L1">
      <style:graphic-properties draw:stroke="none" draw:fill="none" draw:textarea-horizontal-align="center" draw:textarea-vertical-align="middle" draw:auto-grow-height="false" draw:auto-grow-width="false" fo:min-height="3.705cm" fo:min-width="0cm" fo:padding-top="0.13cm" fo:padding-bottom="0.13cm" fo:padding-left="0.25cm" fo:padding-right="0.25cm"/>
    </style:style>
    <style:style style:name="gr498" style:family="graphic" style:parent-style-name="standard" style:list-style-name="L1">
      <style:graphic-properties draw:stroke="none" draw:fill="none" draw:textarea-horizontal-align="center" draw:textarea-vertical-align="middle" draw:auto-grow-height="false" draw:auto-grow-width="false" fo:min-height="2.779cm" fo:min-width="0cm" fo:padding-top="0.13cm" fo:padding-bottom="0.13cm" fo:padding-left="0.25cm" fo:padding-right="0.25cm"/>
    </style:style>
    <style:style style:name="gr499" style:family="graphic" style:parent-style-name="standard" style:list-style-name="L1">
      <style:graphic-properties draw:stroke="none" draw:fill="none" draw:textarea-horizontal-align="center" draw:textarea-vertical-align="middle" draw:auto-grow-height="false" draw:auto-grow-width="false" fo:min-height="3.101cm" fo:min-width="0cm" fo:padding-top="0.13cm" fo:padding-bottom="0.13cm" fo:padding-left="0.25cm" fo:padding-right="0.25cm"/>
    </style:style>
    <style:style style:name="gr500" style:family="graphic" style:parent-style-name="standard" style:list-style-name="L1">
      <style:graphic-properties draw:stroke="none" draw:fill="none" draw:textarea-horizontal-align="center" draw:textarea-vertical-align="middle" draw:auto-grow-height="false" draw:auto-grow-width="false" fo:min-height="2.62cm" fo:min-width="0cm" fo:padding-top="0.13cm" fo:padding-bottom="0.13cm" fo:padding-left="0.25cm" fo:padding-right="0.25cm"/>
    </style:style>
    <style:style style:name="gr501" style:family="graphic" style:parent-style-name="standard" style:list-style-name="L1">
      <style:graphic-properties draw:stroke="none" draw:fill="none" draw:textarea-horizontal-align="center" draw:textarea-vertical-align="middle" draw:auto-grow-height="false" draw:auto-grow-width="false" fo:min-height="3.022cm" fo:min-width="0cm" fo:padding-top="0.13cm" fo:padding-bottom="0.13cm" fo:padding-left="0.25cm" fo:padding-right="0.25cm"/>
    </style:style>
    <style:style style:name="gr502" style:family="graphic" style:parent-style-name="standard">
      <style:graphic-properties draw:stroke="none" draw:fill="none" draw:textarea-horizontal-align="justify" draw:textarea-vertical-align="middle" draw:auto-grow-height="false" draw:auto-grow-width="false" fo:min-height="1.646cm" fo:min-width="0cm" fo:padding-top="0.13cm" fo:padding-bottom="0.13cm" fo:padding-left="0.25cm" fo:padding-right="0.25cm"/>
    </style:style>
    <style:style style:name="gr503" style:family="graphic" style:parent-style-name="standard">
      <style:graphic-properties draw:stroke="none" draw:fill="none" draw:textarea-horizontal-align="justify" draw:textarea-vertical-align="middle" draw:auto-grow-height="false" draw:auto-grow-width="false" fo:min-height="3.974cm" fo:min-width="0cm" fo:padding-top="0.13cm" fo:padding-bottom="0.13cm" fo:padding-left="0.25cm" fo:padding-right="0.25cm"/>
    </style:style>
    <style:style style:name="gr504" style:family="graphic" style:parent-style-name="standard">
      <style:graphic-properties draw:stroke="none" draw:fill="none" draw:fill-color="#ffffff" draw:textarea-horizontal-align="justify" draw:textarea-vertical-align="middle" draw:auto-grow-height="true" draw:auto-grow-width="true" fo:min-height="0.676cm" fo:min-width="0cm" fo:padding-top="0.13cm" fo:padding-bottom="0.13cm" fo:padding-left="0.25cm" fo:padding-right="0.25cm" draw:shadow="hidden" draw:shadow-color="#808080"/>
    </style:style>
    <style:style style:name="gr505" style:family="graphic" style:parent-style-name="standard">
      <style:graphic-properties draw:stroke="dash" draw:stroke-dash="Dashed_20__28_var_29__20_4" svg:stroke-width="0.026cm" svg:stroke-color="#000000" svg:stroke-opacity="100%" draw:fill="none" draw:fill-color="#ffffff" draw:textarea-horizontal-align="center" draw:textarea-vertical-align="middle" fo:padding-top="0.013cm" fo:padding-bottom="0.013cm" fo:padding-left="0.013cm" fo:padding-right="0.013cm" draw:shadow="hidden" draw:shadow-offset-x="0.071cm" draw:shadow-offset-y="0.071cm" draw:shadow-color="#808080" draw:shadow-opacity="0%"/>
    </style:style>
    <style:style style:name="gr506" style:family="graphic" style:parent-style-name="standard">
      <style:graphic-properties draw:stroke="none" draw:fill="none" draw:textarea-horizontal-align="justify" draw:textarea-vertical-align="middle" draw:auto-grow-height="false" draw:auto-grow-width="false" fo:min-height="1.222cm" fo:min-width="0cm" fo:padding-top="0.13cm" fo:padding-bottom="0.13cm" fo:padding-left="0.25cm" fo:padding-right="0.25cm"/>
    </style:style>
    <style:style style:name="gr507" style:family="graphic" style:parent-style-name="standard">
      <style:graphic-properties draw:stroke="none" draw:fill="none" draw:textarea-horizontal-align="justify" draw:textarea-vertical-align="middle" draw:auto-grow-height="false" draw:auto-grow-width="false" fo:min-height="1.223cm" fo:min-width="0cm" fo:padding-top="0.13cm" fo:padding-bottom="0.13cm" fo:padding-left="0.25cm" fo:padding-right="0.25cm"/>
    </style:style>
    <style:style style:name="gr508" style:family="graphic" style:parent-style-name="standard">
      <style:graphic-properties draw:stroke="none" draw:fill="none" draw:fill-color="#ffffff" draw:textarea-horizontal-align="left" draw:textarea-vertical-align="middle" draw:auto-grow-height="true" draw:auto-grow-width="true" fo:min-height="1.721cm" fo:min-width="0cm" fo:padding-top="0.13cm" fo:padding-bottom="0.13cm" fo:padding-left="0.25cm" fo:padding-right="0.25cm" draw:shadow="hidden" draw:shadow-color="#808080"/>
    </style:style>
    <style:style style:name="gr509" style:family="graphic" style:parent-style-name="standard">
      <style:graphic-properties draw:stroke="solid" svg:stroke-width="0.053cm" svg:stroke-color="#000000" draw:fill="none" draw:fill-color="#ffffff" draw:textarea-horizontal-align="center" draw:textarea-vertical-align="middle" fo:min-height="1.495cm" fo:padding-top="0.026cm" fo:padding-bottom="0.026cm" fo:padding-left="0.026cm" fo:padding-right="0.026cm" draw:shadow="hidden" draw:shadow-color="#808080"/>
    </style:style>
    <style:style style:name="gr510" style:family="graphic" style:parent-style-name="standard">
      <style:graphic-properties draw:stroke="none" draw:fill="none" draw:textarea-horizontal-align="justify" draw:textarea-vertical-align="middle" draw:auto-grow-height="true" draw:auto-grow-width="true" fo:min-height="1.235cm" fo:min-width="0cm" fo:padding-top="0.13cm" fo:padding-bottom="0.13cm" fo:padding-left="0.25cm" fo:padding-right="0.25cm"/>
    </style:style>
    <style:style style:name="gr511" style:family="graphic" style:parent-style-name="standard">
      <style:graphic-properties draw:stroke="none" draw:fill="none" draw:textarea-horizontal-align="justify" draw:textarea-vertical-align="middle" draw:auto-grow-height="false" draw:auto-grow-width="false" fo:min-height="3.975cm" fo:min-width="0cm" fo:padding-top="0.13cm" fo:padding-bottom="0.13cm" fo:padding-left="0.25cm" fo:padding-right="0.25cm"/>
    </style:style>
    <style:style style:name="gr512" style:family="graphic" style:parent-style-name="standard">
      <style:graphic-properties draw:stroke="solid" svg:stroke-width="0.053cm" svg:stroke-color="#000000" draw:fill="none" draw:fill-color="#ffffff" draw:textarea-horizontal-align="center" draw:textarea-vertical-align="middle" fo:min-height="1.496cm" fo:padding-top="0.026cm" fo:padding-bottom="0.026cm" fo:padding-left="0.026cm" fo:padding-right="0.026cm" draw:shadow="hidden" draw:shadow-color="#808080"/>
    </style:style>
    <style:style style:name="gr513" style:family="graphic" style:parent-style-name="standard">
      <style:graphic-properties draw:stroke="none" draw:fill="none" draw:textarea-horizontal-align="justify" draw:textarea-vertical-align="middle" draw:auto-grow-height="true" draw:auto-grow-width="true" fo:min-height="1.236cm" fo:min-width="0cm" fo:padding-top="0.13cm" fo:padding-bottom="0.13cm" fo:padding-left="0.25cm" fo:padding-right="0.25cm"/>
    </style:style>
    <style:style style:name="gr514" style:family="graphic" style:parent-style-name="standard">
      <style:graphic-properties draw:stroke="solid" svg:stroke-width="0.026cm" svg:stroke-color="#3333cc"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style:style>
    <style:style style:name="gr515" style:family="graphic" style:parent-style-name="standard">
      <style:graphic-properties draw:stroke="solid" svg:stroke-width="0.026cm" svg:stroke-color="#008000" draw:fill="solid" draw:fill-color="#ffffff" draw:textarea-horizontal-align="center" draw:textarea-vertical-align="middle" fo:padding-top="0.013cm" fo:padding-bottom="0.013cm" fo:padding-left="0.013cm" fo:padding-right="0.013cm" draw:shadow="hidden" draw:shadow-color="#808080"/>
    </style:style>
    <style:style style:name="gr516" style:family="graphic" style:parent-style-name="standard">
      <style:graphic-properties draw:stroke="solid" svg:stroke-width="0.026cm" svg:stroke-color="#008000"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style:style>
    <style:style style:name="gr517" style:family="graphic" style:parent-style-name="standard">
      <style:graphic-properties draw:stroke="solid" svg:stroke-width="0.106cm" svg:stroke-color="#008000" svg:stroke-opacity="100%" draw:fill="none" draw:fill-color="#ffffff" draw:textarea-horizontal-align="center" draw:textarea-vertical-align="middle" fo:padding-top="0.053cm" fo:padding-bottom="0.053cm" fo:padding-left="0.053cm" fo:padding-right="0.053cm" draw:shadow="hidden" draw:shadow-offset-x="0.071cm" draw:shadow-offset-y="0.071cm" draw:shadow-color="#808080" draw:shadow-opacity="0%"/>
    </style:style>
    <style:style style:name="gr518" style:family="graphic" style:parent-style-name="standard">
      <style:graphic-properties draw:stroke="solid" svg:stroke-width="0.079cm" svg:stroke-color="#ff0000" draw:marker-end="Arrowheads_20_6" draw:marker-end-width="0.237cm" draw:marker-end-center="false" draw:fill="none" draw:fill-color="#ffffff" draw:textarea-horizontal-align="center" draw:textarea-vertical-align="middle" fo:padding-top="0.039cm" fo:padding-bottom="0.039cm" fo:padding-left="0.039cm" fo:padding-right="0.039cm" draw:shadow="hidden" draw:shadow-color="#808080"/>
    </style:style>
    <style:style style:name="gr519" style:family="graphic" style:parent-style-name="standard">
      <style:graphic-properties draw:stroke="solid" svg:stroke-width="0.079cm" svg:stroke-color="#ff0000" draw:marker-end="Arrowheads_20_7" draw:marker-end-width="0.237cm" draw:marker-end-center="false" draw:fill="none" draw:fill-color="#ffffff" draw:textarea-horizontal-align="center" draw:textarea-vertical-align="middle" fo:padding-top="0.039cm" fo:padding-bottom="0.039cm" fo:padding-left="0.039cm" fo:padding-right="0.039cm" draw:shadow="hidden" draw:shadow-color="#808080"/>
    </style:style>
    <style:style style:name="gr520" style:family="graphic" style:parent-style-name="standard">
      <style:graphic-properties draw:stroke="none" draw:fill="none" draw:textarea-horizontal-align="justify" draw:textarea-vertical-align="middle" draw:auto-grow-height="false" draw:auto-grow-width="false" fo:min-height="3.128cm" fo:min-width="0cm" fo:padding-top="0.13cm" fo:padding-bottom="0.13cm" fo:padding-left="0.25cm" fo:padding-right="0.25cm"/>
    </style:style>
    <style:style style:name="gr521" style:family="graphic" style:parent-style-name="standard">
      <style:graphic-properties draw:stroke="none" draw:fill="none" draw:textarea-horizontal-align="justify" draw:textarea-vertical-align="middle" draw:auto-grow-height="false" draw:auto-grow-width="false" fo:min-height="3.127cm" fo:min-width="0cm" fo:padding-top="0.13cm" fo:padding-bottom="0.13cm" fo:padding-left="0.25cm" fo:padding-right="0.25cm"/>
    </style:style>
    <style:style style:name="gr522" style:family="graphic" style:parent-style-name="standard">
      <style:graphic-properties draw:stroke="solid" svg:stroke-width="0.026cm" svg:stroke-color="#3333cc" draw:fill="solid" draw:fill-color="#ffffff" draw:textarea-horizontal-align="center" draw:textarea-vertical-align="middle" fo:padding-top="0.013cm" fo:padding-bottom="0.013cm" fo:padding-left="0.013cm" fo:padding-right="0.013cm" draw:shadow="hidden" draw:shadow-color="#808080"/>
    </style:style>
    <style:style style:name="gr523" style:family="graphic" style:parent-style-name="standard">
      <style:graphic-properties draw:stroke="solid" svg:stroke-width="0.053cm" svg:stroke-color="#000000" draw:fill="none" draw:fill-color="#ffffff" draw:textarea-horizontal-align="center" draw:textarea-vertical-align="middle" fo:min-height="1.836cm" fo:padding-top="0.026cm" fo:padding-bottom="0.026cm" fo:padding-left="0.026cm" fo:padding-right="0.026cm" draw:shadow="hidden" draw:shadow-color="#808080"/>
    </style:style>
    <style:style style:name="gr524" style:family="graphic" style:parent-style-name="standard">
      <style:graphic-properties draw:stroke="none" draw:fill="none" draw:textarea-horizontal-align="justify" draw:textarea-vertical-align="middle" draw:auto-grow-height="true" draw:auto-grow-width="true" fo:min-height="1.576cm" fo:min-width="0cm" fo:padding-top="0.13cm" fo:padding-bottom="0.13cm" fo:padding-left="0.25cm" fo:padding-right="0.25cm"/>
    </style:style>
    <style:style style:name="gr525" style:family="graphic" style:parent-style-name="standard">
      <style:graphic-properties draw:stroke="none" draw:fill="none" draw:textarea-horizontal-align="justify" draw:textarea-vertical-align="middle" draw:auto-grow-height="false" draw:auto-grow-width="false" fo:min-height="2.07cm" fo:min-width="0cm" fo:padding-top="0.13cm" fo:padding-bottom="0.13cm" fo:padding-left="0.25cm" fo:padding-right="0.25cm"/>
    </style:style>
    <style:style style:name="gr526" style:family="graphic" style:parent-style-name="standard">
      <style:graphic-properties draw:stroke="none" draw:fill="none" draw:textarea-horizontal-align="justify" draw:textarea-vertical-align="middle" draw:auto-grow-height="false" draw:auto-grow-width="false" fo:min-height="2.069cm" fo:min-width="0cm" fo:padding-top="0.13cm" fo:padding-bottom="0.13cm" fo:padding-left="0.25cm" fo:padding-right="0.25cm"/>
    </style:style>
    <style:style style:name="gr527" style:family="graphic" style:parent-style-name="standard">
      <style:graphic-properties draw:stroke="none" draw:fill="none" draw:textarea-horizontal-align="justify" draw:textarea-vertical-align="middle" draw:auto-grow-height="false" draw:auto-grow-width="false" fo:min-height="2.951cm" fo:min-width="0cm" fo:padding-top="0.13cm" fo:padding-bottom="0.13cm" fo:padding-left="0.25cm" fo:padding-right="0.25cm"/>
    </style:style>
    <style:style style:name="gr528" style:family="graphic" style:parent-style-name="standard">
      <style:graphic-properties draw:stroke="none" draw:fill="none" draw:textarea-horizontal-align="justify" draw:textarea-vertical-align="middle" draw:auto-grow-height="false" draw:auto-grow-width="false" fo:min-height="4.821cm" fo:min-width="0cm" fo:padding-top="0.13cm" fo:padding-bottom="0.13cm" fo:padding-left="0.25cm" fo:padding-right="0.25cm"/>
    </style:style>
    <style:style style:name="gr529" style:family="graphic" style:parent-style-name="standard">
      <style:graphic-properties draw:stroke="solid" svg:stroke-width="0.079cm" svg:stroke-color="#008000" draw:marker-start-width="0.237cm" draw:marker-start-center="false" draw:marker-end="Arrowheads_20_8" draw:marker-end-width="0.237cm" draw:marker-end-center="false" svg:stroke-opacity="100%" draw:fill="none" draw:fill-color="#ffffff" draw:textarea-horizontal-align="center" draw:textarea-vertical-align="middle" fo:padding-top="0.039cm" fo:padding-bottom="0.039cm" fo:padding-left="0.039cm" fo:padding-right="0.039cm" draw:shadow="hidden" draw:shadow-offset-x="0.071cm" draw:shadow-offset-y="0.071cm" draw:shadow-color="#808080" draw:shadow-opacity="0%"/>
    </style:style>
    <style:style style:name="gr530" style:family="graphic" style:parent-style-name="standard">
      <style:graphic-properties draw:stroke="solid" svg:stroke-width="0.079cm" svg:stroke-color="#008000" draw:marker-start-width="0.237cm" draw:marker-start-center="false" draw:marker-end="Arrowheads_20_9" draw:marker-end-width="0.237cm" draw:marker-end-center="false" svg:stroke-opacity="100%" draw:fill="none" draw:fill-color="#ffffff" draw:textarea-horizontal-align="center" draw:textarea-vertical-align="middle" fo:padding-top="0.039cm" fo:padding-bottom="0.039cm" fo:padding-left="0.039cm" fo:padding-right="0.039cm" draw:shadow="hidden" draw:shadow-offset-x="0.071cm" draw:shadow-offset-y="0.071cm" draw:shadow-color="#808080" draw:shadow-opacity="0%"/>
    </style:style>
    <style:style style:name="gr531" style:family="graphic" style:parent-style-name="standard">
      <style:graphic-properties draw:stroke="solid" svg:stroke-width="0.079cm" svg:stroke-color="#ff0000" draw:marker-start-width="0.237cm" draw:marker-start-center="false" draw:marker-end="Arrowheads_20_10" draw:marker-end-width="0.237cm" draw:marker-end-center="false" svg:stroke-opacity="100%" draw:fill="none" draw:fill-color="#ffffff" draw:textarea-horizontal-align="center" draw:textarea-vertical-align="middle" fo:padding-top="0.039cm" fo:padding-bottom="0.039cm" fo:padding-left="0.039cm" fo:padding-right="0.039cm" draw:shadow="hidden" draw:shadow-offset-x="0.071cm" draw:shadow-offset-y="0.071cm" draw:shadow-color="#808080" draw:shadow-opacity="0%"/>
    </style:style>
    <style:style style:name="gr532" style:family="graphic" style:parent-style-name="standard">
      <style:graphic-properties draw:stroke="none" draw:fill="none" draw:textarea-horizontal-align="justify" draw:textarea-vertical-align="middle" draw:auto-grow-height="false" draw:auto-grow-width="false" fo:min-height="2.704cm" fo:min-width="0cm" fo:padding-top="0.13cm" fo:padding-bottom="0.13cm" fo:padding-left="0.25cm" fo:padding-right="0.25cm"/>
    </style:style>
    <style:style style:name="gr533" style:family="graphic" style:parent-style-name="standard">
      <style:graphic-properties draw:stroke="solid" svg:stroke-width="0.106cm" svg:stroke-color="#3333cc" svg:stroke-opacity="100%" draw:fill="none" draw:fill-color="#ffffff" draw:textarea-horizontal-align="center" draw:textarea-vertical-align="middle" fo:padding-top="0.053cm" fo:padding-bottom="0.053cm" fo:padding-left="0.053cm" fo:padding-right="0.053cm" draw:shadow="hidden" draw:shadow-offset-x="0.071cm" draw:shadow-offset-y="0.071cm" draw:shadow-color="#808080" draw:shadow-opacity="0%"/>
    </style:style>
    <style:style style:name="gr534" style:family="graphic" style:parent-style-name="standard">
      <style:graphic-properties draw:stroke="dash" draw:stroke-dash="Dashed_20__28_var_29__20_5" svg:stroke-width="0.053cm" svg:stroke-color="#3333cc" svg:stroke-opacity="100%" draw:fill="none" draw:fill-color="#ffffff" draw:textarea-horizontal-align="center" draw:textarea-vertical-align="middle" fo:padding-top="0.026cm" fo:padding-bottom="0.026cm" fo:padding-left="0.026cm" fo:padding-right="0.026cm" draw:shadow="hidden" draw:shadow-offset-x="0.071cm" draw:shadow-offset-y="0.071cm" draw:shadow-color="#808080" draw:shadow-opacity="0%"/>
    </style:style>
    <style:style style:name="gr535" style:family="graphic" style:parent-style-name="standard">
      <style:graphic-properties draw:stroke="solid" svg:stroke-width="0.079cm" svg:stroke-color="#000000" draw:fill="solid" draw:fill-color="#ffffff" draw:textarea-horizontal-align="center" draw:textarea-vertical-align="middle" fo:padding-top="0.039cm" fo:padding-bottom="0.039cm" fo:padding-left="0.039cm" fo:padding-right="0.039cm" draw:shadow="hidden" draw:shadow-color="#808080"/>
    </style:style>
    <style:style style:name="gr536" style:family="graphic" style:parent-style-name="standard">
      <style:graphic-properties draw:stroke="none" draw:fill="none" draw:textarea-horizontal-align="justify" draw:textarea-vertical-align="middle" draw:auto-grow-height="false" draw:auto-grow-width="false" fo:min-height="1.858cm" fo:min-width="0cm" fo:padding-top="0.13cm" fo:padding-bottom="0.13cm" fo:padding-left="0.25cm" fo:padding-right="0.25cm"/>
    </style:style>
    <style:style style:name="gr537" style:family="graphic" style:parent-style-name="standard">
      <style:graphic-properties draw:stroke="none" draw:fill="none" draw:fill-color="#ffffff" draw:textarea-horizontal-align="justify" draw:textarea-vertical-align="middle" draw:auto-grow-height="true" draw:auto-grow-width="true" fo:min-height="2.837cm" fo:min-width="0cm" fo:padding-top="0.13cm" fo:padding-bottom="0.13cm" fo:padding-left="0.25cm" fo:padding-right="0.25cm" draw:shadow="hidden" draw:shadow-color="#808080"/>
    </style:style>
    <style:style style:name="gr538" style:family="graphic" style:parent-style-name="standard">
      <style:graphic-properties draw:stroke="dash" draw:stroke-dash="Dashed_20__28_var_29__20_6"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39" style:family="graphic" style:parent-style-name="standard">
      <style:graphic-properties draw:stroke="dash" draw:stroke-dash="Dashed_20__28_var_29__20_7"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40" style:family="graphic" style:parent-style-name="standard">
      <style:graphic-properties draw:stroke="dash" draw:stroke-dash="Dashed_20__28_var_29__20_8" svg:stroke-width="0.026cm" svg:stroke-color="#000000"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style:style>
    <style:style style:name="gr541" style:family="graphic" style:parent-style-name="standard">
      <style:graphic-properties draw:stroke="dash" draw:stroke-dash="Dashed_20__28_var_29__20_9"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42" style:family="graphic" style:parent-style-name="standard">
      <style:graphic-properties draw:stroke="dash" draw:stroke-dash="Dashed_20__28_var_29__20_10"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43" style:family="graphic" style:parent-style-name="standard">
      <style:graphic-properties draw:stroke="dash" draw:stroke-dash="Dashed_20__28_var_29__20_11" svg:stroke-width="0.026cm" svg:stroke-color="#000000"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style:style>
    <style:style style:name="gr544" style:family="graphic" style:parent-style-name="standard">
      <style:graphic-properties draw:stroke="none" draw:fill="none" draw:fill-color="#ffffff" draw:textarea-horizontal-align="justify" draw:textarea-vertical-align="middle" draw:auto-grow-height="true" draw:auto-grow-width="true" fo:min-height="1.677cm" fo:min-width="0cm" fo:padding-top="0.13cm" fo:padding-bottom="0.13cm" fo:padding-left="0.25cm" fo:padding-right="0.25cm" draw:shadow="hidden" draw:shadow-color="#808080"/>
    </style:style>
    <style:style style:name="gr545" style:family="graphic" style:parent-style-name="standard">
      <style:graphic-properties draw:stroke="dash" draw:stroke-dash="Dashed_20__28_var_29__20_12"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46" style:family="graphic" style:parent-style-name="standard">
      <style:graphic-properties draw:stroke="dash" draw:stroke-dash="Dashed_20__28_var_29__20_13"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47" style:family="graphic" style:parent-style-name="standard">
      <style:graphic-properties draw:stroke="dash" draw:stroke-dash="Dashed_20__28_var_29__20_14" svg:stroke-width="0.026cm" svg:stroke-color="#000000"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style:style>
    <style:style style:name="gr548" style:family="graphic" style:parent-style-name="standard">
      <style:graphic-properties draw:stroke="dash" draw:stroke-dash="Dashed_20__28_var_29__20_15"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49" style:family="graphic" style:parent-style-name="standard">
      <style:graphic-properties draw:stroke="dash" draw:stroke-dash="Dashed_20__28_var_29__20_16"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50" style:family="graphic" style:parent-style-name="standard">
      <style:graphic-properties draw:stroke="dash" draw:stroke-dash="Dashed_20__28_var_29__20_17"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51" style:family="graphic" style:parent-style-name="standard">
      <style:graphic-properties draw:stroke="dash" draw:stroke-dash="Dashed_20__28_var_29__20_18"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52" style:family="graphic" style:parent-style-name="standard">
      <style:graphic-properties draw:stroke="dash" draw:stroke-dash="Dashed_20__28_var_29__20_19"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53" style:family="graphic" style:parent-style-name="standard">
      <style:graphic-properties draw:stroke="dash" draw:stroke-dash="Dashed_20__28_var_29__20_20"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54" style:family="graphic" style:parent-style-name="standard">
      <style:graphic-properties draw:stroke="dash" draw:stroke-dash="Dashed_20__28_var_29__20_21"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55" style:family="graphic" style:parent-style-name="standard">
      <style:graphic-properties draw:stroke="none" draw:fill="none" draw:fill-color="#ffffff" draw:textarea-horizontal-align="justify" draw:textarea-vertical-align="middle" draw:auto-grow-height="true" draw:auto-grow-width="true" fo:min-height="7.1cm" fo:min-width="0cm" fo:padding-top="0.13cm" fo:padding-bottom="0.13cm" fo:padding-left="0.25cm" fo:padding-right="0.25cm" draw:shadow="hidden" draw:shadow-color="#808080"/>
    </style:style>
    <style:style style:name="gr556" style:family="graphic" style:parent-style-name="standard">
      <style:graphic-properties draw:stroke="none" draw:fill="none" draw:fill-color="#ffffff" draw:textarea-horizontal-align="justify" draw:textarea-vertical-align="middle" draw:auto-grow-height="true" draw:auto-grow-width="false" fo:min-height="1.01cm" fo:min-width="0cm" fo:padding-top="0.13cm" fo:padding-bottom="0.13cm" fo:padding-left="0.25cm" fo:padding-right="0.25cm" draw:shadow="hidden" draw:shadow-color="#808080"/>
    </style:style>
    <style:style style:name="gr557" style:family="graphic" style:parent-style-name="standard">
      <style:graphic-properties draw:stroke="dash" draw:stroke-dash="Dashed_20__28_var_29__20_22" svg:stroke-width="0.026cm" svg:stroke-color="#3333cc" draw:fill="none" draw:fill-color="#ffffff" draw:textarea-horizontal-align="center" draw:textarea-vertical-align="middle" fo:padding-top="0.013cm" fo:padding-bottom="0.013cm" fo:padding-left="0.013cm" fo:padding-right="0.013cm" draw:shadow="hidden" draw:shadow-color="#808080"/>
    </style:style>
    <style:style style:name="gr558" style:family="graphic" style:parent-style-name="standard">
      <style:graphic-properties draw:stroke="dash" draw:stroke-dash="Dashed_20__28_var_29__20_23"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59" style:family="graphic" style:parent-style-name="standard">
      <style:graphic-properties draw:stroke="dash" draw:stroke-dash="Dashed_20__28_var_29__20_24"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60" style:family="graphic" style:parent-style-name="standard">
      <style:graphic-properties draw:stroke="dash" draw:stroke-dash="Dashed_20__28_var_29__20_25"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61" style:family="graphic" style:parent-style-name="standard">
      <style:graphic-properties draw:stroke="dash" draw:stroke-dash="Dashed_20__28_var_29__20_26"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62" style:family="graphic" style:parent-style-name="standard">
      <style:graphic-properties draw:stroke="dash" draw:stroke-dash="Dashed_20__28_var_29__20_27"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63" style:family="graphic" style:parent-style-name="standard">
      <style:graphic-properties draw:stroke="none" draw:fill="none" draw:fill-color="#ffffff" draw:textarea-horizontal-align="justify" draw:textarea-vertical-align="middle" draw:auto-grow-height="true" draw:auto-grow-width="true" fo:min-height="4.574cm" fo:min-width="0cm" fo:padding-top="0.13cm" fo:padding-bottom="0.13cm" fo:padding-left="0.25cm" fo:padding-right="0.25cm" draw:shadow="hidden" draw:shadow-color="#808080"/>
    </style:style>
    <style:style style:name="gr564" style:family="graphic" style:parent-style-name="standard">
      <style:graphic-properties draw:stroke="none" draw:fill="none" draw:fill-color="#ffffff" draw:textarea-horizontal-align="justify" draw:textarea-vertical-align="middle" draw:auto-grow-height="true" draw:auto-grow-width="true" fo:min-height="1.354cm" fo:min-width="0cm" fo:padding-top="0.13cm" fo:padding-bottom="0.13cm" fo:padding-left="0.25cm" fo:padding-right="0.25cm" draw:shadow="hidden" draw:shadow-color="#808080"/>
    </style:style>
    <style:style style:name="gr565" style:family="graphic" style:parent-style-name="standard">
      <style:graphic-properties draw:stroke="dash" draw:stroke-dash="Dashed_20__28_var_29__20_28" svg:stroke-width="0.079cm" svg:stroke-color="#ff0000" draw:marker-start-width="0.237cm" draw:marker-start-center="false" draw:marker-end="Arrowheads_20_1" draw:marker-end-width="0.237cm" draw:marker-end-center="false" svg:stroke-opacity="100%" draw:fill="none" draw:fill-color="#ffffff" draw:textarea-horizontal-align="center" draw:textarea-vertical-align="middle" fo:padding-top="0.039cm" fo:padding-bottom="0.039cm" fo:padding-left="0.039cm" fo:padding-right="0.039cm" draw:shadow="hidden" draw:shadow-offset-x="0.071cm" draw:shadow-offset-y="0.071cm" draw:shadow-color="#808080" draw:shadow-opacity="0%"/>
    </style:style>
    <style:style style:name="gr566" style:family="graphic" style:parent-style-name="standard">
      <style:graphic-properties draw:stroke="solid" svg:stroke-width="0.079cm" svg:stroke-color="#000000" draw:marker-start="Arrowheads_20_2" draw:marker-start-width="0.237cm" draw:marker-start-center="false" draw:marker-end-width="0.237cm" draw:marker-end-center="false" svg:stroke-opacity="100%" draw:fill="none" draw:fill-color="#ffffff" draw:textarea-horizontal-align="center" draw:textarea-vertical-align="middle" fo:padding-top="0.039cm" fo:padding-bottom="0.039cm" fo:padding-left="0.039cm" fo:padding-right="0.039cm" draw:shadow="hidden" draw:shadow-offset-x="0.071cm" draw:shadow-offset-y="0.071cm" draw:shadow-color="#808080" draw:shadow-opacity="0%"/>
    </style:style>
    <style:style style:name="gr567" style:family="graphic" style:parent-style-name="standard">
      <style:graphic-properties draw:stroke="dash" draw:stroke-dash="Dashed_20__28_var_29__20_29" svg:stroke-width="0.053cm" svg:stroke-color="#000000" draw:marker-start-width="0.21cm" draw:marker-start-center="false" draw:marker-end="msArrowEnd_20_5" draw:marker-end-width="0.21cm" draw:marker-end-center="false" svg:stroke-opacity="100%" draw:fill="none" draw:fill-color="#ffffff" draw:textarea-horizontal-align="center" draw:textarea-vertical-align="middle" fo:padding-top="0.026cm" fo:padding-bottom="0.026cm" fo:padding-left="0.026cm" fo:padding-right="0.026cm" draw:shadow="hidden" draw:shadow-offset-x="0.071cm" draw:shadow-offset-y="0.071cm" draw:shadow-color="#808080" draw:shadow-opacity="0%"/>
    </style:style>
    <style:style style:name="gr56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69" style:family="graphic" style:parent-style-name="standard">
      <style:graphic-properties draw:stroke="dash" draw:stroke-dash="Dashed_20__28_var_29__20_30"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70" style:family="graphic" style:parent-style-name="standard">
      <style:graphic-properties draw:stroke="dash" draw:stroke-dash="Dashed_20__28_var_29__20_31"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571"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572" style:family="graphic" style:parent-style-name="standard">
      <style:graphic-properties draw:stroke="dash" draw:stroke-dash="Dashed_20__28_var_29__20_32"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573"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574" style:family="graphic" style:parent-style-name="standard">
      <style:graphic-properties draw:stroke="dash" draw:stroke-dash="Dashed_20__28_var_29__20_33"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575"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576" style:family="graphic" style:parent-style-name="standard">
      <style:graphic-properties draw:stroke="dash" draw:stroke-dash="Dashed_20__28_var_29__20_34"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77" style:family="graphic" style:parent-style-name="standard">
      <style:graphic-properties draw:stroke="dash" draw:stroke-dash="Dashed_20__28_var_29__20_35"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78" style:family="graphic" style:parent-style-name="standard">
      <style:graphic-properties draw:stroke="dash" draw:stroke-dash="Dashed_20__28_var_29__20_36"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79" style:family="graphic" style:parent-style-name="standard">
      <style:graphic-properties draw:stroke="dash" draw:stroke-dash="Dashed_20__28_var_29__20_37" svg:stroke-width="0.026cm" svg:stroke-color="#ff0000" draw:fill="solid" draw:fill-color="#ffffff" draw:textarea-horizontal-align="center" draw:textarea-vertical-align="middle" fo:padding-top="0.013cm" fo:padding-bottom="0.013cm" fo:padding-left="0.013cm" fo:padding-right="0.013cm" draw:shadow="hidden" draw:shadow-color="#808080"/>
    </style:style>
    <style:style style:name="gr580" style:family="graphic" style:parent-style-name="standard" style:list-style-name="L7">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581" style:family="graphic" style:parent-style-name="standard">
      <style:graphic-properties draw:stroke="dash" draw:stroke-dash="Dashed_20__28_var_29__20_38" svg:stroke-width="0.026cm" svg:stroke-color="#ff0000" draw:fill="none" draw:fill-color="#ffffff" draw:textarea-horizontal-align="center" draw:textarea-vertical-align="middle" fo:padding-top="0.013cm" fo:padding-bottom="0.013cm" fo:padding-left="0.013cm" fo:padding-right="0.013cm" draw:shadow="hidden" draw:shadow-color="#808080"/>
    </style:style>
    <style:style style:name="gr582" style:family="graphic" style:parent-style-name="standard">
      <style:graphic-properties draw:stroke="dash" draw:stroke-dash="Dashed_20__28_var_29__20_39" svg:stroke-width="0.026cm" svg:stroke-color="#3333cc" draw:fill="solid" draw:fill-color="#ffffff" draw:textarea-horizontal-align="center" draw:textarea-vertical-align="middle" fo:padding-top="0.013cm" fo:padding-bottom="0.013cm" fo:padding-left="0.013cm" fo:padding-right="0.013cm" draw:shadow="hidden" draw:shadow-color="#808080"/>
    </style:style>
    <style:style style:name="gr583" style:family="graphic" style:parent-style-name="standard" style:list-style-name="L6">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584" style:family="graphic" style:parent-style-name="standard">
      <style:graphic-properties draw:stroke="none" draw:fill="none" draw:fill-color="#ffffff" draw:textarea-horizontal-align="justify" draw:textarea-vertical-align="middle" draw:auto-grow-height="true" draw:auto-grow-width="true" fo:min-height="5.924cm" fo:min-width="0cm" fo:padding-top="0.13cm" fo:padding-bottom="0.13cm" fo:padding-left="0.25cm" fo:padding-right="0.25cm" draw:shadow="hidden" draw:shadow-color="#808080"/>
    </style:style>
    <style:style style:name="gr585" style:family="graphic" style:parent-style-name="standard">
      <style:graphic-properties draw:stroke="solid" svg:stroke-width="0.053cm" svg:stroke-color="#3333cc" draw:marker-end="msArrowEnd_20_5" draw:marker-end-width="0.21cm" draw:marker-end-center="false" draw:fill="none" draw:fill-color="#ffffff" draw:textarea-horizontal-align="center" draw:textarea-vertical-align="middle" fo:padding-top="0.026cm" fo:padding-bottom="0.026cm" fo:padding-left="0.026cm" fo:padding-right="0.026cm" draw:shadow="hidden" draw:shadow-color="#808080"/>
    </style:style>
    <style:style style:name="gr586" style:family="graphic" style:parent-style-name="standard">
      <style:graphic-properties draw:stroke="dash" draw:stroke-dash="Dashed_20__28_var_29__20_40" svg:stroke-width="0.026cm" svg:stroke-color="#3333cc" draw:fill="none" draw:fill-color="#ffffff" draw:textarea-horizontal-align="center" draw:textarea-vertical-align="middle" fo:padding-top="0.013cm" fo:padding-bottom="0.013cm" fo:padding-left="0.013cm" fo:padding-right="0.013cm" draw:shadow="hidden" draw:shadow-color="#808080"/>
    </style:style>
    <style:style style:name="gr587" style:family="graphic" style:parent-style-name="standard">
      <style:graphic-properties draw:stroke="dash" draw:stroke-dash="Dashed_20__28_var_29__20_41" svg:stroke-width="0.026cm" svg:stroke-color="#3333cc" draw:fill="none" draw:fill-color="#ffffff" draw:textarea-horizontal-align="center" draw:textarea-vertical-align="middle" fo:padding-top="0.013cm" fo:padding-bottom="0.013cm" fo:padding-left="0.013cm" fo:padding-right="0.013cm" draw:shadow="hidden" draw:shadow-color="#808080"/>
    </style:style>
    <style:style style:name="gr588" style:family="graphic" style:parent-style-name="standard">
      <style:graphic-properties draw:stroke="dash" draw:stroke-dash="Dashed_20__28_var_29__20_42" svg:stroke-width="0.026cm" svg:stroke-color="#3333cc" draw:fill="none" draw:fill-color="#ffffff" draw:textarea-horizontal-align="center" draw:textarea-vertical-align="middle" fo:padding-top="0.013cm" fo:padding-bottom="0.013cm" fo:padding-left="0.013cm" fo:padding-right="0.013cm" draw:shadow="hidden" draw:shadow-color="#808080"/>
    </style:style>
    <style:style style:name="gr589" style:family="graphic" style:parent-style-name="standard">
      <style:graphic-properties draw:stroke="solid" svg:stroke-width="0.106cm" svg:stroke-color="#3333cc" draw:marker-start-width="0.318cm" draw:marker-start-center="false" draw:marker-end-width="0.318cm" draw:marker-end-center="false" svg:stroke-opacity="100%" draw:fill="none" draw:fill-color="#ffffff" draw:textarea-horizontal-align="center" draw:textarea-vertical-align="middle" fo:padding-top="0.053cm" fo:padding-bottom="0.053cm" fo:padding-left="0.053cm" fo:padding-right="0.053cm" draw:shadow="hidden" draw:shadow-offset-x="0.071cm" draw:shadow-offset-y="0.071cm" draw:shadow-color="#808080" draw:shadow-opacity="0%"/>
    </style:style>
    <style:style style:name="gr590" style:family="graphic" style:parent-style-name="standard">
      <style:graphic-properties draw:stroke="none" svg:stroke-color="#000000" draw:fill="none" draw:fill-color="#ffffff" draw:textarea-horizontal-align="left" draw:auto-grow-height="true" draw:auto-grow-width="false" fo:min-height="0.001cm" fo:min-width="0cm"/>
    </style:style>
    <style:style style:name="gr591" style:family="graphic" style:parent-style-name="standard">
      <style:graphic-properties draw:stroke="dash" draw:stroke-dash="Dashed_20__28_var_29__20_43"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592"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593" style:family="graphic" style:parent-style-name="standard">
      <style:graphic-properties draw:stroke="dash" draw:stroke-dash="Dashed_20__28_var_29__20_44"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94" style:family="graphic" style:parent-style-name="standard">
      <style:graphic-properties draw:stroke="dash" draw:stroke-dash="Dashed_20__28_var_29__20_45"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595"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596" style:family="graphic" style:parent-style-name="standard">
      <style:graphic-properties draw:stroke="dash" draw:stroke-dash="Dashed_20__28_var_29__20_46"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597" style:family="graphic" style:parent-style-name="standard">
      <style:graphic-properties draw:stroke="dash" draw:stroke-dash="Dashed_20__28_var_29__20_47"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598"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599" style:family="graphic" style:parent-style-name="standard">
      <style:graphic-properties draw:stroke="dash" draw:stroke-dash="Dashed_20__28_var_29__20_48"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600" style:family="graphic" style:parent-style-name="standard">
      <style:graphic-properties draw:stroke="none" draw:fill="none" draw:fill-color="#ffffff" draw:textarea-horizontal-align="justify" draw:textarea-vertical-align="middle" draw:auto-grow-height="true" draw:auto-grow-width="true" fo:min-height="4.054cm" fo:min-width="0cm" fo:padding-top="0.13cm" fo:padding-bottom="0.13cm" fo:padding-left="0.25cm" fo:padding-right="0.25cm" draw:shadow="hidden" draw:shadow-color="#808080"/>
    </style:style>
    <style:style style:name="gr601" style:family="graphic" style:parent-style-name="standard">
      <style:graphic-properties draw:stroke="none" draw:fill="none" draw:fill-color="#ffffff" draw:textarea-horizontal-align="justify" draw:textarea-vertical-align="middle" draw:auto-grow-height="true" draw:auto-grow-width="true" fo:min-height="5.923cm" fo:min-width="0cm" fo:padding-top="0.13cm" fo:padding-bottom="0.13cm" fo:padding-left="0.25cm" fo:padding-right="0.25cm" draw:shadow="hidden" draw:shadow-color="#808080"/>
    </style:style>
    <style:style style:name="gr602" style:family="graphic" style:parent-style-name="standard">
      <style:graphic-properties draw:stroke="dash" draw:stroke-dash="Dashed_20__28_var_29__20_49"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03"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604" style:family="graphic" style:parent-style-name="standard">
      <style:graphic-properties draw:stroke="dash" draw:stroke-dash="Dashed_20__28_var_29__20_50"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605" style:family="graphic" style:parent-style-name="standard">
      <style:graphic-properties draw:stroke="dash" draw:stroke-dash="Dashed_20__28_var_29__20_51"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606" style:family="graphic" style:parent-style-name="standard">
      <style:graphic-properties draw:stroke="dash" draw:stroke-dash="Dashed_20__28_var_29__20_52"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607" style:family="graphic" style:parent-style-name="standard">
      <style:graphic-properties draw:stroke="dash" draw:stroke-dash="Dashed_20__28_var_29__20_53" svg:stroke-width="0.026cm" svg:stroke-color="#3333cc" draw:fill="solid" draw:fill-color="#ffffff" draw:textarea-horizontal-align="center" draw:textarea-vertical-align="middle" fo:padding-top="0.013cm" fo:padding-bottom="0.013cm" fo:padding-left="0.013cm" fo:padding-right="0.013cm" draw:shadow="hidden" draw:shadow-color="#808080"/>
    </style:style>
    <style:style style:name="gr608" style:family="graphic" style:parent-style-name="standard">
      <style:graphic-properties draw:stroke="dash" draw:stroke-dash="Dashed_20__28_var_29__20_54" svg:stroke-width="0.026cm" svg:stroke-color="#3333cc" draw:fill="none" draw:fill-color="#ffffff" draw:textarea-horizontal-align="center" draw:textarea-vertical-align="middle" fo:padding-top="0.013cm" fo:padding-bottom="0.013cm" fo:padding-left="0.013cm" fo:padding-right="0.013cm" draw:shadow="hidden" draw:shadow-color="#808080"/>
    </style:style>
    <style:style style:name="gr609" style:family="graphic" style:parent-style-name="standard">
      <style:graphic-properties draw:stroke="solid" svg:stroke-width="0.106cm" svg:stroke-color="#008000" draw:marker-start-width="0.318cm" draw:marker-start-center="false" draw:marker-end-width="0.318cm" draw:marker-end-center="false" svg:stroke-opacity="100%" draw:fill="none" draw:fill-color="#ffffff" draw:textarea-horizontal-align="center" draw:textarea-vertical-align="middle" fo:padding-top="0.053cm" fo:padding-bottom="0.053cm" fo:padding-left="0.053cm" fo:padding-right="0.053cm" draw:shadow="hidden" draw:shadow-offset-x="0.071cm" draw:shadow-offset-y="0.071cm" draw:shadow-color="#808080" draw:shadow-opacity="0%"/>
    </style:style>
    <style:style style:name="gr610" style:family="graphic" style:parent-style-name="standard">
      <style:graphic-properties draw:stroke="solid" svg:stroke-width="0.053cm" svg:stroke-color="#008000" draw:marker-end="msArrowEnd_20_5" draw:marker-end-width="0.21cm" draw:marker-end-center="false" draw:fill="none" draw:fill-color="#ffffff" draw:textarea-horizontal-align="center" draw:textarea-vertical-align="middle" fo:padding-top="0.026cm" fo:padding-bottom="0.026cm" fo:padding-left="0.026cm" fo:padding-right="0.026cm" draw:shadow="hidden" draw:shadow-color="#808080"/>
    </style:style>
    <style:style style:name="gr611" style:family="graphic" style:parent-style-name="standard">
      <style:graphic-properties draw:stroke="dash" draw:stroke-dash="Dashed_20__28_var_29__20_55"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12"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613" style:family="graphic" style:parent-style-name="standard">
      <style:graphic-properties draw:stroke="dash" draw:stroke-dash="Dashed_20__28_var_29__20_56"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614" style:family="graphic" style:parent-style-name="standard">
      <style:graphic-properties draw:stroke="dash" draw:stroke-dash="Dashed_20__28_var_29__20_57"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615" style:family="graphic" style:parent-style-name="standard">
      <style:graphic-properties draw:stroke="dash" draw:stroke-dash="Dashed_20__28_var_29__20_58"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616" style:family="graphic" style:parent-style-name="standard">
      <style:graphic-properties draw:stroke="dash" draw:stroke-dash="Dashed_20__28_var_29__20_59"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17"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618" style:family="graphic" style:parent-style-name="standard">
      <style:graphic-properties draw:stroke="dash" draw:stroke-dash="Dashed_20__28_var_29__20_60"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619" style:family="graphic" style:parent-style-name="standard">
      <style:graphic-properties draw:stroke="dash" draw:stroke-dash="Dashed_20__28_var_29__20_61"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20"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621" style:family="graphic" style:parent-style-name="standard">
      <style:graphic-properties draw:stroke="dash" draw:stroke-dash="Dashed_20__28_var_29__20_62"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622" style:family="graphic" style:parent-style-name="standard">
      <style:graphic-properties draw:stroke="dash" draw:stroke-dash="Dashed_20__28_var_29__20_63"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23" style:family="graphic" style:parent-style-name="standard" style:list-style-name="L1">
      <style:graphic-properties draw:stroke="none" draw:fill="none" draw:textarea-horizontal-align="center" draw:textarea-vertical-align="middle" draw:auto-grow-height="false" draw:auto-grow-width="false" fo:min-height="0.588cm" fo:min-width="0cm" fo:padding-top="0.13cm" fo:padding-bottom="0.13cm" fo:padding-left="0.25cm" fo:padding-right="0.25cm"/>
    </style:style>
    <style:style style:name="gr624" style:family="graphic" style:parent-style-name="standard">
      <style:graphic-properties draw:stroke="dash" draw:stroke-dash="Dashed_20__28_var_29__20_64"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625" style:family="graphic" style:parent-style-name="standard">
      <style:graphic-properties draw:stroke="dash" draw:stroke-dash="Dashed_20__28_var_29__20_65"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26" style:family="graphic" style:parent-style-name="standard" style:list-style-name="L1">
      <style:graphic-properties draw:stroke="none" draw:fill="none" draw:textarea-horizontal-align="center" draw:textarea-vertical-align="middle" draw:auto-grow-height="false" draw:auto-grow-width="false" fo:min-height="0.587cm" fo:min-width="0cm" fo:padding-top="0.13cm" fo:padding-bottom="0.13cm" fo:padding-left="0.25cm" fo:padding-right="0.25cm"/>
    </style:style>
    <style:style style:name="gr627" style:family="graphic" style:parent-style-name="standard">
      <style:graphic-properties draw:stroke="dash" draw:stroke-dash="Dashed_20__28_var_29__20_66"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628" style:family="graphic" style:parent-style-name="standard">
      <style:graphic-properties draw:stroke="none" draw:fill="none" draw:fill-color="#ffffff" draw:textarea-horizontal-align="left" draw:textarea-vertical-align="middle" draw:auto-grow-height="true" draw:auto-grow-width="true" fo:min-height="2.533cm" fo:min-width="0cm" fo:padding-top="0.13cm" fo:padding-bottom="0.13cm" fo:padding-left="0.25cm" fo:padding-right="0.25cm" draw:shadow="hidden" draw:shadow-color="#808080"/>
    </style:style>
    <style:style style:name="gr629" style:family="graphic" style:parent-style-name="standard">
      <style:graphic-properties draw:stroke="dash" draw:stroke-dash="Dashed_20__28_var_29__20_67" svg:stroke-width="0.026cm" svg:stroke-color="#ff0000" draw:fill="solid" draw:fill-color="#ffffff" draw:textarea-horizontal-align="center" draw:textarea-vertical-align="middle" fo:padding-top="0.013cm" fo:padding-bottom="0.013cm" fo:padding-left="0.013cm" fo:padding-right="0.013cm" draw:shadow="hidden" draw:shadow-color="#808080"/>
    </style:style>
    <style:style style:name="gr630" style:family="graphic" style:parent-style-name="standard">
      <style:graphic-properties draw:stroke="dash" draw:stroke-dash="Dashed_20__28_var_29__20_68" svg:stroke-width="0.026cm" svg:stroke-color="#ff0000" draw:fill="none" draw:fill-color="#ffffff" draw:textarea-horizontal-align="center" draw:textarea-vertical-align="middle" fo:padding-top="0.013cm" fo:padding-bottom="0.013cm" fo:padding-left="0.013cm" fo:padding-right="0.013cm" draw:shadow="hidden" draw:shadow-color="#808080"/>
    </style:style>
    <style:style style:name="gr631" style:family="graphic" style:parent-style-name="standard">
      <style:graphic-properties draw:stroke="none" draw:fill="none" draw:fill-color="#ffffff" draw:textarea-horizontal-align="justify" draw:textarea-vertical-align="middle" draw:auto-grow-height="true" draw:auto-grow-width="true" fo:min-height="13.032cm" fo:min-width="0cm" fo:padding-top="0.13cm" fo:padding-bottom="0.13cm" fo:padding-left="0.25cm" fo:padding-right="0.25cm" draw:shadow="hidden" draw:shadow-color="#808080"/>
    </style:style>
    <style:style style:name="gr632" style:family="graphic" style:parent-style-name="standard">
      <style:graphic-properties draw:stroke="dash" draw:stroke-dash="Dashed_20__28_var_29__20_69" svg:stroke-width="0.026cm" svg:stroke-color="#3333cc" draw:fill="none" draw:fill-color="#ffffff" draw:textarea-horizontal-align="center" draw:textarea-vertical-align="middle" fo:padding-top="0.013cm" fo:padding-bottom="0.013cm" fo:padding-left="0.013cm" fo:padding-right="0.013cm" draw:shadow="hidden" draw:shadow-color="#808080"/>
    </style:style>
    <style:style style:name="gr633" style:family="graphic" style:parent-style-name="standard">
      <style:graphic-properties draw:stroke="dash" draw:stroke-dash="Dashed_20__28_var_29__20_70" svg:stroke-width="0.026cm" svg:stroke-color="#3333cc" draw:fill="none" draw:fill-color="#ffffff" draw:textarea-horizontal-align="center" draw:textarea-vertical-align="middle" fo:padding-top="0.013cm" fo:padding-bottom="0.013cm" fo:padding-left="0.013cm" fo:padding-right="0.013cm" draw:shadow="hidden" draw:shadow-color="#808080"/>
    </style:style>
    <style:style style:name="gr634" style:family="graphic" style:parent-style-name="standard">
      <style:graphic-properties draw:stroke="dash" draw:stroke-dash="Dashed_20__28_var_29__20_71" svg:stroke-width="0.026cm" svg:stroke-color="#3333cc" draw:fill="none" draw:fill-color="#ffffff" draw:textarea-horizontal-align="center" draw:textarea-vertical-align="middle" fo:padding-top="0.013cm" fo:padding-bottom="0.013cm" fo:padding-left="0.013cm" fo:padding-right="0.013cm" draw:shadow="hidden" draw:shadow-color="#808080"/>
    </style:style>
    <style:style style:name="gr635" style:family="graphic" style:parent-style-name="standard">
      <style:graphic-properties draw:stroke="dash" draw:stroke-dash="Dashed_20__28_var_29__20_72" svg:stroke-width="0.026cm" svg:stroke-color="#3333cc" draw:fill="none" draw:fill-color="#ffffff" draw:textarea-horizontal-align="center" draw:textarea-vertical-align="middle" fo:padding-top="0.013cm" fo:padding-bottom="0.013cm" fo:padding-left="0.013cm" fo:padding-right="0.013cm" draw:shadow="hidden" draw:shadow-color="#808080"/>
    </style:style>
    <style:style style:name="gr636" style:family="graphic" style:parent-style-name="standard">
      <style:graphic-properties draw:stroke="dash" draw:stroke-dash="Dashed_20__28_var_29__20_73" svg:stroke-width="0.026cm" svg:stroke-color="#3333cc" draw:fill="none" draw:fill-color="#ffffff" draw:textarea-horizontal-align="center" draw:textarea-vertical-align="middle" fo:padding-top="0.013cm" fo:padding-bottom="0.013cm" fo:padding-left="0.013cm" fo:padding-right="0.013cm" draw:shadow="hidden" draw:shadow-color="#808080"/>
    </style:style>
    <style:style style:name="gr637" style:family="graphic" style:parent-style-name="standard">
      <style:graphic-properties draw:stroke="dash" draw:stroke-dash="Dashed_20__28_var_29__20_74" svg:stroke-width="0.026cm" svg:stroke-color="#3333cc" draw:fill="none" draw:fill-color="#ffffff" draw:textarea-horizontal-align="center" draw:textarea-vertical-align="middle" fo:padding-top="0.013cm" fo:padding-bottom="0.013cm" fo:padding-left="0.013cm" fo:padding-right="0.013cm" draw:shadow="hidden" draw:shadow-color="#808080"/>
    </style:style>
    <style:style style:name="gr638" style:family="graphic" style:parent-style-name="standard">
      <style:graphic-properties draw:stroke="dash" draw:stroke-dash="Dashed_20__28_var_29__20_75" svg:stroke-width="0.026cm" svg:stroke-color="#3333cc" draw:fill="none" draw:fill-color="#ffffff" draw:textarea-horizontal-align="center" draw:textarea-vertical-align="middle" fo:padding-top="0.013cm" fo:padding-bottom="0.013cm" fo:padding-left="0.013cm" fo:padding-right="0.013cm" draw:shadow="hidden" draw:shadow-color="#808080"/>
    </style:style>
    <style:style style:name="gr639" style:family="graphic" style:parent-style-name="standard" style:list-style-name="L1">
      <style:graphic-properties draw:stroke="none" draw:fill="none" draw:textarea-horizontal-align="center" draw:textarea-vertical-align="middle" draw:auto-grow-height="false" draw:auto-grow-width="false" fo:min-height="1.435cm" fo:min-width="0cm" fo:padding-top="0.13cm" fo:padding-bottom="0.13cm" fo:padding-left="0.25cm" fo:padding-right="0.25cm"/>
    </style:style>
    <style:style style:name="gr640" style:family="graphic" style:parent-style-name="standard" style:list-style-name="L1">
      <style:graphic-properties draw:stroke="none" draw:fill="none" draw:textarea-horizontal-align="center" draw:textarea-vertical-align="middle" draw:auto-grow-height="false" draw:auto-grow-width="false" fo:min-height="0.486cm" fo:min-width="0cm" fo:padding-top="0.13cm" fo:padding-bottom="0.13cm" fo:padding-left="0.25cm" fo:padding-right="0.25cm"/>
    </style:style>
    <style:style style:name="gr641" style:family="graphic" style:parent-style-name="standard" style:list-style-name="L1">
      <style:graphic-properties draw:stroke="none" draw:fill="none" draw:textarea-horizontal-align="center" draw:textarea-vertical-align="middle" draw:auto-grow-height="false" draw:auto-grow-width="false" fo:min-height="0.552cm" fo:min-width="0cm" fo:padding-top="0.13cm" fo:padding-bottom="0.13cm" fo:padding-left="0.25cm" fo:padding-right="0.25cm"/>
    </style:style>
    <style:style style:name="gr642" style:family="graphic" style:parent-style-name="standard" style:list-style-name="L1">
      <style:graphic-properties draw:stroke="none" draw:fill="none" draw:textarea-horizontal-align="center" draw:textarea-vertical-align="middle" draw:auto-grow-height="false" draw:auto-grow-width="false" fo:min-height="0.552cm" fo:min-width="0cm" fo:padding-top="0.13cm" fo:padding-bottom="0.13cm" fo:padding-left="0.25cm" fo:padding-right="0.25cm"/>
    </style:style>
    <style:style style:name="gr643" style:family="graphic" style:parent-style-name="standard">
      <style:graphic-properties draw:stroke="none" draw:fill="none" draw:textarea-horizontal-align="justify" draw:textarea-vertical-align="middle" draw:auto-grow-height="false" draw:auto-grow-width="false" fo:min-height="1.011cm" fo:min-width="0cm" fo:padding-top="0.13cm" fo:padding-bottom="0.13cm" fo:padding-left="0.25cm" fo:padding-right="0.25cm"/>
    </style:style>
    <style:style style:name="gr644" style:family="graphic" style:parent-style-name="standard">
      <style:graphic-properties draw:stroke="none" draw:fill="none" draw:fill-color="#ffffff" draw:textarea-horizontal-align="justify" draw:textarea-vertical-align="middle" draw:auto-grow-height="true" draw:auto-grow-width="true" fo:min-height="0.76cm" fo:min-width="0cm" fo:padding-top="0.13cm" fo:padding-bottom="0.13cm" fo:padding-left="0.25cm" fo:padding-right="0.25cm" draw:shadow="hidden" draw:shadow-color="#808080"/>
    </style:style>
    <style:style style:name="gr645" style:family="graphic" style:parent-style-name="standard">
      <style:graphic-properties draw:stroke="dash" draw:stroke-dash="Dashed_20__28_var_29__20_76"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46" style:family="graphic" style:parent-style-name="standard">
      <style:graphic-properties draw:stroke="dash" draw:stroke-dash="Dashed_20__28_var_29__20_77"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47" style:family="graphic" style:parent-style-name="standard">
      <style:graphic-properties draw:stroke="dash" draw:stroke-dash="Dashed_20__28_var_29__20_78"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48" style:family="graphic" style:parent-style-name="standard">
      <style:graphic-properties draw:stroke="dash" draw:stroke-dash="Dashed_20__28_var_29__20_79"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49" style:family="graphic" style:parent-style-name="standard">
      <style:graphic-properties draw:stroke="dash" draw:stroke-dash="Dashed_20__28_var_29__20_80"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50" style:family="graphic" style:parent-style-name="standard">
      <style:graphic-properties draw:stroke="dash" draw:stroke-dash="Dashed_20__28_var_29__20_81"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51" style:family="graphic" style:parent-style-name="standard">
      <style:graphic-properties draw:stroke="dash" draw:stroke-dash="Dashed_20__28_var_29__20_82"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52" style:family="graphic" style:parent-style-name="standard">
      <style:graphic-properties draw:stroke="dash" draw:stroke-dash="Dashed_20__28_var_29__20_83"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53" style:family="graphic" style:parent-style-name="standard">
      <style:graphic-properties draw:stroke="dash" draw:stroke-dash="Dashed_20__28_var_29__20_84"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54" style:family="graphic" style:parent-style-name="standard">
      <style:graphic-properties draw:stroke="dash" draw:stroke-dash="Dashed_20__28_var_29__20_85"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55" style:family="graphic" style:parent-style-name="standard">
      <style:graphic-properties draw:stroke="none" draw:fill="none" draw:fill-color="#ffffff" draw:textarea-horizontal-align="justify" draw:textarea-vertical-align="middle" draw:auto-grow-height="true" draw:auto-grow-width="true" fo:min-height="1.827cm" fo:min-width="0cm" fo:padding-top="0.13cm" fo:padding-bottom="0.13cm" fo:padding-left="0.25cm" fo:padding-right="0.25cm" draw:shadow="hidden" draw:shadow-color="#808080"/>
    </style:style>
    <style:style style:name="gr656" style:family="graphic" style:parent-style-name="standard">
      <style:graphic-properties draw:stroke="dash" draw:stroke-dash="Dashed_20__28_var_29__20_86" svg:stroke-width="0.026cm" svg:stroke-color="#3333cc" draw:fill="solid" draw:fill-color="#ffffff" draw:textarea-horizontal-align="center" draw:textarea-vertical-align="middle" fo:padding-top="0.013cm" fo:padding-bottom="0.013cm" fo:padding-left="0.013cm" fo:padding-right="0.013cm" draw:shadow="hidden" draw:shadow-color="#808080"/>
    </style:style>
    <style:style style:name="gr657" style:family="graphic" style:parent-style-name="standard">
      <style:graphic-properties draw:stroke="dash" draw:stroke-dash="Dashed_20__28_var_29__20_87" svg:stroke-width="0.026cm" svg:stroke-color="#3333cc" draw:fill="solid" draw:fill-color="#ffffff" draw:textarea-horizontal-align="center" draw:textarea-vertical-align="middle" fo:padding-top="0.013cm" fo:padding-bottom="0.013cm" fo:padding-left="0.013cm" fo:padding-right="0.013cm" draw:shadow="hidden" draw:shadow-color="#808080"/>
    </style:style>
    <style:style style:name="gr658" style:family="graphic" style:parent-style-name="standard">
      <style:graphic-properties draw:stroke="solid" svg:stroke-width="0.053cm" svg:stroke-color="#3333cc" draw:marker-start-width="0.21cm" draw:marker-start-center="false" draw:marker-end="msArrowEnd_20_5" draw:marker-end-width="0.21cm" draw:marker-end-center="false" svg:stroke-opacity="100%" draw:fill="none" draw:fill-color="#ffffff" draw:textarea-horizontal-align="center" draw:textarea-vertical-align="middle" fo:padding-top="0.026cm" fo:padding-bottom="0.026cm" fo:padding-left="0.026cm" fo:padding-right="0.026cm" draw:shadow="hidden" draw:shadow-offset-x="0.071cm" draw:shadow-offset-y="0.071cm" draw:shadow-color="#808080" draw:shadow-opacity="0%"/>
    </style:style>
    <style:style style:name="gr659" style:family="graphic" style:parent-style-name="standard">
      <style:graphic-properties draw:stroke="none" draw:fill="none" draw:fill-color="#ffffff" draw:textarea-horizontal-align="justify" draw:textarea-vertical-align="middle" draw:auto-grow-height="true" draw:auto-grow-width="true" fo:min-height="1.011cm" fo:min-width="0cm" fo:padding-top="0.13cm" fo:padding-bottom="0.13cm" fo:padding-left="0.25cm" fo:padding-right="0.25cm" draw:shadow="hidden" draw:shadow-color="#808080"/>
    </style:style>
    <style:style style:name="gr660" style:family="graphic" style:parent-style-name="standard" style:list-style-name="L6">
      <style:graphic-properties draw:stroke="none" draw:fill="none" draw:fill-color="#ffffff" draw:textarea-horizontal-align="justify" draw:textarea-vertical-align="middle" draw:auto-grow-height="true" draw:auto-grow-width="true" fo:min-height="1.011cm" fo:min-width="0cm" fo:padding-top="0.13cm" fo:padding-bottom="0.13cm" fo:padding-left="0.25cm" fo:padding-right="0.25cm" draw:shadow="hidden" draw:shadow-color="#808080"/>
    </style:style>
    <style:style style:name="gr661" style:family="graphic" style:parent-style-name="standard">
      <style:graphic-properties draw:stroke="dash" draw:stroke-dash="Dashed_20__28_var_29__20_88"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62" style:family="graphic" style:parent-style-name="standard">
      <style:graphic-properties draw:stroke="dash" draw:stroke-dash="Dashed_20__28_var_29__20_89"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63" style:family="graphic" style:parent-style-name="standard">
      <style:graphic-properties draw:stroke="dash" draw:stroke-dash="Dashed_20__28_var_29__20_90"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64" style:family="graphic" style:parent-style-name="standard">
      <style:graphic-properties draw:stroke="dash" draw:stroke-dash="Dashed_20__28_var_29__20_91"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65" style:family="graphic" style:parent-style-name="standard">
      <style:graphic-properties draw:stroke="dash" draw:stroke-dash="Dashed_20__28_var_29__20_92"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66" style:family="graphic" style:parent-style-name="standard">
      <style:graphic-properties draw:stroke="dash" draw:stroke-dash="Dashed_20__28_var_29__20_93"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67" style:family="graphic" style:parent-style-name="standard">
      <style:graphic-properties draw:stroke="dash" draw:stroke-dash="Dashed_20__28_var_29__20_94"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68" style:family="graphic" style:parent-style-name="standard">
      <style:graphic-properties draw:stroke="dash" draw:stroke-dash="Dashed_20__28_var_29__20_95"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69" style:family="graphic" style:parent-style-name="standard">
      <style:graphic-properties draw:stroke="dash" draw:stroke-dash="Dashed_20__28_var_29__20_96" svg:stroke-width="0.026cm" svg:stroke-color="#ff0000" draw:fill="none" draw:fill-color="#ffffff" draw:textarea-horizontal-align="center" draw:textarea-vertical-align="middle" fo:padding-top="0.013cm" fo:padding-bottom="0.013cm" fo:padding-left="0.013cm" fo:padding-right="0.013cm" draw:shadow="hidden" draw:shadow-color="#808080"/>
    </style:style>
    <style:style style:name="gr670" style:family="graphic" style:parent-style-name="standard">
      <style:graphic-properties draw:stroke="solid" svg:stroke-width="0.053cm" svg:stroke-color="#ff0000" draw:marker-start-width="0.21cm" draw:marker-start-center="false" draw:marker-end="msArrowEnd_20_5" draw:marker-end-width="0.21cm" draw:marker-end-center="false" svg:stroke-opacity="100%" draw:fill="none" draw:fill-color="#ffffff" draw:textarea-horizontal-align="center" draw:textarea-vertical-align="middle" fo:padding-top="0.026cm" fo:padding-bottom="0.026cm" fo:padding-left="0.026cm" fo:padding-right="0.026cm" draw:shadow="hidden" draw:shadow-offset-x="0.071cm" draw:shadow-offset-y="0.071cm" draw:shadow-color="#808080" draw:shadow-opacity="0%"/>
    </style:style>
    <style:style style:name="gr671" style:family="graphic" style:parent-style-name="standard">
      <style:graphic-properties draw:stroke="dash" draw:stroke-dash="Dashed_20__28_var_29__20_97" svg:stroke-width="0.026cm" svg:stroke-color="#3333cc" draw:fill="solid" draw:fill-color="#ffffff" draw:textarea-horizontal-align="center" draw:textarea-vertical-align="middle" fo:padding-top="0.013cm" fo:padding-bottom="0.013cm" fo:padding-left="0.013cm" fo:padding-right="0.013cm" draw:shadow="hidden" draw:shadow-color="#808080"/>
    </style:style>
    <style:style style:name="gr672" style:family="graphic" style:parent-style-name="standard">
      <style:graphic-properties draw:stroke="solid" svg:stroke-width="0.053cm" svg:stroke-color="#008000" draw:fill="solid" draw:fill-color="#ffffff" draw:textarea-horizontal-align="center" draw:textarea-vertical-align="middle" fo:padding-top="0.026cm" fo:padding-bottom="0.026cm" fo:padding-left="0.026cm" fo:padding-right="0.026cm" draw:shadow="hidden" draw:shadow-color="#808080"/>
    </style:style>
    <style:style style:name="gr673" style:family="graphic" style:parent-style-name="standard">
      <style:graphic-properties draw:stroke="dash" draw:stroke-dash="Dashed_20__28_var_29__20_98" svg:stroke-width="0.026cm" svg:stroke-color="#008000" draw:fill="none" draw:fill-color="#ffffff" draw:textarea-horizontal-align="center" draw:textarea-vertical-align="middle" fo:padding-top="0.013cm" fo:padding-bottom="0.013cm" fo:padding-left="0.013cm" fo:padding-right="0.013cm" draw:shadow="hidden" draw:shadow-color="#808080"/>
    </style:style>
    <style:style style:name="gr674" style:family="graphic" style:parent-style-name="standard">
      <style:graphic-properties draw:stroke="solid" svg:stroke-width="0.053cm" svg:stroke-color="#008000" draw:marker-start-width="0.21cm" draw:marker-start-center="false" draw:marker-end="msArrowEnd_20_5" draw:marker-end-width="0.21cm" draw:marker-end-center="false" svg:stroke-opacity="100%" draw:fill="none" draw:fill-color="#ffffff" draw:textarea-horizontal-align="center" draw:textarea-vertical-align="middle" fo:padding-top="0.026cm" fo:padding-bottom="0.026cm" fo:padding-left="0.026cm" fo:padding-right="0.026cm" draw:shadow="hidden" draw:shadow-offset-x="0.071cm" draw:shadow-offset-y="0.071cm" draw:shadow-color="#808080" draw:shadow-opacity="0%"/>
    </style:style>
    <style:style style:name="gr675" style:family="graphic" style:parent-style-name="standard">
      <style:graphic-properties draw:stroke="dash" draw:stroke-dash="Dashed_20__28_var_29__20_99" svg:stroke-width="0.026cm" svg:stroke-color="#ff0000" draw:fill="solid" draw:fill-color="#ffffff" draw:textarea-horizontal-align="center" draw:textarea-vertical-align="middle" fo:padding-top="0.013cm" fo:padding-bottom="0.013cm" fo:padding-left="0.013cm" fo:padding-right="0.013cm" draw:shadow="hidden" draw:shadow-color="#808080"/>
    </style:style>
    <style:style style:name="gr676" style:family="graphic" style:parent-style-name="standard">
      <style:graphic-properties draw:stroke="dash" draw:stroke-dash="Dashed_20__28_var_29__20_100" svg:stroke-width="0.026cm" svg:stroke-color="#ff0000" draw:fill="solid" draw:fill-color="#ffffff" draw:textarea-horizontal-align="center" draw:textarea-vertical-align="middle" fo:padding-top="0.013cm" fo:padding-bottom="0.013cm" fo:padding-left="0.013cm" fo:padding-right="0.013cm" draw:shadow="hidden" draw:shadow-color="#808080"/>
    </style:style>
    <style:style style:name="gr677" style:family="graphic" style:parent-style-name="standard">
      <style:graphic-properties draw:stroke="dash" draw:stroke-dash="Dashed_20__28_var_29__20_101" svg:stroke-width="0.026cm" svg:stroke-color="#ff0000" draw:fill="solid" draw:fill-color="#ffffff" draw:textarea-horizontal-align="center" draw:textarea-vertical-align="middle" fo:padding-top="0.013cm" fo:padding-bottom="0.013cm" fo:padding-left="0.013cm" fo:padding-right="0.013cm" draw:shadow="hidden" draw:shadow-color="#808080"/>
    </style:style>
    <style:style style:name="gr678" style:family="graphic" style:parent-style-name="standard">
      <style:graphic-properties draw:stroke="dash" draw:stroke-dash="Dashed_20__28_var_29__20_102" svg:stroke-width="0.026cm" svg:stroke-color="#ff0000" draw:fill="solid" draw:fill-color="#ffffff" draw:textarea-horizontal-align="center" draw:textarea-vertical-align="middle" fo:padding-top="0.013cm" fo:padding-bottom="0.013cm" fo:padding-left="0.013cm" fo:padding-right="0.013cm" draw:shadow="hidden" draw:shadow-color="#808080"/>
    </style:style>
    <style:style style:name="gr679" style:family="graphic" style:parent-style-name="standard">
      <style:graphic-properties draw:stroke="solid" svg:stroke-width="0.053cm" svg:stroke-color="#3333cc" draw:fill="solid" draw:fill-color="#ffffff" draw:textarea-horizontal-align="center" draw:textarea-vertical-align="middle" fo:padding-top="0.026cm" fo:padding-bottom="0.026cm" fo:padding-left="0.026cm" fo:padding-right="0.026cm" draw:shadow="hidden" draw:shadow-color="#808080"/>
    </style:style>
    <style:style style:name="gr680" style:family="graphic" style:parent-style-name="standard">
      <style:graphic-properties draw:stroke="solid" svg:stroke-width="0.053cm" svg:stroke-color="#3333cc" draw:fill="none" draw:fill-color="#ffffff" draw:textarea-horizontal-align="center" draw:textarea-vertical-align="middle" fo:padding-top="0.026cm" fo:padding-bottom="0.026cm" fo:padding-left="0.026cm" fo:padding-right="0.026cm" draw:shadow="hidden" draw:shadow-color="#808080"/>
    </style:style>
    <style:style style:name="gr681" style:family="graphic" style:parent-style-name="standard">
      <style:graphic-properties draw:stroke="solid" svg:stroke-width="0.053cm" svg:stroke-color="#008000" draw:fill="none" draw:fill-color="#ffffff" draw:textarea-horizontal-align="center" draw:textarea-vertical-align="middle" fo:padding-top="0.026cm" fo:padding-bottom="0.026cm" fo:padding-left="0.026cm" fo:padding-right="0.026cm" draw:shadow="hidden" draw:shadow-color="#808080"/>
    </style:style>
    <style:style style:name="gr682" style:family="graphic" style:parent-style-name="standard" style:list-style-name="L1">
      <style:graphic-properties draw:stroke="none" draw:fill="none" draw:textarea-horizontal-align="center" draw:textarea-vertical-align="middle" draw:auto-grow-height="false" draw:auto-grow-width="false" fo:min-height="1.434cm" fo:min-width="0cm" fo:padding-top="0.13cm" fo:padding-bottom="0.13cm" fo:padding-left="0.25cm" fo:padding-right="0.25cm"/>
    </style:style>
    <style:style style:name="gr683" style:family="graphic" style:parent-style-name="standard" style:list-style-name="L1">
      <style:graphic-properties draw:stroke="none" draw:fill="none" draw:textarea-horizontal-align="center" draw:textarea-vertical-align="middle" draw:auto-grow-height="false" draw:auto-grow-width="false" fo:min-height="0.338cm" fo:min-width="0cm" fo:padding-top="0.13cm" fo:padding-bottom="0.13cm" fo:padding-left="0.25cm" fo:padding-right="0.25cm"/>
    </style:style>
    <style:style style:name="gr684" style:family="graphic" style:parent-style-name="standard" style:list-style-name="L1">
      <style:graphic-properties draw:stroke="none" draw:fill="none" draw:textarea-horizontal-align="center" draw:textarea-vertical-align="middle" draw:auto-grow-height="false" draw:auto-grow-width="false" fo:min-height="0.338cm" fo:min-width="0cm" fo:padding-top="0.13cm" fo:padding-bottom="0.13cm" fo:padding-left="0.25cm" fo:padding-right="0.25cm"/>
    </style:style>
    <style:style style:name="gr685" style:family="graphic" style:parent-style-name="standard" style:list-style-name="L1">
      <style:graphic-properties draw:stroke="none" draw:fill="none" draw:textarea-horizontal-align="center" draw:textarea-vertical-align="middle" draw:auto-grow-height="false" draw:auto-grow-width="false" fo:min-height="0.338cm" fo:min-width="0cm" fo:padding-top="0.13cm" fo:padding-bottom="0.13cm" fo:padding-left="0.25cm" fo:padding-right="0.25cm"/>
    </style:style>
    <style:style style:name="gr686" style:family="graphic" style:parent-style-name="standard">
      <style:graphic-properties draw:stroke="dash" draw:stroke-dash="Dashed_20__28_var_29__20_103"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87" style:family="graphic" style:parent-style-name="standard">
      <style:graphic-properties draw:stroke="dash" draw:stroke-dash="Dashed_20__28_var_29__20_104"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88" style:family="graphic" style:parent-style-name="standard">
      <style:graphic-properties draw:stroke="dash" draw:stroke-dash="Dashed_20__28_var_29__20_105"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89" style:family="graphic" style:parent-style-name="standard">
      <style:graphic-properties draw:stroke="dash" draw:stroke-dash="Dashed_20__28_var_29__20_106"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690" style:family="graphic" style:parent-style-name="standard">
      <style:graphic-properties draw:stroke="none" draw:fill="none" draw:textarea-horizontal-align="justify" draw:textarea-vertical-align="middle" draw:auto-grow-height="false" draw:auto-grow-width="false" fo:min-height="2.281cm" fo:min-width="0cm" fo:padding-top="0.13cm" fo:padding-bottom="0.13cm" fo:padding-left="0.25cm" fo:padding-right="0.25cm"/>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9.265cm" fo:min-width="0cm" fo:padding-top="0.13cm" fo:padding-bottom="0.13cm" fo:padding-left="0.25cm" fo:padding-right="0.25cm"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2.903cm" fo:min-width="0cm" fo:padding-top="0.13cm" fo:padding-bottom="0.13cm" fo:padding-left="0.25cm" fo:padding-right="0.25cm" draw:shadow="hidden" draw:shadow-color="#808080"/>
    </style:style>
    <style:style style:name="pr3" style:family="presentation" style:parent-style-name="Default-notes">
      <style:graphic-properties draw:stroke="none" draw:fill="none" draw:fill-color="#00cc99" draw:auto-grow-height="true" fo:min-height="11.431cm" draw:shadow="hidden" draw:shadow-color="#808080"/>
    </style:style>
    <style:style style:name="pr4" style:family="presentation" style:parent-style-name="Default-title">
      <style:graphic-properties draw:fill-color="#ffffff" draw:auto-grow-height="true" fo:min-height="3.855cm"/>
    </style:style>
    <style:style style:name="pr5" style:family="presentation" style:parent-style-name="Default-outline1">
      <style:graphic-properties draw:fill-color="#ffffff" draw:auto-grow-height="true" fo:min-height="11.431cm"/>
    </style:style>
    <style:style style:name="pr6" style:family="presentation" style:parent-style-name="Default-notes">
      <style:graphic-properties draw:fill-color="#ffffff" fo:min-height="11.431cm"/>
    </style:style>
    <style:style style:name="pr7" style:family="presentation" style:parent-style-name="Default-title">
      <style:graphic-properties draw:stroke="none" draw:fill="none" draw:fill-color="#00cc99" draw:textarea-horizontal-align="left" draw:textarea-vertical-align="middle" draw:auto-grow-height="true" draw:auto-grow-width="false" fo:min-height="2.915cm" fo:min-width="0cm" fo:padding-top="0.13cm" fo:padding-bottom="0.13cm" fo:padding-left="0.25cm" fo:padding-right="0.25cm" draw:shadow="hidden" draw:shadow-color="#808080"/>
    </style:style>
    <style:style style:name="pr8" style:family="presentation" style:parent-style-name="Default-outline1">
      <style:graphic-properties draw:stroke="none" draw:fill="none" draw:fill-color="#00cc99" draw:textarea-horizontal-align="left" draw:textarea-vertical-align="top" draw:auto-grow-height="true" draw:auto-grow-width="false" fo:min-height="3.339cm" fo:min-width="0cm" fo:padding-top="0.13cm" fo:padding-bottom="0.13cm" fo:padding-left="0.25cm" fo:padding-right="0.25cm" draw:shadow="hidden" draw:shadow-color="#808080"/>
    </style:style>
    <style:style style:name="pr9" style:family="presentation" style:parent-style-name="Default-outline1">
      <style:graphic-properties draw:stroke="none" draw:fill="none" draw:fill-color="#00cc99" draw:textarea-horizontal-align="left" draw:textarea-vertical-align="top" draw:auto-grow-height="true" draw:auto-grow-width="false" fo:min-height="11.17cm" fo:min-width="0cm" fo:padding-top="0.13cm" fo:padding-bottom="0.13cm" fo:padding-left="0.25cm" fo:padding-right="0.25cm" draw:shadow="hidden" draw:shadow-color="#808080"/>
    </style:style>
    <style:style style:name="pr10" style:family="presentation" style:parent-style-name="Default-title">
      <style:graphic-properties draw:stroke="none" draw:fill="none" draw:fill-color="#00cc99" draw:textarea-horizontal-align="left" draw:textarea-vertical-align="middle" draw:auto-grow-height="true" draw:auto-grow-width="false" fo:min-height="1.685cm" fo:min-width="0cm" fo:padding-top="0.13cm" fo:padding-bottom="0.13cm" fo:padding-left="0.25cm" fo:padding-right="0.25cm" draw:shadow="hidden" draw:shadow-color="#808080"/>
    </style:style>
    <style:style style:name="pr11" style:family="presentation" style:parent-style-name="Default-title">
      <style:graphic-properties draw:stroke="none" draw:fill="none" draw:fill-color="#00cc99" draw:textarea-horizontal-align="left" draw:textarea-vertical-align="middle" draw:auto-grow-height="true" draw:auto-grow-width="false" fo:min-height="2.32cm" fo:min-width="0cm" fo:padding-top="0.13cm" fo:padding-bottom="0.13cm" fo:padding-left="0.25cm" fo:padding-right="0.25cm" draw:shadow="hidden" draw:shadow-color="#808080"/>
    </style:style>
    <style:style style:name="pr12" style:family="presentation" style:parent-style-name="Default-title">
      <style:graphic-properties draw:stroke="none" draw:fill="none" draw:fill-color="#ffffff" draw:textarea-horizontal-align="left" draw:textarea-vertical-align="middle" draw:auto-grow-height="true" draw:auto-grow-width="false" fo:min-height="1.684cm" fo:min-width="0cm" fo:padding-top="0.13cm" fo:padding-bottom="0.13cm" fo:padding-left="0.25cm" fo:padding-right="0.25cm"/>
    </style:style>
    <style:style style:name="pr13" style:family="presentation" style:parent-style-name="Default-title">
      <style:graphic-properties draw:stroke="none" draw:fill="none" draw:fill-color="#ffffff" draw:textarea-horizontal-align="left" draw:textarea-vertical-align="middle" draw:auto-grow-height="true" draw:auto-grow-width="false" fo:min-height="2.915cm" fo:min-width="0cm" fo:padding-top="0.13cm" fo:padding-bottom="0.13cm" fo:padding-left="0.25cm" fo:padding-right="0.25cm"/>
    </style:style>
    <style:style style:name="pr14" style:family="presentation" style:parent-style-name="Default-title">
      <style:graphic-properties draw:stroke="none" draw:fill="none" draw:fill-color="#ffffff" draw:textarea-horizontal-align="left" draw:textarea-vertical-align="middle" draw:auto-grow-height="true" draw:auto-grow-width="false" fo:min-height="1.685cm" fo:min-width="0cm" fo:padding-top="0.13cm" fo:padding-bottom="0.13cm" fo:padding-left="0.25cm" fo:padding-right="0.25cm"/>
    </style:style>
    <style:style style:name="pr15" style:family="presentation" style:parent-style-name="Default-title">
      <style:graphic-properties draw:stroke="none" draw:fill="none" draw:fill-color="#00cc99" draw:textarea-horizontal-align="left" draw:textarea-vertical-align="middle" draw:auto-grow-height="true" draw:auto-grow-width="false" fo:min-height="1.857cm" fo:min-width="0cm" fo:padding-top="0.13cm" fo:padding-bottom="0.13cm" fo:padding-left="0.25cm" fo:padding-right="0.25cm" draw:shadow="hidden" draw:shadow-color="#808080"/>
    </style:style>
    <style:style style:name="pr16" style:family="presentation" style:parent-style-name="Default-outline1">
      <style:graphic-properties draw:stroke="none" draw:fill="none" draw:fill-color="#00cc99" draw:textarea-horizontal-align="justify" draw:textarea-vertical-align="top" draw:auto-grow-height="true" draw:auto-grow-width="false" fo:min-height="11.17cm" fo:min-width="0cm" fo:padding-top="0.13cm" fo:padding-bottom="0.13cm" fo:padding-left="0.25cm" fo:padding-right="0.25cm" draw:shadow="hidden" draw:shadow-color="#808080"/>
    </style:style>
    <style:style style:name="pr17" style:family="presentation" style:parent-style-name="Default-title">
      <style:graphic-properties draw:stroke="none" draw:fill="none" draw:fill-color="#ffffff" draw:textarea-horizontal-align="left" draw:textarea-vertical-align="middle" draw:auto-grow-height="true" draw:auto-grow-width="false" fo:min-height="2.068cm" fo:min-width="0cm" fo:padding-top="0.13cm" fo:padding-bottom="0.13cm" fo:padding-left="0.25cm" fo:padding-right="0.25cm"/>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1.17cm" fo:min-width="0cm" fo:padding-top="0.13cm" fo:padding-bottom="0.13cm" fo:padding-left="0.25cm" fo:padding-right="0.25cm"/>
    </style:style>
    <style:style style:name="pr19" style:family="presentation" style:parent-style-name="Default-notes">
      <style:graphic-properties draw:fill-color="#ffffff" draw:auto-grow-height="true" fo:min-height="11.431cm"/>
    </style:style>
    <style:style style:name="pr20" style:family="presentation" style:parent-style-name="Default-title">
      <style:graphic-properties draw:stroke="none" draw:fill="none" draw:fill-color="#ffffff" draw:textarea-horizontal-align="left" draw:textarea-vertical-align="middle" draw:auto-grow-height="true" draw:auto-grow-width="false" fo:min-height="1.786cm" fo:min-width="0cm" fo:padding-top="0.13cm" fo:padding-bottom="0.13cm" fo:padding-left="0.25cm" fo:padding-right="0.25cm"/>
    </style:style>
    <style:style style:name="pr21" style:family="presentation" style:parent-style-name="Default-outline1">
      <style:graphic-properties draw:stroke="none" draw:fill="none" draw:fill-color="#00cc99" draw:textarea-horizontal-align="left" draw:textarea-vertical-align="top" draw:auto-grow-height="true" draw:auto-grow-width="false" fo:min-height="4.185cm" fo:min-width="0cm" fo:padding-top="0.13cm" fo:padding-bottom="0.13cm" fo:padding-left="0.25cm" fo:padding-right="0.25cm" draw:shadow="hidden" draw:shadow-color="#808080"/>
    </style:style>
    <style:style style:name="pr22" style:family="presentation" style:parent-style-name="Default-title">
      <style:graphic-properties draw:stroke="none" draw:fill="none" draw:fill-color="#ffffff" draw:textarea-horizontal-align="left" draw:textarea-vertical-align="middle" draw:auto-grow-height="true" draw:auto-grow-width="false" fo:min-height="2.914cm" fo:min-width="0cm" fo:padding-top="0.13cm" fo:padding-bottom="0.13cm" fo:padding-left="0.25cm" fo:padding-right="0.25cm"/>
    </style:style>
    <style:style style:name="pr23" style:family="presentation" style:parent-style-name="Default-outline1">
      <style:graphic-properties draw:stroke="none" draw:fill="none" draw:fill-color="#ffffff" draw:textarea-horizontal-align="left" draw:textarea-vertical-align="top" draw:auto-grow-height="true" draw:auto-grow-width="false" fo:min-height="1.787cm" fo:min-width="0cm" fo:padding-top="0.13cm" fo:padding-bottom="0.13cm" fo:padding-left="0.25cm" fo:padding-right="0.25cm"/>
    </style:style>
    <style:style style:name="pr24" style:family="presentation" style:parent-style-name="Default-title">
      <style:graphic-properties draw:stroke="none" draw:fill="none" draw:fill-color="#00cc99" draw:textarea-horizontal-align="left" draw:textarea-vertical-align="middle" draw:auto-grow-height="true" draw:auto-grow-width="false" fo:min-height="2.245cm" fo:min-width="0cm" fo:padding-top="0.13cm" fo:padding-bottom="0.13cm" fo:padding-left="0.25cm" fo:padding-right="0.25cm" draw:shadow="hidden" draw:shadow-color="#808080"/>
    </style:style>
    <style:style style:name="pr25" style:family="presentation" style:parent-style-name="Default-title">
      <style:graphic-properties draw:stroke="none" draw:fill="none" draw:fill-color="#00cc99" draw:textarea-horizontal-align="left" draw:textarea-vertical-align="middle" draw:auto-grow-height="true" draw:auto-grow-width="false" fo:min-height="3.389cm" fo:min-width="0cm" fo:padding-top="0.13cm" fo:padding-bottom="0.13cm" fo:padding-left="0.25cm" fo:padding-right="0.25cm" draw:shadow="hidden" draw:shadow-color="#808080"/>
    </style:style>
    <style:style style:name="pr26" style:family="presentation" style:parent-style-name="Default-title">
      <style:graphic-properties draw:stroke="none" draw:fill="none" draw:fill-color="#00cc99" draw:textarea-horizontal-align="left" draw:textarea-vertical-align="middle" draw:auto-grow-height="true" draw:auto-grow-width="false" fo:min-height="2.944cm" fo:min-width="0cm" fo:padding-top="0.13cm" fo:padding-bottom="0.13cm" fo:padding-left="0.25cm" fo:padding-right="0.25cm" draw:shadow="hidden" draw:shadow-color="#808080"/>
    </style:style>
    <style:style style:name="pr27" style:family="presentation" style:parent-style-name="Default-outline1">
      <style:graphic-properties draw:stroke="none" draw:fill="none" draw:fill-color="#00cc99" draw:textarea-horizontal-align="left" draw:textarea-vertical-align="top" draw:auto-grow-height="true" draw:auto-grow-width="false" fo:min-height="1.61cm" fo:min-width="0cm" fo:padding-top="0.13cm" fo:padding-bottom="0.13cm" fo:padding-left="0.25cm" fo:padding-right="0.25cm" draw:shadow="hidden" draw:shadow-color="#808080"/>
    </style:style>
    <style:style style:name="pr28" style:family="presentation" style:parent-style-name="Default-outline1">
      <style:graphic-properties draw:stroke="none" draw:fill="none" draw:fill-color="#00cc99" draw:textarea-horizontal-align="left" draw:textarea-vertical-align="top" draw:auto-grow-height="true" draw:auto-grow-width="false" fo:min-height="4.784cm" fo:min-width="0cm" fo:padding-top="0.13cm" fo:padding-bottom="0.13cm" fo:padding-left="0.25cm" fo:padding-right="0.25cm" draw:shadow="hidden" draw:shadow-color="#808080"/>
    </style:style>
    <style:style style:name="pr29" style:family="presentation" style:parent-style-name="Default-outline1">
      <style:graphic-properties draw:stroke="none" draw:fill="none" draw:fill-color="#ffffff" draw:textarea-horizontal-align="left" draw:textarea-vertical-align="top" draw:auto-grow-height="true" draw:auto-grow-width="false" fo:min-height="4.82cm" fo:min-width="0cm" fo:padding-top="0.13cm" fo:padding-bottom="0.13cm" fo:padding-left="0.25cm" fo:padding-right="0.25cm"/>
    </style:style>
    <style:style style:name="pr30" style:family="presentation" style:parent-style-name="Default-outline1">
      <style:graphic-properties draw:stroke="none" draw:fill="none" draw:fill-color="#00cc99" draw:textarea-horizontal-align="left" draw:textarea-vertical-align="top" draw:auto-grow-height="true" draw:auto-grow-width="false" fo:min-height="5.737cm" fo:min-width="0cm" fo:padding-top="0.13cm" fo:padding-bottom="0.13cm" fo:padding-left="0.25cm" fo:padding-right="0.25cm" draw:shadow="hidden" draw:shadow-color="#808080"/>
    </style:style>
    <style:style style:name="pr31" style:family="presentation" style:parent-style-name="Default-outline1">
      <style:graphic-properties draw:stroke="none" draw:fill="none" draw:fill-color="#ffffff" draw:textarea-horizontal-align="left" draw:textarea-vertical-align="top" draw:auto-grow-height="true" draw:auto-grow-width="false" fo:min-height="3.729cm" fo:min-width="0cm" fo:padding-top="0.13cm" fo:padding-bottom="0.13cm" fo:padding-left="0.25cm" fo:padding-right="0.25cm"/>
    </style:style>
    <style:style style:name="pr32" style:family="presentation" style:parent-style-name="Default-outline1">
      <style:graphic-properties draw:stroke="none" draw:fill="none" draw:fill-color="#00cc99" draw:textarea-horizontal-align="left" draw:textarea-vertical-align="top" draw:auto-grow-height="true" draw:auto-grow-width="false" fo:min-height="13.075cm" fo:min-width="0cm" fo:padding-top="0.13cm" fo:padding-bottom="0.13cm" fo:padding-left="0.25cm" fo:padding-right="0.25cm" draw:shadow="hidden" draw:shadow-color="#808080"/>
    </style:style>
    <style:style style:name="pr33" style:family="presentation" style:parent-style-name="Default-outline1">
      <style:graphic-properties draw:stroke="none" draw:fill="none" draw:fill-color="#00cc99" draw:textarea-horizontal-align="left" draw:textarea-vertical-align="top" draw:auto-grow-height="true" draw:auto-grow-width="false" fo:min-height="4.678cm" fo:min-width="0cm" fo:padding-top="0.13cm" fo:padding-bottom="0.13cm" fo:padding-left="0.25cm" fo:padding-right="0.25cm" draw:shadow="hidden" draw:shadow-color="#808080"/>
    </style:style>
    <style:style style:name="pr34" style:family="presentation" style:parent-style-name="Default-title">
      <style:graphic-properties fo:min-height="1.821cm"/>
    </style:style>
    <style:style style:name="pr35" style:family="presentation" style:parent-style-name="Default-outline1">
      <style:graphic-properties fo:min-height="12.573cm"/>
    </style:style>
    <style:style style:name="pr36" style:family="presentation" style:parent-style-name="Default-notes">
      <style:graphic-properties draw:fill-color="#ffffff" fo:min-height="11.43cm"/>
    </style:style>
    <style:style style:name="pr37" style:family="presentation" style:parent-style-name="Default-title">
      <style:graphic-properties fo:min-height="3.854cm"/>
    </style:style>
    <style:style style:name="pr38" style:family="presentation" style:parent-style-name="Default-outline1">
      <style:graphic-properties draw:stroke="none" draw:fill="none" draw:fill-color="#00cc99" draw:textarea-horizontal-align="left" draw:textarea-vertical-align="top" draw:auto-grow-height="true" draw:auto-grow-width="false" fo:min-height="14.133cm" fo:min-width="0cm" fo:padding-top="0.13cm" fo:padding-bottom="0.13cm" fo:padding-left="0.25cm" fo:padding-right="0.25cm" draw:shadow="hidden" draw:shadow-color="#808080"/>
    </style:style>
    <style:style style:name="pr39" style:family="presentation" style:parent-style-name="Default-outline1">
      <style:graphic-properties draw:stroke="none" draw:fill="none" draw:fill-color="#00cc99" draw:textarea-horizontal-align="left" draw:textarea-vertical-align="top" draw:auto-grow-height="true" draw:auto-grow-width="false" fo:min-height="9.032cm" fo:min-width="0cm" fo:padding-top="0.13cm" fo:padding-bottom="0.13cm" fo:padding-left="0.25cm" fo:padding-right="0.25cm" draw:shadow="hidden" draw:shadow-color="#808080"/>
    </style:style>
    <style:style style:name="pr40" style:family="presentation" style:parent-style-name="Default-outline1">
      <style:graphic-properties draw:stroke="none" draw:fill="none" draw:fill-color="#00cc99" draw:textarea-horizontal-align="left" draw:textarea-vertical-align="top" draw:auto-grow-height="true" draw:auto-grow-width="false" fo:min-height="1.398cm" fo:min-width="0cm" fo:padding-top="0.13cm" fo:padding-bottom="0.13cm" fo:padding-left="0.25cm" fo:padding-right="0.25cm" draw:shadow="hidden" draw:shadow-color="#808080"/>
    </style:style>
    <style:style style:name="pr41" style:family="presentation" style:parent-style-name="Default-outline1">
      <style:graphic-properties draw:stroke="none" draw:fill="none" draw:fill-color="#00cc99" draw:textarea-horizontal-align="left" draw:textarea-vertical-align="top" draw:auto-grow-height="true" draw:auto-grow-width="false" fo:min-height="2.903cm" fo:min-width="0cm" fo:padding-top="0.13cm" fo:padding-bottom="0.13cm" fo:padding-left="0.25cm" fo:padding-right="0.25cm" draw:shadow="hidden" draw:shadow-color="#808080"/>
    </style:style>
    <style:style style:name="pr42" style:family="presentation" style:parent-style-name="Default-outline1">
      <style:graphic-properties draw:stroke="none" draw:fill="none" draw:fill-color="#00cc99" draw:textarea-horizontal-align="left" draw:textarea-vertical-align="top" draw:auto-grow-height="true" draw:auto-grow-width="false" fo:min-height="1.575cm" fo:min-width="0cm" fo:padding-top="0.13cm" fo:padding-bottom="0.13cm" fo:padding-left="0.25cm" fo:padding-right="0.25cm" draw:shadow="hidden" draw:shadow-color="#808080"/>
    </style:style>
    <style:style style:name="pr43" style:family="presentation" style:parent-style-name="Default-title">
      <style:graphic-properties draw:stroke="none" draw:fill="none" draw:fill-color="#00cc99" draw:textarea-horizontal-align="left" draw:textarea-vertical-align="middle" draw:auto-grow-height="true" draw:auto-grow-width="false" fo:min-height="2.921cm" fo:min-width="0cm" fo:padding-top="0.127cm" fo:padding-bottom="0.127cm" fo:padding-left="0.254cm" fo:padding-right="0.254cm" draw:shadow="hidden" draw:shadow-color="#808080"/>
    </style:style>
    <style:style style:name="pr44" style:family="presentation" style:parent-style-name="Default-outline1">
      <style:graphic-properties draw:stroke="none" draw:fill="none" draw:fill-color="#00cc99" draw:textarea-horizontal-align="left" draw:textarea-vertical-align="top" draw:auto-grow-height="true" draw:auto-grow-width="false" fo:min-height="3.126cm" fo:min-width="0cm" fo:padding-top="0.13cm" fo:padding-bottom="0.13cm" fo:padding-left="0.25cm" fo:padding-right="0.25cm" draw:shadow="hidden" draw:shadow-color="#808080"/>
    </style:style>
    <style:style style:name="pr45" style:family="presentation" style:parent-style-name="Default-outline1">
      <style:graphic-properties draw:stroke="none" draw:fill="none" draw:fill-color="#ffffff" draw:textarea-horizontal-align="left" draw:textarea-vertical-align="top" draw:auto-grow-height="true" draw:auto-grow-width="false" fo:min-height="3.126cm" fo:min-width="0cm" fo:padding-top="0.13cm" fo:padding-bottom="0.13cm" fo:padding-left="0.25cm" fo:padding-right="0.25cm"/>
    </style:style>
    <style:style style:name="pr46" style:family="presentation" style:parent-style-name="Default-notes">
      <style:graphic-properties draw:fill-color="#ffffff" fo:min-height="11.749cm"/>
    </style:style>
    <style:style style:name="pr47" style:family="presentation" style:parent-style-name="Default-outline1">
      <style:graphic-properties draw:stroke="none" draw:fill="none" draw:fill-color="#00cc99" draw:textarea-horizontal-align="left" draw:textarea-vertical-align="top" draw:auto-grow-height="true" draw:auto-grow-width="false" fo:min-height="1.645cm" fo:min-width="0cm" fo:padding-top="0.13cm" fo:padding-bottom="0.13cm" fo:padding-left="0.25cm" fo:padding-right="0.25cm" draw:shadow="hidden" draw:shadow-color="#808080"/>
    </style:style>
    <style:style style:name="pr48" style:family="presentation" style:parent-style-name="Default-outline1">
      <style:graphic-properties draw:stroke="none" draw:fill="none" draw:fill-color="#ffffff" draw:textarea-horizontal-align="left" draw:textarea-vertical-align="top" draw:auto-grow-height="true" draw:auto-grow-width="false" fo:min-height="1.645cm" fo:min-width="0cm" fo:padding-top="0.13cm" fo:padding-bottom="0.13cm" fo:padding-left="0.25cm" fo:padding-right="0.25cm"/>
    </style:style>
    <style:style style:name="pr49" style:family="presentation" style:parent-style-name="Default-outline1">
      <style:graphic-properties draw:stroke="none" draw:fill="none" draw:fill-color="#00cc99" draw:textarea-horizontal-align="left" draw:textarea-vertical-align="top" draw:auto-grow-height="true" draw:auto-grow-width="false" fo:min-height="4.714cm" fo:min-width="0cm" fo:padding-top="0.13cm" fo:padding-bottom="0.13cm" fo:padding-left="0.25cm" fo:padding-right="0.25cm" draw:shadow="hidden" draw:shadow-color="#808080"/>
    </style:style>
    <style:style style:name="pr50" style:family="presentation" style:parent-style-name="Default-outline1">
      <style:graphic-properties draw:stroke="none" draw:fill="none" draw:fill-color="#ffffff" draw:textarea-horizontal-align="left" draw:textarea-vertical-align="top" draw:auto-grow-height="true" draw:auto-grow-width="false" fo:min-height="5.491cm" fo:min-width="0cm" fo:padding-top="0.13cm" fo:padding-bottom="0.13cm" fo:padding-left="0.25cm" fo:padding-right="0.25cm"/>
    </style:style>
    <style:style style:name="pr51" style:family="presentation" style:parent-style-name="Default-outline1">
      <style:graphic-properties draw:stroke="none" draw:fill="none" draw:fill-color="#ffffff" draw:textarea-horizontal-align="left" draw:textarea-vertical-align="top" draw:auto-grow-height="true" draw:auto-grow-width="false" fo:min-height="3.303cm" fo:min-width="0cm" fo:padding-top="0.13cm" fo:padding-bottom="0.13cm" fo:padding-left="0.25cm" fo:padding-right="0.25cm"/>
    </style:style>
    <style:style style:name="pr52" style:family="presentation" style:parent-style-name="Default-outline1">
      <style:graphic-properties draw:stroke="none" draw:fill="none" draw:fill-color="#00cc99" draw:textarea-horizontal-align="left" draw:textarea-vertical-align="top" draw:auto-grow-height="true" draw:auto-grow-width="false" fo:min-height="7.818cm" fo:min-width="0cm" fo:padding-top="0.13cm" fo:padding-bottom="0.13cm" fo:padding-left="0.25cm" fo:padding-right="0.25cm" draw:shadow="hidden" draw:shadow-color="#808080"/>
    </style:style>
    <style:style style:name="pr53" style:family="presentation" style:parent-style-name="Default-outline1">
      <style:graphic-properties draw:stroke="none" draw:fill="none" draw:fill-color="#ffffff" draw:textarea-horizontal-align="left" draw:textarea-vertical-align="top" draw:auto-grow-height="true" draw:auto-grow-width="false" fo:min-height="1.503cm" fo:min-width="0cm" fo:padding-top="0.13cm" fo:padding-bottom="0.13cm" fo:padding-left="0.25cm" fo:padding-right="0.25cm"/>
    </style:style>
    <style:style style:name="pr54" style:family="presentation" style:parent-style-name="Default-outline1">
      <style:graphic-properties draw:stroke="none" draw:fill="none" draw:fill-color="#00cc99" draw:textarea-horizontal-align="left" draw:textarea-vertical-align="top" draw:auto-grow-height="true" draw:auto-grow-width="false" fo:min-height="6.196cm" fo:min-width="0cm" fo:padding-top="0.13cm" fo:padding-bottom="0.13cm" fo:padding-left="0.25cm" fo:padding-right="0.25cm" draw:shadow="hidden" draw:shadow-color="#808080"/>
    </style:style>
    <style:style style:name="pr55" style:family="presentation" style:parent-style-name="Default-outline1">
      <style:graphic-properties draw:stroke="none" draw:fill="none" draw:fill-color="#ffffff" draw:textarea-horizontal-align="left" draw:textarea-vertical-align="top" draw:auto-grow-height="true" draw:auto-grow-width="false" fo:min-height="5.878cm" fo:min-width="0cm" fo:padding-top="0.13cm" fo:padding-bottom="0.13cm" fo:padding-left="0.25cm" fo:padding-right="0.25cm"/>
    </style:style>
    <style:style style:name="pr56" style:family="presentation" style:parent-style-name="Default-outline1">
      <style:graphic-properties draw:stroke="none" draw:fill="none" draw:fill-color="#00cc99" draw:textarea-horizontal-align="left" draw:textarea-vertical-align="top" draw:auto-grow-height="true" draw:auto-grow-width="false" fo:min-height="3.793cm" fo:min-width="0cm" fo:padding-top="0.13cm" fo:padding-bottom="0.13cm" fo:padding-left="0.25cm" fo:padding-right="0.25cm" draw:shadow="hidden" draw:shadow-color="#808080"/>
    </style:style>
    <style:style style:name="pr57" style:family="presentation" style:parent-style-name="Default-outline1">
      <style:graphic-properties draw:stroke="none" draw:fill="none" draw:fill-color="#ffffff" draw:textarea-horizontal-align="left" draw:textarea-vertical-align="top" draw:auto-grow-height="true" draw:auto-grow-width="false" fo:min-height="3.4cm" fo:min-width="0cm" fo:padding-top="0.13cm" fo:padding-bottom="0.13cm" fo:padding-left="0.25cm" fo:padding-right="0.25cm"/>
    </style:style>
    <style:style style:name="pr58" style:family="presentation" style:parent-style-name="Default-outline1">
      <style:graphic-properties draw:stroke="none" draw:fill="none" draw:fill-color="#00cc99" draw:textarea-horizontal-align="left" draw:textarea-vertical-align="top" draw:auto-grow-height="true" draw:auto-grow-width="false" fo:min-height="9.384cm" fo:min-width="0cm" fo:padding-top="0.13cm" fo:padding-bottom="0.13cm" fo:padding-left="0.25cm" fo:padding-right="0.25cm" draw:shadow="hidden" draw:shadow-color="#808080"/>
    </style:style>
    <style:style style:name="pr59" style:family="presentation" style:parent-style-name="Default-outline1">
      <style:graphic-properties draw:stroke="none" draw:fill="none" draw:fill-color="#00cc99" draw:textarea-horizontal-align="left" draw:textarea-vertical-align="top" draw:auto-grow-height="true" draw:auto-grow-width="false" fo:min-height="1.314cm" fo:min-width="0cm" fo:padding-top="0.13cm" fo:padding-bottom="0.13cm" fo:padding-left="0.25cm" fo:padding-right="0.25cm" draw:shadow="hidden" draw:shadow-color="#808080"/>
    </style:style>
    <style:style style:name="pr60" style:family="presentation" style:parent-style-name="Default-title">
      <style:graphic-properties draw:stroke="none" draw:fill="none" draw:fill-color="#ffffff" draw:textarea-horizontal-align="left" draw:textarea-vertical-align="middle" draw:auto-grow-height="true" draw:auto-grow-width="false" fo:min-height="1.314cm" fo:min-width="0cm" fo:padding-top="0.13cm" fo:padding-bottom="0.13cm" fo:padding-left="0.25cm" fo:padding-right="0.25cm"/>
    </style:style>
    <style:style style:name="pr61" style:family="presentation" style:parent-style-name="Default-outline1">
      <style:graphic-properties draw:stroke="none" draw:fill="none" draw:fill-color="#ffffff" draw:textarea-horizontal-align="left" draw:textarea-vertical-align="top" draw:auto-grow-height="true" draw:auto-grow-width="false" fo:min-height="1.314cm" fo:min-width="0cm" fo:padding-top="0.13cm" fo:padding-bottom="0.13cm" fo:padding-left="0.25cm" fo:padding-right="0.25cm"/>
    </style:style>
    <style:style style:name="pr62" style:family="presentation" style:parent-style-name="Default-outline1">
      <style:graphic-properties draw:stroke="none" draw:fill="none" draw:fill-color="#00cc99" draw:textarea-horizontal-align="left" draw:textarea-vertical-align="top" draw:auto-grow-height="true" draw:auto-grow-width="false" fo:min-height="7.179cm" fo:min-width="0cm" fo:padding-top="0.13cm" fo:padding-bottom="0.13cm" fo:padding-left="0.25cm" fo:padding-right="0.25cm" draw:shadow="hidden" draw:shadow-color="#808080"/>
    </style:style>
    <style:style style:name="pr63" style:family="presentation" style:parent-style-name="Default-outline1">
      <style:graphic-properties draw:stroke="none" draw:fill="none" draw:fill-color="#00cc99" draw:textarea-horizontal-align="left" draw:textarea-vertical-align="top" draw:auto-grow-height="true" draw:auto-grow-width="false" fo:min-height="5.305cm" fo:min-width="0cm" fo:padding-top="0.13cm" fo:padding-bottom="0.13cm" fo:padding-left="0.25cm" fo:padding-right="0.25cm" draw:shadow="hidden" draw:shadow-color="#808080"/>
    </style:style>
    <style:style style:name="pr64" style:family="presentation" style:parent-style-name="Default-outline1">
      <style:graphic-properties draw:stroke="none" draw:fill="none" draw:fill-color="#ffffff" draw:textarea-horizontal-align="left" draw:textarea-vertical-align="top" draw:auto-grow-height="true" draw:auto-grow-width="false" fo:min-height="7.515cm" fo:min-width="0cm" fo:padding-top="0.13cm" fo:padding-bottom="0.13cm" fo:padding-left="0.25cm" fo:padding-right="0.25cm"/>
    </style:style>
    <style:style style:name="pr65" style:family="presentation" style:parent-style-name="Default-title">
      <style:graphic-properties draw:stroke="none" draw:fill="none" draw:fill-color="#00cc99" draw:textarea-horizontal-align="left" draw:textarea-vertical-align="middle" draw:auto-grow-height="true" draw:auto-grow-width="false" fo:min-height="1.976cm" fo:min-width="0cm" fo:padding-top="0.13cm" fo:padding-bottom="0.13cm" fo:padding-left="0.25cm" fo:padding-right="0.25cm" draw:shadow="hidden" draw:shadow-color="#808080"/>
    </style:style>
    <style:style style:name="pr66" style:family="presentation" style:parent-style-name="Default-outline1">
      <style:graphic-properties draw:stroke="none" draw:fill="none" draw:fill-color="#00cc99" draw:textarea-horizontal-align="left" draw:textarea-vertical-align="top" draw:auto-grow-height="true" draw:auto-grow-width="false" fo:min-height="1.588cm" fo:min-width="0cm" fo:padding-top="0.13cm" fo:padding-bottom="0.13cm" fo:padding-left="0.25cm" fo:padding-right="0.25cm" draw:shadow="hidden" draw:shadow-color="#808080"/>
    </style:style>
    <style:style style:name="pr67" style:family="presentation" style:parent-style-name="Default-title">
      <style:graphic-properties draw:stroke="none" draw:fill="none" draw:fill-color="#ffffff" draw:textarea-horizontal-align="left" draw:textarea-vertical-align="middle" draw:auto-grow-height="true" draw:auto-grow-width="false" fo:min-height="1.552cm" fo:min-width="0cm" fo:padding-top="0.13cm" fo:padding-bottom="0.13cm" fo:padding-left="0.25cm" fo:padding-right="0.25cm"/>
    </style:style>
    <style:style style:name="pr68" style:family="presentation" style:parent-style-name="Default-outline1">
      <style:graphic-properties draw:stroke="none" draw:fill="none" draw:fill-color="#ffffff" draw:textarea-horizontal-align="left" draw:textarea-vertical-align="top" draw:auto-grow-height="true" draw:auto-grow-width="false" fo:min-height="1.403cm" fo:min-width="0cm" fo:padding-top="0.13cm" fo:padding-bottom="0.13cm" fo:padding-left="0.25cm" fo:padding-right="0.25cm"/>
    </style:style>
    <style:style style:name="pr69" style:family="presentation" style:parent-style-name="Default-outline1">
      <style:graphic-properties draw:stroke="none" draw:fill="none" draw:fill-color="#ffffff" draw:textarea-horizontal-align="left" draw:textarea-vertical-align="top" draw:auto-grow-height="true" draw:auto-grow-width="false" fo:min-height="1.703cm" fo:min-width="0cm" fo:padding-top="0.13cm" fo:padding-bottom="0.13cm" fo:padding-left="0.25cm" fo:padding-right="0.25cm"/>
    </style:style>
    <style:style style:name="pr70" style:family="presentation" style:parent-style-name="Default-backgroun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pr71" style:family="presentation" style:parent-style-name="Default-title">
      <style:graphic-properties draw:stroke="none" draw:fill="none" draw:fill-color="#00cc99" draw:textarea-horizontal-align="left" draw:textarea-vertical-align="middle" draw:auto-grow-height="true" draw:auto-grow-width="false" fo:min-height="1.267cm" fo:min-width="0cm" fo:padding-top="0.13cm" fo:padding-bottom="0.13cm" fo:padding-left="0.25cm" fo:padding-right="0.25cm" draw:shadow="hidden" draw:shadow-color="#808080"/>
    </style:style>
    <style:style style:name="pr72" style:family="presentation" style:parent-style-name="Default-outline1">
      <style:graphic-properties draw:stroke="none" draw:fill="none" draw:fill-color="#00cc99" draw:textarea-horizontal-align="left" draw:textarea-vertical-align="top" draw:auto-grow-height="true" draw:auto-grow-width="false" fo:min-height="0.952cm" fo:min-width="0cm" fo:padding-top="0.13cm" fo:padding-bottom="0.13cm" fo:padding-left="0.25cm" fo:padding-right="0.25cm" draw:shadow="hidden" draw:shadow-color="#808080"/>
    </style:style>
    <style:style style:name="pr73" style:family="presentation" style:parent-style-name="Default-outline1" style:list-style-name="L8">
      <style:graphic-properties draw:stroke="none" draw:fill="none" draw:fill-color="#ffffff" draw:textarea-horizontal-align="left" draw:textarea-vertical-align="top" draw:auto-grow-height="true" draw:auto-grow-width="false" fo:min-height="5.738cm" fo:min-width="0cm" fo:padding-top="0.13cm" fo:padding-bottom="0.13cm" fo:padding-left="0.25cm" fo:padding-right="0.25cm"/>
    </style:style>
    <style:style style:name="pr74" style:family="presentation" style:parent-style-name="Default-outline1" style:list-style-name="L8">
      <style:graphic-properties draw:stroke="none" draw:fill="none" draw:fill-color="#ffffff" draw:textarea-horizontal-align="left" draw:textarea-vertical-align="top" draw:auto-grow-height="true" draw:auto-grow-width="false" fo:min-height="5.738cm" fo:min-width="0cm" fo:padding-top="0.13cm" fo:padding-bottom="0.13cm" fo:padding-left="0.25cm" fo:padding-right="0.25cm"/>
    </style:style>
    <style:style style:name="pr75" style:family="presentation" style:parent-style-name="Default-outline1" style:list-style-name="L8">
      <style:graphic-properties draw:stroke="none" draw:fill="none" draw:fill-color="#ffffff" draw:textarea-horizontal-align="left" draw:textarea-vertical-align="top" draw:auto-grow-height="true" draw:auto-grow-width="false" fo:min-height="5.738cm" fo:min-width="0cm" fo:padding-top="0.13cm" fo:padding-bottom="0.13cm" fo:padding-left="0.25cm" fo:padding-right="0.25cm"/>
    </style:style>
    <style:style style:name="pr76" style:family="presentation" style:parent-style-name="Default-outline1" style:list-style-name="L8">
      <style:graphic-properties draw:stroke="none" draw:fill="none" draw:fill-color="#ffffff" draw:textarea-horizontal-align="left" draw:textarea-vertical-align="top" draw:auto-grow-height="true" draw:auto-grow-width="false" fo:min-height="5.738cm" fo:min-width="0cm" fo:padding-top="0.13cm" fo:padding-bottom="0.13cm" fo:padding-left="0.25cm" fo:padding-right="0.25cm"/>
    </style:style>
    <style:style style:name="pr77" style:family="presentation" style:parent-style-name="Default-outline1">
      <style:graphic-properties draw:stroke="none" draw:fill="none" fo:min-height="1.182cm"/>
    </style:style>
    <style:style style:name="pr78" style:family="presentation" style:parent-style-name="Default-outline1">
      <style:graphic-properties draw:stroke="none" draw:fill="none" draw:fill-color="#00cc99" draw:textarea-horizontal-align="left" draw:textarea-vertical-align="top" draw:auto-grow-height="true" draw:auto-grow-width="false" fo:min-height="3.55cm" fo:min-width="0cm" fo:padding-top="0.13cm" fo:padding-bottom="0.13cm" fo:padding-left="0.25cm" fo:padding-right="0.25cm" draw:shadow="hidden" draw:shadow-color="#808080"/>
    </style:style>
    <style:style style:name="pr79" style:family="presentation" style:parent-style-name="Default-title">
      <style:graphic-properties draw:stroke="none" draw:fill="none" draw:fill-color="#00cc99" draw:textarea-horizontal-align="left" draw:textarea-vertical-align="middle" draw:auto-grow-height="true" draw:auto-grow-width="false" fo:min-height="1.694cm" fo:min-width="0cm" fo:padding-top="0.13cm" fo:padding-bottom="0.13cm" fo:padding-left="0.25cm" fo:padding-right="0.25cm" draw:shadow="hidden" draw:shadow-color="#808080"/>
    </style:style>
    <style:style style:name="pr80" style:family="presentation" style:parent-style-name="Default-outline1">
      <style:graphic-properties draw:stroke="none" draw:fill="none" draw:fill-color="#ffffff" draw:textarea-horizontal-align="left" draw:textarea-vertical-align="top" draw:auto-grow-height="true" draw:auto-grow-width="false" fo:min-height="3.096cm" fo:min-width="0cm" fo:padding-top="0.13cm" fo:padding-bottom="0.13cm" fo:padding-left="0.25cm" fo:padding-right="0.25cm"/>
    </style:style>
    <style:style style:name="pr81" style:family="presentation" style:parent-style-name="Default-title">
      <style:graphic-properties draw:stroke="none" draw:fill="none" draw:fill-color="#00cc99" draw:textarea-horizontal-align="justify" draw:textarea-vertical-align="middle" draw:auto-grow-height="true" draw:auto-grow-width="false" fo:min-height="2.915cm" fo:min-width="0cm" fo:padding-top="0.13cm" fo:padding-bottom="0.13cm" fo:padding-left="0.25cm" fo:padding-right="0.25cm" draw:shadow="hidden" draw:shadow-color="#808080"/>
    </style:style>
    <style:style style:name="pr82" style:family="presentation" style:parent-style-name="Default-outline1">
      <style:graphic-properties draw:stroke="none" draw:fill="none" draw:fill-color="#ffffff" draw:textarea-horizontal-align="left" draw:textarea-vertical-align="top" draw:auto-grow-height="true" draw:auto-grow-width="false" fo:min-height="1.495cm" fo:min-width="0cm" fo:padding-top="0.13cm" fo:padding-bottom="0.13cm" fo:padding-left="0.25cm" fo:padding-right="0.25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text-indent="0cm"/>
    </style:style>
    <style:style style:name="P4" style:family="paragraph">
      <style:paragraph-properties fo:margin-left="0.952cm" fo:margin-right="0cm" fo:text-indent="-0.952cm"/>
    </style:style>
    <style:style style:name="P5" style:family="paragraph">
      <style:paragraph-properties fo:margin-left="0cm" fo:margin-right="0cm" fo:margin-top="0.529cm" fo:margin-bottom="0cm" fo:text-align="center" fo:text-indent="0cm"/>
    </style:style>
    <style:style style:name="P6" style:family="paragraph">
      <style:paragraph-properties fo:text-align="center" style:writing-mode="lr-tb"/>
    </style:style>
    <style:style style:name="P7" style:family="paragraph">
      <style:paragraph-properties fo:text-align="center"/>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writing-mode="lr-tb"/>
    </style:style>
    <style:style style:name="P10" style:family="paragraph">
      <style:paragraph-properties fo:text-align="center"/>
      <style:text-properties fo:font-size="24pt"/>
    </style:style>
    <style:style style:name="P11" style:family="paragraph">
      <style:paragraph-properties fo:margin-left="0cm" fo:margin-right="0cm" fo:text-align="start" fo:text-indent="0cm"/>
    </style:style>
    <style:style style:name="P12" style:family="paragraph">
      <style:paragraph-properties fo:margin-left="0cm" fo:margin-right="0cm" fo:margin-top="0.282cm" fo:margin-bottom="0cm" fo:text-indent="0cm"/>
    </style:style>
    <style:style style:name="P13" style:family="paragraph">
      <style:paragraph-properties fo:margin-left="0.952cm" fo:margin-right="0cm" fo:text-indent="-0.952cm" style:writing-mode="lr-tb"/>
    </style:style>
    <style:style style:name="P14" style:family="paragraph">
      <style:paragraph-properties fo:margin-left="0cm" fo:margin-right="0cm" fo:margin-top="0.282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style:paragraph-properties fo:margin-left="0.952cm" fo:margin-right="0cm" fo:margin-top="0.211cm" fo:margin-bottom="0cm" fo:text-indent="-0.952cm"/>
    </style:style>
    <style:style style:name="P16" style:family="paragraph">
      <style:paragraph-properties fo:margin-left="0cm" fo:margin-right="0cm" fo:margin-top="0.176cm" fo:margin-bottom="0cm" fo:text-indent="0cm"/>
    </style:style>
    <style:style style:name="P17" style:family="paragraph">
      <style:paragraph-properties fo:margin-left="0cm" fo:margin-right="0cm" fo:margin-top="0.176cm" fo:margin-bottom="0cm" fo:line-height="75%" fo:text-indent="0cm"/>
    </style:style>
    <style:style style:name="P18" style:family="paragraph">
      <style:paragraph-properties fo:margin-left="0.952cm" fo:margin-right="0cm" fo:margin-top="0.282cm" fo:margin-bottom="0cm" fo:text-indent="-0.952cm"/>
    </style:style>
    <style:style style:name="P19" style:family="paragraph">
      <style:paragraph-properties fo:margin-left="0.952cm" fo:margin-right="0cm" fo:margin-top="0.105cm" fo:margin-bottom="0cm" fo:text-indent="-0.952cm"/>
    </style:style>
    <style:style style:name="P20" style:family="paragraph">
      <style:paragraph-properties fo:margin-left="0.952cm" fo:margin-right="0cm" fo:margin-top="0.105cm" fo:margin-bottom="0cm" fo:text-align="center" fo:text-indent="-0.952cm"/>
    </style:style>
    <style:style style:name="P21" style:family="paragraph">
      <style:paragraph-properties fo:margin-left="0cm" fo:margin-right="0cm" fo:line-height="92%" fo:text-align="center" fo:text-indent="0cm"/>
    </style:style>
    <style:style style:name="P22" style:family="paragraph">
      <style:paragraph-properties fo:margin-left="0cm" fo:margin-right="0cm" fo:margin-top="0cm" fo:margin-bottom="0cm" fo:line-height="107%" fo:text-align="center" fo:text-indent="0cm" style:punctuation-wrap="hanging" style:line-break="strict" style:writing-mode="lr-tb"/>
    </style:style>
    <style:style style:name="P23" style:family="paragraph">
      <style:paragraph-properties fo:margin-left="0cm" fo:margin-right="0cm" fo:margin-top="0cm" fo:margin-bottom="0cm" fo:line-height="107%" fo:text-align="start" fo:text-indent="0cm" style:punctuation-wrap="hanging" style:line-break="strict" style:writing-mode="lr-tb"/>
    </style:style>
    <style:style style:name="P24" style:family="paragraph">
      <style:paragraph-properties fo:margin-left="0cm" fo:margin-right="0cm" fo:margin-top="0.793cm" fo:margin-bottom="0cm" fo:text-indent="0cm"/>
    </style:style>
    <style:style style:name="P25" style:family="paragraph">
      <style:paragraph-properties fo:margin-left="0cm" fo:margin-right="0cm" fo:margin-top="0.44cm" fo:margin-bottom="0cm" fo:text-indent="0cm"/>
    </style:style>
    <style:style style:name="P26" style:family="paragraph">
      <style:paragraph-properties fo:margin-left="0cm" fo:margin-right="0cm" fo:margin-top="0.44cm" fo:margin-bottom="0cm" fo:line-height="32%" fo:text-indent="0cm"/>
    </style:style>
    <style:style style:name="P27" style:family="paragraph">
      <style:paragraph-properties fo:margin-left="0cm" fo:margin-right="0cm" fo:text-align="start" fo:text-indent="0cm" style:writing-mode="lr-tb"/>
    </style:style>
    <style:style style:name="P28" style:family="paragraph">
      <style:paragraph-properties fo:margin-left="0.952cm" fo:margin-right="0cm" fo:margin-top="0.282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9" style:family="paragraph">
      <style:paragraph-properties fo:text-align="center" style:writing-mode="lr-tb"/>
      <style:text-properties fo:font-size="28pt"/>
    </style:style>
    <style:style style:name="P30" style:family="paragraph">
      <style:paragraph-properties fo:margin-left="0.952cm" fo:margin-right="0cm" fo:margin-top="0.211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1" style:family="paragraph">
      <style:paragraph-properties fo:margin-left="0cm" fo:margin-right="0cm"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0cm" fo:margin-right="0cm" fo:margin-top="0.529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cm" fo:margin-right="0cm" fo:line-height="92%"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952cm" fo:margin-right="0cm" fo:margin-top="0.246cm" fo:margin-bottom="0cm" fo:text-indent="-0.952cm"/>
    </style:style>
    <style:style style:name="P35" style:family="paragraph">
      <style:paragraph-properties fo:margin-left="0cm" fo:margin-right="0cm" fo:margin-top="0.529cm" fo:margin-bottom="0cm" fo:text-indent="0cm"/>
    </style:style>
    <style:style style:name="P36" style:family="paragraph">
      <style:paragraph-properties fo:margin-left="0cm" fo:margin-right="0cm" fo:margin-top="0.246cm" fo:margin-bottom="0cm" fo:text-indent="0cm"/>
    </style:style>
    <style:style style:name="P37" style:family="paragraph">
      <style:paragraph-properties fo:margin-left="0cm" fo:margin-right="0cm" fo:margin-top="0.211cm" fo:margin-bottom="0cm" fo:text-indent="0cm"/>
    </style:style>
    <style:style style:name="P38" style:family="paragraph">
      <style:paragraph-properties fo:margin-left="0.952cm" fo:margin-right="0cm" fo:margin-top="0.282cm" fo:margin-bottom="0cm" fo:line-height="75%"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9" style:family="paragraph">
      <style:paragraph-properties fo:margin-left="0.952cm" fo:margin-right="0cm" fo:margin-top="0.282cm" fo:margin-bottom="0cm" fo:line-height="75%" fo:text-indent="-0.952cm"/>
    </style:style>
    <style:style style:name="P40" style:family="paragraph">
      <style:paragraph-properties fo:margin-left="0.952cm" fo:margin-right="0cm" fo:margin-top="0.282cm" fo:margin-bottom="0cm" fo:text-align="center" fo:text-indent="-0.952cm"/>
    </style:style>
    <style:style style:name="P41"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2" style:family="paragraph">
      <style:paragraph-properties fo:margin-left="0cm" fo:margin-right="0cm" fo:margin-top="0.44cm" fo:margin-bottom="0cm" fo:text-align="center" fo:text-indent="0cm"/>
    </style:style>
    <style:style style:name="P43" style:family="paragraph">
      <style:paragraph-properties fo:margin-left="0cm" fo:margin-right="0cm" fo:margin-top="0.44cm" fo:margin-bottom="0cm" fo:line-height="21%" fo:text-align="center" fo:text-indent="0cm"/>
    </style:style>
    <style:style style:name="P44" style:family="paragraph">
      <style:text-properties fo:font-size="12pt"/>
    </style:style>
    <style:style style:name="P45"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4pt"/>
    </style:style>
    <style:style style:name="P46" style:family="paragraph">
      <style:paragraph-properties fo:margin-left="2.063cm" fo:margin-right="0cm" fo:margin-top="0.282cm" fo:margin-bottom="0cm" fo:line-height="107%" fo:text-align="start" fo:text-indent="-0.793cm" style:text-autospace="ideograph-alpha" style:punctuation-wrap="hanging" style:line-break="strict"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7" style:family="paragraph">
      <style:paragraph-properties fo:margin-left="2.063cm" fo:margin-right="0cm" fo:margin-top="0.282cm" fo:margin-bottom="0cm" fo:line-height="107%"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8" style:family="paragraph">
      <style:paragraph-properties fo:margin-left="0cm" fo:margin-right="0cm" fo:line-height="64%" fo:text-align="center" fo:text-indent="0cm"/>
    </style:style>
    <style:style style:name="P49" style:family="paragraph">
      <style:paragraph-properties fo:margin-left="0cm" fo:margin-right="0cm" fo:line-height="54%" fo:text-align="center" fo:text-indent="0cm"/>
    </style:style>
    <style:style style:name="P50" style:family="paragraph">
      <style:paragraph-properties fo:margin-left="0cm" fo:margin-right="0cm" fo:line-height="75%" fo:text-indent="0cm"/>
    </style:style>
    <style:style style:name="P51" style:family="paragraph">
      <style:paragraph-properties fo:margin-left="0cm" fo:margin-right="0cm" fo:margin-top="0.617cm" fo:margin-bottom="0cm" fo:text-align="center" fo:text-indent="0cm"/>
    </style:style>
    <style:style style:name="P52" style:family="paragraph">
      <style:paragraph-properties fo:margin-left="0cm" fo:margin-right="0cm" fo:margin-top="0.44cm" fo:margin-bottom="0cm" style:line-height-at-least="0cm" fo:text-align="center" fo:text-indent="0cm"/>
    </style:style>
    <style:style style:name="P53" style:family="paragraph">
      <style:paragraph-properties fo:margin-left="0cm" fo:margin-right="0cm" fo:margin-top="0.529cm" fo:margin-bottom="0cm" fo:line-height="32%" fo:text-align="center" fo:text-indent="0cm"/>
    </style:style>
    <style:style style:name="P54" style:family="paragraph">
      <style:paragraph-properties fo:margin-left="0cm" fo:margin-right="0cm" fo:margin-top="0.529cm" fo:margin-bottom="0cm" fo:line-height="54%" fo:text-align="center" fo:text-indent="0cm"/>
    </style:style>
    <style:style style:name="P55" style:family="paragraph">
      <style:paragraph-properties fo:margin-left="0cm" fo:margin-right="0cm" fo:margin-top="0.793cm" fo:margin-bottom="0cm" fo:line-height="11%" fo:text-align="center" fo:text-indent="0cm"/>
    </style:style>
    <style:style style:name="P56" style:family="paragraph">
      <style:paragraph-properties fo:margin-left="0cm" fo:margin-right="0cm" fo:margin-top="0.793cm" fo:margin-bottom="0cm" style:line-height-at-least="0cm" fo:text-align="center" fo:text-indent="0cm"/>
    </style:style>
    <style:style style:name="P57" style:family="paragraph">
      <style:paragraph-properties fo:margin-left="0cm" fo:margin-right="0cm" fo:margin-top="0.246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8" style:family="paragraph">
      <style:paragraph-properties fo:margin-left="0.952cm" fo:margin-right="0cm" fo:margin-top="0.282cm" fo:margin-bottom="0cm" fo:line-height="124%" fo:text-indent="-0.952cm"/>
    </style:style>
    <style:style style:name="P59" style:family="paragraph">
      <style:paragraph-properties fo:margin-left="0.952cm" fo:margin-right="0cm" fo:margin-top="0.282cm" fo:margin-bottom="0cm" fo:line-height="124%"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0" style:family="paragraph">
      <style:paragraph-properties fo:margin-left="0cm" fo:margin-right="0cm" fo:margin-top="0.396cm" fo:margin-bottom="0cm" fo:text-align="center" fo:text-indent="0cm"/>
    </style:style>
    <style:style style:name="P61" style:family="paragraph">
      <style:paragraph-properties fo:margin-left="0cm" fo:margin-right="0cm" fo:margin-top="0.396cm" fo:margin-bottom="0cm" style:line-height-at-least="1.459cm" fo:text-align="center" fo:text-indent="0cm"/>
    </style:style>
    <style:style style:name="P62" style:family="paragraph">
      <style:paragraph-properties fo:margin-left="0cm" fo:margin-right="0cm" fo:margin-top="0.396cm" fo:margin-bottom="0cm" fo:line-height="86%" fo:text-align="center" fo:text-indent="0cm"/>
    </style:style>
    <style:style style:name="P63" style:family="paragraph">
      <style:paragraph-properties fo:margin-left="0cm" fo:margin-right="0cm" fo:margin-top="0.396cm" fo:margin-bottom="0cm" fo:line-height="75%" fo:text-align="center" fo:text-indent="0cm"/>
    </style:style>
    <style:style style:name="P64" style:family="paragraph">
      <style:paragraph-properties style:writing-mode="lr-tb"/>
    </style:style>
    <style:style style:name="P65" style:family="paragraph">
      <style:paragraph-properties fo:margin-left="0cm" fo:margin-right="0cm" fo:margin-top="0.793cm" fo:margin-bottom="0cm" fo:text-align="center" fo:text-indent="0cm"/>
    </style:style>
    <style:style style:name="P66" style:family="paragraph">
      <style:paragraph-properties fo:margin-left="0.952cm" fo:margin-right="0cm" fo:margin-top="0.282cm" fo:margin-bottom="0cm" fo:line-height="64%"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7" style:family="paragraph">
      <style:text-properties fo:font-style="italic" style:font-style-asian="italic" style:font-style-complex="italic"/>
    </style:style>
    <style:style style:name="P68" style:family="paragraph">
      <style:paragraph-properties fo:margin-left="0cm" fo:margin-right="0cm" fo:margin-top="0.529cm" fo:margin-bottom="0cm" style:line-height-at-least="0cm" fo:text-align="center" fo:text-indent="0cm"/>
    </style:style>
    <style:style style:name="P69" style:family="paragraph">
      <style:paragraph-properties fo:margin-left="0cm" fo:margin-right="0cm" fo:text-indent="0cm" style:writing-mode="lr-tb"/>
      <style:text-properties fo:font-size="32pt" style:font-size-asian="32pt" style:font-size-complex="32pt"/>
    </style:style>
    <style:style style:name="P70" style:family="paragraph">
      <style:paragraph-properties fo:margin-left="0cm" fo:margin-right="0cm" fo:margin-top="0.44cm" fo:margin-bottom="0cm" fo:line-height="150%" fo:text-align="center" fo:text-indent="0cm"/>
    </style:style>
    <style:style style:name="P71" style:family="paragraph">
      <style:paragraph-properties fo:margin-left="0cm" fo:margin-right="0cm" fo:margin-top="0.44cm" fo:margin-bottom="0cm" fo:line-height="161%" fo:text-align="center" fo:text-indent="0cm"/>
    </style:style>
    <style:style style:name="P72" style:family="paragraph">
      <style:paragraph-properties fo:margin-left="0cm" fo:margin-right="0cm" fo:margin-top="0.44cm" fo:margin-bottom="0cm" fo:line-height="171%" fo:text-align="center" fo:text-indent="0cm"/>
    </style:style>
    <style:style style:name="P73" style:family="paragraph">
      <style:text-properties fo:font-size="18pt" style:font-size-asian="18pt" style:font-size-complex="18pt"/>
    </style:style>
    <style:style style:name="P74" style:family="paragraph">
      <style:paragraph-properties fo:margin-left="0cm" fo:margin-right="0cm" fo:line-height="75%" fo:text-align="center" fo:text-indent="0cm"/>
    </style:style>
    <style:style style:name="P75" style:family="paragraph">
      <style:paragraph-properties fo:margin-left="0.952cm" fo:margin-right="0cm" fo:margin-top="0.211cm" fo:margin-bottom="0cm" fo:text-indent="-0.952cm" style:writing-mode="lr-tb"/>
    </style:style>
    <style:style style:name="P76" style:family="paragraph">
      <style:paragraph-properties fo:margin-left="0cm" fo:margin-right="0cm" fo:text-align="center" fo:text-indent="0cm" style:writing-mode="lr-tb"/>
      <style:text-properties fo:font-size="24pt"/>
    </style:style>
    <style:style style:name="P77" style:family="paragraph">
      <style:text-properties fo:color="#2323dc"/>
    </style:style>
    <style:style style:name="P78" style:family="paragraph">
      <style:paragraph-properties fo:margin-left="0cm" fo:margin-right="0cm" fo:text-indent="0cm"/>
      <style:text-properties fo:font-size="12pt"/>
    </style:style>
    <style:style style:name="P79" style:family="paragraph">
      <style:paragraph-properties fo:margin-left="0cm" fo:margin-right="0cm" fo:line-height="124%" fo:text-align="start" fo:text-indent="0cm"/>
    </style:style>
    <style:style style:name="P80"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0000"/>
    </style:style>
    <style:style style:name="T2" style:family="text">
      <style:text-properties fo:color="#000000" fo:font-size="40pt" fo:font-weight="bold" style:font-size-asian="40pt" style:font-size-complex="40pt"/>
    </style:style>
    <style:style style:name="T3" style:family="text">
      <style:text-properties fo:font-style="italic" fo:font-weight="bold"/>
    </style:style>
    <style:style style:name="T4" style:family="text">
      <style:text-properties fo:font-style="italic"/>
    </style:style>
    <style:style style:name="T5" style:family="text">
      <style:text-properties fo:font-size="20pt" style:font-size-asian="20pt" style:font-size-complex="20pt"/>
    </style:style>
    <style:style style:name="T6" style:family="text">
      <style:text-properties fo:font-size="36pt" style:text-underline-style="solid" style:text-underline-width="auto" style:text-underline-color="font-color" style:font-size-asian="36pt" style:font-size-complex="36pt"/>
    </style:style>
    <style:style style:name="T7" style:family="text">
      <style:text-properties style:text-underline-style="solid" style:text-underline-width="auto" style:text-underline-color="font-color"/>
    </style:style>
    <style:style style:name="T8" style:family="text">
      <style:text-properties fo:font-size="24pt" style:font-size-asian="24pt" style:font-size-complex="24pt"/>
    </style:style>
    <style:style style:name="T9" style:family="text">
      <style:text-properties fo:font-size="36pt" style:font-size-asian="36pt" style:font-size-complex="36pt"/>
    </style:style>
    <style:style style:name="T10" style:family="text">
      <style:text-properties fo:color="#ff0000" fo:font-size="32pt" style:font-size-asian="32pt" style:font-size-complex="32pt"/>
    </style:style>
    <style:style style:name="T11" style:family="text">
      <style:text-properties fo:font-size="12pt" fo:font-weight="bold" style:font-size-asian="12pt" style:font-size-complex="12pt"/>
    </style:style>
    <style:style style:name="T12" style:family="text">
      <style:text-properties style:font-name="Symbol" fo:font-size="36pt" style:font-size-asian="36pt" style:font-size-complex="36pt"/>
    </style:style>
    <style:style style:name="T13" style:family="text">
      <style:text-properties fo:color="#ff0000" style:text-line-through-style="none" style:text-line-through-type="none" style:text-position="0% 100%" style:font-name="Tahoma1" fo:font-size="32pt" fo:font-style="normal" fo:text-shadow="none" style:text-underline-style="none" fo:font-weight="normal" style:font-size-asian="32pt" style:font-size-complex="32pt" style:font-relief="none"/>
    </style:style>
    <style:style style:name="T14" style:family="text">
      <style:text-properties fo:color="#ff0000"/>
    </style:style>
    <style:style style:name="T15" style:family="text">
      <style:text-properties fo:color="#ff0000" fo:font-size="20pt" style:font-size-asian="20pt" style:font-size-complex="20pt"/>
    </style:style>
    <style:style style:name="T16" style:family="text">
      <style:text-properties fo:color="#3333cc"/>
    </style:style>
    <style:style style:name="T17" style:family="text">
      <style:text-properties fo:color="#3333cc" style:text-line-through-style="none" style:text-line-through-type="none" style:text-position="0% 100%" style:font-name="Tahoma1" fo:font-size="20pt" fo:font-style="normal" fo:text-shadow="none" style:text-underline-style="none" fo:font-weight="normal" style:font-size-asian="20pt" style:font-size-complex="20pt" style:font-relief="none"/>
    </style:style>
    <style:style style:name="T18" style:family="text">
      <style:text-properties fo:font-size="32pt" style:font-size-asian="32pt" style:font-size-complex="32pt"/>
    </style:style>
    <style:style style:name="T19" style:family="text">
      <style:text-properties fo:color="#ff0000" fo:font-size="36pt" style:font-size-asian="36pt" style:font-size-complex="36pt"/>
    </style:style>
    <style:style style:name="T20" style:family="text">
      <style:text-properties fo:font-size="28pt" style:font-size-asian="28pt" style:font-size-complex="28pt"/>
    </style:style>
    <style:style style:name="T21" style:family="text">
      <style:text-properties fo:color="#ff0000" fo:font-size="28pt" style:text-underline-style="solid" style:text-underline-width="auto" style:text-underline-color="font-color" style:font-size-asian="32pt" style:font-size-complex="32pt"/>
    </style:style>
    <style:style style:name="T22" style:family="text">
      <style:text-properties fo:color="#ff0000" fo:font-size="28pt" style:font-size-asian="32pt" style:font-size-complex="32pt"/>
    </style:style>
    <style:style style:name="T23" style:family="text">
      <style:text-properties fo:color="#ff0000" style:text-line-through-style="none" style:text-line-through-type="none" style:text-position="0% 100%" style:font-name="Tahoma1" fo:font-size="28pt" fo:font-style="normal" fo:text-shadow="none" style:text-underline-style="none" fo:font-weight="normal" style:font-size-asian="32pt" style:font-size-complex="32pt" style:font-relief="none"/>
    </style:style>
    <style:style style:name="T24" style:family="text">
      <style:text-properties fo:color="#ff0000" fo:font-size="32pt" style:text-underline-style="solid" style:text-underline-width="auto" style:text-underline-color="font-color" style:font-size-asian="32pt" style:font-size-complex="32pt"/>
    </style:style>
    <style:style style:name="T25" style:family="text">
      <style:text-properties style:text-position="-25% 58%"/>
    </style:style>
    <style:style style:name="T26" style:family="text">
      <style:text-properties style:font-name="Symbol" fo:font-size="32pt" fo:language="en" fo:country="US" style:font-size-asian="32pt" style:font-size-complex="32pt"/>
    </style:style>
    <style:style style:name="T27" style:family="text">
      <style:text-properties fo:font-size="32pt" fo:language="en" fo:country="US" style:font-size-asian="32pt" style:font-size-complex="32pt"/>
    </style:style>
    <style:style style:name="T28" style:family="text">
      <style:text-properties fo:language="en" fo:country="US"/>
    </style:style>
    <style:style style:name="T29" style:family="text">
      <style:text-properties fo:language="en" fo:country="US" style:text-underline-style="solid" style:text-underline-width="auto" style:text-underline-color="font-color"/>
    </style:style>
    <style:style style:name="T30" style:family="text">
      <style:text-properties fo:color="#ff0000" fo:font-size="28pt" style:font-size-asian="28pt" style:font-size-complex="28pt"/>
    </style:style>
    <style:style style:name="T31" style:family="text">
      <style:text-properties style:font-name="Symbol" fo:font-size="28pt" style:font-size-asian="28pt" style:font-size-complex="28pt"/>
    </style:style>
    <style:style style:name="T32" style:family="text">
      <style:text-properties style:font-name="Symbol"/>
    </style:style>
    <style:style style:name="T33" style:family="text">
      <style:text-properties fo:color="#000000" style:text-outline="false" style:text-line-through-style="none" style:text-line-through-type="none" style:text-position="0% 100%" style:font-name="Tahoma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HG Mincho Light J" style:font-size-asian="32pt" style:language-asian="zxx" style:country-asian="none" style:font-style-asian="normal" style:font-weight-asian="normal" style:font-name-complex="Tahoma6"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line-through-type="none" style:text-position="0% 100%" style:font-name="Symbo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HG Mincho Light J" style:font-size-asian="32pt" style:language-asian="zxx" style:country-asian="none" style:font-style-asian="normal" style:font-weight-asian="normal" style:font-name-complex="Tahoma6"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font-size="16pt" style:font-size-asian="16pt" style:font-size-complex="16pt"/>
    </style:style>
    <style:style style:name="T36" style:family="text">
      <style:text-properties fo:font-size="36pt" fo:font-style="italic" style:font-size-asian="36pt" style:font-size-complex="36pt"/>
    </style:style>
    <style:style style:name="T37" style:family="text">
      <style:text-properties style:font-name="Symbol" fo:font-size="14pt" fo:language="en" fo:country="US" style:font-size-asian="14pt" style:font-size-complex="14pt"/>
    </style:style>
    <style:style style:name="T38" style:family="text">
      <style:text-properties fo:color="#008000"/>
    </style:style>
    <style:style style:name="T39" style:family="text">
      <style:text-properties fo:color="#3333cc" fo:font-size="28pt" style:font-size-asian="28pt" style:font-size-complex="28pt"/>
    </style:style>
    <style:style style:name="T40" style:family="text">
      <style:text-properties style:font-name="Symbol" fo:font-size="32pt" style:font-size-asian="32pt" style:font-size-complex="32pt"/>
    </style:style>
    <style:style style:name="T41" style:family="text">
      <style:text-properties fo:font-size="20pt" fo:language="en" fo:country="US" style:font-size-asian="20pt" style:font-size-complex="20pt"/>
    </style:style>
    <style:style style:name="T42" style:family="text">
      <style:text-properties fo:language="en" fo:country="US" fo:font-style="italic"/>
    </style:style>
    <style:style style:name="T43" style:family="text">
      <style:text-properties style:font-name="ZapfDingbats" fo:language="en" fo:country="US"/>
    </style:style>
    <style:style style:name="T44" style:family="text">
      <style:text-properties style:font-name="Wingdings 2"/>
    </style:style>
    <style:style style:name="T45" style:family="text">
      <style:text-properties fo:font-size="18pt" style:font-size-asian="18pt" style:font-size-complex="18pt"/>
    </style:style>
    <style:style style:name="T46" style:family="text">
      <style:text-properties fo:color="#ff0000" fo:font-size="16pt" style:font-size-asian="16pt" style:font-size-complex="16pt"/>
    </style:style>
    <style:style style:name="T47" style:family="text">
      <style:text-properties fo:color="#3333cc" fo:font-size="36pt" style:font-size-asian="36pt" style:font-size-complex="36pt"/>
    </style:style>
    <style:style style:name="T48" style:family="text">
      <style:text-properties fo:font-style="italic" style:font-style-asian="italic" style:font-style-complex="italic"/>
    </style:style>
    <style:style style:name="T49" style:family="text">
      <style:text-properties fo:font-size="32pt" style:text-underline-style="solid" style:text-underline-width="auto" style:text-underline-color="font-color" style:font-size-asian="32pt" style:font-size-complex="32pt"/>
    </style:style>
    <style:style style:name="T50" style:family="text">
      <style:text-properties fo:font-size="28pt" fo:font-style="italic" style:font-size-asian="28pt" style:font-size-complex="28pt"/>
    </style:style>
    <style:style style:name="T51" style:family="text">
      <style:text-properties fo:color="#3333cc" fo:font-size="20pt" style:font-size-asian="20pt" style:font-size-complex="20pt"/>
    </style:style>
    <style:style style:name="T52" style:family="text">
      <style:text-properties fo:color="#3333cc" fo:font-size="28pt" fo:font-style="italic" style:font-size-asian="28pt" style:font-size-complex="28pt"/>
    </style:style>
    <style:style style:name="T53" style:family="text">
      <style:text-properties fo:color="#3333cc" fo:font-style="italic"/>
    </style:style>
    <style:style style:name="T54" style:family="text">
      <style:text-properties fo:font-size="28pt" style:text-underline-style="solid" style:text-underline-width="auto" style:text-underline-color="font-color" style:font-size-asian="28pt" style:font-size-complex="28pt"/>
    </style:style>
    <style:style style:name="T55" style:family="text">
      <style:text-properties fo:font-size="18pt" fo:font-style="italic" style:font-size-asian="18pt" style:font-size-complex="18pt"/>
    </style:style>
    <style:style style:name="T56" style:family="text">
      <style:text-properties style:text-position="super 58%" fo:font-size="28pt" style:font-size-asian="28pt" style:font-size-complex="28pt"/>
    </style:style>
    <style:style style:name="T57" style:family="text">
      <style:text-properties style:text-position="0% 100%" style:font-name="Ubuntu2" fo:font-size="28pt" style:font-name-asian="Ubuntu2" style:font-size-asian="28pt" style:font-name-complex="Ubuntu2" style:font-size-complex="28pt"/>
    </style:style>
    <style:style style:name="T58" style:family="text">
      <style:text-properties style:text-position="0% 100%" fo:font-size="22pt" style:font-size-asian="22pt" style:font-size-complex="22pt"/>
    </style:style>
    <style:style style:name="T59" style:family="text">
      <style:text-properties fo:font-size="32pt" fo:font-style="italic" style:font-size-asian="32pt" style:font-size-complex="32pt"/>
    </style:style>
    <style:style style:name="T60" style:family="text">
      <style:text-properties fo:font-size="24pt" fo:language="en" fo:country="US" style:font-size-asian="24pt" style:font-size-complex="24pt"/>
    </style:style>
    <style:style style:name="T61" style:family="text">
      <style:text-properties fo:color="#ff0000" fo:font-size="24pt" style:font-size-asian="24pt" style:font-size-complex="24pt"/>
    </style:style>
    <style:style style:name="T62" style:family="text">
      <style:text-properties fo:color="#ff0000" fo:font-size="24pt" fo:font-style="italic" style:font-size-asian="24pt" style:font-size-complex="24pt"/>
    </style:style>
    <style:style style:name="T63" style:family="text">
      <style:text-properties fo:color="#ff0000" style:font-name="Symbol" fo:font-size="24pt" style:font-size-asian="24pt" style:font-size-complex="24pt"/>
    </style:style>
    <style:style style:name="T64" style:family="text">
      <style:text-properties fo:color="#ff0000" style:text-position="30% 58%" fo:font-size="24pt" fo:font-style="italic" style:font-size-asian="24pt" style:font-size-complex="24pt"/>
    </style:style>
    <style:style style:name="T65" style:family="text">
      <style:text-properties fo:color="#ff0000" style:text-position="30% 58%" fo:font-size="24pt" style:font-size-asian="24pt" style:font-size-complex="24pt"/>
    </style:style>
    <style:style style:name="T66" style:family="text">
      <style:text-properties fo:font-size="24pt" fo:font-style="italic"/>
    </style:style>
    <style:style style:name="T67" style:family="text">
      <style:text-properties fo:font-size="24pt"/>
    </style:style>
    <style:style style:name="T68" style:family="text">
      <style:text-properties fo:color="#3333cc" fo:font-size="24pt"/>
    </style:style>
    <style:style style:name="T69" style:family="text">
      <style:text-properties fo:color="#2323dc" fo:font-size="24pt" style:font-size-asian="24pt" style:font-size-complex="24pt"/>
    </style:style>
    <style:style style:name="T70" style:family="text">
      <style:text-properties fo:color="#2323dc" fo:font-size="24pt" fo:font-style="italic" style:font-size-asian="24pt" style:font-size-complex="24pt"/>
    </style:style>
    <style:style style:name="T71" style:family="text">
      <style:text-properties fo:color="#2323dc" style:text-position="30% 58%" fo:font-size="24pt" fo:font-style="italic" style:font-size-asian="24pt" style:font-size-complex="24pt"/>
    </style:style>
    <style:style style:name="T72" style:family="text">
      <style:text-properties fo:color="#2323dc" style:text-position="30% 58%" fo:font-size="24pt" style:font-size-asian="24pt" style:font-size-complex="24pt"/>
    </style:style>
    <style:style style:name="T73" style:family="text">
      <style:text-properties fo:color="#008000" fo:font-size="18pt" style:font-size-asian="18pt" style:font-size-complex="18pt"/>
    </style:style>
    <style:style style:name="T74" style:family="text">
      <style:text-properties fo:color="#ff0000" fo:language="en" fo:country="US"/>
    </style:style>
    <style:style style:name="T75" style:family="text">
      <style:text-properties style:font-name="ZapfDingbats" fo:font-size="36pt" style:font-size-asian="36pt" style:font-size-complex="36pt"/>
    </style:style>
    <style:style style:name="T76" style:family="text">
      <style:text-properties fo:font-size="24pt" fo:font-style="italic" style:font-size-asian="24pt" style:font-size-complex="24pt"/>
    </style:style>
    <style:style style:name="T77" style:family="text">
      <style:text-properties fo:font-size="36pt" fo:language="en" fo:country="US" style:font-size-asian="36pt" style:font-size-complex="36pt"/>
    </style:style>
    <text:list-style style:name="L1">
      <text:list-level-style-bullet text:level="1" text:bullet-char="•">
        <style:list-level-properties/>
        <style:text-properties style:font-name="Tahoma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ahoma1" fo:color="#000000" fo:font-size="100%"/>
      </text:list-level-style-bullet>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Tahoma1" fo:color="#000000" fo:font-size="100%"/>
      </text:list-level-style-bullet>
      <text:list-level-style-bullet text:level="2" text:bullet-char="–">
        <style:list-level-properties text:space-before="1.27cm" text:min-label-width="0.793cm"/>
        <style:text-properties style:font-name="Tahoma1" fo:color="#000000" fo:font-size="100%"/>
      </text:list-level-style-bullet>
      <text:list-level-style-bullet text:level="3" text:bullet-char="•">
        <style:list-level-properties text:space-before="2.54cm" text:min-label-width="0.635cm"/>
        <style:text-properties style:font-name="Tahoma1" fo:color="#000000" fo:font-size="100%"/>
      </text:list-level-style-bullet>
      <text:list-level-style-bullet text:level="4" text:bullet-char="–">
        <style:list-level-properties text:space-before="3.81cm" text:min-label-width="0.635cm"/>
        <style:text-properties style:font-name="Tahoma1" fo:color="#000000" fo:font-size="100%"/>
      </text:list-level-style-bullet>
      <text:list-level-style-bullet text:level="5" text:bullet-char="»">
        <style:list-level-properties text:space-before="5.08cm" text:min-label-width="0.635cm"/>
        <style:text-properties style:font-name="Tahoma1" fo:color="#000000" fo:font-size="100%"/>
      </text:list-level-style-bullet>
      <text:list-level-style-bullet text:level="6" text:bullet-char="»">
        <style:list-level-properties text:space-before="5.08cm" text:min-label-width="0.635cm"/>
        <style:text-properties style:font-name="Tahoma1" fo:color="#000000" fo:font-size="100%"/>
      </text:list-level-style-bullet>
      <text:list-level-style-bullet text:level="7" text:bullet-char="»">
        <style:list-level-properties text:space-before="5.08cm" text:min-label-width="0.635cm"/>
        <style:text-properties style:font-name="Tahoma1" fo:color="#000000" fo:font-size="100%"/>
      </text:list-level-style-bullet>
      <text:list-level-style-bullet text:level="8" text:bullet-char="»">
        <style:list-level-properties text:space-before="5.08cm" text:min-label-width="0.635cm"/>
        <style:text-properties style:font-name="Tahoma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ahoma1" fo:color="#000000" fo:font-size="100%"/>
      </text:list-level-style-bullet>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5">
      <text:list-level-style-bullet text:level="1" text:bullet-char="•">
        <style:list-level-properties/>
        <style:text-properties style:font-name="Tahoma1" fo:color="#000000" fo:font-size="100%"/>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style:font-name="Tahoma1" fo:color="#3333cc" fo:font-size="100%"/>
      </text:list-level-style-bullet>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7">
      <text:list-level-style-bullet text:level="1" text:bullet-char="•">
        <style:list-level-properties/>
        <style:text-properties style:font-name="Tahoma1" fo:color="#ff0000" fo:font-size="100%"/>
      </text:list-level-style-bullet>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8">
      <text:list-level-style-bullet text:level="1" text:bullet-char="•">
        <style:list-level-properties text:min-label-width="0.952cm"/>
        <style:text-properties style:font-name="Tahoma1" fo:color="#ff0000" fo:font-size="100%"/>
      </text:list-level-style-bullet>
      <text:list-level-style-bullet text:level="2" text:bullet-char="–">
        <style:list-level-properties text:space-before="1.27cm" text:min-label-width="0.793cm"/>
        <style:text-properties style:font-name="Tahoma1" fo:color="#000000" fo:font-size="100%"/>
      </text:list-level-style-bullet>
      <text:list-level-style-bullet text:level="3" text:bullet-char="•">
        <style:list-level-properties text:space-before="2.54cm" text:min-label-width="0.635cm"/>
        <style:text-properties style:font-name="Tahoma1" fo:color="#000000" fo:font-size="100%"/>
      </text:list-level-style-bullet>
      <text:list-level-style-bullet text:level="4" text:bullet-char="–">
        <style:list-level-properties text:space-before="3.81cm" text:min-label-width="0.635cm"/>
        <style:text-properties style:font-name="Tahoma1" fo:color="#000000" fo:font-size="100%"/>
      </text:list-level-style-bullet>
      <text:list-level-style-bullet text:level="5" text:bullet-char="»">
        <style:list-level-properties text:space-before="5.08cm" text:min-label-width="0.635cm"/>
        <style:text-properties style:font-name="Tahoma1" fo:color="#000000" fo:font-size="100%"/>
      </text:list-level-style-bullet>
      <text:list-level-style-bullet text:level="6" text:bullet-char="»">
        <style:list-level-properties text:space-before="5.08cm" text:min-label-width="0.635cm"/>
        <style:text-properties style:font-name="Tahoma1" fo:color="#000000" fo:font-size="100%"/>
      </text:list-level-style-bullet>
      <text:list-level-style-bullet text:level="7" text:bullet-char="»">
        <style:list-level-properties text:space-before="5.08cm" text:min-label-width="0.635cm"/>
        <style:text-properties style:font-name="Tahoma1" fo:color="#000000" fo:font-size="100%"/>
      </text:list-level-style-bullet>
      <text:list-level-style-bullet text:level="8" text:bullet-char="»">
        <style:list-level-properties text:space-before="5.08cm" text:min-label-width="0.635cm"/>
        <style:text-properties style:font-name="Tahoma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S 245: Database System Principles  Notes 4: Indexing" draw:style-name="dp1" draw:master-page-name="Default" presentation:presentation-page-layout-name="AL1T0">
        <office:forms form:automatic-focus="false" form:apply-design-mode="false"/>
        <draw:frame presentation:style-name="pr1" draw:text-style-name="P2" draw:layer="layout" svg:width="21.59cm" svg:height="9.525cm" svg:x="1.905cm" svg:y="2.875cm" presentation:class="title" presentation:user-transformed="true">
          <draw:text-box>
            <text:p text:style-name="P1"><text:span text:style-name="T1">Database System Architecture</text:span><text:span text:style-name="T1"><text:line-break/></text:span><text:span text:style-name="T1"><text:line-break/></text:span><text:span text:style-name="T2">Index Structures</text:span></text:p>
          </draw:text-box>
        </draw:frame>
        <draw:frame presentation:style-name="pr2" draw:text-style-name="P2" draw:layer="layout" svg:width="17.78cm" svg:height="3.269cm" svg:x="3.81cm" svg:y="13.154cm" presentation:class="subtitle" presentation:user-transformed="true">
          <draw:text-box>
            <text:p text:style-name="P3">Hector Garcia-Molina</text:p>
            <text:p text:style-name="P3">Stijn Vansummeren</text:p>
          </draw:text-box>
        </draw:frame>
        <presentation:notes draw:style-name="dp2">
          <draw:page-thumbnail draw:layer="layout" svg:width="12.7cm" svg:height="9.525cm" svg:x="3.175cm" svg:y="1.905cm" draw:page-number="1"/>
          <draw:frame presentation:style-name="pr3" draw:text-style-name="P1" draw:layer="layout" svg:width="13.97cm" svg:height="11.431cm" svg:x="2.54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1.59cm" svg:height="3.855cm" svg:x="1.905cm" svg:y="1.354cm" presentation:class="title">
          <draw:text-box>
            <text:p text:style-name="P1">Index structure</text:p>
          </draw:text-box>
        </draw:frame>
        <draw:frame presentation:style-name="pr5" draw:text-style-name="P4" draw:layer="layout" svg:width="21.59cm" svg:height="11.431cm" svg:x="1.905cm" svg:y="5.503cm" presentation:class="outline" presentation:user-transformed="true">
          <draw:text-box>
            <text:list text:style-name="L3">
              <text:list-item>
                <text:p text:style-name="P1">Any data structure that takes as input a search key and <text:span text:style-name="T3">efficiently</text:span><text:span text:style-name="T4"> </text:span>returns the collection of matching records</text:p>
              </text:list-item>
            </text:list>
          </draw:text-box>
        </draw:frame>
        <presentation:notes draw:style-name="dp2">
          <draw:page-thumbnail draw:style-name="gr1" draw:layer="layout" svg:width="12.7cm" svg:height="9.525cm" svg:x="3.175cm" svg:y="1.905cm" draw:page-number="2" presentation:class="page"/>
          <draw:frame presentation:style-name="pr6" draw:text-style-name="P1" draw:layer="layout" svg:width="13.97cm" svg:height="11.431cm" svg:x="2.54cm" svg:y="12.065cm" presentation:class="notes" presentation:placeholder="true">
            <draw:text-box/>
          </draw:frame>
        </presentation:notes>
      </draw:page>
      <draw:page draw:name="page3" draw:style-name="dp1" draw:master-page-name="Default">
        <office:forms form:automatic-focus="false" form:apply-design-mode="false"/>
        <draw:rect draw:style-name="gr2" draw:text-style-name="P6" draw:layer="layout" svg:width="5.94cm" svg:height="1.27cm" svg:x="16.307cm" svg:y="1.799cm">
          <text:p text:style-name="P5">Sequential File</text:p>
        </draw:rect>
        <draw:g>
          <draw:g>
            <draw:rect draw:style-name="gr3" draw:text-style-name="P7" draw:layer="layout" svg:width="1.27cm" svg:height="0.846cm" svg:x="16.51cm" svg:y="4.658cm">
              <text:p/>
            </draw:rect>
            <draw:rect draw:style-name="gr4" draw:text-style-name="P9" draw:layer="layout" svg:width="1.27cm" svg:height="0.846cm" svg:x="16.51cm" svg:y="4.658cm">
              <text:p text:style-name="P8">20</text:p>
            </draw:rect>
          </draw:g>
          <draw:g>
            <draw:rect draw:style-name="gr3" draw:text-style-name="P7" draw:layer="layout" svg:width="1.27cm" svg:height="0.848cm" svg:x="16.51cm" svg:y="3.81cm">
              <text:p/>
            </draw:rect>
            <draw:rect draw:style-name="gr5" draw:text-style-name="P9" draw:layer="layout" svg:width="1.27cm" svg:height="0.848cm" svg:x="16.51cm" svg:y="3.81cm">
              <text:p text:style-name="P8">10</text:p>
            </draw:rect>
          </draw:g>
          <draw:rect draw:style-name="gr3" draw:text-style-name="P7" draw:layer="layout" svg:width="4.445cm" svg:height="0.848cm" svg:x="17.78cm" svg:y="3.81cm">
            <text:p/>
          </draw:rect>
          <draw:rect draw:style-name="gr3" draw:text-style-name="P7" draw:layer="layout" svg:width="4.445cm" svg:height="0.846cm" svg:x="17.78cm" svg:y="4.658cm">
            <text:p/>
          </draw:rect>
        </draw:g>
        <draw:g>
          <draw:g>
            <draw:rect draw:style-name="gr3" draw:text-style-name="P7" draw:layer="layout" svg:width="1.27cm" svg:height="0.846cm" svg:x="16.51cm" svg:y="6.986cm">
              <text:p/>
            </draw:rect>
            <draw:rect draw:style-name="gr6" draw:text-style-name="P9" draw:layer="layout" svg:width="1.27cm" svg:height="0.846cm" svg:x="16.51cm" svg:y="6.986cm">
              <text:p text:style-name="P8">40</text:p>
            </draw:rect>
          </draw:g>
          <draw:g>
            <draw:rect draw:style-name="gr3" draw:text-style-name="P7" draw:layer="layout" svg:width="1.27cm" svg:height="0.847cm" svg:x="16.51cm" svg:y="6.139cm">
              <text:p/>
            </draw:rect>
            <draw:rect draw:style-name="gr7" draw:text-style-name="P9" draw:layer="layout" svg:width="1.27cm" svg:height="0.847cm" svg:x="16.51cm" svg:y="6.139cm">
              <text:p text:style-name="P8">30</text:p>
            </draw:rect>
          </draw:g>
          <draw:rect draw:style-name="gr3" draw:text-style-name="P7" draw:layer="layout" svg:width="4.445cm" svg:height="0.847cm" svg:x="17.78cm" svg:y="6.139cm">
            <text:p/>
          </draw:rect>
          <draw:rect draw:style-name="gr3" draw:text-style-name="P7" draw:layer="layout" svg:width="4.445cm" svg:height="0.846cm" svg:x="17.78cm" svg:y="6.986cm">
            <text:p/>
          </draw:rect>
        </draw:g>
        <draw:g>
          <draw:g>
            <draw:rect draw:style-name="gr3" draw:text-style-name="P7" draw:layer="layout" svg:width="1.27cm" svg:height="0.846cm" svg:x="16.51cm" svg:y="9.314cm">
              <text:p/>
            </draw:rect>
            <draw:rect draw:style-name="gr8" draw:text-style-name="P9" draw:layer="layout" svg:width="1.27cm" svg:height="0.846cm" svg:x="16.51cm" svg:y="9.314cm">
              <text:p text:style-name="P8">60</text:p>
            </draw:rect>
          </draw:g>
          <draw:g>
            <draw:rect draw:style-name="gr3" draw:text-style-name="P7" draw:layer="layout" svg:width="1.27cm" svg:height="0.847cm" svg:x="16.51cm" svg:y="8.467cm">
              <text:p/>
            </draw:rect>
            <draw:rect draw:style-name="gr9" draw:text-style-name="P9" draw:layer="layout" svg:width="1.27cm" svg:height="0.847cm" svg:x="16.51cm" svg:y="8.467cm">
              <text:p text:style-name="P8">50</text:p>
            </draw:rect>
          </draw:g>
          <draw:rect draw:style-name="gr3" draw:text-style-name="P7" draw:layer="layout" svg:width="4.445cm" svg:height="0.847cm" svg:x="17.78cm" svg:y="8.467cm">
            <text:p/>
          </draw:rect>
          <draw:rect draw:style-name="gr3" draw:text-style-name="P7" draw:layer="layout" svg:width="4.445cm" svg:height="0.846cm" svg:x="17.78cm" svg:y="9.314cm">
            <text:p/>
          </draw:rect>
        </draw:g>
        <draw:g>
          <draw:g>
            <draw:rect draw:style-name="gr3" draw:text-style-name="P7" draw:layer="layout" svg:width="1.27cm" svg:height="0.846cm" svg:x="16.51cm" svg:y="11.643cm">
              <text:p/>
            </draw:rect>
            <draw:rect draw:style-name="gr10" draw:text-style-name="P9" draw:layer="layout" svg:width="1.27cm" svg:height="0.846cm" svg:x="16.51cm" svg:y="11.643cm">
              <text:p text:style-name="P8">80</text:p>
            </draw:rect>
          </draw:g>
          <draw:g>
            <draw:rect draw:style-name="gr3" draw:text-style-name="P7" draw:layer="layout" svg:width="1.27cm" svg:height="0.848cm" svg:x="16.51cm" svg:y="10.795cm">
              <text:p/>
            </draw:rect>
            <draw:rect draw:style-name="gr11" draw:text-style-name="P9" draw:layer="layout" svg:width="1.27cm" svg:height="0.848cm" svg:x="16.51cm" svg:y="10.795cm">
              <text:p text:style-name="P8">70</text:p>
            </draw:rect>
          </draw:g>
          <draw:rect draw:style-name="gr3" draw:text-style-name="P7" draw:layer="layout" svg:width="4.445cm" svg:height="0.848cm" svg:x="17.78cm" svg:y="10.795cm">
            <text:p/>
          </draw:rect>
          <draw:rect draw:style-name="gr3" draw:text-style-name="P7" draw:layer="layout" svg:width="4.445cm" svg:height="0.846cm" svg:x="17.78cm" svg:y="11.643cm">
            <text:p/>
          </draw:rect>
        </draw:g>
        <draw:g>
          <draw:g>
            <draw:rect draw:style-name="gr3" draw:text-style-name="P7" draw:layer="layout" svg:width="1.27cm" svg:height="0.846cm" svg:x="16.51cm" svg:y="13.759cm">
              <text:p/>
            </draw:rect>
            <draw:rect draw:style-name="gr12" draw:text-style-name="P9" draw:layer="layout" svg:width="1.27cm" svg:height="0.846cm" svg:x="16.51cm" svg:y="13.759cm">
              <text:p text:style-name="P8">100</text:p>
            </draw:rect>
          </draw:g>
          <draw:g>
            <draw:rect draw:style-name="gr3" draw:text-style-name="P7" draw:layer="layout" svg:width="1.27cm" svg:height="0.847cm" svg:x="16.51cm" svg:y="12.912cm">
              <text:p/>
            </draw:rect>
            <draw:rect draw:style-name="gr13" draw:text-style-name="P9" draw:layer="layout" svg:width="1.27cm" svg:height="0.847cm" svg:x="16.51cm" svg:y="12.912cm">
              <text:p text:style-name="P8">90</text:p>
            </draw:rect>
          </draw:g>
          <draw:rect draw:style-name="gr3" draw:text-style-name="P7" draw:layer="layout" svg:width="4.445cm" svg:height="0.847cm" svg:x="17.78cm" svg:y="12.912cm">
            <text:p/>
          </draw:rect>
          <draw:rect draw:style-name="gr3" draw:text-style-name="P7" draw:layer="layout" svg:width="4.445cm" svg:height="0.846cm" svg:x="17.78cm" svg:y="13.759cm">
            <text:p/>
          </draw:rect>
        </draw:g>
        <presentation:notes draw:style-name="dp2">
          <draw:page-thumbnail draw:style-name="gr1" draw:layer="layout" svg:width="12.7cm" svg:height="9.525cm" svg:x="3.175cm" svg:y="1.905cm" draw:page-number="3" presentation:class="page"/>
          <draw:frame presentation:style-name="pr6" draw:text-style-name="P1" draw:layer="layout" svg:width="13.97cm" svg:height="11.431cm" svg:x="2.54cm" svg:y="12.065cm" presentation:class="notes" presentation:placeholder="true">
            <draw:text-box/>
          </draw:frame>
        </presentation:notes>
      </draw:page>
      <draw:page draw:name="page4" draw:style-name="dp1" draw:master-page-name="Default">
        <office:forms form:automatic-focus="false" form:apply-design-mode="false"/>
        <draw:rect draw:style-name="gr2" draw:text-style-name="P6" draw:layer="layout" svg:width="5.94cm" svg:height="1.27cm" svg:x="16.307cm" svg:y="1.799cm">
          <text:p text:style-name="P5">Sequential File</text:p>
        </draw:rect>
        <draw:g>
          <draw:g>
            <draw:rect draw:style-name="gr3" draw:text-style-name="P7" draw:layer="layout" svg:width="1.27cm" svg:height="0.846cm" svg:x="16.298cm" svg:y="4.446cm">
              <text:p/>
            </draw:rect>
            <draw:rect draw:style-name="gr14" draw:text-style-name="P9" draw:layer="layout" svg:width="1.27cm" svg:height="0.846cm" svg:x="16.298cm" svg:y="4.446cm">
              <text:p text:style-name="P8">20</text:p>
            </draw:rect>
          </draw:g>
          <draw:g>
            <draw:rect draw:style-name="gr3" draw:text-style-name="P7" draw:layer="layout" svg:width="1.27cm" svg:height="0.848cm" svg:x="16.298cm" svg:y="3.598cm">
              <text:p/>
            </draw:rect>
            <draw:rect draw:style-name="gr15" draw:text-style-name="P9" draw:layer="layout" svg:width="1.27cm" svg:height="0.848cm" svg:x="16.298cm" svg:y="3.598cm">
              <text:p text:style-name="P8">10</text:p>
            </draw:rect>
          </draw:g>
          <draw:rect draw:style-name="gr3" draw:text-style-name="P7" draw:layer="layout" svg:width="4.445cm" svg:height="0.848cm" svg:x="17.568cm" svg:y="3.598cm">
            <text:p/>
          </draw:rect>
          <draw:rect draw:style-name="gr3" draw:text-style-name="P7" draw:layer="layout" svg:width="4.445cm" svg:height="0.846cm" svg:x="17.568cm" svg:y="4.446cm">
            <text:p/>
          </draw:rect>
        </draw:g>
        <draw:g>
          <draw:g>
            <draw:rect draw:style-name="gr3" draw:text-style-name="P7" draw:layer="layout" svg:width="1.27cm" svg:height="0.846cm" svg:x="16.298cm" svg:y="6.774cm">
              <text:p/>
            </draw:rect>
            <draw:rect draw:style-name="gr16" draw:text-style-name="P9" draw:layer="layout" svg:width="1.27cm" svg:height="0.846cm" svg:x="16.298cm" svg:y="6.774cm">
              <text:p text:style-name="P8">40</text:p>
            </draw:rect>
          </draw:g>
          <draw:g>
            <draw:rect draw:style-name="gr3" draw:text-style-name="P7" draw:layer="layout" svg:width="1.27cm" svg:height="0.847cm" svg:x="16.298cm" svg:y="5.927cm">
              <text:p/>
            </draw:rect>
            <draw:rect draw:style-name="gr17" draw:text-style-name="P9" draw:layer="layout" svg:width="1.27cm" svg:height="0.847cm" svg:x="16.298cm" svg:y="5.927cm">
              <text:p text:style-name="P8">30</text:p>
            </draw:rect>
          </draw:g>
          <draw:rect draw:style-name="gr3" draw:text-style-name="P7" draw:layer="layout" svg:width="4.445cm" svg:height="0.847cm" svg:x="17.568cm" svg:y="5.927cm">
            <text:p/>
          </draw:rect>
          <draw:rect draw:style-name="gr3" draw:text-style-name="P7" draw:layer="layout" svg:width="4.445cm" svg:height="0.846cm" svg:x="17.568cm" svg:y="6.774cm">
            <text:p/>
          </draw:rect>
        </draw:g>
        <draw:g>
          <draw:g>
            <draw:rect draw:style-name="gr3" draw:text-style-name="P7" draw:layer="layout" svg:width="1.27cm" svg:height="0.846cm" svg:x="16.298cm" svg:y="9.102cm">
              <text:p/>
            </draw:rect>
            <draw:rect draw:style-name="gr18" draw:text-style-name="P9" draw:layer="layout" svg:width="1.27cm" svg:height="0.846cm" svg:x="16.298cm" svg:y="9.102cm">
              <text:p text:style-name="P8">60</text:p>
            </draw:rect>
          </draw:g>
          <draw:g>
            <draw:rect draw:style-name="gr3" draw:text-style-name="P7" draw:layer="layout" svg:width="1.27cm" svg:height="0.847cm" svg:x="16.298cm" svg:y="8.255cm">
              <text:p/>
            </draw:rect>
            <draw:rect draw:style-name="gr19" draw:text-style-name="P9" draw:layer="layout" svg:width="1.27cm" svg:height="0.847cm" svg:x="16.298cm" svg:y="8.255cm">
              <text:p text:style-name="P8">50</text:p>
            </draw:rect>
          </draw:g>
          <draw:rect draw:style-name="gr3" draw:text-style-name="P7" draw:layer="layout" svg:width="4.445cm" svg:height="0.847cm" svg:x="17.568cm" svg:y="8.255cm">
            <text:p/>
          </draw:rect>
          <draw:rect draw:style-name="gr3" draw:text-style-name="P7" draw:layer="layout" svg:width="4.445cm" svg:height="0.846cm" svg:x="17.568cm" svg:y="9.102cm">
            <text:p/>
          </draw:rect>
        </draw:g>
        <draw:g>
          <draw:g>
            <draw:rect draw:style-name="gr3" draw:text-style-name="P7" draw:layer="layout" svg:width="1.27cm" svg:height="0.846cm" svg:x="16.298cm" svg:y="11.431cm">
              <text:p/>
            </draw:rect>
            <draw:rect draw:style-name="gr20" draw:text-style-name="P9" draw:layer="layout" svg:width="1.27cm" svg:height="0.846cm" svg:x="16.298cm" svg:y="11.431cm">
              <text:p text:style-name="P8">80</text:p>
            </draw:rect>
          </draw:g>
          <draw:g>
            <draw:rect draw:style-name="gr3" draw:text-style-name="P7" draw:layer="layout" svg:width="1.27cm" svg:height="0.848cm" svg:x="16.298cm" svg:y="10.583cm">
              <text:p/>
            </draw:rect>
            <draw:rect draw:style-name="gr21" draw:text-style-name="P9" draw:layer="layout" svg:width="1.27cm" svg:height="0.848cm" svg:x="16.298cm" svg:y="10.583cm">
              <text:p text:style-name="P8">70</text:p>
            </draw:rect>
          </draw:g>
          <draw:rect draw:style-name="gr3" draw:text-style-name="P7" draw:layer="layout" svg:width="4.445cm" svg:height="0.848cm" svg:x="17.568cm" svg:y="10.583cm">
            <text:p/>
          </draw:rect>
          <draw:rect draw:style-name="gr3" draw:text-style-name="P7" draw:layer="layout" svg:width="4.445cm" svg:height="0.846cm" svg:x="17.568cm" svg:y="11.431cm">
            <text:p/>
          </draw:rect>
        </draw:g>
        <draw:g>
          <draw:g>
            <draw:rect draw:style-name="gr3" draw:text-style-name="P7" draw:layer="layout" svg:width="1.27cm" svg:height="0.846cm" svg:x="16.298cm" svg:y="13.547cm">
              <text:p/>
            </draw:rect>
            <draw:rect draw:style-name="gr22" draw:text-style-name="P9" draw:layer="layout" svg:width="1.27cm" svg:height="0.846cm" svg:x="16.298cm" svg:y="13.547cm">
              <text:p text:style-name="P8">100</text:p>
            </draw:rect>
          </draw:g>
          <draw:g>
            <draw:rect draw:style-name="gr3" draw:text-style-name="P7" draw:layer="layout" svg:width="1.27cm" svg:height="0.847cm" svg:x="16.298cm" svg:y="12.7cm">
              <text:p/>
            </draw:rect>
            <draw:rect draw:style-name="gr23" draw:text-style-name="P9" draw:layer="layout" svg:width="1.27cm" svg:height="0.847cm" svg:x="16.298cm" svg:y="12.7cm">
              <text:p text:style-name="P8">90</text:p>
            </draw:rect>
          </draw:g>
          <draw:rect draw:style-name="gr3" draw:text-style-name="P7" draw:layer="layout" svg:width="4.445cm" svg:height="0.847cm" svg:x="17.568cm" svg:y="12.7cm">
            <text:p/>
          </draw:rect>
          <draw:rect draw:style-name="gr3" draw:text-style-name="P7" draw:layer="layout" svg:width="4.445cm" svg:height="0.846cm" svg:x="17.568cm" svg:y="13.547cm">
            <text:p/>
          </draw:rect>
        </draw:g>
        <draw:rect draw:style-name="gr2" draw:text-style-name="P6" draw:layer="layout" svg:width="5.213cm" svg:height="1.27cm" svg:x="7.408cm" svg:y="1.905cm">
          <text:p text:style-name="P5">Dense Index</text:p>
        </draw:rect>
        <draw:g>
          <draw:g>
            <draw:g>
              <draw:rect draw:style-name="gr3" draw:text-style-name="P7" draw:layer="layout" svg:width="1.27cm" svg:height="0.846cm" svg:x="9.313cm" svg:y="3.81cm">
                <text:p/>
              </draw:rect>
              <draw:rect draw:style-name="gr24" draw:text-style-name="P9" draw:layer="layout" svg:width="1.27cm" svg:height="0.846cm" svg:x="9.313cm" svg:y="3.81cm">
                <text:p text:style-name="P8"><text:span text:style-name="T5">10</text:span></text:p>
              </draw:rect>
            </draw:g>
            <draw:rect draw:style-name="gr3" draw:text-style-name="P7" draw:layer="layout" svg:width="1.27cm" svg:height="0.846cm" svg:x="10.583cm" svg:y="3.81cm">
              <text:p/>
            </draw:rect>
            <draw:rect draw:style-name="gr3" draw:text-style-name="P7" draw:layer="layout" svg:width="1.27cm" svg:height="0.848cm" svg:x="10.583cm" svg:y="4.656cm">
              <text:p/>
            </draw:rect>
            <draw:g>
              <draw:rect draw:style-name="gr3" draw:text-style-name="P7" draw:layer="layout" svg:width="1.27cm" svg:height="0.848cm" svg:x="9.313cm" svg:y="4.656cm">
                <text:p/>
              </draw:rect>
              <draw:rect draw:style-name="gr25" draw:text-style-name="P9" draw:layer="layout" svg:width="1.27cm" svg:height="0.848cm" svg:x="9.313cm" svg:y="4.656cm">
                <text:p text:style-name="P8"><text:span text:style-name="T5">20</text:span></text:p>
              </draw:rect>
            </draw:g>
          </draw:g>
          <draw:g>
            <draw:g>
              <draw:rect draw:style-name="gr3" draw:text-style-name="P7" draw:layer="layout" svg:width="1.27cm" svg:height="0.846cm" svg:x="9.313cm" svg:y="5.504cm">
                <text:p/>
              </draw:rect>
              <draw:rect draw:style-name="gr26" draw:text-style-name="P9" draw:layer="layout" svg:width="1.27cm" svg:height="0.846cm" svg:x="9.313cm" svg:y="5.504cm">
                <text:p text:style-name="P8"><text:span text:style-name="T5">30</text:span></text:p>
              </draw:rect>
            </draw:g>
            <draw:rect draw:style-name="gr3" draw:text-style-name="P7" draw:layer="layout" svg:width="1.27cm" svg:height="0.846cm" svg:x="10.583cm" svg:y="5.504cm">
              <text:p/>
            </draw:rect>
            <draw:rect draw:style-name="gr3" draw:text-style-name="P7" draw:layer="layout" svg:width="1.27cm" svg:height="0.847cm" svg:x="10.583cm" svg:y="6.35cm">
              <text:p/>
            </draw:rect>
            <draw:g>
              <draw:rect draw:style-name="gr3" draw:text-style-name="P7" draw:layer="layout" svg:width="1.27cm" svg:height="0.847cm" svg:x="9.313cm" svg:y="6.35cm">
                <text:p/>
              </draw:rect>
              <draw:rect draw:style-name="gr27" draw:text-style-name="P9" draw:layer="layout" svg:width="1.27cm" svg:height="0.847cm" svg:x="9.313cm" svg:y="6.35cm">
                <text:p text:style-name="P8"><text:span text:style-name="T5">40</text:span></text:p>
              </draw:rect>
            </draw:g>
          </draw:g>
        </draw:g>
        <draw:g>
          <draw:g>
            <draw:g>
              <draw:rect draw:style-name="gr3" draw:text-style-name="P7" draw:layer="layout" svg:width="1.27cm" svg:height="0.846cm" svg:x="9.313cm" svg:y="7.62cm">
                <text:p/>
              </draw:rect>
              <draw:rect draw:style-name="gr28" draw:text-style-name="P9" draw:layer="layout" svg:width="1.27cm" svg:height="0.846cm" svg:x="9.313cm" svg:y="7.62cm">
                <text:p text:style-name="P8"><text:span text:style-name="T5">50</text:span></text:p>
              </draw:rect>
            </draw:g>
            <draw:rect draw:style-name="gr3" draw:text-style-name="P7" draw:layer="layout" svg:width="1.27cm" svg:height="0.846cm" svg:x="10.583cm" svg:y="7.62cm">
              <text:p/>
            </draw:rect>
            <draw:rect draw:style-name="gr3" draw:text-style-name="P7" draw:layer="layout" svg:width="1.27cm" svg:height="0.848cm" svg:x="10.583cm" svg:y="8.466cm">
              <text:p/>
            </draw:rect>
            <draw:g>
              <draw:rect draw:style-name="gr3" draw:text-style-name="P7" draw:layer="layout" svg:width="1.27cm" svg:height="0.848cm" svg:x="9.313cm" svg:y="8.466cm">
                <text:p/>
              </draw:rect>
              <draw:rect draw:style-name="gr29" draw:text-style-name="P9" draw:layer="layout" svg:width="1.27cm" svg:height="0.848cm" svg:x="9.313cm" svg:y="8.466cm">
                <text:p text:style-name="P8"><text:span text:style-name="T5">60</text:span></text:p>
              </draw:rect>
            </draw:g>
          </draw:g>
          <draw:g>
            <draw:g>
              <draw:rect draw:style-name="gr3" draw:text-style-name="P7" draw:layer="layout" svg:width="1.27cm" svg:height="0.846cm" svg:x="9.313cm" svg:y="9.314cm">
                <text:p/>
              </draw:rect>
              <draw:rect draw:style-name="gr30" draw:text-style-name="P9" draw:layer="layout" svg:width="1.27cm" svg:height="0.846cm" svg:x="9.313cm" svg:y="9.314cm">
                <text:p text:style-name="P8"><text:span text:style-name="T5">70</text:span></text:p>
              </draw:rect>
            </draw:g>
            <draw:rect draw:style-name="gr3" draw:text-style-name="P7" draw:layer="layout" svg:width="1.27cm" svg:height="0.846cm" svg:x="10.583cm" svg:y="9.314cm">
              <text:p/>
            </draw:rect>
            <draw:rect draw:style-name="gr3" draw:text-style-name="P7" draw:layer="layout" svg:width="1.27cm" svg:height="0.847cm" svg:x="10.583cm" svg:y="10.16cm">
              <text:p/>
            </draw:rect>
            <draw:g>
              <draw:rect draw:style-name="gr3" draw:text-style-name="P7" draw:layer="layout" svg:width="1.27cm" svg:height="0.847cm" svg:x="9.313cm" svg:y="10.16cm">
                <text:p/>
              </draw:rect>
              <draw:rect draw:style-name="gr31" draw:text-style-name="P9" draw:layer="layout" svg:width="1.27cm" svg:height="0.847cm" svg:x="9.313cm" svg:y="10.16cm">
                <text:p text:style-name="P8"><text:span text:style-name="T5">80</text:span></text:p>
              </draw:rect>
            </draw:g>
          </draw:g>
        </draw:g>
        <draw:g>
          <draw:g>
            <draw:g>
              <draw:rect draw:style-name="gr3" draw:text-style-name="P7" draw:layer="layout" svg:width="1.27cm" svg:height="0.846cm" svg:x="9.313cm" svg:y="11.642cm">
                <text:p/>
              </draw:rect>
              <draw:rect draw:style-name="gr32" draw:text-style-name="P9" draw:layer="layout" svg:width="1.27cm" svg:height="0.846cm" svg:x="9.313cm" svg:y="11.642cm">
                <text:p text:style-name="P8"><text:span text:style-name="T5">90</text:span></text:p>
              </draw:rect>
            </draw:g>
            <draw:rect draw:style-name="gr3" draw:text-style-name="P7" draw:layer="layout" svg:width="1.27cm" svg:height="0.846cm" svg:x="10.583cm" svg:y="11.642cm">
              <text:p/>
            </draw:rect>
            <draw:rect draw:style-name="gr3" draw:text-style-name="P7" draw:layer="layout" svg:width="1.27cm" svg:height="0.847cm" svg:x="10.583cm" svg:y="12.488cm">
              <text:p/>
            </draw:rect>
            <draw:g>
              <draw:rect draw:style-name="gr3" draw:text-style-name="P7" draw:layer="layout" svg:width="1.27cm" svg:height="0.847cm" svg:x="9.313cm" svg:y="12.488cm">
                <text:p/>
              </draw:rect>
              <draw:rect draw:style-name="gr33" draw:text-style-name="P9" draw:layer="layout" svg:width="1.27cm" svg:height="0.847cm" svg:x="9.313cm" svg:y="12.488cm">
                <text:p text:style-name="P8"><text:span text:style-name="T5">100</text:span></text:p>
              </draw:rect>
            </draw:g>
          </draw:g>
          <draw:g>
            <draw:g>
              <draw:rect draw:style-name="gr3" draw:text-style-name="P7" draw:layer="layout" svg:width="1.27cm" svg:height="0.846cm" svg:x="9.313cm" svg:y="13.335cm">
                <text:p/>
              </draw:rect>
              <draw:rect draw:style-name="gr34" draw:text-style-name="P9" draw:layer="layout" svg:width="1.27cm" svg:height="0.846cm" svg:x="9.313cm" svg:y="13.335cm">
                <text:p text:style-name="P8"><text:span text:style-name="T5">110</text:span></text:p>
              </draw:rect>
            </draw:g>
            <draw:rect draw:style-name="gr3" draw:text-style-name="P7" draw:layer="layout" svg:width="1.27cm" svg:height="0.846cm" svg:x="10.583cm" svg:y="13.335cm">
              <text:p/>
            </draw:rect>
            <draw:rect draw:style-name="gr3" draw:text-style-name="P7" draw:layer="layout" svg:width="1.27cm" svg:height="0.847cm" svg:x="10.583cm" svg:y="14.181cm">
              <text:p/>
            </draw:rect>
            <draw:g>
              <draw:rect draw:style-name="gr3" draw:text-style-name="P7" draw:layer="layout" svg:width="1.27cm" svg:height="0.847cm" svg:x="9.313cm" svg:y="14.181cm">
                <text:p/>
              </draw:rect>
              <draw:rect draw:style-name="gr35" draw:text-style-name="P9" draw:layer="layout" svg:width="1.27cm" svg:height="0.847cm" svg:x="9.313cm" svg:y="14.181cm">
                <text:p text:style-name="P8"><text:span text:style-name="T5">120</text:span></text:p>
              </draw:rect>
            </draw:g>
          </draw:g>
        </draw:g>
        <draw:line draw:style-name="gr36" draw:text-style-name="P10" draw:layer="layout" svg:x1="11.218cm" svg:y1="4.022cm" svg:x2="16.298cm" svg:y2="4.022cm">
          <text:p/>
        </draw:line>
        <draw:line draw:style-name="gr36" draw:text-style-name="P10" draw:layer="layout" svg:x1="11.43cm" svg:y1="5.08cm" svg:x2="16.298cm" svg:y2="5.08cm">
          <text:p/>
        </draw:line>
        <draw:line draw:style-name="gr36" draw:text-style-name="P10" draw:layer="layout" svg:x1="11.43cm" svg:y1="5.927cm" svg:x2="16.298cm" svg:y2="6.35cm">
          <text:p/>
        </draw:line>
        <draw:line draw:style-name="gr36" draw:text-style-name="P10" draw:layer="layout" svg:x1="11.642cm" svg:y1="13.97cm" svg:x2="16.298cm" svg:y2="15.028cm">
          <text:p/>
        </draw:line>
        <draw:line draw:style-name="gr36" draw:text-style-name="P10" draw:layer="layout" svg:x1="11.43cm" svg:y1="9.737cm" svg:x2="16.298cm" svg:y2="11.007cm">
          <text:p/>
        </draw:line>
        <draw:line draw:style-name="gr36" draw:text-style-name="P10" draw:layer="layout" svg:x1="11.43cm" svg:y1="8.89cm" svg:x2="16.298cm" svg:y2="9.313cm">
          <text:p/>
        </draw:line>
        <draw:line draw:style-name="gr36" draw:text-style-name="P10" draw:layer="layout" svg:x1="11.43cm" svg:y1="8.043cm" svg:x2="16.298cm" svg:y2="8.467cm">
          <text:p/>
        </draw:line>
        <draw:line draw:style-name="gr36" draw:text-style-name="P10" draw:layer="layout" svg:x1="11.43cm" svg:y1="10.583cm" svg:x2="16.298cm" svg:y2="11.853cm">
          <text:p/>
        </draw:line>
        <draw:line draw:style-name="gr36" draw:text-style-name="P10" draw:layer="layout" svg:x1="11.43cm" svg:y1="12.065cm" svg:x2="16.087cm" svg:y2="13.123cm">
          <text:p/>
        </draw:line>
        <draw:line draw:style-name="gr36" draw:text-style-name="P10" draw:layer="layout" svg:x1="11.43cm" svg:y1="12.912cm" svg:x2="16.087cm" svg:y2="13.97cm">
          <text:p/>
        </draw:line>
        <draw:line draw:style-name="gr36" draw:text-style-name="P10" draw:layer="layout" svg:x1="11.43cm" svg:y1="14.605cm" svg:x2="16.298cm" svg:y2="15.875cm">
          <text:p/>
        </draw:line>
        <draw:line draw:style-name="gr36" draw:text-style-name="P10" draw:layer="layout" svg:x1="11.43cm" svg:y1="6.773cm" svg:x2="16.298cm" svg:y2="7.197cm">
          <text:p/>
        </draw:line>
        <presentation:notes draw:style-name="dp2">
          <draw:page-thumbnail draw:style-name="gr1" draw:layer="layout" svg:width="12.7cm" svg:height="9.525cm" svg:x="3.175cm" svg:y="1.905cm" draw:page-number="4" presentation:class="page"/>
          <draw:frame presentation:style-name="pr6" draw:text-style-name="P1" draw:layer="layout" svg:width="13.97cm" svg:height="11.431cm" svg:x="2.54cm" svg:y="12.065cm" presentation:class="notes" presentation:placeholder="true">
            <draw:text-box/>
          </draw:frame>
        </presentation:notes>
      </draw:page>
      <draw:page draw:name="page5" draw:style-name="dp1" draw:master-page-name="Default">
        <draw:rect draw:style-name="gr2" draw:text-style-name="P6" draw:layer="layout" svg:width="5.94cm" svg:height="1.27cm" svg:x="16.307cm" svg:y="1.799cm">
          <text:p text:style-name="P5">Sequential File</text:p>
        </draw:rect>
        <draw:g>
          <draw:g>
            <draw:rect draw:style-name="gr3" draw:text-style-name="P7" draw:layer="layout" svg:width="1.27cm" svg:height="0.846cm" svg:x="16.298cm" svg:y="4.446cm">
              <text:p/>
            </draw:rect>
            <draw:rect draw:style-name="gr37" draw:text-style-name="P9" draw:layer="layout" svg:width="1.27cm" svg:height="0.846cm" svg:x="16.298cm" svg:y="4.446cm">
              <text:p text:style-name="P8">20</text:p>
            </draw:rect>
          </draw:g>
          <draw:g>
            <draw:rect draw:style-name="gr3" draw:text-style-name="P7" draw:layer="layout" svg:width="1.27cm" svg:height="0.848cm" svg:x="16.298cm" svg:y="3.598cm">
              <text:p/>
            </draw:rect>
            <draw:rect draw:style-name="gr38" draw:text-style-name="P9" draw:layer="layout" svg:width="1.27cm" svg:height="0.848cm" svg:x="16.298cm" svg:y="3.598cm">
              <text:p text:style-name="P8">10</text:p>
            </draw:rect>
          </draw:g>
          <draw:rect draw:style-name="gr3" draw:text-style-name="P7" draw:layer="layout" svg:width="4.445cm" svg:height="0.848cm" svg:x="17.568cm" svg:y="3.598cm">
            <text:p/>
          </draw:rect>
          <draw:rect draw:style-name="gr3" draw:text-style-name="P7" draw:layer="layout" svg:width="4.445cm" svg:height="0.846cm" svg:x="17.568cm" svg:y="4.446cm">
            <text:p/>
          </draw:rect>
        </draw:g>
        <draw:g>
          <draw:g>
            <draw:rect draw:style-name="gr3" draw:text-style-name="P7" draw:layer="layout" svg:width="1.27cm" svg:height="0.846cm" svg:x="16.298cm" svg:y="6.774cm">
              <text:p/>
            </draw:rect>
            <draw:rect draw:style-name="gr39" draw:text-style-name="P9" draw:layer="layout" svg:width="1.27cm" svg:height="0.846cm" svg:x="16.298cm" svg:y="6.774cm">
              <text:p text:style-name="P8">40</text:p>
            </draw:rect>
          </draw:g>
          <draw:g>
            <draw:rect draw:style-name="gr3" draw:text-style-name="P7" draw:layer="layout" svg:width="1.27cm" svg:height="0.847cm" svg:x="16.298cm" svg:y="5.927cm">
              <text:p/>
            </draw:rect>
            <draw:rect draw:style-name="gr40" draw:text-style-name="P9" draw:layer="layout" svg:width="1.27cm" svg:height="0.847cm" svg:x="16.298cm" svg:y="5.927cm">
              <text:p text:style-name="P8">30</text:p>
            </draw:rect>
          </draw:g>
          <draw:rect draw:style-name="gr3" draw:text-style-name="P7" draw:layer="layout" svg:width="4.445cm" svg:height="0.847cm" svg:x="17.568cm" svg:y="5.927cm">
            <text:p/>
          </draw:rect>
          <draw:rect draw:style-name="gr3" draw:text-style-name="P7" draw:layer="layout" svg:width="4.445cm" svg:height="0.846cm" svg:x="17.568cm" svg:y="6.774cm">
            <text:p/>
          </draw:rect>
        </draw:g>
        <draw:g>
          <draw:g>
            <draw:rect draw:style-name="gr3" draw:text-style-name="P7" draw:layer="layout" svg:width="1.27cm" svg:height="0.846cm" svg:x="16.298cm" svg:y="9.102cm">
              <text:p/>
            </draw:rect>
            <draw:rect draw:style-name="gr41" draw:text-style-name="P9" draw:layer="layout" svg:width="1.27cm" svg:height="0.846cm" svg:x="16.298cm" svg:y="9.102cm">
              <text:p text:style-name="P8">60</text:p>
            </draw:rect>
          </draw:g>
          <draw:g>
            <draw:rect draw:style-name="gr3" draw:text-style-name="P7" draw:layer="layout" svg:width="1.27cm" svg:height="0.847cm" svg:x="16.298cm" svg:y="8.255cm">
              <text:p/>
            </draw:rect>
            <draw:rect draw:style-name="gr42" draw:text-style-name="P9" draw:layer="layout" svg:width="1.27cm" svg:height="0.847cm" svg:x="16.298cm" svg:y="8.255cm">
              <text:p text:style-name="P8">50</text:p>
            </draw:rect>
          </draw:g>
          <draw:rect draw:style-name="gr3" draw:text-style-name="P7" draw:layer="layout" svg:width="4.445cm" svg:height="0.847cm" svg:x="17.568cm" svg:y="8.255cm">
            <text:p/>
          </draw:rect>
          <draw:rect draw:style-name="gr3" draw:text-style-name="P7" draw:layer="layout" svg:width="4.445cm" svg:height="0.846cm" svg:x="17.568cm" svg:y="9.102cm">
            <text:p/>
          </draw:rect>
        </draw:g>
        <draw:g>
          <draw:g>
            <draw:rect draw:style-name="gr3" draw:text-style-name="P7" draw:layer="layout" svg:width="1.27cm" svg:height="0.846cm" svg:x="16.298cm" svg:y="11.431cm">
              <text:p/>
            </draw:rect>
            <draw:rect draw:style-name="gr43" draw:text-style-name="P9" draw:layer="layout" svg:width="1.27cm" svg:height="0.846cm" svg:x="16.298cm" svg:y="11.431cm">
              <text:p text:style-name="P8">80</text:p>
            </draw:rect>
          </draw:g>
          <draw:g>
            <draw:rect draw:style-name="gr3" draw:text-style-name="P7" draw:layer="layout" svg:width="1.27cm" svg:height="0.848cm" svg:x="16.298cm" svg:y="10.583cm">
              <text:p/>
            </draw:rect>
            <draw:rect draw:style-name="gr44" draw:text-style-name="P9" draw:layer="layout" svg:width="1.27cm" svg:height="0.848cm" svg:x="16.298cm" svg:y="10.583cm">
              <text:p text:style-name="P8">70</text:p>
            </draw:rect>
          </draw:g>
          <draw:rect draw:style-name="gr3" draw:text-style-name="P7" draw:layer="layout" svg:width="4.445cm" svg:height="0.848cm" svg:x="17.568cm" svg:y="10.583cm">
            <text:p/>
          </draw:rect>
          <draw:rect draw:style-name="gr3" draw:text-style-name="P7" draw:layer="layout" svg:width="4.445cm" svg:height="0.846cm" svg:x="17.568cm" svg:y="11.431cm">
            <text:p/>
          </draw:rect>
        </draw:g>
        <draw:g>
          <draw:g>
            <draw:rect draw:style-name="gr3" draw:text-style-name="P7" draw:layer="layout" svg:width="1.27cm" svg:height="0.846cm" svg:x="16.298cm" svg:y="13.547cm">
              <text:p/>
            </draw:rect>
            <draw:rect draw:style-name="gr45" draw:text-style-name="P9" draw:layer="layout" svg:width="1.27cm" svg:height="0.846cm" svg:x="16.298cm" svg:y="13.547cm">
              <text:p text:style-name="P8">100</text:p>
            </draw:rect>
          </draw:g>
          <draw:g>
            <draw:rect draw:style-name="gr3" draw:text-style-name="P7" draw:layer="layout" svg:width="1.27cm" svg:height="0.847cm" svg:x="16.298cm" svg:y="12.7cm">
              <text:p/>
            </draw:rect>
            <draw:rect draw:style-name="gr46" draw:text-style-name="P9" draw:layer="layout" svg:width="1.27cm" svg:height="0.847cm" svg:x="16.298cm" svg:y="12.7cm">
              <text:p text:style-name="P8">90</text:p>
            </draw:rect>
          </draw:g>
          <draw:rect draw:style-name="gr3" draw:text-style-name="P7" draw:layer="layout" svg:width="4.445cm" svg:height="0.847cm" svg:x="17.568cm" svg:y="12.7cm">
            <text:p/>
          </draw:rect>
          <draw:rect draw:style-name="gr3" draw:text-style-name="P7" draw:layer="layout" svg:width="4.445cm" svg:height="0.846cm" svg:x="17.568cm" svg:y="13.547cm">
            <text:p/>
          </draw:rect>
        </draw:g>
        <draw:rect draw:style-name="gr2" draw:text-style-name="P6" draw:layer="layout" svg:width="5.411cm" svg:height="1.27cm" svg:x="7.311cm" svg:y="1.905cm">
          <text:p text:style-name="P5">Sparse Index</text:p>
        </draw:rect>
        <draw:g>
          <draw:g>
            <draw:g>
              <draw:rect draw:style-name="gr3" draw:text-style-name="P7" draw:layer="layout" svg:width="1.27cm" svg:height="0.846cm" svg:x="9.313cm" svg:y="3.81cm">
                <text:p/>
              </draw:rect>
              <draw:rect draw:style-name="gr47" draw:text-style-name="P9" draw:layer="layout" svg:width="1.27cm" svg:height="0.846cm" svg:x="9.313cm" svg:y="3.81cm">
                <text:p text:style-name="P8"><text:span text:style-name="T5">10</text:span></text:p>
              </draw:rect>
            </draw:g>
            <draw:rect draw:style-name="gr3" draw:text-style-name="P7" draw:layer="layout" svg:width="1.27cm" svg:height="0.846cm" svg:x="10.583cm" svg:y="3.81cm">
              <text:p/>
            </draw:rect>
            <draw:rect draw:style-name="gr3" draw:text-style-name="P7" draw:layer="layout" svg:width="1.27cm" svg:height="0.848cm" svg:x="10.583cm" svg:y="4.656cm">
              <text:p/>
            </draw:rect>
            <draw:g>
              <draw:rect draw:style-name="gr3" draw:text-style-name="P7" draw:layer="layout" svg:width="1.27cm" svg:height="0.848cm" svg:x="9.313cm" svg:y="4.656cm">
                <text:p/>
              </draw:rect>
              <draw:rect draw:style-name="gr48" draw:text-style-name="P9" draw:layer="layout" svg:width="1.27cm" svg:height="0.848cm" svg:x="9.313cm" svg:y="4.656cm">
                <text:p text:style-name="P8"><text:span text:style-name="T5">30</text:span></text:p>
              </draw:rect>
            </draw:g>
          </draw:g>
          <draw:g>
            <draw:g>
              <draw:rect draw:style-name="gr3" draw:text-style-name="P7" draw:layer="layout" svg:width="1.27cm" svg:height="0.846cm" svg:x="9.313cm" svg:y="5.504cm">
                <text:p/>
              </draw:rect>
              <draw:rect draw:style-name="gr49" draw:text-style-name="P9" draw:layer="layout" svg:width="1.27cm" svg:height="0.846cm" svg:x="9.313cm" svg:y="5.504cm">
                <text:p text:style-name="P8"><text:span text:style-name="T5">50</text:span></text:p>
              </draw:rect>
            </draw:g>
            <draw:rect draw:style-name="gr3" draw:text-style-name="P7" draw:layer="layout" svg:width="1.27cm" svg:height="0.846cm" svg:x="10.583cm" svg:y="5.504cm">
              <text:p/>
            </draw:rect>
            <draw:rect draw:style-name="gr3" draw:text-style-name="P7" draw:layer="layout" svg:width="1.27cm" svg:height="0.847cm" svg:x="10.583cm" svg:y="6.35cm">
              <text:p/>
            </draw:rect>
            <draw:g>
              <draw:rect draw:style-name="gr3" draw:text-style-name="P7" draw:layer="layout" svg:width="1.27cm" svg:height="0.847cm" svg:x="9.313cm" svg:y="6.35cm">
                <text:p/>
              </draw:rect>
              <draw:rect draw:style-name="gr50" draw:text-style-name="P9" draw:layer="layout" svg:width="1.27cm" svg:height="0.847cm" svg:x="9.313cm" svg:y="6.35cm">
                <text:p text:style-name="P8"><text:span text:style-name="T5">70</text:span></text:p>
              </draw:rect>
            </draw:g>
          </draw:g>
        </draw:g>
        <draw:g>
          <draw:g>
            <draw:g>
              <draw:rect draw:style-name="gr3" draw:text-style-name="P7" draw:layer="layout" svg:width="1.27cm" svg:height="0.846cm" svg:x="9.313cm" svg:y="7.62cm">
                <text:p/>
              </draw:rect>
              <draw:rect draw:style-name="gr51" draw:text-style-name="P9" draw:layer="layout" svg:width="1.27cm" svg:height="0.846cm" svg:x="9.313cm" svg:y="7.62cm">
                <text:p text:style-name="P8"><text:span text:style-name="T5">90</text:span></text:p>
              </draw:rect>
            </draw:g>
            <draw:rect draw:style-name="gr3" draw:text-style-name="P7" draw:layer="layout" svg:width="1.27cm" svg:height="0.846cm" svg:x="10.583cm" svg:y="7.62cm">
              <text:p/>
            </draw:rect>
            <draw:rect draw:style-name="gr3" draw:text-style-name="P7" draw:layer="layout" svg:width="1.27cm" svg:height="0.848cm" svg:x="10.583cm" svg:y="8.466cm">
              <text:p/>
            </draw:rect>
            <draw:g>
              <draw:rect draw:style-name="gr3" draw:text-style-name="P7" draw:layer="layout" svg:width="1.27cm" svg:height="0.848cm" svg:x="9.313cm" svg:y="8.466cm">
                <text:p/>
              </draw:rect>
              <draw:rect draw:style-name="gr52" draw:text-style-name="P9" draw:layer="layout" svg:width="1.27cm" svg:height="0.848cm" svg:x="9.313cm" svg:y="8.466cm">
                <text:p text:style-name="P8"><text:span text:style-name="T5">110</text:span></text:p>
              </draw:rect>
            </draw:g>
          </draw:g>
          <draw:g>
            <draw:g>
              <draw:rect draw:style-name="gr3" draw:text-style-name="P7" draw:layer="layout" svg:width="1.27cm" svg:height="0.846cm" svg:x="9.313cm" svg:y="9.314cm">
                <text:p/>
              </draw:rect>
              <draw:rect draw:style-name="gr53" draw:text-style-name="P9" draw:layer="layout" svg:width="1.27cm" svg:height="0.846cm" svg:x="9.313cm" svg:y="9.314cm">
                <text:p text:style-name="P8"><text:span text:style-name="T5">130</text:span></text:p>
              </draw:rect>
            </draw:g>
            <draw:rect draw:style-name="gr3" draw:text-style-name="P7" draw:layer="layout" svg:width="1.27cm" svg:height="0.846cm" svg:x="10.583cm" svg:y="9.314cm">
              <text:p/>
            </draw:rect>
            <draw:rect draw:style-name="gr3" draw:text-style-name="P7" draw:layer="layout" svg:width="1.27cm" svg:height="0.847cm" svg:x="10.583cm" svg:y="10.16cm">
              <text:p/>
            </draw:rect>
            <draw:g>
              <draw:rect draw:style-name="gr3" draw:text-style-name="P7" draw:layer="layout" svg:width="1.27cm" svg:height="0.847cm" svg:x="9.313cm" svg:y="10.16cm">
                <text:p/>
              </draw:rect>
              <draw:rect draw:style-name="gr54" draw:text-style-name="P9" draw:layer="layout" svg:width="1.27cm" svg:height="0.847cm" svg:x="9.313cm" svg:y="10.16cm">
                <text:p text:style-name="P8"><text:span text:style-name="T5">150</text:span></text:p>
              </draw:rect>
            </draw:g>
          </draw:g>
        </draw:g>
        <draw:g>
          <draw:g>
            <draw:g>
              <draw:rect draw:style-name="gr3" draw:text-style-name="P7" draw:layer="layout" svg:width="1.27cm" svg:height="0.846cm" svg:x="9.313cm" svg:y="11.642cm">
                <text:p/>
              </draw:rect>
              <draw:rect draw:style-name="gr55" draw:text-style-name="P9" draw:layer="layout" svg:width="1.27cm" svg:height="0.846cm" svg:x="9.313cm" svg:y="11.642cm">
                <text:p text:style-name="P8"><text:span text:style-name="T5">170</text:span></text:p>
              </draw:rect>
            </draw:g>
            <draw:rect draw:style-name="gr3" draw:text-style-name="P7" draw:layer="layout" svg:width="1.27cm" svg:height="0.846cm" svg:x="10.583cm" svg:y="11.642cm">
              <text:p/>
            </draw:rect>
            <draw:rect draw:style-name="gr3" draw:text-style-name="P7" draw:layer="layout" svg:width="1.27cm" svg:height="0.847cm" svg:x="10.583cm" svg:y="12.488cm">
              <text:p/>
            </draw:rect>
            <draw:g>
              <draw:rect draw:style-name="gr3" draw:text-style-name="P7" draw:layer="layout" svg:width="1.27cm" svg:height="0.847cm" svg:x="9.313cm" svg:y="12.488cm">
                <text:p/>
              </draw:rect>
              <draw:rect draw:style-name="gr56" draw:text-style-name="P9" draw:layer="layout" svg:width="1.27cm" svg:height="0.847cm" svg:x="9.313cm" svg:y="12.488cm">
                <text:p text:style-name="P8"><text:span text:style-name="T5">190</text:span></text:p>
              </draw:rect>
            </draw:g>
          </draw:g>
          <draw:g>
            <draw:g>
              <draw:rect draw:style-name="gr3" draw:text-style-name="P7" draw:layer="layout" svg:width="1.27cm" svg:height="0.846cm" svg:x="9.313cm" svg:y="13.335cm">
                <text:p/>
              </draw:rect>
              <draw:rect draw:style-name="gr57" draw:text-style-name="P9" draw:layer="layout" svg:width="1.27cm" svg:height="0.846cm" svg:x="9.313cm" svg:y="13.335cm">
                <text:p text:style-name="P8"><text:span text:style-name="T5">210</text:span></text:p>
              </draw:rect>
            </draw:g>
            <draw:rect draw:style-name="gr3" draw:text-style-name="P7" draw:layer="layout" svg:width="1.27cm" svg:height="0.846cm" svg:x="10.583cm" svg:y="13.335cm">
              <text:p/>
            </draw:rect>
            <draw:rect draw:style-name="gr3" draw:text-style-name="P7" draw:layer="layout" svg:width="1.27cm" svg:height="0.847cm" svg:x="10.583cm" svg:y="14.181cm">
              <text:p/>
            </draw:rect>
            <draw:g>
              <draw:rect draw:style-name="gr3" draw:text-style-name="P7" draw:layer="layout" svg:width="1.27cm" svg:height="0.847cm" svg:x="9.313cm" svg:y="14.181cm">
                <text:p/>
              </draw:rect>
              <draw:rect draw:style-name="gr58" draw:text-style-name="P9" draw:layer="layout" svg:width="1.27cm" svg:height="0.847cm" svg:x="9.313cm" svg:y="14.181cm">
                <text:p text:style-name="P8"><text:span text:style-name="T5">230</text:span></text:p>
              </draw:rect>
            </draw:g>
          </draw:g>
        </draw:g>
        <draw:line draw:style-name="gr36" draw:text-style-name="P10" draw:layer="layout" svg:x1="11.218cm" svg:y1="4.022cm" svg:x2="16.298cm" svg:y2="4.022cm">
          <text:p/>
        </draw:line>
        <draw:line draw:style-name="gr36" draw:text-style-name="P10" draw:layer="layout" svg:x1="11.43cm" svg:y1="5.08cm" svg:x2="16.087cm" svg:y2="6.35cm">
          <text:p/>
        </draw:line>
        <draw:line draw:style-name="gr36" draw:text-style-name="P10" draw:layer="layout" svg:x1="11.43cm" svg:y1="5.927cm" svg:x2="16.298cm" svg:y2="8.678cm">
          <text:p/>
        </draw:line>
        <draw:line draw:style-name="gr36" draw:text-style-name="P10" draw:layer="layout" svg:x1="11.218cm" svg:y1="6.773cm" svg:x2="16.087cm" svg:y2="11.007cm">
          <text:p/>
        </draw:line>
        <draw:line draw:style-name="gr36" draw:text-style-name="P10" draw:layer="layout" svg:x1="11.43cm" svg:y1="9.102cm" svg:x2="16.087cm" svg:y2="15.24cm">
          <text:p/>
        </draw:line>
        <draw:line draw:style-name="gr36" draw:text-style-name="P10" draw:layer="layout" svg:x1="11.218cm" svg:y1="8.043cm" svg:x2="16.087cm" svg:y2="13.123cm">
          <text:p/>
        </draw:line>
        <draw:line draw:style-name="gr59" draw:text-style-name="P10" draw:layer="layout" svg:x1="11.642cm" svg:y1="10.583cm" svg:x2="15.452cm" svg:y2="16.51cm">
          <text:p/>
        </draw:line>
        <draw:line draw:style-name="gr59" draw:text-style-name="P10" draw:layer="layout" svg:x1="11.642cm" svg:y1="14.605cm" svg:x2="13.123cm" svg:y2="16.933cm">
          <text:p/>
        </draw:line>
        <draw:line draw:style-name="gr59" draw:text-style-name="P10" draw:layer="layout" svg:x1="11.43cm" svg:y1="13.123cm" svg:x2="13.97cm" svg:y2="17.145cm">
          <text:p/>
        </draw:line>
        <draw:line draw:style-name="gr59" draw:text-style-name="P10" draw:layer="layout" svg:x1="11.642cm" svg:y1="12.065cm" svg:x2="15.028cm" svg:y2="17.357cm">
          <text:p/>
        </draw:line>
        <presentation:notes draw:style-name="dp2">
          <draw:page-thumbnail draw:style-name="gr1" draw:layer="layout" svg:width="12.7cm" svg:height="9.525cm" svg:x="3.175cm" svg:y="1.905cm" draw:page-number="5" presentation:class="page"/>
          <draw:frame presentation:style-name="pr6" draw:text-style-name="P1" draw:layer="layout" svg:width="13.97cm" svg:height="11.431cm" svg:x="2.54cm" svg:y="12.065cm" presentation:class="notes" presentation:placeholder="true">
            <draw:text-box/>
          </draw:frame>
        </presentation:notes>
      </draw:page>
      <draw:page draw:name="page6" draw:style-name="dp1" draw:master-page-name="Default">
        <draw:rect draw:style-name="gr2" draw:text-style-name="P6" draw:layer="layout" svg:width="5.94cm" svg:height="1.27cm" svg:x="17.251cm" svg:y="2.223cm">
          <text:p text:style-name="P5">Sequential File</text:p>
        </draw:rect>
        <draw:g>
          <draw:g>
            <draw:rect draw:style-name="gr3" draw:text-style-name="P7" draw:layer="layout" svg:width="1.27cm" svg:height="0.846cm" svg:x="17.242cm" svg:y="4.869cm">
              <text:p/>
            </draw:rect>
            <draw:rect draw:style-name="gr60" draw:text-style-name="P9" draw:layer="layout" svg:width="1.27cm" svg:height="0.846cm" svg:x="17.242cm" svg:y="4.869cm">
              <text:p text:style-name="P8">20</text:p>
            </draw:rect>
          </draw:g>
          <draw:g>
            <draw:rect draw:style-name="gr3" draw:text-style-name="P7" draw:layer="layout" svg:width="1.27cm" svg:height="0.847cm" svg:x="17.242cm" svg:y="4.022cm">
              <text:p/>
            </draw:rect>
            <draw:rect draw:style-name="gr61" draw:text-style-name="P9" draw:layer="layout" svg:width="1.27cm" svg:height="0.847cm" svg:x="17.242cm" svg:y="4.022cm">
              <text:p text:style-name="P8">10</text:p>
            </draw:rect>
          </draw:g>
          <draw:rect draw:style-name="gr3" draw:text-style-name="P7" draw:layer="layout" svg:width="4.445cm" svg:height="0.847cm" svg:x="18.512cm" svg:y="4.022cm">
            <text:p/>
          </draw:rect>
          <draw:rect draw:style-name="gr3" draw:text-style-name="P7" draw:layer="layout" svg:width="4.445cm" svg:height="0.846cm" svg:x="18.512cm" svg:y="4.869cm">
            <text:p/>
          </draw:rect>
        </draw:g>
        <draw:g>
          <draw:g>
            <draw:rect draw:style-name="gr3" draw:text-style-name="P7" draw:layer="layout" svg:width="1.27cm" svg:height="0.846cm" svg:x="17.242cm" svg:y="7.197cm">
              <text:p/>
            </draw:rect>
            <draw:rect draw:style-name="gr62" draw:text-style-name="P9" draw:layer="layout" svg:width="1.27cm" svg:height="0.846cm" svg:x="17.242cm" svg:y="7.197cm">
              <text:p text:style-name="P8">40</text:p>
            </draw:rect>
          </draw:g>
          <draw:g>
            <draw:rect draw:style-name="gr3" draw:text-style-name="P7" draw:layer="layout" svg:width="1.27cm" svg:height="0.847cm" svg:x="17.242cm" svg:y="6.35cm">
              <text:p/>
            </draw:rect>
            <draw:rect draw:style-name="gr63" draw:text-style-name="P9" draw:layer="layout" svg:width="1.27cm" svg:height="0.847cm" svg:x="17.242cm" svg:y="6.35cm">
              <text:p text:style-name="P8">30</text:p>
            </draw:rect>
          </draw:g>
          <draw:rect draw:style-name="gr3" draw:text-style-name="P7" draw:layer="layout" svg:width="4.445cm" svg:height="0.847cm" svg:x="18.512cm" svg:y="6.35cm">
            <text:p/>
          </draw:rect>
          <draw:rect draw:style-name="gr3" draw:text-style-name="P7" draw:layer="layout" svg:width="4.445cm" svg:height="0.846cm" svg:x="18.512cm" svg:y="7.197cm">
            <text:p/>
          </draw:rect>
        </draw:g>
        <draw:g>
          <draw:g>
            <draw:rect draw:style-name="gr3" draw:text-style-name="P7" draw:layer="layout" svg:width="1.27cm" svg:height="0.846cm" svg:x="17.242cm" svg:y="9.526cm">
              <text:p/>
            </draw:rect>
            <draw:rect draw:style-name="gr64" draw:text-style-name="P9" draw:layer="layout" svg:width="1.27cm" svg:height="0.846cm" svg:x="17.242cm" svg:y="9.526cm">
              <text:p text:style-name="P8">60</text:p>
            </draw:rect>
          </draw:g>
          <draw:g>
            <draw:rect draw:style-name="gr3" draw:text-style-name="P7" draw:layer="layout" svg:width="1.27cm" svg:height="0.848cm" svg:x="17.242cm" svg:y="8.678cm">
              <text:p/>
            </draw:rect>
            <draw:rect draw:style-name="gr65" draw:text-style-name="P9" draw:layer="layout" svg:width="1.27cm" svg:height="0.848cm" svg:x="17.242cm" svg:y="8.678cm">
              <text:p text:style-name="P8">50</text:p>
            </draw:rect>
          </draw:g>
          <draw:rect draw:style-name="gr3" draw:text-style-name="P7" draw:layer="layout" svg:width="4.445cm" svg:height="0.848cm" svg:x="18.512cm" svg:y="8.678cm">
            <text:p/>
          </draw:rect>
          <draw:rect draw:style-name="gr3" draw:text-style-name="P7" draw:layer="layout" svg:width="4.445cm" svg:height="0.846cm" svg:x="18.512cm" svg:y="9.526cm">
            <text:p/>
          </draw:rect>
        </draw:g>
        <draw:g>
          <draw:g>
            <draw:rect draw:style-name="gr3" draw:text-style-name="P7" draw:layer="layout" svg:width="1.27cm" svg:height="0.846cm" svg:x="17.242cm" svg:y="11.854cm">
              <text:p/>
            </draw:rect>
            <draw:rect draw:style-name="gr66" draw:text-style-name="P9" draw:layer="layout" svg:width="1.27cm" svg:height="0.846cm" svg:x="17.242cm" svg:y="11.854cm">
              <text:p text:style-name="P8">80</text:p>
            </draw:rect>
          </draw:g>
          <draw:g>
            <draw:rect draw:style-name="gr3" draw:text-style-name="P7" draw:layer="layout" svg:width="1.27cm" svg:height="0.847cm" svg:x="17.242cm" svg:y="11.007cm">
              <text:p/>
            </draw:rect>
            <draw:rect draw:style-name="gr67" draw:text-style-name="P9" draw:layer="layout" svg:width="1.27cm" svg:height="0.847cm" svg:x="17.242cm" svg:y="11.007cm">
              <text:p text:style-name="P8">70</text:p>
            </draw:rect>
          </draw:g>
          <draw:rect draw:style-name="gr3" draw:text-style-name="P7" draw:layer="layout" svg:width="4.445cm" svg:height="0.847cm" svg:x="18.512cm" svg:y="11.007cm">
            <text:p/>
          </draw:rect>
          <draw:rect draw:style-name="gr3" draw:text-style-name="P7" draw:layer="layout" svg:width="4.445cm" svg:height="0.846cm" svg:x="18.512cm" svg:y="11.854cm">
            <text:p/>
          </draw:rect>
        </draw:g>
        <draw:g>
          <draw:g>
            <draw:rect draw:style-name="gr3" draw:text-style-name="P7" draw:layer="layout" svg:width="1.27cm" svg:height="0.846cm" svg:x="17.242cm" svg:y="13.971cm">
              <text:p/>
            </draw:rect>
            <draw:rect draw:style-name="gr68" draw:text-style-name="P9" draw:layer="layout" svg:width="1.27cm" svg:height="0.846cm" svg:x="17.242cm" svg:y="13.971cm">
              <text:p text:style-name="P8">100</text:p>
            </draw:rect>
          </draw:g>
          <draw:g>
            <draw:rect draw:style-name="gr3" draw:text-style-name="P7" draw:layer="layout" svg:width="1.27cm" svg:height="0.848cm" svg:x="17.242cm" svg:y="13.123cm">
              <text:p/>
            </draw:rect>
            <draw:rect draw:style-name="gr69" draw:text-style-name="P9" draw:layer="layout" svg:width="1.27cm" svg:height="0.848cm" svg:x="17.242cm" svg:y="13.123cm">
              <text:p text:style-name="P8">90</text:p>
            </draw:rect>
          </draw:g>
          <draw:rect draw:style-name="gr3" draw:text-style-name="P7" draw:layer="layout" svg:width="4.445cm" svg:height="0.848cm" svg:x="18.512cm" svg:y="13.123cm">
            <text:p/>
          </draw:rect>
          <draw:rect draw:style-name="gr3" draw:text-style-name="P7" draw:layer="layout" svg:width="4.445cm" svg:height="0.846cm" svg:x="18.512cm" svg:y="13.971cm">
            <text:p/>
          </draw:rect>
        </draw:g>
        <draw:rect draw:style-name="gr2" draw:text-style-name="P6" draw:layer="layout" svg:width="6.658cm" svg:height="1.27cm" svg:x="2.342cm" svg:y="2.328cm">
          <text:p text:style-name="P5">Sparse 2nd level</text:p>
        </draw:rect>
        <draw:g>
          <draw:g>
            <draw:g>
              <draw:rect draw:style-name="gr3" draw:text-style-name="P7" draw:layer="layout" svg:width="1.27cm" svg:height="0.846cm" svg:x="10.257cm" svg:y="4.233cm">
                <text:p/>
              </draw:rect>
              <draw:rect draw:style-name="gr70" draw:text-style-name="P9" draw:layer="layout" svg:width="1.27cm" svg:height="0.846cm" svg:x="10.257cm" svg:y="4.233cm">
                <text:p text:style-name="P8"><text:span text:style-name="T5">10</text:span></text:p>
              </draw:rect>
            </draw:g>
            <draw:rect draw:style-name="gr3" draw:text-style-name="P7" draw:layer="layout" svg:width="1.27cm" svg:height="0.846cm" svg:x="11.527cm" svg:y="4.233cm">
              <text:p/>
            </draw:rect>
            <draw:rect draw:style-name="gr3" draw:text-style-name="P7" draw:layer="layout" svg:width="1.27cm" svg:height="0.848cm" svg:x="11.527cm" svg:y="5.079cm">
              <text:p/>
            </draw:rect>
            <draw:g>
              <draw:rect draw:style-name="gr3" draw:text-style-name="P7" draw:layer="layout" svg:width="1.27cm" svg:height="0.848cm" svg:x="10.257cm" svg:y="5.079cm">
                <text:p/>
              </draw:rect>
              <draw:rect draw:style-name="gr71" draw:text-style-name="P9" draw:layer="layout" svg:width="1.27cm" svg:height="0.848cm" svg:x="10.257cm" svg:y="5.079cm">
                <text:p text:style-name="P8"><text:span text:style-name="T5">30</text:span></text:p>
              </draw:rect>
            </draw:g>
          </draw:g>
          <draw:g>
            <draw:g>
              <draw:rect draw:style-name="gr3" draw:text-style-name="P7" draw:layer="layout" svg:width="1.27cm" svg:height="0.846cm" svg:x="10.257cm" svg:y="5.927cm">
                <text:p/>
              </draw:rect>
              <draw:rect draw:style-name="gr72" draw:text-style-name="P9" draw:layer="layout" svg:width="1.27cm" svg:height="0.846cm" svg:x="10.257cm" svg:y="5.927cm">
                <text:p text:style-name="P8"><text:span text:style-name="T5">50</text:span></text:p>
              </draw:rect>
            </draw:g>
            <draw:rect draw:style-name="gr3" draw:text-style-name="P7" draw:layer="layout" svg:width="1.27cm" svg:height="0.846cm" svg:x="11.527cm" svg:y="5.927cm">
              <text:p/>
            </draw:rect>
            <draw:rect draw:style-name="gr3" draw:text-style-name="P7" draw:layer="layout" svg:width="1.27cm" svg:height="0.847cm" svg:x="11.527cm" svg:y="6.773cm">
              <text:p/>
            </draw:rect>
            <draw:g>
              <draw:rect draw:style-name="gr3" draw:text-style-name="P7" draw:layer="layout" svg:width="1.27cm" svg:height="0.847cm" svg:x="10.257cm" svg:y="6.773cm">
                <text:p/>
              </draw:rect>
              <draw:rect draw:style-name="gr73" draw:text-style-name="P9" draw:layer="layout" svg:width="1.27cm" svg:height="0.847cm" svg:x="10.257cm" svg:y="6.773cm">
                <text:p text:style-name="P8"><text:span text:style-name="T5">70</text:span></text:p>
              </draw:rect>
            </draw:g>
          </draw:g>
        </draw:g>
        <draw:g>
          <draw:g>
            <draw:g>
              <draw:rect draw:style-name="gr3" draw:text-style-name="P7" draw:layer="layout" svg:width="1.27cm" svg:height="0.846cm" svg:x="10.257cm" svg:y="8.043cm">
                <text:p/>
              </draw:rect>
              <draw:rect draw:style-name="gr74" draw:text-style-name="P9" draw:layer="layout" svg:width="1.27cm" svg:height="0.846cm" svg:x="10.257cm" svg:y="8.043cm">
                <text:p text:style-name="P8"><text:span text:style-name="T5">90</text:span></text:p>
              </draw:rect>
            </draw:g>
            <draw:rect draw:style-name="gr3" draw:text-style-name="P7" draw:layer="layout" svg:width="1.27cm" svg:height="0.846cm" svg:x="11.527cm" svg:y="8.043cm">
              <text:p/>
            </draw:rect>
            <draw:rect draw:style-name="gr3" draw:text-style-name="P7" draw:layer="layout" svg:width="1.27cm" svg:height="0.848cm" svg:x="11.527cm" svg:y="8.889cm">
              <text:p/>
            </draw:rect>
            <draw:g>
              <draw:rect draw:style-name="gr3" draw:text-style-name="P7" draw:layer="layout" svg:width="1.27cm" svg:height="0.848cm" svg:x="10.257cm" svg:y="8.889cm">
                <text:p/>
              </draw:rect>
              <draw:rect draw:style-name="gr75" draw:text-style-name="P9" draw:layer="layout" svg:width="1.27cm" svg:height="0.848cm" svg:x="10.257cm" svg:y="8.889cm">
                <text:p text:style-name="P8"><text:span text:style-name="T5">110</text:span></text:p>
              </draw:rect>
            </draw:g>
          </draw:g>
          <draw:g>
            <draw:g>
              <draw:rect draw:style-name="gr3" draw:text-style-name="P7" draw:layer="layout" svg:width="1.27cm" svg:height="0.846cm" svg:x="10.257cm" svg:y="9.737cm">
                <text:p/>
              </draw:rect>
              <draw:rect draw:style-name="gr76" draw:text-style-name="P9" draw:layer="layout" svg:width="1.27cm" svg:height="0.846cm" svg:x="10.257cm" svg:y="9.737cm">
                <text:p text:style-name="P8"><text:span text:style-name="T5">130</text:span></text:p>
              </draw:rect>
            </draw:g>
            <draw:rect draw:style-name="gr3" draw:text-style-name="P7" draw:layer="layout" svg:width="1.27cm" svg:height="0.846cm" svg:x="11.527cm" svg:y="9.737cm">
              <text:p/>
            </draw:rect>
            <draw:rect draw:style-name="gr3" draw:text-style-name="P7" draw:layer="layout" svg:width="1.27cm" svg:height="0.847cm" svg:x="11.527cm" svg:y="10.583cm">
              <text:p/>
            </draw:rect>
            <draw:g>
              <draw:rect draw:style-name="gr3" draw:text-style-name="P7" draw:layer="layout" svg:width="1.27cm" svg:height="0.847cm" svg:x="10.257cm" svg:y="10.583cm">
                <text:p/>
              </draw:rect>
              <draw:rect draw:style-name="gr77" draw:text-style-name="P9" draw:layer="layout" svg:width="1.27cm" svg:height="0.847cm" svg:x="10.257cm" svg:y="10.583cm">
                <text:p text:style-name="P8"><text:span text:style-name="T5">150</text:span></text:p>
              </draw:rect>
            </draw:g>
          </draw:g>
        </draw:g>
        <draw:g>
          <draw:g>
            <draw:g>
              <draw:rect draw:style-name="gr3" draw:text-style-name="P7" draw:layer="layout" svg:width="1.27cm" svg:height="0.846cm" svg:x="10.257cm" svg:y="12.065cm">
                <text:p/>
              </draw:rect>
              <draw:rect draw:style-name="gr78" draw:text-style-name="P9" draw:layer="layout" svg:width="1.27cm" svg:height="0.846cm" svg:x="10.257cm" svg:y="12.065cm">
                <text:p text:style-name="P8"><text:span text:style-name="T5">170</text:span></text:p>
              </draw:rect>
            </draw:g>
            <draw:rect draw:style-name="gr3" draw:text-style-name="P7" draw:layer="layout" svg:width="1.27cm" svg:height="0.846cm" svg:x="11.527cm" svg:y="12.065cm">
              <text:p/>
            </draw:rect>
            <draw:rect draw:style-name="gr3" draw:text-style-name="P7" draw:layer="layout" svg:width="1.27cm" svg:height="0.848cm" svg:x="11.527cm" svg:y="12.911cm">
              <text:p/>
            </draw:rect>
            <draw:g>
              <draw:rect draw:style-name="gr3" draw:text-style-name="P7" draw:layer="layout" svg:width="1.27cm" svg:height="0.848cm" svg:x="10.257cm" svg:y="12.911cm">
                <text:p/>
              </draw:rect>
              <draw:rect draw:style-name="gr79" draw:text-style-name="P9" draw:layer="layout" svg:width="1.27cm" svg:height="0.848cm" svg:x="10.257cm" svg:y="12.911cm">
                <text:p text:style-name="P8"><text:span text:style-name="T5">190</text:span></text:p>
              </draw:rect>
            </draw:g>
          </draw:g>
          <draw:g>
            <draw:g>
              <draw:rect draw:style-name="gr3" draw:text-style-name="P7" draw:layer="layout" svg:width="1.27cm" svg:height="0.846cm" svg:x="10.257cm" svg:y="13.759cm">
                <text:p/>
              </draw:rect>
              <draw:rect draw:style-name="gr80" draw:text-style-name="P9" draw:layer="layout" svg:width="1.27cm" svg:height="0.846cm" svg:x="10.257cm" svg:y="13.759cm">
                <text:p text:style-name="P8"><text:span text:style-name="T5">210</text:span></text:p>
              </draw:rect>
            </draw:g>
            <draw:rect draw:style-name="gr3" draw:text-style-name="P7" draw:layer="layout" svg:width="1.27cm" svg:height="0.846cm" svg:x="11.527cm" svg:y="13.759cm">
              <text:p/>
            </draw:rect>
            <draw:rect draw:style-name="gr3" draw:text-style-name="P7" draw:layer="layout" svg:width="1.27cm" svg:height="0.847cm" svg:x="11.527cm" svg:y="14.605cm">
              <text:p/>
            </draw:rect>
            <draw:g>
              <draw:rect draw:style-name="gr3" draw:text-style-name="P7" draw:layer="layout" svg:width="1.27cm" svg:height="0.847cm" svg:x="10.257cm" svg:y="14.605cm">
                <text:p/>
              </draw:rect>
              <draw:rect draw:style-name="gr81" draw:text-style-name="P9" draw:layer="layout" svg:width="1.27cm" svg:height="0.847cm" svg:x="10.257cm" svg:y="14.605cm">
                <text:p text:style-name="P8"><text:span text:style-name="T5">230</text:span></text:p>
              </draw:rect>
            </draw:g>
          </draw:g>
        </draw:g>
        <draw:line draw:style-name="gr36" draw:text-style-name="P10" draw:layer="layout" svg:x1="12.162cm" svg:y1="4.445cm" svg:x2="17.242cm" svg:y2="4.445cm">
          <text:p/>
        </draw:line>
        <draw:line draw:style-name="gr36" draw:text-style-name="P10" draw:layer="layout" svg:x1="12.374cm" svg:y1="5.503cm" svg:x2="17.03cm" svg:y2="6.773cm">
          <text:p/>
        </draw:line>
        <draw:line draw:style-name="gr36" draw:text-style-name="P10" draw:layer="layout" svg:x1="12.374cm" svg:y1="6.35cm" svg:x2="17.242cm" svg:y2="9.102cm">
          <text:p/>
        </draw:line>
        <draw:line draw:style-name="gr36" draw:text-style-name="P10" draw:layer="layout" svg:x1="12.162cm" svg:y1="7.197cm" svg:x2="17.03cm" svg:y2="11.43cm">
          <text:p/>
        </draw:line>
        <draw:line draw:style-name="gr36" draw:text-style-name="P10" draw:layer="layout" svg:x1="12.374cm" svg:y1="9.525cm" svg:x2="17.03cm" svg:y2="15.663cm">
          <text:p/>
        </draw:line>
        <draw:line draw:style-name="gr36" draw:text-style-name="P10" draw:layer="layout" svg:x1="12.162cm" svg:y1="8.467cm" svg:x2="17.03cm" svg:y2="13.547cm">
          <text:p/>
        </draw:line>
        <draw:line draw:style-name="gr59" draw:text-style-name="P10" draw:layer="layout" svg:x1="12.585cm" svg:y1="11.007cm" svg:x2="16.395cm" svg:y2="16.933cm">
          <text:p/>
        </draw:line>
        <draw:line draw:style-name="gr59" draw:text-style-name="P10" draw:layer="layout" svg:x1="12.585cm" svg:y1="15.028cm" svg:x2="13.97cm" svg:y2="17.145cm">
          <text:p/>
        </draw:line>
        <draw:line draw:style-name="gr59" draw:text-style-name="P10" draw:layer="layout" svg:x1="12.374cm" svg:y1="13.547cm" svg:x2="14.605cm" svg:y2="16.933cm">
          <text:p/>
        </draw:line>
        <draw:line draw:style-name="gr59" draw:text-style-name="P10" draw:layer="layout" svg:x1="12.585cm" svg:y1="12.488cm" svg:x2="15.663cm" svg:y2="17.357cm">
          <text:p/>
        </draw:line>
        <draw:g>
          <draw:g>
            <draw:g>
              <draw:rect draw:style-name="gr3" draw:text-style-name="P7" draw:layer="layout" svg:width="1.27cm" svg:height="0.846cm" svg:x="3.598cm" svg:y="4.233cm">
                <text:p/>
              </draw:rect>
              <draw:rect draw:style-name="gr82" draw:text-style-name="P9" draw:layer="layout" svg:width="1.27cm" svg:height="0.846cm" svg:x="3.598cm" svg:y="4.233cm">
                <text:p text:style-name="P8"><text:span text:style-name="T5">10</text:span></text:p>
              </draw:rect>
            </draw:g>
            <draw:rect draw:style-name="gr3" draw:text-style-name="P7" draw:layer="layout" svg:width="1.27cm" svg:height="0.846cm" svg:x="4.868cm" svg:y="4.233cm">
              <text:p/>
            </draw:rect>
            <draw:rect draw:style-name="gr3" draw:text-style-name="P7" draw:layer="layout" svg:width="1.27cm" svg:height="0.848cm" svg:x="4.868cm" svg:y="5.079cm">
              <text:p/>
            </draw:rect>
            <draw:g>
              <draw:rect draw:style-name="gr3" draw:text-style-name="P7" draw:layer="layout" svg:width="1.27cm" svg:height="0.848cm" svg:x="3.598cm" svg:y="5.079cm">
                <text:p/>
              </draw:rect>
              <draw:rect draw:style-name="gr83" draw:text-style-name="P9" draw:layer="layout" svg:width="1.27cm" svg:height="0.848cm" svg:x="3.598cm" svg:y="5.079cm">
                <text:p text:style-name="P8"><text:span text:style-name="T5">90</text:span></text:p>
              </draw:rect>
            </draw:g>
          </draw:g>
          <draw:g>
            <draw:g>
              <draw:rect draw:style-name="gr3" draw:text-style-name="P7" draw:layer="layout" svg:width="1.27cm" svg:height="0.846cm" svg:x="3.598cm" svg:y="5.927cm">
                <text:p/>
              </draw:rect>
              <draw:rect draw:style-name="gr84" draw:text-style-name="P9" draw:layer="layout" svg:width="1.27cm" svg:height="0.846cm" svg:x="3.598cm" svg:y="5.927cm">
                <text:p text:style-name="P8"><text:span text:style-name="T5">170</text:span></text:p>
              </draw:rect>
            </draw:g>
            <draw:rect draw:style-name="gr3" draw:text-style-name="P7" draw:layer="layout" svg:width="1.27cm" svg:height="0.846cm" svg:x="4.868cm" svg:y="5.927cm">
              <text:p/>
            </draw:rect>
            <draw:rect draw:style-name="gr3" draw:text-style-name="P7" draw:layer="layout" svg:width="1.27cm" svg:height="0.847cm" svg:x="4.868cm" svg:y="6.773cm">
              <text:p/>
            </draw:rect>
            <draw:g>
              <draw:rect draw:style-name="gr3" draw:text-style-name="P7" draw:layer="layout" svg:width="1.27cm" svg:height="0.847cm" svg:x="3.598cm" svg:y="6.773cm">
                <text:p/>
              </draw:rect>
              <draw:rect draw:style-name="gr85" draw:text-style-name="P9" draw:layer="layout" svg:width="1.27cm" svg:height="0.847cm" svg:x="3.598cm" svg:y="6.773cm">
                <text:p text:style-name="P8"><text:span text:style-name="T5">250</text:span></text:p>
              </draw:rect>
            </draw:g>
          </draw:g>
        </draw:g>
        <draw:g>
          <draw:g>
            <draw:g>
              <draw:rect draw:style-name="gr3" draw:text-style-name="P7" draw:layer="layout" svg:width="1.27cm" svg:height="0.846cm" svg:x="3.598cm" svg:y="8.467cm">
                <text:p/>
              </draw:rect>
              <draw:rect draw:style-name="gr86" draw:text-style-name="P9" draw:layer="layout" svg:width="1.27cm" svg:height="0.846cm" svg:x="3.598cm" svg:y="8.467cm">
                <text:p text:style-name="P8"><text:span text:style-name="T5">330</text:span></text:p>
              </draw:rect>
            </draw:g>
            <draw:rect draw:style-name="gr3" draw:text-style-name="P7" draw:layer="layout" svg:width="1.27cm" svg:height="0.846cm" svg:x="4.868cm" svg:y="8.467cm">
              <text:p/>
            </draw:rect>
            <draw:rect draw:style-name="gr3" draw:text-style-name="P7" draw:layer="layout" svg:width="1.27cm" svg:height="0.847cm" svg:x="4.868cm" svg:y="9.313cm">
              <text:p/>
            </draw:rect>
            <draw:g>
              <draw:rect draw:style-name="gr3" draw:text-style-name="P7" draw:layer="layout" svg:width="1.27cm" svg:height="0.847cm" svg:x="3.598cm" svg:y="9.313cm">
                <text:p/>
              </draw:rect>
              <draw:rect draw:style-name="gr87" draw:text-style-name="P9" draw:layer="layout" svg:width="1.27cm" svg:height="0.847cm" svg:x="3.598cm" svg:y="9.313cm">
                <text:p text:style-name="P8"><text:span text:style-name="T5">410</text:span></text:p>
              </draw:rect>
            </draw:g>
          </draw:g>
          <draw:g>
            <draw:g>
              <draw:rect draw:style-name="gr3" draw:text-style-name="P7" draw:layer="layout" svg:width="1.27cm" svg:height="0.846cm" svg:x="3.598cm" svg:y="10.16cm">
                <text:p/>
              </draw:rect>
              <draw:rect draw:style-name="gr88" draw:text-style-name="P9" draw:layer="layout" svg:width="1.27cm" svg:height="0.846cm" svg:x="3.598cm" svg:y="10.16cm">
                <text:p text:style-name="P8"><text:span text:style-name="T5">490</text:span></text:p>
              </draw:rect>
            </draw:g>
            <draw:rect draw:style-name="gr3" draw:text-style-name="P7" draw:layer="layout" svg:width="1.27cm" svg:height="0.846cm" svg:x="4.868cm" svg:y="10.16cm">
              <text:p/>
            </draw:rect>
            <draw:rect draw:style-name="gr3" draw:text-style-name="P7" draw:layer="layout" svg:width="1.27cm" svg:height="0.847cm" svg:x="4.868cm" svg:y="11.006cm">
              <text:p/>
            </draw:rect>
            <draw:g>
              <draw:rect draw:style-name="gr3" draw:text-style-name="P7" draw:layer="layout" svg:width="1.27cm" svg:height="0.847cm" svg:x="3.598cm" svg:y="11.006cm">
                <text:p/>
              </draw:rect>
              <draw:rect draw:style-name="gr89" draw:text-style-name="P9" draw:layer="layout" svg:width="1.27cm" svg:height="0.847cm" svg:x="3.598cm" svg:y="11.006cm">
                <text:p text:style-name="P8"><text:span text:style-name="T5">570</text:span></text:p>
              </draw:rect>
            </draw:g>
          </draw:g>
        </draw:g>
        <draw:line draw:style-name="gr36" draw:text-style-name="P10" draw:layer="layout" svg:x1="5.503cm" svg:y1="4.657cm" svg:x2="9.948cm" svg:y2="4.657cm">
          <text:p/>
        </draw:line>
        <draw:line draw:style-name="gr36" draw:text-style-name="P10" draw:layer="layout" svg:x1="5.715cm" svg:y1="5.503cm" svg:x2="9.948cm" svg:y2="8.678cm">
          <text:p/>
        </draw:line>
        <draw:line draw:style-name="gr36" draw:text-style-name="P10" draw:layer="layout" svg:x1="5.715cm" svg:y1="6.35cm" svg:x2="10.16cm" svg:y2="12.7cm">
          <text:p/>
        </draw:line>
        <draw:line draw:style-name="gr36" draw:text-style-name="P10" draw:layer="layout" svg:x1="5.715cm" svg:y1="7.197cm" svg:x2="9.737cm" svg:y2="16.298cm">
          <text:p/>
        </draw:line>
        <draw:line draw:style-name="gr59" draw:text-style-name="P10" draw:layer="layout" svg:x1="5.715cm" svg:y1="8.89cm" svg:x2="6.985cm" svg:y2="11.007cm">
          <text:p/>
        </draw:line>
        <draw:line draw:style-name="gr59" draw:text-style-name="P10" draw:layer="layout" svg:x1="5.715cm" svg:y1="9.737cm" svg:x2="6.773cm" svg:y2="12.065cm">
          <text:p/>
        </draw:line>
        <draw:line draw:style-name="gr59" draw:text-style-name="P10" draw:layer="layout" svg:x1="5.715cm" svg:y1="10.583cm" svg:x2="7.197cm" svg:y2="13.97cm">
          <text:p/>
        </draw:line>
        <draw:line draw:style-name="gr59" draw:text-style-name="P10" draw:layer="layout" svg:x1="5.715cm" svg:y1="11.43cm" svg:x2="6.985cm" svg:y2="14.817cm">
          <text:p/>
        </draw:line>
        <presentation:notes draw:style-name="dp2">
          <draw:page-thumbnail draw:style-name="gr1" draw:layer="layout" svg:width="12.7cm" svg:height="9.525cm" svg:x="3.175cm" svg:y="1.905cm" draw:page-number="6" presentation:class="page"/>
          <draw:frame presentation:style-name="pr6" draw:text-style-name="P1" draw:layer="layout" svg:width="13.97cm" svg:height="11.431cm" svg:x="2.54cm" svg:y="12.065cm" presentation:class="notes" presentation:placeholder="true">
            <draw:text-box/>
          </draw:frame>
        </presentation:notes>
      </draw:page>
      <draw:page draw:name="Question:" draw:style-name="dp1" draw:master-page-name="Default" presentation:presentation-page-layout-name="AL2T1">
        <draw:frame presentation:style-name="pr7" draw:text-style-name="P2" draw:layer="layout" svg:width="21.59cm" svg:height="3.175cm" svg:x="1.905cm" svg:y="1.693cm" presentation:class="title" presentation:user-transformed="true">
          <draw:text-box>
            <text:p text:style-name="P11"><text:span text:style-name="T6">Question:</text:span></text:p>
          </draw:text-box>
        </draw:frame>
        <draw:frame presentation:style-name="pr8" draw:text-style-name="P13" draw:layer="layout" svg:width="21.59cm" svg:height="3.599cm" svg:x="1.905cm" svg:y="5.503cm" presentation:class="outline" presentation:user-transformed="true">
          <draw:text-box>
            <text:list text:style-name="L3">
              <text:list-item>
                <text:p text:style-name="P12">Can we build a dense, 2nd level index for a dense index?</text:p>
              </text:list-item>
            </text:list>
          </draw:text-box>
        </draw:frame>
        <presentation:notes draw:style-name="dp2">
          <draw:page-thumbnail draw:style-name="gr1" draw:layer="layout" svg:width="12.7cm" svg:height="9.525cm" svg:x="3.175cm" svg:y="1.905cm" draw:page-number="7" presentation:class="page"/>
          <draw:frame presentation:style-name="pr6" draw:text-style-name="P1" draw:layer="layout" svg:width="13.97cm" svg:height="11.431cm" svg:x="2.54cm" svg:y="12.065cm" presentation:class="notes" presentation:placeholder="true">
            <draw:text-box/>
          </draw:frame>
        </presentation:notes>
      </draw:page>
      <draw:page draw:name="Sparse vs. Dense Tradeoff" draw:style-name="dp1" draw:master-page-name="Default" presentation:presentation-page-layout-name="AL2T1">
        <draw:frame presentation:style-name="pr7" draw:text-style-name="P2" draw:layer="layout" svg:width="21.59cm" svg:height="3.175cm" svg:x="0.847cm" svg:y="1.905cm" presentation:class="title" presentation:user-transformed="true">
          <draw:text-box>
            <text:p text:style-name="P11"><text:span text:style-name="T6">Sparse vs. Dense Tradeoff</text:span></text:p>
          </draw:text-box>
        </draw:frame>
        <draw:frame presentation:style-name="pr9" draw:text-style-name="P13" draw:layer="layout" svg:width="23.495cm" svg:height="11.9cm" svg:x="0.847cm" svg:y="5.503cm" presentation:class="outline" presentation:user-transformed="true">
          <draw:text-box>
            <text:list text:style-name="L3">
              <text:list-item>
                <text:p text:style-name="P14"><text:span text:style-name="T7">Sparse:</text:span> Less index space per record <text:tab/><text:tab/><text:tab/> can keep more of index in <text:s text:c="6"/><text:tab/> <text:tab/><text:tab/> memory</text:p>
              </text:list-item>
              <text:list-item>
                <text:p text:style-name="P14"><text:span text:style-name="T7">Dense:</text:span> <text:s/>Can tell if any record exists<text:tab/><text:tab/><text:tab/> <text:s/>without accessing file</text:p>
              </text:list-item>
            </text:list>
            <text:p text:style-name="P15"><text:span text:style-name="T8"/></text:p>
            <text:p text:style-name="P15"><text:span text:style-name="T8">(Later: </text:span></text:p>
            <text:list text:continue-numbering="true" text:style-name="L3">
              <text:list-item>
                <text:list>
                  <text:list-item>
                    <text:p text:style-name="P16"><text:span text:style-name="T5">sparse better for insertions</text:span></text:p>
                  </text:list-item>
                  <text:list-item>
                    <text:p text:style-name="P17"><text:span text:style-name="T5">dense needed for secondary indexes)</text:span></text:p>
                  </text:list-item>
                </text:list>
              </text:list-item>
            </text:list>
          </draw:text-box>
        </draw:frame>
        <presentation:notes draw:style-name="dp2">
          <draw:page-thumbnail draw:style-name="gr1" draw:layer="layout" svg:width="12.7cm" svg:height="9.525cm" svg:x="3.175cm" svg:y="1.905cm" draw:page-number="8" presentation:class="page"/>
          <draw:frame presentation:style-name="pr6" draw:text-style-name="P1" draw:layer="layout" svg:width="13.97cm" svg:height="11.431cm" svg:x="2.54cm" svg:y="12.065cm" presentation:class="notes" presentation:placeholder="true">
            <draw:text-box/>
          </draw:frame>
        </presentation:notes>
      </draw:page>
      <draw:page draw:name="Next:" draw:style-name="dp1" draw:master-page-name="Default" presentation:presentation-page-layout-name="AL2T1">
        <draw:frame presentation:style-name="pr7" draw:text-style-name="P2" draw:layer="layout" svg:width="21.59cm" svg:height="3.175cm" svg:x="1.905cm" svg:y="1.693cm" presentation:class="title" presentation:user-transformed="true">
          <draw:text-box>
            <text:p text:style-name="P11"><text:span text:style-name="T6">Next:</text:span></text:p>
          </draw:text-box>
        </draw:frame>
        <draw:frame presentation:style-name="pr9" draw:text-style-name="P13" draw:layer="layout" svg:width="21.59cm" svg:height="11.43cm" svg:x="1.905cm" svg:y="5.503cm" presentation:class="outline" presentation:user-transformed="true">
          <draw:text-box>
            <text:list text:style-name="L3">
              <text:list-item>
                <text:p text:style-name="P12">Duplicate keys</text:p>
              </text:list-item>
            </text:list>
            <text:p text:style-name="P18"/>
            <text:list text:continue-numbering="true" text:style-name="L3">
              <text:list-item>
                <text:p text:style-name="P12">Deletion/Insertion</text:p>
              </text:list-item>
            </text:list>
            <text:p text:style-name="P18"/>
            <text:list text:continue-numbering="true" text:style-name="L3">
              <text:list-item>
                <text:p text:style-name="P12">Secondary indexes</text:p>
              </text:list-item>
            </text:list>
          </draw:text-box>
        </draw:frame>
        <presentation:notes draw:style-name="dp2">
          <draw:page-thumbnail draw:style-name="gr1" draw:layer="layout" svg:width="12.7cm" svg:height="9.525cm" svg:x="3.175cm" svg:y="1.905cm" draw:page-number="9" presentation:class="page"/>
          <draw:frame presentation:style-name="pr6" draw:text-style-name="P1" draw:layer="layout" svg:width="13.97cm" svg:height="11.431cm" svg:x="2.54cm" svg:y="12.065cm" presentation:class="notes" presentation:placeholder="true">
            <draw:text-box/>
          </draw:frame>
        </presentation:notes>
      </draw:page>
      <draw:page draw:name="Duplicate keys" draw:style-name="dp1" draw:master-page-name="Default" presentation:presentation-page-layout-name="AL2T1">
        <draw:frame presentation:style-name="pr10" draw:text-style-name="P2" draw:layer="layout" svg:width="12.277cm" svg:height="1.945cm" svg:x="1.693cm" svg:y="1.693cm" presentation:class="title" presentation:user-transformed="true">
          <draw:text-box>
            <text:p text:style-name="P11"><text:span text:style-name="T6">Duplicate keys</text:span></text:p>
          </draw:text-box>
        </draw:frame>
        <draw:g>
          <draw:g>
            <draw:rect draw:style-name="gr3" draw:text-style-name="P7" draw:layer="layout" svg:width="1.27cm" svg:height="0.846cm" svg:x="16.14cm" svg:y="6.734cm">
              <text:p/>
            </draw:rect>
            <draw:rect draw:style-name="gr90" draw:text-style-name="P9" draw:layer="layout" svg:width="1.27cm" svg:height="0.846cm" svg:x="16.14cm" svg:y="6.734cm">
              <text:p text:style-name="P8">10</text:p>
            </draw:rect>
          </draw:g>
          <draw:g>
            <draw:rect draw:style-name="gr3" draw:text-style-name="P7" draw:layer="layout" svg:width="1.27cm" svg:height="0.847cm" svg:x="16.14cm" svg:y="5.887cm">
              <text:p/>
            </draw:rect>
            <draw:rect draw:style-name="gr91" draw:text-style-name="P9" draw:layer="layout" svg:width="1.27cm" svg:height="0.847cm" svg:x="16.14cm" svg:y="5.887cm">
              <text:p text:style-name="P8">10</text:p>
            </draw:rect>
          </draw:g>
          <draw:rect draw:style-name="gr3" draw:text-style-name="P7" draw:layer="layout" svg:width="4.445cm" svg:height="0.847cm" svg:x="17.41cm" svg:y="5.887cm">
            <text:p/>
          </draw:rect>
          <draw:rect draw:style-name="gr3" draw:text-style-name="P7" draw:layer="layout" svg:width="4.445cm" svg:height="0.846cm" svg:x="17.41cm" svg:y="6.734cm">
            <text:p/>
          </draw:rect>
        </draw:g>
        <draw:g>
          <draw:g>
            <draw:rect draw:style-name="gr3" draw:text-style-name="P7" draw:layer="layout" svg:width="1.27cm" svg:height="0.846cm" svg:x="16.14cm" svg:y="9.063cm">
              <text:p/>
            </draw:rect>
            <draw:rect draw:style-name="gr92" draw:text-style-name="P9" draw:layer="layout" svg:width="1.27cm" svg:height="0.846cm" svg:x="16.14cm" svg:y="9.063cm">
              <text:p text:style-name="P8">20</text:p>
            </draw:rect>
          </draw:g>
          <draw:g>
            <draw:rect draw:style-name="gr3" draw:text-style-name="P7" draw:layer="layout" svg:width="1.27cm" svg:height="0.848cm" svg:x="16.14cm" svg:y="8.215cm">
              <text:p/>
            </draw:rect>
            <draw:rect draw:style-name="gr93" draw:text-style-name="P9" draw:layer="layout" svg:width="1.27cm" svg:height="0.848cm" svg:x="16.14cm" svg:y="8.215cm">
              <text:p text:style-name="P8">10</text:p>
            </draw:rect>
          </draw:g>
          <draw:rect draw:style-name="gr3" draw:text-style-name="P7" draw:layer="layout" svg:width="4.445cm" svg:height="0.848cm" svg:x="17.41cm" svg:y="8.215cm">
            <text:p/>
          </draw:rect>
          <draw:rect draw:style-name="gr3" draw:text-style-name="P7" draw:layer="layout" svg:width="4.445cm" svg:height="0.846cm" svg:x="17.41cm" svg:y="9.063cm">
            <text:p/>
          </draw:rect>
        </draw:g>
        <draw:g>
          <draw:g>
            <draw:rect draw:style-name="gr3" draw:text-style-name="P7" draw:layer="layout" svg:width="1.27cm" svg:height="0.846cm" svg:x="16.14cm" svg:y="11.391cm">
              <text:p/>
            </draw:rect>
            <draw:rect draw:style-name="gr94" draw:text-style-name="P9" draw:layer="layout" svg:width="1.27cm" svg:height="0.846cm" svg:x="16.14cm" svg:y="11.391cm">
              <text:p text:style-name="P8">30</text:p>
            </draw:rect>
          </draw:g>
          <draw:g>
            <draw:rect draw:style-name="gr3" draw:text-style-name="P7" draw:layer="layout" svg:width="1.27cm" svg:height="0.847cm" svg:x="16.14cm" svg:y="10.544cm">
              <text:p/>
            </draw:rect>
            <draw:rect draw:style-name="gr95" draw:text-style-name="P9" draw:layer="layout" svg:width="1.27cm" svg:height="0.847cm" svg:x="16.14cm" svg:y="10.544cm">
              <text:p text:style-name="P8">20</text:p>
            </draw:rect>
          </draw:g>
          <draw:rect draw:style-name="gr3" draw:text-style-name="P7" draw:layer="layout" svg:width="4.445cm" svg:height="0.847cm" svg:x="17.41cm" svg:y="10.544cm">
            <text:p/>
          </draw:rect>
          <draw:rect draw:style-name="gr3" draw:text-style-name="P7" draw:layer="layout" svg:width="4.445cm" svg:height="0.846cm" svg:x="17.41cm" svg:y="11.391cm">
            <text:p/>
          </draw:rect>
        </draw:g>
        <draw:g>
          <draw:g>
            <draw:rect draw:style-name="gr3" draw:text-style-name="P7" draw:layer="layout" svg:width="1.27cm" svg:height="0.846cm" svg:x="16.14cm" svg:y="13.719cm">
              <text:p/>
            </draw:rect>
            <draw:rect draw:style-name="gr96" draw:text-style-name="P9" draw:layer="layout" svg:width="1.27cm" svg:height="0.846cm" svg:x="16.14cm" svg:y="13.719cm">
              <text:p text:style-name="P8">30</text:p>
            </draw:rect>
          </draw:g>
          <draw:g>
            <draw:rect draw:style-name="gr3" draw:text-style-name="P7" draw:layer="layout" svg:width="1.27cm" svg:height="0.847cm" svg:x="16.14cm" svg:y="12.872cm">
              <text:p/>
            </draw:rect>
            <draw:rect draw:style-name="gr97" draw:text-style-name="P9" draw:layer="layout" svg:width="1.27cm" svg:height="0.847cm" svg:x="16.14cm" svg:y="12.872cm">
              <text:p text:style-name="P8">30</text:p>
            </draw:rect>
          </draw:g>
          <draw:rect draw:style-name="gr3" draw:text-style-name="P7" draw:layer="layout" svg:width="4.445cm" svg:height="0.847cm" svg:x="17.41cm" svg:y="12.872cm">
            <text:p/>
          </draw:rect>
          <draw:rect draw:style-name="gr3" draw:text-style-name="P7" draw:layer="layout" svg:width="4.445cm" svg:height="0.846cm" svg:x="17.41cm" svg:y="13.719cm">
            <text:p/>
          </draw:rect>
        </draw:g>
        <draw:g>
          <draw:g>
            <draw:rect draw:style-name="gr3" draw:text-style-name="P7" draw:layer="layout" svg:width="1.27cm" svg:height="0.846cm" svg:x="16.14cm" svg:y="15.836cm">
              <text:p/>
            </draw:rect>
            <draw:rect draw:style-name="gr98" draw:text-style-name="P9" draw:layer="layout" svg:width="1.27cm" svg:height="0.846cm" svg:x="16.14cm" svg:y="15.836cm">
              <text:p text:style-name="P8">45</text:p>
            </draw:rect>
          </draw:g>
          <draw:g>
            <draw:rect draw:style-name="gr3" draw:text-style-name="P7" draw:layer="layout" svg:width="1.27cm" svg:height="0.847cm" svg:x="16.14cm" svg:y="14.989cm">
              <text:p/>
            </draw:rect>
            <draw:rect draw:style-name="gr99" draw:text-style-name="P9" draw:layer="layout" svg:width="1.27cm" svg:height="0.847cm" svg:x="16.14cm" svg:y="14.989cm">
              <text:p text:style-name="P8">40</text:p>
            </draw:rect>
          </draw:g>
          <draw:rect draw:style-name="gr3" draw:text-style-name="P7" draw:layer="layout" svg:width="4.445cm" svg:height="0.847cm" svg:x="17.41cm" svg:y="14.989cm">
            <text:p/>
          </draw:rect>
          <draw:rect draw:style-name="gr3" draw:text-style-name="P7" draw:layer="layout" svg:width="4.445cm" svg:height="0.846cm" svg:x="17.41cm" svg:y="15.836cm">
            <text:p/>
          </draw:rect>
        </draw:g>
        <draw:g>
          <draw:g>
            <draw:rect draw:style-name="gr3" draw:text-style-name="P7" draw:layer="layout" svg:width="1.27cm" svg:height="0.846cm" svg:x="5.909cm" svg:y="6.619cm">
              <text:p/>
            </draw:rect>
            <draw:rect draw:style-name="gr3" draw:text-style-name="P7" draw:layer="layout" svg:width="1.27cm" svg:height="0.846cm" svg:x="7.179cm" svg:y="6.619cm">
              <text:p/>
            </draw:rect>
            <draw:rect draw:style-name="gr3" draw:text-style-name="P7" draw:layer="layout" svg:width="1.27cm" svg:height="0.848cm" svg:x="7.179cm" svg:y="7.465cm">
              <text:p/>
            </draw:rect>
            <draw:rect draw:style-name="gr3" draw:text-style-name="P7" draw:layer="layout" svg:width="1.27cm" svg:height="0.848cm" svg:x="5.909cm" svg:y="7.465cm">
              <text:p/>
            </draw:rect>
          </draw:g>
          <draw:g>
            <draw:rect draw:style-name="gr3" draw:text-style-name="P7" draw:layer="layout" svg:width="1.27cm" svg:height="0.846cm" svg:x="5.909cm" svg:y="8.313cm">
              <text:p/>
            </draw:rect>
            <draw:rect draw:style-name="gr3" draw:text-style-name="P7" draw:layer="layout" svg:width="1.27cm" svg:height="0.846cm" svg:x="7.179cm" svg:y="8.313cm">
              <text:p/>
            </draw:rect>
            <draw:rect draw:style-name="gr3" draw:text-style-name="P7" draw:layer="layout" svg:width="1.27cm" svg:height="0.847cm" svg:x="7.179cm" svg:y="9.159cm">
              <text:p/>
            </draw:rect>
            <draw:rect draw:style-name="gr3" draw:text-style-name="P7" draw:layer="layout" svg:width="1.27cm" svg:height="0.847cm" svg:x="5.909cm" svg:y="9.159cm">
              <text:p/>
            </draw:rect>
          </draw:g>
        </draw:g>
        <draw:g>
          <draw:g>
            <draw:rect draw:style-name="gr3" draw:text-style-name="P7" draw:layer="layout" svg:width="1.27cm" svg:height="0.846cm" svg:x="5.931cm" svg:y="10.932cm">
              <text:p/>
            </draw:rect>
            <draw:rect draw:style-name="gr3" draw:text-style-name="P7" draw:layer="layout" svg:width="1.27cm" svg:height="0.846cm" svg:x="7.201cm" svg:y="10.932cm">
              <text:p/>
            </draw:rect>
            <draw:rect draw:style-name="gr3" draw:text-style-name="P7" draw:layer="layout" svg:width="1.27cm" svg:height="0.847cm" svg:x="7.201cm" svg:y="11.778cm">
              <text:p/>
            </draw:rect>
            <draw:rect draw:style-name="gr3" draw:text-style-name="P7" draw:layer="layout" svg:width="1.27cm" svg:height="0.847cm" svg:x="5.931cm" svg:y="11.778cm">
              <text:p/>
            </draw:rect>
          </draw:g>
          <draw:g>
            <draw:rect draw:style-name="gr3" draw:text-style-name="P7" draw:layer="layout" svg:width="1.27cm" svg:height="0.846cm" svg:x="5.931cm" svg:y="12.625cm">
              <text:p/>
            </draw:rect>
            <draw:rect draw:style-name="gr3" draw:text-style-name="P7" draw:layer="layout" svg:width="1.27cm" svg:height="0.846cm" svg:x="7.201cm" svg:y="12.625cm">
              <text:p/>
            </draw:rect>
            <draw:rect draw:style-name="gr3" draw:text-style-name="P7" draw:layer="layout" svg:width="1.27cm" svg:height="0.847cm" svg:x="7.201cm" svg:y="13.471cm">
              <text:p/>
            </draw:rect>
            <draw:rect draw:style-name="gr3" draw:text-style-name="P7" draw:layer="layout" svg:width="1.27cm" svg:height="0.847cm" svg:x="5.931cm" svg:y="13.471cm">
              <text:p/>
            </draw:rect>
          </draw:g>
        </draw:g>
        <presentation:notes draw:style-name="dp2">
          <draw:page-thumbnail draw:style-name="gr1" draw:layer="layout" svg:width="12.7cm" svg:height="9.525cm" svg:x="3.175cm" svg:y="1.905cm" draw:page-number="10" presentation:class="page"/>
          <draw:frame presentation:style-name="pr6" draw:text-style-name="P1" draw:layer="layout" svg:width="13.97cm" svg:height="11.431cm" svg:x="2.54cm" svg:y="12.065cm" presentation:class="notes" presentation:placeholder="true">
            <draw:text-box/>
          </draw:frame>
        </presentation:notes>
      </draw:page>
      <draw:page draw:name="Dense index, one way to implement?" draw:style-name="dp1" draw:master-page-name="Default" presentation:presentation-page-layout-name="AL3T19">
        <draw:g>
          <draw:g>
            <draw:rect draw:style-name="gr3" draw:text-style-name="P7" draw:layer="layout" svg:width="1.27cm" svg:height="0.846cm" svg:x="16.14cm" svg:y="6.734cm">
              <text:p/>
            </draw:rect>
            <draw:rect draw:style-name="gr100" draw:text-style-name="P9" draw:layer="layout" svg:width="1.27cm" svg:height="0.846cm" svg:x="16.14cm" svg:y="6.734cm">
              <text:p text:style-name="P8">10</text:p>
            </draw:rect>
          </draw:g>
          <draw:g>
            <draw:rect draw:style-name="gr3" draw:text-style-name="P7" draw:layer="layout" svg:width="1.27cm" svg:height="0.847cm" svg:x="16.14cm" svg:y="5.887cm">
              <text:p/>
            </draw:rect>
            <draw:rect draw:style-name="gr101" draw:text-style-name="P9" draw:layer="layout" svg:width="1.27cm" svg:height="0.847cm" svg:x="16.14cm" svg:y="5.887cm">
              <text:p text:style-name="P8">10</text:p>
            </draw:rect>
          </draw:g>
          <draw:rect draw:style-name="gr3" draw:text-style-name="P7" draw:layer="layout" svg:width="4.445cm" svg:height="0.847cm" svg:x="17.41cm" svg:y="5.887cm">
            <text:p/>
          </draw:rect>
          <draw:rect draw:style-name="gr3" draw:text-style-name="P7" draw:layer="layout" svg:width="4.445cm" svg:height="0.846cm" svg:x="17.41cm" svg:y="6.734cm">
            <text:p/>
          </draw:rect>
        </draw:g>
        <draw:g>
          <draw:g>
            <draw:rect draw:style-name="gr3" draw:text-style-name="P7" draw:layer="layout" svg:width="1.27cm" svg:height="0.846cm" svg:x="16.14cm" svg:y="9.063cm">
              <text:p/>
            </draw:rect>
            <draw:rect draw:style-name="gr102" draw:text-style-name="P9" draw:layer="layout" svg:width="1.27cm" svg:height="0.846cm" svg:x="16.14cm" svg:y="9.063cm">
              <text:p text:style-name="P8">20</text:p>
            </draw:rect>
          </draw:g>
          <draw:g>
            <draw:rect draw:style-name="gr3" draw:text-style-name="P7" draw:layer="layout" svg:width="1.27cm" svg:height="0.848cm" svg:x="16.14cm" svg:y="8.215cm">
              <text:p/>
            </draw:rect>
            <draw:rect draw:style-name="gr103" draw:text-style-name="P9" draw:layer="layout" svg:width="1.27cm" svg:height="0.848cm" svg:x="16.14cm" svg:y="8.215cm">
              <text:p text:style-name="P8">10</text:p>
            </draw:rect>
          </draw:g>
          <draw:rect draw:style-name="gr3" draw:text-style-name="P7" draw:layer="layout" svg:width="4.445cm" svg:height="0.848cm" svg:x="17.41cm" svg:y="8.215cm">
            <text:p/>
          </draw:rect>
          <draw:rect draw:style-name="gr3" draw:text-style-name="P7" draw:layer="layout" svg:width="4.445cm" svg:height="0.846cm" svg:x="17.41cm" svg:y="9.063cm">
            <text:p/>
          </draw:rect>
        </draw:g>
        <draw:g>
          <draw:g>
            <draw:rect draw:style-name="gr3" draw:text-style-name="P7" draw:layer="layout" svg:width="1.27cm" svg:height="0.846cm" svg:x="16.14cm" svg:y="11.391cm">
              <text:p/>
            </draw:rect>
            <draw:rect draw:style-name="gr104" draw:text-style-name="P9" draw:layer="layout" svg:width="1.27cm" svg:height="0.846cm" svg:x="16.14cm" svg:y="11.391cm">
              <text:p text:style-name="P8">30</text:p>
            </draw:rect>
          </draw:g>
          <draw:g>
            <draw:rect draw:style-name="gr3" draw:text-style-name="P7" draw:layer="layout" svg:width="1.27cm" svg:height="0.847cm" svg:x="16.14cm" svg:y="10.544cm">
              <text:p/>
            </draw:rect>
            <draw:rect draw:style-name="gr105" draw:text-style-name="P9" draw:layer="layout" svg:width="1.27cm" svg:height="0.847cm" svg:x="16.14cm" svg:y="10.544cm">
              <text:p text:style-name="P8">20</text:p>
            </draw:rect>
          </draw:g>
          <draw:rect draw:style-name="gr3" draw:text-style-name="P7" draw:layer="layout" svg:width="4.445cm" svg:height="0.847cm" svg:x="17.41cm" svg:y="10.544cm">
            <text:p/>
          </draw:rect>
          <draw:rect draw:style-name="gr3" draw:text-style-name="P7" draw:layer="layout" svg:width="4.445cm" svg:height="0.846cm" svg:x="17.41cm" svg:y="11.391cm">
            <text:p/>
          </draw:rect>
        </draw:g>
        <draw:g>
          <draw:g>
            <draw:rect draw:style-name="gr3" draw:text-style-name="P7" draw:layer="layout" svg:width="1.27cm" svg:height="0.846cm" svg:x="16.14cm" svg:y="13.719cm">
              <text:p/>
            </draw:rect>
            <draw:rect draw:style-name="gr106" draw:text-style-name="P9" draw:layer="layout" svg:width="1.27cm" svg:height="0.846cm" svg:x="16.14cm" svg:y="13.719cm">
              <text:p text:style-name="P8">30</text:p>
            </draw:rect>
          </draw:g>
          <draw:g>
            <draw:rect draw:style-name="gr3" draw:text-style-name="P7" draw:layer="layout" svg:width="1.27cm" svg:height="0.847cm" svg:x="16.14cm" svg:y="12.872cm">
              <text:p/>
            </draw:rect>
            <draw:rect draw:style-name="gr107" draw:text-style-name="P9" draw:layer="layout" svg:width="1.27cm" svg:height="0.847cm" svg:x="16.14cm" svg:y="12.872cm">
              <text:p text:style-name="P8">30</text:p>
            </draw:rect>
          </draw:g>
          <draw:rect draw:style-name="gr3" draw:text-style-name="P7" draw:layer="layout" svg:width="4.445cm" svg:height="0.847cm" svg:x="17.41cm" svg:y="12.872cm">
            <text:p/>
          </draw:rect>
          <draw:rect draw:style-name="gr3" draw:text-style-name="P7" draw:layer="layout" svg:width="4.445cm" svg:height="0.846cm" svg:x="17.41cm" svg:y="13.719cm">
            <text:p/>
          </draw:rect>
        </draw:g>
        <draw:g>
          <draw:g>
            <draw:rect draw:style-name="gr3" draw:text-style-name="P7" draw:layer="layout" svg:width="1.27cm" svg:height="0.846cm" svg:x="16.14cm" svg:y="15.836cm">
              <text:p/>
            </draw:rect>
            <draw:rect draw:style-name="gr108" draw:text-style-name="P9" draw:layer="layout" svg:width="1.27cm" svg:height="0.846cm" svg:x="16.14cm" svg:y="15.836cm">
              <text:p text:style-name="P8">45</text:p>
            </draw:rect>
          </draw:g>
          <draw:g>
            <draw:rect draw:style-name="gr3" draw:text-style-name="P7" draw:layer="layout" svg:width="1.27cm" svg:height="0.847cm" svg:x="16.14cm" svg:y="14.989cm">
              <text:p/>
            </draw:rect>
            <draw:rect draw:style-name="gr109" draw:text-style-name="P9" draw:layer="layout" svg:width="1.27cm" svg:height="0.847cm" svg:x="16.14cm" svg:y="14.989cm">
              <text:p text:style-name="P8">40</text:p>
            </draw:rect>
          </draw:g>
          <draw:rect draw:style-name="gr3" draw:text-style-name="P7" draw:layer="layout" svg:width="4.445cm" svg:height="0.847cm" svg:x="17.41cm" svg:y="14.989cm">
            <text:p/>
          </draw:rect>
          <draw:rect draw:style-name="gr3" draw:text-style-name="P7" draw:layer="layout" svg:width="4.445cm" svg:height="0.846cm" svg:x="17.41cm" svg:y="15.836cm">
            <text:p/>
          </draw:rect>
        </draw:g>
        <draw:g>
          <draw:rect draw:style-name="gr3" draw:text-style-name="P7" draw:layer="layout" svg:width="1.27cm" svg:height="0.847cm" svg:x="5.909cm" svg:y="6.619cm">
            <text:p/>
          </draw:rect>
          <draw:rect draw:style-name="gr110" draw:text-style-name="P9" draw:layer="layout" svg:width="1.27cm" svg:height="0.847cm" svg:x="5.909cm" svg:y="6.619cm">
            <text:p text:style-name="P8"><text:span text:style-name="T5">10</text:span></text:p>
          </draw:rect>
        </draw:g>
        <draw:rect draw:style-name="gr3" draw:text-style-name="P7" draw:layer="layout" svg:width="1.27cm" svg:height="0.847cm" svg:x="7.179cm" svg:y="6.619cm">
          <text:p/>
        </draw:rect>
        <draw:rect draw:style-name="gr3" draw:text-style-name="P7" draw:layer="layout" svg:width="1.27cm" svg:height="0.846cm" svg:x="7.179cm" svg:y="7.466cm">
          <text:p/>
        </draw:rect>
        <draw:g>
          <draw:rect draw:style-name="gr3" draw:text-style-name="P7" draw:layer="layout" svg:width="1.27cm" svg:height="0.846cm" svg:x="5.909cm" svg:y="7.466cm">
            <text:p/>
          </draw:rect>
          <draw:rect draw:style-name="gr111" draw:text-style-name="P9" draw:layer="layout" svg:width="1.27cm" svg:height="0.846cm" svg:x="5.909cm" svg:y="7.466cm">
            <text:p text:style-name="P8"><text:span text:style-name="T5">10</text:span></text:p>
          </draw:rect>
        </draw:g>
        <draw:g>
          <draw:rect draw:style-name="gr3" draw:text-style-name="P7" draw:layer="layout" svg:width="1.27cm" svg:height="0.847cm" svg:x="5.909cm" svg:y="8.312cm">
            <text:p/>
          </draw:rect>
          <draw:rect draw:style-name="gr112" draw:text-style-name="P9" draw:layer="layout" svg:width="1.27cm" svg:height="0.847cm" svg:x="5.909cm" svg:y="8.312cm">
            <text:p text:style-name="P8"><text:span text:style-name="T5">10</text:span></text:p>
          </draw:rect>
        </draw:g>
        <draw:rect draw:style-name="gr3" draw:text-style-name="P7" draw:layer="layout" svg:width="1.27cm" svg:height="0.847cm" svg:x="7.179cm" svg:y="8.312cm">
          <text:p/>
        </draw:rect>
        <draw:rect draw:style-name="gr3" draw:text-style-name="P7" draw:layer="layout" svg:width="1.27cm" svg:height="0.847cm" svg:x="7.179cm" svg:y="9.159cm">
          <text:p/>
        </draw:rect>
        <draw:g>
          <draw:rect draw:style-name="gr3" draw:text-style-name="P7" draw:layer="layout" svg:width="1.27cm" svg:height="0.847cm" svg:x="5.909cm" svg:y="9.159cm">
            <text:p/>
          </draw:rect>
          <draw:rect draw:style-name="gr113" draw:text-style-name="P9" draw:layer="layout" svg:width="1.27cm" svg:height="0.847cm" svg:x="5.909cm" svg:y="9.159cm">
            <text:p text:style-name="P8"><text:span text:style-name="T5">20</text:span></text:p>
          </draw:rect>
        </draw:g>
        <draw:g>
          <draw:rect draw:style-name="gr3" draw:text-style-name="P7" draw:layer="layout" svg:width="1.27cm" svg:height="0.846cm" svg:x="5.931cm" svg:y="10.932cm">
            <text:p/>
          </draw:rect>
          <draw:rect draw:style-name="gr114" draw:text-style-name="P9" draw:layer="layout" svg:width="1.27cm" svg:height="0.846cm" svg:x="5.931cm" svg:y="10.932cm">
            <text:p text:style-name="P8"><text:span text:style-name="T5">20</text:span></text:p>
          </draw:rect>
        </draw:g>
        <draw:rect draw:style-name="gr3" draw:text-style-name="P7" draw:layer="layout" svg:width="1.27cm" svg:height="0.846cm" svg:x="7.201cm" svg:y="10.932cm">
          <text:p/>
        </draw:rect>
        <draw:rect draw:style-name="gr3" draw:text-style-name="P7" draw:layer="layout" svg:width="1.27cm" svg:height="0.847cm" svg:x="7.201cm" svg:y="11.778cm">
          <text:p/>
        </draw:rect>
        <draw:g>
          <draw:rect draw:style-name="gr3" draw:text-style-name="P7" draw:layer="layout" svg:width="1.27cm" svg:height="0.847cm" svg:x="5.931cm" svg:y="11.778cm">
            <text:p/>
          </draw:rect>
          <draw:rect draw:style-name="gr115" draw:text-style-name="P9" draw:layer="layout" svg:width="1.27cm" svg:height="0.847cm" svg:x="5.931cm" svg:y="11.778cm">
            <text:p text:style-name="P8"><text:span text:style-name="T5">30</text:span></text:p>
          </draw:rect>
        </draw:g>
        <draw:g>
          <draw:rect draw:style-name="gr3" draw:text-style-name="P7" draw:layer="layout" svg:width="1.27cm" svg:height="0.847cm" svg:x="5.931cm" svg:y="12.625cm">
            <text:p/>
          </draw:rect>
          <draw:rect draw:style-name="gr116" draw:text-style-name="P9" draw:layer="layout" svg:width="1.27cm" svg:height="0.847cm" svg:x="5.931cm" svg:y="12.625cm">
            <text:p text:style-name="P8"><text:span text:style-name="T5">30</text:span></text:p>
          </draw:rect>
        </draw:g>
        <draw:rect draw:style-name="gr3" draw:text-style-name="P7" draw:layer="layout" svg:width="1.27cm" svg:height="0.847cm" svg:x="7.201cm" svg:y="12.625cm">
          <text:p/>
        </draw:rect>
        <draw:rect draw:style-name="gr3" draw:text-style-name="P7" draw:layer="layout" svg:width="1.27cm" svg:height="0.846cm" svg:x="7.201cm" svg:y="13.472cm">
          <text:p/>
        </draw:rect>
        <draw:g>
          <draw:rect draw:style-name="gr3" draw:text-style-name="P7" draw:layer="layout" svg:width="1.27cm" svg:height="0.846cm" svg:x="5.931cm" svg:y="13.472cm">
            <text:p/>
          </draw:rect>
          <draw:rect draw:style-name="gr117" draw:text-style-name="P9" draw:layer="layout" svg:width="1.27cm" svg:height="0.846cm" svg:x="5.931cm" svg:y="13.472cm">
            <text:p text:style-name="P8"><text:span text:style-name="T5">30</text:span></text:p>
          </draw:rect>
        </draw:g>
        <draw:line draw:style-name="gr36" draw:text-style-name="P10" draw:layer="layout" svg:x1="7.858cm" svg:y1="7.056cm" svg:x2="15.835cm" svg:y2="6.376cm">
          <text:p/>
        </draw:line>
        <draw:line draw:style-name="gr36" draw:text-style-name="P10" draw:layer="layout" svg:x1="7.818cm" svg:y1="7.898cm" svg:x2="15.875cm" svg:y2="7.258cm">
          <text:p/>
        </draw:line>
        <draw:line draw:style-name="gr36" draw:text-style-name="P10" draw:layer="layout" svg:x1="7.818cm" svg:y1="8.78cm" svg:x2="15.835cm" svg:y2="8.74cm">
          <text:p/>
        </draw:line>
        <draw:line draw:style-name="gr36" draw:text-style-name="P10" draw:layer="layout" svg:x1="7.858cm" svg:y1="9.661cm" svg:x2="15.791cm" svg:y2="9.502cm">
          <text:p/>
        </draw:line>
        <draw:line draw:style-name="gr36" draw:text-style-name="P10" draw:layer="layout" svg:x1="7.858cm" svg:y1="11.385cm" svg:x2="15.831cm" svg:y2="10.984cm">
          <text:p/>
        </draw:line>
        <draw:line draw:style-name="gr36" draw:text-style-name="P10" draw:layer="layout" svg:x1="7.858cm" svg:y1="12.267cm" svg:x2="15.915cm" svg:y2="11.786cm">
          <text:p/>
        </draw:line>
        <draw:line draw:style-name="gr36" draw:text-style-name="P10" draw:layer="layout" svg:x1="7.818cm" svg:y1="13.031cm" svg:x2="15.875cm" svg:y2="13.348cm">
          <text:p/>
        </draw:line>
        <draw:line draw:style-name="gr36" draw:text-style-name="P10" draw:layer="layout" svg:x1="7.818cm" svg:y1="13.833cm" svg:x2="15.875cm" svg:y2="14.151cm">
          <text:p/>
        </draw:line>
        <draw:g>
          <draw:g>
            <draw:rect draw:style-name="gr3" draw:text-style-name="P7" draw:layer="layout" svg:width="1.27cm" svg:height="0.846cm" svg:x="16.14cm" svg:y="6.734cm">
              <text:p/>
            </draw:rect>
            <draw:rect draw:style-name="gr118" draw:text-style-name="P9" draw:layer="layout" svg:width="1.27cm" svg:height="0.846cm" svg:x="16.14cm" svg:y="6.734cm">
              <text:p text:style-name="P8">10</text:p>
            </draw:rect>
          </draw:g>
          <draw:g>
            <draw:rect draw:style-name="gr3" draw:text-style-name="P7" draw:layer="layout" svg:width="1.27cm" svg:height="0.847cm" svg:x="16.14cm" svg:y="5.887cm">
              <text:p/>
            </draw:rect>
            <draw:rect draw:style-name="gr119" draw:text-style-name="P9" draw:layer="layout" svg:width="1.27cm" svg:height="0.847cm" svg:x="16.14cm" svg:y="5.887cm">
              <text:p text:style-name="P8">10</text:p>
            </draw:rect>
          </draw:g>
          <draw:rect draw:style-name="gr3" draw:text-style-name="P7" draw:layer="layout" svg:width="4.445cm" svg:height="0.847cm" svg:x="17.41cm" svg:y="5.887cm">
            <text:p/>
          </draw:rect>
          <draw:rect draw:style-name="gr3" draw:text-style-name="P7" draw:layer="layout" svg:width="4.445cm" svg:height="0.846cm" svg:x="17.41cm" svg:y="6.734cm">
            <text:p/>
          </draw:rect>
        </draw:g>
        <draw:g>
          <draw:g>
            <draw:rect draw:style-name="gr3" draw:text-style-name="P7" draw:layer="layout" svg:width="1.27cm" svg:height="0.846cm" svg:x="16.14cm" svg:y="9.063cm">
              <text:p/>
            </draw:rect>
            <draw:rect draw:style-name="gr120" draw:text-style-name="P9" draw:layer="layout" svg:width="1.27cm" svg:height="0.846cm" svg:x="16.14cm" svg:y="9.063cm">
              <text:p text:style-name="P8">20</text:p>
            </draw:rect>
          </draw:g>
          <draw:g>
            <draw:rect draw:style-name="gr3" draw:text-style-name="P7" draw:layer="layout" svg:width="1.27cm" svg:height="0.848cm" svg:x="16.14cm" svg:y="8.215cm">
              <text:p/>
            </draw:rect>
            <draw:rect draw:style-name="gr121" draw:text-style-name="P9" draw:layer="layout" svg:width="1.27cm" svg:height="0.848cm" svg:x="16.14cm" svg:y="8.215cm">
              <text:p text:style-name="P8">10</text:p>
            </draw:rect>
          </draw:g>
          <draw:rect draw:style-name="gr3" draw:text-style-name="P7" draw:layer="layout" svg:width="4.445cm" svg:height="0.848cm" svg:x="17.41cm" svg:y="8.215cm">
            <text:p/>
          </draw:rect>
          <draw:rect draw:style-name="gr3" draw:text-style-name="P7" draw:layer="layout" svg:width="4.445cm" svg:height="0.846cm" svg:x="17.41cm" svg:y="9.063cm">
            <text:p/>
          </draw:rect>
        </draw:g>
        <draw:g>
          <draw:g>
            <draw:rect draw:style-name="gr3" draw:text-style-name="P7" draw:layer="layout" svg:width="1.27cm" svg:height="0.846cm" svg:x="16.14cm" svg:y="11.391cm">
              <text:p/>
            </draw:rect>
            <draw:rect draw:style-name="gr122" draw:text-style-name="P9" draw:layer="layout" svg:width="1.27cm" svg:height="0.846cm" svg:x="16.14cm" svg:y="11.391cm">
              <text:p text:style-name="P8">30</text:p>
            </draw:rect>
          </draw:g>
          <draw:g>
            <draw:rect draw:style-name="gr3" draw:text-style-name="P7" draw:layer="layout" svg:width="1.27cm" svg:height="0.847cm" svg:x="16.14cm" svg:y="10.544cm">
              <text:p/>
            </draw:rect>
            <draw:rect draw:style-name="gr123" draw:text-style-name="P9" draw:layer="layout" svg:width="1.27cm" svg:height="0.847cm" svg:x="16.14cm" svg:y="10.544cm">
              <text:p text:style-name="P8">20</text:p>
            </draw:rect>
          </draw:g>
          <draw:rect draw:style-name="gr3" draw:text-style-name="P7" draw:layer="layout" svg:width="4.445cm" svg:height="0.847cm" svg:x="17.41cm" svg:y="10.544cm">
            <text:p/>
          </draw:rect>
          <draw:rect draw:style-name="gr3" draw:text-style-name="P7" draw:layer="layout" svg:width="4.445cm" svg:height="0.846cm" svg:x="17.41cm" svg:y="11.391cm">
            <text:p/>
          </draw:rect>
        </draw:g>
        <draw:g>
          <draw:g>
            <draw:rect draw:style-name="gr3" draw:text-style-name="P7" draw:layer="layout" svg:width="1.27cm" svg:height="0.846cm" svg:x="16.14cm" svg:y="13.719cm">
              <text:p/>
            </draw:rect>
            <draw:rect draw:style-name="gr124" draw:text-style-name="P9" draw:layer="layout" svg:width="1.27cm" svg:height="0.846cm" svg:x="16.14cm" svg:y="13.719cm">
              <text:p text:style-name="P8">30</text:p>
            </draw:rect>
          </draw:g>
          <draw:g>
            <draw:rect draw:style-name="gr3" draw:text-style-name="P7" draw:layer="layout" svg:width="1.27cm" svg:height="0.847cm" svg:x="16.14cm" svg:y="12.872cm">
              <text:p/>
            </draw:rect>
            <draw:rect draw:style-name="gr125" draw:text-style-name="P9" draw:layer="layout" svg:width="1.27cm" svg:height="0.847cm" svg:x="16.14cm" svg:y="12.872cm">
              <text:p text:style-name="P8">30</text:p>
            </draw:rect>
          </draw:g>
          <draw:rect draw:style-name="gr3" draw:text-style-name="P7" draw:layer="layout" svg:width="4.445cm" svg:height="0.847cm" svg:x="17.41cm" svg:y="12.872cm">
            <text:p/>
          </draw:rect>
          <draw:rect draw:style-name="gr3" draw:text-style-name="P7" draw:layer="layout" svg:width="4.445cm" svg:height="0.846cm" svg:x="17.41cm" svg:y="13.719cm">
            <text:p/>
          </draw:rect>
        </draw:g>
        <draw:g>
          <draw:g>
            <draw:rect draw:style-name="gr3" draw:text-style-name="P7" draw:layer="layout" svg:width="1.27cm" svg:height="0.846cm" svg:x="16.14cm" svg:y="15.836cm">
              <text:p/>
            </draw:rect>
            <draw:rect draw:style-name="gr126" draw:text-style-name="P9" draw:layer="layout" svg:width="1.27cm" svg:height="0.846cm" svg:x="16.14cm" svg:y="15.836cm">
              <text:p text:style-name="P8">45</text:p>
            </draw:rect>
          </draw:g>
          <draw:g>
            <draw:rect draw:style-name="gr3" draw:text-style-name="P7" draw:layer="layout" svg:width="1.27cm" svg:height="0.847cm" svg:x="16.14cm" svg:y="14.989cm">
              <text:p/>
            </draw:rect>
            <draw:rect draw:style-name="gr127" draw:text-style-name="P9" draw:layer="layout" svg:width="1.27cm" svg:height="0.847cm" svg:x="16.14cm" svg:y="14.989cm">
              <text:p text:style-name="P8">40</text:p>
            </draw:rect>
          </draw:g>
          <draw:rect draw:style-name="gr3" draw:text-style-name="P7" draw:layer="layout" svg:width="4.445cm" svg:height="0.847cm" svg:x="17.41cm" svg:y="14.989cm">
            <text:p/>
          </draw:rect>
          <draw:rect draw:style-name="gr3" draw:text-style-name="P7" draw:layer="layout" svg:width="4.445cm" svg:height="0.846cm" svg:x="17.41cm" svg:y="15.836cm">
            <text:p/>
          </draw:rect>
        </draw:g>
        <draw:g>
          <draw:rect draw:style-name="gr3" draw:text-style-name="P7" draw:layer="layout" svg:width="1.27cm" svg:height="0.847cm" svg:x="5.909cm" svg:y="6.619cm">
            <text:p/>
          </draw:rect>
          <draw:rect draw:style-name="gr128" draw:text-style-name="P9" draw:layer="layout" svg:width="1.27cm" svg:height="0.847cm" svg:x="5.909cm" svg:y="6.619cm">
            <text:p text:style-name="P8"><text:span text:style-name="T5">10</text:span></text:p>
          </draw:rect>
        </draw:g>
        <draw:rect draw:style-name="gr3" draw:text-style-name="P7" draw:layer="layout" svg:width="1.27cm" svg:height="0.847cm" svg:x="7.179cm" svg:y="6.619cm">
          <text:p/>
        </draw:rect>
        <draw:rect draw:style-name="gr3" draw:text-style-name="P7" draw:layer="layout" svg:width="1.27cm" svg:height="0.846cm" svg:x="7.179cm" svg:y="7.466cm">
          <text:p/>
        </draw:rect>
        <draw:g>
          <draw:rect draw:style-name="gr3" draw:text-style-name="P7" draw:layer="layout" svg:width="1.27cm" svg:height="0.846cm" svg:x="5.909cm" svg:y="7.466cm">
            <text:p/>
          </draw:rect>
          <draw:rect draw:style-name="gr129" draw:text-style-name="P9" draw:layer="layout" svg:width="1.27cm" svg:height="0.846cm" svg:x="5.909cm" svg:y="7.466cm">
            <text:p text:style-name="P8"><text:span text:style-name="T5">10</text:span></text:p>
          </draw:rect>
        </draw:g>
        <draw:g>
          <draw:rect draw:style-name="gr3" draw:text-style-name="P7" draw:layer="layout" svg:width="1.27cm" svg:height="0.847cm" svg:x="5.909cm" svg:y="8.312cm">
            <text:p/>
          </draw:rect>
          <draw:rect draw:style-name="gr130" draw:text-style-name="P9" draw:layer="layout" svg:width="1.27cm" svg:height="0.847cm" svg:x="5.909cm" svg:y="8.312cm">
            <text:p text:style-name="P8"><text:span text:style-name="T5">10</text:span></text:p>
          </draw:rect>
        </draw:g>
        <draw:rect draw:style-name="gr3" draw:text-style-name="P7" draw:layer="layout" svg:width="1.27cm" svg:height="0.847cm" svg:x="7.179cm" svg:y="8.312cm">
          <text:p/>
        </draw:rect>
        <draw:rect draw:style-name="gr3" draw:text-style-name="P7" draw:layer="layout" svg:width="1.27cm" svg:height="0.847cm" svg:x="7.179cm" svg:y="9.159cm">
          <text:p/>
        </draw:rect>
        <draw:g>
          <draw:rect draw:style-name="gr3" draw:text-style-name="P7" draw:layer="layout" svg:width="1.27cm" svg:height="0.847cm" svg:x="5.909cm" svg:y="9.159cm">
            <text:p/>
          </draw:rect>
          <draw:rect draw:style-name="gr131" draw:text-style-name="P9" draw:layer="layout" svg:width="1.27cm" svg:height="0.847cm" svg:x="5.909cm" svg:y="9.159cm">
            <text:p text:style-name="P8"><text:span text:style-name="T5">20</text:span></text:p>
          </draw:rect>
        </draw:g>
        <draw:g>
          <draw:rect draw:style-name="gr3" draw:text-style-name="P7" draw:layer="layout" svg:width="1.27cm" svg:height="0.846cm" svg:x="5.931cm" svg:y="10.932cm">
            <text:p/>
          </draw:rect>
          <draw:rect draw:style-name="gr132" draw:text-style-name="P9" draw:layer="layout" svg:width="1.27cm" svg:height="0.846cm" svg:x="5.931cm" svg:y="10.932cm">
            <text:p text:style-name="P8"><text:span text:style-name="T5">20</text:span></text:p>
          </draw:rect>
        </draw:g>
        <draw:rect draw:style-name="gr3" draw:text-style-name="P7" draw:layer="layout" svg:width="1.27cm" svg:height="0.846cm" svg:x="7.201cm" svg:y="10.932cm">
          <text:p/>
        </draw:rect>
        <draw:rect draw:style-name="gr3" draw:text-style-name="P7" draw:layer="layout" svg:width="1.27cm" svg:height="0.847cm" svg:x="7.201cm" svg:y="11.778cm">
          <text:p/>
        </draw:rect>
        <draw:g>
          <draw:rect draw:style-name="gr3" draw:text-style-name="P7" draw:layer="layout" svg:width="1.27cm" svg:height="0.847cm" svg:x="5.931cm" svg:y="11.778cm">
            <text:p/>
          </draw:rect>
          <draw:rect draw:style-name="gr133" draw:text-style-name="P9" draw:layer="layout" svg:width="1.27cm" svg:height="0.847cm" svg:x="5.931cm" svg:y="11.778cm">
            <text:p text:style-name="P8"><text:span text:style-name="T5">30</text:span></text:p>
          </draw:rect>
        </draw:g>
        <draw:g>
          <draw:rect draw:style-name="gr3" draw:text-style-name="P7" draw:layer="layout" svg:width="1.27cm" svg:height="0.847cm" svg:x="5.931cm" svg:y="12.625cm">
            <text:p/>
          </draw:rect>
          <draw:rect draw:style-name="gr134" draw:text-style-name="P9" draw:layer="layout" svg:width="1.27cm" svg:height="0.847cm" svg:x="5.931cm" svg:y="12.625cm">
            <text:p text:style-name="P8"><text:span text:style-name="T5">30</text:span></text:p>
          </draw:rect>
        </draw:g>
        <draw:rect draw:style-name="gr3" draw:text-style-name="P7" draw:layer="layout" svg:width="1.27cm" svg:height="0.847cm" svg:x="7.201cm" svg:y="12.625cm">
          <text:p/>
        </draw:rect>
        <draw:rect draw:style-name="gr3" draw:text-style-name="P7" draw:layer="layout" svg:width="1.27cm" svg:height="0.846cm" svg:x="7.201cm" svg:y="13.472cm">
          <text:p/>
        </draw:rect>
        <draw:g>
          <draw:rect draw:style-name="gr3" draw:text-style-name="P7" draw:layer="layout" svg:width="1.27cm" svg:height="0.846cm" svg:x="5.931cm" svg:y="13.472cm">
            <text:p/>
          </draw:rect>
          <draw:rect draw:style-name="gr135" draw:text-style-name="P9" draw:layer="layout" svg:width="1.27cm" svg:height="0.846cm" svg:x="5.931cm" svg:y="13.472cm">
            <text:p text:style-name="P8"><text:span text:style-name="T5">30</text:span></text:p>
          </draw:rect>
        </draw:g>
        <draw:frame presentation:style-name="pr11" draw:text-style-name="P2" draw:layer="layout" svg:width="22.013cm" svg:height="3.328cm" svg:x="1.27cm" svg:y="2.166cm" presentation:class="title" presentation:user-transformed="true">
          <draw:text-box>
            <text:p text:style-name="P11"><text:span text:style-name="T9">Dense index, one way to implement?</text:span></text:p>
          </draw:text-box>
        </draw:frame>
        <draw:g>
          <draw:rect draw:style-name="gr136" draw:text-style-name="P7" draw:layer="layout" svg:width="13.335cm" svg:height="1.944cm" svg:x="1.27cm" svg:y="0.847cm">
            <text:p/>
          </draw:rect>
          <draw:frame presentation:style-name="pr12" draw:text-style-name="P2" draw:layer="layout" svg:width="13.335cm" svg:height="1.944cm" svg:x="1.27cm" svg:y="0.847cm" presentation:class="title" presentation:user-transformed="true">
            <draw:text-box>
              <text:p text:style-name="P11"><text:span text:style-name="T6">Duplicate keys</text:span></text:p>
            </draw:text-box>
          </draw:frame>
        </draw:g>
        <presentation:notes draw:style-name="dp2">
          <draw:page-thumbnail draw:style-name="gr1" draw:layer="layout" svg:width="12.7cm" svg:height="9.525cm" svg:x="3.175cm" svg:y="1.905cm" draw:page-number="11" presentation:class="page"/>
          <draw:frame presentation:style-name="pr6" draw:text-style-name="P1" draw:layer="layout" svg:width="13.97cm" svg:height="11.431cm" svg:x="2.54cm" svg:y="12.065cm" presentation:class="notes" presentation:placeholder="true">
            <draw:text-box/>
          </draw:frame>
        </presentation:notes>
      </draw:page>
      <draw:page draw:name="page12" draw:style-name="dp1" draw:master-page-name="Default">
        <draw:g>
          <draw:g>
            <draw:rect draw:style-name="gr3" draw:text-style-name="P7" draw:layer="layout" svg:width="1.27cm" svg:height="0.846cm" svg:x="16.14cm" svg:y="6.734cm">
              <text:p/>
            </draw:rect>
            <draw:rect draw:style-name="gr137" draw:text-style-name="P9" draw:layer="layout" svg:width="1.27cm" svg:height="0.846cm" svg:x="16.14cm" svg:y="6.734cm">
              <text:p text:style-name="P8">10</text:p>
            </draw:rect>
          </draw:g>
          <draw:g>
            <draw:rect draw:style-name="gr3" draw:text-style-name="P7" draw:layer="layout" svg:width="1.27cm" svg:height="0.847cm" svg:x="16.14cm" svg:y="5.887cm">
              <text:p/>
            </draw:rect>
            <draw:rect draw:style-name="gr138" draw:text-style-name="P9" draw:layer="layout" svg:width="1.27cm" svg:height="0.847cm" svg:x="16.14cm" svg:y="5.887cm">
              <text:p text:style-name="P8">10</text:p>
            </draw:rect>
          </draw:g>
          <draw:rect draw:style-name="gr3" draw:text-style-name="P7" draw:layer="layout" svg:width="4.445cm" svg:height="0.847cm" svg:x="17.41cm" svg:y="5.887cm">
            <text:p/>
          </draw:rect>
          <draw:rect draw:style-name="gr3" draw:text-style-name="P7" draw:layer="layout" svg:width="4.445cm" svg:height="0.846cm" svg:x="17.41cm" svg:y="6.734cm">
            <text:p/>
          </draw:rect>
        </draw:g>
        <draw:g>
          <draw:g>
            <draw:rect draw:style-name="gr3" draw:text-style-name="P7" draw:layer="layout" svg:width="1.27cm" svg:height="0.846cm" svg:x="16.14cm" svg:y="9.063cm">
              <text:p/>
            </draw:rect>
            <draw:rect draw:style-name="gr139" draw:text-style-name="P9" draw:layer="layout" svg:width="1.27cm" svg:height="0.846cm" svg:x="16.14cm" svg:y="9.063cm">
              <text:p text:style-name="P8">20</text:p>
            </draw:rect>
          </draw:g>
          <draw:g>
            <draw:rect draw:style-name="gr3" draw:text-style-name="P7" draw:layer="layout" svg:width="1.27cm" svg:height="0.848cm" svg:x="16.14cm" svg:y="8.215cm">
              <text:p/>
            </draw:rect>
            <draw:rect draw:style-name="gr140" draw:text-style-name="P9" draw:layer="layout" svg:width="1.27cm" svg:height="0.848cm" svg:x="16.14cm" svg:y="8.215cm">
              <text:p text:style-name="P8">10</text:p>
            </draw:rect>
          </draw:g>
          <draw:rect draw:style-name="gr3" draw:text-style-name="P7" draw:layer="layout" svg:width="4.445cm" svg:height="0.848cm" svg:x="17.41cm" svg:y="8.215cm">
            <text:p/>
          </draw:rect>
          <draw:rect draw:style-name="gr3" draw:text-style-name="P7" draw:layer="layout" svg:width="4.445cm" svg:height="0.846cm" svg:x="17.41cm" svg:y="9.063cm">
            <text:p/>
          </draw:rect>
        </draw:g>
        <draw:g>
          <draw:g>
            <draw:rect draw:style-name="gr3" draw:text-style-name="P7" draw:layer="layout" svg:width="1.27cm" svg:height="0.846cm" svg:x="16.14cm" svg:y="11.391cm">
              <text:p/>
            </draw:rect>
            <draw:rect draw:style-name="gr141" draw:text-style-name="P9" draw:layer="layout" svg:width="1.27cm" svg:height="0.846cm" svg:x="16.14cm" svg:y="11.391cm">
              <text:p text:style-name="P8">30</text:p>
            </draw:rect>
          </draw:g>
          <draw:g>
            <draw:rect draw:style-name="gr3" draw:text-style-name="P7" draw:layer="layout" svg:width="1.27cm" svg:height="0.847cm" svg:x="16.14cm" svg:y="10.544cm">
              <text:p/>
            </draw:rect>
            <draw:rect draw:style-name="gr142" draw:text-style-name="P9" draw:layer="layout" svg:width="1.27cm" svg:height="0.847cm" svg:x="16.14cm" svg:y="10.544cm">
              <text:p text:style-name="P8">20</text:p>
            </draw:rect>
          </draw:g>
          <draw:rect draw:style-name="gr3" draw:text-style-name="P7" draw:layer="layout" svg:width="4.445cm" svg:height="0.847cm" svg:x="17.41cm" svg:y="10.544cm">
            <text:p/>
          </draw:rect>
          <draw:rect draw:style-name="gr3" draw:text-style-name="P7" draw:layer="layout" svg:width="4.445cm" svg:height="0.846cm" svg:x="17.41cm" svg:y="11.391cm">
            <text:p/>
          </draw:rect>
        </draw:g>
        <draw:g>
          <draw:g>
            <draw:rect draw:style-name="gr3" draw:text-style-name="P7" draw:layer="layout" svg:width="1.27cm" svg:height="0.846cm" svg:x="16.14cm" svg:y="13.719cm">
              <text:p/>
            </draw:rect>
            <draw:rect draw:style-name="gr143" draw:text-style-name="P9" draw:layer="layout" svg:width="1.27cm" svg:height="0.846cm" svg:x="16.14cm" svg:y="13.719cm">
              <text:p text:style-name="P8">30</text:p>
            </draw:rect>
          </draw:g>
          <draw:g>
            <draw:rect draw:style-name="gr3" draw:text-style-name="P7" draw:layer="layout" svg:width="1.27cm" svg:height="0.847cm" svg:x="16.14cm" svg:y="12.872cm">
              <text:p/>
            </draw:rect>
            <draw:rect draw:style-name="gr144" draw:text-style-name="P9" draw:layer="layout" svg:width="1.27cm" svg:height="0.847cm" svg:x="16.14cm" svg:y="12.872cm">
              <text:p text:style-name="P8">30</text:p>
            </draw:rect>
          </draw:g>
          <draw:rect draw:style-name="gr3" draw:text-style-name="P7" draw:layer="layout" svg:width="4.445cm" svg:height="0.847cm" svg:x="17.41cm" svg:y="12.872cm">
            <text:p/>
          </draw:rect>
          <draw:rect draw:style-name="gr3" draw:text-style-name="P7" draw:layer="layout" svg:width="4.445cm" svg:height="0.846cm" svg:x="17.41cm" svg:y="13.719cm">
            <text:p/>
          </draw:rect>
        </draw:g>
        <draw:g>
          <draw:g>
            <draw:rect draw:style-name="gr3" draw:text-style-name="P7" draw:layer="layout" svg:width="1.27cm" svg:height="0.846cm" svg:x="16.14cm" svg:y="15.836cm">
              <text:p/>
            </draw:rect>
            <draw:rect draw:style-name="gr145" draw:text-style-name="P9" draw:layer="layout" svg:width="1.27cm" svg:height="0.846cm" svg:x="16.14cm" svg:y="15.836cm">
              <text:p text:style-name="P8">45</text:p>
            </draw:rect>
          </draw:g>
          <draw:g>
            <draw:rect draw:style-name="gr3" draw:text-style-name="P7" draw:layer="layout" svg:width="1.27cm" svg:height="0.847cm" svg:x="16.14cm" svg:y="14.989cm">
              <text:p/>
            </draw:rect>
            <draw:rect draw:style-name="gr146" draw:text-style-name="P9" draw:layer="layout" svg:width="1.27cm" svg:height="0.847cm" svg:x="16.14cm" svg:y="14.989cm">
              <text:p text:style-name="P8">40</text:p>
            </draw:rect>
          </draw:g>
          <draw:rect draw:style-name="gr3" draw:text-style-name="P7" draw:layer="layout" svg:width="4.445cm" svg:height="0.847cm" svg:x="17.41cm" svg:y="14.989cm">
            <text:p/>
          </draw:rect>
          <draw:rect draw:style-name="gr3" draw:text-style-name="P7" draw:layer="layout" svg:width="4.445cm" svg:height="0.846cm" svg:x="17.41cm" svg:y="15.836cm">
            <text:p/>
          </draw:rect>
        </draw:g>
        <draw:g>
          <draw:rect draw:style-name="gr3" draw:text-style-name="P7" draw:layer="layout" svg:width="1.27cm" svg:height="0.847cm" svg:x="5.909cm" svg:y="6.619cm">
            <text:p/>
          </draw:rect>
          <draw:rect draw:style-name="gr147" draw:text-style-name="P9" draw:layer="layout" svg:width="1.27cm" svg:height="0.847cm" svg:x="5.909cm" svg:y="6.619cm">
            <text:p text:style-name="P8"><text:span text:style-name="T5">10</text:span></text:p>
          </draw:rect>
        </draw:g>
        <draw:rect draw:style-name="gr3" draw:text-style-name="P7" draw:layer="layout" svg:width="1.27cm" svg:height="0.847cm" svg:x="7.179cm" svg:y="6.619cm">
          <text:p/>
        </draw:rect>
        <draw:rect draw:style-name="gr3" draw:text-style-name="P7" draw:layer="layout" svg:width="1.27cm" svg:height="0.846cm" svg:x="7.179cm" svg:y="7.466cm">
          <text:p/>
        </draw:rect>
        <draw:g>
          <draw:rect draw:style-name="gr3" draw:text-style-name="P7" draw:layer="layout" svg:width="1.27cm" svg:height="0.846cm" svg:x="5.909cm" svg:y="7.466cm">
            <text:p/>
          </draw:rect>
          <draw:rect draw:style-name="gr148" draw:text-style-name="P9" draw:layer="layout" svg:width="1.27cm" svg:height="0.846cm" svg:x="5.909cm" svg:y="7.466cm">
            <text:p text:style-name="P8"><text:span text:style-name="T5">20</text:span></text:p>
          </draw:rect>
        </draw:g>
        <draw:g>
          <draw:rect draw:style-name="gr3" draw:text-style-name="P7" draw:layer="layout" svg:width="1.27cm" svg:height="0.847cm" svg:x="5.909cm" svg:y="8.312cm">
            <text:p/>
          </draw:rect>
          <draw:rect draw:style-name="gr149" draw:text-style-name="P9" draw:layer="layout" svg:width="1.27cm" svg:height="0.847cm" svg:x="5.909cm" svg:y="8.312cm">
            <text:p text:style-name="P8"><text:span text:style-name="T5">30</text:span></text:p>
          </draw:rect>
        </draw:g>
        <draw:rect draw:style-name="gr3" draw:text-style-name="P7" draw:layer="layout" svg:width="1.27cm" svg:height="0.847cm" svg:x="7.179cm" svg:y="8.312cm">
          <text:p/>
        </draw:rect>
        <draw:rect draw:style-name="gr3" draw:text-style-name="P7" draw:layer="layout" svg:width="1.27cm" svg:height="0.847cm" svg:x="7.179cm" svg:y="9.159cm">
          <text:p/>
        </draw:rect>
        <draw:g>
          <draw:rect draw:style-name="gr3" draw:text-style-name="P7" draw:layer="layout" svg:width="1.27cm" svg:height="0.847cm" svg:x="5.909cm" svg:y="9.159cm">
            <text:p/>
          </draw:rect>
          <draw:rect draw:style-name="gr150" draw:text-style-name="P9" draw:layer="layout" svg:width="1.27cm" svg:height="0.847cm" svg:x="5.909cm" svg:y="9.159cm">
            <text:p text:style-name="P8"><text:span text:style-name="T5">40</text:span></text:p>
          </draw:rect>
        </draw:g>
        <draw:g>
          <draw:g>
            <draw:rect draw:style-name="gr3" draw:text-style-name="P7" draw:layer="layout" svg:width="1.27cm" svg:height="0.846cm" svg:x="5.931cm" svg:y="10.932cm">
              <text:p/>
            </draw:rect>
            <draw:rect draw:style-name="gr3" draw:text-style-name="P7" draw:layer="layout" svg:width="1.27cm" svg:height="0.846cm" svg:x="7.201cm" svg:y="10.932cm">
              <text:p/>
            </draw:rect>
            <draw:rect draw:style-name="gr3" draw:text-style-name="P7" draw:layer="layout" svg:width="1.27cm" svg:height="0.847cm" svg:x="7.201cm" svg:y="11.778cm">
              <text:p/>
            </draw:rect>
            <draw:rect draw:style-name="gr3" draw:text-style-name="P7" draw:layer="layout" svg:width="1.27cm" svg:height="0.847cm" svg:x="5.931cm" svg:y="11.778cm">
              <text:p/>
            </draw:rect>
          </draw:g>
          <draw:g>
            <draw:rect draw:style-name="gr3" draw:text-style-name="P7" draw:layer="layout" svg:width="1.27cm" svg:height="0.846cm" svg:x="5.931cm" svg:y="12.625cm">
              <text:p/>
            </draw:rect>
            <draw:rect draw:style-name="gr3" draw:text-style-name="P7" draw:layer="layout" svg:width="1.27cm" svg:height="0.846cm" svg:x="7.201cm" svg:y="12.625cm">
              <text:p/>
            </draw:rect>
            <draw:rect draw:style-name="gr3" draw:text-style-name="P7" draw:layer="layout" svg:width="1.27cm" svg:height="0.847cm" svg:x="7.201cm" svg:y="13.471cm">
              <text:p/>
            </draw:rect>
            <draw:rect draw:style-name="gr3" draw:text-style-name="P7" draw:layer="layout" svg:width="1.27cm" svg:height="0.847cm" svg:x="5.931cm" svg:y="13.471cm">
              <text:p/>
            </draw:rect>
          </draw:g>
        </draw:g>
        <draw:g>
          <draw:rect draw:style-name="gr136" draw:text-style-name="P7" draw:layer="layout" svg:width="21.59cm" svg:height="3.175cm" svg:x="1.482cm" svg:y="2.328cm">
            <text:p/>
          </draw:rect>
          <draw:frame presentation:style-name="pr13" draw:text-style-name="P2" draw:layer="layout" svg:width="21.59cm" svg:height="3.175cm" svg:x="1.482cm" svg:y="2.328cm" presentation:class="title" presentation:user-transformed="true">
            <draw:text-box>
              <text:p text:style-name="P11"><text:span text:style-name="T9">Dense index, better way?</text:span></text:p>
            </draw:text-box>
          </draw:frame>
        </draw:g>
        <draw:line draw:style-name="gr36" draw:text-style-name="P10" draw:layer="layout" svg:x1="7.818cm" svg:y1="7.016cm" svg:x2="15.835cm" svg:y2="6.416cm">
          <text:p/>
        </draw:line>
        <draw:line draw:style-name="gr36" draw:text-style-name="P10" draw:layer="layout" svg:x1="7.774cm" svg:y1="7.858cm" svg:x2="15.712cm" svg:y2="9.543cm">
          <text:p/>
        </draw:line>
        <draw:line draw:style-name="gr36" draw:text-style-name="P10" draw:layer="layout" svg:x1="7.818cm" svg:y1="8.819cm" svg:x2="15.835cm" svg:y2="11.827cm">
          <text:p/>
        </draw:line>
        <draw:line draw:style-name="gr36" draw:text-style-name="P10" draw:layer="layout" svg:x1="7.735cm" svg:y1="9.543cm" svg:x2="15.672cm" svg:y2="15.394cm">
          <text:p/>
        </draw:line>
        <draw:g>
          <draw:rect draw:style-name="gr136" draw:text-style-name="P7" draw:layer="layout" svg:width="12.912cm" svg:height="1.944cm" svg:x="1.693cm" svg:y="0.847cm">
            <text:p/>
          </draw:rect>
          <draw:frame presentation:style-name="pr12" draw:text-style-name="P2" draw:layer="layout" svg:width="12.912cm" svg:height="1.944cm" svg:x="1.693cm" svg:y="0.847cm" presentation:class="title" presentation:user-transformed="true">
            <draw:text-box>
              <text:p text:style-name="P11"><text:span text:style-name="T6">Duplicate keys</text:span></text:p>
            </draw:text-box>
          </draw:frame>
        </draw:g>
        <presentation:notes draw:style-name="dp2">
          <draw:page-thumbnail draw:style-name="gr1" draw:layer="layout" svg:width="12.7cm" svg:height="9.525cm" svg:x="3.175cm" svg:y="1.905cm" draw:page-number="12" presentation:class="page"/>
          <draw:frame presentation:style-name="pr6" draw:text-style-name="P1" draw:layer="layout" svg:width="13.97cm" svg:height="11.431cm" svg:x="2.54cm" svg:y="12.065cm" presentation:class="notes" presentation:placeholder="true">
            <draw:text-box/>
          </draw:frame>
        </presentation:notes>
      </draw:page>
      <draw:page draw:name="page13" draw:style-name="dp1" draw:master-page-name="Default">
        <draw:g>
          <draw:g>
            <draw:rect draw:style-name="gr3" draw:text-style-name="P7" draw:layer="layout" svg:width="1.27cm" svg:height="0.846cm" svg:x="16.14cm" svg:y="6.734cm">
              <text:p/>
            </draw:rect>
            <draw:rect draw:style-name="gr151" draw:text-style-name="P9" draw:layer="layout" svg:width="1.27cm" svg:height="0.846cm" svg:x="16.14cm" svg:y="6.734cm">
              <text:p text:style-name="P8">10</text:p>
            </draw:rect>
          </draw:g>
          <draw:g>
            <draw:rect draw:style-name="gr3" draw:text-style-name="P7" draw:layer="layout" svg:width="1.27cm" svg:height="0.847cm" svg:x="16.14cm" svg:y="5.887cm">
              <text:p/>
            </draw:rect>
            <draw:rect draw:style-name="gr152" draw:text-style-name="P9" draw:layer="layout" svg:width="1.27cm" svg:height="0.847cm" svg:x="16.14cm" svg:y="5.887cm">
              <text:p text:style-name="P8">10</text:p>
            </draw:rect>
          </draw:g>
          <draw:rect draw:style-name="gr3" draw:text-style-name="P7" draw:layer="layout" svg:width="4.445cm" svg:height="0.847cm" svg:x="17.41cm" svg:y="5.887cm">
            <text:p/>
          </draw:rect>
          <draw:rect draw:style-name="gr3" draw:text-style-name="P7" draw:layer="layout" svg:width="4.445cm" svg:height="0.846cm" svg:x="17.41cm" svg:y="6.734cm">
            <text:p/>
          </draw:rect>
        </draw:g>
        <draw:g>
          <draw:g>
            <draw:rect draw:style-name="gr3" draw:text-style-name="P7" draw:layer="layout" svg:width="1.27cm" svg:height="0.846cm" svg:x="16.14cm" svg:y="9.063cm">
              <text:p/>
            </draw:rect>
            <draw:rect draw:style-name="gr153" draw:text-style-name="P9" draw:layer="layout" svg:width="1.27cm" svg:height="0.846cm" svg:x="16.14cm" svg:y="9.063cm">
              <text:p text:style-name="P8">20</text:p>
            </draw:rect>
          </draw:g>
          <draw:g>
            <draw:rect draw:style-name="gr3" draw:text-style-name="P7" draw:layer="layout" svg:width="1.27cm" svg:height="0.848cm" svg:x="16.14cm" svg:y="8.215cm">
              <text:p/>
            </draw:rect>
            <draw:rect draw:style-name="gr154" draw:text-style-name="P9" draw:layer="layout" svg:width="1.27cm" svg:height="0.848cm" svg:x="16.14cm" svg:y="8.215cm">
              <text:p text:style-name="P8">10</text:p>
            </draw:rect>
          </draw:g>
          <draw:rect draw:style-name="gr3" draw:text-style-name="P7" draw:layer="layout" svg:width="4.445cm" svg:height="0.848cm" svg:x="17.41cm" svg:y="8.215cm">
            <text:p/>
          </draw:rect>
          <draw:rect draw:style-name="gr3" draw:text-style-name="P7" draw:layer="layout" svg:width="4.445cm" svg:height="0.846cm" svg:x="17.41cm" svg:y="9.063cm">
            <text:p/>
          </draw:rect>
        </draw:g>
        <draw:g>
          <draw:g>
            <draw:rect draw:style-name="gr3" draw:text-style-name="P7" draw:layer="layout" svg:width="1.27cm" svg:height="0.846cm" svg:x="16.14cm" svg:y="11.391cm">
              <text:p/>
            </draw:rect>
            <draw:rect draw:style-name="gr155" draw:text-style-name="P9" draw:layer="layout" svg:width="1.27cm" svg:height="0.846cm" svg:x="16.14cm" svg:y="11.391cm">
              <text:p text:style-name="P8">30</text:p>
            </draw:rect>
          </draw:g>
          <draw:g>
            <draw:rect draw:style-name="gr3" draw:text-style-name="P7" draw:layer="layout" svg:width="1.27cm" svg:height="0.847cm" svg:x="16.14cm" svg:y="10.544cm">
              <text:p/>
            </draw:rect>
            <draw:rect draw:style-name="gr156" draw:text-style-name="P9" draw:layer="layout" svg:width="1.27cm" svg:height="0.847cm" svg:x="16.14cm" svg:y="10.544cm">
              <text:p text:style-name="P8">20</text:p>
            </draw:rect>
          </draw:g>
          <draw:rect draw:style-name="gr3" draw:text-style-name="P7" draw:layer="layout" svg:width="4.445cm" svg:height="0.847cm" svg:x="17.41cm" svg:y="10.544cm">
            <text:p/>
          </draw:rect>
          <draw:rect draw:style-name="gr3" draw:text-style-name="P7" draw:layer="layout" svg:width="4.445cm" svg:height="0.846cm" svg:x="17.41cm" svg:y="11.391cm">
            <text:p/>
          </draw:rect>
        </draw:g>
        <draw:g>
          <draw:g>
            <draw:rect draw:style-name="gr3" draw:text-style-name="P7" draw:layer="layout" svg:width="1.27cm" svg:height="0.846cm" svg:x="16.14cm" svg:y="13.719cm">
              <text:p/>
            </draw:rect>
            <draw:rect draw:style-name="gr157" draw:text-style-name="P9" draw:layer="layout" svg:width="1.27cm" svg:height="0.846cm" svg:x="16.14cm" svg:y="13.719cm">
              <text:p text:style-name="P8">30</text:p>
            </draw:rect>
          </draw:g>
          <draw:g>
            <draw:rect draw:style-name="gr3" draw:text-style-name="P7" draw:layer="layout" svg:width="1.27cm" svg:height="0.847cm" svg:x="16.14cm" svg:y="12.872cm">
              <text:p/>
            </draw:rect>
            <draw:rect draw:style-name="gr158" draw:text-style-name="P9" draw:layer="layout" svg:width="1.27cm" svg:height="0.847cm" svg:x="16.14cm" svg:y="12.872cm">
              <text:p text:style-name="P8">30</text:p>
            </draw:rect>
          </draw:g>
          <draw:rect draw:style-name="gr3" draw:text-style-name="P7" draw:layer="layout" svg:width="4.445cm" svg:height="0.847cm" svg:x="17.41cm" svg:y="12.872cm">
            <text:p/>
          </draw:rect>
          <draw:rect draw:style-name="gr3" draw:text-style-name="P7" draw:layer="layout" svg:width="4.445cm" svg:height="0.846cm" svg:x="17.41cm" svg:y="13.719cm">
            <text:p/>
          </draw:rect>
        </draw:g>
        <draw:g>
          <draw:g>
            <draw:rect draw:style-name="gr3" draw:text-style-name="P7" draw:layer="layout" svg:width="1.27cm" svg:height="0.846cm" svg:x="16.14cm" svg:y="15.836cm">
              <text:p/>
            </draw:rect>
            <draw:rect draw:style-name="gr159" draw:text-style-name="P9" draw:layer="layout" svg:width="1.27cm" svg:height="0.846cm" svg:x="16.14cm" svg:y="15.836cm">
              <text:p text:style-name="P8">45</text:p>
            </draw:rect>
          </draw:g>
          <draw:g>
            <draw:rect draw:style-name="gr3" draw:text-style-name="P7" draw:layer="layout" svg:width="1.27cm" svg:height="0.847cm" svg:x="16.14cm" svg:y="14.989cm">
              <text:p/>
            </draw:rect>
            <draw:rect draw:style-name="gr160" draw:text-style-name="P9" draw:layer="layout" svg:width="1.27cm" svg:height="0.847cm" svg:x="16.14cm" svg:y="14.989cm">
              <text:p text:style-name="P8">40</text:p>
            </draw:rect>
          </draw:g>
          <draw:rect draw:style-name="gr3" draw:text-style-name="P7" draw:layer="layout" svg:width="4.445cm" svg:height="0.847cm" svg:x="17.41cm" svg:y="14.989cm">
            <text:p/>
          </draw:rect>
          <draw:rect draw:style-name="gr3" draw:text-style-name="P7" draw:layer="layout" svg:width="4.445cm" svg:height="0.846cm" svg:x="17.41cm" svg:y="15.836cm">
            <text:p/>
          </draw:rect>
        </draw:g>
        <draw:g>
          <draw:rect draw:style-name="gr3" draw:text-style-name="P7" draw:layer="layout" svg:width="1.27cm" svg:height="0.847cm" svg:x="5.909cm" svg:y="6.619cm">
            <text:p/>
          </draw:rect>
          <draw:rect draw:style-name="gr161" draw:text-style-name="P9" draw:layer="layout" svg:width="1.27cm" svg:height="0.847cm" svg:x="5.909cm" svg:y="6.619cm">
            <text:p text:style-name="P8"><text:span text:style-name="T5">10</text:span></text:p>
          </draw:rect>
        </draw:g>
        <draw:rect draw:style-name="gr3" draw:text-style-name="P7" draw:layer="layout" svg:width="1.27cm" svg:height="0.847cm" svg:x="7.179cm" svg:y="6.619cm">
          <text:p/>
        </draw:rect>
        <draw:rect draw:style-name="gr3" draw:text-style-name="P7" draw:layer="layout" svg:width="1.27cm" svg:height="0.846cm" svg:x="7.179cm" svg:y="7.466cm">
          <text:p/>
        </draw:rect>
        <draw:g>
          <draw:rect draw:style-name="gr3" draw:text-style-name="P7" draw:layer="layout" svg:width="1.27cm" svg:height="0.846cm" svg:x="5.909cm" svg:y="7.466cm">
            <text:p/>
          </draw:rect>
          <draw:rect draw:style-name="gr162" draw:text-style-name="P9" draw:layer="layout" svg:width="1.27cm" svg:height="0.846cm" svg:x="5.909cm" svg:y="7.466cm">
            <text:p text:style-name="P8"><text:span text:style-name="T5">10</text:span></text:p>
          </draw:rect>
        </draw:g>
        <draw:g>
          <draw:rect draw:style-name="gr3" draw:text-style-name="P7" draw:layer="layout" svg:width="1.27cm" svg:height="0.847cm" svg:x="5.909cm" svg:y="8.312cm">
            <text:p/>
          </draw:rect>
          <draw:rect draw:style-name="gr163" draw:text-style-name="P9" draw:layer="layout" svg:width="1.27cm" svg:height="0.847cm" svg:x="5.909cm" svg:y="8.312cm">
            <text:p text:style-name="P8"><text:span text:style-name="T5">20</text:span></text:p>
          </draw:rect>
        </draw:g>
        <draw:rect draw:style-name="gr3" draw:text-style-name="P7" draw:layer="layout" svg:width="1.27cm" svg:height="0.847cm" svg:x="7.179cm" svg:y="8.312cm">
          <text:p/>
        </draw:rect>
        <draw:rect draw:style-name="gr3" draw:text-style-name="P7" draw:layer="layout" svg:width="1.27cm" svg:height="0.847cm" svg:x="7.179cm" svg:y="9.159cm">
          <text:p/>
        </draw:rect>
        <draw:g>
          <draw:rect draw:style-name="gr3" draw:text-style-name="P7" draw:layer="layout" svg:width="1.27cm" svg:height="0.847cm" svg:x="5.909cm" svg:y="9.159cm">
            <text:p/>
          </draw:rect>
          <draw:rect draw:style-name="gr164" draw:text-style-name="P9" draw:layer="layout" svg:width="1.27cm" svg:height="0.847cm" svg:x="5.909cm" svg:y="9.159cm">
            <text:p text:style-name="P8"><text:span text:style-name="T5">30</text:span></text:p>
          </draw:rect>
        </draw:g>
        <draw:g>
          <draw:g>
            <draw:rect draw:style-name="gr3" draw:text-style-name="P7" draw:layer="layout" svg:width="1.27cm" svg:height="0.846cm" svg:x="5.931cm" svg:y="10.932cm">
              <text:p/>
            </draw:rect>
            <draw:rect draw:style-name="gr3" draw:text-style-name="P7" draw:layer="layout" svg:width="1.27cm" svg:height="0.846cm" svg:x="7.201cm" svg:y="10.932cm">
              <text:p/>
            </draw:rect>
            <draw:rect draw:style-name="gr3" draw:text-style-name="P7" draw:layer="layout" svg:width="1.27cm" svg:height="0.847cm" svg:x="7.201cm" svg:y="11.778cm">
              <text:p/>
            </draw:rect>
            <draw:rect draw:style-name="gr3" draw:text-style-name="P7" draw:layer="layout" svg:width="1.27cm" svg:height="0.847cm" svg:x="5.931cm" svg:y="11.778cm">
              <text:p/>
            </draw:rect>
          </draw:g>
          <draw:g>
            <draw:rect draw:style-name="gr3" draw:text-style-name="P7" draw:layer="layout" svg:width="1.27cm" svg:height="0.846cm" svg:x="5.931cm" svg:y="12.625cm">
              <text:p/>
            </draw:rect>
            <draw:rect draw:style-name="gr3" draw:text-style-name="P7" draw:layer="layout" svg:width="1.27cm" svg:height="0.846cm" svg:x="7.201cm" svg:y="12.625cm">
              <text:p/>
            </draw:rect>
            <draw:rect draw:style-name="gr3" draw:text-style-name="P7" draw:layer="layout" svg:width="1.27cm" svg:height="0.847cm" svg:x="7.201cm" svg:y="13.471cm">
              <text:p/>
            </draw:rect>
            <draw:rect draw:style-name="gr3" draw:text-style-name="P7" draw:layer="layout" svg:width="1.27cm" svg:height="0.847cm" svg:x="5.931cm" svg:y="13.471cm">
              <text:p/>
            </draw:rect>
          </draw:g>
        </draw:g>
        <draw:g>
          <draw:rect draw:style-name="gr136" draw:text-style-name="P7" draw:layer="layout" svg:width="21.59cm" svg:height="3.175cm" svg:x="1.27cm" svg:y="2.117cm">
            <text:p/>
          </draw:rect>
          <draw:frame presentation:style-name="pr13" draw:text-style-name="P2" draw:layer="layout" svg:width="21.59cm" svg:height="3.175cm" svg:x="1.27cm" svg:y="2.117cm" presentation:class="title" presentation:user-transformed="true">
            <draw:text-box>
              <text:p text:style-name="P11"><text:span text:style-name="T9">Sparse index, one way?</text:span></text:p>
            </draw:text-box>
          </draw:frame>
        </draw:g>
        <draw:line draw:style-name="gr36" draw:text-style-name="P10" draw:layer="layout" svg:x1="7.818cm" svg:y1="7.016cm" svg:x2="15.835cm" svg:y2="6.416cm">
          <text:p/>
        </draw:line>
        <draw:line draw:style-name="gr36" draw:text-style-name="P10" draw:layer="layout" svg:x1="7.774cm" svg:y1="7.858cm" svg:x2="15.831cm" svg:y2="8.819cm">
          <text:p/>
        </draw:line>
        <draw:line draw:style-name="gr36" draw:text-style-name="P10" draw:layer="layout" svg:x1="7.818cm" svg:y1="8.819cm" svg:x2="15.875cm" svg:y2="11.064cm">
          <text:p/>
        </draw:line>
        <draw:line draw:style-name="gr36" draw:text-style-name="P10" draw:layer="layout" svg:x1="7.735cm" svg:y1="9.543cm" svg:x2="15.915cm" svg:y2="13.348cm">
          <text:p/>
        </draw:line>
        <draw:g>
          <draw:rect draw:style-name="gr136" draw:text-style-name="P7" draw:layer="layout" svg:width="13.547cm" svg:height="1.945cm" svg:x="1.058cm" svg:y="0.635cm">
            <text:p/>
          </draw:rect>
          <draw:frame presentation:style-name="pr14" draw:text-style-name="P2" draw:layer="layout" svg:width="13.547cm" svg:height="1.945cm" svg:x="1.058cm" svg:y="0.634cm" presentation:class="title" presentation:user-transformed="true">
            <draw:text-box>
              <text:p text:style-name="P11"><text:span text:style-name="T6">Duplicate keys</text:span></text:p>
            </draw:text-box>
          </draw:frame>
        </draw:g>
        <draw:g xml:id="id25" draw:id="id25">
          <draw:path draw:style-name="gr165" draw:text-style-name="P7" draw:layer="layout" svg:width="3.174cm" svg:height="1.94cm" svg:x="4.128cm" svg:y="8.326cm" svg:viewBox="0 0 3175 1941" svg:d="M1163 283c278-142 472-221 776-283 327 31 786-39 1059 141 44 212 124 393 177 600-40 353 0 671-248 918-66 269-145 247-423 282-401-26-754-22-1094-247-57-233-66-480-141-705-13-248 57-512-35-742-22-57-283 53-353 71-287 70-587 70-881 70">
            <text:p/>
          </draw:path>
          <draw:rect draw:style-name="gr166" draw:text-style-name="P6" draw:layer="layout" svg:width="8.771cm" svg:height="2.963cm" draw:transform="rotate (1.5707963267949) translate (1.27cm 14.693cm)">
            <text:p text:style-name="P8"><text:span text:style-name="T10">careful if looking</text:span></text:p>
            <text:p text:style-name="P8"><text:span text:style-name="T10">for 20 or 30!</text:span></text:p>
          </draw:rect>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25" smil:attributeName="visibility" smil:to="visible"/>
                  <anim:animate smil:dur="1s" smil:fill="hold" smil:targetElement="id25" smil:attributeName="x" smil:values="0-width/2;x" smil:keyTimes="0;1" smil:additive="base"/>
                  <anim:animate smil:dur="1s" smil:fill="hold" smil:targetElement="id25" smil:attributeName="y" smil:values="y;y" smil:keyTimes="0;1" smil:additive="base"/>
                </anim:par>
              </anim:par>
            </anim:par>
          </anim:seq>
        </anim:par>
        <presentation:notes draw:style-name="dp2">
          <draw:page-thumbnail draw:style-name="gr1" draw:layer="layout" svg:width="12.7cm" svg:height="9.525cm" svg:x="3.175cm" svg:y="1.905cm" draw:page-number="13" presentation:class="page"/>
          <draw:frame presentation:style-name="pr6" draw:text-style-name="P1" draw:layer="layout" svg:width="13.97cm" svg:height="11.431cm" svg:x="2.54cm" svg:y="12.065cm" presentation:class="notes" presentation:placeholder="true">
            <draw:text-box/>
          </draw:frame>
        </presentation:notes>
      </draw:page>
      <draw:page draw:name="page14" draw:style-name="dp1" draw:master-page-name="Default">
        <draw:g>
          <draw:g>
            <draw:rect draw:style-name="gr3" draw:text-style-name="P7" draw:layer="layout" svg:width="1.27cm" svg:height="0.846cm" svg:x="16.14cm" svg:y="6.734cm">
              <text:p/>
            </draw:rect>
            <draw:rect draw:style-name="gr167" draw:text-style-name="P9" draw:layer="layout" svg:width="1.27cm" svg:height="0.846cm" svg:x="16.14cm" svg:y="6.734cm">
              <text:p text:style-name="P8">10</text:p>
            </draw:rect>
          </draw:g>
          <draw:g>
            <draw:rect draw:style-name="gr3" draw:text-style-name="P7" draw:layer="layout" svg:width="1.27cm" svg:height="0.847cm" svg:x="16.14cm" svg:y="5.887cm">
              <text:p/>
            </draw:rect>
            <draw:rect draw:style-name="gr168" draw:text-style-name="P9" draw:layer="layout" svg:width="1.27cm" svg:height="0.847cm" svg:x="16.14cm" svg:y="5.887cm">
              <text:p text:style-name="P8">10</text:p>
            </draw:rect>
          </draw:g>
          <draw:rect draw:style-name="gr3" draw:text-style-name="P7" draw:layer="layout" svg:width="4.445cm" svg:height="0.847cm" svg:x="17.41cm" svg:y="5.887cm">
            <text:p/>
          </draw:rect>
          <draw:rect draw:style-name="gr3" draw:text-style-name="P7" draw:layer="layout" svg:width="4.445cm" svg:height="0.846cm" svg:x="17.41cm" svg:y="6.734cm">
            <text:p/>
          </draw:rect>
        </draw:g>
        <draw:g>
          <draw:g>
            <draw:rect draw:style-name="gr3" draw:text-style-name="P7" draw:layer="layout" svg:width="1.27cm" svg:height="0.846cm" svg:x="16.14cm" svg:y="9.063cm">
              <text:p/>
            </draw:rect>
            <draw:rect draw:style-name="gr169" draw:text-style-name="P9" draw:layer="layout" svg:width="1.27cm" svg:height="0.846cm" svg:x="16.14cm" svg:y="9.063cm">
              <text:p text:style-name="P8">20</text:p>
            </draw:rect>
          </draw:g>
          <draw:g>
            <draw:rect draw:style-name="gr3" draw:text-style-name="P7" draw:layer="layout" svg:width="1.27cm" svg:height="0.848cm" svg:x="16.14cm" svg:y="8.215cm">
              <text:p/>
            </draw:rect>
            <draw:rect draw:style-name="gr170" draw:text-style-name="P9" draw:layer="layout" svg:width="1.27cm" svg:height="0.848cm" svg:x="16.14cm" svg:y="8.215cm">
              <text:p text:style-name="P8">10</text:p>
            </draw:rect>
          </draw:g>
          <draw:rect draw:style-name="gr3" draw:text-style-name="P7" draw:layer="layout" svg:width="4.445cm" svg:height="0.848cm" svg:x="17.41cm" svg:y="8.215cm">
            <text:p/>
          </draw:rect>
          <draw:rect draw:style-name="gr3" draw:text-style-name="P7" draw:layer="layout" svg:width="4.445cm" svg:height="0.846cm" svg:x="17.41cm" svg:y="9.063cm">
            <text:p/>
          </draw:rect>
        </draw:g>
        <draw:g>
          <draw:g>
            <draw:rect draw:style-name="gr3" draw:text-style-name="P7" draw:layer="layout" svg:width="1.27cm" svg:height="0.846cm" svg:x="16.14cm" svg:y="11.391cm">
              <text:p/>
            </draw:rect>
            <draw:rect draw:style-name="gr171" draw:text-style-name="P9" draw:layer="layout" svg:width="1.27cm" svg:height="0.846cm" svg:x="16.14cm" svg:y="11.391cm">
              <text:p text:style-name="P8">30</text:p>
            </draw:rect>
          </draw:g>
          <draw:g>
            <draw:rect draw:style-name="gr3" draw:text-style-name="P7" draw:layer="layout" svg:width="1.27cm" svg:height="0.847cm" svg:x="16.14cm" svg:y="10.544cm">
              <text:p/>
            </draw:rect>
            <draw:rect draw:style-name="gr172" draw:text-style-name="P9" draw:layer="layout" svg:width="1.27cm" svg:height="0.847cm" svg:x="16.14cm" svg:y="10.544cm">
              <text:p text:style-name="P8">20</text:p>
            </draw:rect>
          </draw:g>
          <draw:rect draw:style-name="gr3" draw:text-style-name="P7" draw:layer="layout" svg:width="4.445cm" svg:height="0.847cm" svg:x="17.41cm" svg:y="10.544cm">
            <text:p/>
          </draw:rect>
          <draw:rect draw:style-name="gr3" draw:text-style-name="P7" draw:layer="layout" svg:width="4.445cm" svg:height="0.846cm" svg:x="17.41cm" svg:y="11.391cm">
            <text:p/>
          </draw:rect>
        </draw:g>
        <draw:g>
          <draw:g>
            <draw:rect draw:style-name="gr3" draw:text-style-name="P7" draw:layer="layout" svg:width="1.27cm" svg:height="0.846cm" svg:x="16.14cm" svg:y="13.719cm">
              <text:p/>
            </draw:rect>
            <draw:rect draw:style-name="gr173" draw:text-style-name="P9" draw:layer="layout" svg:width="1.27cm" svg:height="0.846cm" svg:x="16.14cm" svg:y="13.719cm">
              <text:p text:style-name="P8">30</text:p>
            </draw:rect>
          </draw:g>
          <draw:g>
            <draw:rect draw:style-name="gr3" draw:text-style-name="P7" draw:layer="layout" svg:width="1.27cm" svg:height="0.847cm" svg:x="16.14cm" svg:y="12.872cm">
              <text:p/>
            </draw:rect>
            <draw:rect draw:style-name="gr174" draw:text-style-name="P9" draw:layer="layout" svg:width="1.27cm" svg:height="0.847cm" svg:x="16.14cm" svg:y="12.872cm">
              <text:p text:style-name="P8">30</text:p>
            </draw:rect>
          </draw:g>
          <draw:rect draw:style-name="gr3" draw:text-style-name="P7" draw:layer="layout" svg:width="4.445cm" svg:height="0.847cm" svg:x="17.41cm" svg:y="12.872cm">
            <text:p/>
          </draw:rect>
          <draw:rect draw:style-name="gr3" draw:text-style-name="P7" draw:layer="layout" svg:width="4.445cm" svg:height="0.846cm" svg:x="17.41cm" svg:y="13.719cm">
            <text:p/>
          </draw:rect>
        </draw:g>
        <draw:g>
          <draw:g>
            <draw:rect draw:style-name="gr3" draw:text-style-name="P7" draw:layer="layout" svg:width="1.27cm" svg:height="0.846cm" svg:x="16.14cm" svg:y="15.836cm">
              <text:p/>
            </draw:rect>
            <draw:rect draw:style-name="gr175" draw:text-style-name="P9" draw:layer="layout" svg:width="1.27cm" svg:height="0.846cm" svg:x="16.14cm" svg:y="15.836cm">
              <text:p text:style-name="P8">45</text:p>
            </draw:rect>
          </draw:g>
          <draw:g>
            <draw:rect draw:style-name="gr3" draw:text-style-name="P7" draw:layer="layout" svg:width="1.27cm" svg:height="0.847cm" svg:x="16.14cm" svg:y="14.989cm">
              <text:p/>
            </draw:rect>
            <draw:rect draw:style-name="gr176" draw:text-style-name="P9" draw:layer="layout" svg:width="1.27cm" svg:height="0.847cm" svg:x="16.14cm" svg:y="14.989cm">
              <text:p text:style-name="P8">40</text:p>
            </draw:rect>
          </draw:g>
          <draw:rect draw:style-name="gr3" draw:text-style-name="P7" draw:layer="layout" svg:width="4.445cm" svg:height="0.847cm" svg:x="17.41cm" svg:y="14.989cm">
            <text:p/>
          </draw:rect>
          <draw:rect draw:style-name="gr3" draw:text-style-name="P7" draw:layer="layout" svg:width="4.445cm" svg:height="0.846cm" svg:x="17.41cm" svg:y="15.836cm">
            <text:p/>
          </draw:rect>
        </draw:g>
        <draw:g>
          <draw:rect draw:style-name="gr3" draw:text-style-name="P7" draw:layer="layout" svg:width="1.27cm" svg:height="0.847cm" svg:x="5.909cm" svg:y="6.619cm">
            <text:p/>
          </draw:rect>
          <draw:rect draw:style-name="gr177" draw:text-style-name="P9" draw:layer="layout" svg:width="1.27cm" svg:height="0.847cm" svg:x="5.909cm" svg:y="6.619cm">
            <text:p text:style-name="P8"><text:span text:style-name="T5">10</text:span></text:p>
          </draw:rect>
        </draw:g>
        <draw:rect draw:style-name="gr3" draw:text-style-name="P7" draw:layer="layout" svg:width="1.27cm" svg:height="0.847cm" svg:x="7.179cm" svg:y="6.619cm">
          <text:p/>
        </draw:rect>
        <draw:rect draw:style-name="gr3" draw:text-style-name="P7" draw:layer="layout" svg:width="1.27cm" svg:height="0.846cm" svg:x="7.179cm" svg:y="7.466cm">
          <text:p/>
        </draw:rect>
        <draw:g>
          <draw:rect draw:style-name="gr3" draw:text-style-name="P7" draw:layer="layout" svg:width="1.27cm" svg:height="0.846cm" svg:x="5.909cm" svg:y="7.466cm">
            <text:p/>
          </draw:rect>
          <draw:rect draw:style-name="gr178" draw:text-style-name="P9" draw:layer="layout" svg:width="1.27cm" svg:height="0.846cm" svg:x="5.909cm" svg:y="7.466cm">
            <text:p text:style-name="P8"><text:span text:style-name="T5">20</text:span></text:p>
          </draw:rect>
        </draw:g>
        <draw:g>
          <draw:rect draw:style-name="gr3" draw:text-style-name="P7" draw:layer="layout" svg:width="1.27cm" svg:height="0.847cm" svg:x="5.909cm" svg:y="8.312cm">
            <text:p/>
          </draw:rect>
          <draw:rect draw:style-name="gr179" draw:text-style-name="P9" draw:layer="layout" svg:width="1.27cm" svg:height="0.847cm" svg:x="5.909cm" svg:y="8.312cm">
            <text:p text:style-name="P8"><text:span text:style-name="T5">30</text:span></text:p>
          </draw:rect>
        </draw:g>
        <draw:rect draw:style-name="gr3" draw:text-style-name="P7" draw:layer="layout" svg:width="1.27cm" svg:height="0.847cm" svg:x="7.179cm" svg:y="8.312cm">
          <text:p/>
        </draw:rect>
        <draw:rect draw:style-name="gr3" draw:text-style-name="P7" draw:layer="layout" svg:width="1.27cm" svg:height="0.847cm" svg:x="7.179cm" svg:y="9.159cm">
          <text:p/>
        </draw:rect>
        <draw:g>
          <draw:rect draw:style-name="gr3" draw:text-style-name="P7" draw:layer="layout" svg:width="1.27cm" svg:height="0.847cm" svg:x="5.909cm" svg:y="9.159cm">
            <text:p/>
          </draw:rect>
          <draw:rect draw:style-name="gr180" draw:text-style-name="P9" draw:layer="layout" svg:width="1.27cm" svg:height="0.847cm" svg:x="5.909cm" svg:y="9.159cm">
            <text:p text:style-name="P8"><text:span text:style-name="T5">30</text:span></text:p>
          </draw:rect>
        </draw:g>
        <draw:g>
          <draw:g>
            <draw:rect draw:style-name="gr3" draw:text-style-name="P7" draw:layer="layout" svg:width="1.27cm" svg:height="0.846cm" svg:x="5.931cm" svg:y="10.932cm">
              <text:p/>
            </draw:rect>
            <draw:rect draw:style-name="gr3" draw:text-style-name="P7" draw:layer="layout" svg:width="1.27cm" svg:height="0.846cm" svg:x="7.201cm" svg:y="10.932cm">
              <text:p/>
            </draw:rect>
            <draw:rect draw:style-name="gr3" draw:text-style-name="P7" draw:layer="layout" svg:width="1.27cm" svg:height="0.847cm" svg:x="7.201cm" svg:y="11.778cm">
              <text:p/>
            </draw:rect>
            <draw:rect draw:style-name="gr3" draw:text-style-name="P7" draw:layer="layout" svg:width="1.27cm" svg:height="0.847cm" svg:x="5.931cm" svg:y="11.778cm">
              <text:p/>
            </draw:rect>
          </draw:g>
          <draw:g>
            <draw:rect draw:style-name="gr3" draw:text-style-name="P7" draw:layer="layout" svg:width="1.27cm" svg:height="0.846cm" svg:x="5.931cm" svg:y="12.625cm">
              <text:p/>
            </draw:rect>
            <draw:rect draw:style-name="gr3" draw:text-style-name="P7" draw:layer="layout" svg:width="1.27cm" svg:height="0.846cm" svg:x="7.201cm" svg:y="12.625cm">
              <text:p/>
            </draw:rect>
            <draw:rect draw:style-name="gr3" draw:text-style-name="P7" draw:layer="layout" svg:width="1.27cm" svg:height="0.847cm" svg:x="7.201cm" svg:y="13.471cm">
              <text:p/>
            </draw:rect>
            <draw:rect draw:style-name="gr3" draw:text-style-name="P7" draw:layer="layout" svg:width="1.27cm" svg:height="0.847cm" svg:x="5.931cm" svg:y="13.471cm">
              <text:p/>
            </draw:rect>
          </draw:g>
        </draw:g>
        <draw:g>
          <draw:rect draw:style-name="gr136" draw:text-style-name="P7" draw:layer="layout" svg:width="21.59cm" svg:height="3.175cm" svg:x="1.058cm" svg:y="2.328cm">
            <text:p/>
          </draw:rect>
          <draw:frame presentation:style-name="pr13" draw:text-style-name="P2" draw:layer="layout" svg:width="21.59cm" svg:height="3.175cm" svg:x="1.058cm" svg:y="2.328cm" presentation:class="title" presentation:user-transformed="true">
            <draw:text-box>
              <text:p text:style-name="P11"><text:span text:style-name="T9">Sparse index, another way?</text:span></text:p>
            </draw:text-box>
          </draw:frame>
        </draw:g>
        <draw:line draw:style-name="gr36" draw:text-style-name="P10" draw:layer="layout" svg:x1="7.818cm" svg:y1="7.016cm" svg:x2="15.835cm" svg:y2="6.416cm">
          <text:p/>
        </draw:line>
        <draw:line draw:style-name="gr36" draw:text-style-name="P10" draw:layer="layout" svg:x1="7.774cm" svg:y1="7.858cm" svg:x2="15.831cm" svg:y2="8.819cm">
          <text:p/>
        </draw:line>
        <draw:line draw:style-name="gr36" draw:text-style-name="P10" draw:layer="layout" svg:x1="7.818cm" svg:y1="8.819cm" svg:x2="15.994cm" svg:y2="11.187cm">
          <text:p/>
        </draw:line>
        <draw:line draw:style-name="gr36" draw:text-style-name="P10" draw:layer="layout" svg:x1="7.735cm" svg:y1="9.543cm" svg:x2="15.915cm" svg:y2="13.348cm">
          <text:p/>
        </draw:line>
        <draw:g>
          <draw:rect draw:style-name="gr136" draw:text-style-name="P7" draw:layer="layout" svg:width="11.853cm" svg:height="1.944cm" svg:x="0.847cm" svg:y="0.847cm">
            <text:p/>
          </draw:rect>
          <draw:frame presentation:style-name="pr12" draw:text-style-name="P2" draw:layer="layout" svg:width="11.853cm" svg:height="1.944cm" svg:x="0.847cm" svg:y="0.847cm" presentation:class="title" presentation:user-transformed="true">
            <draw:text-box>
              <text:p text:style-name="P11"><text:span text:style-name="T6">Duplicate keys</text:span></text:p>
            </draw:text-box>
          </draw:frame>
        </draw:g>
        <draw:rect draw:style-name="gr181" draw:text-style-name="P6" draw:layer="layout" svg:width="10.464cm" svg:height="1.103cm" svg:x="2.54cm" svg:y="4.868cm">
          <text:p text:style-name="P8"><text:span text:style-name="T5">place first new key from block</text:span></text:p>
        </draw:rect>
        <draw:line draw:style-name="gr182" draw:text-style-name="P10" draw:layer="layout" svg:x1="6.985cm" svg:y1="5.715cm" svg:x2="6.773cm" svg:y2="6.562cm">
          <text:p/>
        </draw:line>
        <presentation:notes draw:style-name="dp2">
          <draw:page-thumbnail draw:style-name="gr1" draw:layer="layout" svg:width="12.7cm" svg:height="9.525cm" svg:x="3.175cm" svg:y="1.905cm" draw:page-number="14" presentation:class="page"/>
          <draw:frame presentation:style-name="pr6" draw:text-style-name="P1" draw:layer="layout" svg:width="13.97cm" svg:height="11.431cm" svg:x="2.54cm" svg:y="12.065cm" presentation:class="notes" presentation:placeholder="true">
            <draw:text-box/>
          </draw:frame>
        </presentation:notes>
      </draw:page>
      <draw:page draw:name="Deletion from sparse index" draw:style-name="dp1" draw:master-page-name="Default" presentation:presentation-page-layout-name="AL2T1">
        <draw:frame presentation:style-name="pr15" draw:text-style-name="P2" draw:layer="layout" svg:width="21.59cm" svg:height="2.117cm" svg:x="1.27cm" svg:y="1.27cm" presentation:class="title" presentation:user-transformed="true">
          <draw:text-box>
            <text:p text:style-name="P11"><text:span text:style-name="T6">Deletion from sparse index</text:span></text:p>
          </draw:text-box>
        </draw:frame>
        <draw:frame presentation:style-name="pr16" draw:text-style-name="P13" draw:layer="layout" svg:width="21.59cm" svg:height="11.43cm" svg:x="1.693cm" svg:y="5.292cm" presentation:class="outline" presentation:user-transformed="true">
          <draw:text-box>
            <text:p text:style-name="P19"><text:span text:style-name="T11"/></text:p>
            <text:p text:style-name="P20"><text:span text:style-name="T11"/></text:p>
            <text:p text:style-name="P20"><text:span text:style-name="T11"/></text:p>
          </draw:text-box>
        </draw:frame>
        <draw:g>
          <draw:g>
            <draw:rect draw:style-name="gr3" draw:text-style-name="P7" draw:layer="layout" svg:width="1.27cm" svg:height="0.846cm" svg:x="16.14cm" svg:y="6.734cm">
              <text:p/>
            </draw:rect>
            <draw:rect draw:style-name="gr183" draw:text-style-name="P9" draw:layer="layout" svg:width="1.27cm" svg:height="0.846cm" svg:x="16.14cm" svg:y="6.734cm">
              <text:p text:style-name="P8">20</text:p>
            </draw:rect>
          </draw:g>
          <draw:g>
            <draw:rect draw:style-name="gr3" draw:text-style-name="P7" draw:layer="layout" svg:width="1.27cm" svg:height="0.847cm" svg:x="16.14cm" svg:y="5.887cm">
              <text:p/>
            </draw:rect>
            <draw:rect draw:style-name="gr184" draw:text-style-name="P9" draw:layer="layout" svg:width="1.27cm" svg:height="0.847cm" svg:x="16.14cm" svg:y="5.887cm">
              <text:p text:style-name="P8">10</text:p>
            </draw:rect>
          </draw:g>
          <draw:rect draw:style-name="gr3" draw:text-style-name="P7" draw:layer="layout" svg:width="4.445cm" svg:height="0.847cm" svg:x="17.41cm" svg:y="5.887cm">
            <text:p/>
          </draw:rect>
          <draw:rect draw:style-name="gr3" draw:text-style-name="P7" draw:layer="layout" svg:width="4.445cm" svg:height="0.846cm" svg:x="17.41cm" svg:y="6.734cm">
            <text:p/>
          </draw:rect>
        </draw:g>
        <draw:g>
          <draw:g>
            <draw:rect draw:style-name="gr3" draw:text-style-name="P7" draw:layer="layout" svg:width="1.27cm" svg:height="0.846cm" svg:x="16.14cm" svg:y="9.063cm">
              <text:p/>
            </draw:rect>
            <draw:rect draw:style-name="gr185" draw:text-style-name="P9" draw:layer="layout" svg:width="1.27cm" svg:height="0.846cm" svg:x="16.14cm" svg:y="9.063cm">
              <text:p text:style-name="P8">40</text:p>
            </draw:rect>
          </draw:g>
          <draw:g>
            <draw:rect draw:style-name="gr3" draw:text-style-name="P7" draw:layer="layout" svg:width="1.27cm" svg:height="0.848cm" svg:x="16.14cm" svg:y="8.215cm">
              <text:p/>
            </draw:rect>
            <draw:rect draw:style-name="gr186" draw:text-style-name="P9" draw:layer="layout" svg:width="1.27cm" svg:height="0.848cm" svg:x="16.14cm" svg:y="8.215cm">
              <text:p text:style-name="P8">30</text:p>
            </draw:rect>
          </draw:g>
          <draw:rect draw:style-name="gr3" draw:text-style-name="P7" draw:layer="layout" svg:width="4.445cm" svg:height="0.848cm" svg:x="17.41cm" svg:y="8.215cm">
            <text:p/>
          </draw:rect>
          <draw:rect draw:style-name="gr3" draw:text-style-name="P7" draw:layer="layout" svg:width="4.445cm" svg:height="0.846cm" svg:x="17.41cm" svg:y="9.063cm">
            <text:p/>
          </draw:rect>
        </draw:g>
        <draw:g>
          <draw:g>
            <draw:rect draw:style-name="gr3" draw:text-style-name="P7" draw:layer="layout" svg:width="1.27cm" svg:height="0.846cm" svg:x="16.14cm" svg:y="11.391cm">
              <text:p/>
            </draw:rect>
            <draw:rect draw:style-name="gr187" draw:text-style-name="P9" draw:layer="layout" svg:width="1.27cm" svg:height="0.846cm" svg:x="16.14cm" svg:y="11.391cm">
              <text:p text:style-name="P8">60</text:p>
            </draw:rect>
          </draw:g>
          <draw:g>
            <draw:rect draw:style-name="gr3" draw:text-style-name="P7" draw:layer="layout" svg:width="1.27cm" svg:height="0.847cm" svg:x="16.14cm" svg:y="10.544cm">
              <text:p/>
            </draw:rect>
            <draw:rect draw:style-name="gr188" draw:text-style-name="P9" draw:layer="layout" svg:width="1.27cm" svg:height="0.847cm" svg:x="16.14cm" svg:y="10.544cm">
              <text:p text:style-name="P8">50</text:p>
            </draw:rect>
          </draw:g>
          <draw:rect draw:style-name="gr3" draw:text-style-name="P7" draw:layer="layout" svg:width="4.445cm" svg:height="0.847cm" svg:x="17.41cm" svg:y="10.544cm">
            <text:p/>
          </draw:rect>
          <draw:rect draw:style-name="gr3" draw:text-style-name="P7" draw:layer="layout" svg:width="4.445cm" svg:height="0.846cm" svg:x="17.41cm" svg:y="11.391cm">
            <text:p/>
          </draw:rect>
        </draw:g>
        <draw:g>
          <draw:g>
            <draw:rect draw:style-name="gr3" draw:text-style-name="P7" draw:layer="layout" svg:width="1.27cm" svg:height="0.846cm" svg:x="16.14cm" svg:y="13.719cm">
              <text:p/>
            </draw:rect>
            <draw:rect draw:style-name="gr189" draw:text-style-name="P9" draw:layer="layout" svg:width="1.27cm" svg:height="0.846cm" svg:x="16.14cm" svg:y="13.719cm">
              <text:p text:style-name="P8">80</text:p>
            </draw:rect>
          </draw:g>
          <draw:g>
            <draw:rect draw:style-name="gr3" draw:text-style-name="P7" draw:layer="layout" svg:width="1.27cm" svg:height="0.847cm" svg:x="16.14cm" svg:y="12.872cm">
              <text:p/>
            </draw:rect>
            <draw:rect draw:style-name="gr190" draw:text-style-name="P9" draw:layer="layout" svg:width="1.27cm" svg:height="0.847cm" svg:x="16.14cm" svg:y="12.872cm">
              <text:p text:style-name="P8">70</text:p>
            </draw:rect>
          </draw:g>
          <draw:rect draw:style-name="gr3" draw:text-style-name="P7" draw:layer="layout" svg:width="4.445cm" svg:height="0.847cm" svg:x="17.41cm" svg:y="12.872cm">
            <text:p/>
          </draw:rect>
          <draw:rect draw:style-name="gr3" draw:text-style-name="P7" draw:layer="layout" svg:width="4.445cm" svg:height="0.846cm" svg:x="17.41cm" svg:y="13.719cm">
            <text:p/>
          </draw:rect>
        </draw:g>
        <draw:g>
          <draw:rect draw:style-name="gr3" draw:text-style-name="P7" draw:layer="layout" svg:width="1.27cm" svg:height="0.847cm" svg:x="5.909cm" svg:y="6.619cm">
            <text:p/>
          </draw:rect>
          <draw:rect draw:style-name="gr191" draw:text-style-name="P9" draw:layer="layout" svg:width="1.27cm" svg:height="0.847cm" svg:x="5.909cm" svg:y="6.619cm">
            <text:p text:style-name="P8"><text:span text:style-name="T5">10</text:span></text:p>
          </draw:rect>
        </draw:g>
        <draw:rect draw:style-name="gr3" draw:text-style-name="P7" draw:layer="layout" svg:width="1.27cm" svg:height="0.847cm" svg:x="7.179cm" svg:y="6.619cm">
          <text:p/>
        </draw:rect>
        <draw:rect draw:style-name="gr3" draw:text-style-name="P7" draw:layer="layout" svg:width="1.27cm" svg:height="0.846cm" svg:x="7.179cm" svg:y="7.466cm">
          <text:p/>
        </draw:rect>
        <draw:g>
          <draw:rect draw:style-name="gr3" draw:text-style-name="P7" draw:layer="layout" svg:width="1.27cm" svg:height="0.846cm" svg:x="5.909cm" svg:y="7.466cm">
            <text:p/>
          </draw:rect>
          <draw:rect draw:style-name="gr192" draw:text-style-name="P9" draw:layer="layout" svg:width="1.27cm" svg:height="0.846cm" svg:x="5.909cm" svg:y="7.466cm">
            <text:p text:style-name="P8"><text:span text:style-name="T5">30</text:span></text:p>
          </draw:rect>
        </draw:g>
        <draw:g>
          <draw:rect draw:style-name="gr3" draw:text-style-name="P7" draw:layer="layout" svg:width="1.27cm" svg:height="0.847cm" svg:x="5.909cm" svg:y="8.312cm">
            <text:p/>
          </draw:rect>
          <draw:rect draw:style-name="gr193" draw:text-style-name="P9" draw:layer="layout" svg:width="1.27cm" svg:height="0.847cm" svg:x="5.909cm" svg:y="8.312cm">
            <text:p text:style-name="P8"><text:span text:style-name="T5">50</text:span></text:p>
          </draw:rect>
        </draw:g>
        <draw:rect draw:style-name="gr3" draw:text-style-name="P7" draw:layer="layout" svg:width="1.27cm" svg:height="0.847cm" svg:x="7.179cm" svg:y="8.312cm">
          <text:p/>
        </draw:rect>
        <draw:rect draw:style-name="gr3" draw:text-style-name="P7" draw:layer="layout" svg:width="1.27cm" svg:height="0.847cm" svg:x="7.179cm" svg:y="9.159cm">
          <text:p/>
        </draw:rect>
        <draw:g>
          <draw:rect draw:style-name="gr3" draw:text-style-name="P7" draw:layer="layout" svg:width="1.27cm" svg:height="0.847cm" svg:x="5.909cm" svg:y="9.159cm">
            <text:p/>
          </draw:rect>
          <draw:rect draw:style-name="gr194" draw:text-style-name="P9" draw:layer="layout" svg:width="1.27cm" svg:height="0.847cm" svg:x="5.909cm" svg:y="9.159cm">
            <text:p text:style-name="P8"><text:span text:style-name="T5">70</text:span></text:p>
          </draw:rect>
        </draw:g>
        <draw:g>
          <draw:rect draw:style-name="gr3" draw:text-style-name="P7" draw:layer="layout" svg:width="1.27cm" svg:height="0.846cm" svg:x="5.931cm" svg:y="10.932cm">
            <text:p/>
          </draw:rect>
          <draw:rect draw:style-name="gr195" draw:text-style-name="P9" draw:layer="layout" svg:width="1.27cm" svg:height="0.846cm" svg:x="5.931cm" svg:y="10.932cm">
            <text:p text:style-name="P8"><text:span text:style-name="T5">90</text:span></text:p>
          </draw:rect>
        </draw:g>
        <draw:rect draw:style-name="gr3" draw:text-style-name="P7" draw:layer="layout" svg:width="1.27cm" svg:height="0.846cm" svg:x="7.201cm" svg:y="10.932cm">
          <text:p/>
        </draw:rect>
        <draw:g>
          <draw:rect draw:style-name="gr3" draw:text-style-name="P7" draw:layer="layout" svg:width="1.27cm" svg:height="0.847cm" svg:x="7.201cm" svg:y="11.778cm">
            <text:p/>
          </draw:rect>
          <draw:rect draw:style-name="gr196" draw:text-style-name="P6" draw:layer="layout" svg:width="1.27cm" svg:height="0.847cm" svg:x="7.201cm" svg:y="11.778cm">
            <text:p text:style-name="P21"><text:span text:style-name="T12"/></text:p>
            <text:p text:style-name="P21"><text:span text:style-name="T12"/></text:p>
          </draw:rect>
        </draw:g>
        <draw:g>
          <draw:rect draw:style-name="gr3" draw:text-style-name="P7" draw:layer="layout" svg:width="1.27cm" svg:height="0.847cm" svg:x="5.931cm" svg:y="11.778cm">
            <text:p/>
          </draw:rect>
          <draw:rect draw:style-name="gr197" draw:text-style-name="P9" draw:layer="layout" svg:width="1.27cm" svg:height="0.847cm" svg:x="5.931cm" svg:y="11.778cm">
            <text:p text:style-name="P8"><text:span text:style-name="T5">110</text:span></text:p>
          </draw:rect>
        </draw:g>
        <draw:g>
          <draw:rect draw:style-name="gr3" draw:text-style-name="P7" draw:layer="layout" svg:width="1.27cm" svg:height="0.847cm" svg:x="5.931cm" svg:y="12.625cm">
            <text:p/>
          </draw:rect>
          <draw:rect draw:style-name="gr198" draw:text-style-name="P9" draw:layer="layout" svg:width="1.27cm" svg:height="0.847cm" svg:x="5.931cm" svg:y="12.625cm">
            <text:p text:style-name="P8"><text:span text:style-name="T5">130</text:span></text:p>
          </draw:rect>
        </draw:g>
        <draw:rect draw:style-name="gr3" draw:text-style-name="P7" draw:layer="layout" svg:width="1.27cm" svg:height="0.847cm" svg:x="7.201cm" svg:y="12.625cm">
          <text:p/>
        </draw:rect>
        <draw:rect draw:style-name="gr3" draw:text-style-name="P7" draw:layer="layout" svg:width="1.27cm" svg:height="0.846cm" svg:x="7.201cm" svg:y="13.472cm">
          <text:p/>
        </draw:rect>
        <draw:g>
          <draw:rect draw:style-name="gr3" draw:text-style-name="P7" draw:layer="layout" svg:width="1.27cm" svg:height="0.846cm" svg:x="5.931cm" svg:y="13.472cm">
            <text:p/>
          </draw:rect>
          <draw:rect draw:style-name="gr199" draw:text-style-name="P9" draw:layer="layout" svg:width="1.27cm" svg:height="0.846cm" svg:x="5.931cm" svg:y="13.472cm">
            <text:p text:style-name="P8"><text:span text:style-name="T5">150</text:span></text:p>
          </draw:rect>
        </draw:g>
        <draw:line draw:style-name="gr36" draw:text-style-name="P10" draw:layer="layout" svg:x1="7.818cm" svg:y1="7.016cm" svg:x2="15.835cm" svg:y2="6.416cm">
          <text:p/>
        </draw:line>
        <draw:line draw:style-name="gr36" draw:text-style-name="P10" draw:layer="layout" svg:x1="7.774cm" svg:y1="7.858cm" svg:x2="15.831cm" svg:y2="8.819cm">
          <text:p/>
        </draw:line>
        <draw:line draw:style-name="gr36" draw:text-style-name="P10" draw:layer="layout" svg:x1="7.818cm" svg:y1="8.819cm" svg:x2="15.875cm" svg:y2="11.064cm">
          <text:p/>
        </draw:line>
        <draw:line draw:style-name="gr36" draw:text-style-name="P10" draw:layer="layout" svg:x1="7.735cm" svg:y1="9.543cm" svg:x2="15.915cm" svg:y2="13.348cm">
          <text:p/>
        </draw:line>
        <presentation:notes draw:style-name="dp2">
          <draw:page-thumbnail draw:style-name="gr1" draw:layer="layout" svg:width="12.7cm" svg:height="9.525cm" svg:x="3.175cm" svg:y="1.905cm" draw:page-number="15" presentation:class="page"/>
          <draw:frame presentation:style-name="pr6" draw:text-style-name="P1" draw:layer="layout" svg:width="13.97cm" svg:height="11.431cm" svg:x="2.54cm" svg:y="12.065cm" presentation:class="notes" presentation:placeholder="true">
            <draw:text-box/>
          </draw:frame>
        </presentation:notes>
      </draw:page>
      <draw:page draw:name="page16" draw:style-name="dp1" draw:master-page-name="Default" presentation:presentation-page-layout-name="AL2T1">
        <draw:frame presentation:style-name="pr15" draw:text-style-name="P2" draw:layer="layout" svg:width="21.59cm" svg:height="2.117cm" svg:x="1.27cm" svg:y="1.27cm" presentation:class="title" presentation:user-transformed="true">
          <draw:text-box>
            <text:p text:style-name="P11"><text:span text:style-name="T6">Deletion from sparse index</text:span></text:p>
          </draw:text-box>
        </draw:frame>
        <draw:frame presentation:style-name="pr16" draw:text-style-name="P13" draw:layer="layout" svg:width="21.59cm" svg:height="11.43cm" svg:x="1.482cm" svg:y="5.292cm" presentation:class="outline" presentation:user-transformed="true">
          <draw:text-box>
            <text:p text:style-name="P19"><text:span text:style-name="T11"/></text:p>
            <text:p text:style-name="P20"><text:span text:style-name="T11"/></text:p>
            <text:p text:style-name="P20"><text:span text:style-name="T11"/></text:p>
          </draw:text-box>
        </draw:frame>
        <draw:g>
          <draw:g>
            <draw:rect draw:style-name="gr3" draw:text-style-name="P7" draw:layer="layout" svg:width="1.27cm" svg:height="0.846cm" svg:x="16.14cm" svg:y="6.734cm">
              <text:p/>
            </draw:rect>
            <draw:rect draw:style-name="gr200" draw:text-style-name="P9" draw:layer="layout" svg:width="1.27cm" svg:height="0.846cm" svg:x="16.14cm" svg:y="6.734cm">
              <text:p text:style-name="P8">20</text:p>
            </draw:rect>
          </draw:g>
          <draw:g>
            <draw:rect draw:style-name="gr3" draw:text-style-name="P7" draw:layer="layout" svg:width="1.27cm" svg:height="0.847cm" svg:x="16.14cm" svg:y="5.887cm">
              <text:p/>
            </draw:rect>
            <draw:rect draw:style-name="gr201" draw:text-style-name="P9" draw:layer="layout" svg:width="1.27cm" svg:height="0.847cm" svg:x="16.14cm" svg:y="5.887cm">
              <text:p text:style-name="P8">10</text:p>
            </draw:rect>
          </draw:g>
          <draw:rect draw:style-name="gr3" draw:text-style-name="P7" draw:layer="layout" svg:width="4.445cm" svg:height="0.847cm" svg:x="17.41cm" svg:y="5.887cm">
            <text:p/>
          </draw:rect>
          <draw:rect draw:style-name="gr3" draw:text-style-name="P7" draw:layer="layout" svg:width="4.445cm" svg:height="0.846cm" svg:x="17.41cm" svg:y="6.734cm">
            <text:p/>
          </draw:rect>
        </draw:g>
        <draw:g>
          <draw:g>
            <draw:rect draw:style-name="gr3" draw:text-style-name="P7" draw:layer="layout" svg:width="1.27cm" svg:height="0.846cm" svg:x="16.14cm" svg:y="9.063cm">
              <text:p/>
            </draw:rect>
            <draw:rect draw:style-name="gr202" draw:text-style-name="P9" draw:layer="layout" svg:width="1.27cm" svg:height="0.846cm" svg:x="16.14cm" svg:y="9.063cm">
              <text:p text:style-name="P8">40</text:p>
            </draw:rect>
          </draw:g>
          <draw:g>
            <draw:rect draw:style-name="gr3" draw:text-style-name="P7" draw:layer="layout" svg:width="1.27cm" svg:height="0.848cm" svg:x="16.14cm" svg:y="8.215cm">
              <text:p/>
            </draw:rect>
            <draw:rect draw:style-name="gr203" draw:text-style-name="P9" draw:layer="layout" svg:width="1.27cm" svg:height="0.848cm" svg:x="16.14cm" svg:y="8.215cm">
              <text:p text:style-name="P8">30</text:p>
            </draw:rect>
          </draw:g>
          <draw:rect draw:style-name="gr3" draw:text-style-name="P7" draw:layer="layout" svg:width="4.445cm" svg:height="0.848cm" svg:x="17.41cm" svg:y="8.215cm">
            <text:p/>
          </draw:rect>
          <draw:rect draw:style-name="gr3" draw:text-style-name="P7" draw:layer="layout" svg:width="4.445cm" svg:height="0.846cm" svg:x="17.41cm" svg:y="9.063cm">
            <text:p/>
          </draw:rect>
        </draw:g>
        <draw:g>
          <draw:g>
            <draw:rect draw:style-name="gr3" draw:text-style-name="P7" draw:layer="layout" svg:width="1.27cm" svg:height="0.846cm" svg:x="16.14cm" svg:y="11.391cm">
              <text:p/>
            </draw:rect>
            <draw:rect draw:style-name="gr204" draw:text-style-name="P9" draw:layer="layout" svg:width="1.27cm" svg:height="0.846cm" svg:x="16.14cm" svg:y="11.391cm">
              <text:p text:style-name="P8">60</text:p>
            </draw:rect>
          </draw:g>
          <draw:g>
            <draw:rect draw:style-name="gr3" draw:text-style-name="P7" draw:layer="layout" svg:width="1.27cm" svg:height="0.847cm" svg:x="16.14cm" svg:y="10.544cm">
              <text:p/>
            </draw:rect>
            <draw:rect draw:style-name="gr205" draw:text-style-name="P9" draw:layer="layout" svg:width="1.27cm" svg:height="0.847cm" svg:x="16.14cm" svg:y="10.544cm">
              <text:p text:style-name="P8">50</text:p>
            </draw:rect>
          </draw:g>
          <draw:rect draw:style-name="gr3" draw:text-style-name="P7" draw:layer="layout" svg:width="4.445cm" svg:height="0.847cm" svg:x="17.41cm" svg:y="10.544cm">
            <text:p/>
          </draw:rect>
          <draw:rect draw:style-name="gr3" draw:text-style-name="P7" draw:layer="layout" svg:width="4.445cm" svg:height="0.846cm" svg:x="17.41cm" svg:y="11.391cm">
            <text:p/>
          </draw:rect>
        </draw:g>
        <draw:g>
          <draw:g>
            <draw:rect draw:style-name="gr3" draw:text-style-name="P7" draw:layer="layout" svg:width="1.27cm" svg:height="0.846cm" svg:x="16.14cm" svg:y="13.719cm">
              <text:p/>
            </draw:rect>
            <draw:rect draw:style-name="gr206" draw:text-style-name="P9" draw:layer="layout" svg:width="1.27cm" svg:height="0.846cm" svg:x="16.14cm" svg:y="13.719cm">
              <text:p text:style-name="P8">80</text:p>
            </draw:rect>
          </draw:g>
          <draw:g>
            <draw:rect draw:style-name="gr3" draw:text-style-name="P7" draw:layer="layout" svg:width="1.27cm" svg:height="0.847cm" svg:x="16.14cm" svg:y="12.872cm">
              <text:p/>
            </draw:rect>
            <draw:rect draw:style-name="gr207" draw:text-style-name="P9" draw:layer="layout" svg:width="1.27cm" svg:height="0.847cm" svg:x="16.14cm" svg:y="12.872cm">
              <text:p text:style-name="P8">70</text:p>
            </draw:rect>
          </draw:g>
          <draw:rect draw:style-name="gr3" draw:text-style-name="P7" draw:layer="layout" svg:width="4.445cm" svg:height="0.847cm" svg:x="17.41cm" svg:y="12.872cm">
            <text:p/>
          </draw:rect>
          <draw:rect draw:style-name="gr3" draw:text-style-name="P7" draw:layer="layout" svg:width="4.445cm" svg:height="0.846cm" svg:x="17.41cm" svg:y="13.719cm">
            <text:p/>
          </draw:rect>
        </draw:g>
        <draw:g>
          <draw:rect draw:style-name="gr3" draw:text-style-name="P7" draw:layer="layout" svg:width="1.27cm" svg:height="0.847cm" svg:x="5.909cm" svg:y="6.619cm">
            <text:p/>
          </draw:rect>
          <draw:rect draw:style-name="gr208" draw:text-style-name="P9" draw:layer="layout" svg:width="1.27cm" svg:height="0.847cm" svg:x="5.909cm" svg:y="6.619cm">
            <text:p text:style-name="P8"><text:span text:style-name="T5">10</text:span></text:p>
          </draw:rect>
        </draw:g>
        <draw:rect draw:style-name="gr3" draw:text-style-name="P7" draw:layer="layout" svg:width="1.27cm" svg:height="0.847cm" svg:x="7.179cm" svg:y="6.619cm">
          <text:p/>
        </draw:rect>
        <draw:rect draw:style-name="gr3" draw:text-style-name="P7" draw:layer="layout" svg:width="1.27cm" svg:height="0.846cm" svg:x="7.179cm" svg:y="7.466cm">
          <text:p/>
        </draw:rect>
        <draw:g>
          <draw:rect draw:style-name="gr3" draw:text-style-name="P7" draw:layer="layout" svg:width="1.27cm" svg:height="0.846cm" svg:x="5.909cm" svg:y="7.466cm">
            <text:p/>
          </draw:rect>
          <draw:rect draw:style-name="gr209" draw:text-style-name="P9" draw:layer="layout" svg:width="1.27cm" svg:height="0.846cm" svg:x="5.909cm" svg:y="7.466cm">
            <text:p text:style-name="P8"><text:span text:style-name="T5">30</text:span></text:p>
          </draw:rect>
        </draw:g>
        <draw:g>
          <draw:rect draw:style-name="gr3" draw:text-style-name="P7" draw:layer="layout" svg:width="1.27cm" svg:height="0.847cm" svg:x="5.909cm" svg:y="8.312cm">
            <text:p/>
          </draw:rect>
          <draw:rect draw:style-name="gr210" draw:text-style-name="P9" draw:layer="layout" svg:width="1.27cm" svg:height="0.847cm" svg:x="5.909cm" svg:y="8.312cm">
            <text:p text:style-name="P8"><text:span text:style-name="T5">50</text:span></text:p>
          </draw:rect>
        </draw:g>
        <draw:rect draw:style-name="gr3" draw:text-style-name="P7" draw:layer="layout" svg:width="1.27cm" svg:height="0.847cm" svg:x="7.179cm" svg:y="8.312cm">
          <text:p/>
        </draw:rect>
        <draw:rect draw:style-name="gr3" draw:text-style-name="P7" draw:layer="layout" svg:width="1.27cm" svg:height="0.847cm" svg:x="7.179cm" svg:y="9.159cm">
          <text:p/>
        </draw:rect>
        <draw:g>
          <draw:rect draw:style-name="gr3" draw:text-style-name="P7" draw:layer="layout" svg:width="1.27cm" svg:height="0.847cm" svg:x="5.909cm" svg:y="9.159cm">
            <text:p/>
          </draw:rect>
          <draw:rect draw:style-name="gr211" draw:text-style-name="P9" draw:layer="layout" svg:width="1.27cm" svg:height="0.847cm" svg:x="5.909cm" svg:y="9.159cm">
            <text:p text:style-name="P8"><text:span text:style-name="T5">70</text:span></text:p>
          </draw:rect>
        </draw:g>
        <draw:g>
          <draw:rect draw:style-name="gr3" draw:text-style-name="P7" draw:layer="layout" svg:width="1.27cm" svg:height="0.846cm" svg:x="5.931cm" svg:y="10.932cm">
            <text:p/>
          </draw:rect>
          <draw:rect draw:style-name="gr212" draw:text-style-name="P9" draw:layer="layout" svg:width="1.27cm" svg:height="0.846cm" svg:x="5.931cm" svg:y="10.932cm">
            <text:p text:style-name="P8"><text:span text:style-name="T5">90</text:span></text:p>
          </draw:rect>
        </draw:g>
        <draw:rect draw:style-name="gr3" draw:text-style-name="P7" draw:layer="layout" svg:width="1.27cm" svg:height="0.846cm" svg:x="7.201cm" svg:y="10.932cm">
          <text:p/>
        </draw:rect>
        <draw:g>
          <draw:rect draw:style-name="gr3" draw:text-style-name="P7" draw:layer="layout" svg:width="1.27cm" svg:height="0.847cm" svg:x="7.201cm" svg:y="11.778cm">
            <text:p/>
          </draw:rect>
          <draw:rect draw:style-name="gr196" draw:text-style-name="P6" draw:layer="layout" svg:width="1.27cm" svg:height="0.847cm" svg:x="7.201cm" svg:y="11.778cm">
            <text:p text:style-name="P21"><text:span text:style-name="T12"/></text:p>
            <text:p text:style-name="P21"><text:span text:style-name="T12"/></text:p>
          </draw:rect>
        </draw:g>
        <draw:g>
          <draw:rect draw:style-name="gr3" draw:text-style-name="P7" draw:layer="layout" svg:width="1.27cm" svg:height="0.847cm" svg:x="5.931cm" svg:y="11.778cm">
            <text:p/>
          </draw:rect>
          <draw:rect draw:style-name="gr213" draw:text-style-name="P9" draw:layer="layout" svg:width="1.27cm" svg:height="0.847cm" svg:x="5.931cm" svg:y="11.778cm">
            <text:p text:style-name="P8"><text:span text:style-name="T5">110</text:span></text:p>
          </draw:rect>
        </draw:g>
        <draw:g>
          <draw:rect draw:style-name="gr3" draw:text-style-name="P7" draw:layer="layout" svg:width="1.27cm" svg:height="0.847cm" svg:x="5.931cm" svg:y="12.625cm">
            <text:p/>
          </draw:rect>
          <draw:rect draw:style-name="gr214" draw:text-style-name="P9" draw:layer="layout" svg:width="1.27cm" svg:height="0.847cm" svg:x="5.931cm" svg:y="12.625cm">
            <text:p text:style-name="P8"><text:span text:style-name="T5">130</text:span></text:p>
          </draw:rect>
        </draw:g>
        <draw:rect draw:style-name="gr3" draw:text-style-name="P7" draw:layer="layout" svg:width="1.27cm" svg:height="0.847cm" svg:x="7.201cm" svg:y="12.625cm">
          <text:p/>
        </draw:rect>
        <draw:rect draw:style-name="gr3" draw:text-style-name="P7" draw:layer="layout" svg:width="1.27cm" svg:height="0.846cm" svg:x="7.201cm" svg:y="13.472cm">
          <text:p/>
        </draw:rect>
        <draw:g>
          <draw:rect draw:style-name="gr3" draw:text-style-name="P7" draw:layer="layout" svg:width="1.27cm" svg:height="0.846cm" svg:x="5.931cm" svg:y="13.472cm">
            <text:p/>
          </draw:rect>
          <draw:rect draw:style-name="gr215" draw:text-style-name="P9" draw:layer="layout" svg:width="1.27cm" svg:height="0.846cm" svg:x="5.931cm" svg:y="13.472cm">
            <text:p text:style-name="P8"><text:span text:style-name="T5">150</text:span></text:p>
          </draw:rect>
        </draw:g>
        <draw:line draw:style-name="gr36" draw:text-style-name="P10" draw:layer="layout" svg:x1="7.818cm" svg:y1="7.016cm" svg:x2="15.835cm" svg:y2="6.416cm">
          <text:p/>
        </draw:line>
        <draw:line draw:style-name="gr36" draw:text-style-name="P10" draw:layer="layout" svg:x1="7.774cm" svg:y1="7.858cm" svg:x2="15.831cm" svg:y2="8.819cm">
          <text:p/>
        </draw:line>
        <draw:line draw:style-name="gr36" draw:text-style-name="P10" draw:layer="layout" svg:x1="7.818cm" svg:y1="8.819cm" svg:x2="15.875cm" svg:y2="11.064cm">
          <text:p/>
        </draw:line>
        <draw:line draw:style-name="gr36" draw:text-style-name="P10" draw:layer="layout" svg:x1="7.735cm" svg:y1="9.543cm" svg:x2="15.915cm" svg:y2="13.348cm">
          <text:p/>
        </draw:line>
        <draw:rect draw:style-name="gr216" draw:text-style-name="P6" draw:layer="layout" svg:width="10.909cm" svg:height="1.61cm" svg:x="1.504cm" svg:y="3.47cm">
          <text:list text:style-name="L5">
            <text:list-item>
              <text:list>
                <text:list-item>
                  <text:p text:style-name="P22"><text:span text:style-name="T13"><text:s/></text:span><text:span text:style-name="T13">delete record 40</text:span></text:p>
                </text:list-item>
              </text:list>
            </text:list-item>
          </text:list>
        </draw:rect>
        <draw:rect draw:style-name="gr217" draw:text-style-name="P7" xml:id="id26" draw:id="id26" draw:layer="layout" svg:width="5.715cm" svg:height="0.847cm" svg:x="16.153cm" svg:y="9.075cm">
          <text:p text:style-name="P1"/>
        </draw:rect>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26" smil:attributeName="visibility" smil:to="visible"/>
                  <anim:animate smil:dur="1s" smil:fill="hold" smil:targetElement="id26" smil:attributeName="x" smil:values="1+width/2;x" smil:keyTimes="0;1" smil:additive="base"/>
                  <anim:animate smil:dur="1s" smil:fill="hold" smil:targetElement="id26" smil:attributeName="y" smil:values="y;y" smil:keyTimes="0;1" smil:additive="base"/>
                </anim:par>
              </anim:par>
            </anim:par>
          </anim:seq>
        </anim:par>
        <presentation:notes draw:style-name="dp2">
          <draw:page-thumbnail draw:style-name="gr1" draw:layer="layout" svg:width="12.7cm" svg:height="9.525cm" svg:x="3.175cm" svg:y="1.905cm" draw:page-number="16" presentation:class="page"/>
          <draw:frame presentation:style-name="pr6" draw:text-style-name="P1" draw:layer="layout" svg:width="13.97cm" svg:height="11.431cm" svg:x="2.54cm" svg:y="12.065cm" presentation:class="notes" presentation:placeholder="true">
            <draw:text-box/>
          </draw:frame>
        </presentation:notes>
      </draw:page>
      <draw:page draw:name="page17" draw:style-name="dp1" draw:master-page-name="Default" presentation:presentation-page-layout-name="AL2T1">
        <draw:frame presentation:style-name="pr15" draw:text-style-name="P2" draw:layer="layout" svg:width="21.59cm" svg:height="2.117cm" svg:x="1.27cm" svg:y="1.27cm" presentation:class="title" presentation:user-transformed="true">
          <draw:text-box>
            <text:p text:style-name="P11"><text:span text:style-name="T6">Deletion from sparse index</text:span></text:p>
          </draw:text-box>
        </draw:frame>
        <draw:frame presentation:style-name="pr16" draw:text-style-name="P13" draw:layer="layout" svg:width="21.59cm" svg:height="11.43cm" svg:x="1.693cm" svg:y="5.292cm" presentation:class="outline" presentation:user-transformed="true">
          <draw:text-box>
            <text:p text:style-name="P19"><text:span text:style-name="T11"/></text:p>
            <text:p text:style-name="P20"><text:span text:style-name="T11"/></text:p>
            <text:p text:style-name="P20"><text:span text:style-name="T11"/></text:p>
          </draw:text-box>
        </draw:frame>
        <draw:g>
          <draw:g>
            <draw:rect draw:style-name="gr3" draw:text-style-name="P7" draw:layer="layout" svg:width="1.27cm" svg:height="0.846cm" svg:x="16.14cm" svg:y="6.734cm">
              <text:p/>
            </draw:rect>
            <draw:rect draw:style-name="gr218" draw:text-style-name="P9" draw:layer="layout" svg:width="1.27cm" svg:height="0.846cm" svg:x="16.14cm" svg:y="6.734cm">
              <text:p text:style-name="P8">20</text:p>
            </draw:rect>
          </draw:g>
          <draw:g>
            <draw:rect draw:style-name="gr3" draw:text-style-name="P7" draw:layer="layout" svg:width="1.27cm" svg:height="0.847cm" svg:x="16.14cm" svg:y="5.887cm">
              <text:p/>
            </draw:rect>
            <draw:rect draw:style-name="gr219" draw:text-style-name="P9" draw:layer="layout" svg:width="1.27cm" svg:height="0.847cm" svg:x="16.14cm" svg:y="5.887cm">
              <text:p text:style-name="P8">10</text:p>
            </draw:rect>
          </draw:g>
          <draw:rect draw:style-name="gr3" draw:text-style-name="P7" draw:layer="layout" svg:width="4.445cm" svg:height="0.847cm" svg:x="17.41cm" svg:y="5.887cm">
            <text:p/>
          </draw:rect>
          <draw:rect draw:style-name="gr3" draw:text-style-name="P7" draw:layer="layout" svg:width="4.445cm" svg:height="0.846cm" svg:x="17.41cm" svg:y="6.734cm">
            <text:p/>
          </draw:rect>
        </draw:g>
        <draw:g>
          <draw:g>
            <draw:rect draw:style-name="gr3" draw:text-style-name="P7" draw:layer="layout" svg:width="1.27cm" svg:height="0.846cm" svg:x="16.14cm" svg:y="9.063cm">
              <text:p/>
            </draw:rect>
            <draw:rect draw:style-name="gr220" draw:text-style-name="P9" draw:layer="layout" svg:width="1.27cm" svg:height="0.846cm" svg:x="16.14cm" svg:y="9.063cm">
              <text:p text:style-name="P8">40</text:p>
            </draw:rect>
          </draw:g>
          <draw:g>
            <draw:rect draw:style-name="gr3" draw:text-style-name="P7" draw:layer="layout" svg:width="1.27cm" svg:height="0.848cm" svg:x="16.14cm" svg:y="8.215cm">
              <text:p/>
            </draw:rect>
            <draw:rect draw:style-name="gr221" draw:text-style-name="P9" draw:layer="layout" svg:width="1.27cm" svg:height="0.848cm" svg:x="16.14cm" svg:y="8.215cm">
              <text:p text:style-name="P8">30</text:p>
            </draw:rect>
          </draw:g>
          <draw:rect draw:style-name="gr3" draw:text-style-name="P7" draw:layer="layout" svg:width="4.445cm" svg:height="0.848cm" svg:x="17.41cm" svg:y="8.215cm">
            <text:p/>
          </draw:rect>
          <draw:rect draw:style-name="gr3" draw:text-style-name="P7" draw:layer="layout" svg:width="4.445cm" svg:height="0.846cm" svg:x="17.41cm" svg:y="9.063cm">
            <text:p/>
          </draw:rect>
        </draw:g>
        <draw:g>
          <draw:g>
            <draw:rect draw:style-name="gr3" draw:text-style-name="P7" draw:layer="layout" svg:width="1.27cm" svg:height="0.846cm" svg:x="16.14cm" svg:y="11.391cm">
              <text:p/>
            </draw:rect>
            <draw:rect draw:style-name="gr222" draw:text-style-name="P9" draw:layer="layout" svg:width="1.27cm" svg:height="0.846cm" svg:x="16.14cm" svg:y="11.391cm">
              <text:p text:style-name="P8">60</text:p>
            </draw:rect>
          </draw:g>
          <draw:g>
            <draw:rect draw:style-name="gr3" draw:text-style-name="P7" draw:layer="layout" svg:width="1.27cm" svg:height="0.847cm" svg:x="16.14cm" svg:y="10.544cm">
              <text:p/>
            </draw:rect>
            <draw:rect draw:style-name="gr223" draw:text-style-name="P9" draw:layer="layout" svg:width="1.27cm" svg:height="0.847cm" svg:x="16.14cm" svg:y="10.544cm">
              <text:p text:style-name="P8">50</text:p>
            </draw:rect>
          </draw:g>
          <draw:rect draw:style-name="gr3" draw:text-style-name="P7" draw:layer="layout" svg:width="4.445cm" svg:height="0.847cm" svg:x="17.41cm" svg:y="10.544cm">
            <text:p/>
          </draw:rect>
          <draw:rect draw:style-name="gr3" draw:text-style-name="P7" draw:layer="layout" svg:width="4.445cm" svg:height="0.846cm" svg:x="17.41cm" svg:y="11.391cm">
            <text:p/>
          </draw:rect>
        </draw:g>
        <draw:g>
          <draw:g>
            <draw:rect draw:style-name="gr3" draw:text-style-name="P7" draw:layer="layout" svg:width="1.27cm" svg:height="0.846cm" svg:x="16.14cm" svg:y="13.719cm">
              <text:p/>
            </draw:rect>
            <draw:rect draw:style-name="gr224" draw:text-style-name="P9" draw:layer="layout" svg:width="1.27cm" svg:height="0.846cm" svg:x="16.14cm" svg:y="13.719cm">
              <text:p text:style-name="P8">80</text:p>
            </draw:rect>
          </draw:g>
          <draw:g>
            <draw:rect draw:style-name="gr3" draw:text-style-name="P7" draw:layer="layout" svg:width="1.27cm" svg:height="0.847cm" svg:x="16.14cm" svg:y="12.872cm">
              <text:p/>
            </draw:rect>
            <draw:rect draw:style-name="gr225" draw:text-style-name="P9" draw:layer="layout" svg:width="1.27cm" svg:height="0.847cm" svg:x="16.14cm" svg:y="12.872cm">
              <text:p text:style-name="P8">70</text:p>
            </draw:rect>
          </draw:g>
          <draw:rect draw:style-name="gr3" draw:text-style-name="P7" draw:layer="layout" svg:width="4.445cm" svg:height="0.847cm" svg:x="17.41cm" svg:y="12.872cm">
            <text:p/>
          </draw:rect>
          <draw:rect draw:style-name="gr3" draw:text-style-name="P7" draw:layer="layout" svg:width="4.445cm" svg:height="0.846cm" svg:x="17.41cm" svg:y="13.719cm">
            <text:p/>
          </draw:rect>
        </draw:g>
        <draw:g>
          <draw:rect draw:style-name="gr3" draw:text-style-name="P7" draw:layer="layout" svg:width="1.27cm" svg:height="0.847cm" svg:x="5.909cm" svg:y="6.619cm">
            <text:p/>
          </draw:rect>
          <draw:rect draw:style-name="gr226" draw:text-style-name="P9" draw:layer="layout" svg:width="1.27cm" svg:height="0.847cm" svg:x="5.909cm" svg:y="6.619cm">
            <text:p text:style-name="P8"><text:span text:style-name="T5">10</text:span></text:p>
          </draw:rect>
        </draw:g>
        <draw:rect draw:style-name="gr3" draw:text-style-name="P7" draw:layer="layout" svg:width="1.27cm" svg:height="0.847cm" svg:x="7.179cm" svg:y="6.619cm">
          <text:p/>
        </draw:rect>
        <draw:rect draw:style-name="gr3" draw:text-style-name="P7" draw:layer="layout" svg:width="1.27cm" svg:height="0.846cm" svg:x="7.179cm" svg:y="7.466cm">
          <text:p/>
        </draw:rect>
        <draw:g>
          <draw:rect draw:style-name="gr3" draw:text-style-name="P7" draw:layer="layout" svg:width="1.27cm" svg:height="0.846cm" svg:x="5.909cm" svg:y="7.466cm">
            <text:p/>
          </draw:rect>
          <draw:rect draw:style-name="gr227" draw:text-style-name="P9" draw:layer="layout" svg:width="1.27cm" svg:height="0.846cm" svg:x="5.909cm" svg:y="7.466cm">
            <text:p text:style-name="P8"><text:span text:style-name="T5">30</text:span></text:p>
          </draw:rect>
        </draw:g>
        <draw:g>
          <draw:rect draw:style-name="gr3" draw:text-style-name="P7" draw:layer="layout" svg:width="1.27cm" svg:height="0.847cm" svg:x="5.909cm" svg:y="8.312cm">
            <text:p/>
          </draw:rect>
          <draw:rect draw:style-name="gr228" draw:text-style-name="P9" draw:layer="layout" svg:width="1.27cm" svg:height="0.847cm" svg:x="5.909cm" svg:y="8.312cm">
            <text:p text:style-name="P8"><text:span text:style-name="T5">50</text:span></text:p>
          </draw:rect>
        </draw:g>
        <draw:rect draw:style-name="gr3" draw:text-style-name="P7" draw:layer="layout" svg:width="1.27cm" svg:height="0.847cm" svg:x="7.179cm" svg:y="8.312cm">
          <text:p/>
        </draw:rect>
        <draw:rect draw:style-name="gr3" draw:text-style-name="P7" draw:layer="layout" svg:width="1.27cm" svg:height="0.847cm" svg:x="7.179cm" svg:y="9.159cm">
          <text:p/>
        </draw:rect>
        <draw:g>
          <draw:rect draw:style-name="gr3" draw:text-style-name="P7" draw:layer="layout" svg:width="1.27cm" svg:height="0.847cm" svg:x="5.909cm" svg:y="9.159cm">
            <text:p/>
          </draw:rect>
          <draw:rect draw:style-name="gr229" draw:text-style-name="P9" draw:layer="layout" svg:width="1.27cm" svg:height="0.847cm" svg:x="5.909cm" svg:y="9.159cm">
            <text:p text:style-name="P8"><text:span text:style-name="T5">70</text:span></text:p>
          </draw:rect>
        </draw:g>
        <draw:g>
          <draw:rect draw:style-name="gr3" draw:text-style-name="P7" draw:layer="layout" svg:width="1.27cm" svg:height="0.846cm" svg:x="5.931cm" svg:y="10.932cm">
            <text:p/>
          </draw:rect>
          <draw:rect draw:style-name="gr230" draw:text-style-name="P9" draw:layer="layout" svg:width="1.27cm" svg:height="0.846cm" svg:x="5.931cm" svg:y="10.932cm">
            <text:p text:style-name="P8"><text:span text:style-name="T5">90</text:span></text:p>
          </draw:rect>
        </draw:g>
        <draw:rect draw:style-name="gr3" draw:text-style-name="P7" draw:layer="layout" svg:width="1.27cm" svg:height="0.846cm" svg:x="7.201cm" svg:y="10.932cm">
          <text:p/>
        </draw:rect>
        <draw:g>
          <draw:rect draw:style-name="gr3" draw:text-style-name="P7" draw:layer="layout" svg:width="1.27cm" svg:height="0.847cm" svg:x="7.201cm" svg:y="11.778cm">
            <text:p/>
          </draw:rect>
          <draw:rect draw:style-name="gr196" draw:text-style-name="P6" draw:layer="layout" svg:width="1.27cm" svg:height="0.847cm" svg:x="7.201cm" svg:y="11.778cm">
            <text:p text:style-name="P21"><text:span text:style-name="T12"/></text:p>
            <text:p text:style-name="P21"><text:span text:style-name="T12"/></text:p>
          </draw:rect>
        </draw:g>
        <draw:g>
          <draw:rect draw:style-name="gr3" draw:text-style-name="P7" draw:layer="layout" svg:width="1.27cm" svg:height="0.847cm" svg:x="5.931cm" svg:y="11.778cm">
            <text:p/>
          </draw:rect>
          <draw:rect draw:style-name="gr231" draw:text-style-name="P9" draw:layer="layout" svg:width="1.27cm" svg:height="0.847cm" svg:x="5.931cm" svg:y="11.778cm">
            <text:p text:style-name="P8"><text:span text:style-name="T5">110</text:span></text:p>
          </draw:rect>
        </draw:g>
        <draw:g>
          <draw:rect draw:style-name="gr3" draw:text-style-name="P7" draw:layer="layout" svg:width="1.27cm" svg:height="0.847cm" svg:x="5.931cm" svg:y="12.625cm">
            <text:p/>
          </draw:rect>
          <draw:rect draw:style-name="gr232" draw:text-style-name="P9" draw:layer="layout" svg:width="1.27cm" svg:height="0.847cm" svg:x="5.931cm" svg:y="12.625cm">
            <text:p text:style-name="P8"><text:span text:style-name="T5">130</text:span></text:p>
          </draw:rect>
        </draw:g>
        <draw:rect draw:style-name="gr3" draw:text-style-name="P7" draw:layer="layout" svg:width="1.27cm" svg:height="0.847cm" svg:x="7.201cm" svg:y="12.625cm">
          <text:p/>
        </draw:rect>
        <draw:rect draw:style-name="gr3" draw:text-style-name="P7" draw:layer="layout" svg:width="1.27cm" svg:height="0.846cm" svg:x="7.201cm" svg:y="13.472cm">
          <text:p/>
        </draw:rect>
        <draw:g>
          <draw:rect draw:style-name="gr3" draw:text-style-name="P7" draw:layer="layout" svg:width="1.27cm" svg:height="0.846cm" svg:x="5.931cm" svg:y="13.472cm">
            <text:p/>
          </draw:rect>
          <draw:rect draw:style-name="gr233" draw:text-style-name="P9" draw:layer="layout" svg:width="1.27cm" svg:height="0.846cm" svg:x="5.931cm" svg:y="13.472cm">
            <text:p text:style-name="P8"><text:span text:style-name="T5">150</text:span></text:p>
          </draw:rect>
        </draw:g>
        <draw:line draw:style-name="gr36" draw:text-style-name="P10" draw:layer="layout" svg:x1="7.818cm" svg:y1="7.016cm" svg:x2="15.835cm" svg:y2="6.416cm">
          <text:p/>
        </draw:line>
        <draw:line draw:style-name="gr36" draw:text-style-name="P10" draw:layer="layout" svg:x1="7.774cm" svg:y1="7.858cm" svg:x2="15.831cm" svg:y2="8.819cm">
          <text:p/>
        </draw:line>
        <draw:line draw:style-name="gr36" draw:text-style-name="P10" draw:layer="layout" svg:x1="7.818cm" svg:y1="8.819cm" svg:x2="15.875cm" svg:y2="11.064cm">
          <text:p/>
        </draw:line>
        <draw:line draw:style-name="gr36" draw:text-style-name="P10" draw:layer="layout" svg:x1="7.735cm" svg:y1="9.543cm" svg:x2="15.915cm" svg:y2="13.348cm">
          <text:p/>
        </draw:line>
        <draw:rect draw:style-name="gr216" draw:text-style-name="P6" draw:layer="layout" svg:width="10.909cm" svg:height="1.61cm" svg:x="1.504cm" svg:y="3.47cm">
          <text:list text:style-name="L5">
            <text:list-item>
              <text:list>
                <text:list-item>
                  <text:p text:style-name="P22"><text:span text:style-name="T13"><text:s/></text:span><text:span text:style-name="T13">delete record 30</text:span></text:p>
                </text:list-item>
              </text:list>
            </text:list-item>
          </text:list>
        </draw:rect>
        <draw:g xml:id="id27" draw:id="id27">
          <draw:g>
            <draw:rect draw:style-name="gr217" draw:text-style-name="P7" draw:layer="layout" svg:width="5.715cm" svg:height="0.847cm" svg:x="16.188cm" svg:y="9.11cm">
              <text:p/>
            </draw:rect>
            <draw:rect draw:style-name="gr2" draw:text-style-name="P6" draw:layer="layout" svg:width="1.438cm" svg:height="1.27cm" svg:x="17.414cm" svg:y="7.968cm">
              <text:p text:style-name="P5"><text:span text:style-name="T14">40</text:span></text:p>
            </draw:rect>
            <draw:path draw:style-name="gr234" draw:text-style-name="P7" draw:layer="layout" svg:width="1.092cm" svg:height="0.492cm" svg:x="16.228cm" svg:y="8.326cm" svg:viewBox="0 0 1093 493" svg:d="M1093 0c-317 105-604 246-917 352-124 124-62 84-176 141">
              <text:p/>
            </draw:path>
          </draw:g>
          <draw:path draw:style-name="gr165" draw:text-style-name="P7" draw:layer="layout" svg:width="1.071cm" svg:height="0.454cm" svg:x="6.01cm" svg:y="7.704cm" svg:viewBox="0 0 1072 455" svg:d="M0 455c251-93 445-257 706-341 106-70 238-114 366-114">
            <text:p/>
          </draw:path>
          <draw:rect draw:style-name="gr2" draw:text-style-name="P6" draw:layer="layout" svg:width="1.437cm" svg:height="1.27cm" svg:x="4.591cm" svg:y="7.236cm">
            <text:p text:style-name="P8"><text:span text:style-name="T14">40</text:span></text:p>
          </draw:rect>
        </draw:g>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27" smil:attributeName="visibility" smil:to="visible"/>
                  <anim:transitionFilter smil:dur="1s" smil:targetElement="id27" smil:type="blindsWipe" smil:subtype="vertical"/>
                </anim:par>
              </anim:par>
            </anim:par>
          </anim:seq>
        </anim:par>
        <presentation:notes draw:style-name="dp2">
          <draw:page-thumbnail draw:style-name="gr1" draw:layer="layout" svg:width="12.7cm" svg:height="9.525cm" svg:x="3.175cm" svg:y="1.905cm" draw:page-number="17" presentation:class="page"/>
          <draw:frame presentation:style-name="pr6" draw:text-style-name="P1" draw:layer="layout" svg:width="13.97cm" svg:height="11.431cm" svg:x="2.54cm" svg:y="12.065cm" presentation:class="notes" presentation:placeholder="true">
            <draw:text-box/>
          </draw:frame>
        </presentation:notes>
      </draw:page>
      <draw:page draw:name="page18" draw:style-name="dp1" draw:master-page-name="Default" presentation:presentation-page-layout-name="AL2T1">
        <draw:frame presentation:style-name="pr15" draw:text-style-name="P2" draw:layer="layout" svg:width="21.59cm" svg:height="2.117cm" svg:x="1.27cm" svg:y="1.27cm" presentation:class="title" presentation:user-transformed="true">
          <draw:text-box>
            <text:p text:style-name="P11"><text:span text:style-name="T6">Deletion from sparse index</text:span></text:p>
          </draw:text-box>
        </draw:frame>
        <draw:frame presentation:style-name="pr16" draw:text-style-name="P13" draw:layer="layout" svg:width="21.59cm" svg:height="11.43cm" svg:x="1.693cm" svg:y="5.292cm" presentation:class="outline" presentation:user-transformed="true">
          <draw:text-box>
            <text:p text:style-name="P19"><text:span text:style-name="T11"/></text:p>
            <text:p text:style-name="P20"><text:span text:style-name="T11"/></text:p>
            <text:p text:style-name="P20"><text:span text:style-name="T11"/></text:p>
          </draw:text-box>
        </draw:frame>
        <draw:g>
          <draw:g>
            <draw:rect draw:style-name="gr3" draw:text-style-name="P7" draw:layer="layout" svg:width="1.27cm" svg:height="0.846cm" svg:x="16.14cm" svg:y="6.734cm">
              <text:p/>
            </draw:rect>
            <draw:rect draw:style-name="gr235" draw:text-style-name="P9" draw:layer="layout" svg:width="1.27cm" svg:height="0.846cm" svg:x="16.14cm" svg:y="6.734cm">
              <text:p text:style-name="P8">20</text:p>
            </draw:rect>
          </draw:g>
          <draw:g>
            <draw:rect draw:style-name="gr3" draw:text-style-name="P7" draw:layer="layout" svg:width="1.27cm" svg:height="0.847cm" svg:x="16.14cm" svg:y="5.887cm">
              <text:p/>
            </draw:rect>
            <draw:rect draw:style-name="gr236" draw:text-style-name="P9" draw:layer="layout" svg:width="1.27cm" svg:height="0.847cm" svg:x="16.14cm" svg:y="5.887cm">
              <text:p text:style-name="P8">10</text:p>
            </draw:rect>
          </draw:g>
          <draw:rect draw:style-name="gr3" draw:text-style-name="P7" draw:layer="layout" svg:width="4.445cm" svg:height="0.847cm" svg:x="17.41cm" svg:y="5.887cm">
            <text:p/>
          </draw:rect>
          <draw:rect draw:style-name="gr3" draw:text-style-name="P7" draw:layer="layout" svg:width="4.445cm" svg:height="0.846cm" svg:x="17.41cm" svg:y="6.734cm">
            <text:p/>
          </draw:rect>
        </draw:g>
        <draw:g>
          <draw:g>
            <draw:rect draw:style-name="gr3" draw:text-style-name="P7" draw:layer="layout" svg:width="1.27cm" svg:height="0.846cm" svg:x="16.14cm" svg:y="9.063cm">
              <text:p/>
            </draw:rect>
            <draw:rect draw:style-name="gr237" draw:text-style-name="P9" draw:layer="layout" svg:width="1.27cm" svg:height="0.846cm" svg:x="16.14cm" svg:y="9.063cm">
              <text:p text:style-name="P8">40</text:p>
            </draw:rect>
          </draw:g>
          <draw:g>
            <draw:rect draw:style-name="gr3" draw:text-style-name="P7" draw:layer="layout" svg:width="1.27cm" svg:height="0.848cm" svg:x="16.14cm" svg:y="8.215cm">
              <text:p/>
            </draw:rect>
            <draw:rect draw:style-name="gr238" draw:text-style-name="P9" draw:layer="layout" svg:width="1.27cm" svg:height="0.848cm" svg:x="16.14cm" svg:y="8.215cm">
              <text:p text:style-name="P8">30</text:p>
            </draw:rect>
          </draw:g>
          <draw:rect draw:style-name="gr3" draw:text-style-name="P7" draw:layer="layout" svg:width="4.445cm" svg:height="0.848cm" svg:x="17.41cm" svg:y="8.215cm">
            <text:p/>
          </draw:rect>
          <draw:rect draw:style-name="gr3" draw:text-style-name="P7" draw:layer="layout" svg:width="4.445cm" svg:height="0.846cm" svg:x="17.41cm" svg:y="9.063cm">
            <text:p/>
          </draw:rect>
        </draw:g>
        <draw:g>
          <draw:g>
            <draw:rect draw:style-name="gr3" draw:text-style-name="P7" draw:layer="layout" svg:width="1.27cm" svg:height="0.846cm" svg:x="16.14cm" svg:y="11.391cm">
              <text:p/>
            </draw:rect>
            <draw:rect draw:style-name="gr239" draw:text-style-name="P9" draw:layer="layout" svg:width="1.27cm" svg:height="0.846cm" svg:x="16.14cm" svg:y="11.391cm">
              <text:p text:style-name="P8">60</text:p>
            </draw:rect>
          </draw:g>
          <draw:g>
            <draw:rect draw:style-name="gr3" draw:text-style-name="P7" draw:layer="layout" svg:width="1.27cm" svg:height="0.847cm" svg:x="16.14cm" svg:y="10.544cm">
              <text:p/>
            </draw:rect>
            <draw:rect draw:style-name="gr240" draw:text-style-name="P9" draw:layer="layout" svg:width="1.27cm" svg:height="0.847cm" svg:x="16.14cm" svg:y="10.544cm">
              <text:p text:style-name="P8">50</text:p>
            </draw:rect>
          </draw:g>
          <draw:rect draw:style-name="gr3" draw:text-style-name="P7" draw:layer="layout" svg:width="4.445cm" svg:height="0.847cm" svg:x="17.41cm" svg:y="10.544cm">
            <text:p/>
          </draw:rect>
          <draw:rect draw:style-name="gr3" draw:text-style-name="P7" draw:layer="layout" svg:width="4.445cm" svg:height="0.846cm" svg:x="17.41cm" svg:y="11.391cm">
            <text:p/>
          </draw:rect>
        </draw:g>
        <draw:g>
          <draw:g>
            <draw:rect draw:style-name="gr3" draw:text-style-name="P7" draw:layer="layout" svg:width="1.27cm" svg:height="0.846cm" svg:x="16.14cm" svg:y="13.719cm">
              <text:p/>
            </draw:rect>
            <draw:rect draw:style-name="gr241" draw:text-style-name="P9" draw:layer="layout" svg:width="1.27cm" svg:height="0.846cm" svg:x="16.14cm" svg:y="13.719cm">
              <text:p text:style-name="P8">80</text:p>
            </draw:rect>
          </draw:g>
          <draw:g>
            <draw:rect draw:style-name="gr3" draw:text-style-name="P7" draw:layer="layout" svg:width="1.27cm" svg:height="0.847cm" svg:x="16.14cm" svg:y="12.872cm">
              <text:p/>
            </draw:rect>
            <draw:rect draw:style-name="gr242" draw:text-style-name="P9" draw:layer="layout" svg:width="1.27cm" svg:height="0.847cm" svg:x="16.14cm" svg:y="12.872cm">
              <text:p text:style-name="P8">70</text:p>
            </draw:rect>
          </draw:g>
          <draw:rect draw:style-name="gr3" draw:text-style-name="P7" draw:layer="layout" svg:width="4.445cm" svg:height="0.847cm" svg:x="17.41cm" svg:y="12.872cm">
            <text:p/>
          </draw:rect>
          <draw:rect draw:style-name="gr3" draw:text-style-name="P7" draw:layer="layout" svg:width="4.445cm" svg:height="0.846cm" svg:x="17.41cm" svg:y="13.719cm">
            <text:p/>
          </draw:rect>
        </draw:g>
        <draw:g>
          <draw:rect draw:style-name="gr3" draw:text-style-name="P7" draw:layer="layout" svg:width="1.27cm" svg:height="0.847cm" svg:x="5.909cm" svg:y="6.619cm">
            <text:p/>
          </draw:rect>
          <draw:rect draw:style-name="gr243" draw:text-style-name="P9" draw:layer="layout" svg:width="1.27cm" svg:height="0.847cm" svg:x="5.909cm" svg:y="6.619cm">
            <text:p text:style-name="P8"><text:span text:style-name="T5">10</text:span></text:p>
          </draw:rect>
        </draw:g>
        <draw:rect draw:style-name="gr3" draw:text-style-name="P7" draw:layer="layout" svg:width="1.27cm" svg:height="0.847cm" svg:x="7.179cm" svg:y="6.619cm">
          <text:p/>
        </draw:rect>
        <draw:rect draw:style-name="gr3" draw:text-style-name="P7" draw:layer="layout" svg:width="1.27cm" svg:height="0.846cm" svg:x="7.179cm" svg:y="7.466cm">
          <text:p/>
        </draw:rect>
        <draw:g>
          <draw:rect draw:style-name="gr3" draw:text-style-name="P7" draw:layer="layout" svg:width="1.27cm" svg:height="0.846cm" svg:x="5.909cm" svg:y="7.466cm">
            <text:p/>
          </draw:rect>
          <draw:rect draw:style-name="gr244" draw:text-style-name="P9" draw:layer="layout" svg:width="1.27cm" svg:height="0.846cm" svg:x="5.909cm" svg:y="7.466cm">
            <text:p text:style-name="P8"><text:span text:style-name="T5">30</text:span></text:p>
          </draw:rect>
        </draw:g>
        <draw:g>
          <draw:rect draw:style-name="gr3" draw:text-style-name="P7" draw:layer="layout" svg:width="1.27cm" svg:height="0.847cm" svg:x="5.909cm" svg:y="8.312cm">
            <text:p/>
          </draw:rect>
          <draw:rect draw:style-name="gr245" draw:text-style-name="P9" draw:layer="layout" svg:width="1.27cm" svg:height="0.847cm" svg:x="5.909cm" svg:y="8.312cm">
            <text:p text:style-name="P8"><text:span text:style-name="T5">50</text:span></text:p>
          </draw:rect>
        </draw:g>
        <draw:rect draw:style-name="gr3" draw:text-style-name="P7" draw:layer="layout" svg:width="1.27cm" svg:height="0.847cm" svg:x="7.179cm" svg:y="8.312cm">
          <text:p/>
        </draw:rect>
        <draw:rect draw:style-name="gr3" draw:text-style-name="P7" draw:layer="layout" svg:width="1.27cm" svg:height="0.847cm" svg:x="7.179cm" svg:y="9.159cm">
          <text:p/>
        </draw:rect>
        <draw:g>
          <draw:rect draw:style-name="gr3" draw:text-style-name="P7" draw:layer="layout" svg:width="1.27cm" svg:height="0.847cm" svg:x="5.909cm" svg:y="9.159cm">
            <text:p/>
          </draw:rect>
          <draw:rect draw:style-name="gr246" draw:text-style-name="P9" draw:layer="layout" svg:width="1.27cm" svg:height="0.847cm" svg:x="5.909cm" svg:y="9.159cm">
            <text:p text:style-name="P8"><text:span text:style-name="T5">70</text:span></text:p>
          </draw:rect>
        </draw:g>
        <draw:g>
          <draw:rect draw:style-name="gr3" draw:text-style-name="P7" draw:layer="layout" svg:width="1.27cm" svg:height="0.846cm" svg:x="5.931cm" svg:y="10.932cm">
            <text:p/>
          </draw:rect>
          <draw:rect draw:style-name="gr247" draw:text-style-name="P9" draw:layer="layout" svg:width="1.27cm" svg:height="0.846cm" svg:x="5.931cm" svg:y="10.932cm">
            <text:p text:style-name="P8"><text:span text:style-name="T5">90</text:span></text:p>
          </draw:rect>
        </draw:g>
        <draw:rect draw:style-name="gr3" draw:text-style-name="P7" draw:layer="layout" svg:width="1.27cm" svg:height="0.846cm" svg:x="7.201cm" svg:y="10.932cm">
          <text:p/>
        </draw:rect>
        <draw:g>
          <draw:rect draw:style-name="gr3" draw:text-style-name="P7" draw:layer="layout" svg:width="1.27cm" svg:height="0.847cm" svg:x="7.201cm" svg:y="11.778cm">
            <text:p/>
          </draw:rect>
          <draw:rect draw:style-name="gr196" draw:text-style-name="P6" draw:layer="layout" svg:width="1.27cm" svg:height="0.847cm" svg:x="7.201cm" svg:y="11.778cm">
            <text:p text:style-name="P21"><text:span text:style-name="T12"/></text:p>
            <text:p text:style-name="P21"><text:span text:style-name="T12"/></text:p>
          </draw:rect>
        </draw:g>
        <draw:g>
          <draw:rect draw:style-name="gr3" draw:text-style-name="P7" draw:layer="layout" svg:width="1.27cm" svg:height="0.847cm" svg:x="5.931cm" svg:y="11.778cm">
            <text:p/>
          </draw:rect>
          <draw:rect draw:style-name="gr248" draw:text-style-name="P9" draw:layer="layout" svg:width="1.27cm" svg:height="0.847cm" svg:x="5.931cm" svg:y="11.778cm">
            <text:p text:style-name="P8"><text:span text:style-name="T5">110</text:span></text:p>
          </draw:rect>
        </draw:g>
        <draw:g>
          <draw:rect draw:style-name="gr3" draw:text-style-name="P7" draw:layer="layout" svg:width="1.27cm" svg:height="0.847cm" svg:x="5.931cm" svg:y="12.625cm">
            <text:p/>
          </draw:rect>
          <draw:rect draw:style-name="gr249" draw:text-style-name="P9" draw:layer="layout" svg:width="1.27cm" svg:height="0.847cm" svg:x="5.931cm" svg:y="12.625cm">
            <text:p text:style-name="P8"><text:span text:style-name="T5">130</text:span></text:p>
          </draw:rect>
        </draw:g>
        <draw:rect draw:style-name="gr3" draw:text-style-name="P7" draw:layer="layout" svg:width="1.27cm" svg:height="0.847cm" svg:x="7.201cm" svg:y="12.625cm">
          <text:p/>
        </draw:rect>
        <draw:rect draw:style-name="gr3" draw:text-style-name="P7" draw:layer="layout" svg:width="1.27cm" svg:height="0.846cm" svg:x="7.201cm" svg:y="13.472cm">
          <text:p/>
        </draw:rect>
        <draw:g>
          <draw:rect draw:style-name="gr3" draw:text-style-name="P7" draw:layer="layout" svg:width="1.27cm" svg:height="0.846cm" svg:x="5.931cm" svg:y="13.472cm">
            <text:p/>
          </draw:rect>
          <draw:rect draw:style-name="gr250" draw:text-style-name="P9" draw:layer="layout" svg:width="1.27cm" svg:height="0.846cm" svg:x="5.931cm" svg:y="13.472cm">
            <text:p text:style-name="P8"><text:span text:style-name="T5">150</text:span></text:p>
          </draw:rect>
        </draw:g>
        <draw:line draw:style-name="gr36" draw:text-style-name="P10" draw:layer="layout" svg:x1="7.818cm" svg:y1="7.016cm" svg:x2="15.835cm" svg:y2="6.416cm">
          <text:p/>
        </draw:line>
        <draw:line draw:style-name="gr36" draw:text-style-name="P10" draw:layer="layout" svg:x1="7.774cm" svg:y1="7.858cm" svg:x2="15.831cm" svg:y2="8.819cm">
          <text:p/>
        </draw:line>
        <draw:line draw:style-name="gr36" draw:text-style-name="P10" draw:layer="layout" svg:x1="7.818cm" svg:y1="8.819cm" svg:x2="15.875cm" svg:y2="11.064cm">
          <text:p/>
        </draw:line>
        <draw:line draw:style-name="gr36" draw:text-style-name="P10" draw:layer="layout" svg:x1="7.735cm" svg:y1="9.543cm" svg:x2="15.915cm" svg:y2="13.348cm">
          <text:p/>
        </draw:line>
        <draw:rect draw:style-name="gr216" draw:text-style-name="P6" draw:layer="layout" svg:width="14.116cm" svg:height="1.61cm" svg:x="-0.097cm" svg:y="3.47cm">
          <text:list text:style-name="L5">
            <text:list-item>
              <text:list>
                <text:list-item>
                  <text:p text:style-name="P22"><text:span text:style-name="T13"><text:s/></text:span><text:span text:style-name="T13">delete records 30 &amp; 40</text:span></text:p>
                </text:list-item>
              </text:list>
            </text:list-item>
          </text:list>
        </draw:rect>
        <draw:g xml:id="id28" draw:id="id28">
          <draw:rect draw:style-name="gr217" draw:text-style-name="P7" draw:layer="layout" svg:width="5.715cm" svg:height="1.658cm" svg:x="16.188cm" svg:y="8.229cm">
            <text:p/>
          </draw:rect>
          <draw:g>
            <draw:path draw:style-name="gr251" draw:text-style-name="P7" draw:layer="layout" svg:width="0.82cm" svg:height="0.802cm" svg:x="14.645cm" svg:y="8.255cm" svg:viewBox="0 0 821 803" svg:d="M0 0c58 19 72 14 111 75 12 16 5 41 19 56 84 83 199 98 299 149 19 26 44 46 56 74 42 94 25 234 93 318 58 75 177 65 243 131">
              <text:p/>
            </draw:path>
            <draw:path draw:style-name="gr234" draw:text-style-name="P7" draw:layer="layout" svg:width="0.951cm" svg:height="0.727cm" svg:x="14.57cm" svg:y="8.311cm" svg:viewBox="0 0 952 728" svg:d="M0 728c86-28 177-23 261-56 177-65-37-14 168-56 89-44 126-67 187-149 60-184 249-292 336-467">
              <text:p/>
            </draw:path>
          </draw:g>
        </draw:g>
        <draw:g xml:id="id29" draw:id="id29">
          <draw:rect draw:style-name="gr217" draw:text-style-name="P7" draw:layer="layout" svg:width="2.469cm" svg:height="0.847cm" svg:x="5.958cm" svg:y="9.181cm">
            <text:p/>
          </draw:rect>
          <draw:g>
            <draw:path draw:style-name="gr251" draw:text-style-name="P7" draw:layer="layout" svg:width="0.821cm" svg:height="0.802cm" svg:x="11.505cm" svg:y="9.525cm" svg:viewBox="0 0 822 803" svg:d="M0 0c58 19 72 14 111 75 12 16 5 41 19 56 84 83 199 98 299 149 19 26 45 46 56 74 43 94 26 234 94 318 58 75 177 65 243 131">
              <text:p/>
            </draw:path>
            <draw:path draw:style-name="gr234" draw:text-style-name="P7" draw:layer="layout" svg:width="0.952cm" svg:height="0.727cm" svg:x="11.43cm" svg:y="9.581cm" svg:viewBox="0 0 953 728" svg:d="M0 728c86-28 177-23 262-56 177-65-38-14 167-56 89-44 127-67 187-149 61-184 250-292 337-467">
              <text:p/>
            </draw:path>
          </draw:g>
          <draw:g>
            <draw:path draw:style-name="gr251" draw:text-style-name="P7" draw:layer="layout" svg:width="0.821cm" svg:height="0.802cm" svg:x="9.529cm" svg:y="10.16cm" svg:viewBox="0 0 822 803" svg:d="M0 0c58 19 72 14 111 75 12 16 5 41 19 56 84 83 199 98 299 149 19 26 45 46 56 74 43 94 26 234 94 318 58 75 177 65 243 131">
              <text:p/>
            </draw:path>
            <draw:path draw:style-name="gr234" draw:text-style-name="P7" draw:layer="layout" svg:width="0.952cm" svg:height="0.727cm" svg:x="9.454cm" svg:y="10.216cm" svg:viewBox="0 0 953 728" svg:d="M0 728c86-28 177-23 262-56 177-65-38-14 167-56 89-44 127-67 187-149 61-184 250-292 337-467">
              <text:p/>
            </draw:path>
          </draw:g>
          <draw:line draw:style-name="gr252" draw:text-style-name="P10" draw:layer="layout" svg:x1="7.902cm" svg:y1="7.832cm" svg:x2="15.946cm" svg:y2="10.724cm">
            <text:p/>
          </draw:line>
          <draw:line draw:style-name="gr253" draw:text-style-name="P10" draw:layer="layout" svg:x1="7.902cm" svg:y1="8.749cm" svg:x2="16.051cm" svg:y2="12.841cm">
            <text:p/>
          </draw:line>
          <draw:path draw:style-name="gr234" draw:text-style-name="P7" draw:layer="layout" svg:width="1.128cm" svg:height="0.599cm" svg:x="5.962cm" svg:y="7.691cm" svg:viewBox="0 0 1129 600" svg:d="M0 600c384-256-207 124 247-106 53-27 88-80 141-106 88-44 190-71 283-106 154-57 136-4 282-106 0 0 159-159 176-176">
            <text:p/>
          </draw:path>
          <draw:path draw:style-name="gr234" draw:text-style-name="P7" draw:layer="layout" svg:width="1.128cm" svg:height="0.599cm" svg:x="6.032cm" svg:y="8.396cm" svg:viewBox="0 0 1129 600" svg:d="M0 600c384-256-207 124 247-106 53-27 88-80 141-106 88-44 190-71 283-106 154-57 136-4 282-106 0 0 159-159 176-176">
            <text:p/>
          </draw:path>
          <draw:rect draw:style-name="gr254" draw:text-style-name="P6" draw:layer="layout" svg:width="1.279cm" svg:height="1.102cm" svg:x="4.727cm" svg:y="7.316cm">
            <text:p text:style-name="P8"><text:span text:style-name="T15">50</text:span></text:p>
          </draw:rect>
          <draw:rect draw:style-name="gr254" draw:text-style-name="P6" draw:layer="layout" svg:width="1.278cm" svg:height="1.102cm" svg:x="4.763cm" svg:y="8.233cm">
            <text:p text:style-name="P8"><text:span text:style-name="T15">70</text:span></text:p>
          </draw:rect>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28" smil:attributeName="visibility" smil:to="visible"/>
                  <anim:animate smil:dur="1s" smil:fill="hold" smil:targetElement="id28" smil:attributeName="x" smil:values="1+width/2;x" smil:keyTimes="0;1" smil:additive="base"/>
                  <anim:animate smil:dur="1s" smil:fill="hold" smil:targetElement="id28" smil:attributeName="y" smil:values="y;y" smil:keyTimes="0;1" smil: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29" smil:attributeName="visibility" smil:to="visible"/>
                  <anim:animate smil:dur="1s" smil:fill="hold" smil:targetElement="id29" smil:attributeName="x" smil:values="0-width/2;x" smil:keyTimes="0;1" smil:additive="base"/>
                  <anim:animate smil:dur="1s" smil:fill="hold" smil:targetElement="id29" smil:attributeName="y" smil:values="y;y" smil:keyTimes="0;1" smil:additive="base"/>
                </anim:par>
              </anim:par>
            </anim:par>
          </anim:seq>
        </anim:par>
        <presentation:notes draw:style-name="dp2">
          <draw:page-thumbnail draw:style-name="gr1" draw:layer="layout" svg:width="12.7cm" svg:height="9.525cm" svg:x="3.175cm" svg:y="1.905cm" draw:page-number="18" presentation:class="page"/>
          <draw:frame presentation:style-name="pr6" draw:text-style-name="P1" draw:layer="layout" svg:width="13.97cm" svg:height="11.431cm" svg:x="2.54cm" svg:y="12.065cm" presentation:class="notes" presentation:placeholder="true">
            <draw:text-box/>
          </draw:frame>
        </presentation:notes>
      </draw:page>
      <draw:page draw:name="Deletion from dense index" draw:style-name="dp1" draw:master-page-name="Default" presentation:presentation-page-layout-name="AL2T1">
        <draw:frame presentation:style-name="pr15" draw:text-style-name="P2" draw:layer="layout" svg:width="21.59cm" svg:height="2.117cm" svg:x="1.058cm" svg:y="1.058cm" presentation:class="title" presentation:user-transformed="true">
          <draw:text-box>
            <text:p text:style-name="P11"><text:span text:style-name="T6">Deletion from dense index</text:span></text:p>
          </draw:text-box>
        </draw:frame>
        <draw:frame presentation:style-name="pr16" draw:text-style-name="P13" draw:layer="layout" svg:width="21.59cm" svg:height="11.43cm" svg:x="1.693cm" svg:y="5.292cm" presentation:class="outline" presentation:user-transformed="true">
          <draw:text-box>
            <text:p text:style-name="P19"><text:span text:style-name="T11"/></text:p>
            <text:p text:style-name="P20"><text:span text:style-name="T11"/></text:p>
            <text:p text:style-name="P20"><text:span text:style-name="T11"/></text:p>
          </draw:text-box>
        </draw:frame>
        <draw:g>
          <draw:g>
            <draw:rect draw:style-name="gr3" draw:text-style-name="P7" draw:layer="layout" svg:width="1.27cm" svg:height="0.846cm" svg:x="16.14cm" svg:y="6.734cm">
              <text:p/>
            </draw:rect>
            <draw:rect draw:style-name="gr255" draw:text-style-name="P9" draw:layer="layout" svg:width="1.27cm" svg:height="0.846cm" svg:x="16.14cm" svg:y="6.734cm">
              <text:p text:style-name="P8">20</text:p>
            </draw:rect>
          </draw:g>
          <draw:g>
            <draw:rect draw:style-name="gr3" draw:text-style-name="P7" draw:layer="layout" svg:width="1.27cm" svg:height="0.847cm" svg:x="16.14cm" svg:y="5.887cm">
              <text:p/>
            </draw:rect>
            <draw:rect draw:style-name="gr256" draw:text-style-name="P9" draw:layer="layout" svg:width="1.27cm" svg:height="0.847cm" svg:x="16.14cm" svg:y="5.887cm">
              <text:p text:style-name="P8">10</text:p>
            </draw:rect>
          </draw:g>
          <draw:rect draw:style-name="gr3" draw:text-style-name="P7" draw:layer="layout" svg:width="4.445cm" svg:height="0.847cm" svg:x="17.41cm" svg:y="5.887cm">
            <text:p/>
          </draw:rect>
          <draw:rect draw:style-name="gr3" draw:text-style-name="P7" draw:layer="layout" svg:width="4.445cm" svg:height="0.846cm" svg:x="17.41cm" svg:y="6.734cm">
            <text:p/>
          </draw:rect>
        </draw:g>
        <draw:g>
          <draw:g>
            <draw:rect draw:style-name="gr3" draw:text-style-name="P7" draw:layer="layout" svg:width="1.27cm" svg:height="0.846cm" svg:x="16.14cm" svg:y="9.063cm">
              <text:p/>
            </draw:rect>
            <draw:rect draw:style-name="gr257" draw:text-style-name="P9" draw:layer="layout" svg:width="1.27cm" svg:height="0.846cm" svg:x="16.14cm" svg:y="9.063cm">
              <text:p text:style-name="P8">40</text:p>
            </draw:rect>
          </draw:g>
          <draw:g>
            <draw:rect draw:style-name="gr3" draw:text-style-name="P7" draw:layer="layout" svg:width="1.27cm" svg:height="0.848cm" svg:x="16.14cm" svg:y="8.215cm">
              <text:p/>
            </draw:rect>
            <draw:rect draw:style-name="gr258" draw:text-style-name="P9" draw:layer="layout" svg:width="1.27cm" svg:height="0.848cm" svg:x="16.14cm" svg:y="8.215cm">
              <text:p text:style-name="P8">30</text:p>
            </draw:rect>
          </draw:g>
          <draw:rect draw:style-name="gr3" draw:text-style-name="P7" draw:layer="layout" svg:width="4.445cm" svg:height="0.848cm" svg:x="17.41cm" svg:y="8.215cm">
            <text:p/>
          </draw:rect>
          <draw:rect draw:style-name="gr3" draw:text-style-name="P7" draw:layer="layout" svg:width="4.445cm" svg:height="0.846cm" svg:x="17.41cm" svg:y="9.063cm">
            <text:p/>
          </draw:rect>
        </draw:g>
        <draw:g>
          <draw:g>
            <draw:rect draw:style-name="gr3" draw:text-style-name="P7" draw:layer="layout" svg:width="1.27cm" svg:height="0.846cm" svg:x="16.14cm" svg:y="11.391cm">
              <text:p/>
            </draw:rect>
            <draw:rect draw:style-name="gr259" draw:text-style-name="P9" draw:layer="layout" svg:width="1.27cm" svg:height="0.846cm" svg:x="16.14cm" svg:y="11.391cm">
              <text:p text:style-name="P8">60</text:p>
            </draw:rect>
          </draw:g>
          <draw:g>
            <draw:rect draw:style-name="gr3" draw:text-style-name="P7" draw:layer="layout" svg:width="1.27cm" svg:height="0.847cm" svg:x="16.14cm" svg:y="10.544cm">
              <text:p/>
            </draw:rect>
            <draw:rect draw:style-name="gr260" draw:text-style-name="P9" draw:layer="layout" svg:width="1.27cm" svg:height="0.847cm" svg:x="16.14cm" svg:y="10.544cm">
              <text:p text:style-name="P8">50</text:p>
            </draw:rect>
          </draw:g>
          <draw:rect draw:style-name="gr3" draw:text-style-name="P7" draw:layer="layout" svg:width="4.445cm" svg:height="0.847cm" svg:x="17.41cm" svg:y="10.544cm">
            <text:p/>
          </draw:rect>
          <draw:rect draw:style-name="gr3" draw:text-style-name="P7" draw:layer="layout" svg:width="4.445cm" svg:height="0.846cm" svg:x="17.41cm" svg:y="11.391cm">
            <text:p/>
          </draw:rect>
        </draw:g>
        <draw:g>
          <draw:g>
            <draw:rect draw:style-name="gr3" draw:text-style-name="P7" draw:layer="layout" svg:width="1.27cm" svg:height="0.846cm" svg:x="16.14cm" svg:y="13.719cm">
              <text:p/>
            </draw:rect>
            <draw:rect draw:style-name="gr261" draw:text-style-name="P9" draw:layer="layout" svg:width="1.27cm" svg:height="0.846cm" svg:x="16.14cm" svg:y="13.719cm">
              <text:p text:style-name="P8">80</text:p>
            </draw:rect>
          </draw:g>
          <draw:g>
            <draw:rect draw:style-name="gr3" draw:text-style-name="P7" draw:layer="layout" svg:width="1.27cm" svg:height="0.847cm" svg:x="16.14cm" svg:y="12.872cm">
              <text:p/>
            </draw:rect>
            <draw:rect draw:style-name="gr262" draw:text-style-name="P9" draw:layer="layout" svg:width="1.27cm" svg:height="0.847cm" svg:x="16.14cm" svg:y="12.872cm">
              <text:p text:style-name="P8">70</text:p>
            </draw:rect>
          </draw:g>
          <draw:rect draw:style-name="gr3" draw:text-style-name="P7" draw:layer="layout" svg:width="4.445cm" svg:height="0.847cm" svg:x="17.41cm" svg:y="12.872cm">
            <text:p/>
          </draw:rect>
          <draw:rect draw:style-name="gr3" draw:text-style-name="P7" draw:layer="layout" svg:width="4.445cm" svg:height="0.846cm" svg:x="17.41cm" svg:y="13.719cm">
            <text:p/>
          </draw:rect>
        </draw:g>
        <draw:g>
          <draw:rect draw:style-name="gr3" draw:text-style-name="P7" draw:layer="layout" svg:width="1.27cm" svg:height="0.847cm" svg:x="5.909cm" svg:y="6.619cm">
            <text:p/>
          </draw:rect>
          <draw:rect draw:style-name="gr263" draw:text-style-name="P9" draw:layer="layout" svg:width="1.27cm" svg:height="0.847cm" svg:x="5.909cm" svg:y="6.619cm">
            <text:p text:style-name="P8"><text:span text:style-name="T5">10</text:span></text:p>
          </draw:rect>
        </draw:g>
        <draw:rect draw:style-name="gr3" draw:text-style-name="P7" draw:layer="layout" svg:width="1.27cm" svg:height="0.847cm" svg:x="7.179cm" svg:y="6.619cm">
          <text:p/>
        </draw:rect>
        <draw:rect draw:style-name="gr3" draw:text-style-name="P7" draw:layer="layout" svg:width="1.27cm" svg:height="0.846cm" svg:x="7.179cm" svg:y="7.466cm">
          <text:p/>
        </draw:rect>
        <draw:g>
          <draw:rect draw:style-name="gr3" draw:text-style-name="P7" draw:layer="layout" svg:width="1.27cm" svg:height="0.846cm" svg:x="5.909cm" svg:y="7.466cm">
            <text:p/>
          </draw:rect>
          <draw:rect draw:style-name="gr264" draw:text-style-name="P9" draw:layer="layout" svg:width="1.27cm" svg:height="0.846cm" svg:x="5.909cm" svg:y="7.466cm">
            <text:p text:style-name="P8"><text:span text:style-name="T5">20</text:span></text:p>
          </draw:rect>
        </draw:g>
        <draw:g>
          <draw:rect draw:style-name="gr3" draw:text-style-name="P7" draw:layer="layout" svg:width="1.27cm" svg:height="0.847cm" svg:x="5.909cm" svg:y="8.312cm">
            <text:p/>
          </draw:rect>
          <draw:rect draw:style-name="gr265" draw:text-style-name="P9" draw:layer="layout" svg:width="1.27cm" svg:height="0.847cm" svg:x="5.909cm" svg:y="8.312cm">
            <text:p text:style-name="P8"><text:span text:style-name="T5">30</text:span></text:p>
          </draw:rect>
        </draw:g>
        <draw:rect draw:style-name="gr3" draw:text-style-name="P7" draw:layer="layout" svg:width="1.27cm" svg:height="0.847cm" svg:x="7.179cm" svg:y="8.312cm">
          <text:p/>
        </draw:rect>
        <draw:rect draw:style-name="gr3" draw:text-style-name="P7" draw:layer="layout" svg:width="1.27cm" svg:height="0.847cm" svg:x="7.179cm" svg:y="9.159cm">
          <text:p/>
        </draw:rect>
        <draw:g>
          <draw:rect draw:style-name="gr3" draw:text-style-name="P7" draw:layer="layout" svg:width="1.27cm" svg:height="0.847cm" svg:x="5.909cm" svg:y="9.159cm">
            <text:p/>
          </draw:rect>
          <draw:rect draw:style-name="gr266" draw:text-style-name="P9" draw:layer="layout" svg:width="1.27cm" svg:height="0.847cm" svg:x="5.909cm" svg:y="9.159cm">
            <text:p text:style-name="P8"><text:span text:style-name="T5">40</text:span></text:p>
          </draw:rect>
        </draw:g>
        <draw:g>
          <draw:rect draw:style-name="gr3" draw:text-style-name="P7" draw:layer="layout" svg:width="1.27cm" svg:height="0.846cm" svg:x="5.931cm" svg:y="10.932cm">
            <text:p/>
          </draw:rect>
          <draw:rect draw:style-name="gr267" draw:text-style-name="P9" draw:layer="layout" svg:width="1.27cm" svg:height="0.846cm" svg:x="5.931cm" svg:y="10.932cm">
            <text:p text:style-name="P8"><text:span text:style-name="T5">50</text:span></text:p>
          </draw:rect>
        </draw:g>
        <draw:rect draw:style-name="gr3" draw:text-style-name="P7" draw:layer="layout" svg:width="1.27cm" svg:height="0.846cm" svg:x="7.201cm" svg:y="10.932cm">
          <text:p/>
        </draw:rect>
        <draw:g>
          <draw:rect draw:style-name="gr3" draw:text-style-name="P7" draw:layer="layout" svg:width="1.27cm" svg:height="0.847cm" svg:x="7.201cm" svg:y="11.778cm">
            <text:p/>
          </draw:rect>
          <draw:rect draw:style-name="gr196" draw:text-style-name="P6" draw:layer="layout" svg:width="1.27cm" svg:height="0.847cm" svg:x="7.201cm" svg:y="11.778cm">
            <text:p text:style-name="P21"><text:span text:style-name="T12"/></text:p>
            <text:p text:style-name="P21"><text:span text:style-name="T12"/></text:p>
          </draw:rect>
        </draw:g>
        <draw:g>
          <draw:rect draw:style-name="gr3" draw:text-style-name="P7" draw:layer="layout" svg:width="1.27cm" svg:height="0.847cm" svg:x="5.931cm" svg:y="11.778cm">
            <text:p/>
          </draw:rect>
          <draw:rect draw:style-name="gr268" draw:text-style-name="P9" draw:layer="layout" svg:width="1.27cm" svg:height="0.847cm" svg:x="5.931cm" svg:y="11.778cm">
            <text:p text:style-name="P8"><text:span text:style-name="T5">60</text:span></text:p>
          </draw:rect>
        </draw:g>
        <draw:g>
          <draw:rect draw:style-name="gr3" draw:text-style-name="P7" draw:layer="layout" svg:width="1.27cm" svg:height="0.847cm" svg:x="5.931cm" svg:y="12.625cm">
            <text:p/>
          </draw:rect>
          <draw:rect draw:style-name="gr269" draw:text-style-name="P9" draw:layer="layout" svg:width="1.27cm" svg:height="0.847cm" svg:x="5.931cm" svg:y="12.625cm">
            <text:p text:style-name="P8"><text:span text:style-name="T5">70</text:span></text:p>
          </draw:rect>
        </draw:g>
        <draw:rect draw:style-name="gr3" draw:text-style-name="P7" draw:layer="layout" svg:width="1.27cm" svg:height="0.847cm" svg:x="7.201cm" svg:y="12.625cm">
          <text:p/>
        </draw:rect>
        <draw:rect draw:style-name="gr3" draw:text-style-name="P7" draw:layer="layout" svg:width="1.27cm" svg:height="0.846cm" svg:x="7.201cm" svg:y="13.472cm">
          <text:p/>
        </draw:rect>
        <draw:g>
          <draw:rect draw:style-name="gr3" draw:text-style-name="P7" draw:layer="layout" svg:width="1.27cm" svg:height="0.846cm" svg:x="5.931cm" svg:y="13.472cm">
            <text:p/>
          </draw:rect>
          <draw:rect draw:style-name="gr270" draw:text-style-name="P9" draw:layer="layout" svg:width="1.27cm" svg:height="0.846cm" svg:x="5.931cm" svg:y="13.472cm">
            <text:p text:style-name="P8"><text:span text:style-name="T5">80</text:span></text:p>
          </draw:rect>
        </draw:g>
        <draw:line draw:style-name="gr36" draw:text-style-name="P10" draw:layer="layout" svg:x1="7.818cm" svg:y1="7.016cm" svg:x2="15.835cm" svg:y2="6.416cm">
          <text:p/>
        </draw:line>
        <draw:line draw:style-name="gr36" draw:text-style-name="P10" draw:layer="layout" svg:x1="7.774cm" svg:y1="7.857cm" svg:x2="16.087cm" svg:y2="7.196cm">
          <text:p/>
        </draw:line>
        <draw:line draw:style-name="gr36" draw:text-style-name="P10" draw:layer="layout" svg:x1="7.818cm" svg:y1="8.818cm" svg:x2="15.875cm" svg:y2="8.677cm">
          <text:p/>
        </draw:line>
        <draw:line draw:style-name="gr36" draw:text-style-name="P10" draw:layer="layout" svg:x1="7.735cm" svg:y1="9.543cm" svg:x2="15.875cm" svg:y2="9.525cm">
          <text:p/>
        </draw:line>
        <draw:line draw:style-name="gr36" draw:text-style-name="P10" draw:layer="layout" svg:x1="8.043cm" svg:y1="11.448cm" svg:x2="15.875cm" svg:y2="11.43cm">
          <text:p/>
        </draw:line>
        <draw:line draw:style-name="gr36" draw:text-style-name="P10" draw:layer="layout" svg:x1="8.043cm" svg:y1="12.293cm" svg:x2="15.663cm" svg:y2="12.064cm">
          <text:p/>
        </draw:line>
        <draw:line draw:style-name="gr36" draw:text-style-name="P10" draw:layer="layout" svg:x1="8.043cm" svg:y1="13.141cm" svg:x2="15.875cm" svg:y2="13.335cm">
          <text:p/>
        </draw:line>
        <draw:line draw:style-name="gr36" draw:text-style-name="P10" draw:layer="layout" svg:x1="8.043cm" svg:y1="13.776cm" svg:x2="15.875cm" svg:y2="13.97cm">
          <text:p/>
        </draw:line>
        <presentation:notes draw:style-name="dp2">
          <draw:page-thumbnail draw:style-name="gr1" draw:layer="layout" svg:width="12.7cm" svg:height="9.525cm" svg:x="3.175cm" svg:y="1.905cm" draw:page-number="19" presentation:class="page"/>
          <draw:frame presentation:style-name="pr6" draw:text-style-name="P1" draw:layer="layout" svg:width="13.97cm" svg:height="11.431cm" svg:x="2.54cm" svg:y="12.065cm" presentation:class="notes" presentation:placeholder="true">
            <draw:text-box/>
          </draw:frame>
        </presentation:notes>
      </draw:page>
      <draw:page draw:name="page20" draw:style-name="dp1" draw:master-page-name="Default" presentation:presentation-page-layout-name="AL2T1">
        <draw:frame presentation:style-name="pr15" draw:text-style-name="P2" draw:layer="layout" svg:width="21.59cm" svg:height="2.117cm" svg:x="1.058cm" svg:y="1.058cm" presentation:class="title" presentation:user-transformed="true">
          <draw:text-box>
            <text:p text:style-name="P11"><text:span text:style-name="T6">Deletion from dense index</text:span></text:p>
          </draw:text-box>
        </draw:frame>
        <draw:frame presentation:style-name="pr16" draw:text-style-name="P13" draw:layer="layout" svg:width="21.59cm" svg:height="11.43cm" svg:x="1.693cm" svg:y="5.292cm" presentation:class="outline" presentation:user-transformed="true">
          <draw:text-box>
            <text:p text:style-name="P19"><text:span text:style-name="T11"/></text:p>
            <text:p text:style-name="P20"><text:span text:style-name="T11"/></text:p>
            <text:p text:style-name="P20"><text:span text:style-name="T11"/></text:p>
          </draw:text-box>
        </draw:frame>
        <draw:g>
          <draw:g>
            <draw:rect draw:style-name="gr3" draw:text-style-name="P7" draw:layer="layout" svg:width="1.27cm" svg:height="0.846cm" svg:x="16.14cm" svg:y="6.734cm">
              <text:p/>
            </draw:rect>
            <draw:rect draw:style-name="gr271" draw:text-style-name="P9" draw:layer="layout" svg:width="1.27cm" svg:height="0.846cm" svg:x="16.14cm" svg:y="6.734cm">
              <text:p text:style-name="P8">20</text:p>
            </draw:rect>
          </draw:g>
          <draw:g>
            <draw:rect draw:style-name="gr3" draw:text-style-name="P7" draw:layer="layout" svg:width="1.27cm" svg:height="0.847cm" svg:x="16.14cm" svg:y="5.887cm">
              <text:p/>
            </draw:rect>
            <draw:rect draw:style-name="gr272" draw:text-style-name="P9" draw:layer="layout" svg:width="1.27cm" svg:height="0.847cm" svg:x="16.14cm" svg:y="5.887cm">
              <text:p text:style-name="P8">10</text:p>
            </draw:rect>
          </draw:g>
          <draw:rect draw:style-name="gr3" draw:text-style-name="P7" draw:layer="layout" svg:width="4.445cm" svg:height="0.847cm" svg:x="17.41cm" svg:y="5.887cm">
            <text:p/>
          </draw:rect>
          <draw:rect draw:style-name="gr3" draw:text-style-name="P7" draw:layer="layout" svg:width="4.445cm" svg:height="0.846cm" svg:x="17.41cm" svg:y="6.734cm">
            <text:p/>
          </draw:rect>
        </draw:g>
        <draw:g>
          <draw:rect draw:style-name="gr3" draw:text-style-name="P7" draw:layer="layout" svg:width="1.27cm" svg:height="0.847cm" svg:x="16.14cm" svg:y="9.062cm">
            <text:p/>
          </draw:rect>
          <draw:rect draw:style-name="gr273" draw:text-style-name="P9" draw:layer="layout" svg:width="1.27cm" svg:height="0.847cm" svg:x="16.14cm" svg:y="9.062cm">
            <text:p text:style-name="P8">40</text:p>
          </draw:rect>
        </draw:g>
        <draw:g>
          <draw:rect draw:style-name="gr3" draw:text-style-name="P7" draw:layer="layout" svg:width="1.27cm" svg:height="0.847cm" svg:x="16.14cm" svg:y="8.215cm">
            <text:p/>
          </draw:rect>
          <draw:rect draw:style-name="gr274" draw:text-style-name="P9" draw:layer="layout" svg:width="1.27cm" svg:height="0.847cm" svg:x="16.14cm" svg:y="8.215cm">
            <text:p text:style-name="P8">30</text:p>
          </draw:rect>
        </draw:g>
        <draw:rect draw:style-name="gr3" draw:text-style-name="P7" draw:layer="layout" svg:width="4.445cm" svg:height="0.847cm" svg:x="17.41cm" svg:y="8.215cm">
          <text:p/>
        </draw:rect>
        <draw:rect draw:style-name="gr3" draw:text-style-name="P7" draw:layer="layout" svg:width="4.445cm" svg:height="0.847cm" svg:x="17.41cm" svg:y="9.062cm">
          <text:p/>
        </draw:rect>
        <draw:g>
          <draw:g>
            <draw:rect draw:style-name="gr3" draw:text-style-name="P7" draw:layer="layout" svg:width="1.27cm" svg:height="0.846cm" svg:x="16.14cm" svg:y="11.391cm">
              <text:p/>
            </draw:rect>
            <draw:rect draw:style-name="gr275" draw:text-style-name="P9" draw:layer="layout" svg:width="1.27cm" svg:height="0.846cm" svg:x="16.14cm" svg:y="11.391cm">
              <text:p text:style-name="P8">60</text:p>
            </draw:rect>
          </draw:g>
          <draw:g>
            <draw:rect draw:style-name="gr3" draw:text-style-name="P7" draw:layer="layout" svg:width="1.27cm" svg:height="0.847cm" svg:x="16.14cm" svg:y="10.544cm">
              <text:p/>
            </draw:rect>
            <draw:rect draw:style-name="gr276" draw:text-style-name="P9" draw:layer="layout" svg:width="1.27cm" svg:height="0.847cm" svg:x="16.14cm" svg:y="10.544cm">
              <text:p text:style-name="P8">50</text:p>
            </draw:rect>
          </draw:g>
          <draw:rect draw:style-name="gr3" draw:text-style-name="P7" draw:layer="layout" svg:width="4.445cm" svg:height="0.847cm" svg:x="17.41cm" svg:y="10.544cm">
            <text:p/>
          </draw:rect>
          <draw:rect draw:style-name="gr3" draw:text-style-name="P7" draw:layer="layout" svg:width="4.445cm" svg:height="0.846cm" svg:x="17.41cm" svg:y="11.391cm">
            <text:p/>
          </draw:rect>
        </draw:g>
        <draw:g>
          <draw:g>
            <draw:rect draw:style-name="gr3" draw:text-style-name="P7" draw:layer="layout" svg:width="1.27cm" svg:height="0.846cm" svg:x="16.14cm" svg:y="13.719cm">
              <text:p/>
            </draw:rect>
            <draw:rect draw:style-name="gr277" draw:text-style-name="P9" draw:layer="layout" svg:width="1.27cm" svg:height="0.846cm" svg:x="16.14cm" svg:y="13.719cm">
              <text:p text:style-name="P8">80</text:p>
            </draw:rect>
          </draw:g>
          <draw:g>
            <draw:rect draw:style-name="gr3" draw:text-style-name="P7" draw:layer="layout" svg:width="1.27cm" svg:height="0.847cm" svg:x="16.14cm" svg:y="12.872cm">
              <text:p/>
            </draw:rect>
            <draw:rect draw:style-name="gr278" draw:text-style-name="P9" draw:layer="layout" svg:width="1.27cm" svg:height="0.847cm" svg:x="16.14cm" svg:y="12.872cm">
              <text:p text:style-name="P8">70</text:p>
            </draw:rect>
          </draw:g>
          <draw:rect draw:style-name="gr3" draw:text-style-name="P7" draw:layer="layout" svg:width="4.445cm" svg:height="0.847cm" svg:x="17.41cm" svg:y="12.872cm">
            <text:p/>
          </draw:rect>
          <draw:rect draw:style-name="gr3" draw:text-style-name="P7" draw:layer="layout" svg:width="4.445cm" svg:height="0.846cm" svg:x="17.41cm" svg:y="13.719cm">
            <text:p/>
          </draw:rect>
        </draw:g>
        <draw:g>
          <draw:rect draw:style-name="gr3" draw:text-style-name="P7" draw:layer="layout" svg:width="1.27cm" svg:height="0.847cm" svg:x="5.909cm" svg:y="6.619cm">
            <text:p/>
          </draw:rect>
          <draw:rect draw:style-name="gr279" draw:text-style-name="P9" draw:layer="layout" svg:width="1.27cm" svg:height="0.847cm" svg:x="5.909cm" svg:y="6.619cm">
            <text:p text:style-name="P8"><text:span text:style-name="T5">10</text:span></text:p>
          </draw:rect>
        </draw:g>
        <draw:rect draw:style-name="gr3" draw:text-style-name="P7" draw:layer="layout" svg:width="1.27cm" svg:height="0.847cm" svg:x="7.179cm" svg:y="6.619cm">
          <text:p/>
        </draw:rect>
        <draw:rect draw:style-name="gr3" draw:text-style-name="P7" draw:layer="layout" svg:width="1.27cm" svg:height="0.846cm" svg:x="7.179cm" svg:y="7.466cm">
          <text:p/>
        </draw:rect>
        <draw:g>
          <draw:rect draw:style-name="gr3" draw:text-style-name="P7" draw:layer="layout" svg:width="1.27cm" svg:height="0.846cm" svg:x="5.909cm" svg:y="7.466cm">
            <text:p/>
          </draw:rect>
          <draw:rect draw:style-name="gr280" draw:text-style-name="P9" draw:layer="layout" svg:width="1.27cm" svg:height="0.846cm" svg:x="5.909cm" svg:y="7.466cm">
            <text:p text:style-name="P8"><text:span text:style-name="T5">20</text:span></text:p>
          </draw:rect>
        </draw:g>
        <draw:g>
          <draw:rect draw:style-name="gr3" draw:text-style-name="P7" draw:layer="layout" svg:width="1.27cm" svg:height="0.847cm" svg:x="5.909cm" svg:y="8.312cm">
            <text:p/>
          </draw:rect>
          <draw:rect draw:style-name="gr281" draw:text-style-name="P9" draw:layer="layout" svg:width="1.27cm" svg:height="0.847cm" svg:x="5.909cm" svg:y="8.312cm">
            <text:p text:style-name="P8"><text:span text:style-name="T5">30</text:span></text:p>
          </draw:rect>
        </draw:g>
        <draw:rect draw:style-name="gr3" draw:text-style-name="P7" draw:layer="layout" svg:width="1.27cm" svg:height="0.847cm" svg:x="7.179cm" svg:y="8.312cm">
          <text:p/>
        </draw:rect>
        <draw:rect draw:style-name="gr3" draw:text-style-name="P7" draw:layer="layout" svg:width="1.27cm" svg:height="0.847cm" svg:x="7.179cm" svg:y="9.159cm">
          <text:p/>
        </draw:rect>
        <draw:g>
          <draw:rect draw:style-name="gr3" draw:text-style-name="P7" draw:layer="layout" svg:width="1.27cm" svg:height="0.847cm" svg:x="5.909cm" svg:y="9.159cm">
            <text:p/>
          </draw:rect>
          <draw:rect draw:style-name="gr282" draw:text-style-name="P9" draw:layer="layout" svg:width="1.27cm" svg:height="0.847cm" svg:x="5.909cm" svg:y="9.159cm">
            <text:p text:style-name="P8"><text:span text:style-name="T5">40</text:span></text:p>
          </draw:rect>
        </draw:g>
        <draw:g>
          <draw:rect draw:style-name="gr3" draw:text-style-name="P7" draw:layer="layout" svg:width="1.27cm" svg:height="0.846cm" svg:x="5.931cm" svg:y="10.932cm">
            <text:p/>
          </draw:rect>
          <draw:rect draw:style-name="gr283" draw:text-style-name="P9" draw:layer="layout" svg:width="1.27cm" svg:height="0.846cm" svg:x="5.931cm" svg:y="10.932cm">
            <text:p text:style-name="P8"><text:span text:style-name="T5">50</text:span></text:p>
          </draw:rect>
        </draw:g>
        <draw:rect draw:style-name="gr3" draw:text-style-name="P7" draw:layer="layout" svg:width="1.27cm" svg:height="0.846cm" svg:x="7.201cm" svg:y="10.932cm">
          <text:p/>
        </draw:rect>
        <draw:g>
          <draw:rect draw:style-name="gr3" draw:text-style-name="P7" draw:layer="layout" svg:width="1.27cm" svg:height="0.847cm" svg:x="7.201cm" svg:y="11.778cm">
            <text:p/>
          </draw:rect>
          <draw:rect draw:style-name="gr196" draw:text-style-name="P6" draw:layer="layout" svg:width="1.27cm" svg:height="0.847cm" svg:x="7.201cm" svg:y="11.778cm">
            <text:p text:style-name="P21"><text:span text:style-name="T12"/></text:p>
            <text:p text:style-name="P21"><text:span text:style-name="T12"/></text:p>
          </draw:rect>
        </draw:g>
        <draw:g>
          <draw:rect draw:style-name="gr3" draw:text-style-name="P7" draw:layer="layout" svg:width="1.27cm" svg:height="0.847cm" svg:x="5.931cm" svg:y="11.778cm">
            <text:p/>
          </draw:rect>
          <draw:rect draw:style-name="gr284" draw:text-style-name="P9" draw:layer="layout" svg:width="1.27cm" svg:height="0.847cm" svg:x="5.931cm" svg:y="11.778cm">
            <text:p text:style-name="P8"><text:span text:style-name="T5">60</text:span></text:p>
          </draw:rect>
        </draw:g>
        <draw:g>
          <draw:rect draw:style-name="gr3" draw:text-style-name="P7" draw:layer="layout" svg:width="1.27cm" svg:height="0.847cm" svg:x="5.931cm" svg:y="12.625cm">
            <text:p/>
          </draw:rect>
          <draw:rect draw:style-name="gr285" draw:text-style-name="P9" draw:layer="layout" svg:width="1.27cm" svg:height="0.847cm" svg:x="5.931cm" svg:y="12.625cm">
            <text:p text:style-name="P8"><text:span text:style-name="T5">70</text:span></text:p>
          </draw:rect>
        </draw:g>
        <draw:rect draw:style-name="gr3" draw:text-style-name="P7" draw:layer="layout" svg:width="1.27cm" svg:height="0.847cm" svg:x="7.201cm" svg:y="12.625cm">
          <text:p/>
        </draw:rect>
        <draw:rect draw:style-name="gr3" draw:text-style-name="P7" draw:layer="layout" svg:width="1.27cm" svg:height="0.846cm" svg:x="7.201cm" svg:y="13.472cm">
          <text:p/>
        </draw:rect>
        <draw:g>
          <draw:rect draw:style-name="gr3" draw:text-style-name="P7" draw:layer="layout" svg:width="1.27cm" svg:height="0.846cm" svg:x="5.931cm" svg:y="13.472cm">
            <text:p/>
          </draw:rect>
          <draw:rect draw:style-name="gr286" draw:text-style-name="P9" draw:layer="layout" svg:width="1.27cm" svg:height="0.846cm" svg:x="5.931cm" svg:y="13.472cm">
            <text:p text:style-name="P8"><text:span text:style-name="T5">80</text:span></text:p>
          </draw:rect>
        </draw:g>
        <draw:line draw:style-name="gr36" draw:text-style-name="P10" draw:layer="layout" svg:x1="7.818cm" svg:y1="7.016cm" svg:x2="15.835cm" svg:y2="6.416cm">
          <text:p/>
        </draw:line>
        <draw:line draw:style-name="gr36" draw:text-style-name="P10" draw:layer="layout" svg:x1="7.774cm" svg:y1="7.857cm" svg:x2="16.087cm" svg:y2="7.196cm">
          <text:p/>
        </draw:line>
        <draw:line draw:style-name="gr36" draw:text-style-name="P10" draw:layer="layout" svg:x1="7.818cm" svg:y1="8.818cm" svg:x2="15.875cm" svg:y2="8.677cm">
          <text:p/>
        </draw:line>
        <draw:line draw:style-name="gr36" draw:text-style-name="P10" draw:layer="layout" svg:x1="7.735cm" svg:y1="9.543cm" svg:x2="15.875cm" svg:y2="9.525cm">
          <text:p/>
        </draw:line>
        <draw:line draw:style-name="gr36" draw:text-style-name="P10" draw:layer="layout" svg:x1="8.043cm" svg:y1="11.448cm" svg:x2="15.875cm" svg:y2="11.43cm">
          <text:p/>
        </draw:line>
        <draw:line draw:style-name="gr36" draw:text-style-name="P10" draw:layer="layout" svg:x1="8.043cm" svg:y1="12.293cm" svg:x2="15.663cm" svg:y2="12.064cm">
          <text:p/>
        </draw:line>
        <draw:line draw:style-name="gr36" draw:text-style-name="P10" draw:layer="layout" svg:x1="8.043cm" svg:y1="13.141cm" svg:x2="15.875cm" svg:y2="13.335cm">
          <text:p/>
        </draw:line>
        <draw:line draw:style-name="gr36" draw:text-style-name="P10" draw:layer="layout" svg:x1="8.043cm" svg:y1="13.776cm" svg:x2="15.875cm" svg:y2="13.97cm">
          <text:p/>
        </draw:line>
        <draw:rect draw:style-name="gr216" draw:text-style-name="P6" draw:layer="layout" svg:width="10.909cm" svg:height="1.61cm" svg:x="1.601cm" svg:y="3.47cm">
          <text:list text:style-name="L5">
            <text:list-item>
              <text:list>
                <text:list-item>
                  <text:p text:style-name="P22"><text:span text:style-name="T13"><text:s/></text:span><text:span text:style-name="T13">delete record 30</text:span></text:p>
                </text:list-item>
              </text:list>
            </text:list-item>
          </text:list>
        </draw:rect>
        <draw:g xml:id="id30" draw:id="id30">
          <draw:path draw:style-name="gr234" draw:text-style-name="P7" draw:layer="layout" svg:width="1.163cm" svg:height="0.63cm" svg:x="16.228cm" svg:y="8.434cm" svg:viewBox="0 0 1164 631" svg:d="M0 631c59-30 124-48 172-97 38-36 38-121 86-146 211-121 551-157 777-243 92-157 32-145 129-145">
            <text:p/>
          </draw:path>
          <draw:rect draw:style-name="gr217" draw:text-style-name="P7" draw:layer="layout" svg:width="5.715cm" svg:height="0.847cm" svg:x="16.153cm" svg:y="9.075cm">
            <text:p/>
          </draw:rect>
          <draw:rect draw:style-name="gr2" draw:text-style-name="P6" draw:layer="layout" svg:width="1.438cm" svg:height="1.27cm" svg:x="17.383cm" svg:y="8.043cm">
            <text:p text:style-name="P8"><text:span text:style-name="T14">40</text:span></text:p>
          </draw:rect>
        </draw:g>
        <draw:g xml:id="id31" draw:id="id31">
          <draw:rect draw:style-name="gr217" draw:text-style-name="P7" draw:layer="layout" svg:width="2.54cm" svg:height="0.847cm" svg:x="5.887cm" svg:y="9.216cm">
            <text:p/>
          </draw:rect>
          <draw:rect draw:style-name="gr2" draw:text-style-name="P6" draw:layer="layout" svg:width="1.437cm" svg:height="1.27cm" svg:x="4.648cm" svg:y="8.149cm">
            <text:p text:style-name="P8"><text:span text:style-name="T14">40</text:span></text:p>
          </draw:rect>
          <draw:path draw:style-name="gr234" draw:text-style-name="P7" draw:layer="layout" svg:width="1.163cm" svg:height="0.631cm" svg:x="6.033cm" svg:y="8.398cm" svg:viewBox="0 0 1164 632" svg:d="M0 632c59-30 124-48 172-97 38-36 38-122 86-146 211-122 551-158 777-243 92-158 32-146 129-146">
            <text:p/>
          </draw:path>
          <draw:g>
            <draw:path draw:style-name="gr234" draw:text-style-name="P7" draw:layer="layout" svg:width="1.146cm" svg:height="0.757cm" svg:x="14.146cm" svg:y="9.066cm" svg:viewBox="0 0 1147 758" svg:d="M0 0c18 13 37 23 53 42s18 50 35 63c31 24 106 42 106 42 2 5 82 126 88 148 11 34-8 89 18 105 88 55 470 166 600 210 55 101 146 148 247 148">
              <text:p/>
            </draw:path>
            <draw:path draw:style-name="gr234" draw:text-style-name="P7" draw:layer="layout" svg:width="1.199cm" svg:height="0.609cm" svg:x="14.252cm" svg:y="9.277cm" svg:viewBox="0 0 1200 610" svg:d="M0 610c29-8 137-29 141-42 20-52-9-121 18-169 17-28 59-15 88-21 119-18 256-13 370-63 78-34 111-102 177-147 86-58 194-53 282-106 46-26 68-62 124-62">
              <text:p/>
            </draw:path>
          </draw:g>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30" smil:attributeName="visibility" smil:to="visible"/>
                  <anim:animate smil:dur="1s" smil:fill="hold" smil:targetElement="id30" smil:attributeName="x" smil:values="1+width/2;x" smil:keyTimes="0;1" smil:additive="base"/>
                  <anim:animate smil:dur="1s" smil:fill="hold" smil:targetElement="id30" smil:attributeName="y" smil:values="y;y" smil:keyTimes="0;1" smil: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31" smil:attributeName="visibility" smil:to="visible"/>
                  <anim:animate smil:dur="1s" smil:fill="hold" smil:targetElement="id31" smil:attributeName="x" smil:values="0-width/2;x" smil:keyTimes="0;1" smil:additive="base"/>
                  <anim:animate smil:dur="1s" smil:fill="hold" smil:targetElement="id31" smil:attributeName="y" smil:values="y;y" smil:keyTimes="0;1" smil:additive="base"/>
                </anim:par>
              </anim:par>
            </anim:par>
          </anim:seq>
        </anim:par>
        <presentation:notes draw:style-name="dp2">
          <draw:page-thumbnail draw:style-name="gr1" draw:layer="layout" svg:width="12.7cm" svg:height="9.525cm" svg:x="3.175cm" svg:y="1.905cm" draw:page-number="20" presentation:class="page"/>
          <draw:frame presentation:style-name="pr6" draw:text-style-name="P1" draw:layer="layout" svg:width="13.97cm" svg:height="11.431cm" svg:x="2.54cm" svg:y="12.065cm" presentation:class="notes" presentation:placeholder="true">
            <draw:text-box/>
          </draw:frame>
        </presentation:notes>
      </draw:page>
      <draw:page draw:name="page21" draw:style-name="dp1" draw:master-page-name="Default">
        <draw:g>
          <draw:rect draw:style-name="gr136" draw:text-style-name="P7" draw:layer="layout" svg:width="21.59cm" svg:height="2.328cm" svg:x="1.023cm" svg:y="0.776cm">
            <text:p/>
          </draw:rect>
          <draw:frame presentation:style-name="pr17" draw:text-style-name="P2" draw:layer="layout" svg:width="21.59cm" svg:height="2.328cm" svg:x="1.023cm" svg:y="0.776cm" presentation:class="title" presentation:user-transformed="true">
            <draw:text-box>
              <text:p text:style-name="P11"><text:span text:style-name="T6">Insertion, sparse index case</text:span></text:p>
            </draw:text-box>
          </draw:frame>
        </draw:g>
        <draw:g>
          <draw:rect draw:style-name="gr136" draw:text-style-name="P7" draw:layer="layout" svg:width="21.59cm" svg:height="11.43cm" svg:x="1.693cm" svg:y="5.292cm">
            <text:p/>
          </draw:rect>
          <draw:frame presentation:style-name="pr18" draw:text-style-name="P13" draw:layer="layout" svg:width="21.59cm" svg:height="11.43cm" svg:x="1.693cm" svg:y="5.292cm" presentation:class="outline" presentation:user-transformed="true">
            <draw:text-box>
              <text:p text:style-name="P19"><text:span text:style-name="T11"/></text:p>
              <text:p text:style-name="P20"><text:span text:style-name="T11"/></text:p>
              <text:p text:style-name="P20"><text:span text:style-name="T11"/></text:p>
            </draw:text-box>
          </draw:frame>
        </draw:g>
        <draw:g>
          <draw:g>
            <draw:rect draw:style-name="gr3" draw:text-style-name="P7" draw:layer="layout" svg:width="1.27cm" svg:height="0.846cm" svg:x="16.14cm" svg:y="6.734cm">
              <text:p/>
            </draw:rect>
            <draw:rect draw:style-name="gr287" draw:text-style-name="P9" draw:layer="layout" svg:width="1.27cm" svg:height="0.846cm" svg:x="16.14cm" svg:y="6.734cm">
              <text:p text:style-name="P8">20</text:p>
            </draw:rect>
          </draw:g>
          <draw:g>
            <draw:rect draw:style-name="gr3" draw:text-style-name="P7" draw:layer="layout" svg:width="1.27cm" svg:height="0.847cm" svg:x="16.14cm" svg:y="5.887cm">
              <text:p/>
            </draw:rect>
            <draw:rect draw:style-name="gr288" draw:text-style-name="P9" draw:layer="layout" svg:width="1.27cm" svg:height="0.847cm" svg:x="16.14cm" svg:y="5.887cm">
              <text:p text:style-name="P8">10</text:p>
            </draw:rect>
          </draw:g>
          <draw:rect draw:style-name="gr3" draw:text-style-name="P7" draw:layer="layout" svg:width="4.445cm" svg:height="0.847cm" svg:x="17.41cm" svg:y="5.887cm">
            <text:p/>
          </draw:rect>
          <draw:rect draw:style-name="gr3" draw:text-style-name="P7" draw:layer="layout" svg:width="4.445cm" svg:height="0.846cm" svg:x="17.41cm" svg:y="6.734cm">
            <text:p/>
          </draw:rect>
        </draw:g>
        <draw:g>
          <draw:rect draw:style-name="gr3" draw:text-style-name="P7" draw:layer="layout" svg:width="1.27cm" svg:height="0.846cm" svg:x="16.14cm" svg:y="9.063cm">
            <text:p/>
          </draw:rect>
          <draw:g>
            <draw:rect draw:style-name="gr3" draw:text-style-name="P7" draw:layer="layout" svg:width="1.27cm" svg:height="0.848cm" svg:x="16.14cm" svg:y="8.215cm">
              <text:p/>
            </draw:rect>
            <draw:rect draw:style-name="gr289" draw:text-style-name="P9" draw:layer="layout" svg:width="1.27cm" svg:height="0.848cm" svg:x="16.14cm" svg:y="8.215cm">
              <text:p text:style-name="P8">30</text:p>
            </draw:rect>
          </draw:g>
          <draw:rect draw:style-name="gr3" draw:text-style-name="P7" draw:layer="layout" svg:width="4.445cm" svg:height="0.848cm" svg:x="17.41cm" svg:y="8.215cm">
            <text:p/>
          </draw:rect>
          <draw:rect draw:style-name="gr3" draw:text-style-name="P7" draw:layer="layout" svg:width="4.445cm" svg:height="0.846cm" svg:x="17.41cm" svg:y="9.063cm">
            <text:p/>
          </draw:rect>
        </draw:g>
        <draw:g>
          <draw:g>
            <draw:rect draw:style-name="gr3" draw:text-style-name="P7" draw:layer="layout" svg:width="1.27cm" svg:height="0.846cm" svg:x="16.14cm" svg:y="11.391cm">
              <text:p/>
            </draw:rect>
            <draw:rect draw:style-name="gr290" draw:text-style-name="P9" draw:layer="layout" svg:width="1.27cm" svg:height="0.846cm" svg:x="16.14cm" svg:y="11.391cm">
              <text:p text:style-name="P8">50</text:p>
            </draw:rect>
          </draw:g>
          <draw:g>
            <draw:rect draw:style-name="gr3" draw:text-style-name="P7" draw:layer="layout" svg:width="1.27cm" svg:height="0.847cm" svg:x="16.14cm" svg:y="10.544cm">
              <text:p/>
            </draw:rect>
            <draw:rect draw:style-name="gr291" draw:text-style-name="P9" draw:layer="layout" svg:width="1.27cm" svg:height="0.847cm" svg:x="16.14cm" svg:y="10.544cm">
              <text:p text:style-name="P8">40</text:p>
            </draw:rect>
          </draw:g>
          <draw:rect draw:style-name="gr3" draw:text-style-name="P7" draw:layer="layout" svg:width="4.445cm" svg:height="0.847cm" svg:x="17.41cm" svg:y="10.544cm">
            <text:p/>
          </draw:rect>
          <draw:rect draw:style-name="gr3" draw:text-style-name="P7" draw:layer="layout" svg:width="4.445cm" svg:height="0.846cm" svg:x="17.41cm" svg:y="11.391cm">
            <text:p/>
          </draw:rect>
        </draw:g>
        <draw:g>
          <draw:rect draw:style-name="gr3" draw:text-style-name="P7" draw:layer="layout" svg:width="1.27cm" svg:height="0.846cm" svg:x="16.14cm" svg:y="13.719cm">
            <text:p/>
          </draw:rect>
          <draw:g>
            <draw:rect draw:style-name="gr3" draw:text-style-name="P7" draw:layer="layout" svg:width="1.27cm" svg:height="0.847cm" svg:x="16.14cm" svg:y="12.872cm">
              <text:p/>
            </draw:rect>
            <draw:rect draw:style-name="gr292" draw:text-style-name="P9" draw:layer="layout" svg:width="1.27cm" svg:height="0.847cm" svg:x="16.14cm" svg:y="12.872cm">
              <text:p text:style-name="P8">60</text:p>
            </draw:rect>
          </draw:g>
          <draw:rect draw:style-name="gr3" draw:text-style-name="P7" draw:layer="layout" svg:width="4.445cm" svg:height="0.847cm" svg:x="17.41cm" svg:y="12.872cm">
            <text:p/>
          </draw:rect>
          <draw:rect draw:style-name="gr3" draw:text-style-name="P7" draw:layer="layout" svg:width="4.445cm" svg:height="0.846cm" svg:x="17.41cm" svg:y="13.719cm">
            <text:p/>
          </draw:rect>
        </draw:g>
        <draw:g>
          <draw:rect draw:style-name="gr3" draw:text-style-name="P7" draw:layer="layout" svg:width="1.27cm" svg:height="0.847cm" svg:x="5.909cm" svg:y="6.619cm">
            <text:p/>
          </draw:rect>
          <draw:rect draw:style-name="gr293" draw:text-style-name="P9" draw:layer="layout" svg:width="1.27cm" svg:height="0.847cm" svg:x="5.909cm" svg:y="6.619cm">
            <text:p text:style-name="P8"><text:span text:style-name="T5">10</text:span></text:p>
          </draw:rect>
        </draw:g>
        <draw:rect draw:style-name="gr3" draw:text-style-name="P7" draw:layer="layout" svg:width="1.27cm" svg:height="0.847cm" svg:x="7.179cm" svg:y="6.619cm">
          <text:p/>
        </draw:rect>
        <draw:rect draw:style-name="gr3" draw:text-style-name="P7" draw:layer="layout" svg:width="1.27cm" svg:height="0.846cm" svg:x="7.179cm" svg:y="7.466cm">
          <text:p/>
        </draw:rect>
        <draw:g>
          <draw:rect draw:style-name="gr3" draw:text-style-name="P7" draw:layer="layout" svg:width="1.27cm" svg:height="0.846cm" svg:x="5.909cm" svg:y="7.466cm">
            <text:p/>
          </draw:rect>
          <draw:rect draw:style-name="gr294" draw:text-style-name="P9" draw:layer="layout" svg:width="1.27cm" svg:height="0.846cm" svg:x="5.909cm" svg:y="7.466cm">
            <text:p text:style-name="P8"><text:span text:style-name="T5">30</text:span></text:p>
          </draw:rect>
        </draw:g>
        <draw:g>
          <draw:rect draw:style-name="gr3" draw:text-style-name="P7" draw:layer="layout" svg:width="1.27cm" svg:height="0.847cm" svg:x="5.909cm" svg:y="8.312cm">
            <text:p/>
          </draw:rect>
          <draw:rect draw:style-name="gr295" draw:text-style-name="P9" draw:layer="layout" svg:width="1.27cm" svg:height="0.847cm" svg:x="5.909cm" svg:y="8.312cm">
            <text:p text:style-name="P8"><text:span text:style-name="T5">40</text:span></text:p>
          </draw:rect>
        </draw:g>
        <draw:rect draw:style-name="gr3" draw:text-style-name="P7" draw:layer="layout" svg:width="1.27cm" svg:height="0.847cm" svg:x="7.179cm" svg:y="8.312cm">
          <text:p/>
        </draw:rect>
        <draw:rect draw:style-name="gr3" draw:text-style-name="P7" draw:layer="layout" svg:width="1.27cm" svg:height="0.847cm" svg:x="7.179cm" svg:y="9.159cm">
          <text:p/>
        </draw:rect>
        <draw:g>
          <draw:rect draw:style-name="gr3" draw:text-style-name="P7" draw:layer="layout" svg:width="1.27cm" svg:height="0.847cm" svg:x="5.909cm" svg:y="9.159cm">
            <text:p/>
          </draw:rect>
          <draw:rect draw:style-name="gr296" draw:text-style-name="P9" draw:layer="layout" svg:width="1.27cm" svg:height="0.847cm" svg:x="5.909cm" svg:y="9.159cm">
            <text:p text:style-name="P8"><text:span text:style-name="T5">60</text:span></text:p>
          </draw:rect>
        </draw:g>
        <draw:line draw:style-name="gr36" draw:text-style-name="P10" draw:layer="layout" svg:x1="7.818cm" svg:y1="7.016cm" svg:x2="15.835cm" svg:y2="6.416cm">
          <text:p/>
        </draw:line>
        <draw:line draw:style-name="gr36" draw:text-style-name="P10" draw:layer="layout" svg:x1="7.774cm" svg:y1="7.858cm" svg:x2="15.875cm" svg:y2="8.678cm">
          <text:p/>
        </draw:line>
        <draw:line draw:style-name="gr36" draw:text-style-name="P10" draw:layer="layout" svg:x1="7.818cm" svg:y1="8.819cm" svg:x2="15.875cm" svg:y2="11.007cm">
          <text:p/>
        </draw:line>
        <draw:line draw:style-name="gr36" draw:text-style-name="P10" draw:layer="layout" svg:x1="7.832cm" svg:y1="9.543cm" svg:x2="15.875cm" svg:y2="13.123cm">
          <text:p/>
        </draw:line>
        <presentation:notes draw:style-name="dp2">
          <draw:page-thumbnail draw:style-name="gr1" draw:layer="layout" svg:width="12.7cm" svg:height="9.525cm" svg:x="3.175cm" svg:y="1.905cm" draw:page-number="21" presentation:class="page"/>
          <draw:frame presentation:style-name="pr6" draw:text-style-name="P1" draw:layer="layout" svg:width="13.97cm" svg:height="11.431cm" svg:x="2.54cm" svg:y="12.065cm" presentation:class="notes" presentation:placeholder="true">
            <draw:text-box/>
          </draw:frame>
        </presentation:notes>
      </draw:page>
      <draw:page draw:name="page22" draw:style-name="dp1" draw:master-page-name="Default">
        <draw:g>
          <draw:rect draw:style-name="gr136" draw:text-style-name="P7" draw:layer="layout" svg:width="21.59cm" svg:height="2.328cm" svg:x="1.023cm" svg:y="0.776cm">
            <text:p/>
          </draw:rect>
          <draw:frame presentation:style-name="pr17" draw:text-style-name="P2" draw:layer="layout" svg:width="21.59cm" svg:height="2.328cm" svg:x="1.023cm" svg:y="0.776cm" presentation:class="title" presentation:user-transformed="true">
            <draw:text-box>
              <text:p text:style-name="P11"><text:span text:style-name="T6">Insertion, sparse index case</text:span></text:p>
            </draw:text-box>
          </draw:frame>
        </draw:g>
        <draw:g>
          <draw:rect draw:style-name="gr136" draw:text-style-name="P7" draw:layer="layout" svg:width="21.59cm" svg:height="11.43cm" svg:x="1.693cm" svg:y="5.292cm">
            <text:p/>
          </draw:rect>
          <draw:frame presentation:style-name="pr18" draw:text-style-name="P13" draw:layer="layout" svg:width="21.59cm" svg:height="11.43cm" svg:x="1.693cm" svg:y="5.292cm" presentation:class="outline" presentation:user-transformed="true">
            <draw:text-box>
              <text:p text:style-name="P19"><text:span text:style-name="T11"/></text:p>
              <text:p text:style-name="P20"><text:span text:style-name="T11"/></text:p>
              <text:p text:style-name="P20"><text:span text:style-name="T11"/></text:p>
            </draw:text-box>
          </draw:frame>
        </draw:g>
        <draw:g>
          <draw:g>
            <draw:rect draw:style-name="gr3" draw:text-style-name="P7" draw:layer="layout" svg:width="1.27cm" svg:height="0.846cm" svg:x="16.14cm" svg:y="6.734cm">
              <text:p/>
            </draw:rect>
            <draw:rect draw:style-name="gr297" draw:text-style-name="P9" draw:layer="layout" svg:width="1.27cm" svg:height="0.846cm" svg:x="16.14cm" svg:y="6.734cm">
              <text:p text:style-name="P8">20</text:p>
            </draw:rect>
          </draw:g>
          <draw:g>
            <draw:rect draw:style-name="gr3" draw:text-style-name="P7" draw:layer="layout" svg:width="1.27cm" svg:height="0.847cm" svg:x="16.14cm" svg:y="5.887cm">
              <text:p/>
            </draw:rect>
            <draw:rect draw:style-name="gr298" draw:text-style-name="P9" draw:layer="layout" svg:width="1.27cm" svg:height="0.847cm" svg:x="16.14cm" svg:y="5.887cm">
              <text:p text:style-name="P8">10</text:p>
            </draw:rect>
          </draw:g>
          <draw:rect draw:style-name="gr3" draw:text-style-name="P7" draw:layer="layout" svg:width="4.445cm" svg:height="0.847cm" svg:x="17.41cm" svg:y="5.887cm">
            <text:p/>
          </draw:rect>
          <draw:rect draw:style-name="gr3" draw:text-style-name="P7" draw:layer="layout" svg:width="4.445cm" svg:height="0.846cm" svg:x="17.41cm" svg:y="6.734cm">
            <text:p/>
          </draw:rect>
        </draw:g>
        <draw:g>
          <draw:rect draw:style-name="gr3" draw:text-style-name="P7" draw:layer="layout" svg:width="1.27cm" svg:height="0.846cm" svg:x="16.14cm" svg:y="9.063cm">
            <text:p/>
          </draw:rect>
          <draw:g>
            <draw:rect draw:style-name="gr3" draw:text-style-name="P7" draw:layer="layout" svg:width="1.27cm" svg:height="0.848cm" svg:x="16.14cm" svg:y="8.215cm">
              <text:p/>
            </draw:rect>
            <draw:rect draw:style-name="gr299" draw:text-style-name="P9" draw:layer="layout" svg:width="1.27cm" svg:height="0.848cm" svg:x="16.14cm" svg:y="8.215cm">
              <text:p text:style-name="P8">30</text:p>
            </draw:rect>
          </draw:g>
          <draw:rect draw:style-name="gr3" draw:text-style-name="P7" draw:layer="layout" svg:width="4.445cm" svg:height="0.848cm" svg:x="17.41cm" svg:y="8.215cm">
            <text:p/>
          </draw:rect>
          <draw:rect draw:style-name="gr3" draw:text-style-name="P7" draw:layer="layout" svg:width="4.445cm" svg:height="0.846cm" svg:x="17.41cm" svg:y="9.063cm">
            <text:p/>
          </draw:rect>
        </draw:g>
        <draw:g>
          <draw:g>
            <draw:rect draw:style-name="gr3" draw:text-style-name="P7" draw:layer="layout" svg:width="1.27cm" svg:height="0.846cm" svg:x="16.14cm" svg:y="11.391cm">
              <text:p/>
            </draw:rect>
            <draw:rect draw:style-name="gr300" draw:text-style-name="P9" draw:layer="layout" svg:width="1.27cm" svg:height="0.846cm" svg:x="16.14cm" svg:y="11.391cm">
              <text:p text:style-name="P8">50</text:p>
            </draw:rect>
          </draw:g>
          <draw:g>
            <draw:rect draw:style-name="gr3" draw:text-style-name="P7" draw:layer="layout" svg:width="1.27cm" svg:height="0.847cm" svg:x="16.14cm" svg:y="10.544cm">
              <text:p/>
            </draw:rect>
            <draw:rect draw:style-name="gr301" draw:text-style-name="P9" draw:layer="layout" svg:width="1.27cm" svg:height="0.847cm" svg:x="16.14cm" svg:y="10.544cm">
              <text:p text:style-name="P8">40</text:p>
            </draw:rect>
          </draw:g>
          <draw:rect draw:style-name="gr3" draw:text-style-name="P7" draw:layer="layout" svg:width="4.445cm" svg:height="0.847cm" svg:x="17.41cm" svg:y="10.544cm">
            <text:p/>
          </draw:rect>
          <draw:rect draw:style-name="gr3" draw:text-style-name="P7" draw:layer="layout" svg:width="4.445cm" svg:height="0.846cm" svg:x="17.41cm" svg:y="11.391cm">
            <text:p/>
          </draw:rect>
        </draw:g>
        <draw:g>
          <draw:rect draw:style-name="gr3" draw:text-style-name="P7" draw:layer="layout" svg:width="1.27cm" svg:height="0.846cm" svg:x="16.14cm" svg:y="13.719cm">
            <text:p/>
          </draw:rect>
          <draw:g>
            <draw:rect draw:style-name="gr3" draw:text-style-name="P7" draw:layer="layout" svg:width="1.27cm" svg:height="0.847cm" svg:x="16.14cm" svg:y="12.872cm">
              <text:p/>
            </draw:rect>
            <draw:rect draw:style-name="gr302" draw:text-style-name="P9" draw:layer="layout" svg:width="1.27cm" svg:height="0.847cm" svg:x="16.14cm" svg:y="12.872cm">
              <text:p text:style-name="P8">60</text:p>
            </draw:rect>
          </draw:g>
          <draw:rect draw:style-name="gr3" draw:text-style-name="P7" draw:layer="layout" svg:width="4.445cm" svg:height="0.847cm" svg:x="17.41cm" svg:y="12.872cm">
            <text:p/>
          </draw:rect>
          <draw:rect draw:style-name="gr3" draw:text-style-name="P7" draw:layer="layout" svg:width="4.445cm" svg:height="0.846cm" svg:x="17.41cm" svg:y="13.719cm">
            <text:p/>
          </draw:rect>
        </draw:g>
        <draw:g>
          <draw:rect draw:style-name="gr3" draw:text-style-name="P7" draw:layer="layout" svg:width="1.27cm" svg:height="0.847cm" svg:x="5.909cm" svg:y="6.619cm">
            <text:p/>
          </draw:rect>
          <draw:rect draw:style-name="gr303" draw:text-style-name="P9" draw:layer="layout" svg:width="1.27cm" svg:height="0.847cm" svg:x="5.909cm" svg:y="6.619cm">
            <text:p text:style-name="P8"><text:span text:style-name="T5">10</text:span></text:p>
          </draw:rect>
        </draw:g>
        <draw:rect draw:style-name="gr3" draw:text-style-name="P7" draw:layer="layout" svg:width="1.27cm" svg:height="0.847cm" svg:x="7.179cm" svg:y="6.619cm">
          <text:p/>
        </draw:rect>
        <draw:rect draw:style-name="gr3" draw:text-style-name="P7" draw:layer="layout" svg:width="1.27cm" svg:height="0.846cm" svg:x="7.179cm" svg:y="7.466cm">
          <text:p/>
        </draw:rect>
        <draw:g>
          <draw:rect draw:style-name="gr3" draw:text-style-name="P7" draw:layer="layout" svg:width="1.27cm" svg:height="0.846cm" svg:x="5.909cm" svg:y="7.466cm">
            <text:p/>
          </draw:rect>
          <draw:rect draw:style-name="gr304" draw:text-style-name="P9" draw:layer="layout" svg:width="1.27cm" svg:height="0.846cm" svg:x="5.909cm" svg:y="7.466cm">
            <text:p text:style-name="P8"><text:span text:style-name="T5">30</text:span></text:p>
          </draw:rect>
        </draw:g>
        <draw:g>
          <draw:rect draw:style-name="gr3" draw:text-style-name="P7" draw:layer="layout" svg:width="1.27cm" svg:height="0.847cm" svg:x="5.909cm" svg:y="8.312cm">
            <text:p/>
          </draw:rect>
          <draw:rect draw:style-name="gr305" draw:text-style-name="P9" draw:layer="layout" svg:width="1.27cm" svg:height="0.847cm" svg:x="5.909cm" svg:y="8.312cm">
            <text:p text:style-name="P8"><text:span text:style-name="T5">40</text:span></text:p>
          </draw:rect>
        </draw:g>
        <draw:rect draw:style-name="gr3" draw:text-style-name="P7" draw:layer="layout" svg:width="1.27cm" svg:height="0.847cm" svg:x="7.179cm" svg:y="8.312cm">
          <text:p/>
        </draw:rect>
        <draw:rect draw:style-name="gr3" draw:text-style-name="P7" draw:layer="layout" svg:width="1.27cm" svg:height="0.847cm" svg:x="7.179cm" svg:y="9.159cm">
          <text:p/>
        </draw:rect>
        <draw:g>
          <draw:rect draw:style-name="gr3" draw:text-style-name="P7" draw:layer="layout" svg:width="1.27cm" svg:height="0.847cm" svg:x="5.909cm" svg:y="9.159cm">
            <text:p/>
          </draw:rect>
          <draw:rect draw:style-name="gr306" draw:text-style-name="P9" draw:layer="layout" svg:width="1.27cm" svg:height="0.847cm" svg:x="5.909cm" svg:y="9.159cm">
            <text:p text:style-name="P8"><text:span text:style-name="T5">60</text:span></text:p>
          </draw:rect>
        </draw:g>
        <draw:line draw:style-name="gr36" draw:text-style-name="P10" draw:layer="layout" svg:x1="7.818cm" svg:y1="7.016cm" svg:x2="15.835cm" svg:y2="6.416cm">
          <text:p/>
        </draw:line>
        <draw:line draw:style-name="gr36" draw:text-style-name="P10" draw:layer="layout" svg:x1="7.774cm" svg:y1="7.858cm" svg:x2="15.875cm" svg:y2="8.678cm">
          <text:p/>
        </draw:line>
        <draw:line draw:style-name="gr36" draw:text-style-name="P10" draw:layer="layout" svg:x1="7.818cm" svg:y1="8.819cm" svg:x2="15.875cm" svg:y2="11.007cm">
          <text:p/>
        </draw:line>
        <draw:line draw:style-name="gr36" draw:text-style-name="P10" draw:layer="layout" svg:x1="7.832cm" svg:y1="9.543cm" svg:x2="15.875cm" svg:y2="13.123cm">
          <text:p/>
        </draw:line>
        <draw:rect draw:style-name="gr216" draw:text-style-name="P6" draw:layer="layout" svg:width="10.632cm" svg:height="1.61cm" svg:x="1.742cm" svg:y="3.47cm">
          <text:list text:style-name="L5">
            <text:list-item>
              <text:list>
                <text:list-item>
                  <text:p text:style-name="P22"><text:span text:style-name="T13"><text:s/></text:span><text:span text:style-name="T13">insert record 34</text:span></text:p>
                </text:list-item>
              </text:list>
            </text:list-item>
          </text:list>
        </draw:rect>
        <draw:g xml:id="id32" draw:id="id32">
          <draw:rect draw:style-name="gr2" draw:text-style-name="P6" draw:layer="layout" svg:width="1.438cm" svg:height="1.27cm" svg:x="16.113cm" svg:y="8.89cm">
            <text:p text:style-name="P8"><text:span text:style-name="T14">34</text:span></text:p>
          </draw:rect>
          <draw:rect draw:style-name="gr307" draw:text-style-name="P6" draw:layer="layout" svg:width="8.555cm" svg:height="3.299cm" svg:x="5.9cm" svg:y="12.704cm">
            <text:p text:style-name="P1"><text:span text:style-name="T14"><text:s/></text:span><text:span text:style-name="T14">our lucky day!</text:span></text:p>
            <text:p text:style-name="P1"><text:span text:style-name="T14"><text:s text:c="3"/></text:span><text:span text:style-name="T14">we have free space</text:span></text:p>
            <text:p text:style-name="P1"><text:span text:style-name="T14"><text:s text:c="3"/></text:span><text:span text:style-name="T14">where we need it!</text:span></text:p>
          </draw:rect>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downward">
                  <anim:set smil:begin="0s" smil:dur="0.002s" smil:fill="hold" smil:targetElement="id32" smil:attributeName="visibility" smil:to="visible"/>
                  <anim:transitionFilter smil:dur="1s" smil:targetElement="id32" smil:type="checkerBoardWipe" smil:subtype="down"/>
                </anim:par>
              </anim:par>
            </anim:par>
          </anim:seq>
        </anim:par>
        <presentation:notes draw:style-name="dp2">
          <draw:page-thumbnail draw:style-name="gr1" draw:layer="layout" svg:width="12.7cm" svg:height="9.525cm" svg:x="3.175cm" svg:y="1.905cm" draw:page-number="22" presentation:class="page"/>
          <draw:frame presentation:style-name="pr19" draw:text-style-name="P1" draw:layer="layout" svg:width="13.97cm" svg:height="11.431cm" svg:x="2.54cm" svg:y="12.065cm" presentation:class="notes" presentation:placeholder="true">
            <draw:text-box/>
          </draw:frame>
        </presentation:notes>
      </draw:page>
      <draw:page draw:name="page23" draw:style-name="dp1" draw:master-page-name="Default">
        <draw:g>
          <draw:rect draw:style-name="gr136" draw:text-style-name="P7" draw:layer="layout" svg:width="21.59cm" svg:height="2.328cm" svg:x="1.023cm" svg:y="0.776cm">
            <text:p/>
          </draw:rect>
          <draw:frame presentation:style-name="pr17" draw:text-style-name="P2" draw:layer="layout" svg:width="21.59cm" svg:height="2.328cm" svg:x="1.023cm" svg:y="0.776cm" presentation:class="title" presentation:user-transformed="true">
            <draw:text-box>
              <text:p text:style-name="P11"><text:span text:style-name="T6">Insertion, sparse index case</text:span></text:p>
            </draw:text-box>
          </draw:frame>
        </draw:g>
        <draw:g>
          <draw:rect draw:style-name="gr136" draw:text-style-name="P7" draw:layer="layout" svg:width="21.59cm" svg:height="11.43cm" svg:x="1.693cm" svg:y="5.292cm">
            <text:p/>
          </draw:rect>
          <draw:frame presentation:style-name="pr18" draw:text-style-name="P13" draw:layer="layout" svg:width="21.59cm" svg:height="11.43cm" svg:x="1.693cm" svg:y="5.292cm" presentation:class="outline" presentation:user-transformed="true">
            <draw:text-box>
              <text:p text:style-name="P19"><text:span text:style-name="T11"/></text:p>
              <text:p text:style-name="P20"><text:span text:style-name="T11"/></text:p>
              <text:p text:style-name="P20"><text:span text:style-name="T11"/></text:p>
            </draw:text-box>
          </draw:frame>
        </draw:g>
        <draw:g>
          <draw:g>
            <draw:rect draw:style-name="gr3" draw:text-style-name="P7" draw:layer="layout" svg:width="1.27cm" svg:height="0.846cm" svg:x="16.14cm" svg:y="6.734cm">
              <text:p/>
            </draw:rect>
            <draw:rect draw:style-name="gr308" draw:text-style-name="P9" draw:layer="layout" svg:width="1.27cm" svg:height="0.846cm" svg:x="16.14cm" svg:y="6.734cm">
              <text:p text:style-name="P8">20</text:p>
            </draw:rect>
          </draw:g>
          <draw:g>
            <draw:rect draw:style-name="gr3" draw:text-style-name="P7" draw:layer="layout" svg:width="1.27cm" svg:height="0.847cm" svg:x="16.14cm" svg:y="5.887cm">
              <text:p/>
            </draw:rect>
            <draw:rect draw:style-name="gr309" draw:text-style-name="P9" draw:layer="layout" svg:width="1.27cm" svg:height="0.847cm" svg:x="16.14cm" svg:y="5.887cm">
              <text:p text:style-name="P8">10</text:p>
            </draw:rect>
          </draw:g>
          <draw:rect draw:style-name="gr3" draw:text-style-name="P7" draw:layer="layout" svg:width="4.445cm" svg:height="0.847cm" svg:x="17.41cm" svg:y="5.887cm">
            <text:p/>
          </draw:rect>
          <draw:rect draw:style-name="gr3" draw:text-style-name="P7" draw:layer="layout" svg:width="4.445cm" svg:height="0.846cm" svg:x="17.41cm" svg:y="6.734cm">
            <text:p/>
          </draw:rect>
        </draw:g>
        <draw:g>
          <draw:rect draw:style-name="gr3" draw:text-style-name="P7" draw:layer="layout" svg:width="1.27cm" svg:height="0.846cm" svg:x="16.14cm" svg:y="9.063cm">
            <text:p/>
          </draw:rect>
          <draw:g>
            <draw:rect draw:style-name="gr3" draw:text-style-name="P7" draw:layer="layout" svg:width="1.27cm" svg:height="0.848cm" svg:x="16.14cm" svg:y="8.215cm">
              <text:p/>
            </draw:rect>
            <draw:rect draw:style-name="gr310" draw:text-style-name="P9" draw:layer="layout" svg:width="1.27cm" svg:height="0.848cm" svg:x="16.14cm" svg:y="8.215cm">
              <text:p text:style-name="P8">30</text:p>
            </draw:rect>
          </draw:g>
          <draw:rect draw:style-name="gr3" draw:text-style-name="P7" draw:layer="layout" svg:width="4.445cm" svg:height="0.848cm" svg:x="17.41cm" svg:y="8.215cm">
            <text:p/>
          </draw:rect>
          <draw:rect draw:style-name="gr3" draw:text-style-name="P7" draw:layer="layout" svg:width="4.445cm" svg:height="0.846cm" svg:x="17.41cm" svg:y="9.063cm">
            <text:p/>
          </draw:rect>
        </draw:g>
        <draw:g>
          <draw:g>
            <draw:rect draw:style-name="gr3" draw:text-style-name="P7" draw:layer="layout" svg:width="1.27cm" svg:height="0.846cm" svg:x="16.14cm" svg:y="11.391cm">
              <text:p/>
            </draw:rect>
            <draw:rect draw:style-name="gr311" draw:text-style-name="P9" draw:layer="layout" svg:width="1.27cm" svg:height="0.846cm" svg:x="16.14cm" svg:y="11.391cm">
              <text:p text:style-name="P8">50</text:p>
            </draw:rect>
          </draw:g>
          <draw:g>
            <draw:rect draw:style-name="gr3" draw:text-style-name="P7" draw:layer="layout" svg:width="1.27cm" svg:height="0.847cm" svg:x="16.14cm" svg:y="10.544cm">
              <text:p/>
            </draw:rect>
            <draw:rect draw:style-name="gr312" draw:text-style-name="P9" draw:layer="layout" svg:width="1.27cm" svg:height="0.847cm" svg:x="16.14cm" svg:y="10.544cm">
              <text:p text:style-name="P8">40</text:p>
            </draw:rect>
          </draw:g>
          <draw:rect draw:style-name="gr3" draw:text-style-name="P7" draw:layer="layout" svg:width="4.445cm" svg:height="0.847cm" svg:x="17.41cm" svg:y="10.544cm">
            <text:p/>
          </draw:rect>
          <draw:rect draw:style-name="gr3" draw:text-style-name="P7" draw:layer="layout" svg:width="4.445cm" svg:height="0.846cm" svg:x="17.41cm" svg:y="11.391cm">
            <text:p/>
          </draw:rect>
        </draw:g>
        <draw:g>
          <draw:rect draw:style-name="gr3" draw:text-style-name="P7" draw:layer="layout" svg:width="1.27cm" svg:height="0.846cm" svg:x="16.14cm" svg:y="13.719cm">
            <text:p/>
          </draw:rect>
          <draw:g>
            <draw:rect draw:style-name="gr3" draw:text-style-name="P7" draw:layer="layout" svg:width="1.27cm" svg:height="0.847cm" svg:x="16.14cm" svg:y="12.872cm">
              <text:p/>
            </draw:rect>
            <draw:rect draw:style-name="gr313" draw:text-style-name="P9" draw:layer="layout" svg:width="1.27cm" svg:height="0.847cm" svg:x="16.14cm" svg:y="12.872cm">
              <text:p text:style-name="P8">60</text:p>
            </draw:rect>
          </draw:g>
          <draw:rect draw:style-name="gr3" draw:text-style-name="P7" draw:layer="layout" svg:width="4.445cm" svg:height="0.847cm" svg:x="17.41cm" svg:y="12.872cm">
            <text:p/>
          </draw:rect>
          <draw:rect draw:style-name="gr3" draw:text-style-name="P7" draw:layer="layout" svg:width="4.445cm" svg:height="0.846cm" svg:x="17.41cm" svg:y="13.719cm">
            <text:p/>
          </draw:rect>
        </draw:g>
        <draw:g>
          <draw:rect draw:style-name="gr3" draw:text-style-name="P7" draw:layer="layout" svg:width="1.27cm" svg:height="0.847cm" svg:x="5.909cm" svg:y="6.619cm">
            <text:p/>
          </draw:rect>
          <draw:rect draw:style-name="gr314" draw:text-style-name="P9" draw:layer="layout" svg:width="1.27cm" svg:height="0.847cm" svg:x="5.909cm" svg:y="6.619cm">
            <text:p text:style-name="P8"><text:span text:style-name="T5">10</text:span></text:p>
          </draw:rect>
        </draw:g>
        <draw:rect draw:style-name="gr3" draw:text-style-name="P7" draw:layer="layout" svg:width="1.27cm" svg:height="0.847cm" svg:x="7.179cm" svg:y="6.619cm">
          <text:p/>
        </draw:rect>
        <draw:rect draw:style-name="gr3" draw:text-style-name="P7" draw:layer="layout" svg:width="1.27cm" svg:height="0.846cm" svg:x="7.179cm" svg:y="7.466cm">
          <text:p/>
        </draw:rect>
        <draw:g>
          <draw:rect draw:style-name="gr3" draw:text-style-name="P7" draw:layer="layout" svg:width="1.27cm" svg:height="0.846cm" svg:x="5.909cm" svg:y="7.466cm">
            <text:p/>
          </draw:rect>
          <draw:rect draw:style-name="gr315" draw:text-style-name="P9" draw:layer="layout" svg:width="1.27cm" svg:height="0.846cm" svg:x="5.909cm" svg:y="7.466cm">
            <text:p text:style-name="P8"><text:span text:style-name="T5">30</text:span></text:p>
          </draw:rect>
        </draw:g>
        <draw:g>
          <draw:rect draw:style-name="gr3" draw:text-style-name="P7" draw:layer="layout" svg:width="1.27cm" svg:height="0.847cm" svg:x="5.909cm" svg:y="8.312cm">
            <text:p/>
          </draw:rect>
          <draw:rect draw:style-name="gr316" draw:text-style-name="P9" draw:layer="layout" svg:width="1.27cm" svg:height="0.847cm" svg:x="5.909cm" svg:y="8.312cm">
            <text:p text:style-name="P8"><text:span text:style-name="T5">40</text:span></text:p>
          </draw:rect>
        </draw:g>
        <draw:rect draw:style-name="gr3" draw:text-style-name="P7" draw:layer="layout" svg:width="1.27cm" svg:height="0.847cm" svg:x="7.179cm" svg:y="8.312cm">
          <text:p/>
        </draw:rect>
        <draw:rect draw:style-name="gr3" draw:text-style-name="P7" draw:layer="layout" svg:width="1.27cm" svg:height="0.847cm" svg:x="7.179cm" svg:y="9.159cm">
          <text:p/>
        </draw:rect>
        <draw:g>
          <draw:rect draw:style-name="gr3" draw:text-style-name="P7" draw:layer="layout" svg:width="1.27cm" svg:height="0.847cm" svg:x="5.909cm" svg:y="9.159cm">
            <text:p/>
          </draw:rect>
          <draw:rect draw:style-name="gr317" draw:text-style-name="P9" draw:layer="layout" svg:width="1.27cm" svg:height="0.847cm" svg:x="5.909cm" svg:y="9.159cm">
            <text:p text:style-name="P8"><text:span text:style-name="T5">60</text:span></text:p>
          </draw:rect>
        </draw:g>
        <draw:line draw:style-name="gr36" draw:text-style-name="P10" draw:layer="layout" svg:x1="7.818cm" svg:y1="7.016cm" svg:x2="15.835cm" svg:y2="6.416cm">
          <text:p/>
        </draw:line>
        <draw:line draw:style-name="gr36" draw:text-style-name="P10" draw:layer="layout" svg:x1="7.774cm" svg:y1="7.858cm" svg:x2="15.875cm" svg:y2="8.678cm">
          <text:p/>
        </draw:line>
        <draw:line draw:style-name="gr36" draw:text-style-name="P10" draw:layer="layout" svg:x1="7.818cm" svg:y1="8.819cm" svg:x2="15.875cm" svg:y2="11.007cm">
          <text:p/>
        </draw:line>
        <draw:line draw:style-name="gr36" draw:text-style-name="P10" draw:layer="layout" svg:x1="7.832cm" svg:y1="9.543cm" svg:x2="15.875cm" svg:y2="13.123cm">
          <text:p/>
        </draw:line>
        <draw:rect draw:style-name="gr216" draw:text-style-name="P6" draw:layer="layout" svg:width="10.632cm" svg:height="1.61cm" svg:x="1.742cm" svg:y="3.47cm">
          <text:list text:style-name="L5">
            <text:list-item>
              <text:list>
                <text:list-item>
                  <text:p text:style-name="P22"><text:span text:style-name="T13"><text:s/></text:span><text:span text:style-name="T13">insert record 15</text:span></text:p>
                </text:list-item>
              </text:list>
            </text:list-item>
          </text:list>
        </draw:rect>
        <draw:g xml:id="id33" draw:id="id33">
          <draw:rect draw:style-name="gr2" draw:text-style-name="P6" draw:layer="layout" svg:width="1.437cm" svg:height="1.27cm" svg:x="17.348cm" svg:y="6.526cm">
            <text:p text:style-name="P8"><text:span text:style-name="T14">15</text:span></text:p>
          </draw:rect>
          <draw:rect draw:style-name="gr2" draw:text-style-name="P6" draw:layer="layout" svg:width="1.438cm" svg:height="1.27cm" svg:x="17.418cm" svg:y="8.008cm">
            <text:p text:style-name="P8"><text:span text:style-name="T14">20</text:span></text:p>
          </draw:rect>
          <draw:rect draw:style-name="gr2" draw:text-style-name="P6" draw:layer="layout" svg:width="1.437cm" svg:height="1.27cm" svg:x="16.043cm" svg:y="8.855cm">
            <text:p text:style-name="P8"><text:span text:style-name="T14">30</text:span></text:p>
          </draw:rect>
          <draw:rect draw:style-name="gr2" draw:text-style-name="P6" draw:layer="layout" svg:width="1.438cm" svg:height="1.27cm" svg:x="4.542cm" svg:y="7.267cm">
            <text:p text:style-name="P8"><text:span text:style-name="T14">20</text:span></text:p>
          </draw:rect>
          <draw:path draw:style-name="gr234" draw:text-style-name="P7" draw:layer="layout" svg:width="1.199cm" svg:height="0.706cm" svg:x="16.157cm" svg:y="6.914cm" svg:viewBox="0 0 1200 707" svg:d="M0 707c35-14 70-18 105-36 40-18 67-53 106-71 67-30 212-70 212-70 124-124 186-137 354-177 79-53 159-97 212-177 22-31 8-79 35-106 44-44 119-44 176-70">
            <text:p/>
          </draw:path>
          <draw:path draw:style-name="gr234" draw:text-style-name="P7" draw:layer="layout" svg:width="1.199cm" svg:height="0.706cm" svg:x="16.193cm" svg:y="8.255cm" svg:viewBox="0 0 1200 707" svg:d="M0 707c35-14 70-18 105-36 40-18 67-53 106-71 66-30 212-70 212-70 124-124 185-137 353-177 79-53 159-97 212-177 22-31 9-79 35-106 44-44 119-44 177-70">
            <text:p/>
          </draw:path>
          <draw:path draw:style-name="gr234" draw:text-style-name="P7" draw:layer="layout" svg:width="1.199cm" svg:height="0.706cm" svg:x="5.997cm" svg:y="7.549cm" svg:viewBox="0 0 1200 707" svg:d="M0 707c35-14 70-18 105-36 40-18 67-53 106-71 67-30 212-70 212-70 124-124 186-137 354-177 79-53 159-97 212-177 22-31 8-79 35-106 44-44 119-44 176-70">
            <text:p/>
          </draw:path>
        </draw:g>
        <draw:rect draw:style-name="gr318" draw:text-style-name="P6" xml:id="id34" draw:id="id34" draw:layer="layout" svg:width="15.107cm" svg:height="3.978cm" svg:x="0.869cm" svg:y="12.788cm">
          <text:list text:style-name="L6">
            <text:list-item>
              <text:p text:style-name="P1"><text:span text:style-name="T16"><text:s/></text:span><text:span text:style-name="T16">Illustrated: Immediate </text:span><text:span text:style-name="T16"><text:line-break/></text:span><text:span text:style-name="T16"><text:tab/></text:span><text:span text:style-name="T16"><text:tab/></text:span><text:span text:style-name="T16"> <text:s/>reorganization</text:span></text:p>
            </text:list-item>
            <text:list-item>
              <text:p text:style-name="P1"><text:span text:style-name="T16"><text:s/></text:span><text:span text:style-name="T16">Variation:</text:span></text:p>
            </text:list-item>
          </text:list>
          <text:list text:style-name="L5">
            <text:list-item>
              <text:list>
                <text:list-item>
                  <text:p text:style-name="P23"><text:span text:style-name="T17"><text:s/></text:span><text:span text:style-name="T17">insert new block (chained file)</text:span></text:p>
                </text:list-item>
                <text:list-item>
                  <text:p text:style-name="P23"><text:span text:style-name="T17"><text:s/></text:span><text:span text:style-name="T17">update index</text:span></text:p>
                </text:list-item>
              </text:list>
            </text:list-item>
          </text:list>
        </draw:rect>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2s" smil:fill="hold" smil:targetElement="id33" smil:attributeName="visibility" smil:to="visible"/>
                  <anim:transitionFilter smil:dur="1s" smil:targetElement="id33"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34" smil:attributeName="visibility" smil:to="visible"/>
                  <anim:animate smil:dur="1s" smil:fill="hold" smil:targetElement="id34" smil:attributeName="x" smil:values="0-width/2;x" smil:keyTimes="0;1" smil:additive="base"/>
                  <anim:animate smil:dur="1s" smil:fill="hold" smil:targetElement="id34" smil:attributeName="y" smil:values="y;y" smil:keyTimes="0;1" smil:additive="base"/>
                </anim:par>
              </anim:par>
            </anim:par>
          </anim:seq>
        </anim:par>
        <presentation:notes draw:style-name="dp2">
          <draw:page-thumbnail draw:style-name="gr1" draw:layer="layout" svg:width="12.7cm" svg:height="9.525cm" svg:x="3.175cm" svg:y="1.905cm" draw:page-number="23" presentation:class="page"/>
          <draw:frame presentation:style-name="pr6" draw:text-style-name="P1" draw:layer="layout" svg:width="13.97cm" svg:height="11.431cm" svg:x="2.54cm" svg:y="12.065cm" presentation:class="notes" presentation:placeholder="true">
            <draw:text-box/>
          </draw:frame>
        </presentation:notes>
      </draw:page>
      <draw:page draw:name="page24" draw:style-name="dp1" draw:master-page-name="Default">
        <draw:g>
          <draw:rect draw:style-name="gr136" draw:text-style-name="P7" draw:layer="layout" svg:width="21.59cm" svg:height="2.328cm" svg:x="1.023cm" svg:y="0.776cm">
            <text:p/>
          </draw:rect>
          <draw:frame presentation:style-name="pr17" draw:text-style-name="P2" draw:layer="layout" svg:width="21.59cm" svg:height="2.328cm" svg:x="1.023cm" svg:y="0.776cm" presentation:class="title" presentation:user-transformed="true">
            <draw:text-box>
              <text:p text:style-name="P11"><text:span text:style-name="T6">Insertion, sparse index case</text:span></text:p>
            </draw:text-box>
          </draw:frame>
        </draw:g>
        <draw:g>
          <draw:rect draw:style-name="gr136" draw:text-style-name="P7" draw:layer="layout" svg:width="21.59cm" svg:height="11.43cm" svg:x="1.693cm" svg:y="5.292cm">
            <text:p/>
          </draw:rect>
          <draw:frame presentation:style-name="pr18" draw:text-style-name="P13" draw:layer="layout" svg:width="21.59cm" svg:height="11.43cm" svg:x="1.693cm" svg:y="5.292cm" presentation:class="outline" presentation:user-transformed="true">
            <draw:text-box>
              <text:p text:style-name="P19"><text:span text:style-name="T11"/></text:p>
              <text:p text:style-name="P20"><text:span text:style-name="T11"/></text:p>
              <text:p text:style-name="P20"><text:span text:style-name="T11"/></text:p>
            </draw:text-box>
          </draw:frame>
        </draw:g>
        <draw:g>
          <draw:g>
            <draw:rect draw:style-name="gr3" draw:text-style-name="P7" draw:layer="layout" svg:width="1.27cm" svg:height="0.846cm" svg:x="8.308cm" svg:y="6.558cm">
              <text:p/>
            </draw:rect>
            <draw:rect draw:style-name="gr319" draw:text-style-name="P9" draw:layer="layout" svg:width="1.27cm" svg:height="0.846cm" svg:x="8.308cm" svg:y="6.558cm">
              <text:p text:style-name="P8">20</text:p>
            </draw:rect>
          </draw:g>
          <draw:g>
            <draw:rect draw:style-name="gr3" draw:text-style-name="P7" draw:layer="layout" svg:width="1.27cm" svg:height="0.847cm" svg:x="8.308cm" svg:y="5.711cm">
              <text:p/>
            </draw:rect>
            <draw:rect draw:style-name="gr320" draw:text-style-name="P9" draw:layer="layout" svg:width="1.27cm" svg:height="0.847cm" svg:x="8.308cm" svg:y="5.711cm">
              <text:p text:style-name="P8">10</text:p>
            </draw:rect>
          </draw:g>
          <draw:rect draw:style-name="gr3" draw:text-style-name="P7" draw:layer="layout" svg:width="4.445cm" svg:height="0.847cm" svg:x="9.578cm" svg:y="5.711cm">
            <text:p/>
          </draw:rect>
          <draw:rect draw:style-name="gr3" draw:text-style-name="P7" draw:layer="layout" svg:width="4.445cm" svg:height="0.846cm" svg:x="9.578cm" svg:y="6.558cm">
            <text:p/>
          </draw:rect>
        </draw:g>
        <draw:g>
          <draw:rect draw:style-name="gr3" draw:text-style-name="P7" draw:layer="layout" svg:width="1.27cm" svg:height="0.846cm" svg:x="8.308cm" svg:y="8.886cm">
            <text:p/>
          </draw:rect>
          <draw:g>
            <draw:rect draw:style-name="gr3" draw:text-style-name="P7" draw:layer="layout" svg:width="1.27cm" svg:height="0.847cm" svg:x="8.308cm" svg:y="8.039cm">
              <text:p/>
            </draw:rect>
            <draw:rect draw:style-name="gr321" draw:text-style-name="P9" draw:layer="layout" svg:width="1.27cm" svg:height="0.847cm" svg:x="8.308cm" svg:y="8.039cm">
              <text:p text:style-name="P8">30</text:p>
            </draw:rect>
          </draw:g>
          <draw:rect draw:style-name="gr3" draw:text-style-name="P7" draw:layer="layout" svg:width="4.445cm" svg:height="0.847cm" svg:x="9.578cm" svg:y="8.039cm">
            <text:p/>
          </draw:rect>
          <draw:rect draw:style-name="gr3" draw:text-style-name="P7" draw:layer="layout" svg:width="4.445cm" svg:height="0.846cm" svg:x="9.578cm" svg:y="8.886cm">
            <text:p/>
          </draw:rect>
        </draw:g>
        <draw:g>
          <draw:g>
            <draw:rect draw:style-name="gr3" draw:text-style-name="P7" draw:layer="layout" svg:width="1.27cm" svg:height="0.846cm" svg:x="8.308cm" svg:y="11.215cm">
              <text:p/>
            </draw:rect>
            <draw:rect draw:style-name="gr322" draw:text-style-name="P9" draw:layer="layout" svg:width="1.27cm" svg:height="0.846cm" svg:x="8.308cm" svg:y="11.215cm">
              <text:p text:style-name="P8">50</text:p>
            </draw:rect>
          </draw:g>
          <draw:g>
            <draw:rect draw:style-name="gr3" draw:text-style-name="P7" draw:layer="layout" svg:width="1.27cm" svg:height="0.848cm" svg:x="8.308cm" svg:y="10.367cm">
              <text:p/>
            </draw:rect>
            <draw:rect draw:style-name="gr323" draw:text-style-name="P9" draw:layer="layout" svg:width="1.27cm" svg:height="0.848cm" svg:x="8.308cm" svg:y="10.367cm">
              <text:p text:style-name="P8">40</text:p>
            </draw:rect>
          </draw:g>
          <draw:rect draw:style-name="gr3" draw:text-style-name="P7" draw:layer="layout" svg:width="4.445cm" svg:height="0.848cm" svg:x="9.578cm" svg:y="10.367cm">
            <text:p/>
          </draw:rect>
          <draw:rect draw:style-name="gr3" draw:text-style-name="P7" draw:layer="layout" svg:width="4.445cm" svg:height="0.846cm" svg:x="9.578cm" svg:y="11.215cm">
            <text:p/>
          </draw:rect>
        </draw:g>
        <draw:g>
          <draw:rect draw:style-name="gr3" draw:text-style-name="P7" draw:layer="layout" svg:width="1.27cm" svg:height="0.846cm" svg:x="8.308cm" svg:y="13.543cm">
            <text:p/>
          </draw:rect>
          <draw:g>
            <draw:rect draw:style-name="gr3" draw:text-style-name="P7" draw:layer="layout" svg:width="1.27cm" svg:height="0.847cm" svg:x="8.308cm" svg:y="12.696cm">
              <text:p/>
            </draw:rect>
            <draw:rect draw:style-name="gr324" draw:text-style-name="P9" draw:layer="layout" svg:width="1.27cm" svg:height="0.847cm" svg:x="8.308cm" svg:y="12.696cm">
              <text:p text:style-name="P8">60</text:p>
            </draw:rect>
          </draw:g>
          <draw:rect draw:style-name="gr3" draw:text-style-name="P7" draw:layer="layout" svg:width="4.445cm" svg:height="0.847cm" svg:x="9.578cm" svg:y="12.696cm">
            <text:p/>
          </draw:rect>
          <draw:rect draw:style-name="gr3" draw:text-style-name="P7" draw:layer="layout" svg:width="4.445cm" svg:height="0.846cm" svg:x="9.578cm" svg:y="13.543cm">
            <text:p/>
          </draw:rect>
        </draw:g>
        <draw:g>
          <draw:rect draw:style-name="gr3" draw:text-style-name="P7" draw:layer="layout" svg:width="1.27cm" svg:height="0.846cm" svg:x="2.24cm" svg:y="6.443cm">
            <text:p/>
          </draw:rect>
          <draw:rect draw:style-name="gr325" draw:text-style-name="P9" draw:layer="layout" svg:width="1.27cm" svg:height="0.846cm" svg:x="2.24cm" svg:y="6.443cm">
            <text:p text:style-name="P8"><text:span text:style-name="T5">10</text:span></text:p>
          </draw:rect>
        </draw:g>
        <draw:rect draw:style-name="gr3" draw:text-style-name="P7" draw:layer="layout" svg:width="1.27cm" svg:height="0.846cm" svg:x="3.51cm" svg:y="6.443cm">
          <text:p/>
        </draw:rect>
        <draw:rect draw:style-name="gr3" draw:text-style-name="P7" draw:layer="layout" svg:width="1.27cm" svg:height="0.847cm" svg:x="3.51cm" svg:y="7.289cm">
          <text:p/>
        </draw:rect>
        <draw:g>
          <draw:rect draw:style-name="gr3" draw:text-style-name="P7" draw:layer="layout" svg:width="1.27cm" svg:height="0.847cm" svg:x="2.24cm" svg:y="7.289cm">
            <text:p/>
          </draw:rect>
          <draw:rect draw:style-name="gr326" draw:text-style-name="P9" draw:layer="layout" svg:width="1.27cm" svg:height="0.847cm" svg:x="2.24cm" svg:y="7.289cm">
            <text:p text:style-name="P8"><text:span text:style-name="T5">30</text:span></text:p>
          </draw:rect>
        </draw:g>
        <draw:g>
          <draw:rect draw:style-name="gr3" draw:text-style-name="P7" draw:layer="layout" svg:width="1.27cm" svg:height="0.847cm" svg:x="2.24cm" svg:y="8.136cm">
            <text:p/>
          </draw:rect>
          <draw:rect draw:style-name="gr327" draw:text-style-name="P9" draw:layer="layout" svg:width="1.27cm" svg:height="0.847cm" svg:x="2.24cm" svg:y="8.136cm">
            <text:p text:style-name="P8"><text:span text:style-name="T5">40</text:span></text:p>
          </draw:rect>
        </draw:g>
        <draw:rect draw:style-name="gr3" draw:text-style-name="P7" draw:layer="layout" svg:width="1.27cm" svg:height="0.847cm" svg:x="3.51cm" svg:y="8.136cm">
          <text:p/>
        </draw:rect>
        <draw:rect draw:style-name="gr3" draw:text-style-name="P7" draw:layer="layout" svg:width="1.27cm" svg:height="0.846cm" svg:x="3.51cm" svg:y="8.983cm">
          <text:p/>
        </draw:rect>
        <draw:g>
          <draw:rect draw:style-name="gr3" draw:text-style-name="P7" draw:layer="layout" svg:width="1.27cm" svg:height="0.846cm" svg:x="2.24cm" svg:y="8.983cm">
            <text:p/>
          </draw:rect>
          <draw:rect draw:style-name="gr328" draw:text-style-name="P9" draw:layer="layout" svg:width="1.27cm" svg:height="0.846cm" svg:x="2.24cm" svg:y="8.983cm">
            <text:p text:style-name="P8"><text:span text:style-name="T5">60</text:span></text:p>
          </draw:rect>
        </draw:g>
        <draw:line draw:style-name="gr36" draw:text-style-name="P10" draw:layer="layout" svg:x1="4.15cm" svg:y1="6.838cm" svg:x2="8.356cm" svg:y2="6.027cm">
          <text:p/>
        </draw:line>
        <draw:line draw:style-name="gr36" draw:text-style-name="P10" draw:layer="layout" svg:x1="4.105cm" svg:y1="7.682cm" svg:x2="8.22cm" svg:y2="8.22cm">
          <text:p/>
        </draw:line>
        <draw:line draw:style-name="gr36" draw:text-style-name="P10" draw:layer="layout" svg:x1="4.15cm" svg:y1="8.643cm" svg:x2="8.29cm" svg:y2="10.548cm">
          <text:p/>
        </draw:line>
        <draw:line draw:style-name="gr36" draw:text-style-name="P10" draw:layer="layout" svg:x1="4.233cm" svg:y1="9.366cm" svg:x2="8.29cm" svg:y2="13.018cm">
          <text:p/>
        </draw:line>
        <draw:rect draw:style-name="gr216" draw:text-style-name="P6" draw:layer="layout" svg:width="10.632cm" svg:height="1.61cm" svg:x="1.742cm" svg:y="3.47cm">
          <text:list text:style-name="L5">
            <text:list-item>
              <text:list>
                <text:list-item>
                  <text:p text:style-name="P22"><text:span text:style-name="T13"><text:s/></text:span><text:span text:style-name="T13">insert record 25</text:span></text:p>
                </text:list-item>
              </text:list>
            </text:list-item>
          </text:list>
        </draw:rect>
        <draw:g xml:id="id36" draw:id="id36">
          <draw:rect draw:style-name="gr329" draw:text-style-name="P7" draw:layer="layout" svg:width="0.458cm" svg:height="0.846cm" svg:x="14.076cm" svg:y="6.563cm">
            <text:p/>
          </draw:rect>
          <draw:rect draw:style-name="gr329" draw:text-style-name="P7" draw:layer="layout" svg:width="0.458cm" svg:height="0.847cm" svg:x="14.076cm" svg:y="8.891cm">
            <text:p/>
          </draw:rect>
          <draw:rect draw:style-name="gr329" draw:text-style-name="P7" draw:layer="layout" svg:width="0.458cm" svg:height="0.847cm" svg:x="14.076cm" svg:y="11.218cm">
            <text:p/>
          </draw:rect>
          <draw:rect draw:style-name="gr329" draw:text-style-name="P7" draw:layer="layout" svg:width="0.458cm" svg:height="0.846cm" svg:x="14.076cm" svg:y="13.547cm">
            <text:p/>
          </draw:rect>
          <draw:rect draw:style-name="gr329" draw:text-style-name="P7" draw:layer="layout" svg:width="0.458cm" svg:height="0.846cm" svg:x="23.46cm" svg:y="6.704cm">
            <text:p/>
          </draw:rect>
          <draw:line draw:style-name="gr330" draw:text-style-name="P10" draw:layer="layout" svg:x1="14.288cm" svg:y1="6.985cm" svg:x2="17.674cm" svg:y2="6.174cm">
            <text:p/>
          </draw:line>
        </draw:g>
        <draw:g xml:id="id35" draw:id="id35">
          <draw:g>
            <draw:rect draw:style-name="gr331" draw:text-style-name="P7" draw:layer="layout" svg:width="1.27cm" svg:height="0.846cm" svg:x="17.692cm" svg:y="6.699cm">
              <text:p/>
            </draw:rect>
            <draw:g>
              <draw:rect draw:style-name="gr331" draw:text-style-name="P7" draw:layer="layout" svg:width="1.27cm" svg:height="0.847cm" svg:x="17.692cm" svg:y="5.852cm">
                <text:p/>
              </draw:rect>
              <draw:rect draw:style-name="gr332" draw:text-style-name="P9" draw:layer="layout" svg:width="1.27cm" svg:height="0.847cm" svg:x="17.692cm" svg:y="5.852cm">
                <text:p text:style-name="P8"><text:span text:style-name="T14">25</text:span></text:p>
              </draw:rect>
            </draw:g>
            <draw:rect draw:style-name="gr331" draw:text-style-name="P7" draw:layer="layout" svg:width="4.445cm" svg:height="0.847cm" svg:x="18.962cm" svg:y="5.852cm">
              <text:p/>
            </draw:rect>
            <draw:rect draw:style-name="gr331" draw:text-style-name="P7" draw:layer="layout" svg:width="4.445cm" svg:height="0.846cm" svg:x="18.962cm" svg:y="6.699cm">
              <text:p/>
            </draw:rect>
          </draw:g>
          <draw:rect draw:style-name="gr333" draw:text-style-name="P6" draw:layer="layout" svg:width="7.779cm" svg:height="2.285cm" svg:x="16.501cm" svg:y="7.924cm">
            <text:p text:style-name="P1"><text:span text:style-name="T14">overflow blocks</text:span></text:p>
            <text:p text:style-name="P1"><text:span text:style-name="T14">(reorganize later...)</text:span></text:p>
          </draw:rect>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35" smil:attributeName="visibility" smil:to="visible"/>
                  <anim:animate smil:dur="1s" smil:fill="hold" smil:targetElement="id35" smil:attributeName="x" smil:values="1+width/2;x" smil:keyTimes="0;1" smil:additive="base"/>
                  <anim:animate smil:dur="1s" smil:fill="hold" smil:targetElement="id35" smil:attributeName="y" smil:values="y;y" smil:keyTimes="0;1" smil:additive="base"/>
                </anim:par>
              </anim:par>
            </anim:par>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36" smil:attributeName="visibility" smil:to="visible"/>
                  <anim:transitionFilter smil:dur="1s" smil:targetElement="id36" smil:type="blindsWipe" smil:subtype="vertical"/>
                </anim:par>
              </anim:par>
            </anim:par>
          </anim:seq>
        </anim:par>
        <presentation:notes draw:style-name="dp2">
          <draw:page-thumbnail draw:style-name="gr1" draw:layer="layout" svg:width="12.7cm" svg:height="9.525cm" svg:x="3.175cm" svg:y="1.905cm" draw:page-number="24" presentation:class="page"/>
          <draw:frame presentation:style-name="pr6" draw:text-style-name="P1" draw:layer="layout" svg:width="13.97cm" svg:height="11.431cm" svg:x="2.54cm" svg:y="12.065cm" presentation:class="notes" presentation:placeholder="true">
            <draw:text-box/>
          </draw:frame>
        </presentation:notes>
      </draw:page>
      <draw:page draw:name="page25" draw:style-name="dp1" draw:master-page-name="Default">
        <draw:g>
          <draw:rect draw:style-name="gr136" draw:text-style-name="P7" draw:layer="layout" svg:width="21.59cm" svg:height="3.175cm" svg:x="1.905cm" svg:y="1.693cm">
            <text:p/>
          </draw:rect>
          <draw:frame presentation:style-name="pr13" draw:text-style-name="P2" draw:layer="layout" svg:width="21.59cm" svg:height="3.175cm" svg:x="1.905cm" svg:y="1.693cm" presentation:class="title" presentation:user-transformed="true">
            <draw:text-box>
              <text:p text:style-name="P11"><text:span text:style-name="T6">Insertion, dense index case</text:span></text:p>
            </draw:text-box>
          </draw:frame>
        </draw:g>
        <draw:rect draw:style-name="gr334" draw:text-style-name="P6" draw:layer="layout" svg:width="16.554cm" svg:height="4.07cm" svg:x="2.752cm" svg:y="5.327cm">
          <text:list text:style-name="L1">
            <text:list-item>
              <text:p text:style-name="P24"><text:span text:style-name="T9"><text:s/></text:span><text:span text:style-name="T9">Similar</text:span></text:p>
            </text:list-item>
            <text:list-item>
              <text:p text:style-name="P24"><text:span text:style-name="T9"><text:s/></text:span><text:span text:style-name="T9">Often more expensive . . . </text:span></text:p>
            </text:list-item>
          </text:list>
        </draw:rect>
        <presentation:notes draw:style-name="dp2">
          <draw:page-thumbnail draw:style-name="gr1" draw:layer="layout" svg:width="12.7cm" svg:height="9.525cm" svg:x="3.175cm" svg:y="1.905cm" draw:page-number="25" presentation:class="page"/>
          <draw:frame presentation:style-name="pr6" draw:text-style-name="P1" draw:layer="layout" svg:width="13.97cm" svg:height="11.431cm" svg:x="2.54cm" svg:y="12.065cm" presentation:class="notes" presentation:placeholder="true">
            <draw:text-box/>
          </draw:frame>
        </presentation:notes>
      </draw:page>
      <draw:page draw:name="page26" draw:style-name="dp1" draw:master-page-name="Default">
        <draw:g>
          <draw:rect draw:style-name="gr136" draw:text-style-name="P7" draw:layer="layout" svg:width="21.59cm" svg:height="2.046cm" svg:x="0.635cm" svg:y="0.882cm">
            <text:p/>
          </draw:rect>
          <draw:frame presentation:style-name="pr20" draw:text-style-name="P2" draw:layer="layout" svg:width="21.59cm" svg:height="2.046cm" svg:x="0.635cm" svg:y="0.882cm" presentation:class="title" presentation:user-transformed="true">
            <draw:text-box>
              <text:p text:style-name="P11"><text:span text:style-name="T6">Secondary indexes</text:span></text:p>
            </draw:text-box>
          </draw:frame>
        </draw:g>
        <draw:rect draw:style-name="gr335" draw:text-style-name="P6" draw:layer="layout" svg:width="3.515cm" svg:height="1.782cm" svg:x="17.18cm" svg:y="2.478cm">
          <text:p text:style-name="P25"><text:span text:style-name="T5">Sequence</text:span></text:p>
          <text:p text:style-name="P26"><text:span text:style-name="T5">field</text:span></text:p>
        </draw:rect>
        <draw:line draw:style-name="gr36" draw:text-style-name="P10" draw:layer="layout" svg:x1="19.05cm" svg:y1="3.881cm" svg:x2="19.579cm" svg:y2="4.727cm">
          <text:p/>
        </draw:line>
        <draw:g>
          <draw:g>
            <draw:rect draw:style-name="gr3" draw:text-style-name="P7" draw:layer="layout" svg:width="1.27cm" svg:height="0.846cm" svg:x="15.981cm" svg:y="5.786cm">
              <text:p/>
            </draw:rect>
            <draw:rect draw:style-name="gr336" draw:text-style-name="P9" draw:layer="layout" svg:width="1.27cm" svg:height="0.846cm" svg:x="15.981cm" svg:y="5.786cm">
              <text:p text:style-name="P8">50</text:p>
            </draw:rect>
          </draw:g>
          <draw:g>
            <draw:rect draw:style-name="gr3" draw:text-style-name="P7" draw:layer="layout" svg:width="1.27cm" svg:height="0.847cm" svg:x="15.981cm" svg:y="4.939cm">
              <text:p/>
            </draw:rect>
            <draw:rect draw:style-name="gr337" draw:text-style-name="P9" draw:layer="layout" svg:width="1.27cm" svg:height="0.847cm" svg:x="15.981cm" svg:y="4.939cm">
              <text:p text:style-name="P8">30</text:p>
            </draw:rect>
          </draw:g>
          <draw:rect draw:style-name="gr3" draw:text-style-name="P7" draw:layer="layout" svg:width="4.445cm" svg:height="0.847cm" svg:x="17.251cm" svg:y="4.939cm">
            <text:p/>
          </draw:rect>
          <draw:rect draw:style-name="gr3" draw:text-style-name="P7" draw:layer="layout" svg:width="4.445cm" svg:height="0.846cm" svg:x="17.251cm" svg:y="5.786cm">
            <text:p/>
          </draw:rect>
        </draw:g>
        <draw:g>
          <draw:g>
            <draw:rect draw:style-name="gr3" draw:text-style-name="P7" draw:layer="layout" svg:width="1.27cm" svg:height="0.846cm" svg:x="15.981cm" svg:y="8.115cm">
              <text:p/>
            </draw:rect>
            <draw:rect draw:style-name="gr338" draw:text-style-name="P9" draw:layer="layout" svg:width="1.27cm" svg:height="0.846cm" svg:x="15.981cm" svg:y="8.115cm">
              <text:p text:style-name="P8">70</text:p>
            </draw:rect>
          </draw:g>
          <draw:g>
            <draw:rect draw:style-name="gr3" draw:text-style-name="P7" draw:layer="layout" svg:width="1.27cm" svg:height="0.848cm" svg:x="15.981cm" svg:y="7.267cm">
              <text:p/>
            </draw:rect>
            <draw:rect draw:style-name="gr339" draw:text-style-name="P9" draw:layer="layout" svg:width="1.27cm" svg:height="0.848cm" svg:x="15.981cm" svg:y="7.267cm">
              <text:p text:style-name="P8">20</text:p>
            </draw:rect>
          </draw:g>
          <draw:rect draw:style-name="gr3" draw:text-style-name="P7" draw:layer="layout" svg:width="4.445cm" svg:height="0.848cm" svg:x="17.251cm" svg:y="7.267cm">
            <text:p/>
          </draw:rect>
          <draw:rect draw:style-name="gr3" draw:text-style-name="P7" draw:layer="layout" svg:width="4.445cm" svg:height="0.846cm" svg:x="17.251cm" svg:y="8.115cm">
            <text:p/>
          </draw:rect>
        </draw:g>
        <draw:g>
          <draw:g>
            <draw:rect draw:style-name="gr3" draw:text-style-name="P7" draw:layer="layout" svg:width="1.27cm" svg:height="0.846cm" svg:x="15.981cm" svg:y="10.443cm">
              <text:p/>
            </draw:rect>
            <draw:rect draw:style-name="gr340" draw:text-style-name="P9" draw:layer="layout" svg:width="1.27cm" svg:height="0.846cm" svg:x="15.981cm" svg:y="10.443cm">
              <text:p text:style-name="P8">40</text:p>
            </draw:rect>
          </draw:g>
          <draw:g>
            <draw:rect draw:style-name="gr3" draw:text-style-name="P7" draw:layer="layout" svg:width="1.27cm" svg:height="0.847cm" svg:x="15.981cm" svg:y="9.596cm">
              <text:p/>
            </draw:rect>
            <draw:rect draw:style-name="gr341" draw:text-style-name="P9" draw:layer="layout" svg:width="1.27cm" svg:height="0.847cm" svg:x="15.981cm" svg:y="9.596cm">
              <text:p text:style-name="P8">80</text:p>
            </draw:rect>
          </draw:g>
          <draw:rect draw:style-name="gr3" draw:text-style-name="P7" draw:layer="layout" svg:width="4.445cm" svg:height="0.847cm" svg:x="17.251cm" svg:y="9.596cm">
            <text:p/>
          </draw:rect>
          <draw:rect draw:style-name="gr3" draw:text-style-name="P7" draw:layer="layout" svg:width="4.445cm" svg:height="0.846cm" svg:x="17.251cm" svg:y="10.443cm">
            <text:p/>
          </draw:rect>
        </draw:g>
        <draw:g>
          <draw:g>
            <draw:rect draw:style-name="gr3" draw:text-style-name="P7" draw:layer="layout" svg:width="1.27cm" svg:height="0.846cm" svg:x="15.981cm" svg:y="12.771cm">
              <text:p/>
            </draw:rect>
            <draw:rect draw:style-name="gr342" draw:text-style-name="P9" draw:layer="layout" svg:width="1.27cm" svg:height="0.846cm" svg:x="15.981cm" svg:y="12.771cm">
              <text:p text:style-name="P8">10</text:p>
            </draw:rect>
          </draw:g>
          <draw:g>
            <draw:rect draw:style-name="gr3" draw:text-style-name="P7" draw:layer="layout" svg:width="1.27cm" svg:height="0.847cm" svg:x="15.981cm" svg:y="11.924cm">
              <text:p/>
            </draw:rect>
            <draw:rect draw:style-name="gr343" draw:text-style-name="P9" draw:layer="layout" svg:width="1.27cm" svg:height="0.847cm" svg:x="15.981cm" svg:y="11.924cm">
              <text:p text:style-name="P8">100</text:p>
            </draw:rect>
          </draw:g>
          <draw:rect draw:style-name="gr3" draw:text-style-name="P7" draw:layer="layout" svg:width="4.445cm" svg:height="0.847cm" svg:x="17.251cm" svg:y="11.924cm">
            <text:p/>
          </draw:rect>
          <draw:rect draw:style-name="gr3" draw:text-style-name="P7" draw:layer="layout" svg:width="4.445cm" svg:height="0.846cm" svg:x="17.251cm" svg:y="12.771cm">
            <text:p/>
          </draw:rect>
        </draw:g>
        <draw:g>
          <draw:g>
            <draw:rect draw:style-name="gr3" draw:text-style-name="P7" draw:layer="layout" svg:width="1.27cm" svg:height="0.846cm" svg:x="15.981cm" svg:y="14.888cm">
              <text:p/>
            </draw:rect>
            <draw:rect draw:style-name="gr344" draw:text-style-name="P9" draw:layer="layout" svg:width="1.27cm" svg:height="0.846cm" svg:x="15.981cm" svg:y="14.888cm">
              <text:p text:style-name="P8">60</text:p>
            </draw:rect>
          </draw:g>
          <draw:g>
            <draw:rect draw:style-name="gr3" draw:text-style-name="P7" draw:layer="layout" svg:width="1.27cm" svg:height="0.847cm" svg:x="15.981cm" svg:y="14.041cm">
              <text:p/>
            </draw:rect>
            <draw:rect draw:style-name="gr345" draw:text-style-name="P9" draw:layer="layout" svg:width="1.27cm" svg:height="0.847cm" svg:x="15.981cm" svg:y="14.041cm">
              <text:p text:style-name="P8">90</text:p>
            </draw:rect>
          </draw:g>
          <draw:rect draw:style-name="gr3" draw:text-style-name="P7" draw:layer="layout" svg:width="4.445cm" svg:height="0.847cm" svg:x="17.251cm" svg:y="14.041cm">
            <text:p/>
          </draw:rect>
          <draw:rect draw:style-name="gr3" draw:text-style-name="P7" draw:layer="layout" svg:width="4.445cm" svg:height="0.846cm" svg:x="17.251cm" svg:y="14.888cm">
            <text:p/>
          </draw:rect>
        </draw:g>
        <presentation:notes draw:style-name="dp2">
          <draw:page-thumbnail draw:style-name="gr1" draw:layer="layout" svg:width="12.7cm" svg:height="9.525cm" svg:x="3.175cm" svg:y="1.905cm" draw:page-number="26" presentation:class="page"/>
          <draw:frame presentation:style-name="pr6" draw:text-style-name="P1" draw:layer="layout" svg:width="13.97cm" svg:height="11.431cm" svg:x="2.54cm" svg:y="12.065cm" presentation:class="notes" presentation:placeholder="true">
            <draw:text-box/>
          </draw:frame>
        </presentation:notes>
      </draw:page>
      <draw:page draw:name="page27" draw:style-name="dp1" draw:master-page-name="Default">
        <draw:g>
          <draw:rect draw:style-name="gr136" draw:text-style-name="P7" draw:layer="layout" svg:width="21.59cm" svg:height="2.046cm" svg:x="0.635cm" svg:y="0.882cm">
            <text:p/>
          </draw:rect>
          <draw:frame presentation:style-name="pr20" draw:text-style-name="P2" draw:layer="layout" svg:width="21.59cm" svg:height="2.046cm" svg:x="0.635cm" svg:y="0.882cm" presentation:class="title" presentation:user-transformed="true">
            <draw:text-box>
              <text:p text:style-name="P11"><text:span text:style-name="T6">Secondary indexes</text:span></text:p>
            </draw:text-box>
          </draw:frame>
        </draw:g>
        <draw:rect draw:style-name="gr335" draw:text-style-name="P6" draw:layer="layout" svg:width="3.515cm" svg:height="1.782cm" svg:x="17.18cm" svg:y="2.478cm">
          <text:p text:style-name="P25"><text:span text:style-name="T5">Sequence</text:span></text:p>
          <text:p text:style-name="P26"><text:span text:style-name="T5">field</text:span></text:p>
        </draw:rect>
        <draw:line draw:style-name="gr36" draw:text-style-name="P10" draw:layer="layout" svg:x1="19.05cm" svg:y1="3.881cm" svg:x2="19.579cm" svg:y2="4.727cm">
          <text:p/>
        </draw:line>
        <draw:g>
          <draw:g>
            <draw:rect draw:style-name="gr3" draw:text-style-name="P7" draw:layer="layout" svg:width="1.27cm" svg:height="0.846cm" svg:x="15.981cm" svg:y="5.786cm">
              <text:p/>
            </draw:rect>
            <draw:rect draw:style-name="gr346" draw:text-style-name="P9" draw:layer="layout" svg:width="1.27cm" svg:height="0.846cm" svg:x="15.981cm" svg:y="5.786cm">
              <text:p text:style-name="P8">50</text:p>
            </draw:rect>
          </draw:g>
          <draw:g>
            <draw:rect draw:style-name="gr3" draw:text-style-name="P7" draw:layer="layout" svg:width="1.27cm" svg:height="0.847cm" svg:x="15.981cm" svg:y="4.939cm">
              <text:p/>
            </draw:rect>
            <draw:rect draw:style-name="gr347" draw:text-style-name="P9" draw:layer="layout" svg:width="1.27cm" svg:height="0.847cm" svg:x="15.981cm" svg:y="4.939cm">
              <text:p text:style-name="P8">30</text:p>
            </draw:rect>
          </draw:g>
          <draw:rect draw:style-name="gr3" draw:text-style-name="P7" draw:layer="layout" svg:width="4.445cm" svg:height="0.847cm" svg:x="17.251cm" svg:y="4.939cm">
            <text:p/>
          </draw:rect>
          <draw:rect draw:style-name="gr3" draw:text-style-name="P7" draw:layer="layout" svg:width="4.445cm" svg:height="0.846cm" svg:x="17.251cm" svg:y="5.786cm">
            <text:p/>
          </draw:rect>
        </draw:g>
        <draw:g>
          <draw:g>
            <draw:rect draw:style-name="gr3" draw:text-style-name="P7" draw:layer="layout" svg:width="1.27cm" svg:height="0.846cm" svg:x="15.981cm" svg:y="8.115cm">
              <text:p/>
            </draw:rect>
            <draw:rect draw:style-name="gr348" draw:text-style-name="P9" draw:layer="layout" svg:width="1.27cm" svg:height="0.846cm" svg:x="15.981cm" svg:y="8.115cm">
              <text:p text:style-name="P8">70</text:p>
            </draw:rect>
          </draw:g>
          <draw:g>
            <draw:rect draw:style-name="gr3" draw:text-style-name="P7" draw:layer="layout" svg:width="1.27cm" svg:height="0.848cm" svg:x="15.981cm" svg:y="7.267cm">
              <text:p/>
            </draw:rect>
            <draw:rect draw:style-name="gr349" draw:text-style-name="P9" draw:layer="layout" svg:width="1.27cm" svg:height="0.848cm" svg:x="15.981cm" svg:y="7.267cm">
              <text:p text:style-name="P8">20</text:p>
            </draw:rect>
          </draw:g>
          <draw:rect draw:style-name="gr3" draw:text-style-name="P7" draw:layer="layout" svg:width="4.445cm" svg:height="0.848cm" svg:x="17.251cm" svg:y="7.267cm">
            <text:p/>
          </draw:rect>
          <draw:rect draw:style-name="gr3" draw:text-style-name="P7" draw:layer="layout" svg:width="4.445cm" svg:height="0.846cm" svg:x="17.251cm" svg:y="8.115cm">
            <text:p/>
          </draw:rect>
        </draw:g>
        <draw:g>
          <draw:g>
            <draw:rect draw:style-name="gr3" draw:text-style-name="P7" draw:layer="layout" svg:width="1.27cm" svg:height="0.846cm" svg:x="15.981cm" svg:y="10.443cm">
              <text:p/>
            </draw:rect>
            <draw:rect draw:style-name="gr350" draw:text-style-name="P9" draw:layer="layout" svg:width="1.27cm" svg:height="0.846cm" svg:x="15.981cm" svg:y="10.443cm">
              <text:p text:style-name="P8">40</text:p>
            </draw:rect>
          </draw:g>
          <draw:g>
            <draw:rect draw:style-name="gr3" draw:text-style-name="P7" draw:layer="layout" svg:width="1.27cm" svg:height="0.847cm" svg:x="15.981cm" svg:y="9.596cm">
              <text:p/>
            </draw:rect>
            <draw:rect draw:style-name="gr351" draw:text-style-name="P9" draw:layer="layout" svg:width="1.27cm" svg:height="0.847cm" svg:x="15.981cm" svg:y="9.596cm">
              <text:p text:style-name="P8">80</text:p>
            </draw:rect>
          </draw:g>
          <draw:rect draw:style-name="gr3" draw:text-style-name="P7" draw:layer="layout" svg:width="4.445cm" svg:height="0.847cm" svg:x="17.251cm" svg:y="9.596cm">
            <text:p/>
          </draw:rect>
          <draw:rect draw:style-name="gr3" draw:text-style-name="P7" draw:layer="layout" svg:width="4.445cm" svg:height="0.846cm" svg:x="17.251cm" svg:y="10.443cm">
            <text:p/>
          </draw:rect>
        </draw:g>
        <draw:g>
          <draw:g>
            <draw:rect draw:style-name="gr3" draw:text-style-name="P7" draw:layer="layout" svg:width="1.27cm" svg:height="0.846cm" svg:x="15.981cm" svg:y="12.771cm">
              <text:p/>
            </draw:rect>
            <draw:rect draw:style-name="gr352" draw:text-style-name="P9" draw:layer="layout" svg:width="1.27cm" svg:height="0.846cm" svg:x="15.981cm" svg:y="12.771cm">
              <text:p text:style-name="P8">10</text:p>
            </draw:rect>
          </draw:g>
          <draw:g>
            <draw:rect draw:style-name="gr3" draw:text-style-name="P7" draw:layer="layout" svg:width="1.27cm" svg:height="0.847cm" svg:x="15.981cm" svg:y="11.924cm">
              <text:p/>
            </draw:rect>
            <draw:rect draw:style-name="gr353" draw:text-style-name="P9" draw:layer="layout" svg:width="1.27cm" svg:height="0.847cm" svg:x="15.981cm" svg:y="11.924cm">
              <text:p text:style-name="P8">100</text:p>
            </draw:rect>
          </draw:g>
          <draw:rect draw:style-name="gr3" draw:text-style-name="P7" draw:layer="layout" svg:width="4.445cm" svg:height="0.847cm" svg:x="17.251cm" svg:y="11.924cm">
            <text:p/>
          </draw:rect>
          <draw:rect draw:style-name="gr3" draw:text-style-name="P7" draw:layer="layout" svg:width="4.445cm" svg:height="0.846cm" svg:x="17.251cm" svg:y="12.771cm">
            <text:p/>
          </draw:rect>
        </draw:g>
        <draw:g>
          <draw:g>
            <draw:rect draw:style-name="gr3" draw:text-style-name="P7" draw:layer="layout" svg:width="1.27cm" svg:height="0.846cm" svg:x="15.981cm" svg:y="14.888cm">
              <text:p/>
            </draw:rect>
            <draw:rect draw:style-name="gr354" draw:text-style-name="P9" draw:layer="layout" svg:width="1.27cm" svg:height="0.846cm" svg:x="15.981cm" svg:y="14.888cm">
              <text:p text:style-name="P8">60</text:p>
            </draw:rect>
          </draw:g>
          <draw:g>
            <draw:rect draw:style-name="gr3" draw:text-style-name="P7" draw:layer="layout" svg:width="1.27cm" svg:height="0.847cm" svg:x="15.981cm" svg:y="14.041cm">
              <text:p/>
            </draw:rect>
            <draw:rect draw:style-name="gr355" draw:text-style-name="P9" draw:layer="layout" svg:width="1.27cm" svg:height="0.847cm" svg:x="15.981cm" svg:y="14.041cm">
              <text:p text:style-name="P8">90</text:p>
            </draw:rect>
          </draw:g>
          <draw:rect draw:style-name="gr3" draw:text-style-name="P7" draw:layer="layout" svg:width="4.445cm" svg:height="0.847cm" svg:x="17.251cm" svg:y="14.041cm">
            <text:p/>
          </draw:rect>
          <draw:rect draw:style-name="gr3" draw:text-style-name="P7" draw:layer="layout" svg:width="4.445cm" svg:height="0.846cm" svg:x="17.251cm" svg:y="14.888cm">
            <text:p/>
          </draw:rect>
        </draw:g>
        <draw:rect draw:style-name="gr356" draw:text-style-name="P6" draw:layer="layout" svg:width="7.753cm" svg:height="1.609cm" svg:x="2.91cm" svg:y="2.827cm">
          <text:list text:style-name="L1">
            <text:list-item>
              <text:p text:style-name="P8"><text:span text:style-name="T18"><text:s/></text:span><text:span text:style-name="T18">Sparse index</text:span></text:p>
            </text:list-item>
          </text:list>
        </draw:rect>
        <draw:g>
          <draw:g>
            <draw:rect draw:style-name="gr3" draw:text-style-name="P7" draw:layer="layout" svg:width="1.27cm" svg:height="0.847cm" svg:x="8.237cm" svg:y="5.384cm">
              <text:p/>
            </draw:rect>
            <draw:rect draw:style-name="gr357" draw:text-style-name="P9" draw:layer="layout" svg:width="1.27cm" svg:height="0.847cm" svg:x="8.237cm" svg:y="5.384cm">
              <text:p text:style-name="P8"><text:span text:style-name="T5">30</text:span></text:p>
            </draw:rect>
          </draw:g>
          <draw:rect draw:style-name="gr3" draw:text-style-name="P7" draw:layer="layout" svg:width="1.27cm" svg:height="0.847cm" svg:x="9.507cm" svg:y="5.384cm">
            <text:p/>
          </draw:rect>
          <draw:rect draw:style-name="gr3" draw:text-style-name="P7" draw:layer="layout" svg:width="1.27cm" svg:height="0.846cm" svg:x="9.507cm" svg:y="6.231cm">
            <text:p/>
          </draw:rect>
          <draw:g>
            <draw:rect draw:style-name="gr3" draw:text-style-name="P7" draw:layer="layout" svg:width="1.27cm" svg:height="0.846cm" svg:x="8.237cm" svg:y="6.231cm">
              <text:p/>
            </draw:rect>
            <draw:rect draw:style-name="gr358" draw:text-style-name="P9" draw:layer="layout" svg:width="1.27cm" svg:height="0.846cm" svg:x="8.237cm" svg:y="6.231cm">
              <text:p text:style-name="P8"><text:span text:style-name="T5">20</text:span></text:p>
            </draw:rect>
          </draw:g>
          <draw:g>
            <draw:rect draw:style-name="gr3" draw:text-style-name="P7" draw:layer="layout" svg:width="1.27cm" svg:height="0.847cm" svg:x="8.237cm" svg:y="7.077cm">
              <text:p/>
            </draw:rect>
            <draw:rect draw:style-name="gr359" draw:text-style-name="P9" draw:layer="layout" svg:width="1.27cm" svg:height="0.847cm" svg:x="8.237cm" svg:y="7.077cm">
              <text:p text:style-name="P8"><text:span text:style-name="T5">80</text:span></text:p>
            </draw:rect>
          </draw:g>
          <draw:rect draw:style-name="gr3" draw:text-style-name="P7" draw:layer="layout" svg:width="1.27cm" svg:height="0.847cm" svg:x="9.507cm" svg:y="7.077cm">
            <text:p/>
          </draw:rect>
          <draw:rect draw:style-name="gr3" draw:text-style-name="P7" draw:layer="layout" svg:width="1.27cm" svg:height="0.847cm" svg:x="9.507cm" svg:y="7.924cm">
            <text:p/>
          </draw:rect>
          <draw:g>
            <draw:rect draw:style-name="gr3" draw:text-style-name="P7" draw:layer="layout" svg:width="1.27cm" svg:height="0.847cm" svg:x="8.237cm" svg:y="7.924cm">
              <text:p/>
            </draw:rect>
            <draw:rect draw:style-name="gr360" draw:text-style-name="P9" draw:layer="layout" svg:width="1.27cm" svg:height="0.847cm" svg:x="8.237cm" svg:y="7.924cm">
              <text:p text:style-name="P8"><text:span text:style-name="T5">100</text:span></text:p>
            </draw:rect>
          </draw:g>
        </draw:g>
        <draw:g>
          <draw:g>
            <draw:rect draw:style-name="gr3" draw:text-style-name="P7" draw:layer="layout" svg:width="1.27cm" svg:height="0.847cm" svg:x="8.273cm" svg:y="9.688cm">
              <text:p/>
            </draw:rect>
            <draw:rect draw:style-name="gr361" draw:text-style-name="P9" draw:layer="layout" svg:width="1.27cm" svg:height="0.847cm" svg:x="8.273cm" svg:y="9.688cm">
              <text:p text:style-name="P8"><text:span text:style-name="T5">90</text:span></text:p>
            </draw:rect>
          </draw:g>
          <draw:rect draw:style-name="gr3" draw:text-style-name="P7" draw:layer="layout" svg:width="1.27cm" svg:height="0.847cm" svg:x="9.543cm" svg:y="9.688cm">
            <text:p/>
          </draw:rect>
          <draw:rect draw:style-name="gr3" draw:text-style-name="P7" draw:layer="layout" svg:width="1.27cm" svg:height="0.846cm" svg:x="9.543cm" svg:y="10.535cm">
            <text:p/>
          </draw:rect>
          <draw:g>
            <draw:rect draw:style-name="gr3" draw:text-style-name="P7" draw:layer="layout" svg:width="1.27cm" svg:height="0.846cm" svg:x="8.273cm" svg:y="10.535cm">
              <text:p/>
            </draw:rect>
            <draw:rect draw:style-name="gr362" draw:text-style-name="P6" draw:layer="layout" svg:width="1.27cm" svg:height="0.846cm" svg:x="8.273cm" svg:y="10.535cm">
              <text:p text:style-name="P8"><text:span text:style-name="T5">...</text:span></text:p>
            </draw:rect>
          </draw:g>
          <draw:rect draw:style-name="gr3" draw:text-style-name="P7" draw:layer="layout" svg:width="1.27cm" svg:height="0.847cm" svg:x="8.273cm" svg:y="11.381cm">
            <text:p/>
          </draw:rect>
          <draw:rect draw:style-name="gr3" draw:text-style-name="P7" draw:layer="layout" svg:width="1.27cm" svg:height="0.847cm" svg:x="9.543cm" svg:y="11.381cm">
            <text:p/>
          </draw:rect>
          <draw:rect draw:style-name="gr3" draw:text-style-name="P7" draw:layer="layout" svg:width="1.27cm" svg:height="0.847cm" svg:x="9.543cm" svg:y="12.228cm">
            <text:p/>
          </draw:rect>
          <draw:rect draw:style-name="gr3" draw:text-style-name="P7" draw:layer="layout" svg:width="1.27cm" svg:height="0.847cm" svg:x="8.273cm" svg:y="12.228cm">
            <text:p/>
          </draw:rect>
        </draw:g>
        <draw:line draw:style-name="gr36" draw:text-style-name="P10" draw:layer="layout" svg:x1="10.336cm" svg:y1="5.82cm" svg:x2="15.769cm" svg:y2="5.255cm">
          <text:p/>
        </draw:line>
        <draw:line draw:style-name="gr36" draw:text-style-name="P10" draw:layer="layout" svg:x1="10.336cm" svg:y1="6.668cm" svg:x2="15.84cm" svg:y2="7.62cm">
          <text:p/>
        </draw:line>
        <draw:line draw:style-name="gr36" draw:text-style-name="P10" draw:layer="layout" svg:x1="10.336cm" svg:y1="7.514cm" svg:x2="15.84cm" svg:y2="9.948cm">
          <text:p/>
        </draw:line>
        <draw:line draw:style-name="gr36" draw:text-style-name="P10" draw:layer="layout" svg:x1="10.442cm" svg:y1="8.396cm" svg:x2="15.769cm" svg:y2="12.171cm">
          <text:p/>
        </draw:line>
        <draw:line draw:style-name="gr36" draw:text-style-name="P10" draw:layer="layout" svg:x1="10.442cm" svg:y1="10.089cm" svg:x2="15.91cm" svg:y2="14.323cm">
          <text:p/>
        </draw:line>
        <draw:line draw:style-name="gr36" draw:text-style-name="P10" draw:layer="layout" svg:x1="10.442cm" svg:y1="10.971cm" svg:x2="14.111cm" svg:y2="15.064cm">
          <text:p/>
        </draw:line>
        <draw:g xml:id="id37" draw:id="id37">
          <draw:path draw:style-name="gr363" draw:text-style-name="P7" draw:layer="layout" svg:width="10.829cm" svg:height="7.973cm" svg:x="3.316cm" svg:y="4.833cm" svg:viewBox="0 0 10830 7974" svg:d="M10830 0c-189 127-445 202-670 246-304 203-555 455-847 671-202 154-480 313-705 423s-463 168-670 318c-89 62-155 154-247 212-208 132-389 198-600 282-230 229-481 348-741 529-450 318-895 635-1376 917-194 111-1089 1090-1094 1094-300 318-771 459-1023 812-542 758-114 286-882 846-930 684-745 636-1411 1235-97 89-344 389-564 389">
            <text:p/>
          </draw:path>
          <draw:path draw:style-name="gr364" draw:text-style-name="P7" draw:layer="layout" svg:width="11.076cm" svg:height="6.385cm" svg:x="3.634cm" svg:y="5.08cm" svg:viewBox="0 0 11077 6386" svg:d="M0 0c524 88 754 502 1164 776 269 181 379 132 600 353 445 445-195 92 599 423 313 313 768 529 1165 741 273 145 564 269 811 458 154 120 278 283 459 353 269 111 564 119 846 177 613 542 613 617 1341 988 238 123 503 189 741 317 1363 737-300 84 1270 635 93 80 706 626 882 706s384 75 564 141c186 66 366 141 530 247 35 22 105 71 105 71">
            <text:p/>
          </draw:path>
          <draw:rect draw:style-name="gr365" draw:text-style-name="P6" draw:layer="layout" svg:width="12.797cm" svg:height="1.782cm" svg:x="2.403cm" svg:y="13.82cm">
            <text:p text:style-name="P8"><text:span text:style-name="T19">does not make sense!</text:span></text:p>
          </draw:rect>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37" smil:attributeName="visibility" smil:to="visible"/>
                  <anim:animate smil:dur="1s" smil:fill="hold" smil:targetElement="id37" smil:attributeName="x" smil:values="0-width/2;x" smil:keyTimes="0;1" smil:additive="base"/>
                  <anim:animate smil:dur="1s" smil:fill="hold" smil:targetElement="id37" smil:attributeName="y" smil:values="y;y" smil:keyTimes="0;1" smil:additive="base"/>
                </anim:par>
              </anim:par>
            </anim:par>
          </anim:seq>
        </anim:par>
        <presentation:notes draw:style-name="dp2">
          <draw:page-thumbnail draw:style-name="gr1" draw:layer="layout" svg:width="12.7cm" svg:height="9.525cm" svg:x="3.175cm" svg:y="1.905cm" draw:page-number="27" presentation:class="page"/>
          <draw:frame presentation:style-name="pr6" draw:text-style-name="P1" draw:layer="layout" svg:width="13.97cm" svg:height="11.431cm" svg:x="2.54cm" svg:y="12.065cm" presentation:class="notes" presentation:placeholder="true">
            <draw:text-box/>
          </draw:frame>
        </presentation:notes>
      </draw:page>
      <draw:page draw:name="page28" draw:style-name="dp1" draw:master-page-name="Default">
        <draw:g>
          <draw:rect draw:style-name="gr136" draw:text-style-name="P7" draw:layer="layout" svg:width="21.59cm" svg:height="2.046cm" svg:x="0.635cm" svg:y="0.882cm">
            <text:p/>
          </draw:rect>
          <draw:frame presentation:style-name="pr20" draw:text-style-name="P2" draw:layer="layout" svg:width="21.59cm" svg:height="2.046cm" svg:x="0.635cm" svg:y="0.882cm" presentation:class="title" presentation:user-transformed="true">
            <draw:text-box>
              <text:p text:style-name="P11"><text:span text:style-name="T6">Secondary indexes</text:span></text:p>
            </draw:text-box>
          </draw:frame>
        </draw:g>
        <draw:rect draw:style-name="gr335" draw:text-style-name="P6" draw:layer="layout" svg:width="3.515cm" svg:height="1.782cm" svg:x="17.18cm" svg:y="2.478cm">
          <text:p text:style-name="P25"><text:span text:style-name="T5">Sequence</text:span></text:p>
          <text:p text:style-name="P26"><text:span text:style-name="T5">field</text:span></text:p>
        </draw:rect>
        <draw:line draw:style-name="gr36" draw:text-style-name="P10" draw:layer="layout" svg:x1="19.05cm" svg:y1="3.881cm" svg:x2="19.579cm" svg:y2="4.727cm">
          <text:p/>
        </draw:line>
        <draw:g>
          <draw:g>
            <draw:rect draw:style-name="gr3" draw:text-style-name="P7" draw:layer="layout" svg:width="1.27cm" svg:height="0.846cm" svg:x="15.981cm" svg:y="5.786cm">
              <text:p/>
            </draw:rect>
            <draw:rect draw:style-name="gr366" draw:text-style-name="P9" draw:layer="layout" svg:width="1.27cm" svg:height="0.846cm" svg:x="15.981cm" svg:y="5.786cm">
              <text:p text:style-name="P8">50</text:p>
            </draw:rect>
          </draw:g>
          <draw:g>
            <draw:rect draw:style-name="gr3" draw:text-style-name="P7" draw:layer="layout" svg:width="1.27cm" svg:height="0.847cm" svg:x="15.981cm" svg:y="4.939cm">
              <text:p/>
            </draw:rect>
            <draw:rect draw:style-name="gr367" draw:text-style-name="P9" draw:layer="layout" svg:width="1.27cm" svg:height="0.847cm" svg:x="15.981cm" svg:y="4.939cm">
              <text:p text:style-name="P8">30</text:p>
            </draw:rect>
          </draw:g>
          <draw:rect draw:style-name="gr3" draw:text-style-name="P7" draw:layer="layout" svg:width="4.445cm" svg:height="0.847cm" svg:x="17.251cm" svg:y="4.939cm">
            <text:p/>
          </draw:rect>
          <draw:rect draw:style-name="gr3" draw:text-style-name="P7" draw:layer="layout" svg:width="4.445cm" svg:height="0.846cm" svg:x="17.251cm" svg:y="5.786cm">
            <text:p/>
          </draw:rect>
        </draw:g>
        <draw:g>
          <draw:g>
            <draw:rect draw:style-name="gr3" draw:text-style-name="P7" draw:layer="layout" svg:width="1.27cm" svg:height="0.846cm" svg:x="15.981cm" svg:y="8.115cm">
              <text:p/>
            </draw:rect>
            <draw:rect draw:style-name="gr368" draw:text-style-name="P9" draw:layer="layout" svg:width="1.27cm" svg:height="0.846cm" svg:x="15.981cm" svg:y="8.115cm">
              <text:p text:style-name="P8">70</text:p>
            </draw:rect>
          </draw:g>
          <draw:g>
            <draw:rect draw:style-name="gr3" draw:text-style-name="P7" draw:layer="layout" svg:width="1.27cm" svg:height="0.848cm" svg:x="15.981cm" svg:y="7.267cm">
              <text:p/>
            </draw:rect>
            <draw:rect draw:style-name="gr369" draw:text-style-name="P9" draw:layer="layout" svg:width="1.27cm" svg:height="0.848cm" svg:x="15.981cm" svg:y="7.267cm">
              <text:p text:style-name="P8">20</text:p>
            </draw:rect>
          </draw:g>
          <draw:rect draw:style-name="gr3" draw:text-style-name="P7" draw:layer="layout" svg:width="4.445cm" svg:height="0.848cm" svg:x="17.251cm" svg:y="7.267cm">
            <text:p/>
          </draw:rect>
          <draw:rect draw:style-name="gr3" draw:text-style-name="P7" draw:layer="layout" svg:width="4.445cm" svg:height="0.846cm" svg:x="17.251cm" svg:y="8.115cm">
            <text:p/>
          </draw:rect>
        </draw:g>
        <draw:g>
          <draw:g>
            <draw:rect draw:style-name="gr3" draw:text-style-name="P7" draw:layer="layout" svg:width="1.27cm" svg:height="0.846cm" svg:x="15.981cm" svg:y="10.443cm">
              <text:p/>
            </draw:rect>
            <draw:rect draw:style-name="gr370" draw:text-style-name="P9" draw:layer="layout" svg:width="1.27cm" svg:height="0.846cm" svg:x="15.981cm" svg:y="10.443cm">
              <text:p text:style-name="P8">40</text:p>
            </draw:rect>
          </draw:g>
          <draw:g>
            <draw:rect draw:style-name="gr3" draw:text-style-name="P7" draw:layer="layout" svg:width="1.27cm" svg:height="0.847cm" svg:x="15.981cm" svg:y="9.596cm">
              <text:p/>
            </draw:rect>
            <draw:rect draw:style-name="gr371" draw:text-style-name="P9" draw:layer="layout" svg:width="1.27cm" svg:height="0.847cm" svg:x="15.981cm" svg:y="9.596cm">
              <text:p text:style-name="P8">80</text:p>
            </draw:rect>
          </draw:g>
          <draw:rect draw:style-name="gr3" draw:text-style-name="P7" draw:layer="layout" svg:width="4.445cm" svg:height="0.847cm" svg:x="17.251cm" svg:y="9.596cm">
            <text:p/>
          </draw:rect>
          <draw:rect draw:style-name="gr3" draw:text-style-name="P7" draw:layer="layout" svg:width="4.445cm" svg:height="0.846cm" svg:x="17.251cm" svg:y="10.443cm">
            <text:p/>
          </draw:rect>
        </draw:g>
        <draw:g>
          <draw:g>
            <draw:rect draw:style-name="gr3" draw:text-style-name="P7" draw:layer="layout" svg:width="1.27cm" svg:height="0.846cm" svg:x="15.981cm" svg:y="12.771cm">
              <text:p/>
            </draw:rect>
            <draw:rect draw:style-name="gr372" draw:text-style-name="P9" draw:layer="layout" svg:width="1.27cm" svg:height="0.846cm" svg:x="15.981cm" svg:y="12.771cm">
              <text:p text:style-name="P8">10</text:p>
            </draw:rect>
          </draw:g>
          <draw:g>
            <draw:rect draw:style-name="gr3" draw:text-style-name="P7" draw:layer="layout" svg:width="1.27cm" svg:height="0.847cm" svg:x="15.981cm" svg:y="11.924cm">
              <text:p/>
            </draw:rect>
            <draw:rect draw:style-name="gr373" draw:text-style-name="P9" draw:layer="layout" svg:width="1.27cm" svg:height="0.847cm" svg:x="15.981cm" svg:y="11.924cm">
              <text:p text:style-name="P8">100</text:p>
            </draw:rect>
          </draw:g>
          <draw:rect draw:style-name="gr3" draw:text-style-name="P7" draw:layer="layout" svg:width="4.445cm" svg:height="0.847cm" svg:x="17.251cm" svg:y="11.924cm">
            <text:p/>
          </draw:rect>
          <draw:rect draw:style-name="gr3" draw:text-style-name="P7" draw:layer="layout" svg:width="4.445cm" svg:height="0.846cm" svg:x="17.251cm" svg:y="12.771cm">
            <text:p/>
          </draw:rect>
        </draw:g>
        <draw:g>
          <draw:g>
            <draw:rect draw:style-name="gr3" draw:text-style-name="P7" draw:layer="layout" svg:width="1.27cm" svg:height="0.846cm" svg:x="15.981cm" svg:y="14.888cm">
              <text:p/>
            </draw:rect>
            <draw:rect draw:style-name="gr374" draw:text-style-name="P9" draw:layer="layout" svg:width="1.27cm" svg:height="0.846cm" svg:x="15.981cm" svg:y="14.888cm">
              <text:p text:style-name="P8">60</text:p>
            </draw:rect>
          </draw:g>
          <draw:g>
            <draw:rect draw:style-name="gr3" draw:text-style-name="P7" draw:layer="layout" svg:width="1.27cm" svg:height="0.847cm" svg:x="15.981cm" svg:y="14.041cm">
              <text:p/>
            </draw:rect>
            <draw:rect draw:style-name="gr375" draw:text-style-name="P9" draw:layer="layout" svg:width="1.27cm" svg:height="0.847cm" svg:x="15.981cm" svg:y="14.041cm">
              <text:p text:style-name="P8">90</text:p>
            </draw:rect>
          </draw:g>
          <draw:rect draw:style-name="gr3" draw:text-style-name="P7" draw:layer="layout" svg:width="4.445cm" svg:height="0.847cm" svg:x="17.251cm" svg:y="14.041cm">
            <text:p/>
          </draw:rect>
          <draw:rect draw:style-name="gr3" draw:text-style-name="P7" draw:layer="layout" svg:width="4.445cm" svg:height="0.846cm" svg:x="17.251cm" svg:y="14.888cm">
            <text:p/>
          </draw:rect>
        </draw:g>
        <draw:rect draw:style-name="gr356" draw:text-style-name="P6" draw:layer="layout" svg:width="7.492cm" svg:height="1.609cm" svg:x="3.043cm" svg:y="2.827cm">
          <text:list text:style-name="L1">
            <text:list-item>
              <text:p text:style-name="P8"><text:span text:style-name="T18"><text:s/></text:span><text:span text:style-name="T18">Dense index</text:span></text:p>
            </text:list-item>
          </text:list>
        </draw:rect>
        <draw:g xml:id="id38" draw:id="id38">
          <draw:g>
            <draw:g>
              <draw:rect draw:style-name="gr3" draw:text-style-name="P7" draw:layer="layout" svg:width="1.27cm" svg:height="0.874cm" svg:x="9.013cm" svg:y="4.586cm">
                <text:p/>
              </draw:rect>
              <draw:rect draw:style-name="gr376" draw:text-style-name="P9" draw:layer="layout" svg:width="1.27cm" svg:height="0.874cm" svg:x="9.013cm" svg:y="4.586cm">
                <text:p text:style-name="P8"><text:span text:style-name="T5">10</text:span></text:p>
              </draw:rect>
            </draw:g>
            <draw:rect draw:style-name="gr3" draw:text-style-name="P7" draw:layer="layout" svg:width="1.27cm" svg:height="0.874cm" svg:x="10.283cm" svg:y="4.586cm">
              <text:p/>
            </draw:rect>
            <draw:rect draw:style-name="gr3" draw:text-style-name="P7" draw:layer="layout" svg:width="1.27cm" svg:height="0.874cm" svg:x="10.283cm" svg:y="5.46cm">
              <text:p/>
            </draw:rect>
            <draw:g>
              <draw:rect draw:style-name="gr3" draw:text-style-name="P7" draw:layer="layout" svg:width="1.27cm" svg:height="0.874cm" svg:x="9.013cm" svg:y="5.46cm">
                <text:p/>
              </draw:rect>
              <draw:rect draw:style-name="gr377" draw:text-style-name="P9" draw:layer="layout" svg:width="1.27cm" svg:height="0.874cm" svg:x="9.013cm" svg:y="5.46cm">
                <text:p text:style-name="P8"><text:span text:style-name="T5">20</text:span></text:p>
              </draw:rect>
            </draw:g>
            <draw:g>
              <draw:rect draw:style-name="gr3" draw:text-style-name="P7" draw:layer="layout" svg:width="1.27cm" svg:height="0.874cm" svg:x="9.013cm" svg:y="6.334cm">
                <text:p/>
              </draw:rect>
              <draw:rect draw:style-name="gr378" draw:text-style-name="P9" draw:layer="layout" svg:width="1.27cm" svg:height="0.874cm" svg:x="9.013cm" svg:y="6.334cm">
                <text:p text:style-name="P8"><text:span text:style-name="T5">30</text:span></text:p>
              </draw:rect>
            </draw:g>
            <draw:rect draw:style-name="gr3" draw:text-style-name="P7" draw:layer="layout" svg:width="1.27cm" svg:height="0.874cm" svg:x="10.283cm" svg:y="6.334cm">
              <text:p/>
            </draw:rect>
            <draw:rect draw:style-name="gr3" draw:text-style-name="P7" draw:layer="layout" svg:width="1.27cm" svg:height="0.875cm" svg:x="10.283cm" svg:y="7.208cm">
              <text:p/>
            </draw:rect>
            <draw:g>
              <draw:rect draw:style-name="gr3" draw:text-style-name="P7" draw:layer="layout" svg:width="1.27cm" svg:height="0.875cm" svg:x="9.013cm" svg:y="7.208cm">
                <text:p/>
              </draw:rect>
              <draw:rect draw:style-name="gr379" draw:text-style-name="P9" draw:layer="layout" svg:width="1.27cm" svg:height="0.875cm" svg:x="9.013cm" svg:y="7.208cm">
                <text:p text:style-name="P8"><text:span text:style-name="T5">40</text:span></text:p>
              </draw:rect>
            </draw:g>
          </draw:g>
          <draw:g>
            <draw:g>
              <draw:rect draw:style-name="gr3" draw:text-style-name="P7" draw:layer="layout" svg:width="1.27cm" svg:height="0.875cm" svg:x="9.013cm" svg:y="8.958cm">
                <text:p/>
              </draw:rect>
              <draw:rect draw:style-name="gr380" draw:text-style-name="P9" draw:layer="layout" svg:width="1.27cm" svg:height="0.875cm" svg:x="9.013cm" svg:y="8.958cm">
                <text:p text:style-name="P8"><text:span text:style-name="T5">50</text:span></text:p>
              </draw:rect>
            </draw:g>
            <draw:rect draw:style-name="gr3" draw:text-style-name="P7" draw:layer="layout" svg:width="1.27cm" svg:height="0.875cm" svg:x="10.283cm" svg:y="8.958cm">
              <text:p/>
            </draw:rect>
            <draw:rect draw:style-name="gr3" draw:text-style-name="P7" draw:layer="layout" svg:width="1.27cm" svg:height="0.874cm" svg:x="10.283cm" svg:y="9.833cm">
              <text:p/>
            </draw:rect>
            <draw:g>
              <draw:rect draw:style-name="gr3" draw:text-style-name="P7" draw:layer="layout" svg:width="1.27cm" svg:height="0.874cm" svg:x="9.013cm" svg:y="9.833cm">
                <text:p/>
              </draw:rect>
              <draw:rect draw:style-name="gr381" draw:text-style-name="P9" draw:layer="layout" svg:width="1.27cm" svg:height="0.874cm" svg:x="9.013cm" svg:y="9.833cm">
                <text:p text:style-name="P8"><text:span text:style-name="T5">60</text:span></text:p>
              </draw:rect>
            </draw:g>
            <draw:g>
              <draw:rect draw:style-name="gr3" draw:text-style-name="P7" draw:layer="layout" svg:width="1.27cm" svg:height="0.874cm" svg:x="9.013cm" svg:y="10.707cm">
                <text:p/>
              </draw:rect>
              <draw:rect draw:style-name="gr382" draw:text-style-name="P9" draw:layer="layout" svg:width="1.27cm" svg:height="0.874cm" svg:x="9.013cm" svg:y="10.707cm">
                <text:p text:style-name="P8"><text:span text:style-name="T5">70</text:span></text:p>
              </draw:rect>
            </draw:g>
            <draw:rect draw:style-name="gr3" draw:text-style-name="P7" draw:layer="layout" svg:width="1.27cm" svg:height="0.874cm" svg:x="10.283cm" svg:y="10.707cm">
              <text:p/>
            </draw:rect>
            <draw:rect draw:style-name="gr3" draw:text-style-name="P7" draw:layer="layout" svg:width="1.27cm" svg:height="0.875cm" svg:x="10.283cm" svg:y="11.581cm">
              <text:p/>
            </draw:rect>
            <draw:g>
              <draw:rect draw:style-name="gr3" draw:text-style-name="P7" draw:layer="layout" svg:width="1.27cm" svg:height="0.875cm" svg:x="9.013cm" svg:y="11.581cm">
                <text:p/>
              </draw:rect>
              <draw:rect draw:style-name="gr196" draw:text-style-name="P6" draw:layer="layout" svg:width="1.27cm" svg:height="0.875cm" svg:x="9.013cm" svg:y="11.581cm">
                <text:p text:style-name="P8"><text:span text:style-name="T5">...</text:span></text:p>
              </draw:rect>
            </draw:g>
          </draw:g>
          <draw:line draw:style-name="gr36" draw:text-style-name="P10" draw:layer="layout" svg:x1="11.113cm" svg:y1="5.875cm" svg:x2="15.946cm" svg:y2="7.442cm">
            <text:p/>
          </draw:line>
          <draw:line draw:style-name="gr36" draw:text-style-name="P10" draw:layer="layout" svg:x1="11.113cm" svg:y1="6.747cm" svg:x2="15.946cm" svg:y2="5.108cm">
            <text:p/>
          </draw:line>
          <draw:line draw:style-name="gr36" draw:text-style-name="P10" draw:layer="layout" svg:x1="11.113cm" svg:y1="7.623cm" svg:x2="15.91cm" svg:y2="10.574cm">
            <text:p/>
          </draw:line>
          <draw:line draw:style-name="gr36" draw:text-style-name="P10" draw:layer="layout" svg:x1="11.113cm" svg:y1="9.408cm" svg:x2="15.875cm" svg:y2="5.982cm">
            <text:p/>
          </draw:line>
          <draw:line draw:style-name="gr36" draw:text-style-name="P10" draw:layer="layout" svg:x1="11.148cm" svg:y1="10.283cm" svg:x2="15.91cm" svg:y2="15.275cm">
            <text:p/>
          </draw:line>
          <draw:path draw:style-name="gr383" draw:text-style-name="P7" draw:layer="layout" svg:width="4.798cm" svg:height="8.519cm" svg:x="11.077cm" svg:y="4.565cm" svg:viewBox="0 0 4799 8520" svg:d="M0 502c498-429 1001-856 1164-37s-437 3809-176 4957 1093 1417 1729 1931 1358 839 2082 1167">
            <text:p/>
          </draw:path>
          <draw:path draw:style-name="gr383" draw:text-style-name="P7" draw:layer="layout" svg:width="4.691cm" svg:height="2.999cm" svg:x="11.183cm" svg:y="8.153cm" svg:viewBox="0 0 4692 3000" svg:d="M0 3000c908-118 1821-237 2434-692s860-1672 1235-2041 697-278 1023-183">
            <text:p/>
          </draw:path>
          <draw:line draw:style-name="gr36" draw:text-style-name="P10" draw:layer="layout" svg:x1="11.183cm" svg:y1="12.033cm" svg:x2="12.771cm" svg:y2="13.963cm">
            <text:p/>
          </draw:line>
        </draw:g>
        <draw:g xml:id="id39" draw:id="id39">
          <draw:g>
            <draw:g>
              <draw:rect draw:style-name="gr3" draw:text-style-name="P7" draw:layer="layout" svg:width="1.27cm" svg:height="0.847cm" svg:x="2.875cm" svg:y="6.901cm">
                <text:p/>
              </draw:rect>
              <draw:rect draw:style-name="gr384" draw:text-style-name="P9" draw:layer="layout" svg:width="1.27cm" svg:height="0.847cm" svg:x="2.875cm" svg:y="6.901cm">
                <text:p text:style-name="P8"><text:span text:style-name="T5">10</text:span></text:p>
              </draw:rect>
            </draw:g>
            <draw:rect draw:style-name="gr3" draw:text-style-name="P7" draw:layer="layout" svg:width="1.27cm" svg:height="0.847cm" svg:x="4.145cm" svg:y="6.901cm">
              <text:p/>
            </draw:rect>
            <draw:rect draw:style-name="gr3" draw:text-style-name="P7" draw:layer="layout" svg:width="1.27cm" svg:height="0.846cm" svg:x="4.145cm" svg:y="7.748cm">
              <text:p/>
            </draw:rect>
            <draw:g>
              <draw:rect draw:style-name="gr3" draw:text-style-name="P7" draw:layer="layout" svg:width="1.27cm" svg:height="0.846cm" svg:x="2.875cm" svg:y="7.748cm">
                <text:p/>
              </draw:rect>
              <draw:rect draw:style-name="gr385" draw:text-style-name="P9" draw:layer="layout" svg:width="1.27cm" svg:height="0.846cm" svg:x="2.875cm" svg:y="7.748cm">
                <text:p text:style-name="P8"><text:span text:style-name="T5">50</text:span></text:p>
              </draw:rect>
            </draw:g>
            <draw:g>
              <draw:rect draw:style-name="gr3" draw:text-style-name="P7" draw:layer="layout" svg:width="1.27cm" svg:height="0.847cm" svg:x="2.875cm" svg:y="8.594cm">
                <text:p/>
              </draw:rect>
              <draw:rect draw:style-name="gr386" draw:text-style-name="P9" draw:layer="layout" svg:width="1.27cm" svg:height="0.847cm" svg:x="2.875cm" svg:y="8.594cm">
                <text:p text:style-name="P8"><text:span text:style-name="T5">90</text:span></text:p>
              </draw:rect>
            </draw:g>
            <draw:rect draw:style-name="gr3" draw:text-style-name="P7" draw:layer="layout" svg:width="1.27cm" svg:height="0.847cm" svg:x="4.145cm" svg:y="8.594cm">
              <text:p/>
            </draw:rect>
            <draw:rect draw:style-name="gr3" draw:text-style-name="P7" draw:layer="layout" svg:width="1.27cm" svg:height="0.847cm" svg:x="4.145cm" svg:y="9.441cm">
              <text:p/>
            </draw:rect>
            <draw:g>
              <draw:rect draw:style-name="gr3" draw:text-style-name="P7" draw:layer="layout" svg:width="1.27cm" svg:height="0.847cm" svg:x="2.875cm" svg:y="9.441cm">
                <text:p/>
              </draw:rect>
              <draw:rect draw:style-name="gr196" draw:text-style-name="P6" draw:layer="layout" svg:width="1.27cm" svg:height="0.847cm" svg:x="2.875cm" svg:y="9.441cm">
                <text:p text:style-name="P8"><text:span text:style-name="T5">...</text:span></text:p>
              </draw:rect>
            </draw:g>
          </draw:g>
          <draw:line draw:style-name="gr36" draw:text-style-name="P10" draw:layer="layout" svg:x1="5.08cm" svg:y1="7.338cm" svg:x2="9.031cm" svg:y2="5.398cm">
            <text:p/>
          </draw:line>
          <draw:line draw:style-name="gr36" draw:text-style-name="P10" draw:layer="layout" svg:x1="5.045cm" svg:y1="8.149cm" svg:x2="8.961cm" svg:y2="9.56cm">
            <text:p/>
          </draw:line>
          <draw:line draw:style-name="gr36" draw:text-style-name="P10" draw:layer="layout" svg:x1="5.045cm" svg:y1="8.961cm" svg:x2="8.255cm" svg:y2="13.264cm">
            <text:p/>
          </draw:line>
          <draw:line draw:style-name="gr36" draw:text-style-name="P10" draw:layer="layout" svg:x1="4.974cm" svg:y1="9.878cm" svg:x2="6.844cm" svg:y2="13.229cm">
            <text:p/>
          </draw:line>
          <draw:rect draw:style-name="gr387" draw:text-style-name="P6" draw:layer="layout" svg:width="3.338cm" svg:height="3.814cm" svg:x="2.042cm" svg:y="10.438cm">
            <text:p text:style-name="P8"><text:span text:style-name="T20">sparse</text:span></text:p>
            <text:p text:style-name="P8"><text:span text:style-name="T20">high</text:span></text:p>
            <text:p text:style-name="P8"><text:span text:style-name="T20">level</text:span></text:p>
          </draw:rect>
        </draw:g>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38" smil:attributeName="visibility" smil:to="visible"/>
                  <anim:transitionFilter smil:dur="1s" smil:targetElement="id38" smil:type="blindsWipe" smil:subtype="vertic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39" smil:attributeName="visibility" smil:to="visible"/>
                  <anim:animate smil:dur="1s" smil:fill="hold" smil:targetElement="id39" smil:attributeName="x" smil:values="0-width/2;x" smil:keyTimes="0;1" smil:additive="base"/>
                  <anim:animate smil:dur="1s" smil:fill="hold" smil:targetElement="id39" smil:attributeName="y" smil:values="y;y" smil:keyTimes="0;1" smil:additive="base"/>
                </anim:par>
              </anim:par>
            </anim:par>
          </anim:seq>
        </anim:par>
        <presentation:notes draw:style-name="dp2">
          <draw:page-thumbnail draw:style-name="gr1" draw:layer="layout" svg:width="12.7cm" svg:height="9.525cm" svg:x="3.175cm" svg:y="1.905cm" draw:page-number="28" presentation:class="page"/>
          <draw:frame presentation:style-name="pr6" draw:text-style-name="P1" draw:layer="layout" svg:width="13.97cm" svg:height="11.431cm" svg:x="2.54cm" svg:y="12.065cm" presentation:class="notes" presentation:placeholder="true">
            <draw:text-box/>
          </draw:frame>
        </presentation:notes>
      </draw:page>
      <draw:page draw:name="With secondary indexes:" draw:style-name="dp1" draw:master-page-name="Default" presentation:presentation-page-layout-name="AL2T1">
        <draw:frame presentation:style-name="pr7" draw:text-style-name="P2" draw:layer="layout" svg:width="21.59cm" svg:height="3.175cm" svg:x="1.905cm" svg:y="1.693cm" presentation:class="title" presentation:user-transformed="true">
          <draw:text-box>
            <text:p text:style-name="P11"><text:span text:style-name="T6">With secondary indexes:</text:span></text:p>
          </draw:text-box>
        </draw:frame>
        <draw:frame presentation:style-name="pr21" draw:text-style-name="P13" draw:layer="layout" svg:width="21.59cm" svg:height="4.445cm" svg:x="2.293cm" svg:y="4.833cm" presentation:class="outline" presentation:user-transformed="true">
          <draw:text-box>
            <text:list text:style-name="L3">
              <text:list-item>
                <text:p text:style-name="P12">Lowest level is dense</text:p>
              </text:list-item>
              <text:list-item>
                <text:p text:style-name="P12">Other levels are sparse</text:p>
              </text:list-item>
            </text:list>
          </draw:text-box>
        </draw:frame>
        <draw:g xml:id="id40" draw:id="id40">
          <draw:g>
            <draw:rect draw:style-name="gr136" draw:text-style-name="P7" draw:layer="layout" svg:width="23.389cm" svg:height="3.174cm" svg:x="2.54cm" svg:y="9.243cm">
              <text:p/>
            </draw:rect>
            <draw:frame presentation:style-name="pr22" draw:text-style-name="P27" draw:layer="layout" svg:width="23.389cm" svg:height="3.174cm" svg:x="2.54cm" svg:y="9.243cm" presentation:class="title" presentation:user-transformed="true">
              <draw:text-box>
                <text:p text:style-name="P11"><text:span text:style-name="T6">Also:</text:span><text:span text:style-name="T9"> Pointers are record pointers</text:span></text:p>
              </draw:text-box>
            </draw:frame>
          </draw:g>
          <draw:g>
            <draw:rect draw:style-name="gr136" draw:text-style-name="P7" draw:layer="layout" svg:width="23.389cm" svg:height="2.047cm" svg:x="3.916cm" svg:y="11.923cm">
              <text:p/>
            </draw:rect>
            <draw:frame presentation:style-name="pr23" draw:text-style-name="P13" draw:layer="layout" svg:width="23.389cm" svg:height="2.047cm" svg:x="3.916cm" svg:y="11.923cm" presentation:class="outline" presentation:user-transformed="true">
              <draw:text-box>
                <text:p text:style-name="P28"><text:tab/>(not block pointers; not computed)</text:p>
              </draw:text-box>
            </draw:frame>
          </draw:g>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2s" smil:fill="hold" smil:targetElement="id40" smil:attributeName="visibility" smil:to="visible"/>
                  <anim:animate smil:dur="1s" smil:fill="hold" smil:targetElement="id40" smil:attributeName="x" smil:values="x;x" smil:keyTimes="0;1" smil:additive="base"/>
                  <anim:animate smil:dur="1s" smil:fill="hold" smil:targetElement="id40" smil:attributeName="y" smil:values="1+height/2;y" smil:keyTimes="0;1" smil:additive="base"/>
                </anim:par>
              </anim:par>
            </anim:par>
          </anim:seq>
        </anim:par>
        <presentation:notes draw:style-name="dp2">
          <draw:page-thumbnail draw:style-name="gr1" draw:layer="layout" svg:width="12.7cm" svg:height="9.525cm" svg:x="3.175cm" svg:y="1.905cm" draw:page-number="29" presentation:class="page"/>
          <draw:frame presentation:style-name="pr6" draw:text-style-name="P1" draw:layer="layout" svg:width="13.97cm" svg:height="11.431cm" svg:x="2.54cm" svg:y="12.065cm" presentation:class="notes" presentation:placeholder="true">
            <draw:text-box/>
          </draw:frame>
        </presentation:notes>
      </draw:page>
      <draw:page draw:name="Duplicate values &amp; secondary indexes" draw:style-name="dp1" draw:master-page-name="Default" presentation:presentation-page-layout-name="AL2T1">
        <draw:frame presentation:style-name="pr24" draw:text-style-name="P2" draw:layer="layout" svg:width="25.365cm" svg:height="2.505cm" svg:x="0.67cm" svg:y="0.529cm" presentation:class="title" presentation:user-transformed="true">
          <draw:text-box>
            <text:p text:style-name="P11"><text:span text:style-name="T6">Duplicate values &amp; secondary indexes</text:span></text:p>
          </draw:text-box>
        </draw:frame>
        <draw:g>
          <draw:g>
            <draw:rect draw:style-name="gr3" draw:text-style-name="P7" draw:layer="layout" svg:width="1.27cm" svg:height="0.846cm" svg:x="16.722cm" svg:y="4.869cm">
              <text:p/>
            </draw:rect>
            <draw:rect draw:style-name="gr388" draw:text-style-name="P9" draw:layer="layout" svg:width="1.27cm" svg:height="0.846cm" svg:x="16.722cm" svg:y="4.869cm">
              <text:p text:style-name="P8">10</text:p>
            </draw:rect>
          </draw:g>
          <draw:g>
            <draw:rect draw:style-name="gr3" draw:text-style-name="P7" draw:layer="layout" svg:width="1.27cm" svg:height="0.847cm" svg:x="16.722cm" svg:y="4.022cm">
              <text:p/>
            </draw:rect>
            <draw:rect draw:style-name="gr389" draw:text-style-name="P9" draw:layer="layout" svg:width="1.27cm" svg:height="0.847cm" svg:x="16.722cm" svg:y="4.022cm">
              <text:p text:style-name="P8">20</text:p>
            </draw:rect>
          </draw:g>
          <draw:rect draw:style-name="gr3" draw:text-style-name="P7" draw:layer="layout" svg:width="4.445cm" svg:height="0.847cm" svg:x="17.992cm" svg:y="4.022cm">
            <text:p/>
          </draw:rect>
          <draw:rect draw:style-name="gr3" draw:text-style-name="P7" draw:layer="layout" svg:width="4.445cm" svg:height="0.846cm" svg:x="17.992cm" svg:y="4.869cm">
            <text:p/>
          </draw:rect>
        </draw:g>
        <draw:g>
          <draw:g>
            <draw:rect draw:style-name="gr3" draw:text-style-name="P7" draw:layer="layout" svg:width="1.27cm" svg:height="0.846cm" svg:x="16.722cm" svg:y="7.197cm">
              <text:p/>
            </draw:rect>
            <draw:rect draw:style-name="gr390" draw:text-style-name="P9" draw:layer="layout" svg:width="1.27cm" svg:height="0.846cm" svg:x="16.722cm" svg:y="7.197cm">
              <text:p text:style-name="P8">40</text:p>
            </draw:rect>
          </draw:g>
          <draw:g>
            <draw:rect draw:style-name="gr3" draw:text-style-name="P7" draw:layer="layout" svg:width="1.27cm" svg:height="0.847cm" svg:x="16.722cm" svg:y="6.35cm">
              <text:p/>
            </draw:rect>
            <draw:rect draw:style-name="gr391" draw:text-style-name="P9" draw:layer="layout" svg:width="1.27cm" svg:height="0.847cm" svg:x="16.722cm" svg:y="6.35cm">
              <text:p text:style-name="P8">20</text:p>
            </draw:rect>
          </draw:g>
          <draw:rect draw:style-name="gr3" draw:text-style-name="P7" draw:layer="layout" svg:width="4.445cm" svg:height="0.847cm" svg:x="17.992cm" svg:y="6.35cm">
            <text:p/>
          </draw:rect>
          <draw:rect draw:style-name="gr3" draw:text-style-name="P7" draw:layer="layout" svg:width="4.445cm" svg:height="0.846cm" svg:x="17.992cm" svg:y="7.197cm">
            <text:p/>
          </draw:rect>
        </draw:g>
        <draw:g>
          <draw:g>
            <draw:rect draw:style-name="gr3" draw:text-style-name="P7" draw:layer="layout" svg:width="1.27cm" svg:height="0.846cm" svg:x="16.722cm" svg:y="9.526cm">
              <text:p/>
            </draw:rect>
            <draw:rect draw:style-name="gr392" draw:text-style-name="P9" draw:layer="layout" svg:width="1.27cm" svg:height="0.846cm" svg:x="16.722cm" svg:y="9.526cm">
              <text:p text:style-name="P8">40</text:p>
            </draw:rect>
          </draw:g>
          <draw:g>
            <draw:rect draw:style-name="gr3" draw:text-style-name="P7" draw:layer="layout" svg:width="1.27cm" svg:height="0.848cm" svg:x="16.722cm" svg:y="8.678cm">
              <text:p/>
            </draw:rect>
            <draw:rect draw:style-name="gr393" draw:text-style-name="P9" draw:layer="layout" svg:width="1.27cm" svg:height="0.848cm" svg:x="16.722cm" svg:y="8.678cm">
              <text:p text:style-name="P8">10</text:p>
            </draw:rect>
          </draw:g>
          <draw:rect draw:style-name="gr3" draw:text-style-name="P7" draw:layer="layout" svg:width="4.445cm" svg:height="0.848cm" svg:x="17.992cm" svg:y="8.678cm">
            <text:p/>
          </draw:rect>
          <draw:rect draw:style-name="gr3" draw:text-style-name="P7" draw:layer="layout" svg:width="4.445cm" svg:height="0.846cm" svg:x="17.992cm" svg:y="9.526cm">
            <text:p/>
          </draw:rect>
        </draw:g>
        <draw:g>
          <draw:g>
            <draw:rect draw:style-name="gr3" draw:text-style-name="P7" draw:layer="layout" svg:width="1.27cm" svg:height="0.846cm" svg:x="16.722cm" svg:y="11.854cm">
              <text:p/>
            </draw:rect>
            <draw:rect draw:style-name="gr394" draw:text-style-name="P9" draw:layer="layout" svg:width="1.27cm" svg:height="0.846cm" svg:x="16.722cm" svg:y="11.854cm">
              <text:p text:style-name="P8">40</text:p>
            </draw:rect>
          </draw:g>
          <draw:g>
            <draw:rect draw:style-name="gr3" draw:text-style-name="P7" draw:layer="layout" svg:width="1.27cm" svg:height="0.847cm" svg:x="16.722cm" svg:y="11.007cm">
              <text:p/>
            </draw:rect>
            <draw:rect draw:style-name="gr395" draw:text-style-name="P9" draw:layer="layout" svg:width="1.27cm" svg:height="0.847cm" svg:x="16.722cm" svg:y="11.007cm">
              <text:p text:style-name="P8">10</text:p>
            </draw:rect>
          </draw:g>
          <draw:rect draw:style-name="gr3" draw:text-style-name="P7" draw:layer="layout" svg:width="4.445cm" svg:height="0.847cm" svg:x="17.992cm" svg:y="11.007cm">
            <text:p/>
          </draw:rect>
          <draw:rect draw:style-name="gr3" draw:text-style-name="P7" draw:layer="layout" svg:width="4.445cm" svg:height="0.846cm" svg:x="17.992cm" svg:y="11.854cm">
            <text:p/>
          </draw:rect>
        </draw:g>
        <draw:g>
          <draw:g>
            <draw:rect draw:style-name="gr3" draw:text-style-name="P7" draw:layer="layout" svg:width="1.27cm" svg:height="0.846cm" svg:x="16.722cm" svg:y="13.971cm">
              <text:p/>
            </draw:rect>
            <draw:rect draw:style-name="gr396" draw:text-style-name="P9" draw:layer="layout" svg:width="1.27cm" svg:height="0.846cm" svg:x="16.722cm" svg:y="13.971cm">
              <text:p text:style-name="P8">40</text:p>
            </draw:rect>
          </draw:g>
          <draw:g>
            <draw:rect draw:style-name="gr3" draw:text-style-name="P7" draw:layer="layout" svg:width="1.27cm" svg:height="0.848cm" svg:x="16.722cm" svg:y="13.123cm">
              <text:p/>
            </draw:rect>
            <draw:rect draw:style-name="gr397" draw:text-style-name="P9" draw:layer="layout" svg:width="1.27cm" svg:height="0.848cm" svg:x="16.722cm" svg:y="13.123cm">
              <text:p text:style-name="P8">30</text:p>
            </draw:rect>
          </draw:g>
          <draw:rect draw:style-name="gr3" draw:text-style-name="P7" draw:layer="layout" svg:width="4.445cm" svg:height="0.848cm" svg:x="17.992cm" svg:y="13.123cm">
            <text:p/>
          </draw:rect>
          <draw:rect draw:style-name="gr3" draw:text-style-name="P7" draw:layer="layout" svg:width="4.445cm" svg:height="0.846cm" svg:x="17.992cm" svg:y="13.971cm">
            <text:p/>
          </draw:rect>
        </draw:g>
        <presentation:notes draw:style-name="dp2">
          <draw:page-thumbnail draw:style-name="gr1" draw:layer="layout" svg:width="12.7cm" svg:height="9.525cm" svg:x="3.175cm" svg:y="1.905cm" draw:page-number="30" presentation:class="page"/>
          <draw:frame presentation:style-name="pr6" draw:text-style-name="P1" draw:layer="layout" svg:width="13.97cm" svg:height="11.431cm" svg:x="2.54cm" svg:y="12.065cm" presentation:class="notes" presentation:placeholder="true">
            <draw:text-box/>
          </draw:frame>
        </presentation:notes>
      </draw:page>
      <draw:page draw:name="page31" draw:style-name="dp1" draw:master-page-name="Default" presentation:presentation-page-layout-name="AL2T1">
        <draw:frame presentation:style-name="pr24" draw:text-style-name="P2" draw:layer="layout" svg:width="25.365cm" svg:height="2.505cm" svg:x="0.67cm" svg:y="0.529cm" presentation:class="title" presentation:user-transformed="true">
          <draw:text-box>
            <text:p text:style-name="P11"><text:span text:style-name="T6">Duplicate values &amp; secondary indexes</text:span></text:p>
          </draw:text-box>
        </draw:frame>
        <draw:g>
          <draw:g>
            <draw:rect draw:style-name="gr3" draw:text-style-name="P7" draw:layer="layout" svg:width="1.27cm" svg:height="0.846cm" svg:x="16.722cm" svg:y="4.869cm">
              <text:p/>
            </draw:rect>
            <draw:rect draw:style-name="gr398" draw:text-style-name="P9" draw:layer="layout" svg:width="1.27cm" svg:height="0.846cm" svg:x="16.722cm" svg:y="4.869cm">
              <text:p text:style-name="P8">10</text:p>
            </draw:rect>
          </draw:g>
          <draw:g>
            <draw:rect draw:style-name="gr3" draw:text-style-name="P7" draw:layer="layout" svg:width="1.27cm" svg:height="0.847cm" svg:x="16.722cm" svg:y="4.022cm">
              <text:p/>
            </draw:rect>
            <draw:rect draw:style-name="gr399" draw:text-style-name="P9" draw:layer="layout" svg:width="1.27cm" svg:height="0.847cm" svg:x="16.722cm" svg:y="4.022cm">
              <text:p text:style-name="P8">20</text:p>
            </draw:rect>
          </draw:g>
          <draw:rect draw:style-name="gr3" draw:text-style-name="P7" draw:layer="layout" svg:width="4.445cm" svg:height="0.847cm" svg:x="17.992cm" svg:y="4.022cm">
            <text:p/>
          </draw:rect>
          <draw:rect draw:style-name="gr3" draw:text-style-name="P7" draw:layer="layout" svg:width="4.445cm" svg:height="0.846cm" svg:x="17.992cm" svg:y="4.869cm">
            <text:p/>
          </draw:rect>
        </draw:g>
        <draw:g>
          <draw:g>
            <draw:rect draw:style-name="gr3" draw:text-style-name="P7" draw:layer="layout" svg:width="1.27cm" svg:height="0.846cm" svg:x="16.722cm" svg:y="7.197cm">
              <text:p/>
            </draw:rect>
            <draw:rect draw:style-name="gr400" draw:text-style-name="P9" draw:layer="layout" svg:width="1.27cm" svg:height="0.846cm" svg:x="16.722cm" svg:y="7.197cm">
              <text:p text:style-name="P8">40</text:p>
            </draw:rect>
          </draw:g>
          <draw:g>
            <draw:rect draw:style-name="gr3" draw:text-style-name="P7" draw:layer="layout" svg:width="1.27cm" svg:height="0.847cm" svg:x="16.722cm" svg:y="6.35cm">
              <text:p/>
            </draw:rect>
            <draw:rect draw:style-name="gr401" draw:text-style-name="P9" draw:layer="layout" svg:width="1.27cm" svg:height="0.847cm" svg:x="16.722cm" svg:y="6.35cm">
              <text:p text:style-name="P8">20</text:p>
            </draw:rect>
          </draw:g>
          <draw:rect draw:style-name="gr3" draw:text-style-name="P7" draw:layer="layout" svg:width="4.445cm" svg:height="0.847cm" svg:x="17.992cm" svg:y="6.35cm">
            <text:p/>
          </draw:rect>
          <draw:rect draw:style-name="gr3" draw:text-style-name="P7" draw:layer="layout" svg:width="4.445cm" svg:height="0.846cm" svg:x="17.992cm" svg:y="7.197cm">
            <text:p/>
          </draw:rect>
        </draw:g>
        <draw:g>
          <draw:g>
            <draw:rect draw:style-name="gr3" draw:text-style-name="P7" draw:layer="layout" svg:width="1.27cm" svg:height="0.846cm" svg:x="16.722cm" svg:y="9.526cm">
              <text:p/>
            </draw:rect>
            <draw:rect draw:style-name="gr402" draw:text-style-name="P9" draw:layer="layout" svg:width="1.27cm" svg:height="0.846cm" svg:x="16.722cm" svg:y="9.526cm">
              <text:p text:style-name="P8">40</text:p>
            </draw:rect>
          </draw:g>
          <draw:g>
            <draw:rect draw:style-name="gr3" draw:text-style-name="P7" draw:layer="layout" svg:width="1.27cm" svg:height="0.848cm" svg:x="16.722cm" svg:y="8.678cm">
              <text:p/>
            </draw:rect>
            <draw:rect draw:style-name="gr403" draw:text-style-name="P9" draw:layer="layout" svg:width="1.27cm" svg:height="0.848cm" svg:x="16.722cm" svg:y="8.678cm">
              <text:p text:style-name="P8">10</text:p>
            </draw:rect>
          </draw:g>
          <draw:rect draw:style-name="gr3" draw:text-style-name="P7" draw:layer="layout" svg:width="4.445cm" svg:height="0.848cm" svg:x="17.992cm" svg:y="8.678cm">
            <text:p/>
          </draw:rect>
          <draw:rect draw:style-name="gr3" draw:text-style-name="P7" draw:layer="layout" svg:width="4.445cm" svg:height="0.846cm" svg:x="17.992cm" svg:y="9.526cm">
            <text:p/>
          </draw:rect>
        </draw:g>
        <draw:g>
          <draw:g>
            <draw:rect draw:style-name="gr3" draw:text-style-name="P7" draw:layer="layout" svg:width="1.27cm" svg:height="0.846cm" svg:x="16.722cm" svg:y="11.854cm">
              <text:p/>
            </draw:rect>
            <draw:rect draw:style-name="gr404" draw:text-style-name="P9" draw:layer="layout" svg:width="1.27cm" svg:height="0.846cm" svg:x="16.722cm" svg:y="11.854cm">
              <text:p text:style-name="P8">40</text:p>
            </draw:rect>
          </draw:g>
          <draw:g>
            <draw:rect draw:style-name="gr3" draw:text-style-name="P7" draw:layer="layout" svg:width="1.27cm" svg:height="0.847cm" svg:x="16.722cm" svg:y="11.007cm">
              <text:p/>
            </draw:rect>
            <draw:rect draw:style-name="gr405" draw:text-style-name="P9" draw:layer="layout" svg:width="1.27cm" svg:height="0.847cm" svg:x="16.722cm" svg:y="11.007cm">
              <text:p text:style-name="P8">10</text:p>
            </draw:rect>
          </draw:g>
          <draw:rect draw:style-name="gr3" draw:text-style-name="P7" draw:layer="layout" svg:width="4.445cm" svg:height="0.847cm" svg:x="17.992cm" svg:y="11.007cm">
            <text:p/>
          </draw:rect>
          <draw:rect draw:style-name="gr3" draw:text-style-name="P7" draw:layer="layout" svg:width="4.445cm" svg:height="0.846cm" svg:x="17.992cm" svg:y="11.854cm">
            <text:p/>
          </draw:rect>
        </draw:g>
        <draw:g>
          <draw:g>
            <draw:rect draw:style-name="gr3" draw:text-style-name="P7" draw:layer="layout" svg:width="1.27cm" svg:height="0.846cm" svg:x="16.722cm" svg:y="13.971cm">
              <text:p/>
            </draw:rect>
            <draw:rect draw:style-name="gr406" draw:text-style-name="P9" draw:layer="layout" svg:width="1.27cm" svg:height="0.846cm" svg:x="16.722cm" svg:y="13.971cm">
              <text:p text:style-name="P8">40</text:p>
            </draw:rect>
          </draw:g>
          <draw:g>
            <draw:rect draw:style-name="gr3" draw:text-style-name="P7" draw:layer="layout" svg:width="1.27cm" svg:height="0.848cm" svg:x="16.722cm" svg:y="13.123cm">
              <text:p/>
            </draw:rect>
            <draw:rect draw:style-name="gr407" draw:text-style-name="P9" draw:layer="layout" svg:width="1.27cm" svg:height="0.848cm" svg:x="16.722cm" svg:y="13.123cm">
              <text:p text:style-name="P8">30</text:p>
            </draw:rect>
          </draw:g>
          <draw:rect draw:style-name="gr3" draw:text-style-name="P7" draw:layer="layout" svg:width="4.445cm" svg:height="0.848cm" svg:x="17.992cm" svg:y="13.123cm">
            <text:p/>
          </draw:rect>
          <draw:rect draw:style-name="gr3" draw:text-style-name="P7" draw:layer="layout" svg:width="4.445cm" svg:height="0.846cm" svg:x="17.992cm" svg:y="13.971cm">
            <text:p/>
          </draw:rect>
        </draw:g>
        <draw:g>
          <draw:g>
            <draw:rect draw:style-name="gr3" draw:text-style-name="P7" draw:layer="layout" svg:width="1.27cm" svg:height="0.847cm" svg:x="9.613cm" svg:y="4.008cm">
              <text:p/>
            </draw:rect>
            <draw:rect draw:style-name="gr408" draw:text-style-name="P9" draw:layer="layout" svg:width="1.27cm" svg:height="0.847cm" svg:x="9.613cm" svg:y="4.008cm">
              <text:p text:style-name="P8"><text:span text:style-name="T5">10</text:span></text:p>
            </draw:rect>
          </draw:g>
          <draw:rect draw:style-name="gr3" draw:text-style-name="P7" draw:layer="layout" svg:width="1.27cm" svg:height="0.847cm" svg:x="10.883cm" svg:y="4.008cm">
            <text:p/>
          </draw:rect>
          <draw:rect draw:style-name="gr3" draw:text-style-name="P7" draw:layer="layout" svg:width="1.27cm" svg:height="0.846cm" svg:x="10.883cm" svg:y="4.855cm">
            <text:p/>
          </draw:rect>
          <draw:g>
            <draw:rect draw:style-name="gr3" draw:text-style-name="P7" draw:layer="layout" svg:width="1.27cm" svg:height="0.846cm" svg:x="9.613cm" svg:y="4.855cm">
              <text:p/>
            </draw:rect>
            <draw:rect draw:style-name="gr409" draw:text-style-name="P9" draw:layer="layout" svg:width="1.27cm" svg:height="0.846cm" svg:x="9.613cm" svg:y="4.855cm">
              <text:p text:style-name="P8"><text:span text:style-name="T5">10</text:span></text:p>
            </draw:rect>
          </draw:g>
          <draw:g>
            <draw:rect draw:style-name="gr3" draw:text-style-name="P7" draw:layer="layout" svg:width="1.27cm" svg:height="0.847cm" svg:x="9.613cm" svg:y="5.701cm">
              <text:p/>
            </draw:rect>
            <draw:rect draw:style-name="gr410" draw:text-style-name="P9" draw:layer="layout" svg:width="1.27cm" svg:height="0.847cm" svg:x="9.613cm" svg:y="5.701cm">
              <text:p text:style-name="P8"><text:span text:style-name="T5">10</text:span></text:p>
            </draw:rect>
          </draw:g>
          <draw:rect draw:style-name="gr3" draw:text-style-name="P7" draw:layer="layout" svg:width="1.27cm" svg:height="0.847cm" svg:x="10.883cm" svg:y="5.701cm">
            <text:p/>
          </draw:rect>
          <draw:rect draw:style-name="gr3" draw:text-style-name="P7" draw:layer="layout" svg:width="1.27cm" svg:height="0.847cm" svg:x="10.883cm" svg:y="6.548cm">
            <text:p/>
          </draw:rect>
          <draw:g>
            <draw:rect draw:style-name="gr3" draw:text-style-name="P7" draw:layer="layout" svg:width="1.27cm" svg:height="0.847cm" svg:x="9.613cm" svg:y="6.548cm">
              <text:p/>
            </draw:rect>
            <draw:rect draw:style-name="gr411" draw:text-style-name="P9" draw:layer="layout" svg:width="1.27cm" svg:height="0.847cm" svg:x="9.613cm" svg:y="6.548cm">
              <text:p text:style-name="P8"><text:span text:style-name="T5">20</text:span></text:p>
            </draw:rect>
          </draw:g>
        </draw:g>
        <draw:g>
          <draw:g>
            <draw:rect draw:style-name="gr3" draw:text-style-name="P7" draw:layer="layout" svg:width="1.27cm" svg:height="0.847cm" svg:x="9.613cm" svg:y="7.836cm">
              <text:p/>
            </draw:rect>
            <draw:rect draw:style-name="gr412" draw:text-style-name="P9" draw:layer="layout" svg:width="1.27cm" svg:height="0.847cm" svg:x="9.613cm" svg:y="7.836cm">
              <text:p text:style-name="P8"><text:span text:style-name="T5">20</text:span></text:p>
            </draw:rect>
          </draw:g>
          <draw:rect draw:style-name="gr3" draw:text-style-name="P7" draw:layer="layout" svg:width="1.27cm" svg:height="0.847cm" svg:x="10.883cm" svg:y="7.836cm">
            <text:p/>
          </draw:rect>
          <draw:rect draw:style-name="gr3" draw:text-style-name="P7" draw:layer="layout" svg:width="1.27cm" svg:height="0.846cm" svg:x="10.883cm" svg:y="8.683cm">
            <text:p/>
          </draw:rect>
          <draw:g>
            <draw:rect draw:style-name="gr3" draw:text-style-name="P7" draw:layer="layout" svg:width="1.27cm" svg:height="0.846cm" svg:x="9.613cm" svg:y="8.683cm">
              <text:p/>
            </draw:rect>
            <draw:rect draw:style-name="gr413" draw:text-style-name="P9" draw:layer="layout" svg:width="1.27cm" svg:height="0.846cm" svg:x="9.613cm" svg:y="8.683cm">
              <text:p text:style-name="P8"><text:span text:style-name="T5">30</text:span></text:p>
            </draw:rect>
          </draw:g>
          <draw:g>
            <draw:rect draw:style-name="gr3" draw:text-style-name="P7" draw:layer="layout" svg:width="1.27cm" svg:height="0.847cm" svg:x="9.613cm" svg:y="9.529cm">
              <text:p/>
            </draw:rect>
            <draw:rect draw:style-name="gr414" draw:text-style-name="P9" draw:layer="layout" svg:width="1.27cm" svg:height="0.847cm" svg:x="9.613cm" svg:y="9.529cm">
              <text:p text:style-name="P8"><text:span text:style-name="T5">40</text:span></text:p>
            </draw:rect>
          </draw:g>
          <draw:rect draw:style-name="gr3" draw:text-style-name="P7" draw:layer="layout" svg:width="1.27cm" svg:height="0.847cm" svg:x="10.883cm" svg:y="9.529cm">
            <text:p/>
          </draw:rect>
          <draw:rect draw:style-name="gr3" draw:text-style-name="P7" draw:layer="layout" svg:width="1.27cm" svg:height="0.847cm" svg:x="10.883cm" svg:y="10.376cm">
            <text:p/>
          </draw:rect>
          <draw:g>
            <draw:rect draw:style-name="gr3" draw:text-style-name="P7" draw:layer="layout" svg:width="1.27cm" svg:height="0.847cm" svg:x="9.613cm" svg:y="10.376cm">
              <text:p/>
            </draw:rect>
            <draw:rect draw:style-name="gr415" draw:text-style-name="P9" draw:layer="layout" svg:width="1.27cm" svg:height="0.847cm" svg:x="9.613cm" svg:y="10.376cm">
              <text:p text:style-name="P8"><text:span text:style-name="T5">40</text:span></text:p>
            </draw:rect>
          </draw:g>
        </draw:g>
        <draw:g>
          <draw:g>
            <draw:rect draw:style-name="gr3" draw:text-style-name="P7" draw:layer="layout" svg:width="1.27cm" svg:height="0.847cm" svg:x="9.613cm" svg:y="11.664cm">
              <text:p/>
            </draw:rect>
            <draw:rect draw:style-name="gr416" draw:text-style-name="P9" draw:layer="layout" svg:width="1.27cm" svg:height="0.847cm" svg:x="9.613cm" svg:y="11.664cm">
              <text:p text:style-name="P8"><text:span text:style-name="T5">40</text:span></text:p>
            </draw:rect>
          </draw:g>
          <draw:rect draw:style-name="gr3" draw:text-style-name="P7" draw:layer="layout" svg:width="1.27cm" svg:height="0.847cm" svg:x="10.883cm" svg:y="11.664cm">
            <text:p/>
          </draw:rect>
          <draw:rect draw:style-name="gr3" draw:text-style-name="P7" draw:layer="layout" svg:width="1.27cm" svg:height="0.846cm" svg:x="10.883cm" svg:y="12.511cm">
            <text:p/>
          </draw:rect>
          <draw:g>
            <draw:rect draw:style-name="gr3" draw:text-style-name="P7" draw:layer="layout" svg:width="1.27cm" svg:height="0.846cm" svg:x="9.613cm" svg:y="12.511cm">
              <text:p/>
            </draw:rect>
            <draw:rect draw:style-name="gr417" draw:text-style-name="P9" draw:layer="layout" svg:width="1.27cm" svg:height="0.846cm" svg:x="9.613cm" svg:y="12.511cm">
              <text:p text:style-name="P8"><text:span text:style-name="T5">40</text:span></text:p>
            </draw:rect>
          </draw:g>
          <draw:g>
            <draw:rect draw:style-name="gr3" draw:text-style-name="P7" draw:layer="layout" svg:width="1.27cm" svg:height="0.846cm" svg:x="9.613cm" svg:y="13.357cm">
              <text:p/>
            </draw:rect>
            <draw:rect draw:style-name="gr196" draw:text-style-name="P6" draw:layer="layout" svg:width="1.27cm" svg:height="0.846cm" svg:x="9.613cm" svg:y="13.357cm">
              <text:p text:style-name="P8"><text:span text:style-name="T5">...</text:span></text:p>
            </draw:rect>
          </draw:g>
          <draw:rect draw:style-name="gr3" draw:text-style-name="P7" draw:layer="layout" svg:width="1.27cm" svg:height="0.846cm" svg:x="10.883cm" svg:y="13.357cm">
            <text:p/>
          </draw:rect>
          <draw:rect draw:style-name="gr3" draw:text-style-name="P7" draw:layer="layout" svg:width="1.27cm" svg:height="0.847cm" svg:x="10.883cm" svg:y="14.203cm">
            <text:p/>
          </draw:rect>
          <draw:rect draw:style-name="gr3" draw:text-style-name="P7" draw:layer="layout" svg:width="1.27cm" svg:height="0.847cm" svg:x="9.613cm" svg:y="14.203cm">
            <text:p/>
          </draw:rect>
        </draw:g>
        <draw:line draw:style-name="gr36" draw:text-style-name="P10" draw:layer="layout" svg:x1="11.818cm" svg:y1="5.256cm" svg:x2="16.651cm" svg:y2="5.256cm">
          <text:p/>
        </draw:line>
        <draw:line draw:style-name="gr36" draw:text-style-name="P10" draw:layer="layout" svg:x1="11.783cm" svg:y1="4.374cm" svg:x2="16.616cm" svg:y2="8.925cm">
          <text:p/>
        </draw:line>
        <draw:line draw:style-name="gr36" draw:text-style-name="P10" draw:layer="layout" svg:x1="11.748cm" svg:y1="6.103cm" svg:x2="16.581cm" svg:y2="11.289cm">
          <text:p/>
        </draw:line>
        <draw:line draw:style-name="gr36" draw:text-style-name="P10" draw:layer="layout" svg:x1="11.748cm" svg:y1="8.254cm" svg:x2="16.686cm" svg:y2="6.843cm">
          <text:p/>
        </draw:line>
        <draw:path draw:style-name="gr383" draw:text-style-name="P7" draw:layer="layout" svg:width="4.833cm" svg:height="2.896cm" svg:x="11.818cm" svg:y="4.234cm" svg:viewBox="0 0 4834 2897" svg:d="M0 2715c511 168 1027 336 1411-70s313-1945 882-2364 1553-283 2541-142">
          <text:p/>
        </draw:path>
        <draw:line draw:style-name="gr36" draw:text-style-name="P10" draw:layer="layout" svg:x1="11.712cm" svg:y1="9.031cm" svg:x2="16.616cm" svg:y2="13.441cm">
          <text:p/>
        </draw:line>
        <draw:line draw:style-name="gr36" draw:text-style-name="P10" draw:layer="layout" svg:x1="11.571cm" svg:y1="12.947cm" svg:x2="16.651cm" svg:y2="14.393cm">
          <text:p/>
        </draw:line>
        <draw:line draw:style-name="gr36" draw:text-style-name="P10" draw:layer="layout" svg:x1="11.606cm" svg:y1="12.1cm" svg:x2="16.616cm" svg:y2="9.878cm">
          <text:p/>
        </draw:line>
        <draw:path draw:style-name="gr383" draw:text-style-name="P7" draw:layer="layout" svg:width="4.867cm" svg:height="2.407cm" svg:x="11.748cm" svg:y="7.655cm" svg:viewBox="0 0 4868 2408" svg:d="M0 2258c599 124 1199 247 1728 36s922-922 1447-1306 1429-825 1693-988">
          <text:p/>
        </draw:path>
        <draw:path draw:style-name="gr383" draw:text-style-name="P7" draw:layer="layout" svg:width="4.974cm" svg:height="1.983cm" svg:x="11.677cm" svg:y="10.624cm" svg:viewBox="0 0 4975 1984" svg:d="M0 166c427-145 860-286 1129 0s-146 1496 494 1730 1993-44 3352-318">
          <text:p/>
        </draw:path>
        <draw:line draw:style-name="gr36" draw:text-style-name="P10" draw:layer="layout" svg:x1="11.642cm" svg:y1="13.829cm" svg:x2="14.887cm" svg:y2="15.381cm">
          <text:p/>
        </draw:line>
        <draw:rect draw:style-name="gr418" draw:text-style-name="P6" draw:layer="layout" svg:width="6.059cm" svg:height="1.442cm" svg:x="0.926cm" svg:y="3.81cm">
          <text:p text:style-name="P8"><text:span text:style-name="T20">one option...</text:span></text:p>
        </draw:rect>
        <draw:rect draw:style-name="gr419" draw:text-style-name="P29" xml:id="id41" draw:id="id41" draw:layer="layout" svg:width="9.137cm" svg:height="5.671cm" svg:x="0cm" svg:y="5.715cm">
          <text:p text:style-name="P1"><text:span text:style-name="T21">Problem:</text:span></text:p>
          <text:p text:style-name="P1"><text:span text:style-name="T22">excess overhead!</text:span></text:p>
          <text:list text:style-name="L5">
            <text:list-item>
              <text:list>
                <text:list-item>
                  <text:p text:style-name="P23"><text:span text:style-name="T23"><text:s/></text:span><text:span text:style-name="T23">disk space</text:span></text:p>
                </text:list-item>
                <text:list-item>
                  <text:p text:style-name="P23"><text:span text:style-name="T23"><text:s/></text:span><text:span text:style-name="T23">search time</text:span></text:p>
                </text:list-item>
              </text:list>
            </text:list-item>
          </text:list>
        </draw:rect>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41" smil:attributeName="visibility" smil:to="visible"/>
                  <anim:animate smil:dur="1s" smil:fill="hold" smil:targetElement="id41" smil:attributeName="x" smil:values="0-width/2;x" smil:keyTimes="0;1" smil:additive="base"/>
                  <anim:animate smil:dur="1s" smil:fill="hold" smil:targetElement="id41" smil:attributeName="y" smil:values="y;y" smil:keyTimes="0;1" smil:additive="base"/>
                </anim:par>
              </anim:par>
            </anim:par>
          </anim:seq>
        </anim:par>
        <presentation:notes draw:style-name="dp2">
          <draw:page-thumbnail draw:style-name="gr1" draw:layer="layout" svg:width="12.7cm" svg:height="9.525cm" svg:x="3.175cm" svg:y="1.905cm" draw:page-number="31" presentation:class="page"/>
          <draw:frame presentation:style-name="pr6" draw:text-style-name="P1" draw:layer="layout" svg:width="13.97cm" svg:height="11.431cm" svg:x="2.54cm" svg:y="12.065cm" presentation:class="notes" presentation:placeholder="true">
            <draw:text-box/>
          </draw:frame>
        </presentation:notes>
      </draw:page>
      <draw:page draw:name="page32" draw:style-name="dp1" draw:master-page-name="Default" presentation:presentation-page-layout-name="AL2T1">
        <draw:frame presentation:style-name="pr24" draw:text-style-name="P2" draw:layer="layout" svg:width="25.365cm" svg:height="2.505cm" svg:x="0.67cm" svg:y="0.529cm" presentation:class="title" presentation:user-transformed="true">
          <draw:text-box>
            <text:p text:style-name="P11"><text:span text:style-name="T6">Duplicate values &amp; secondary indexes</text:span></text:p>
          </draw:text-box>
        </draw:frame>
        <draw:g>
          <draw:g>
            <draw:rect draw:style-name="gr3" draw:text-style-name="P7" draw:layer="layout" svg:width="1.27cm" svg:height="0.846cm" svg:x="16.722cm" svg:y="4.869cm">
              <text:p/>
            </draw:rect>
            <draw:rect draw:style-name="gr420" draw:text-style-name="P9" draw:layer="layout" svg:width="1.27cm" svg:height="0.846cm" svg:x="16.722cm" svg:y="4.869cm">
              <text:p text:style-name="P8">10</text:p>
            </draw:rect>
          </draw:g>
          <draw:g>
            <draw:rect draw:style-name="gr3" draw:text-style-name="P7" draw:layer="layout" svg:width="1.27cm" svg:height="0.847cm" svg:x="16.722cm" svg:y="4.022cm">
              <text:p/>
            </draw:rect>
            <draw:rect draw:style-name="gr421" draw:text-style-name="P9" draw:layer="layout" svg:width="1.27cm" svg:height="0.847cm" svg:x="16.722cm" svg:y="4.022cm">
              <text:p text:style-name="P8">20</text:p>
            </draw:rect>
          </draw:g>
          <draw:rect draw:style-name="gr3" draw:text-style-name="P7" draw:layer="layout" svg:width="4.445cm" svg:height="0.847cm" svg:x="17.992cm" svg:y="4.022cm">
            <text:p/>
          </draw:rect>
          <draw:rect draw:style-name="gr3" draw:text-style-name="P7" draw:layer="layout" svg:width="4.445cm" svg:height="0.846cm" svg:x="17.992cm" svg:y="4.869cm">
            <text:p/>
          </draw:rect>
        </draw:g>
        <draw:g>
          <draw:g>
            <draw:rect draw:style-name="gr3" draw:text-style-name="P7" draw:layer="layout" svg:width="1.27cm" svg:height="0.846cm" svg:x="16.722cm" svg:y="7.197cm">
              <text:p/>
            </draw:rect>
            <draw:rect draw:style-name="gr422" draw:text-style-name="P9" draw:layer="layout" svg:width="1.27cm" svg:height="0.846cm" svg:x="16.722cm" svg:y="7.197cm">
              <text:p text:style-name="P8">40</text:p>
            </draw:rect>
          </draw:g>
          <draw:g>
            <draw:rect draw:style-name="gr3" draw:text-style-name="P7" draw:layer="layout" svg:width="1.27cm" svg:height="0.847cm" svg:x="16.722cm" svg:y="6.35cm">
              <text:p/>
            </draw:rect>
            <draw:rect draw:style-name="gr423" draw:text-style-name="P9" draw:layer="layout" svg:width="1.27cm" svg:height="0.847cm" svg:x="16.722cm" svg:y="6.35cm">
              <text:p text:style-name="P8">20</text:p>
            </draw:rect>
          </draw:g>
          <draw:rect draw:style-name="gr3" draw:text-style-name="P7" draw:layer="layout" svg:width="4.445cm" svg:height="0.847cm" svg:x="17.992cm" svg:y="6.35cm">
            <text:p/>
          </draw:rect>
          <draw:rect draw:style-name="gr3" draw:text-style-name="P7" draw:layer="layout" svg:width="4.445cm" svg:height="0.846cm" svg:x="17.992cm" svg:y="7.197cm">
            <text:p/>
          </draw:rect>
        </draw:g>
        <draw:g>
          <draw:g>
            <draw:rect draw:style-name="gr3" draw:text-style-name="P7" draw:layer="layout" svg:width="1.27cm" svg:height="0.846cm" svg:x="16.722cm" svg:y="9.526cm">
              <text:p/>
            </draw:rect>
            <draw:rect draw:style-name="gr424" draw:text-style-name="P9" draw:layer="layout" svg:width="1.27cm" svg:height="0.846cm" svg:x="16.722cm" svg:y="9.526cm">
              <text:p text:style-name="P8">40</text:p>
            </draw:rect>
          </draw:g>
          <draw:g>
            <draw:rect draw:style-name="gr3" draw:text-style-name="P7" draw:layer="layout" svg:width="1.27cm" svg:height="0.848cm" svg:x="16.722cm" svg:y="8.678cm">
              <text:p/>
            </draw:rect>
            <draw:rect draw:style-name="gr425" draw:text-style-name="P9" draw:layer="layout" svg:width="1.27cm" svg:height="0.848cm" svg:x="16.722cm" svg:y="8.678cm">
              <text:p text:style-name="P8">10</text:p>
            </draw:rect>
          </draw:g>
          <draw:rect draw:style-name="gr3" draw:text-style-name="P7" draw:layer="layout" svg:width="4.445cm" svg:height="0.848cm" svg:x="17.992cm" svg:y="8.678cm">
            <text:p/>
          </draw:rect>
          <draw:rect draw:style-name="gr3" draw:text-style-name="P7" draw:layer="layout" svg:width="4.445cm" svg:height="0.846cm" svg:x="17.992cm" svg:y="9.526cm">
            <text:p/>
          </draw:rect>
        </draw:g>
        <draw:g>
          <draw:g>
            <draw:rect draw:style-name="gr3" draw:text-style-name="P7" draw:layer="layout" svg:width="1.27cm" svg:height="0.846cm" svg:x="16.722cm" svg:y="11.854cm">
              <text:p/>
            </draw:rect>
            <draw:rect draw:style-name="gr426" draw:text-style-name="P9" draw:layer="layout" svg:width="1.27cm" svg:height="0.846cm" svg:x="16.722cm" svg:y="11.854cm">
              <text:p text:style-name="P8">40</text:p>
            </draw:rect>
          </draw:g>
          <draw:g>
            <draw:rect draw:style-name="gr3" draw:text-style-name="P7" draw:layer="layout" svg:width="1.27cm" svg:height="0.847cm" svg:x="16.722cm" svg:y="11.007cm">
              <text:p/>
            </draw:rect>
            <draw:rect draw:style-name="gr427" draw:text-style-name="P9" draw:layer="layout" svg:width="1.27cm" svg:height="0.847cm" svg:x="16.722cm" svg:y="11.007cm">
              <text:p text:style-name="P8">10</text:p>
            </draw:rect>
          </draw:g>
          <draw:rect draw:style-name="gr3" draw:text-style-name="P7" draw:layer="layout" svg:width="4.445cm" svg:height="0.847cm" svg:x="17.992cm" svg:y="11.007cm">
            <text:p/>
          </draw:rect>
          <draw:rect draw:style-name="gr3" draw:text-style-name="P7" draw:layer="layout" svg:width="4.445cm" svg:height="0.846cm" svg:x="17.992cm" svg:y="11.854cm">
            <text:p/>
          </draw:rect>
        </draw:g>
        <draw:g>
          <draw:g>
            <draw:rect draw:style-name="gr3" draw:text-style-name="P7" draw:layer="layout" svg:width="1.27cm" svg:height="0.846cm" svg:x="16.722cm" svg:y="13.971cm">
              <text:p/>
            </draw:rect>
            <draw:rect draw:style-name="gr428" draw:text-style-name="P9" draw:layer="layout" svg:width="1.27cm" svg:height="0.846cm" svg:x="16.722cm" svg:y="13.971cm">
              <text:p text:style-name="P8">40</text:p>
            </draw:rect>
          </draw:g>
          <draw:g>
            <draw:rect draw:style-name="gr3" draw:text-style-name="P7" draw:layer="layout" svg:width="1.27cm" svg:height="0.848cm" svg:x="16.722cm" svg:y="13.123cm">
              <text:p/>
            </draw:rect>
            <draw:rect draw:style-name="gr429" draw:text-style-name="P9" draw:layer="layout" svg:width="1.27cm" svg:height="0.848cm" svg:x="16.722cm" svg:y="13.123cm">
              <text:p text:style-name="P8">30</text:p>
            </draw:rect>
          </draw:g>
          <draw:rect draw:style-name="gr3" draw:text-style-name="P7" draw:layer="layout" svg:width="4.445cm" svg:height="0.848cm" svg:x="17.992cm" svg:y="13.123cm">
            <text:p/>
          </draw:rect>
          <draw:rect draw:style-name="gr3" draw:text-style-name="P7" draw:layer="layout" svg:width="4.445cm" svg:height="0.846cm" svg:x="17.992cm" svg:y="13.971cm">
            <text:p/>
          </draw:rect>
        </draw:g>
        <draw:g>
          <draw:rect draw:style-name="gr3" draw:text-style-name="P7" draw:layer="layout" svg:width="1.27cm" svg:height="0.847cm" svg:x="8.872cm" svg:y="4.22cm">
            <text:p/>
          </draw:rect>
          <draw:rect draw:style-name="gr430" draw:text-style-name="P9" draw:layer="layout" svg:width="1.27cm" svg:height="0.847cm" svg:x="8.872cm" svg:y="4.22cm">
            <text:p text:style-name="P8"><text:span text:style-name="T5">10</text:span></text:p>
          </draw:rect>
        </draw:g>
        <draw:rect draw:style-name="gr3" draw:text-style-name="P7" draw:layer="layout" svg:width="1.27cm" svg:height="0.847cm" svg:x="10.142cm" svg:y="4.22cm">
          <text:p/>
        </draw:rect>
        <draw:rect draw:style-name="gr3" draw:text-style-name="P7" draw:layer="layout" svg:width="1.27cm" svg:height="0.846cm" svg:x="10.164cm" svg:y="5.076cm">
          <text:p/>
        </draw:rect>
        <draw:rect draw:style-name="gr3" draw:text-style-name="P7" draw:layer="layout" svg:width="1.27cm" svg:height="0.846cm" svg:x="10.16cm" svg:y="5.927cm">
          <text:p/>
        </draw:rect>
        <draw:rect draw:style-name="gr418" draw:text-style-name="P6" draw:layer="layout" svg:width="7.818cm" svg:height="1.442cm" svg:x="0.869cm" svg:y="2.663cm">
          <text:p text:style-name="P8"><text:span text:style-name="T20">another option...</text:span></text:p>
        </draw:rect>
        <draw:rect draw:style-name="gr3" draw:text-style-name="P7" draw:layer="layout" svg:width="1.27cm" svg:height="0.847cm" svg:x="10.147cm" svg:y="7.633cm">
          <text:p/>
        </draw:rect>
        <draw:rect draw:style-name="gr3" draw:text-style-name="P7" draw:layer="layout" svg:width="1.27cm" svg:height="0.846cm" svg:x="10.16cm" svg:y="13.375cm">
          <text:p/>
        </draw:rect>
        <draw:g>
          <draw:rect draw:style-name="gr3" draw:text-style-name="P7" draw:layer="layout" svg:width="1.27cm" svg:height="0.847cm" svg:x="10.169cm" svg:y="10.839cm">
            <text:p/>
          </draw:rect>
          <draw:g>
            <draw:rect draw:style-name="gr3" draw:text-style-name="P7" draw:layer="layout" svg:width="1.27cm" svg:height="0.847cm" svg:x="8.899cm" svg:y="10.839cm">
              <text:p/>
            </draw:rect>
            <draw:rect draw:style-name="gr431" draw:text-style-name="P9" draw:layer="layout" svg:width="1.27cm" svg:height="0.847cm" svg:x="8.899cm" svg:y="10.839cm">
              <text:p text:style-name="P8"><text:span text:style-name="T5">40</text:span></text:p>
            </draw:rect>
          </draw:g>
        </draw:g>
        <draw:g>
          <draw:rect draw:style-name="gr3" draw:text-style-name="P7" draw:layer="layout" svg:width="1.27cm" svg:height="0.847cm" svg:x="10.169cm" svg:y="9.979cm">
            <text:p/>
          </draw:rect>
          <draw:g>
            <draw:rect draw:style-name="gr3" draw:text-style-name="P7" draw:layer="layout" svg:width="1.27cm" svg:height="0.847cm" svg:x="8.899cm" svg:y="9.979cm">
              <text:p/>
            </draw:rect>
            <draw:rect draw:style-name="gr432" draw:text-style-name="P9" draw:layer="layout" svg:width="1.27cm" svg:height="0.847cm" svg:x="8.899cm" svg:y="9.979cm">
              <text:p text:style-name="P8"><text:span text:style-name="T5">30</text:span></text:p>
            </draw:rect>
          </draw:g>
        </draw:g>
        <draw:g>
          <draw:rect draw:style-name="gr3" draw:text-style-name="P7" draw:layer="layout" svg:width="1.27cm" svg:height="0.847cm" svg:x="10.142cm" svg:y="6.791cm">
            <text:p/>
          </draw:rect>
          <draw:g>
            <draw:rect draw:style-name="gr3" draw:text-style-name="P7" draw:layer="layout" svg:width="1.27cm" svg:height="0.847cm" svg:x="8.872cm" svg:y="6.791cm">
              <text:p/>
            </draw:rect>
            <draw:rect draw:style-name="gr433" draw:text-style-name="P9" draw:layer="layout" svg:width="1.27cm" svg:height="0.847cm" svg:x="8.872cm" svg:y="6.791cm">
              <text:p text:style-name="P8"><text:span text:style-name="T5">20</text:span></text:p>
            </draw:rect>
          </draw:g>
        </draw:g>
        <draw:rect draw:style-name="gr3" draw:text-style-name="P7" draw:layer="layout" svg:width="1.27cm" svg:height="0.847cm" svg:x="10.16cm" svg:y="12.528cm">
          <text:p/>
        </draw:rect>
        <draw:rect draw:style-name="gr3" draw:text-style-name="P7" draw:layer="layout" svg:width="1.27cm" svg:height="0.847cm" svg:x="10.173cm" svg:y="11.681cm">
          <text:p/>
        </draw:rect>
        <draw:line draw:style-name="gr36" draw:text-style-name="P10" draw:layer="layout" svg:x1="10.866cm" svg:y1="4.551cm" svg:x2="16.616cm" svg:y2="8.996cm">
          <text:p/>
        </draw:line>
        <draw:line draw:style-name="gr36" draw:text-style-name="P10" draw:layer="layout" svg:x1="10.901cm" svg:y1="5.539cm" svg:x2="16.651cm" svg:y2="5.151cm">
          <text:p/>
        </draw:line>
        <draw:line draw:style-name="gr36" draw:text-style-name="P10" draw:layer="layout" svg:x1="10.936cm" svg:y1="6.279cm" svg:x2="16.616cm" svg:y2="11.395cm">
          <text:p/>
        </draw:line>
        <draw:line draw:style-name="gr36" draw:text-style-name="P10" draw:layer="layout" svg:x1="10.936cm" svg:y1="7.232cm" svg:x2="16.686cm" svg:y2="4.304cm">
          <text:p/>
        </draw:line>
        <draw:line draw:style-name="gr36" draw:text-style-name="P10" draw:layer="layout" svg:x1="11.077cm" svg:y1="8.042cm" svg:x2="16.722cm" svg:y2="6.737cm">
          <text:p/>
        </draw:line>
        <draw:line draw:style-name="gr36" draw:text-style-name="P10" draw:layer="layout" svg:x1="10.901cm" svg:y1="10.478cm" svg:x2="16.722cm" svg:y2="13.441cm">
          <text:p/>
        </draw:line>
        <draw:line draw:style-name="gr36" draw:text-style-name="P10" draw:layer="layout" svg:x1="10.936cm" svg:y1="11.288cm" svg:x2="16.616cm" svg:y2="7.619cm">
          <text:p/>
        </draw:line>
        <draw:line draw:style-name="gr36" draw:text-style-name="P10" draw:layer="layout" svg:x1="11.007cm" svg:y1="13.794cm" svg:x2="16.686cm" svg:y2="14.393cm">
          <text:p/>
        </draw:line>
        <draw:line draw:style-name="gr36" draw:text-style-name="P10" draw:layer="layout" svg:x1="10.971cm" svg:y1="12.875cm" svg:x2="16.651cm" svg:y2="9.806cm">
          <text:p/>
        </draw:line>
        <draw:path draw:style-name="gr383" draw:text-style-name="P7" draw:layer="layout" svg:width="5.608cm" svg:height="1.1cm" svg:x="11.007cm" svg:y="12.03cm" svg:viewBox="0 0 5609 1101" svg:d="M0 0c679 388 1358 780 1905 952s758 195 1376 71 1962-671 2328-812">
          <text:p/>
        </draw:path>
        <draw:rect draw:style-name="gr419" draw:text-style-name="P6" xml:id="id42" draw:id="id42" draw:layer="layout" svg:width="6.619cm" svg:height="5.671cm" svg:x="1.799cm" svg:y="6.588cm">
          <text:p text:style-name="P1"><text:span text:style-name="T24">Problem:</text:span></text:p>
          <text:p text:style-name="P1"><text:span text:style-name="T10">variable size</text:span></text:p>
          <text:p text:style-name="P1"><text:span text:style-name="T10">records in</text:span></text:p>
          <text:p text:style-name="P1"><text:span text:style-name="T10">index!</text:span></text:p>
        </draw:rect>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42" smil:attributeName="visibility" smil:to="visible"/>
                  <anim:animate smil:dur="1s" smil:fill="hold" smil:targetElement="id42" smil:attributeName="x" smil:values="0-width/2;x" smil:keyTimes="0;1" smil:additive="base"/>
                  <anim:animate smil:dur="1s" smil:fill="hold" smil:targetElement="id42" smil:attributeName="y" smil:values="y;y" smil:keyTimes="0;1" smil:additive="base"/>
                </anim:par>
              </anim:par>
            </anim:par>
          </anim:seq>
        </anim:par>
        <presentation:notes draw:style-name="dp2">
          <draw:page-thumbnail draw:style-name="gr1" draw:layer="layout" svg:width="12.7cm" svg:height="9.525cm" svg:x="3.175cm" svg:y="1.905cm" draw:page-number="32" presentation:class="page"/>
          <draw:frame presentation:style-name="pr6" draw:text-style-name="P1" draw:layer="layout" svg:width="13.97cm" svg:height="11.431cm" svg:x="2.54cm" svg:y="12.065cm" presentation:class="notes" presentation:placeholder="true">
            <draw:text-box/>
          </draw:frame>
        </presentation:notes>
      </draw:page>
      <draw:page draw:name="page33" draw:style-name="dp1" draw:master-page-name="Default" presentation:presentation-page-layout-name="AL2T1">
        <draw:frame presentation:style-name="pr24" draw:text-style-name="P2" draw:layer="layout" svg:width="25.365cm" svg:height="2.505cm" svg:x="0.67cm" svg:y="0.529cm" presentation:class="title" presentation:user-transformed="true">
          <draw:text-box>
            <text:p text:style-name="P11"><text:span text:style-name="T6">Duplicate values &amp; secondary indexes</text:span></text:p>
          </draw:text-box>
        </draw:frame>
        <draw:g>
          <draw:g>
            <draw:rect draw:style-name="gr3" draw:text-style-name="P7" draw:layer="layout" svg:width="1.27cm" svg:height="0.846cm" svg:x="16.722cm" svg:y="4.869cm">
              <text:p/>
            </draw:rect>
            <draw:rect draw:style-name="gr434" draw:text-style-name="P9" draw:layer="layout" svg:width="1.27cm" svg:height="0.846cm" svg:x="16.722cm" svg:y="4.869cm">
              <text:p text:style-name="P8">10</text:p>
            </draw:rect>
          </draw:g>
          <draw:g>
            <draw:rect draw:style-name="gr3" draw:text-style-name="P7" draw:layer="layout" svg:width="1.27cm" svg:height="0.847cm" svg:x="16.722cm" svg:y="4.022cm">
              <text:p/>
            </draw:rect>
            <draw:rect draw:style-name="gr435" draw:text-style-name="P9" draw:layer="layout" svg:width="1.27cm" svg:height="0.847cm" svg:x="16.722cm" svg:y="4.022cm">
              <text:p text:style-name="P8">20</text:p>
            </draw:rect>
          </draw:g>
          <draw:rect draw:style-name="gr3" draw:text-style-name="P7" draw:layer="layout" svg:width="4.445cm" svg:height="0.847cm" svg:x="17.992cm" svg:y="4.022cm">
            <text:p/>
          </draw:rect>
          <draw:rect draw:style-name="gr3" draw:text-style-name="P7" draw:layer="layout" svg:width="4.445cm" svg:height="0.846cm" svg:x="17.992cm" svg:y="4.869cm">
            <text:p/>
          </draw:rect>
        </draw:g>
        <draw:g>
          <draw:g>
            <draw:rect draw:style-name="gr3" draw:text-style-name="P7" draw:layer="layout" svg:width="1.27cm" svg:height="0.846cm" svg:x="16.722cm" svg:y="7.197cm">
              <text:p/>
            </draw:rect>
            <draw:rect draw:style-name="gr436" draw:text-style-name="P9" draw:layer="layout" svg:width="1.27cm" svg:height="0.846cm" svg:x="16.722cm" svg:y="7.197cm">
              <text:p text:style-name="P8">40</text:p>
            </draw:rect>
          </draw:g>
          <draw:g>
            <draw:rect draw:style-name="gr3" draw:text-style-name="P7" draw:layer="layout" svg:width="1.27cm" svg:height="0.847cm" svg:x="16.722cm" svg:y="6.35cm">
              <text:p/>
            </draw:rect>
            <draw:rect draw:style-name="gr437" draw:text-style-name="P9" draw:layer="layout" svg:width="1.27cm" svg:height="0.847cm" svg:x="16.722cm" svg:y="6.35cm">
              <text:p text:style-name="P8">20</text:p>
            </draw:rect>
          </draw:g>
          <draw:rect draw:style-name="gr3" draw:text-style-name="P7" draw:layer="layout" svg:width="4.445cm" svg:height="0.847cm" svg:x="17.992cm" svg:y="6.35cm">
            <text:p/>
          </draw:rect>
          <draw:rect draw:style-name="gr3" draw:text-style-name="P7" draw:layer="layout" svg:width="4.445cm" svg:height="0.846cm" svg:x="17.992cm" svg:y="7.197cm">
            <text:p/>
          </draw:rect>
        </draw:g>
        <draw:g>
          <draw:g>
            <draw:rect draw:style-name="gr3" draw:text-style-name="P7" draw:layer="layout" svg:width="1.27cm" svg:height="0.846cm" svg:x="16.722cm" svg:y="9.526cm">
              <text:p/>
            </draw:rect>
            <draw:rect draw:style-name="gr438" draw:text-style-name="P9" draw:layer="layout" svg:width="1.27cm" svg:height="0.846cm" svg:x="16.722cm" svg:y="9.526cm">
              <text:p text:style-name="P8">40</text:p>
            </draw:rect>
          </draw:g>
          <draw:g>
            <draw:rect draw:style-name="gr3" draw:text-style-name="P7" draw:layer="layout" svg:width="1.27cm" svg:height="0.848cm" svg:x="16.722cm" svg:y="8.678cm">
              <text:p/>
            </draw:rect>
            <draw:rect draw:style-name="gr439" draw:text-style-name="P9" draw:layer="layout" svg:width="1.27cm" svg:height="0.848cm" svg:x="16.722cm" svg:y="8.678cm">
              <text:p text:style-name="P8">10</text:p>
            </draw:rect>
          </draw:g>
          <draw:rect draw:style-name="gr3" draw:text-style-name="P7" draw:layer="layout" svg:width="4.445cm" svg:height="0.848cm" svg:x="17.992cm" svg:y="8.678cm">
            <text:p/>
          </draw:rect>
          <draw:rect draw:style-name="gr3" draw:text-style-name="P7" draw:layer="layout" svg:width="4.445cm" svg:height="0.846cm" svg:x="17.992cm" svg:y="9.526cm">
            <text:p/>
          </draw:rect>
        </draw:g>
        <draw:g>
          <draw:g>
            <draw:rect draw:style-name="gr3" draw:text-style-name="P7" draw:layer="layout" svg:width="1.27cm" svg:height="0.846cm" svg:x="16.722cm" svg:y="11.854cm">
              <text:p/>
            </draw:rect>
            <draw:rect draw:style-name="gr440" draw:text-style-name="P9" draw:layer="layout" svg:width="1.27cm" svg:height="0.846cm" svg:x="16.722cm" svg:y="11.854cm">
              <text:p text:style-name="P8">40</text:p>
            </draw:rect>
          </draw:g>
          <draw:g>
            <draw:rect draw:style-name="gr3" draw:text-style-name="P7" draw:layer="layout" svg:width="1.27cm" svg:height="0.847cm" svg:x="16.722cm" svg:y="11.007cm">
              <text:p/>
            </draw:rect>
            <draw:rect draw:style-name="gr441" draw:text-style-name="P9" draw:layer="layout" svg:width="1.27cm" svg:height="0.847cm" svg:x="16.722cm" svg:y="11.007cm">
              <text:p text:style-name="P8">10</text:p>
            </draw:rect>
          </draw:g>
          <draw:rect draw:style-name="gr3" draw:text-style-name="P7" draw:layer="layout" svg:width="4.445cm" svg:height="0.847cm" svg:x="17.992cm" svg:y="11.007cm">
            <text:p/>
          </draw:rect>
          <draw:rect draw:style-name="gr3" draw:text-style-name="P7" draw:layer="layout" svg:width="4.445cm" svg:height="0.846cm" svg:x="17.992cm" svg:y="11.854cm">
            <text:p/>
          </draw:rect>
        </draw:g>
        <draw:g>
          <draw:g>
            <draw:rect draw:style-name="gr3" draw:text-style-name="P7" draw:layer="layout" svg:width="1.27cm" svg:height="0.846cm" svg:x="16.722cm" svg:y="13.971cm">
              <text:p/>
            </draw:rect>
            <draw:rect draw:style-name="gr442" draw:text-style-name="P9" draw:layer="layout" svg:width="1.27cm" svg:height="0.846cm" svg:x="16.722cm" svg:y="13.971cm">
              <text:p text:style-name="P8">40</text:p>
            </draw:rect>
          </draw:g>
          <draw:g>
            <draw:rect draw:style-name="gr3" draw:text-style-name="P7" draw:layer="layout" svg:width="1.27cm" svg:height="0.848cm" svg:x="16.722cm" svg:y="13.123cm">
              <text:p/>
            </draw:rect>
            <draw:rect draw:style-name="gr443" draw:text-style-name="P9" draw:layer="layout" svg:width="1.27cm" svg:height="0.848cm" svg:x="16.722cm" svg:y="13.123cm">
              <text:p text:style-name="P8">30</text:p>
            </draw:rect>
          </draw:g>
          <draw:rect draw:style-name="gr3" draw:text-style-name="P7" draw:layer="layout" svg:width="4.445cm" svg:height="0.848cm" svg:x="17.992cm" svg:y="13.123cm">
            <text:p/>
          </draw:rect>
          <draw:rect draw:style-name="gr3" draw:text-style-name="P7" draw:layer="layout" svg:width="4.445cm" svg:height="0.846cm" svg:x="17.992cm" svg:y="13.971cm">
            <text:p/>
          </draw:rect>
        </draw:g>
        <draw:g>
          <draw:g>
            <draw:rect draw:style-name="gr3" draw:text-style-name="P7" draw:layer="layout" svg:width="1.27cm" svg:height="0.847cm" svg:x="4.427cm" svg:y="4.785cm">
              <text:p/>
            </draw:rect>
            <draw:rect draw:style-name="gr444" draw:text-style-name="P9" draw:layer="layout" svg:width="1.27cm" svg:height="0.847cm" svg:x="4.427cm" svg:y="4.785cm">
              <text:p text:style-name="P8"><text:span text:style-name="T5">10</text:span></text:p>
            </draw:rect>
          </draw:g>
          <draw:rect draw:style-name="gr3" draw:text-style-name="P7" draw:layer="layout" svg:width="1.27cm" svg:height="0.847cm" svg:x="5.697cm" svg:y="4.785cm">
            <text:p/>
          </draw:rect>
          <draw:rect draw:style-name="gr3" draw:text-style-name="P7" draw:layer="layout" svg:width="1.27cm" svg:height="0.846cm" svg:x="5.697cm" svg:y="5.632cm">
            <text:p/>
          </draw:rect>
          <draw:g>
            <draw:rect draw:style-name="gr3" draw:text-style-name="P7" draw:layer="layout" svg:width="1.27cm" svg:height="0.846cm" svg:x="4.427cm" svg:y="5.632cm">
              <text:p/>
            </draw:rect>
            <draw:rect draw:style-name="gr445" draw:text-style-name="P9" draw:layer="layout" svg:width="1.27cm" svg:height="0.846cm" svg:x="4.427cm" svg:y="5.632cm">
              <text:p text:style-name="P8"><text:span text:style-name="T5">20</text:span></text:p>
            </draw:rect>
          </draw:g>
          <draw:g>
            <draw:rect draw:style-name="gr3" draw:text-style-name="P7" draw:layer="layout" svg:width="1.27cm" svg:height="0.846cm" svg:x="4.427cm" svg:y="6.478cm">
              <text:p/>
            </draw:rect>
            <draw:rect draw:style-name="gr446" draw:text-style-name="P9" draw:layer="layout" svg:width="1.27cm" svg:height="0.846cm" svg:x="4.427cm" svg:y="6.478cm">
              <text:p text:style-name="P8"><text:span text:style-name="T5">30</text:span></text:p>
            </draw:rect>
          </draw:g>
          <draw:rect draw:style-name="gr3" draw:text-style-name="P7" draw:layer="layout" svg:width="1.27cm" svg:height="0.846cm" svg:x="5.697cm" svg:y="6.478cm">
            <text:p/>
          </draw:rect>
          <draw:rect draw:style-name="gr3" draw:text-style-name="P7" draw:layer="layout" svg:width="1.27cm" svg:height="0.847cm" svg:x="5.697cm" svg:y="7.324cm">
            <text:p/>
          </draw:rect>
          <draw:g>
            <draw:rect draw:style-name="gr3" draw:text-style-name="P7" draw:layer="layout" svg:width="1.27cm" svg:height="0.847cm" svg:x="4.427cm" svg:y="7.324cm">
              <text:p/>
            </draw:rect>
            <draw:rect draw:style-name="gr447" draw:text-style-name="P9" draw:layer="layout" svg:width="1.27cm" svg:height="0.847cm" svg:x="4.427cm" svg:y="7.324cm">
              <text:p text:style-name="P8"><text:span text:style-name="T5">40</text:span></text:p>
            </draw:rect>
          </draw:g>
        </draw:g>
        <draw:g>
          <draw:g>
            <draw:rect draw:style-name="gr3" draw:text-style-name="P7" draw:layer="layout" svg:width="1.27cm" svg:height="0.847cm" svg:x="4.427cm" svg:y="8.771cm">
              <text:p/>
            </draw:rect>
            <draw:rect draw:style-name="gr448" draw:text-style-name="P9" draw:layer="layout" svg:width="1.27cm" svg:height="0.847cm" svg:x="4.427cm" svg:y="8.771cm">
              <text:p text:style-name="P8"><text:span text:style-name="T5">50</text:span></text:p>
            </draw:rect>
          </draw:g>
          <draw:rect draw:style-name="gr3" draw:text-style-name="P7" draw:layer="layout" svg:width="1.27cm" svg:height="0.847cm" svg:x="5.697cm" svg:y="8.771cm">
            <text:p/>
          </draw:rect>
          <draw:rect draw:style-name="gr3" draw:text-style-name="P7" draw:layer="layout" svg:width="1.27cm" svg:height="0.846cm" svg:x="5.697cm" svg:y="9.618cm">
            <text:p/>
          </draw:rect>
          <draw:g>
            <draw:rect draw:style-name="gr3" draw:text-style-name="P7" draw:layer="layout" svg:width="1.27cm" svg:height="0.846cm" svg:x="4.427cm" svg:y="9.618cm">
              <text:p/>
            </draw:rect>
            <draw:rect draw:style-name="gr449" draw:text-style-name="P9" draw:layer="layout" svg:width="1.27cm" svg:height="0.846cm" svg:x="4.427cm" svg:y="9.618cm">
              <text:p text:style-name="P8"><text:span text:style-name="T5">60</text:span></text:p>
            </draw:rect>
          </draw:g>
          <draw:g>
            <draw:rect draw:style-name="gr3" draw:text-style-name="P7" draw:layer="layout" svg:width="1.27cm" svg:height="0.847cm" svg:x="4.427cm" svg:y="10.464cm">
              <text:p/>
            </draw:rect>
            <draw:rect draw:style-name="gr196" draw:text-style-name="P6" draw:layer="layout" svg:width="1.27cm" svg:height="0.847cm" svg:x="4.427cm" svg:y="10.464cm">
              <text:p text:style-name="P8"><text:span text:style-name="T5">...</text:span></text:p>
            </draw:rect>
          </draw:g>
          <draw:rect draw:style-name="gr3" draw:text-style-name="P7" draw:layer="layout" svg:width="1.27cm" svg:height="0.847cm" svg:x="5.697cm" svg:y="10.464cm">
            <text:p/>
          </draw:rect>
          <draw:rect draw:style-name="gr3" draw:text-style-name="P7" draw:layer="layout" svg:width="1.27cm" svg:height="0.847cm" svg:x="5.697cm" svg:y="11.311cm">
            <text:p/>
          </draw:rect>
          <draw:rect draw:style-name="gr3" draw:text-style-name="P7" draw:layer="layout" svg:width="1.27cm" svg:height="0.847cm" svg:x="4.427cm" svg:y="11.311cm">
            <text:p/>
          </draw:rect>
        </draw:g>
        <draw:g>
          <draw:rect draw:style-name="gr3" draw:text-style-name="P7" draw:layer="layout" svg:width="1.27cm" svg:height="0.847cm" svg:x="10.813cm" svg:y="3.162cm">
            <text:p/>
          </draw:rect>
          <draw:rect draw:style-name="gr3" draw:text-style-name="P7" draw:layer="layout" svg:width="1.27cm" svg:height="0.846cm" svg:x="10.813cm" svg:y="4.009cm">
            <text:p/>
          </draw:rect>
          <draw:rect draw:style-name="gr3" draw:text-style-name="P7" draw:layer="layout" svg:width="1.27cm" svg:height="0.846cm" svg:x="10.813cm" svg:y="4.855cm">
            <text:p/>
          </draw:rect>
          <draw:rect draw:style-name="gr3" draw:text-style-name="P7" draw:layer="layout" svg:width="1.27cm" svg:height="0.847cm" svg:x="10.813cm" svg:y="5.701cm">
            <text:p/>
          </draw:rect>
        </draw:g>
        <draw:g>
          <draw:rect draw:style-name="gr3" draw:text-style-name="P7" draw:layer="layout" svg:width="1.27cm" svg:height="0.847cm" svg:x="10.813cm" svg:y="6.513cm">
            <text:p/>
          </draw:rect>
          <draw:rect draw:style-name="gr3" draw:text-style-name="P7" draw:layer="layout" svg:width="1.27cm" svg:height="0.847cm" svg:x="10.813cm" svg:y="7.36cm">
            <text:p/>
          </draw:rect>
          <draw:rect draw:style-name="gr3" draw:text-style-name="P7" draw:layer="layout" svg:width="1.27cm" svg:height="0.846cm" svg:x="10.813cm" svg:y="8.207cm">
            <text:p/>
          </draw:rect>
          <draw:rect draw:style-name="gr3" draw:text-style-name="P7" draw:layer="layout" svg:width="1.27cm" svg:height="0.847cm" svg:x="10.813cm" svg:y="9.053cm">
            <text:p/>
          </draw:rect>
        </draw:g>
        <draw:g>
          <draw:rect draw:style-name="gr3" draw:text-style-name="P7" draw:layer="layout" svg:width="1.27cm" svg:height="0.847cm" svg:x="10.848cm" svg:y="10.782cm">
            <text:p/>
          </draw:rect>
          <draw:rect draw:style-name="gr3" draw:text-style-name="P7" draw:layer="layout" svg:width="1.27cm" svg:height="0.846cm" svg:x="10.848cm" svg:y="11.629cm">
            <text:p/>
          </draw:rect>
          <draw:rect draw:style-name="gr3" draw:text-style-name="P7" draw:layer="layout" svg:width="1.27cm" svg:height="0.846cm" svg:x="10.848cm" svg:y="12.475cm">
            <text:p/>
          </draw:rect>
          <draw:rect draw:style-name="gr3" draw:text-style-name="P7" draw:layer="layout" svg:width="1.27cm" svg:height="0.847cm" svg:x="10.848cm" svg:y="13.321cm">
            <text:p/>
          </draw:rect>
        </draw:g>
        <draw:line draw:style-name="gr59" draw:text-style-name="P10" draw:layer="layout" svg:x1="10.848cm" svg:y1="14.155cm" svg:x2="10.883cm" svg:y2="15.266cm">
          <text:p/>
        </draw:line>
        <draw:line draw:style-name="gr59" draw:text-style-name="P10" draw:layer="layout" svg:x1="12.118cm" svg:y1="14.182cm" svg:x2="12.153cm" svg:y2="15.293cm">
          <text:p/>
        </draw:line>
        <draw:line draw:style-name="gr36" draw:text-style-name="P10" draw:layer="layout" svg:x1="6.491cm" svg:y1="5.185cm" svg:x2="10.76cm" svg:y2="3.562cm">
          <text:p/>
        </draw:line>
        <draw:line draw:style-name="gr36" draw:text-style-name="P10" draw:layer="layout" svg:x1="6.526cm" svg:y1="6.033cm" svg:x2="10.76cm" svg:y2="6.103cm">
          <text:p/>
        </draw:line>
        <draw:line draw:style-name="gr36" draw:text-style-name="P10" draw:layer="layout" svg:x1="6.526cm" svg:y1="6.914cm" svg:x2="10.76cm" svg:y2="7.761cm">
          <text:p/>
        </draw:line>
        <draw:line draw:style-name="gr36" draw:text-style-name="P10" draw:layer="layout" svg:x1="6.562cm" svg:y1="7.796cm" svg:x2="10.76cm" svg:y2="8.537cm">
          <text:p/>
        </draw:line>
        <draw:line draw:style-name="gr36" draw:text-style-name="P10" draw:layer="layout" svg:x1="6.491cm" svg:y1="9.208cm" svg:x2="10.76cm" svg:y2="12.912cm">
          <text:p/>
        </draw:line>
        <draw:line draw:style-name="gr36" draw:text-style-name="P10" draw:layer="layout" svg:x1="6.421cm" svg:y1="9.984cm" svg:x2="9.384cm" svg:y2="13.829cm">
          <text:p/>
        </draw:line>
        <draw:line draw:style-name="gr36" draw:text-style-name="P10" draw:layer="layout" svg:x1="11.501cm" svg:y1="4.445cm" svg:x2="16.616cm" svg:y2="5.186cm">
          <text:p/>
        </draw:line>
        <draw:line draw:style-name="gr36" draw:text-style-name="P10" draw:layer="layout" svg:x1="11.501cm" svg:y1="3.528cm" svg:x2="16.616cm" svg:y2="9.066cm">
          <text:p/>
        </draw:line>
        <draw:line draw:style-name="gr36" draw:text-style-name="P10" draw:layer="layout" svg:x1="11.501cm" svg:y1="5.327cm" svg:x2="16.616cm" svg:y2="11.395cm">
          <text:p/>
        </draw:line>
        <draw:line draw:style-name="gr36" draw:text-style-name="P10" draw:layer="layout" svg:x1="11.501cm" svg:y1="6.173cm" svg:x2="16.616cm" svg:y2="4.338cm">
          <text:p/>
        </draw:line>
        <draw:line draw:style-name="gr36" draw:text-style-name="P10" draw:layer="layout" svg:x1="11.43cm" svg:y1="6.985cm" svg:x2="16.616cm" svg:y2="6.773cm">
          <text:p/>
        </draw:line>
        <draw:line draw:style-name="gr36" draw:text-style-name="P10" draw:layer="layout" svg:x1="11.501cm" svg:y1="7.796cm" svg:x2="16.616cm" svg:y2="13.476cm">
          <text:p/>
        </draw:line>
        <draw:line draw:style-name="gr36" draw:text-style-name="P10" draw:layer="layout" svg:x1="11.536cm" svg:y1="8.642cm" svg:x2="16.616cm" svg:y2="7.619cm">
          <text:p/>
        </draw:line>
        <draw:line draw:style-name="gr36" draw:text-style-name="P10" draw:layer="layout" svg:x1="11.536cm" svg:y1="12.136cm" svg:x2="16.616cm" svg:y2="14.499cm">
          <text:p/>
        </draw:line>
        <draw:path draw:style-name="gr383" draw:text-style-name="P7" draw:layer="layout" svg:width="5.079cm" svg:height="2.787cm" svg:x="11.536cm" svg:y="9.49cm" svg:viewBox="0 0 5080 2788" svg:d="M0 0c617 701 1234 1407 2081 1870s1923 688 2999 918">
          <text:p/>
        </draw:path>
        <draw:line draw:style-name="gr36" draw:text-style-name="P10" draw:layer="layout" svg:x1="11.642cm" svg:y1="11.254cm" svg:x2="16.651cm" svg:y2="9.878cm">
          <text:p/>
        </draw:line>
        <draw:line draw:style-name="gr36" draw:text-style-name="P10" draw:layer="layout" svg:x1="11.606cm" svg:y1="12.947cm" svg:x2="14.746cm" svg:y2="15.099cm">
          <text:p/>
        </draw:line>
        <draw:rect draw:style-name="gr418" draw:text-style-name="P6" draw:layer="layout" svg:width="3.849cm" svg:height="1.442cm" svg:x="9.618cm" svg:y="15.222cm">
          <text:p text:style-name="P8"><text:span text:style-name="T20">buckets</text:span></text:p>
        </draw:rect>
        <presentation:notes draw:style-name="dp2">
          <draw:page-thumbnail draw:style-name="gr1" draw:layer="layout" svg:width="12.7cm" svg:height="9.525cm" svg:x="3.175cm" svg:y="1.905cm" draw:page-number="33" presentation:class="page"/>
          <draw:frame presentation:style-name="pr6" draw:text-style-name="P1" draw:layer="layout" svg:width="13.97cm" svg:height="11.431cm" svg:x="2.54cm" svg:y="12.065cm" presentation:class="notes" presentation:placeholder="true">
            <draw:text-box/>
          </draw:frame>
        </presentation:notes>
      </draw:page>
      <draw:page draw:name="Why “bucket” idea is useful" draw:style-name="dp1" draw:master-page-name="Default" presentation:presentation-page-layout-name="AL2T1">
        <draw:frame presentation:style-name="pr7" draw:text-style-name="P2" draw:layer="layout" svg:width="21.59cm" svg:height="3.175cm" svg:x="1.905cm" svg:y="1.693cm" presentation:class="title" presentation:user-transformed="true">
          <draw:text-box>
            <text:p text:style-name="P11"><text:span text:style-name="T6">Why “bucket” idea is useful</text:span></text:p>
          </draw:text-box>
        </draw:frame>
        <draw:frame presentation:style-name="pr9" draw:text-style-name="P13" draw:layer="layout" svg:width="21.59cm" svg:height="11.43cm" svg:x="1.905cm" svg:y="5.503cm" presentation:class="outline" presentation:user-transformed="true">
          <draw:text-box>
            <text:p text:style-name="P28"><text:span text:style-name="T7">Indexes</text:span><text:span text:style-name="T7"><text:tab/></text:span><text:span text:style-name="T7"><text:tab/></text:span><text:span text:style-name="T7"><text:tab/></text:span><text:span text:style-name="T7">Records</text:span></text:p>
            <text:p text:style-name="P30">Name: primary <text:tab/>EMP<text:span text:style-name="T8">(name,dept,floor,...)</text:span></text:p>
            <text:p text:style-name="P18">Dept: secondary</text:p>
            <text:p text:style-name="P18">Floor: secondary</text:p>
            <text:p text:style-name="P18"/>
          </draw:text-box>
        </draw:frame>
        <presentation:notes draw:style-name="dp2">
          <draw:page-thumbnail draw:style-name="gr1" draw:layer="layout" svg:width="12.7cm" svg:height="9.525cm" svg:x="3.175cm" svg:y="1.905cm" draw:page-number="34" presentation:class="page"/>
          <draw:frame presentation:style-name="pr6" draw:text-style-name="P1" draw:layer="layout" svg:width="13.97cm" svg:height="11.431cm" svg:x="2.54cm" svg:y="12.065cm" presentation:class="notes" presentation:placeholder="true">
            <draw:text-box/>
          </draw:frame>
        </presentation:notes>
      </draw:page>
      <draw:page draw:name="Query: Get employees in    (Toy Dept) ^ (2nd floor)" draw:style-name="dp1" draw:master-page-name="Default" presentation:presentation-page-layout-name="AL2T1">
        <draw:frame presentation:style-name="pr25" draw:text-style-name="P2" draw:layer="layout" svg:width="21.59cm" svg:height="3.766cm" svg:x="1.164cm" svg:y="0.552cm" presentation:class="title" presentation:user-transformed="true">
          <draw:text-box>
            <text:p text:style-name="P31"><text:span text:style-name="T18">Query: Get employees in </text:span><text:span text:style-name="T18"><text:line-break/></text:span><text:span text:style-name="T18"><text:tab/></text:span><text:span text:style-name="T18"><text:tab/></text:span><text:span text:style-name="T18">(Toy Dept) </text:span><text:span text:style-name="T25">^</text:span><text:span text:style-name="T18"> (2nd floor)</text:span></text:p>
          </draw:text-box>
        </draw:frame>
        <draw:g xml:id="id43" draw:id="id43">
          <draw:rect draw:style-name="gr450" draw:text-style-name="P6" draw:layer="layout" svg:width="22.675cm" svg:height="1.27cm" svg:x="1.296cm" svg:y="4.833cm">
            <text:p text:style-name="P32">Dept. index<text:tab/><text:tab/><text:tab/>EMP<text:tab/><text:tab/><text:tab/> Floor index</text:p>
          </draw:rect>
          <draw:rect draw:style-name="gr3" draw:text-style-name="P7" draw:layer="layout" svg:width="3.81cm" svg:height="1.059cm" svg:x="10.795cm" svg:y="6.914cm">
            <text:p/>
          </draw:rect>
          <draw:rect draw:style-name="gr3" draw:text-style-name="P7" draw:layer="layout" svg:width="3.81cm" svg:height="1.058cm" svg:x="10.795cm" svg:y="7.973cm">
            <text:p/>
          </draw:rect>
          <draw:rect draw:style-name="gr3" draw:text-style-name="P7" draw:layer="layout" svg:width="3.81cm" svg:height="1.058cm" svg:x="10.795cm" svg:y="9.031cm">
            <text:p/>
          </draw:rect>
          <draw:rect draw:style-name="gr3" draw:text-style-name="P7" draw:layer="layout" svg:width="3.81cm" svg:height="1.059cm" svg:x="10.795cm" svg:y="10.089cm">
            <text:p/>
          </draw:rect>
          <draw:rect draw:style-name="gr3" draw:text-style-name="P7" draw:layer="layout" svg:width="3.81cm" svg:height="1.058cm" svg:x="10.795cm" svg:y="11.148cm">
            <text:p/>
          </draw:rect>
          <draw:rect draw:style-name="gr3" draw:text-style-name="P7" draw:layer="layout" svg:width="3.81cm" svg:height="1.058cm" svg:x="10.795cm" svg:y="12.206cm">
            <text:p/>
          </draw:rect>
          <draw:line draw:style-name="gr59" draw:text-style-name="P10" draw:layer="layout" svg:x1="10.795cm" svg:y1="13.264cm" svg:x2="10.795cm" svg:y2="14.111cm">
            <text:p/>
          </draw:line>
          <draw:line draw:style-name="gr59" draw:text-style-name="P10" draw:layer="layout" svg:x1="14.605cm" svg:y1="13.264cm" svg:x2="14.605cm" svg:y2="14.111cm">
            <text:p/>
          </draw:line>
          <draw:line draw:style-name="gr59" draw:text-style-name="P10" draw:layer="layout" svg:x1="10.795cm" svg:y1="6.068cm" svg:x2="10.795cm" svg:y2="6.914cm">
            <text:p/>
          </draw:line>
          <draw:line draw:style-name="gr59" draw:text-style-name="P10" draw:layer="layout" svg:x1="14.605cm" svg:y1="6.279cm" svg:x2="14.605cm" svg:y2="7.126cm">
            <text:p/>
          </draw:line>
          <draw:rect draw:style-name="gr3" draw:text-style-name="P7" draw:layer="layout" svg:width="1.27cm" svg:height="3.175cm" svg:x="7.408cm" svg:y="6.491cm">
            <text:p/>
          </draw:rect>
          <draw:rect draw:style-name="gr3" draw:text-style-name="P7" draw:layer="layout" svg:width="1.27cm" svg:height="2.54cm" svg:x="16.087cm" svg:y="6.491cm">
            <text:p/>
          </draw:rect>
          <draw:g>
            <draw:rect draw:style-name="gr3" draw:text-style-name="P7" draw:layer="layout" svg:width="2.54cm" svg:height="1.27cm" svg:x="2.328cm" svg:y="7.338cm">
              <text:p/>
            </draw:rect>
            <draw:rect draw:style-name="gr451" draw:text-style-name="P6" draw:layer="layout" svg:width="2.54cm" svg:height="1.27cm" svg:x="2.328cm" svg:y="7.338cm">
              <text:p text:style-name="P1">Toy</text:p>
            </draw:rect>
          </draw:g>
          <draw:line draw:style-name="gr59" draw:text-style-name="P10" draw:layer="layout" svg:x1="2.328cm" svg:y1="6.491cm" svg:x2="2.328cm" svg:y2="7.338cm">
            <text:p/>
          </draw:line>
          <draw:line draw:style-name="gr59" draw:text-style-name="P10" draw:layer="layout" svg:x1="4.868cm" svg:y1="6.491cm" svg:x2="4.868cm" svg:y2="7.338cm">
            <text:p/>
          </draw:line>
          <draw:line draw:style-name="gr59" draw:text-style-name="P10" draw:layer="layout" svg:x1="2.328cm" svg:y1="8.608cm" svg:x2="2.328cm" svg:y2="9.454cm">
            <text:p/>
          </draw:line>
          <draw:line draw:style-name="gr59" draw:text-style-name="P10" draw:layer="layout" svg:x1="4.868cm" svg:y1="8.608cm" svg:x2="4.868cm" svg:y2="9.454cm">
            <text:p/>
          </draw:line>
          <draw:line draw:style-name="gr59" draw:text-style-name="P10" draw:layer="layout" svg:x1="4.022cm" svg:y1="7.338cm" svg:x2="4.022cm" svg:y2="8.608cm">
            <text:p/>
          </draw:line>
          <draw:g>
            <draw:rect draw:style-name="gr3" draw:text-style-name="P7" draw:layer="layout" svg:width="2.54cm" svg:height="1.27cm" svg:x="20.108cm" svg:y="7.338cm">
              <text:p/>
            </draw:rect>
            <draw:rect draw:style-name="gr452" draw:text-style-name="P9" draw:layer="layout" svg:width="2.54cm" svg:height="1.27cm" svg:x="20.108cm" svg:y="7.338cm">
              <text:p text:style-name="P8"><text:s text:c="4"/>2nd</text:p>
            </draw:rect>
          </draw:g>
          <draw:line draw:style-name="gr59" draw:text-style-name="P10" draw:layer="layout" svg:x1="20.108cm" svg:y1="6.491cm" svg:x2="20.108cm" svg:y2="7.338cm">
            <text:p/>
          </draw:line>
          <draw:line draw:style-name="gr59" draw:text-style-name="P10" draw:layer="layout" svg:x1="22.648cm" svg:y1="6.491cm" svg:x2="22.648cm" svg:y2="7.338cm">
            <text:p/>
          </draw:line>
          <draw:line draw:style-name="gr59" draw:text-style-name="P10" draw:layer="layout" svg:x1="20.108cm" svg:y1="8.608cm" svg:x2="20.108cm" svg:y2="9.454cm">
            <text:p/>
          </draw:line>
          <draw:line draw:style-name="gr59" draw:text-style-name="P10" draw:layer="layout" svg:x1="22.648cm" svg:y1="8.608cm" svg:x2="22.648cm" svg:y2="9.454cm">
            <text:p/>
          </draw:line>
          <draw:line draw:style-name="gr59" draw:text-style-name="P10" draw:layer="layout" svg:x1="21.167cm" svg:y1="7.338cm" svg:x2="21.167cm" svg:y2="8.608cm">
            <text:p/>
          </draw:line>
          <draw:line draw:style-name="gr453" draw:text-style-name="P10" draw:layer="layout" svg:x1="7.408cm" svg:y1="7.549cm" svg:x2="8.678cm" svg:y2="7.549cm">
            <text:p/>
          </draw:line>
          <draw:line draw:style-name="gr453" draw:text-style-name="P10" draw:layer="layout" svg:x1="7.408cm" svg:y1="8.608cm" svg:x2="8.678cm" svg:y2="8.608cm">
            <text:p/>
          </draw:line>
          <draw:line draw:style-name="gr453" draw:text-style-name="P10" draw:layer="layout" svg:x1="16.087cm" svg:y1="7.761cm" svg:x2="17.357cm" svg:y2="7.761cm">
            <text:p/>
          </draw:line>
          <draw:line draw:style-name="gr36" draw:text-style-name="P10" draw:layer="layout" svg:x1="16.509cm" svg:y1="6.914cm" svg:x2="14.604cm" svg:y2="8.184cm">
            <text:p/>
          </draw:line>
          <draw:line draw:style-name="gr36" draw:text-style-name="P10" draw:layer="layout" svg:x1="16.721cm" svg:y1="8.184cm" svg:x2="14.604cm" svg:y2="9.454cm">
            <text:p/>
          </draw:line>
          <draw:line draw:style-name="gr36" draw:text-style-name="P10" draw:layer="layout" svg:x1="20.532cm" svg:y1="7.761cm" svg:x2="17.78cm" svg:y2="6.703cm">
            <text:p/>
          </draw:line>
          <draw:line draw:style-name="gr36" draw:text-style-name="P10" draw:layer="layout" svg:x1="4.445cm" svg:y1="7.972cm" svg:x2="6.985cm" svg:y2="6.913cm">
            <text:p/>
          </draw:line>
          <draw:line draw:style-name="gr36" draw:text-style-name="P10" draw:layer="layout" svg:x1="8.255cm" svg:y1="7.126cm" svg:x2="10.795cm" svg:y2="7.338cm">
            <text:p/>
          </draw:line>
          <draw:line draw:style-name="gr36" draw:text-style-name="P10" draw:layer="layout" svg:x1="8.255cm" svg:y1="8.184cm" svg:x2="10.583cm" svg:y2="9.454cm">
            <text:p/>
          </draw:line>
          <draw:line draw:style-name="gr36" draw:text-style-name="P10" draw:layer="layout" svg:x1="8.255cm" svg:y1="9.031cm" svg:x2="10.583cm" svg:y2="10.513cm">
            <text:p/>
          </draw:line>
        </draw:g>
        <draw:g xml:id="id44" draw:id="id44">
          <draw:rect draw:style-name="gr136" draw:text-style-name="P7" draw:layer="layout" svg:width="23.071cm" svg:height="3.175cm" svg:x="1.094cm" svg:y="14.146cm">
            <text:p/>
          </draw:rect>
          <draw:frame presentation:style-name="pr13" draw:text-style-name="P2" draw:layer="layout" svg:width="23.071cm" svg:height="4.16cm" svg:x="1.094cm" svg:y="13.654cm" presentation:class="title" presentation:user-transformed="true">
            <draw:text-box>
              <text:p text:style-name="P33"><text:span text:style-name="T26"></text:span><text:span text:style-name="T27"> </text:span><text:span text:style-name="T27">Intersect toy bucket and 2nd Floor </text:span><text:span text:style-name="T27"><text:tab/></text:span><text:span text:style-name="T27"> <text:s text:c="5"/></text:span><text:span text:style-name="T27"><text:line-break/></text:span><text:span text:style-name="T27"> <text:s text:c="3"/>bucket to get set of matching EMP’s</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43" smil:attributeName="visibility" smil:to="visible"/>
                  <anim:transitionFilter smil:dur="1s" smil:targetElement="id43" smil:type="blindsWipe" smil:subtype="vertic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2s" smil:fill="hold" smil:targetElement="id44" smil:attributeName="visibility" smil:to="visible"/>
                  <anim:animate smil:dur="1s" smil:fill="hold" smil:targetElement="id44" smil:attributeName="x" smil:values="x;x" smil:keyTimes="0;1" smil:additive="base"/>
                  <anim:animate smil:dur="1s" smil:fill="hold" smil:targetElement="id44" smil:attributeName="y" smil:values="1+height/2;y" smil:keyTimes="0;1" smil:additive="base"/>
                </anim:par>
              </anim:par>
            </anim:par>
          </anim:seq>
        </anim:par>
        <presentation:notes draw:style-name="dp2">
          <draw:page-thumbnail draw:style-name="gr1" draw:layer="layout" svg:width="12.7cm" svg:height="9.525cm" svg:x="3.175cm" svg:y="1.905cm" draw:page-number="35" presentation:class="page"/>
          <draw:frame presentation:style-name="pr6" draw:text-style-name="P1" draw:layer="layout" svg:width="13.97cm" svg:height="11.431cm" svg:x="2.54cm" svg:y="12.065cm" presentation:class="notes" presentation:placeholder="true">
            <draw:text-box/>
          </draw:frame>
        </presentation:notes>
      </draw:page>
      <draw:page draw:name="This idea used in   text information retrieval" draw:style-name="dp1" draw:master-page-name="Default" presentation:presentation-page-layout-name="AL2T1">
        <draw:frame presentation:style-name="pr26" draw:text-style-name="P2" draw:layer="layout" svg:width="21.59cm" svg:height="3.328cm" svg:x="1.446cm" svg:y="0.806cm" presentation:class="title" presentation:user-transformed="true">
          <draw:text-box>
            <text:p text:style-name="P31"><text:span text:style-name="T9">This idea used in </text:span><text:span text:style-name="T9"><text:line-break/></text:span><text:span text:style-name="T9"><text:tab/></text:span><text:span text:style-name="T6">text information retrieval</text:span></text:p>
          </draw:text-box>
        </draw:frame>
        <draw:frame presentation:style-name="pr27" draw:text-style-name="P13" draw:layer="layout" svg:width="5.679cm" svg:height="2.645cm" svg:x="16.828cm" svg:y="5.221cm" presentation:class="outline" presentation:user-transformed="true">
          <draw:text-box>
            <text:p text:style-name="P34"><text:span text:style-name="T20">Documents</text:span></text:p>
          </draw:text-box>
        </draw:frame>
        <draw:g>
          <draw:rect draw:style-name="gr3" draw:text-style-name="P7" draw:layer="layout" svg:width="5.292cm" svg:height="2.116cm" svg:x="16.545cm" svg:y="7.056cm">
            <text:p/>
          </draw:rect>
          <draw:rect draw:style-name="gr454" draw:text-style-name="P6" draw:layer="layout" svg:width="5.292cm" svg:height="2.116cm" svg:x="16.545cm" svg:y="7.056cm">
            <text:p text:style-name="P1">...the cat is </text:p>
            <text:p text:style-name="P1"><text:s text:c="5"/>fat ...</text:p>
          </draw:rect>
        </draw:g>
        <draw:g>
          <draw:rect draw:style-name="gr3" draw:text-style-name="P7" draw:layer="layout" svg:width="6.985cm" svg:height="2.117cm" svg:x="16.545cm" svg:y="10.019cm">
            <text:p/>
          </draw:rect>
          <draw:rect draw:style-name="gr455" draw:text-style-name="P6" draw:layer="layout" svg:width="6.985cm" svg:height="2.117cm" svg:x="16.545cm" svg:y="10.019cm">
            <text:p text:style-name="P1">...was raining</text:p>
            <text:p text:style-name="P1"><text:s/>cats and dogs...</text:p>
          </draw:rect>
        </draw:g>
        <draw:g>
          <draw:rect draw:style-name="gr3" draw:text-style-name="P7" draw:layer="layout" svg:width="4.234cm" svg:height="2.117cm" svg:x="16.545cm" svg:y="12.982cm">
            <text:p/>
          </draw:rect>
          <draw:rect draw:style-name="gr455" draw:text-style-name="P6" draw:layer="layout" svg:width="4.234cm" svg:height="2.117cm" svg:x="16.545cm" svg:y="12.982cm">
            <text:p text:style-name="P1"><text:span text:style-name="T28">...Fido the </text:span></text:p>
            <text:p text:style-name="P1"><text:span text:style-name="T28"><text:s text:c="5"/></text:span><text:span text:style-name="T28">dog ...</text:span></text:p>
          </draw:rect>
        </draw:g>
        <draw:g xml:id="id45" draw:id="id45">
          <draw:rect draw:style-name="gr450" draw:text-style-name="P6" draw:layer="layout" svg:width="5.362cm" svg:height="1.27cm" svg:x="1.905cm" svg:y="15.028cm">
            <text:p text:style-name="P35"><text:span text:style-name="T7">Inverted lists</text:span></text:p>
          </draw:rect>
          <draw:rect draw:style-name="gr3" draw:text-style-name="P7" draw:layer="layout" svg:width="1.482cm" svg:height="0.846cm" svg:x="9.948cm" svg:y="6.562cm">
            <text:p/>
          </draw:rect>
          <draw:rect draw:style-name="gr3" draw:text-style-name="P7" draw:layer="layout" svg:width="1.482cm" svg:height="0.847cm" svg:x="9.948cm" svg:y="7.408cm">
            <text:p/>
          </draw:rect>
          <draw:rect draw:style-name="gr3" draw:text-style-name="P7" draw:layer="layout" svg:width="1.482cm" svg:height="0.847cm" svg:x="9.948cm" svg:y="8.255cm">
            <text:p/>
          </draw:rect>
          <draw:rect draw:style-name="gr3" draw:text-style-name="P7" draw:layer="layout" svg:width="1.482cm" svg:height="0.846cm" svg:x="9.948cm" svg:y="9.102cm">
            <text:p/>
          </draw:rect>
          <draw:rect draw:style-name="gr3" draw:text-style-name="P7" draw:layer="layout" svg:width="1.482cm" svg:height="0.847cm" svg:x="9.948cm" svg:y="15.028cm">
            <text:p/>
          </draw:rect>
          <draw:rect draw:style-name="gr3" draw:text-style-name="P7" draw:layer="layout" svg:width="1.482cm" svg:height="0.846cm" svg:x="9.948cm" svg:y="14.182cm">
            <text:p/>
          </draw:rect>
          <draw:rect draw:style-name="gr3" draw:text-style-name="P7" draw:layer="layout" svg:width="1.482cm" svg:height="0.847cm" svg:x="9.948cm" svg:y="13.335cm">
            <text:p/>
          </draw:rect>
          <draw:rect draw:style-name="gr3" draw:text-style-name="P7" draw:layer="layout" svg:width="1.482cm" svg:height="0.847cm" svg:x="9.948cm" svg:y="12.488cm">
            <text:p/>
          </draw:rect>
          <draw:rect draw:style-name="gr3" draw:text-style-name="P7" draw:layer="layout" svg:width="1.482cm" svg:height="0.846cm" svg:x="9.948cm" svg:y="11.642cm">
            <text:p/>
          </draw:rect>
          <draw:rect draw:style-name="gr3" draw:text-style-name="P7" draw:layer="layout" svg:width="1.482cm" svg:height="0.847cm" svg:x="9.948cm" svg:y="10.795cm">
            <text:p/>
          </draw:rect>
          <draw:g>
            <draw:rect draw:style-name="gr3" draw:text-style-name="P7" draw:layer="layout" svg:width="2.117cm" svg:height="1.058cm" svg:x="2.54cm" svg:y="6.35cm">
              <text:p/>
            </draw:rect>
            <draw:rect draw:style-name="gr456" draw:text-style-name="P6" draw:layer="layout" svg:width="2.117cm" svg:height="1.058cm" svg:x="2.54cm" svg:y="6.35cm">
              <text:p text:style-name="P8">cat</text:p>
            </draw:rect>
          </draw:g>
          <draw:g>
            <draw:rect draw:style-name="gr3" draw:text-style-name="P7" draw:layer="layout" svg:width="2.117cm" svg:height="1.059cm" svg:x="2.54cm" svg:y="9.313cm">
              <text:p/>
            </draw:rect>
            <draw:rect draw:style-name="gr457" draw:text-style-name="P6" draw:layer="layout" svg:width="2.117cm" svg:height="1.059cm" svg:x="2.54cm" svg:y="9.313cm">
              <text:p text:style-name="P8">dog</text:p>
            </draw:rect>
          </draw:g>
          <draw:rect draw:style-name="gr3" draw:text-style-name="P7" draw:layer="layout" svg:width="0.846cm" svg:height="1.058cm" svg:x="4.657cm" svg:y="6.35cm">
            <text:p/>
          </draw:rect>
          <draw:rect draw:style-name="gr3" draw:text-style-name="P7" draw:layer="layout" svg:width="0.846cm" svg:height="1.059cm" svg:x="4.657cm" svg:y="9.313cm">
            <text:p/>
          </draw:rect>
          <draw:line draw:style-name="gr59" draw:text-style-name="P10" draw:layer="layout" svg:x1="2.54cm" svg:y1="5.715cm" svg:x2="2.54cm" svg:y2="11.218cm">
            <text:p/>
          </draw:line>
          <draw:line draw:style-name="gr59" draw:text-style-name="P10" draw:layer="layout" svg:x1="5.503cm" svg:y1="5.715cm" svg:x2="5.503cm" svg:y2="11.218cm">
            <text:p/>
          </draw:line>
          <draw:line draw:style-name="gr36" draw:text-style-name="P10" draw:layer="layout" svg:x1="5.08cm" svg:y1="6.773cm" svg:x2="9.737cm" svg:y2="6.985cm">
            <text:p/>
          </draw:line>
          <draw:line draw:style-name="gr36" draw:text-style-name="P10" draw:layer="layout" svg:x1="5.08cm" svg:y1="9.737cm" svg:x2="9.948cm" svg:y2="11.007cm">
            <text:p/>
          </draw:line>
          <draw:line draw:style-name="gr458" draw:text-style-name="P10" draw:layer="layout" svg:x1="6.773cm" svg:y1="15.028cm" svg:x2="8.467cm" svg:y2="13.97cm">
            <text:p/>
          </draw:line>
          <draw:line draw:style-name="gr36" draw:text-style-name="P10" draw:layer="layout" svg:x1="10.795cm" svg:y1="7.832cm" svg:x2="16.087cm" svg:y2="8.043cm">
            <text:p/>
          </draw:line>
          <draw:line draw:style-name="gr36" draw:text-style-name="P10" draw:layer="layout" svg:x1="10.795cm" svg:y1="9.525cm" svg:x2="16.298cm" svg:y2="11.007cm">
            <text:p/>
          </draw:line>
          <draw:line draw:style-name="gr36" draw:text-style-name="P10" draw:layer="layout" svg:x1="10.795cm" svg:y1="11.852cm" svg:x2="15.875cm" svg:y2="11.217cm">
            <text:p/>
          </draw:line>
          <draw:line draw:style-name="gr36" draw:text-style-name="P10" draw:layer="layout" svg:x1="10.795cm" svg:y1="13.758cm" svg:x2="16.087cm" svg:y2="13.97cm">
            <text:p/>
          </draw:line>
        </draw:g>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45" smil:attributeName="visibility" smil:to="visible"/>
                  <anim:transitionFilter smil:dur="1s" smil:targetElement="id45" smil:type="blindsWipe" smil:subtype="vertical"/>
                </anim:par>
              </anim:par>
            </anim:par>
          </anim:seq>
        </anim:par>
        <presentation:notes draw:style-name="dp2">
          <draw:page-thumbnail draw:style-name="gr1" draw:layer="layout" svg:width="12.7cm" svg:height="9.525cm" svg:x="3.175cm" svg:y="1.905cm" draw:page-number="36" presentation:class="page"/>
          <draw:frame presentation:style-name="pr6" draw:text-style-name="P1" draw:layer="layout" svg:width="13.97cm" svg:height="11.431cm" svg:x="2.54cm" svg:y="12.065cm" presentation:class="notes" presentation:placeholder="true">
            <draw:text-box/>
          </draw:frame>
        </presentation:notes>
      </draw:page>
      <draw:page draw:name="IR QUERIES" draw:style-name="dp1" draw:master-page-name="Default" presentation:presentation-page-layout-name="AL2T1">
        <draw:frame presentation:style-name="pr7" draw:text-style-name="P2" draw:layer="layout" svg:width="21.59cm" svg:height="3.175cm" svg:x="1.799cm" svg:y="1.023cm" presentation:class="title" presentation:user-transformed="true">
          <draw:text-box>
            <text:p text:style-name="P11"><text:span text:style-name="T6">IR QUERIES</text:span></text:p>
          </draw:text-box>
        </draw:frame>
        <draw:frame presentation:style-name="pr28" draw:text-style-name="P13" draw:layer="layout" svg:width="21.59cm" svg:height="6.369cm" svg:x="1.87cm" svg:y="4.128cm" presentation:class="outline" presentation:user-transformed="true">
          <draw:text-box>
            <text:list text:style-name="L3">
              <text:list-item>
                <text:p text:style-name="P12">Find articles with “cat” and “dog”</text:p>
              </text:list-item>
              <text:list-item>
                <text:p text:style-name="P12">Find articles with “cat” or “dog”</text:p>
              </text:list-item>
              <text:list-item>
                <text:p text:style-name="P12">Find articles with “cat” and not “dog”</text:p>
              </text:list-item>
            </text:list>
          </draw:text-box>
        </draw:frame>
        <draw:g xml:id="id46" draw:id="id46">
          <draw:rect draw:style-name="gr136" draw:text-style-name="P7" draw:layer="layout" svg:width="21.59cm" svg:height="5.08cm" svg:x="1.905cm" svg:y="10.16cm">
            <text:p/>
          </draw:rect>
          <draw:frame presentation:style-name="pr29" draw:text-style-name="P13" draw:layer="layout" svg:width="21.59cm" svg:height="5.08cm" svg:x="1.905cm" svg:y="10.16cm" presentation:class="outline" presentation:user-transformed="true">
            <draw:text-box>
              <text:list text:style-name="L3">
                <text:list-item>
                  <text:p text:style-name="P12">Find articles with “cat” in title</text:p>
                </text:list-item>
                <text:list-item>
                  <text:p text:style-name="P14">Find articles with “cat” and “dog” <text:tab/><text:tab/><text:tab/>within 5 words</text:p>
                </text:list-item>
              </text:list>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2s" smil:fill="hold" smil:targetElement="id46" smil:attributeName="visibility" smil:to="visible"/>
                  <anim:animate smil:dur="1s" smil:fill="hold" smil:targetElement="id46" smil:attributeName="x" smil:values="x;x" smil:keyTimes="0;1" smil:additive="base"/>
                  <anim:animate smil:dur="1s" smil:fill="hold" smil:targetElement="id46" smil:attributeName="y" smil:values="1+height/2;y" smil:keyTimes="0;1" smil:additive="base"/>
                </anim:par>
              </anim:par>
            </anim:par>
          </anim:seq>
        </anim:par>
        <presentation:notes draw:style-name="dp2">
          <draw:page-thumbnail draw:style-name="gr1" draw:layer="layout" svg:width="12.7cm" svg:height="9.525cm" svg:x="3.175cm" svg:y="1.905cm" draw:page-number="37" presentation:class="page"/>
          <draw:frame presentation:style-name="pr6" draw:text-style-name="P1" draw:layer="layout" svg:width="13.97cm" svg:height="11.431cm" svg:x="2.54cm" svg:y="12.065cm" presentation:class="notes" presentation:placeholder="true">
            <draw:text-box/>
          </draw:frame>
        </presentation:notes>
      </draw:page>
      <draw:page draw:name="Summary so far" draw:style-name="dp1" draw:master-page-name="Default" presentation:presentation-page-layout-name="AL2T1">
        <draw:frame presentation:style-name="pr7" draw:text-style-name="P2" draw:layer="layout" svg:width="21.59cm" svg:height="3.175cm" svg:x="1.905cm" svg:y="1.693cm" presentation:class="title" presentation:user-transformed="true">
          <draw:text-box>
            <text:p text:style-name="P11"><text:span text:style-name="T6">Summary so far</text:span></text:p>
          </draw:text-box>
        </draw:frame>
        <draw:frame presentation:style-name="pr9" draw:text-style-name="P13" draw:layer="layout" svg:width="21.59cm" svg:height="11.43cm" svg:x="1.905cm" svg:y="5.503cm" presentation:class="outline" presentation:user-transformed="true">
          <draw:text-box>
            <text:list text:style-name="L3">
              <text:list-item>
                <text:p text:style-name="P12">Conventional index</text:p>
                <text:list>
                  <text:list-item>
                    <text:p text:style-name="P36">Basic Ideas: sparse, dense, multi-level…</text:p>
                  </text:list-item>
                  <text:list-item>
                    <text:p text:style-name="P36">Duplicate Keys</text:p>
                  </text:list-item>
                  <text:list-item>
                    <text:p text:style-name="P36">Deletion/Insertion</text:p>
                  </text:list-item>
                  <text:list-item>
                    <text:p text:style-name="P36">Secondary indexes</text:p>
                    <text:list>
                      <text:list-item>
                        <text:list>
                          <text:list-item>
                            <text:p text:style-name="P16">Buckets of Postings List</text:p>
                          </text:list-item>
                        </text:list>
                      </text:list-item>
                    </text:list>
                  </text:list-item>
                </text:list>
              </text:list-item>
            </text:list>
          </draw:text-box>
        </draw:frame>
        <presentation:notes draw:style-name="dp2">
          <draw:page-thumbnail draw:style-name="gr1" draw:layer="layout" svg:width="12.7cm" svg:height="9.525cm" svg:x="3.175cm" svg:y="1.905cm" draw:page-number="38" presentation:class="page"/>
          <draw:frame presentation:style-name="pr6" draw:text-style-name="P1" draw:layer="layout" svg:width="13.97cm" svg:height="11.431cm" svg:x="2.54cm" svg:y="12.065cm" presentation:class="notes" presentation:placeholder="true">
            <draw:text-box/>
          </draw:frame>
        </presentation:notes>
      </draw:page>
      <draw:page draw:name="page39" draw:style-name="dp1" draw:master-page-name="Default" presentation:presentation-page-layout-name="AL2T1">
        <draw:frame presentation:style-name="pr7" draw:text-style-name="P2" draw:layer="layout" svg:width="21.59cm" svg:height="3.175cm" svg:x="1.517cm" svg:y="1.305cm" presentation:class="title" presentation:user-transformed="true">
          <draw:text-box>
            <text:p text:style-name="P11"><text:span text:style-name="T6">Outline/summary</text:span></text:p>
          </draw:text-box>
        </draw:frame>
        <draw:frame presentation:style-name="pr9" draw:text-style-name="P13" draw:layer="layout" svg:width="21.59cm" svg:height="11.43cm" svg:x="1.905cm" svg:y="4.657cm" presentation:class="outline" presentation:user-transformed="true">
          <draw:text-box>
            <text:list text:style-name="L3">
              <text:list-item>
                <text:p text:style-name="P12">Conventional Indexes</text:p>
                <text:list>
                  <text:list-item>
                    <text:list>
                      <text:list-item>
                        <text:p text:style-name="P37">Sparse vs. dense</text:p>
                      </text:list-item>
                      <text:list-item>
                        <text:p text:style-name="P37">Primary vs. secondary</text:p>
                      </text:list-item>
                    </text:list>
                  </text:list-item>
                </text:list>
              </text:list-item>
              <text:list-item>
                <text:p text:style-name="P12">B trees <text:s text:c="2"/><text:tab/><text:tab/><text:tab/><text:tab/>--&gt;<text:tab/>Next</text:p>
                <text:list>
                  <text:list-item>
                    <text:list>
                      <text:list-item>
                        <text:p text:style-name="P37">B+trees vs. indexed sequential</text:p>
                      </text:list-item>
                    </text:list>
                  </text:list-item>
                </text:list>
              </text:list-item>
              <text:list-item>
                <text:p text:style-name="P14">Hashing schemes<text:tab/><text:tab/></text:p>
              </text:list-item>
            </text:list>
            <text:p text:style-name="P18"/>
          </draw:text-box>
        </draw:frame>
        <presentation:notes draw:style-name="dp2">
          <draw:page-thumbnail draw:style-name="gr1" draw:layer="layout" svg:width="12.7cm" svg:height="9.525cm" svg:x="3.175cm" svg:y="1.905cm" draw:page-number="39" presentation:class="page"/>
          <draw:frame presentation:style-name="pr6" draw:text-style-name="P1" draw:layer="layout" svg:width="13.97cm" svg:height="11.431cm" svg:x="2.54cm" svg:y="12.065cm" presentation:class="notes" presentation:placeholder="true" presentation:user-transformed="true">
            <draw:text-box/>
          </draw:frame>
        </presentation:notes>
      </draw:page>
      <draw:page draw:name="Conventional indexes" draw:style-name="dp1" draw:master-page-name="Default" presentation:presentation-page-layout-name="AL2T1">
        <draw:frame presentation:style-name="pr7" draw:text-style-name="P2" draw:layer="layout" svg:width="21.59cm" svg:height="3.175cm" svg:x="1.658cm" svg:y="0.917cm" presentation:class="title" presentation:user-transformed="true">
          <draw:text-box>
            <text:p text:style-name="P11"><text:span text:style-name="T6">Conventional indexes</text:span></text:p>
          </draw:text-box>
        </draw:frame>
        <draw:frame presentation:style-name="pr30" draw:text-style-name="P13" draw:layer="layout" svg:width="21.59cm" svg:height="5.997cm" svg:x="1.834cm" svg:y="4.198cm" presentation:class="outline" presentation:user-transformed="true">
          <draw:text-box>
            <text:p text:style-name="P18"><text:span text:style-name="T7">Advantage:</text:span></text:p>
            <text:p text:style-name="P28"><text:tab/><text:tab/><text:tab/>- Simple</text:p>
            <text:p text:style-name="P38"><text:tab/><text:tab/><text:tab/>- Index is sequential file</text:p>
            <text:p text:style-name="P38"><text:tab/><text:tab/><text:tab/> <text:s/>good for scans</text:p>
          </draw:text-box>
        </draw:frame>
        <draw:g xml:id="id47" draw:id="id47">
          <draw:rect draw:style-name="gr136" draw:text-style-name="P7" draw:layer="layout" svg:width="23.742cm" svg:height="3.987cm" svg:x="1.658cm" svg:y="10.689cm">
            <text:p/>
          </draw:rect>
          <draw:frame presentation:style-name="pr31" draw:text-style-name="P13" draw:layer="layout" svg:width="23.742cm" svg:height="4.116cm" svg:x="1.658cm" svg:y="10.689cm" presentation:class="outline" presentation:user-transformed="true">
            <draw:text-box>
              <text:p text:style-name="P39"><text:span text:style-name="T29">Disadvantage:</text:span></text:p>
              <text:p text:style-name="P38"><text:span text:style-name="T28"><text:tab/></text:span><text:span text:style-name="T28"><text:tab/></text:span><text:span text:style-name="T28"><text:tab/></text:span><text:span text:style-name="T28">- Inserts expensive, and/or</text:span></text:p>
              <text:p text:style-name="P38"><text:span text:style-name="T28"><text:tab/></text:span><text:span text:style-name="T28"><text:tab/></text:span><text:span text:style-name="T28"><text:tab/></text:span><text:span text:style-name="T28">- Lose sequentiality &amp; balance</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2s" smil:fill="hold" smil:targetElement="id47" smil:attributeName="visibility" smil:to="visible"/>
                  <anim:animate smil:dur="1s" smil:fill="hold" smil:targetElement="id47" smil:attributeName="x" smil:values="x;x" smil:keyTimes="0;1" smil:additive="base"/>
                  <anim:animate smil:dur="1s" smil:fill="hold" smil:targetElement="id47" smil:attributeName="y" smil:values="1+height/2;y" smil:keyTimes="0;1" smil:additive="base"/>
                </anim:par>
              </anim:par>
            </anim:par>
          </anim:seq>
        </anim:par>
        <presentation:notes draw:style-name="dp2">
          <draw:page-thumbnail draw:style-name="gr1" draw:layer="layout" svg:width="12.7cm" svg:height="9.525cm" svg:x="3.175cm" svg:y="1.905cm" draw:page-number="40" presentation:class="page"/>
          <draw:frame presentation:style-name="pr6" draw:text-style-name="P1" draw:layer="layout" svg:width="13.97cm" svg:height="11.431cm" svg:x="2.54cm" svg:y="12.065cm" presentation:class="notes" presentation:placeholder="true">
            <draw:text-box/>
          </draw:frame>
        </presentation:notes>
      </draw:page>
      <draw:page draw:name="page41" draw:style-name="dp1" draw:master-page-name="Default" presentation:presentation-page-layout-name="AL2T1">
        <draw:frame presentation:style-name="pr32" draw:text-style-name="P13" draw:layer="layout" svg:width="21.59cm" svg:height="13.335cm" svg:x="1.588cm" svg:y="1.552cm" presentation:class="outline" presentation:user-transformed="true">
          <draw:text-box>
            <text:p text:style-name="P30"><text:span text:style-name="T7">Example</text:span><text:span text:style-name="T7"><text:tab/></text:span><text:tab/>Index <text:span text:style-name="T8">(sequential)</text:span></text:p>
            <text:p text:style-name="P15"><text:span text:style-name="T8"/></text:p>
            <text:p text:style-name="P15"><text:span text:style-name="T8"/></text:p>
            <text:p text:style-name="P15"><text:span text:style-name="T8"/></text:p>
            <text:p text:style-name="P30"><text:span text:style-name="T8"><text:tab/></text:span><text:span text:style-name="T8"><text:tab/></text:span><text:span text:style-name="T8">continuous</text:span></text:p>
            <text:p text:style-name="P15"><text:span text:style-name="T8"/></text:p>
            <text:p text:style-name="P15"><text:span text:style-name="T8"/></text:p>
            <text:p text:style-name="P30"><text:span text:style-name="T8"><text:tab/></text:span><text:span text:style-name="T8"><text:tab/></text:span><text:span text:style-name="T8">free space</text:span></text:p>
          </draw:text-box>
        </draw:frame>
        <draw:g>
          <draw:rect draw:style-name="gr3" draw:text-style-name="P7" draw:layer="layout" svg:width="3.598cm" svg:height="0.847cm" svg:x="9.843cm" svg:y="3.669cm">
            <text:p/>
          </draw:rect>
          <draw:rect draw:style-name="gr459" draw:text-style-name="P6" draw:layer="layout" svg:width="3.598cm" svg:height="0.847cm" svg:x="9.843cm" svg:y="3.669cm">
            <text:p text:style-name="P1">10</text:p>
          </draw:rect>
        </draw:g>
        <draw:g>
          <draw:rect draw:style-name="gr3" draw:text-style-name="P7" draw:layer="layout" svg:width="3.598cm" svg:height="0.846cm" svg:x="9.843cm" svg:y="4.516cm">
            <text:p/>
          </draw:rect>
          <draw:rect draw:style-name="gr460" draw:text-style-name="P6" draw:layer="layout" svg:width="3.598cm" svg:height="0.846cm" svg:x="9.843cm" svg:y="4.516cm">
            <text:p text:style-name="P1">20</text:p>
          </draw:rect>
        </draw:g>
        <draw:g>
          <draw:rect draw:style-name="gr3" draw:text-style-name="P7" draw:layer="layout" svg:width="3.598cm" svg:height="0.847cm" svg:x="9.843cm" svg:y="5.362cm">
            <text:p/>
          </draw:rect>
          <draw:rect draw:style-name="gr459" draw:text-style-name="P6" draw:layer="layout" svg:width="3.598cm" svg:height="0.847cm" svg:x="9.843cm" svg:y="5.362cm">
            <text:p text:style-name="P1">30</text:p>
          </draw:rect>
        </draw:g>
        <draw:rect draw:style-name="gr3" draw:text-style-name="P7" draw:layer="layout" svg:width="3.598cm" svg:height="0.847cm" svg:x="9.843cm" svg:y="6.209cm">
          <text:p/>
        </draw:rect>
        <draw:line draw:style-name="gr59" draw:text-style-name="P10" draw:layer="layout" svg:x1="11.959cm" svg:y1="3.669cm" svg:x2="11.959cm" svg:y2="7.056cm">
          <text:p/>
        </draw:line>
        <draw:line draw:style-name="gr36" draw:text-style-name="P10" draw:layer="layout" svg:x1="12.806cm" svg:y1="4.092cm" svg:x2="14.711cm" svg:y2="4.092cm">
          <text:p/>
        </draw:line>
        <draw:line draw:style-name="gr36" draw:text-style-name="P10" draw:layer="layout" svg:x1="12.806cm" svg:y1="4.939cm" svg:x2="14.711cm" svg:y2="4.939cm">
          <text:p/>
        </draw:line>
        <draw:line draw:style-name="gr36" draw:text-style-name="P10" draw:layer="layout" svg:x1="12.806cm" svg:y1="5.786cm" svg:x2="14.711cm" svg:y2="5.786cm">
          <text:p/>
        </draw:line>
        <draw:g>
          <draw:rect draw:style-name="gr3" draw:text-style-name="P7" draw:layer="layout" svg:width="3.598cm" svg:height="0.847cm" svg:x="9.843cm" svg:y="7.479cm">
            <text:p/>
          </draw:rect>
          <draw:rect draw:style-name="gr459" draw:text-style-name="P6" draw:layer="layout" svg:width="3.598cm" svg:height="0.847cm" svg:x="9.843cm" svg:y="7.479cm">
            <text:p text:style-name="P1">40</text:p>
          </draw:rect>
        </draw:g>
        <draw:g>
          <draw:rect draw:style-name="gr3" draw:text-style-name="P7" draw:layer="layout" svg:width="3.598cm" svg:height="0.846cm" svg:x="9.843cm" svg:y="8.326cm">
            <text:p/>
          </draw:rect>
          <draw:rect draw:style-name="gr460" draw:text-style-name="P6" draw:layer="layout" svg:width="3.598cm" svg:height="0.846cm" svg:x="9.843cm" svg:y="8.326cm">
            <text:p text:style-name="P1">50</text:p>
          </draw:rect>
        </draw:g>
        <draw:g>
          <draw:rect draw:style-name="gr3" draw:text-style-name="P7" draw:layer="layout" svg:width="3.598cm" svg:height="0.847cm" svg:x="9.843cm" svg:y="9.172cm">
            <text:p/>
          </draw:rect>
          <draw:rect draw:style-name="gr459" draw:text-style-name="P6" draw:layer="layout" svg:width="3.598cm" svg:height="0.847cm" svg:x="9.843cm" svg:y="9.172cm">
            <text:p text:style-name="P1">60</text:p>
          </draw:rect>
        </draw:g>
        <draw:rect draw:style-name="gr3" draw:text-style-name="P7" draw:layer="layout" svg:width="3.598cm" svg:height="0.847cm" svg:x="9.843cm" svg:y="10.019cm">
          <text:p/>
        </draw:rect>
        <draw:line draw:style-name="gr59" draw:text-style-name="P10" draw:layer="layout" svg:x1="11.959cm" svg:y1="7.479cm" svg:x2="11.959cm" svg:y2="10.866cm">
          <text:p/>
        </draw:line>
        <draw:line draw:style-name="gr36" draw:text-style-name="P10" draw:layer="layout" svg:x1="12.806cm" svg:y1="7.902cm" svg:x2="14.711cm" svg:y2="7.902cm">
          <text:p/>
        </draw:line>
        <draw:line draw:style-name="gr36" draw:text-style-name="P10" draw:layer="layout" svg:x1="12.806cm" svg:y1="8.749cm" svg:x2="14.711cm" svg:y2="8.749cm">
          <text:p/>
        </draw:line>
        <draw:line draw:style-name="gr36" draw:text-style-name="P10" draw:layer="layout" svg:x1="12.806cm" svg:y1="9.596cm" svg:x2="14.711cm" svg:y2="9.596cm">
          <text:p/>
        </draw:line>
        <draw:g>
          <draw:rect draw:style-name="gr3" draw:text-style-name="P7" draw:layer="layout" svg:width="3.598cm" svg:height="0.847cm" svg:x="9.843cm" svg:y="11.712cm">
            <text:p/>
          </draw:rect>
          <draw:rect draw:style-name="gr459" draw:text-style-name="P6" draw:layer="layout" svg:width="3.598cm" svg:height="0.847cm" svg:x="9.843cm" svg:y="11.712cm">
            <text:p text:style-name="P1">70</text:p>
          </draw:rect>
        </draw:g>
        <draw:g>
          <draw:rect draw:style-name="gr3" draw:text-style-name="P7" draw:layer="layout" svg:width="3.598cm" svg:height="0.847cm" svg:x="9.843cm" svg:y="12.559cm">
            <text:p/>
          </draw:rect>
          <draw:rect draw:style-name="gr459" draw:text-style-name="P6" draw:layer="layout" svg:width="3.598cm" svg:height="0.847cm" svg:x="9.843cm" svg:y="12.559cm">
            <text:p text:style-name="P1">80</text:p>
          </draw:rect>
        </draw:g>
        <draw:g>
          <draw:rect draw:style-name="gr3" draw:text-style-name="P7" draw:layer="layout" svg:width="3.598cm" svg:height="0.846cm" svg:x="9.843cm" svg:y="13.406cm">
            <text:p/>
          </draw:rect>
          <draw:rect draw:style-name="gr460" draw:text-style-name="P6" draw:layer="layout" svg:width="3.598cm" svg:height="0.846cm" svg:x="9.843cm" svg:y="13.406cm">
            <text:p text:style-name="P1">90</text:p>
          </draw:rect>
        </draw:g>
        <draw:rect draw:style-name="gr3" draw:text-style-name="P7" draw:layer="layout" svg:width="3.598cm" svg:height="0.847cm" svg:x="9.843cm" svg:y="14.252cm">
          <text:p/>
        </draw:rect>
        <draw:line draw:style-name="gr59" draw:text-style-name="P10" draw:layer="layout" svg:x1="11.959cm" svg:y1="11.712cm" svg:x2="11.959cm" svg:y2="15.099cm">
          <text:p/>
        </draw:line>
        <draw:line draw:style-name="gr36" draw:text-style-name="P10" draw:layer="layout" svg:x1="12.806cm" svg:y1="12.136cm" svg:x2="14.711cm" svg:y2="12.136cm">
          <text:p/>
        </draw:line>
        <draw:line draw:style-name="gr36" draw:text-style-name="P10" draw:layer="layout" svg:x1="12.806cm" svg:y1="12.982cm" svg:x2="14.711cm" svg:y2="12.982cm">
          <text:p/>
        </draw:line>
        <draw:line draw:style-name="gr36" draw:text-style-name="P10" draw:layer="layout" svg:x1="12.806cm" svg:y1="13.829cm" svg:x2="14.711cm" svg:y2="13.829cm">
          <text:p/>
        </draw:line>
        <draw:line draw:style-name="gr461" draw:text-style-name="P10" draw:layer="layout" svg:x1="8.573cm" svg:y1="10.866cm" svg:x2="9.631cm" svg:y2="10.442cm">
          <text:p/>
        </draw:line>
        <draw:path draw:style-name="gr383" draw:text-style-name="P7" draw:layer="layout" svg:width="0.417cm" svg:height="1.057cm" svg:x="9.388cm" svg:y="6.738cm" svg:viewBox="0 0 418 1058" svg:d="M418 0c-145 61-287 127-353 247s-88 322-35 458 322 296 353 353">
          <text:p/>
        </draw:path>
        <draw:path draw:style-name="gr383" draw:text-style-name="P7" draw:layer="layout" svg:width="0.417cm" svg:height="1.059cm" svg:x="9.388cm" svg:y="10.83cm" svg:viewBox="0 0 418 1060" svg:d="M418 0c-145 61-287 128-353 247s-88 322-35 459 322 296 353 354">
          <text:p/>
        </draw:path>
        <draw:g xml:id="id48" draw:id="id48">
          <draw:rect draw:style-name="gr331" draw:text-style-name="P7" draw:layer="layout" svg:width="0.67cm" svg:height="0.882cm" svg:x="13.476cm" svg:y="14.217cm">
            <text:p/>
          </draw:rect>
          <draw:rect draw:style-name="gr331" draw:text-style-name="P7" draw:layer="layout" svg:width="0.67cm" svg:height="0.882cm" svg:x="13.476cm" svg:y="10.019cm">
            <text:p/>
          </draw:rect>
          <draw:g>
            <draw:g>
              <draw:rect draw:style-name="gr331" draw:text-style-name="P7" draw:layer="layout" svg:width="3.599cm" svg:height="0.847cm" svg:x="17.568cm" svg:y="4.339cm">
                <text:p/>
              </draw:rect>
              <draw:rect draw:style-name="gr459" draw:text-style-name="P6" draw:layer="layout" svg:width="3.599cm" svg:height="0.847cm" svg:x="17.568cm" svg:y="4.339cm">
                <text:p text:style-name="P1"><text:span text:style-name="T14">39</text:span></text:p>
              </draw:rect>
            </draw:g>
            <draw:g>
              <draw:rect draw:style-name="gr331" draw:text-style-name="P7" draw:layer="layout" svg:width="3.599cm" svg:height="0.847cm" svg:x="17.568cm" svg:y="5.186cm">
                <text:p/>
              </draw:rect>
              <draw:rect draw:style-name="gr459" draw:text-style-name="P6" draw:layer="layout" svg:width="3.599cm" svg:height="0.847cm" svg:x="17.568cm" svg:y="5.186cm">
                <text:p text:style-name="P1"><text:span text:style-name="T14">31</text:span></text:p>
              </draw:rect>
            </draw:g>
            <draw:g>
              <draw:rect draw:style-name="gr331" draw:text-style-name="P7" draw:layer="layout" svg:width="3.599cm" svg:height="0.846cm" svg:x="17.568cm" svg:y="6.033cm">
                <text:p/>
              </draw:rect>
              <draw:rect draw:style-name="gr460" draw:text-style-name="P6" draw:layer="layout" svg:width="3.599cm" svg:height="0.846cm" svg:x="17.568cm" svg:y="6.033cm">
                <text:p text:style-name="P1"><text:span text:style-name="T14">35</text:span></text:p>
              </draw:rect>
            </draw:g>
            <draw:g>
              <draw:rect draw:style-name="gr331" draw:text-style-name="P7" draw:layer="layout" svg:width="3.599cm" svg:height="0.847cm" svg:x="17.568cm" svg:y="6.879cm">
                <text:p/>
              </draw:rect>
              <draw:rect draw:style-name="gr459" draw:text-style-name="P6" draw:layer="layout" svg:width="3.599cm" svg:height="0.847cm" svg:x="17.568cm" svg:y="6.879cm">
                <text:p text:style-name="P1"><text:span text:style-name="T14">36</text:span></text:p>
              </draw:rect>
            </draw:g>
            <draw:line draw:style-name="gr462" draw:text-style-name="P10" draw:layer="layout" svg:x1="19.156cm" svg:y1="4.375cm" svg:x2="19.156cm" svg:y2="7.761cm">
              <text:p/>
            </draw:line>
          </draw:g>
          <draw:g>
            <draw:g>
              <draw:rect draw:style-name="gr331" draw:text-style-name="P7" draw:layer="layout" svg:width="3.598cm" svg:height="0.847cm" svg:x="17.639cm" svg:y="9.172cm">
                <text:p/>
              </draw:rect>
              <draw:rect draw:style-name="gr459" draw:text-style-name="P6" draw:layer="layout" svg:width="3.598cm" svg:height="0.847cm" svg:x="17.639cm" svg:y="9.172cm">
                <text:p text:style-name="P1"><text:span text:style-name="T14">32</text:span></text:p>
              </draw:rect>
            </draw:g>
            <draw:g>
              <draw:rect draw:style-name="gr331" draw:text-style-name="P7" draw:layer="layout" svg:width="3.598cm" svg:height="0.847cm" svg:x="17.639cm" svg:y="10.019cm">
                <text:p/>
              </draw:rect>
              <draw:rect draw:style-name="gr459" draw:text-style-name="P6" draw:layer="layout" svg:width="3.598cm" svg:height="0.847cm" svg:x="17.639cm" svg:y="10.019cm">
                <text:p text:style-name="P1"><text:span text:style-name="T14">38</text:span></text:p>
              </draw:rect>
            </draw:g>
            <draw:g>
              <draw:rect draw:style-name="gr331" draw:text-style-name="P7" draw:layer="layout" svg:width="3.598cm" svg:height="0.846cm" svg:x="17.639cm" svg:y="10.866cm">
                <text:p/>
              </draw:rect>
              <draw:rect draw:style-name="gr460" draw:text-style-name="P6" draw:layer="layout" svg:width="3.598cm" svg:height="0.846cm" svg:x="17.639cm" svg:y="10.866cm">
                <text:p text:style-name="P1"><text:span text:style-name="T14">34</text:span></text:p>
              </draw:rect>
            </draw:g>
            <draw:rect draw:style-name="gr331" draw:text-style-name="P7" draw:layer="layout" svg:width="3.598cm" svg:height="0.847cm" svg:x="17.639cm" svg:y="11.712cm">
              <text:p/>
            </draw:rect>
            <draw:line draw:style-name="gr462" draw:text-style-name="P10" draw:layer="layout" svg:x1="19.227cm" svg:y1="9.208cm" svg:x2="19.227cm" svg:y2="12.594cm">
              <text:p/>
            </draw:line>
          </draw:g>
          <draw:rect draw:style-name="gr2" draw:text-style-name="P6" draw:layer="layout" svg:width="1.438cm" svg:height="1.27cm" svg:x="9.869cm" svg:y="6.033cm">
            <text:p text:style-name="P8"><text:span text:style-name="T14">33</text:span></text:p>
          </draw:rect>
          <draw:rect draw:style-name="gr331" draw:text-style-name="P7" draw:layer="layout" svg:width="0.67cm" svg:height="0.882cm" svg:x="21.167cm" svg:y="6.879cm">
            <text:p/>
          </draw:rect>
          <draw:rect draw:style-name="gr331" draw:text-style-name="P7" draw:layer="layout" svg:width="0.67cm" svg:height="0.882cm" svg:x="13.476cm" svg:y="6.209cm">
            <text:p/>
          </draw:rect>
          <draw:rect draw:style-name="gr331" draw:text-style-name="P7" draw:layer="layout" svg:width="0.67cm" svg:height="0.882cm" svg:x="21.273cm" svg:y="11.712cm">
            <text:p/>
          </draw:rect>
          <draw:path draw:style-name="gr463" draw:text-style-name="P7" draw:layer="layout" svg:width="3.597cm" svg:height="1.972cm" svg:x="13.935cm" svg:y="4.763cm" svg:viewBox="0 0 3598 1973" svg:d="M0 1800c493 150 987 300 1587 0s1306-1050 2011-1800">
            <text:p/>
          </draw:path>
          <draw:path draw:style-name="gr463" draw:text-style-name="P7" draw:layer="layout" svg:width="1.771cm" svg:height="2.293cm" svg:x="21.273cm" svg:y="7.126cm" svg:viewBox="0 0 1772 2294" svg:d="M247 0c555 8 1116 22 1341 282s265 935 0 1270-927 539-1588 742">
            <text:p/>
          </draw:path>
          <draw:path draw:style-name="gr463" draw:text-style-name="P7" draw:layer="layout" svg:width="2.5cm" svg:height="0.733cm" svg:x="12.704cm" svg:y="6.632cm" svg:viewBox="0 0 2501 734" svg:d="M171 0c-159 278-317 561 71 671s1323 53 2259 0">
            <text:p/>
          </draw:path>
          <draw:g>
            <draw:rect draw:style-name="gr464" draw:text-style-name="P10" draw:layer="layout" svg:width="7.431cm" svg:height="2.628cm" svg:x="16.082cm" svg:y="13.256cm">
              <text:p/>
            </draw:rect>
            <draw:rect draw:style-name="gr465" draw:text-style-name="P6" draw:layer="layout" svg:width="7.431cm" svg:height="2.628cm" svg:x="16.082cm" svg:y="13.256cm">
              <text:p text:style-name="P8"><text:span text:style-name="T30">overflow area</text:span></text:p>
              <text:p text:style-name="P8"><text:span text:style-name="T30">(not sequential)</text:span></text:p>
            </draw:rect>
          </draw:g>
          <draw:line draw:style-name="gr466" draw:text-style-name="P10" draw:layer="layout" svg:x1="20.355cm" svg:y1="4.833cm" svg:x2="22.648cm" svg:y2="4.233cm">
            <text:p/>
          </draw:line>
          <draw:line draw:style-name="gr466" draw:text-style-name="P10" draw:layer="layout" svg:x1="20.355cm" svg:y1="5.573cm" svg:x2="22.895cm" svg:y2="5.22cm">
            <text:p/>
          </draw:line>
          <draw:line draw:style-name="gr466" draw:text-style-name="P10" draw:layer="layout" svg:x1="20.355cm" svg:y1="6.491cm" svg:x2="23.036cm" svg:y2="6.385cm">
            <text:p/>
          </draw:line>
          <draw:path draw:style-name="gr463" draw:text-style-name="P7" draw:layer="layout" svg:width="4.122cm" svg:height="1.123cm" svg:x="20.147cm" svg:y="7.303cm" svg:viewBox="0 0 4123 1124" svg:d="M313 0c-282 401-564 807 71 988s2187 141 3739 106">
            <text:p/>
          </draw:path>
          <draw:line draw:style-name="gr466" draw:text-style-name="P10" draw:layer="layout" svg:x1="20.532cm" svg:y1="9.666cm" svg:x2="23.601cm" svg:y2="10.089cm">
            <text:p/>
          </draw:line>
          <draw:line draw:style-name="gr466" draw:text-style-name="P10" draw:layer="layout" svg:x1="20.285cm" svg:y1="10.407cm" svg:x2="23.636cm" svg:y2="10.83cm">
            <text:p/>
          </draw:line>
          <draw:line draw:style-name="gr466" draw:text-style-name="P10" draw:layer="layout" svg:x1="20.214cm" svg:y1="11.254cm" svg:x2="23.036cm" svg:y2="11.359cm">
            <text:p/>
          </draw:line>
        </draw:g>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48" smil:attributeName="visibility" smil:to="visible"/>
                  <anim:transitionFilter smil:dur="1s" smil:targetElement="id48" smil:type="blindsWipe" smil:subtype="vertical"/>
                </anim:par>
              </anim:par>
            </anim:par>
          </anim:seq>
        </anim:par>
        <presentation:notes draw:style-name="dp2">
          <draw:page-thumbnail draw:style-name="gr1" draw:layer="layout" svg:width="12.7cm" svg:height="9.525cm" svg:x="3.175cm" svg:y="1.905cm" draw:page-number="41" presentation:class="page"/>
          <draw:frame presentation:style-name="pr6" draw:text-style-name="P1" draw:layer="layout" svg:width="13.97cm" svg:height="11.431cm" svg:x="2.54cm" svg:y="12.065cm" presentation:class="notes" presentation:placeholder="true">
            <draw:text-box/>
          </draw:frame>
        </presentation:notes>
      </draw:page>
      <draw:page draw:name="page42" draw:style-name="dp1" draw:master-page-name="Default" presentation:presentation-page-layout-name="AL2T1">
        <draw:frame presentation:style-name="pr33" draw:text-style-name="P13" draw:layer="layout" svg:width="21.59cm" svg:height="4.938cm" svg:x="1.693cm" svg:y="1.976cm" presentation:class="outline" presentation:user-transformed="true">
          <draw:text-box>
            <text:list text:style-name="L3">
              <text:list-item>
                <text:p text:style-name="P12"><text:span text:style-name="T28">NEXT: Another type of index</text:span></text:p>
                <text:list>
                  <text:list-item>
                    <text:p text:style-name="P36"><text:span text:style-name="T28">Give up on sequentiality of index</text:span></text:p>
                  </text:list-item>
                  <text:list-item>
                    <text:p text:style-name="P36"><text:span text:style-name="T28">Try to get “balance”</text:span></text:p>
                  </text:list-item>
                </text:list>
              </text:list-item>
            </text:list>
          </draw:text-box>
        </draw:frame>
        <presentation:notes draw:style-name="dp2">
          <draw:page-thumbnail draw:style-name="gr1" draw:layer="layout" svg:width="12.7cm" svg:height="9.525cm" svg:x="3.175cm" svg:y="1.905cm" draw:page-number="42" presentation:class="page"/>
          <draw:frame presentation:style-name="pr6" draw:text-style-name="P1" draw:layer="layout" svg:width="13.97cm" svg:height="11.431cm" svg:x="2.54cm" svg:y="12.065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6" draw:text-style-name="P13" draw:layer="layout" svg:width="21.59cm" svg:height="11.43cm" svg:x="1.87cm" svg:y="4.48cm" presentation:class="outline" presentation:user-transformed="true">
          <draw:text-box>
            <text:p text:style-name="P40">Root</text:p>
            <text:p text:style-name="P40"/>
          </draw:text-box>
        </draw:frame>
        <draw:rect draw:style-name="gr467" draw:text-style-name="P6" draw:layer="layout" svg:width="20.62cm" svg:height="1.781cm" svg:x="1.79cm" svg:y="1.385cm">
          <text:p text:style-name="P41"><text:span text:style-name="T6">B+Tree Example</text:span><text:span text:style-name="T9"><text:tab/></text:span><text:span text:style-name="T9"><text:tab/></text:span><text:span text:style-name="T9"><text:tab/></text:span><text:span text:style-name="T9"><text:tab/></text:span><text:span text:style-name="T9">n=3</text:span></text:p>
        </draw:rect>
        <draw:g>
          <draw:rect draw:style-name="gr3" draw:text-style-name="P7" draw:layer="layout" svg:width="1.561cm" svg:height="3.364cm" draw:transform="rotate (1.5707963267949) translate (10.866cm 7.919cm)">
            <text:p/>
          </draw:rect>
          <draw:rect draw:style-name="gr468" draw:text-style-name="P9" draw:layer="layout" svg:width="1.561cm" svg:height="3.364cm" draw:transform="rotate (1.5707963267949) translate (10.866cm 7.919cm)">
            <text:p text:style-name="P8">100</text:p>
          </draw:rect>
        </draw:g>
        <draw:g>
          <draw:rect draw:style-name="gr3" draw:text-style-name="P7" draw:layer="layout" svg:width="1.561cm" svg:height="3.964cm" draw:transform="rotate (1.5707963267949) translate (17.022cm 10.424cm)">
            <text:p/>
          </draw:rect>
          <draw:rect draw:style-name="gr469" draw:text-style-name="P9" draw:layer="layout" svg:width="1.561cm" svg:height="3.964cm" draw:transform="rotate (1.5707963267949) translate (17.022cm 10.424cm)">
            <text:p text:style-name="P8">120</text:p>
            <text:p text:style-name="P8">150</text:p>
            <text:p text:style-name="P8">180</text:p>
          </draw:rect>
        </draw:g>
        <draw:g>
          <draw:rect draw:style-name="gr3" draw:text-style-name="P7" draw:layer="layout" svg:width="1.561cm" svg:height="3.682cm" draw:transform="rotate (1.5707963267949) translate (5.067cm 10.454cm)">
            <text:p/>
          </draw:rect>
          <draw:rect draw:style-name="gr470" draw:text-style-name="P6" draw:layer="layout" svg:width="1.561cm" svg:height="3.682cm" draw:transform="rotate (1.5707963267949) translate (5.067cm 10.454cm)">
            <text:p text:style-name="P8">30</text:p>
          </draw:rect>
        </draw:g>
        <draw:line draw:style-name="gr36" draw:text-style-name="P10" draw:layer="layout" svg:x1="11.508cm" svg:y1="7.157cm" svg:x2="9.105cm" svg:y2="8.678cm">
          <text:p/>
        </draw:line>
        <draw:line draw:style-name="gr36" draw:text-style-name="P10" draw:layer="layout" svg:x1="13.472cm" svg:y1="6.994cm" svg:x2="16.761cm" svg:y2="8.841cm">
          <text:p/>
        </draw:line>
        <draw:g xml:id="id1" draw:id="id1">
          <draw:rect draw:style-name="gr3" draw:text-style-name="P7" draw:layer="layout" svg:width="1.562cm" svg:height="3.4cm" draw:transform="rotate (1.5707963267949) translate (1.16cm 13.847cm)">
            <text:p/>
          </draw:rect>
          <draw:rect draw:style-name="gr471" draw:text-style-name="P6" draw:layer="layout" svg:width="1.562cm" svg:height="3.4cm" draw:transform="rotate (1.5707963267949) translate (1.16cm 13.847cm)">
            <text:p text:style-name="P8">3</text:p>
            <text:p text:style-name="P8">5</text:p>
            <text:p text:style-name="P8">11</text:p>
          </draw:rect>
        </draw:g>
        <draw:g xml:id="id2" draw:id="id2">
          <draw:rect draw:style-name="gr3" draw:text-style-name="P7" draw:layer="layout" svg:width="1.561cm" svg:height="2.8cm" draw:transform="rotate (1.5707963267949) translate (5.512cm 13.903cm)">
            <text:p/>
          </draw:rect>
          <draw:rect draw:style-name="gr472" draw:text-style-name="P6" draw:layer="layout" svg:width="1.561cm" svg:height="2.8cm" draw:transform="rotate (1.5707963267949) translate (5.512cm 13.903cm)">
            <text:p text:style-name="P8">30</text:p>
            <text:p text:style-name="P8">35</text:p>
          </draw:rect>
        </draw:g>
        <draw:g xml:id="id3" draw:id="id3">
          <draw:rect draw:style-name="gr3" draw:text-style-name="P7" draw:layer="layout" svg:width="1.561cm" svg:height="3.038cm" draw:transform="rotate (1.5707963267949) translate (8.864cm 13.894cm)">
            <text:p/>
          </draw:rect>
          <draw:rect draw:style-name="gr473" draw:text-style-name="P9" draw:layer="layout" svg:width="1.561cm" svg:height="3.038cm" draw:transform="rotate (1.5707963267949) translate (8.864cm 13.894cm)">
            <text:p text:style-name="P8">100</text:p>
            <text:p text:style-name="P8">101</text:p>
            <text:p text:style-name="P8">110</text:p>
          </draw:rect>
        </draw:g>
        <draw:g xml:id="id4" draw:id="id4">
          <draw:rect draw:style-name="gr3" draw:text-style-name="P7" draw:layer="layout" svg:width="1.561cm" svg:height="3.36cm" draw:transform="rotate (1.5707963267949) translate (12.819cm 13.881cm)">
            <text:p/>
          </draw:rect>
          <draw:rect draw:style-name="gr474" draw:text-style-name="P9" draw:layer="layout" svg:width="1.561cm" svg:height="3.36cm" draw:transform="rotate (1.5707963267949) translate (12.819cm 13.881cm)">
            <text:p text:style-name="P8">120</text:p>
            <text:p text:style-name="P8">130</text:p>
          </draw:rect>
        </draw:g>
        <draw:g xml:id="id5" draw:id="id5">
          <draw:rect draw:style-name="gr3" draw:text-style-name="P7" draw:layer="layout" svg:width="1.561cm" svg:height="2.879cm" draw:transform="rotate (1.5707963267949) translate (16.925cm 13.898cm)">
            <text:p/>
          </draw:rect>
          <draw:rect draw:style-name="gr475" draw:text-style-name="P9" draw:layer="layout" svg:width="1.561cm" svg:height="2.879cm" draw:transform="rotate (1.5707963267949) translate (16.925cm 13.898cm)">
            <text:p text:style-name="P8">150</text:p>
            <text:p text:style-name="P8">156</text:p>
            <text:p text:style-name="P8">179</text:p>
          </draw:rect>
        </draw:g>
        <draw:g xml:id="id6" draw:id="id6">
          <draw:rect draw:style-name="gr3" draw:text-style-name="P7" draw:layer="layout" svg:width="1.561cm" svg:height="3.281cm" draw:transform="rotate (1.5707963267949) translate (20.355cm 13.876cm)">
            <text:p/>
          </draw:rect>
          <draw:rect draw:style-name="gr476" draw:text-style-name="P9" draw:layer="layout" svg:width="1.561cm" svg:height="3.281cm" draw:transform="rotate (1.5707963267949) translate (20.355cm 13.876cm)">
            <text:p text:style-name="P8">180</text:p>
            <text:p text:style-name="P8">200</text:p>
          </draw:rect>
        </draw:g>
        <draw:line draw:style-name="gr36" draw:text-style-name="P10" draw:layer="layout" svg:x1="6.018cm" svg:y1="9.843cm" svg:x2="3.853cm" svg:y2="12.087cm">
          <text:p/>
        </draw:line>
        <draw:line draw:style-name="gr36" draw:text-style-name="P10" draw:layer="layout" svg:x1="7.579cm" svg:y1="9.803cm" svg:x2="6.816cm" svg:y2="12.246cm">
          <text:p/>
        </draw:line>
        <draw:line draw:style-name="gr36" draw:text-style-name="P10" draw:layer="layout" svg:x1="17.4cm" svg:y1="9.402cm" svg:x2="11.747cm" svg:y2="12.047cm">
          <text:p/>
        </draw:line>
        <draw:line draw:style-name="gr36" draw:text-style-name="P10" draw:layer="layout" svg:x1="18.486cm" svg:y1="9.56cm" svg:x2="15.236cm" svg:y2="12.008cm">
          <text:p/>
        </draw:line>
        <draw:line draw:style-name="gr36" draw:text-style-name="P10" draw:layer="layout" svg:x1="19.565cm" svg:y1="9.679cm" svg:x2="18.842cm" svg:y2="12.096cm">
          <text:p/>
        </draw:line>
        <draw:line draw:style-name="gr36" draw:text-style-name="P10" draw:layer="layout" svg:x1="20.488cm" svg:y1="9.6cm" svg:x2="21.25cm" svg:y2="12.166cm">
          <text:p/>
        </draw:line>
        <draw:line draw:style-name="gr36" draw:text-style-name="P10" draw:layer="layout" svg:x1="1.729cm" svg:y1="13.529cm" svg:x2="1.729cm" svg:y2="14.892cm">
          <text:p/>
        </draw:line>
        <draw:line draw:style-name="gr36" draw:text-style-name="P10" draw:layer="layout" svg:x1="2.875cm" svg:y1="13.551cm" svg:x2="2.875cm" svg:y2="14.914cm">
          <text:p/>
        </draw:line>
        <draw:line draw:style-name="gr36" draw:text-style-name="P10" draw:layer="layout" svg:x1="3.876cm" svg:y1="13.63cm" svg:x2="3.876cm" svg:y2="14.993cm">
          <text:p/>
        </draw:line>
        <draw:line draw:style-name="gr36" draw:text-style-name="P10" draw:layer="layout" svg:x1="6.279cm" svg:y1="13.71cm" svg:x2="6.279cm" svg:y2="15.072cm">
          <text:p/>
        </draw:line>
        <draw:line draw:style-name="gr36" draw:text-style-name="P10" draw:layer="layout" svg:x1="9.406cm" svg:y1="13.794cm" svg:x2="9.406cm" svg:y2="15.156cm">
          <text:p/>
        </draw:line>
        <draw:line draw:style-name="gr36" draw:text-style-name="P10" draw:layer="layout" svg:x1="7.466cm" svg:y1="13.692cm" svg:x2="7.466cm" svg:y2="15.055cm">
          <text:p/>
        </draw:line>
        <draw:line draw:style-name="gr36" draw:text-style-name="P10" draw:layer="layout" svg:x1="10.389cm" svg:y1="13.816cm" svg:x2="10.389cm" svg:y2="15.178cm">
          <text:p/>
        </draw:line>
        <draw:line draw:style-name="gr36" draw:text-style-name="P10" draw:layer="layout" svg:x1="11.293cm" svg:y1="13.798cm" svg:x2="11.293cm" svg:y2="15.161cm">
          <text:p/>
        </draw:line>
        <draw:line draw:style-name="gr36" draw:text-style-name="P10" draw:layer="layout" svg:x1="13.899cm" svg:y1="13.798cm" svg:x2="13.899cm" svg:y2="15.161cm">
          <text:p/>
        </draw:line>
        <draw:line draw:style-name="gr36" draw:text-style-name="P10" draw:layer="layout" svg:x1="14.967cm" svg:y1="13.82cm" svg:x2="14.967cm" svg:y2="15.183cm">
          <text:p/>
        </draw:line>
        <draw:line draw:style-name="gr36" draw:text-style-name="P10" draw:layer="layout" svg:x1="17.313cm" svg:y1="13.921cm" svg:x2="17.313cm" svg:y2="15.284cm">
          <text:p/>
        </draw:line>
        <draw:line draw:style-name="gr36" draw:text-style-name="P10" draw:layer="layout" svg:x1="18.375cm" svg:y1="13.944cm" svg:x2="18.375cm" svg:y2="15.306cm">
          <text:p/>
        </draw:line>
        <draw:line draw:style-name="gr36" draw:text-style-name="P10" draw:layer="layout" svg:x1="19.403cm" svg:y1="13.97cm" svg:x2="19.403cm" svg:y2="15.333cm">
          <text:p/>
        </draw:line>
        <draw:line draw:style-name="gr36" draw:text-style-name="P10" draw:layer="layout" svg:x1="21.471cm" svg:y1="13.75cm" svg:x2="21.471cm" svg:y2="15.112cm">
          <text:p/>
        </draw:line>
        <draw:line draw:style-name="gr36" draw:text-style-name="P10" draw:layer="layout" svg:x1="22.415cm" svg:y1="13.732cm" svg:x2="22.415cm" svg:y2="15.094cm">
          <text:p/>
        </draw:line>
        <draw:connector draw:style-name="gr477" draw:layer="layout" draw:type="line" svg:x1="4.56cm" svg:y1="13.066cm" svg:x2="5.512cm" svg:y2="13.122cm" draw:start-shape="id1" draw:start-glue-point="1" draw:end-shape="id2" svg:d="M4560 13066l952 56" svg:viewBox="0 0 953 57">
          <text:p/>
        </draw:connector>
        <draw:connector draw:style-name="gr477" draw:layer="layout" draw:type="line" svg:x1="8.312cm" svg:y1="13.122cm" svg:x2="8.864cm" svg:y2="13.113cm" draw:start-shape="id2" draw:start-glue-point="1" draw:end-shape="id3" draw:end-glue-point="3" svg:d="M8312 13122l552-9" svg:viewBox="0 0 553 10">
          <text:p/>
        </draw:connector>
        <draw:connector draw:style-name="gr477" draw:layer="layout" draw:type="line" svg:x1="11.902cm" svg:y1="13.113cm" svg:x2="12.819cm" svg:y2="13.1cm" draw:start-shape="id3" draw:start-glue-point="1" draw:end-shape="id4" draw:end-glue-point="3" svg:d="M11902 13113l917-13" svg:viewBox="0 0 918 14">
          <text:p/>
        </draw:connector>
        <draw:connector draw:style-name="gr477" draw:layer="layout" draw:type="line" svg:x1="16.179cm" svg:y1="13.1cm" svg:x2="16.925cm" svg:y2="13.117cm" draw:start-shape="id4" draw:start-glue-point="1" draw:end-shape="id5" draw:end-glue-point="3" svg:d="M16179 13100l746 17" svg:viewBox="0 0 747 18">
          <text:p/>
        </draw:connector>
        <draw:connector draw:style-name="gr477" draw:layer="layout" draw:type="line" svg:x1="19.804cm" svg:y1="13.117cm" svg:x2="20.355cm" svg:y2="13.095cm" draw:start-shape="id5" draw:start-glue-point="1" draw:end-shape="id6" svg:d="M19804 13117l551-22" svg:viewBox="0 0 552 23">
          <text:p/>
        </draw:connector>
        <presentation:notes draw:style-name="dp2">
          <draw:page-thumbnail draw:style-name="gr1" draw:layer="layout" svg:width="12.7cm" svg:height="9.525cm" svg:x="3.175cm" svg:y="1.905cm" draw:page-number="43" presentation:class="page"/>
          <draw:frame presentation:style-name="pr6" draw:text-style-name="P1" draw:layer="layout" svg:width="13.97cm" svg:height="11.431cm" svg:x="2.54cm" svg:y="12.065cm" presentation:class="notes" presentation:placeholder="true">
            <draw:text-box/>
          </draw:frame>
        </presentation:notes>
      </draw:page>
      <draw:page draw:name="Sample non-leaf" draw:style-name="dp1" draw:master-page-name="Default" presentation:presentation-page-layout-name="AL2T1">
        <draw:frame presentation:style-name="pr7" draw:text-style-name="P2" draw:layer="layout" svg:width="21.59cm" svg:height="3.175cm" svg:x="1.905cm" svg:y="1.693cm" presentation:class="title" presentation:user-transformed="true">
          <draw:text-box>
            <text:p text:style-name="P11"><text:span text:style-name="T6">Sample non-leaf</text:span></text:p>
          </draw:text-box>
        </draw:frame>
        <draw:frame presentation:style-name="pr9" draw:text-style-name="P13" draw:layer="layout" svg:width="21.59cm" svg:height="11.43cm" svg:x="1.905cm" svg:y="5.503cm" presentation:class="outline" presentation:user-transformed="true">
          <draw:text-box>
            <text:p text:style-name="P18"/>
            <text:p text:style-name="P18"/>
            <text:p text:style-name="P18"/>
            <text:p text:style-name="P18"/>
            <text:p text:style-name="P30"><text:span text:style-name="T8">to keys</text:span><text:span text:style-name="T8"><text:tab/></text:span><text:span text:style-name="T8">to keys</text:span><text:span text:style-name="T8"><text:tab/></text:span><text:span text:style-name="T8"><text:tab/></text:span><text:span text:style-name="T8">to keys <text:s/></text:span><text:span text:style-name="T8"><text:tab/></text:span><text:span text:style-name="T8">to keys</text:span></text:p>
            <text:p text:style-name="P30"><text:span text:style-name="T8">&lt; 57</text:span><text:span text:style-name="T8"><text:tab/></text:span><text:span text:style-name="T8"><text:tab/></text:span><text:span text:style-name="T8">57</text:span><text:span text:style-name="T31"></text:span><text:span text:style-name="T8"> k&lt;81</text:span><text:span text:style-name="T8"><text:tab/></text:span><text:span text:style-name="T8"><text:tab/></text:span><text:span text:style-name="T8">81</text:span><text:span text:style-name="T32"></text:span><text:span text:style-name="T8">k&lt;95</text:span><text:span text:style-name="T8"><text:tab/></text:span><text:span text:style-name="T8"> </text:span><text:span text:style-name="T32"></text:span><text:span text:style-name="T8">95</text:span></text:p>
            <text:p text:style-name="P15"><text:span text:style-name="T8"/></text:p>
          </draw:text-box>
        </draw:frame>
        <draw:g>
          <draw:rect draw:style-name="gr3" draw:text-style-name="P7" draw:layer="layout" svg:width="4.009cm" svg:height="6.218cm" draw:transform="rotate (1.5707963267949) translate (8.921cm 10.08cm)">
            <text:p/>
          </draw:rect>
          <draw:rect draw:style-name="gr478" draw:text-style-name="P6" draw:layer="layout" svg:width="4.009cm" svg:height="6.218cm" draw:transform="rotate (1.5707963267949) translate (8.921cm 10.08cm)">
            <text:p text:style-name="P8">57</text:p>
            <text:p text:style-name="P8"/>
            <text:p text:style-name="P8">81</text:p>
            <text:p text:style-name="P8"/>
            <text:p text:style-name="P8">95</text:p>
          </draw:rect>
        </draw:g>
        <draw:line draw:style-name="gr36" draw:text-style-name="P10" draw:layer="layout" svg:x1="14.379cm" svg:y1="4.432cm" svg:x2="13.506cm" svg:y2="5.891cm">
          <text:p/>
        </draw:line>
        <draw:line draw:style-name="gr36" draw:text-style-name="P10" draw:layer="layout" svg:x1="9.379cm" svg:y1="8.057cm" svg:x2="5.089cm" svg:y2="11.986cm">
          <text:p/>
        </draw:line>
        <draw:line draw:style-name="gr36" draw:text-style-name="P10" draw:layer="layout" svg:x1="10.702cm" svg:y1="8.14cm" svg:x2="9.018cm" svg:y2="11.827cm">
          <text:p/>
        </draw:line>
        <draw:line draw:style-name="gr36" draw:text-style-name="P10" draw:layer="layout" svg:x1="12.828cm" svg:y1="8.057cm" svg:x2="15.712cm" svg:y2="12.149cm">
          <text:p/>
        </draw:line>
        <draw:line draw:style-name="gr36" draw:text-style-name="P10" draw:layer="layout" svg:x1="14.751cm" svg:y1="8.057cm" svg:x2="20.805cm" svg:y2="11.827cm">
          <text:p/>
        </draw:line>
        <presentation:notes draw:style-name="dp2">
          <draw:page-thumbnail draw:style-name="gr1" draw:layer="layout" svg:width="12.7cm" svg:height="9.525cm" svg:x="3.175cm" svg:y="1.905cm" draw:page-number="44" presentation:class="page"/>
          <draw:frame presentation:style-name="pr6" draw:text-style-name="P1" draw:layer="layout" svg:width="13.97cm" svg:height="11.431cm" svg:x="2.54cm" svg:y="12.065cm" presentation:class="notes" presentation:placeholder="true">
            <draw:text-box/>
          </draw:frame>
        </presentation:notes>
      </draw:page>
      <draw:page draw:name="Sample leaf node:" draw:style-name="dp1" draw:master-page-name="Default" presentation:presentation-page-layout-name="AL2T1">
        <draw:frame presentation:style-name="pr7" draw:text-style-name="P2" draw:layer="layout" svg:width="21.59cm" svg:height="3.175cm" svg:x="1.693cm" svg:y="1.235cm" presentation:class="title" presentation:user-transformed="true">
          <draw:text-box>
            <text:p text:style-name="P11"><text:span text:style-name="T6">Sample leaf node:</text:span></text:p>
          </draw:text-box>
        </draw:frame>
        <draw:frame presentation:style-name="pr9" draw:text-style-name="P13" draw:layer="layout" svg:width="21.59cm" svg:height="11.43cm" svg:x="1.976cm" svg:y="4.621cm" presentation:class="outline" presentation:user-transformed="true">
          <draw:text-box>
            <text:p text:style-name="P30"><text:span text:style-name="T8"><text:tab/></text:span><text:span text:style-name="T8"><text:tab/></text:span><text:span text:style-name="T8"><text:tab/></text:span><text:span text:style-name="T8"><text:tab/></text:span><text:span text:style-name="T8"><text:tab/></text:span><text:span text:style-name="T8">From non-leaf node</text:span></text:p>
            <text:p text:style-name="P15"><text:span text:style-name="T8"/></text:p>
            <text:p text:style-name="P30"><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o next leaf</text:span></text:p>
            <text:p text:style-name="P30"><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in sequence</text:span></text:p>
          </draw:text-box>
        </draw:frame>
        <draw:g>
          <draw:rect draw:style-name="gr3" draw:text-style-name="P7" draw:layer="layout" svg:width="3.409cm" svg:height="6.218cm" draw:transform="rotate (1.5707963267949) translate (9.432cm 10.6cm)">
            <text:p/>
          </draw:rect>
          <draw:rect draw:style-name="gr478" draw:text-style-name="P6" draw:layer="layout" svg:width="3.409cm" svg:height="6.218cm" draw:transform="rotate (1.5707963267949) translate (9.432cm 10.6cm)">
            <text:p text:style-name="P8">57</text:p>
            <text:p text:style-name="P8"/>
            <text:p text:style-name="P8">81</text:p>
            <text:p text:style-name="P8"/>
            <text:p text:style-name="P8">95</text:p>
          </draw:rect>
        </draw:g>
        <draw:line draw:style-name="gr36" draw:text-style-name="P10" draw:layer="layout" svg:x1="12.858cm" svg:y1="5.852cm" svg:x2="12.417cm" svg:y2="6.941cm">
          <text:p/>
        </draw:line>
        <draw:line draw:style-name="gr36" draw:text-style-name="P10" draw:layer="layout" svg:x1="15.262cm" svg:y1="7.817cm" svg:x2="16.907cm" svg:y2="7.778cm">
          <text:p/>
        </draw:line>
        <draw:rect draw:style-name="gr479" draw:text-style-name="P6" draw:layer="layout" svg:width="4.114cm" svg:height="5.239cm" draw:transform="rotate (1.5707963267949) translate (9.891cm 15.769cm)">
          <text:p text:style-name="P42"><text:span text:style-name="T5">To record </text:span></text:p>
          <text:p text:style-name="P43"><text:span text:style-name="T5">with key 57</text:span></text:p>
          <text:p text:style-name="P43"><text:span text:style-name="T5"/></text:p>
          <text:p text:style-name="P43"><text:span text:style-name="T5">To record </text:span></text:p>
          <text:p text:style-name="P43"><text:span text:style-name="T5">with key 81</text:span></text:p>
          <text:p text:style-name="P43"><text:span text:style-name="T5"/></text:p>
          <text:p text:style-name="P43"><text:span text:style-name="T5">To record </text:span></text:p>
          <text:p text:style-name="P43"><text:span text:style-name="T5">with key 85</text:span></text:p>
        </draw:rect>
        <draw:line draw:style-name="gr36" draw:text-style-name="P10" draw:layer="layout" svg:x1="10.654cm" svg:y1="9.944cm" svg:x2="10.654cm" svg:y2="11.584cm">
          <text:p/>
        </draw:line>
        <draw:line draw:style-name="gr36" draw:text-style-name="P10" draw:layer="layout" svg:x1="12.638cm" svg:y1="9.807cm" svg:x2="12.638cm" svg:y2="11.448cm">
          <text:p/>
        </draw:line>
        <draw:line draw:style-name="gr36" draw:text-style-name="P10" draw:layer="layout" svg:x1="14.543cm" svg:y1="9.869cm" svg:x2="14.543cm" svg:y2="11.509cm">
          <text:p/>
        </draw:line>
        <presentation:notes draw:style-name="dp2">
          <draw:page-thumbnail draw:style-name="gr1" draw:layer="layout" svg:width="12.7cm" svg:height="9.525cm" svg:x="3.175cm" svg:y="1.905cm" draw:page-number="45" presentation:class="page"/>
          <draw:frame presentation:style-name="pr6" draw:text-style-name="P1" draw:layer="layout" svg:width="13.97cm" svg:height="11.431cm" svg:x="2.54cm" svg:y="12.065cm" presentation:class="notes" presentation:placeholder="true">
            <draw:text-box/>
          </draw:frame>
        </presentation:notes>
      </draw:page>
      <draw:page draw:name="In textbook’s notation   n=3" draw:style-name="dp1" draw:master-page-name="Default" presentation:presentation-page-layout-name="AL2T1">
        <draw:frame presentation:style-name="pr7" draw:text-style-name="P2" draw:layer="layout" svg:width="21.59cm" svg:height="3.328cm" svg:x="1.905cm" svg:y="1.617cm" presentation:class="title" presentation:user-transformed="true">
          <draw:text-box>
            <text:p text:style-name="P31"><text:span text:style-name="T6">In textbook’s notation</text:span><text:span text:style-name="T6"><text:tab/></text:span><text:span text:style-name="T9"><text:tab/></text:span><text:span text:style-name="T9"><text:tab/></text:span><text:span text:style-name="T9">n=3</text:span></text:p>
          </draw:text-box>
        </draw:frame>
        <draw:frame presentation:style-name="pr9" draw:text-style-name="P13" draw:layer="layout" svg:width="21.59cm" svg:height="11.43cm" svg:x="1.905cm" svg:y="5.503cm" presentation:class="outline" presentation:user-transformed="true">
          <draw:text-box>
            <text:p text:style-name="P18">Leaf:</text:p>
            <text:p text:style-name="P18"/>
            <text:p text:style-name="P18"/>
            <text:p text:style-name="P18">Non-leaf:</text:p>
            <text:p text:style-name="P18"/>
          </draw:text-box>
        </draw:frame>
        <draw:g>
          <draw:rect draw:style-name="gr3" draw:text-style-name="P7" draw:layer="layout" svg:width="1.764cm" svg:height="3.524cm" draw:transform="rotate (1.5707963267949) translate (4.621cm 8.714cm)">
            <text:p/>
          </draw:rect>
          <draw:rect draw:style-name="gr480" draw:text-style-name="P6" draw:layer="layout" svg:width="1.764cm" svg:height="3.524cm" draw:transform="rotate (1.5707963267949) translate (4.621cm 8.714cm)">
            <text:p text:style-name="P8">30</text:p>
            <text:p text:style-name="P8">35</text:p>
          </draw:rect>
        </draw:g>
        <draw:line draw:style-name="gr36" draw:text-style-name="P10" draw:layer="layout" svg:x1="7.938cm" svg:y1="7.417cm" svg:x2="9.622cm" svg:y2="7.417cm">
          <text:p/>
        </draw:line>
        <draw:line draw:style-name="gr36" draw:text-style-name="P10" draw:layer="layout" svg:x1="5.812cm" svg:y1="8.414cm" svg:x2="5.812cm" svg:y2="9.499cm">
          <text:p/>
        </draw:line>
        <draw:g>
          <draw:rect draw:style-name="gr3" draw:text-style-name="P7" draw:layer="layout" svg:width="2.081cm" svg:height="3.722cm" draw:transform="rotate (1.5707963267949) translate (4.626cm 14.926cm)">
            <text:p/>
          </draw:rect>
          <draw:rect draw:style-name="gr481" draw:text-style-name="P6" draw:layer="layout" svg:width="2.081cm" svg:height="3.722cm" draw:transform="rotate (1.5707963267949) translate (4.626cm 14.926cm)">
            <text:p text:style-name="P8">30</text:p>
          </draw:rect>
        </draw:g>
        <draw:line draw:style-name="gr36" draw:text-style-name="P10" draw:layer="layout" svg:x1="5.53cm" svg:y1="14.468cm" svg:x2="5.53cm" svg:y2="16.153cm">
          <text:p/>
        </draw:line>
        <draw:line draw:style-name="gr36" draw:text-style-name="P10" draw:layer="layout" svg:x1="7.638cm" svg:y1="14.495cm" svg:x2="7.638cm" svg:y2="16.179cm">
          <text:p/>
        </draw:line>
        <draw:line draw:style-name="gr36" draw:text-style-name="P10" draw:layer="layout" svg:x1="6.875cm" svg:y1="8.475cm" svg:x2="6.875cm" svg:y2="9.56cm">
          <text:p/>
        </draw:line>
        <draw:g>
          <draw:rect draw:style-name="gr3" draw:text-style-name="P7" draw:layer="layout" svg:width="1.715cm" svg:height="1.442cm" svg:x="15.24cm" svg:y="6.857cm">
            <text:p/>
          </draw:rect>
          <draw:rect draw:style-name="gr482" draw:text-style-name="P6" draw:layer="layout" svg:width="1.715cm" svg:height="1.442cm" svg:x="15.24cm" svg:y="6.857cm">
            <text:p text:style-name="P8">30</text:p>
          </draw:rect>
        </draw:g>
        <draw:g>
          <draw:rect draw:style-name="gr3" draw:text-style-name="P7" draw:layer="layout" svg:width="1.645cm" svg:height="1.442cm" svg:x="16.898cm" svg:y="6.875cm">
            <text:p/>
          </draw:rect>
          <draw:rect draw:style-name="gr482" draw:text-style-name="P6" draw:layer="layout" svg:width="1.645cm" svg:height="1.442cm" svg:x="16.898cm" svg:y="6.875cm">
            <text:p text:style-name="P8">35</text:p>
          </draw:rect>
        </draw:g>
        <draw:rect draw:style-name="gr3" draw:text-style-name="P7" draw:layer="layout" svg:width="1.755cm" svg:height="1.442cm" svg:x="18.565cm" svg:y="6.862cm">
          <text:p/>
        </draw:rect>
        <draw:g>
          <draw:rect draw:style-name="gr3" draw:text-style-name="P7" draw:layer="layout" svg:width="1.27cm" svg:height="1.482cm" svg:x="15.24cm" svg:y="8.255cm">
            <text:p/>
          </draw:rect>
          <draw:rect draw:style-name="gr3" draw:text-style-name="P7" draw:layer="layout" svg:width="1.27cm" svg:height="1.482cm" svg:x="16.51cm" svg:y="8.255cm">
            <text:p/>
          </draw:rect>
          <draw:rect draw:style-name="gr3" draw:text-style-name="P7" draw:layer="layout" svg:width="1.27cm" svg:height="1.482cm" svg:x="17.78cm" svg:y="8.255cm">
            <text:p/>
          </draw:rect>
          <draw:rect draw:style-name="gr3" draw:text-style-name="P7" draw:layer="layout" svg:width="1.27cm" svg:height="1.482cm" svg:x="19.05cm" svg:y="8.255cm">
            <text:p/>
          </draw:rect>
        </draw:g>
        <draw:line draw:style-name="gr36" draw:text-style-name="P10" draw:layer="layout" svg:x1="16.087cm" svg:y1="9.102cm" svg:x2="16.087cm" svg:y2="11.007cm">
          <text:p/>
        </draw:line>
        <draw:line draw:style-name="gr36" draw:text-style-name="P10" draw:layer="layout" svg:x1="17.145cm" svg:y1="9.102cm" svg:x2="17.145cm" svg:y2="11.007cm">
          <text:p/>
        </draw:line>
        <draw:g>
          <draw:rect draw:style-name="gr3" draw:text-style-name="P7" draw:layer="layout" svg:width="1.716cm" svg:height="1.442cm" svg:x="15.028cm" svg:y="12.149cm">
            <text:p/>
          </draw:rect>
          <draw:rect draw:style-name="gr482" draw:text-style-name="P6" draw:layer="layout" svg:width="1.716cm" svg:height="1.442cm" svg:x="15.028cm" svg:y="12.149cm">
            <text:p text:style-name="P8">30</text:p>
          </draw:rect>
        </draw:g>
        <draw:rect draw:style-name="gr3" draw:text-style-name="P7" draw:layer="layout" svg:width="1.645cm" svg:height="1.442cm" svg:x="16.686cm" svg:y="12.166cm">
          <text:p/>
        </draw:rect>
        <draw:rect draw:style-name="gr3" draw:text-style-name="P7" draw:layer="layout" svg:width="1.755cm" svg:height="1.442cm" svg:x="18.353cm" svg:y="12.153cm">
          <text:p/>
        </draw:rect>
        <draw:g>
          <draw:rect draw:style-name="gr3" draw:text-style-name="P7" draw:layer="layout" svg:width="1.27cm" svg:height="1.481cm" svg:x="15.028cm" svg:y="13.547cm">
            <text:p/>
          </draw:rect>
          <draw:rect draw:style-name="gr3" draw:text-style-name="P7" draw:layer="layout" svg:width="1.27cm" svg:height="1.481cm" svg:x="16.298cm" svg:y="13.547cm">
            <text:p/>
          </draw:rect>
          <draw:rect draw:style-name="gr3" draw:text-style-name="P7" draw:layer="layout" svg:width="1.27cm" svg:height="1.481cm" svg:x="17.568cm" svg:y="13.547cm">
            <text:p/>
          </draw:rect>
          <draw:rect draw:style-name="gr3" draw:text-style-name="P7" draw:layer="layout" svg:width="1.27cm" svg:height="1.481cm" svg:x="18.838cm" svg:y="13.547cm">
            <text:p/>
          </draw:rect>
        </draw:g>
        <draw:line draw:style-name="gr36" draw:text-style-name="P10" draw:layer="layout" svg:x1="15.875cm" svg:y1="14.393cm" svg:x2="15.875cm" svg:y2="16.298cm">
          <text:p/>
        </draw:line>
        <draw:line draw:style-name="gr36" draw:text-style-name="P10" draw:layer="layout" svg:x1="16.933cm" svg:y1="14.393cm" svg:x2="16.933cm" svg:y2="16.298cm">
          <text:p/>
        </draw:line>
        <draw:line draw:style-name="gr36" draw:text-style-name="P10" draw:layer="layout" svg:x1="19.685cm" svg:y1="8.89cm" svg:x2="21.59cm" svg:y2="8.89cm">
          <text:p/>
        </draw:line>
        <presentation:notes draw:style-name="dp2">
          <draw:page-thumbnail draw:style-name="gr1" draw:layer="layout" svg:width="12.7cm" svg:height="9.525cm" svg:x="3.175cm" svg:y="1.905cm" draw:page-number="46" presentation:class="page"/>
          <draw:frame presentation:style-name="pr6" draw:text-style-name="P1" draw:layer="layout" svg:width="13.97cm" svg:height="11.431cm" svg:x="2.54cm" svg:y="12.065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4" draw:layer="layout" svg:width="21.59cm" svg:height="1.821cm" svg:x="1.905cm" svg:y="1.354cm" presentation:class="title" presentation:user-transformed="true">
          <draw:text-box>
            <text:p><text:span text:style-name="T9">Lookup record(s) with key = 35</text:span></text:p>
          </draw:text-box>
        </draw:frame>
        <draw:frame presentation:style-name="pr35" draw:layer="layout" svg:width="21.59cm" svg:height="12.573cm" svg:x="1.905cm" svg:y="5.503cm" presentation:class="outline" presentation:placeholder="true" presentation:user-transformed="true">
          <draw:text-box/>
        </draw:frame>
        <draw:frame draw:style-name="gr483" draw:text-style-name="P41" draw:layer="layout" svg:width="2.677cm" svg:height="1.483cm" svg:x="22.225cm" svg:y="3.81cm">
          <draw:text-box>
            <text:p text:style-name="P41"><text:span text:style-name="T9">n=3</text:span></text:p>
          </draw:text-box>
        </draw:frame>
        <draw:frame presentation:style-name="pr16" draw:text-style-name="P13" draw:layer="layout" svg:width="21.59cm" svg:height="11.43cm" svg:x="1.87cm" svg:y="4.48cm" presentation:class="outline" presentation:user-transformed="true">
          <draw:text-box>
            <text:p text:style-name="P40">Root</text:p>
            <text:p text:style-name="P40"/>
          </draw:text-box>
        </draw:frame>
        <draw:g>
          <draw:rect draw:style-name="gr3" draw:text-style-name="P7" draw:layer="layout" svg:width="1.561cm" svg:height="3.364cm" draw:transform="rotate (1.5707963267949) translate (10.866cm 7.919cm)">
            <text:p/>
          </draw:rect>
          <draw:rect draw:style-name="gr484" draw:text-style-name="P9" draw:layer="layout" svg:width="1.561cm" svg:height="3.364cm" draw:transform="rotate (1.5707963267949) translate (10.866cm 7.919cm)">
            <text:p text:style-name="P8">100</text:p>
          </draw:rect>
        </draw:g>
        <draw:g>
          <draw:rect draw:style-name="gr3" draw:text-style-name="P7" draw:layer="layout" svg:width="1.561cm" svg:height="3.964cm" draw:transform="rotate (1.5707963267949) translate (17.022cm 10.424cm)">
            <text:p/>
          </draw:rect>
          <draw:rect draw:style-name="gr485" draw:text-style-name="P9" draw:layer="layout" svg:width="1.561cm" svg:height="3.964cm" draw:transform="rotate (1.5707963267949) translate (17.022cm 10.424cm)">
            <text:p text:style-name="P8">120</text:p>
            <text:p text:style-name="P8">150</text:p>
            <text:p text:style-name="P8">180</text:p>
          </draw:rect>
        </draw:g>
        <draw:g>
          <draw:rect draw:style-name="gr3" draw:text-style-name="P7" draw:layer="layout" svg:width="1.561cm" svg:height="3.682cm" draw:transform="rotate (1.5707963267949) translate (5.067cm 10.454cm)">
            <text:p/>
          </draw:rect>
          <draw:rect draw:style-name="gr470" draw:text-style-name="P6" draw:layer="layout" svg:width="1.561cm" svg:height="3.682cm" draw:transform="rotate (1.5707963267949) translate (5.067cm 10.454cm)">
            <text:p text:style-name="P8">30</text:p>
          </draw:rect>
        </draw:g>
        <draw:line draw:style-name="gr36" draw:text-style-name="P10" draw:layer="layout" svg:x1="11.508cm" svg:y1="7.157cm" svg:x2="9.105cm" svg:y2="8.678cm">
          <text:p/>
        </draw:line>
        <draw:line draw:style-name="gr36" draw:text-style-name="P10" draw:layer="layout" svg:x1="13.472cm" svg:y1="6.994cm" svg:x2="16.761cm" svg:y2="8.841cm">
          <text:p/>
        </draw:line>
        <draw:g xml:id="id7" draw:id="id7">
          <draw:rect draw:style-name="gr3" draw:text-style-name="P7" draw:layer="layout" svg:width="1.562cm" svg:height="3.4cm" draw:transform="rotate (1.5707963267949) translate (1.16cm 13.847cm)">
            <text:p/>
          </draw:rect>
          <draw:rect draw:style-name="gr471" draw:text-style-name="P6" draw:layer="layout" svg:width="1.562cm" svg:height="3.4cm" draw:transform="rotate (1.5707963267949) translate (1.16cm 13.847cm)">
            <text:p text:style-name="P8">3</text:p>
            <text:p text:style-name="P8">5</text:p>
            <text:p text:style-name="P8">11</text:p>
          </draw:rect>
        </draw:g>
        <draw:g xml:id="id8" draw:id="id8">
          <draw:rect draw:style-name="gr3" draw:text-style-name="P7" draw:layer="layout" svg:width="1.561cm" svg:height="2.8cm" draw:transform="rotate (1.5707963267949) translate (5.512cm 13.903cm)">
            <text:p/>
          </draw:rect>
          <draw:rect draw:style-name="gr472" draw:text-style-name="P6" draw:layer="layout" svg:width="1.561cm" svg:height="2.8cm" draw:transform="rotate (1.5707963267949) translate (5.512cm 13.903cm)">
            <text:p text:style-name="P8">30</text:p>
            <text:p text:style-name="P8">35</text:p>
          </draw:rect>
        </draw:g>
        <draw:g xml:id="id9" draw:id="id9">
          <draw:rect draw:style-name="gr3" draw:text-style-name="P7" draw:layer="layout" svg:width="1.561cm" svg:height="3.038cm" draw:transform="rotate (1.5707963267949) translate (8.864cm 13.894cm)">
            <text:p/>
          </draw:rect>
          <draw:rect draw:style-name="gr486" draw:text-style-name="P9" draw:layer="layout" svg:width="1.561cm" svg:height="3.038cm" draw:transform="rotate (1.5707963267949) translate (8.864cm 13.894cm)">
            <text:p text:style-name="P8">100</text:p>
            <text:p text:style-name="P8">101</text:p>
            <text:p text:style-name="P8">110</text:p>
          </draw:rect>
        </draw:g>
        <draw:g xml:id="id10" draw:id="id10">
          <draw:rect draw:style-name="gr3" draw:text-style-name="P7" draw:layer="layout" svg:width="1.561cm" svg:height="3.36cm" draw:transform="rotate (1.5707963267949) translate (12.819cm 13.881cm)">
            <text:p/>
          </draw:rect>
          <draw:rect draw:style-name="gr487" draw:text-style-name="P9" draw:layer="layout" svg:width="1.561cm" svg:height="3.36cm" draw:transform="rotate (1.5707963267949) translate (12.819cm 13.881cm)">
            <text:p text:style-name="P8">120</text:p>
            <text:p text:style-name="P8">130</text:p>
          </draw:rect>
        </draw:g>
        <draw:g xml:id="id11" draw:id="id11">
          <draw:rect draw:style-name="gr3" draw:text-style-name="P7" draw:layer="layout" svg:width="1.561cm" svg:height="2.879cm" draw:transform="rotate (1.5707963267949) translate (16.925cm 13.898cm)">
            <text:p/>
          </draw:rect>
          <draw:rect draw:style-name="gr488" draw:text-style-name="P9" draw:layer="layout" svg:width="1.561cm" svg:height="2.879cm" draw:transform="rotate (1.5707963267949) translate (16.925cm 13.898cm)">
            <text:p text:style-name="P8">150</text:p>
            <text:p text:style-name="P8">156</text:p>
            <text:p text:style-name="P8">179</text:p>
          </draw:rect>
        </draw:g>
        <draw:g xml:id="id12" draw:id="id12">
          <draw:rect draw:style-name="gr3" draw:text-style-name="P7" draw:layer="layout" svg:width="1.561cm" svg:height="3.281cm" draw:transform="rotate (1.5707963267949) translate (20.355cm 13.876cm)">
            <text:p/>
          </draw:rect>
          <draw:rect draw:style-name="gr489" draw:text-style-name="P9" draw:layer="layout" svg:width="1.561cm" svg:height="3.281cm" draw:transform="rotate (1.5707963267949) translate (20.355cm 13.876cm)">
            <text:p text:style-name="P8">180</text:p>
            <text:p text:style-name="P8">200</text:p>
          </draw:rect>
        </draw:g>
        <draw:line draw:style-name="gr36" draw:text-style-name="P10" draw:layer="layout" svg:x1="6.018cm" svg:y1="9.843cm" svg:x2="3.853cm" svg:y2="12.087cm">
          <text:p/>
        </draw:line>
        <draw:line draw:style-name="gr36" draw:text-style-name="P10" draw:layer="layout" svg:x1="7.579cm" svg:y1="9.803cm" svg:x2="6.816cm" svg:y2="12.246cm">
          <text:p/>
        </draw:line>
        <draw:line draw:style-name="gr36" draw:text-style-name="P10" draw:layer="layout" svg:x1="17.4cm" svg:y1="9.402cm" svg:x2="11.747cm" svg:y2="12.047cm">
          <text:p/>
        </draw:line>
        <draw:line draw:style-name="gr36" draw:text-style-name="P10" draw:layer="layout" svg:x1="18.486cm" svg:y1="9.56cm" svg:x2="15.236cm" svg:y2="12.008cm">
          <text:p/>
        </draw:line>
        <draw:line draw:style-name="gr36" draw:text-style-name="P10" draw:layer="layout" svg:x1="19.565cm" svg:y1="9.679cm" svg:x2="18.842cm" svg:y2="12.096cm">
          <text:p/>
        </draw:line>
        <draw:line draw:style-name="gr36" draw:text-style-name="P10" draw:layer="layout" svg:x1="20.488cm" svg:y1="9.6cm" svg:x2="21.25cm" svg:y2="12.166cm">
          <text:p/>
        </draw:line>
        <draw:line draw:style-name="gr36" draw:text-style-name="P10" draw:layer="layout" svg:x1="1.729cm" svg:y1="13.529cm" svg:x2="1.729cm" svg:y2="14.892cm">
          <text:p/>
        </draw:line>
        <draw:line draw:style-name="gr36" draw:text-style-name="P10" draw:layer="layout" svg:x1="2.875cm" svg:y1="13.551cm" svg:x2="2.875cm" svg:y2="14.914cm">
          <text:p/>
        </draw:line>
        <draw:line draw:style-name="gr36" draw:text-style-name="P10" draw:layer="layout" svg:x1="3.876cm" svg:y1="13.63cm" svg:x2="3.876cm" svg:y2="14.993cm">
          <text:p/>
        </draw:line>
        <draw:line draw:style-name="gr36" draw:text-style-name="P10" draw:layer="layout" svg:x1="6.279cm" svg:y1="13.71cm" svg:x2="6.279cm" svg:y2="15.072cm">
          <text:p/>
        </draw:line>
        <draw:line draw:style-name="gr36" draw:text-style-name="P10" draw:layer="layout" svg:x1="9.406cm" svg:y1="13.794cm" svg:x2="9.406cm" svg:y2="15.156cm">
          <text:p/>
        </draw:line>
        <draw:line draw:style-name="gr36" draw:text-style-name="P10" draw:layer="layout" svg:x1="7.466cm" svg:y1="13.692cm" svg:x2="7.466cm" svg:y2="15.055cm">
          <text:p/>
        </draw:line>
        <draw:line draw:style-name="gr36" draw:text-style-name="P10" draw:layer="layout" svg:x1="10.389cm" svg:y1="13.816cm" svg:x2="10.389cm" svg:y2="15.178cm">
          <text:p/>
        </draw:line>
        <draw:line draw:style-name="gr36" draw:text-style-name="P10" draw:layer="layout" svg:x1="11.293cm" svg:y1="13.798cm" svg:x2="11.293cm" svg:y2="15.161cm">
          <text:p/>
        </draw:line>
        <draw:line draw:style-name="gr36" draw:text-style-name="P10" draw:layer="layout" svg:x1="13.899cm" svg:y1="13.798cm" svg:x2="13.899cm" svg:y2="15.161cm">
          <text:p/>
        </draw:line>
        <draw:line draw:style-name="gr36" draw:text-style-name="P10" draw:layer="layout" svg:x1="14.967cm" svg:y1="13.82cm" svg:x2="14.967cm" svg:y2="15.183cm">
          <text:p/>
        </draw:line>
        <draw:line draw:style-name="gr36" draw:text-style-name="P10" draw:layer="layout" svg:x1="17.313cm" svg:y1="13.921cm" svg:x2="17.313cm" svg:y2="15.284cm">
          <text:p/>
        </draw:line>
        <draw:line draw:style-name="gr36" draw:text-style-name="P10" draw:layer="layout" svg:x1="18.375cm" svg:y1="13.944cm" svg:x2="18.375cm" svg:y2="15.306cm">
          <text:p/>
        </draw:line>
        <draw:line draw:style-name="gr36" draw:text-style-name="P10" draw:layer="layout" svg:x1="19.403cm" svg:y1="13.97cm" svg:x2="19.403cm" svg:y2="15.333cm">
          <text:p/>
        </draw:line>
        <draw:line draw:style-name="gr36" draw:text-style-name="P10" draw:layer="layout" svg:x1="21.471cm" svg:y1="13.75cm" svg:x2="21.471cm" svg:y2="15.112cm">
          <text:p/>
        </draw:line>
        <draw:line draw:style-name="gr36" draw:text-style-name="P10" draw:layer="layout" svg:x1="22.415cm" svg:y1="13.732cm" svg:x2="22.415cm" svg:y2="15.094cm">
          <text:p/>
        </draw:line>
        <draw:connector draw:style-name="gr477" draw:layer="layout" draw:type="line" svg:x1="4.56cm" svg:y1="13.066cm" svg:x2="5.512cm" svg:y2="13.122cm" draw:start-shape="id7" draw:start-glue-point="1" draw:end-shape="id8" svg:d="M4560 13066l952 56" svg:viewBox="0 0 953 57">
          <text:p/>
        </draw:connector>
        <draw:connector draw:style-name="gr477" draw:layer="layout" draw:type="line" svg:x1="8.312cm" svg:y1="13.122cm" svg:x2="8.864cm" svg:y2="13.113cm" draw:start-shape="id8" draw:start-glue-point="1" draw:end-shape="id9" draw:end-glue-point="3" svg:d="M8312 13122l552-9" svg:viewBox="0 0 553 10">
          <text:p/>
        </draw:connector>
        <draw:connector draw:style-name="gr477" draw:layer="layout" draw:type="line" svg:x1="11.902cm" svg:y1="13.113cm" svg:x2="12.819cm" svg:y2="13.1cm" draw:start-shape="id9" draw:start-glue-point="1" draw:end-shape="id10" draw:end-glue-point="3" svg:d="M11902 13113l917-13" svg:viewBox="0 0 918 14">
          <text:p/>
        </draw:connector>
        <draw:connector draw:style-name="gr477" draw:layer="layout" draw:type="line" svg:x1="16.179cm" svg:y1="13.1cm" svg:x2="16.925cm" svg:y2="13.117cm" draw:start-shape="id10" draw:start-glue-point="1" draw:end-shape="id11" draw:end-glue-point="3" svg:d="M16179 13100l746 17" svg:viewBox="0 0 747 18">
          <text:p/>
        </draw:connector>
        <draw:connector draw:style-name="gr477" draw:layer="layout" draw:type="line" svg:x1="19.804cm" svg:y1="13.117cm" svg:x2="20.355cm" svg:y2="13.095cm" draw:start-shape="id11" draw:start-glue-point="1" draw:end-shape="id12" svg:d="M19804 13117l551-22" svg:viewBox="0 0 552 23">
          <text:p/>
        </draw:connector>
        <presentation:notes draw:style-name="dp2">
          <draw:page-thumbnail draw:style-name="gr1" draw:layer="layout" svg:width="12.7cm" svg:height="9.525cm" svg:x="3.175cm" svg:y="1.905cm" draw:page-number="47" presentation:class="page"/>
          <draw:frame presentation:style-name="pr36" draw:text-style-name="P44" draw:layer="layout" svg:width="13.97cm" svg:height="11.43cm" svg:x="2.54cm" svg:y="12.065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4" draw:layer="layout" svg:width="21.59cm" svg:height="1.821cm" svg:x="1.905cm" svg:y="1.354cm" presentation:class="title" presentation:user-transformed="true">
          <draw:text-box>
            <text:p><text:span text:style-name="T9">Lookup record(s) with key = 40</text:span></text:p>
          </draw:text-box>
        </draw:frame>
        <draw:frame presentation:style-name="pr35" draw:layer="layout" svg:width="21.59cm" svg:height="12.573cm" svg:x="1.905cm" svg:y="5.503cm" presentation:class="outline" presentation:placeholder="true" presentation:user-transformed="true">
          <draw:text-box/>
        </draw:frame>
        <draw:frame draw:style-name="gr483" draw:text-style-name="P45" draw:layer="layout" svg:width="2.677cm" svg:height="1.483cm" svg:x="22.225cm" svg:y="3.81cm">
          <draw:text-box>
            <text:p text:style-name="P41"><text:span text:style-name="T9">n=3</text:span></text:p>
          </draw:text-box>
        </draw:frame>
        <draw:frame presentation:style-name="pr16" draw:text-style-name="P13" draw:layer="layout" svg:width="21.59cm" svg:height="11.43cm" svg:x="1.87cm" svg:y="4.48cm" presentation:class="outline" presentation:user-transformed="true">
          <draw:text-box>
            <text:p text:style-name="P40">Root</text:p>
            <text:p text:style-name="P40"/>
          </draw:text-box>
        </draw:frame>
        <draw:g>
          <draw:rect draw:style-name="gr3" draw:text-style-name="P7" draw:layer="layout" svg:width="1.561cm" svg:height="3.364cm" draw:transform="rotate (1.5707963267949) translate (10.866cm 7.919cm)">
            <text:p/>
          </draw:rect>
          <draw:rect draw:style-name="gr490" draw:text-style-name="P9" draw:layer="layout" svg:width="1.561cm" svg:height="3.364cm" draw:transform="rotate (1.5707963267949) translate (10.866cm 7.919cm)">
            <text:p text:style-name="P8">100</text:p>
          </draw:rect>
        </draw:g>
        <draw:g>
          <draw:rect draw:style-name="gr3" draw:text-style-name="P7" draw:layer="layout" svg:width="1.561cm" svg:height="3.964cm" draw:transform="rotate (1.5707963267949) translate (17.022cm 10.424cm)">
            <text:p/>
          </draw:rect>
          <draw:rect draw:style-name="gr491" draw:text-style-name="P9" draw:layer="layout" svg:width="1.561cm" svg:height="3.964cm" draw:transform="rotate (1.5707963267949) translate (17.022cm 10.424cm)">
            <text:p text:style-name="P8">120</text:p>
            <text:p text:style-name="P8">150</text:p>
            <text:p text:style-name="P8">180</text:p>
          </draw:rect>
        </draw:g>
        <draw:g>
          <draw:rect draw:style-name="gr3" draw:text-style-name="P7" draw:layer="layout" svg:width="1.561cm" svg:height="3.682cm" draw:transform="rotate (1.5707963267949) translate (5.067cm 10.454cm)">
            <text:p/>
          </draw:rect>
          <draw:rect draw:style-name="gr470" draw:text-style-name="P6" draw:layer="layout" svg:width="1.561cm" svg:height="3.682cm" draw:transform="rotate (1.5707963267949) translate (5.067cm 10.454cm)">
            <text:p text:style-name="P8">30</text:p>
          </draw:rect>
        </draw:g>
        <draw:line draw:style-name="gr36" draw:text-style-name="P10" draw:layer="layout" svg:x1="11.508cm" svg:y1="7.157cm" svg:x2="9.105cm" svg:y2="8.678cm">
          <text:p/>
        </draw:line>
        <draw:line draw:style-name="gr36" draw:text-style-name="P10" draw:layer="layout" svg:x1="13.472cm" svg:y1="6.994cm" svg:x2="16.761cm" svg:y2="8.841cm">
          <text:p/>
        </draw:line>
        <draw:g xml:id="id13" draw:id="id13">
          <draw:rect draw:style-name="gr3" draw:text-style-name="P7" draw:layer="layout" svg:width="1.562cm" svg:height="3.4cm" draw:transform="rotate (1.5707963267949) translate (1.16cm 13.847cm)">
            <text:p/>
          </draw:rect>
          <draw:rect draw:style-name="gr471" draw:text-style-name="P6" draw:layer="layout" svg:width="1.562cm" svg:height="3.4cm" draw:transform="rotate (1.5707963267949) translate (1.16cm 13.847cm)">
            <text:p text:style-name="P8">3</text:p>
            <text:p text:style-name="P8">5</text:p>
            <text:p text:style-name="P8">11</text:p>
          </draw:rect>
        </draw:g>
        <draw:g xml:id="id14" draw:id="id14">
          <draw:rect draw:style-name="gr3" draw:text-style-name="P7" draw:layer="layout" svg:width="1.561cm" svg:height="2.8cm" draw:transform="rotate (1.5707963267949) translate (5.512cm 13.903cm)">
            <text:p/>
          </draw:rect>
          <draw:rect draw:style-name="gr472" draw:text-style-name="P6" draw:layer="layout" svg:width="1.561cm" svg:height="2.8cm" draw:transform="rotate (1.5707963267949) translate (5.512cm 13.903cm)">
            <text:p text:style-name="P8">30</text:p>
            <text:p text:style-name="P8">35</text:p>
          </draw:rect>
        </draw:g>
        <draw:g xml:id="id15" draw:id="id15">
          <draw:rect draw:style-name="gr3" draw:text-style-name="P7" draw:layer="layout" svg:width="1.561cm" svg:height="3.038cm" draw:transform="rotate (1.5707963267949) translate (8.864cm 13.894cm)">
            <text:p/>
          </draw:rect>
          <draw:rect draw:style-name="gr492" draw:text-style-name="P9" draw:layer="layout" svg:width="1.561cm" svg:height="3.038cm" draw:transform="rotate (1.5707963267949) translate (8.864cm 13.894cm)">
            <text:p text:style-name="P8">100</text:p>
            <text:p text:style-name="P8">101</text:p>
            <text:p text:style-name="P8">110</text:p>
          </draw:rect>
        </draw:g>
        <draw:g xml:id="id16" draw:id="id16">
          <draw:rect draw:style-name="gr3" draw:text-style-name="P7" draw:layer="layout" svg:width="1.561cm" svg:height="3.36cm" draw:transform="rotate (1.5707963267949) translate (12.819cm 13.881cm)">
            <text:p/>
          </draw:rect>
          <draw:rect draw:style-name="gr493" draw:text-style-name="P9" draw:layer="layout" svg:width="1.561cm" svg:height="3.36cm" draw:transform="rotate (1.5707963267949) translate (12.819cm 13.881cm)">
            <text:p text:style-name="P8">120</text:p>
            <text:p text:style-name="P8">130</text:p>
          </draw:rect>
        </draw:g>
        <draw:g xml:id="id17" draw:id="id17">
          <draw:rect draw:style-name="gr3" draw:text-style-name="P7" draw:layer="layout" svg:width="1.561cm" svg:height="2.879cm" draw:transform="rotate (1.5707963267949) translate (16.925cm 13.898cm)">
            <text:p/>
          </draw:rect>
          <draw:rect draw:style-name="gr494" draw:text-style-name="P9" draw:layer="layout" svg:width="1.561cm" svg:height="2.879cm" draw:transform="rotate (1.5707963267949) translate (16.925cm 13.898cm)">
            <text:p text:style-name="P8">150</text:p>
            <text:p text:style-name="P8">156</text:p>
            <text:p text:style-name="P8">179</text:p>
          </draw:rect>
        </draw:g>
        <draw:g xml:id="id18" draw:id="id18">
          <draw:rect draw:style-name="gr3" draw:text-style-name="P7" draw:layer="layout" svg:width="1.561cm" svg:height="3.281cm" draw:transform="rotate (1.5707963267949) translate (20.355cm 13.876cm)">
            <text:p/>
          </draw:rect>
          <draw:rect draw:style-name="gr495" draw:text-style-name="P9" draw:layer="layout" svg:width="1.561cm" svg:height="3.281cm" draw:transform="rotate (1.5707963267949) translate (20.355cm 13.876cm)">
            <text:p text:style-name="P8">180</text:p>
            <text:p text:style-name="P8">200</text:p>
          </draw:rect>
        </draw:g>
        <draw:line draw:style-name="gr36" draw:text-style-name="P10" draw:layer="layout" svg:x1="6.018cm" svg:y1="9.843cm" svg:x2="3.853cm" svg:y2="12.087cm">
          <text:p/>
        </draw:line>
        <draw:line draw:style-name="gr36" draw:text-style-name="P10" draw:layer="layout" svg:x1="7.579cm" svg:y1="9.803cm" svg:x2="6.816cm" svg:y2="12.246cm">
          <text:p/>
        </draw:line>
        <draw:line draw:style-name="gr36" draw:text-style-name="P10" draw:layer="layout" svg:x1="17.4cm" svg:y1="9.402cm" svg:x2="11.747cm" svg:y2="12.047cm">
          <text:p/>
        </draw:line>
        <draw:line draw:style-name="gr36" draw:text-style-name="P10" draw:layer="layout" svg:x1="18.486cm" svg:y1="9.56cm" svg:x2="15.236cm" svg:y2="12.008cm">
          <text:p/>
        </draw:line>
        <draw:line draw:style-name="gr36" draw:text-style-name="P10" draw:layer="layout" svg:x1="19.565cm" svg:y1="9.679cm" svg:x2="18.842cm" svg:y2="12.096cm">
          <text:p/>
        </draw:line>
        <draw:line draw:style-name="gr36" draw:text-style-name="P10" draw:layer="layout" svg:x1="20.488cm" svg:y1="9.6cm" svg:x2="21.25cm" svg:y2="12.166cm">
          <text:p/>
        </draw:line>
        <draw:line draw:style-name="gr36" draw:text-style-name="P10" draw:layer="layout" svg:x1="1.729cm" svg:y1="13.529cm" svg:x2="1.729cm" svg:y2="14.892cm">
          <text:p/>
        </draw:line>
        <draw:line draw:style-name="gr36" draw:text-style-name="P10" draw:layer="layout" svg:x1="2.875cm" svg:y1="13.551cm" svg:x2="2.875cm" svg:y2="14.914cm">
          <text:p/>
        </draw:line>
        <draw:line draw:style-name="gr36" draw:text-style-name="P10" draw:layer="layout" svg:x1="3.876cm" svg:y1="13.63cm" svg:x2="3.876cm" svg:y2="14.993cm">
          <text:p/>
        </draw:line>
        <draw:line draw:style-name="gr36" draw:text-style-name="P10" draw:layer="layout" svg:x1="6.279cm" svg:y1="13.71cm" svg:x2="6.279cm" svg:y2="15.072cm">
          <text:p/>
        </draw:line>
        <draw:line draw:style-name="gr36" draw:text-style-name="P10" draw:layer="layout" svg:x1="9.406cm" svg:y1="13.794cm" svg:x2="9.406cm" svg:y2="15.156cm">
          <text:p/>
        </draw:line>
        <draw:line draw:style-name="gr36" draw:text-style-name="P10" draw:layer="layout" svg:x1="7.466cm" svg:y1="13.692cm" svg:x2="7.466cm" svg:y2="15.055cm">
          <text:p/>
        </draw:line>
        <draw:line draw:style-name="gr36" draw:text-style-name="P10" draw:layer="layout" svg:x1="10.389cm" svg:y1="13.816cm" svg:x2="10.389cm" svg:y2="15.178cm">
          <text:p/>
        </draw:line>
        <draw:line draw:style-name="gr36" draw:text-style-name="P10" draw:layer="layout" svg:x1="11.293cm" svg:y1="13.798cm" svg:x2="11.293cm" svg:y2="15.161cm">
          <text:p/>
        </draw:line>
        <draw:line draw:style-name="gr36" draw:text-style-name="P10" draw:layer="layout" svg:x1="13.899cm" svg:y1="13.798cm" svg:x2="13.899cm" svg:y2="15.161cm">
          <text:p/>
        </draw:line>
        <draw:line draw:style-name="gr36" draw:text-style-name="P10" draw:layer="layout" svg:x1="14.967cm" svg:y1="13.82cm" svg:x2="14.967cm" svg:y2="15.183cm">
          <text:p/>
        </draw:line>
        <draw:line draw:style-name="gr36" draw:text-style-name="P10" draw:layer="layout" svg:x1="17.313cm" svg:y1="13.921cm" svg:x2="17.313cm" svg:y2="15.284cm">
          <text:p/>
        </draw:line>
        <draw:line draw:style-name="gr36" draw:text-style-name="P10" draw:layer="layout" svg:x1="18.375cm" svg:y1="13.944cm" svg:x2="18.375cm" svg:y2="15.306cm">
          <text:p/>
        </draw:line>
        <draw:line draw:style-name="gr36" draw:text-style-name="P10" draw:layer="layout" svg:x1="19.403cm" svg:y1="13.97cm" svg:x2="19.403cm" svg:y2="15.333cm">
          <text:p/>
        </draw:line>
        <draw:line draw:style-name="gr36" draw:text-style-name="P10" draw:layer="layout" svg:x1="21.471cm" svg:y1="13.75cm" svg:x2="21.471cm" svg:y2="15.112cm">
          <text:p/>
        </draw:line>
        <draw:line draw:style-name="gr36" draw:text-style-name="P10" draw:layer="layout" svg:x1="22.415cm" svg:y1="13.732cm" svg:x2="22.415cm" svg:y2="15.094cm">
          <text:p/>
        </draw:line>
        <draw:connector draw:style-name="gr477" draw:layer="layout" draw:type="line" svg:x1="4.56cm" svg:y1="13.066cm" svg:x2="5.512cm" svg:y2="13.122cm" draw:start-shape="id13" draw:start-glue-point="1" draw:end-shape="id14" svg:d="M4560 13066l952 56" svg:viewBox="0 0 953 57">
          <text:p/>
        </draw:connector>
        <draw:connector draw:style-name="gr477" draw:layer="layout" draw:type="line" svg:x1="8.312cm" svg:y1="13.122cm" svg:x2="8.864cm" svg:y2="13.113cm" draw:start-shape="id14" draw:start-glue-point="1" draw:end-shape="id15" draw:end-glue-point="3" svg:d="M8312 13122l552-9" svg:viewBox="0 0 553 10">
          <text:p/>
        </draw:connector>
        <draw:connector draw:style-name="gr477" draw:layer="layout" draw:type="line" svg:x1="11.902cm" svg:y1="13.113cm" svg:x2="12.819cm" svg:y2="13.1cm" draw:start-shape="id15" draw:start-glue-point="1" draw:end-shape="id16" draw:end-glue-point="3" svg:d="M11902 13113l917-13" svg:viewBox="0 0 918 14">
          <text:p/>
        </draw:connector>
        <draw:connector draw:style-name="gr477" draw:layer="layout" draw:type="line" svg:x1="16.179cm" svg:y1="13.1cm" svg:x2="16.925cm" svg:y2="13.117cm" draw:start-shape="id16" draw:start-glue-point="1" draw:end-shape="id17" draw:end-glue-point="3" svg:d="M16179 13100l746 17" svg:viewBox="0 0 747 18">
          <text:p/>
        </draw:connector>
        <draw:connector draw:style-name="gr477" draw:layer="layout" draw:type="line" svg:x1="19.804cm" svg:y1="13.117cm" svg:x2="20.355cm" svg:y2="13.095cm" draw:start-shape="id17" draw:start-glue-point="1" draw:end-shape="id18" svg:d="M19804 13117l551-22" svg:viewBox="0 0 552 23">
          <text:p/>
        </draw:connector>
        <presentation:notes draw:style-name="dp2">
          <draw:page-thumbnail draw:style-name="gr1" draw:layer="layout" svg:width="12.7cm" svg:height="9.525cm" svg:x="3.175cm" svg:y="1.905cm" draw:page-number="48" presentation:class="page"/>
          <draw:frame presentation:style-name="pr36" draw:text-style-name="P44" draw:layer="layout" svg:width="13.97cm" svg:height="11.43cm" svg:x="2.54cm" svg:y="12.065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4" draw:layer="layout" svg:width="21.59cm" svg:height="3.068cm" svg:x="1.905cm" svg:y="0.731cm" presentation:class="title" presentation:user-transformed="true">
          <draw:text-box>
            <text:p><text:span text:style-name="T9">Range query: lookup record(s) with 35 &lt;= key &lt;= 150</text:span></text:p>
          </draw:text-box>
        </draw:frame>
        <draw:frame presentation:style-name="pr35" draw:layer="layout" svg:width="21.59cm" svg:height="12.573cm" svg:x="1.905cm" svg:y="5.503cm" presentation:class="outline" presentation:placeholder="true" presentation:user-transformed="true">
          <draw:text-box/>
        </draw:frame>
        <draw:frame draw:style-name="gr483" draw:text-style-name="P45" draw:layer="layout" svg:width="2.677cm" svg:height="1.483cm" svg:x="22.225cm" svg:y="3.81cm">
          <draw:text-box>
            <text:p text:style-name="P41"><text:span text:style-name="T9">n=3</text:span></text:p>
          </draw:text-box>
        </draw:frame>
        <draw:frame presentation:style-name="pr16" draw:text-style-name="P13" draw:layer="layout" svg:width="21.59cm" svg:height="11.43cm" svg:x="1.87cm" svg:y="4.48cm" presentation:class="outline" presentation:user-transformed="true">
          <draw:text-box>
            <text:p text:style-name="P40">Root</text:p>
            <text:p text:style-name="P40"/>
          </draw:text-box>
        </draw:frame>
        <draw:g>
          <draw:rect draw:style-name="gr3" draw:text-style-name="P7" draw:layer="layout" svg:width="1.561cm" svg:height="3.364cm" draw:transform="rotate (1.5707963267949) translate (10.866cm 7.919cm)">
            <text:p/>
          </draw:rect>
          <draw:rect draw:style-name="gr496" draw:text-style-name="P9" draw:layer="layout" svg:width="1.561cm" svg:height="3.364cm" draw:transform="rotate (1.5707963267949) translate (10.866cm 7.919cm)">
            <text:p text:style-name="P8">100</text:p>
          </draw:rect>
        </draw:g>
        <draw:g>
          <draw:rect draw:style-name="gr3" draw:text-style-name="P7" draw:layer="layout" svg:width="1.561cm" svg:height="3.964cm" draw:transform="rotate (1.5707963267949) translate (17.022cm 10.424cm)">
            <text:p/>
          </draw:rect>
          <draw:rect draw:style-name="gr497" draw:text-style-name="P9" draw:layer="layout" svg:width="1.561cm" svg:height="3.964cm" draw:transform="rotate (1.5707963267949) translate (17.022cm 10.424cm)">
            <text:p text:style-name="P8">120</text:p>
            <text:p text:style-name="P8">150</text:p>
            <text:p text:style-name="P8">180</text:p>
          </draw:rect>
        </draw:g>
        <draw:g>
          <draw:rect draw:style-name="gr3" draw:text-style-name="P7" draw:layer="layout" svg:width="1.561cm" svg:height="3.682cm" draw:transform="rotate (1.5707963267949) translate (5.067cm 10.454cm)">
            <text:p/>
          </draw:rect>
          <draw:rect draw:style-name="gr470" draw:text-style-name="P6" draw:layer="layout" svg:width="1.561cm" svg:height="3.682cm" draw:transform="rotate (1.5707963267949) translate (5.067cm 10.454cm)">
            <text:p text:style-name="P8">30</text:p>
          </draw:rect>
        </draw:g>
        <draw:line draw:style-name="gr36" draw:text-style-name="P10" draw:layer="layout" svg:x1="11.508cm" svg:y1="7.157cm" svg:x2="9.105cm" svg:y2="8.678cm">
          <text:p/>
        </draw:line>
        <draw:line draw:style-name="gr36" draw:text-style-name="P10" draw:layer="layout" svg:x1="13.472cm" svg:y1="6.994cm" svg:x2="16.761cm" svg:y2="8.841cm">
          <text:p/>
        </draw:line>
        <draw:g xml:id="id19" draw:id="id19">
          <draw:rect draw:style-name="gr3" draw:text-style-name="P7" draw:layer="layout" svg:width="1.562cm" svg:height="3.4cm" draw:transform="rotate (1.5707963267949) translate (1.16cm 13.847cm)">
            <text:p/>
          </draw:rect>
          <draw:rect draw:style-name="gr471" draw:text-style-name="P6" draw:layer="layout" svg:width="1.562cm" svg:height="3.4cm" draw:transform="rotate (1.5707963267949) translate (1.16cm 13.847cm)">
            <text:p text:style-name="P8">3</text:p>
            <text:p text:style-name="P8">5</text:p>
            <text:p text:style-name="P8">11</text:p>
          </draw:rect>
        </draw:g>
        <draw:g xml:id="id20" draw:id="id20">
          <draw:rect draw:style-name="gr3" draw:text-style-name="P7" draw:layer="layout" svg:width="1.561cm" svg:height="2.8cm" draw:transform="rotate (1.5707963267949) translate (5.512cm 13.903cm)">
            <text:p/>
          </draw:rect>
          <draw:rect draw:style-name="gr472" draw:text-style-name="P6" draw:layer="layout" svg:width="1.561cm" svg:height="2.8cm" draw:transform="rotate (1.5707963267949) translate (5.512cm 13.903cm)">
            <text:p text:style-name="P8">30</text:p>
            <text:p text:style-name="P8">35</text:p>
          </draw:rect>
        </draw:g>
        <draw:g xml:id="id21" draw:id="id21">
          <draw:rect draw:style-name="gr3" draw:text-style-name="P7" draw:layer="layout" svg:width="1.561cm" svg:height="3.038cm" draw:transform="rotate (1.5707963267949) translate (8.864cm 13.894cm)">
            <text:p/>
          </draw:rect>
          <draw:rect draw:style-name="gr498" draw:text-style-name="P9" draw:layer="layout" svg:width="1.561cm" svg:height="3.038cm" draw:transform="rotate (1.5707963267949) translate (8.864cm 13.894cm)">
            <text:p text:style-name="P8">100</text:p>
            <text:p text:style-name="P8">101</text:p>
            <text:p text:style-name="P8">110</text:p>
          </draw:rect>
        </draw:g>
        <draw:g xml:id="id22" draw:id="id22">
          <draw:rect draw:style-name="gr3" draw:text-style-name="P7" draw:layer="layout" svg:width="1.561cm" svg:height="3.36cm" draw:transform="rotate (1.5707963267949) translate (12.819cm 13.881cm)">
            <text:p/>
          </draw:rect>
          <draw:rect draw:style-name="gr499" draw:text-style-name="P9" draw:layer="layout" svg:width="1.561cm" svg:height="3.36cm" draw:transform="rotate (1.5707963267949) translate (12.819cm 13.881cm)">
            <text:p text:style-name="P8">120</text:p>
            <text:p text:style-name="P8">130</text:p>
          </draw:rect>
        </draw:g>
        <draw:g xml:id="id23" draw:id="id23">
          <draw:rect draw:style-name="gr3" draw:text-style-name="P7" draw:layer="layout" svg:width="1.561cm" svg:height="2.879cm" draw:transform="rotate (1.5707963267949) translate (16.925cm 13.898cm)">
            <text:p/>
          </draw:rect>
          <draw:rect draw:style-name="gr500" draw:text-style-name="P9" draw:layer="layout" svg:width="1.561cm" svg:height="2.879cm" draw:transform="rotate (1.5707963267949) translate (16.925cm 13.898cm)">
            <text:p text:style-name="P8">150</text:p>
            <text:p text:style-name="P8">156</text:p>
            <text:p text:style-name="P8">179</text:p>
          </draw:rect>
        </draw:g>
        <draw:g xml:id="id24" draw:id="id24">
          <draw:rect draw:style-name="gr3" draw:text-style-name="P7" draw:layer="layout" svg:width="1.561cm" svg:height="3.281cm" draw:transform="rotate (1.5707963267949) translate (20.355cm 13.876cm)">
            <text:p/>
          </draw:rect>
          <draw:rect draw:style-name="gr501" draw:text-style-name="P9" draw:layer="layout" svg:width="1.561cm" svg:height="3.281cm" draw:transform="rotate (1.5707963267949) translate (20.355cm 13.876cm)">
            <text:p text:style-name="P8">180</text:p>
            <text:p text:style-name="P8">200</text:p>
          </draw:rect>
        </draw:g>
        <draw:line draw:style-name="gr36" draw:text-style-name="P10" draw:layer="layout" svg:x1="6.018cm" svg:y1="9.843cm" svg:x2="3.853cm" svg:y2="12.087cm">
          <text:p/>
        </draw:line>
        <draw:line draw:style-name="gr36" draw:text-style-name="P10" draw:layer="layout" svg:x1="7.579cm" svg:y1="9.803cm" svg:x2="6.816cm" svg:y2="12.246cm">
          <text:p/>
        </draw:line>
        <draw:line draw:style-name="gr36" draw:text-style-name="P10" draw:layer="layout" svg:x1="17.4cm" svg:y1="9.402cm" svg:x2="11.747cm" svg:y2="12.047cm">
          <text:p/>
        </draw:line>
        <draw:line draw:style-name="gr36" draw:text-style-name="P10" draw:layer="layout" svg:x1="18.486cm" svg:y1="9.56cm" svg:x2="15.236cm" svg:y2="12.008cm">
          <text:p/>
        </draw:line>
        <draw:line draw:style-name="gr36" draw:text-style-name="P10" draw:layer="layout" svg:x1="19.565cm" svg:y1="9.679cm" svg:x2="18.842cm" svg:y2="12.096cm">
          <text:p/>
        </draw:line>
        <draw:line draw:style-name="gr36" draw:text-style-name="P10" draw:layer="layout" svg:x1="20.488cm" svg:y1="9.6cm" svg:x2="21.25cm" svg:y2="12.166cm">
          <text:p/>
        </draw:line>
        <draw:line draw:style-name="gr36" draw:text-style-name="P10" draw:layer="layout" svg:x1="1.729cm" svg:y1="13.529cm" svg:x2="1.729cm" svg:y2="14.892cm">
          <text:p/>
        </draw:line>
        <draw:line draw:style-name="gr36" draw:text-style-name="P10" draw:layer="layout" svg:x1="2.875cm" svg:y1="13.551cm" svg:x2="2.875cm" svg:y2="14.914cm">
          <text:p/>
        </draw:line>
        <draw:line draw:style-name="gr36" draw:text-style-name="P10" draw:layer="layout" svg:x1="3.876cm" svg:y1="13.63cm" svg:x2="3.876cm" svg:y2="14.993cm">
          <text:p/>
        </draw:line>
        <draw:line draw:style-name="gr36" draw:text-style-name="P10" draw:layer="layout" svg:x1="6.279cm" svg:y1="13.71cm" svg:x2="6.279cm" svg:y2="15.072cm">
          <text:p/>
        </draw:line>
        <draw:line draw:style-name="gr36" draw:text-style-name="P10" draw:layer="layout" svg:x1="9.406cm" svg:y1="13.794cm" svg:x2="9.406cm" svg:y2="15.156cm">
          <text:p/>
        </draw:line>
        <draw:line draw:style-name="gr36" draw:text-style-name="P10" draw:layer="layout" svg:x1="7.466cm" svg:y1="13.692cm" svg:x2="7.466cm" svg:y2="15.055cm">
          <text:p/>
        </draw:line>
        <draw:line draw:style-name="gr36" draw:text-style-name="P10" draw:layer="layout" svg:x1="10.389cm" svg:y1="13.816cm" svg:x2="10.389cm" svg:y2="15.178cm">
          <text:p/>
        </draw:line>
        <draw:line draw:style-name="gr36" draw:text-style-name="P10" draw:layer="layout" svg:x1="11.293cm" svg:y1="13.798cm" svg:x2="11.293cm" svg:y2="15.161cm">
          <text:p/>
        </draw:line>
        <draw:line draw:style-name="gr36" draw:text-style-name="P10" draw:layer="layout" svg:x1="13.899cm" svg:y1="13.798cm" svg:x2="13.899cm" svg:y2="15.161cm">
          <text:p/>
        </draw:line>
        <draw:line draw:style-name="gr36" draw:text-style-name="P10" draw:layer="layout" svg:x1="14.967cm" svg:y1="13.82cm" svg:x2="14.967cm" svg:y2="15.183cm">
          <text:p/>
        </draw:line>
        <draw:line draw:style-name="gr36" draw:text-style-name="P10" draw:layer="layout" svg:x1="17.313cm" svg:y1="13.921cm" svg:x2="17.313cm" svg:y2="15.284cm">
          <text:p/>
        </draw:line>
        <draw:line draw:style-name="gr36" draw:text-style-name="P10" draw:layer="layout" svg:x1="18.375cm" svg:y1="13.944cm" svg:x2="18.375cm" svg:y2="15.306cm">
          <text:p/>
        </draw:line>
        <draw:line draw:style-name="gr36" draw:text-style-name="P10" draw:layer="layout" svg:x1="19.403cm" svg:y1="13.97cm" svg:x2="19.403cm" svg:y2="15.333cm">
          <text:p/>
        </draw:line>
        <draw:line draw:style-name="gr36" draw:text-style-name="P10" draw:layer="layout" svg:x1="21.471cm" svg:y1="13.75cm" svg:x2="21.471cm" svg:y2="15.112cm">
          <text:p/>
        </draw:line>
        <draw:line draw:style-name="gr36" draw:text-style-name="P10" draw:layer="layout" svg:x1="22.415cm" svg:y1="13.732cm" svg:x2="22.415cm" svg:y2="15.094cm">
          <text:p/>
        </draw:line>
        <draw:connector draw:style-name="gr477" draw:layer="layout" draw:type="line" svg:x1="4.56cm" svg:y1="13.066cm" svg:x2="5.512cm" svg:y2="13.122cm" draw:start-shape="id19" draw:start-glue-point="1" draw:end-shape="id20" svg:d="M4560 13066l952 56" svg:viewBox="0 0 953 57">
          <text:p/>
        </draw:connector>
        <draw:connector draw:style-name="gr477" draw:layer="layout" draw:type="line" svg:x1="8.312cm" svg:y1="13.122cm" svg:x2="8.864cm" svg:y2="13.113cm" draw:start-shape="id20" draw:start-glue-point="1" draw:end-shape="id21" draw:end-glue-point="3" svg:d="M8312 13122l552-9" svg:viewBox="0 0 553 10">
          <text:p/>
        </draw:connector>
        <draw:connector draw:style-name="gr477" draw:layer="layout" draw:type="line" svg:x1="11.902cm" svg:y1="13.113cm" svg:x2="12.819cm" svg:y2="13.1cm" draw:start-shape="id21" draw:start-glue-point="1" draw:end-shape="id22" draw:end-glue-point="3" svg:d="M11902 13113l917-13" svg:viewBox="0 0 918 14">
          <text:p/>
        </draw:connector>
        <draw:connector draw:style-name="gr477" draw:layer="layout" draw:type="line" svg:x1="16.179cm" svg:y1="13.1cm" svg:x2="16.925cm" svg:y2="13.117cm" draw:start-shape="id22" draw:start-glue-point="1" draw:end-shape="id23" draw:end-glue-point="3" svg:d="M16179 13100l746 17" svg:viewBox="0 0 747 18">
          <text:p/>
        </draw:connector>
        <draw:connector draw:style-name="gr477" draw:layer="layout" draw:type="line" svg:x1="19.804cm" svg:y1="13.117cm" svg:x2="20.355cm" svg:y2="13.095cm" draw:start-shape="id23" draw:start-glue-point="1" draw:end-shape="id24" svg:d="M19804 13117l551-22" svg:viewBox="0 0 552 23">
          <text:p/>
        </draw:connector>
        <presentation:notes draw:style-name="dp2">
          <draw:page-thumbnail draw:style-name="gr1" draw:layer="layout" svg:width="12.7cm" svg:height="9.525cm" svg:x="3.175cm" svg:y="1.905cm" draw:page-number="49" presentation:class="page"/>
          <draw:frame presentation:style-name="pr36" draw:text-style-name="P44" draw:layer="layout" svg:width="13.97cm" svg:height="11.43cm" svg:x="2.54cm" svg:y="12.065cm" presentation:class="notes" presentation:placeholder="true">
            <draw:text-box/>
          </draw:frame>
        </presentation:notes>
      </draw:page>
      <draw:page draw:name="page50" draw:style-name="dp1" draw:master-page-name="Default" presentation:presentation-page-layout-name="AL2T1">
        <draw:frame presentation:style-name="pr37" draw:layer="layout" svg:width="21.59cm" svg:height="3.854cm" svg:x="1.905cm" svg:y="1.354cm" presentation:class="title" presentation:placeholder="true" presentation:user-transformed="true">
          <draw:text-box/>
        </draw:frame>
        <draw:frame presentation:style-name="pr35" draw:layer="layout" svg:width="21.59cm" svg:height="12.573cm" svg:x="1.905cm" svg:y="5.715cm" presentation:class="outline" presentation:user-transformed="true">
          <draw:text-box>
            <text:list text:style-name="L3">
              <text:list-item>
                <text:p><text:span text:style-name="T20">The I/O cost of a lookup in a BTree is equal to longest path of the root to a leaf</text:span></text:p>
              </text:list-item>
              <text:list-item>
                <text:p><text:span text:style-name="T20">Hence, the goal is to keep this longest path as short as possible</text:span></text:p>
              </text:list-item>
              <text:list-item>
                <text:p><text:span text:style-name="T20">In particular: we want all leafs to be at the same depth in the tree (and hence want a balanced tree)</text:span></text:p>
              </text:list-item>
            </text:list>
          </draw:text-box>
        </draw:frame>
        <presentation:notes draw:style-name="dp2">
          <draw:page-thumbnail draw:style-name="gr1" draw:layer="layout" svg:width="12.7cm" svg:height="9.525cm" svg:x="3.175cm" svg:y="1.905cm" draw:page-number="50" presentation:class="page"/>
          <draw:frame presentation:style-name="pr36" draw:layer="layout" svg:width="13.97cm" svg:height="11.43cm" svg:x="2.54cm" svg:y="12.065cm" presentation:class="notes" presentation:placeholder="true">
            <draw:text-box/>
          </draw:frame>
        </presentation:notes>
      </draw:page>
      <draw:page draw:name="page51" draw:style-name="dp1" draw:master-page-name="Default" presentation:presentation-page-layout-name="AL2T1">
        <draw:frame presentation:style-name="pr9" draw:text-style-name="P13" draw:layer="layout" svg:width="21.59cm" svg:height="11.43cm" svg:x="1.905cm" svg:y="5.503cm" presentation:class="outline" presentation:user-transformed="true">
          <draw:text-box>
            <text:p text:style-name="P28">Size of nodes:<text:tab/>n+1 pointers</text:p>
            <text:p text:style-name="P28"><text:tab/><text:tab/><text:tab/><text:tab/><text:tab/>n keys</text:p>
          </draw:text-box>
        </draw:frame>
        <draw:path draw:style-name="gr59" draw:text-style-name="P7" draw:layer="layout" svg:width="0.21cm" svg:height="3.598cm" svg:x="11.007cm" svg:y="5.503cm" svg:viewBox="0 0 211 3599" svg:d="M211 0c-53 0-106 149-106 299v1200c0 150-53 300-105 300 52 0 105 150 105 300v1200c0 150 53 300 106 300">
          <draw:glue-point draw:id="4" svg:x="9.952cm" svg:y="0cm"/>
          <draw:glue-point draw:id="5" svg:x="0cm" svg:y="4.997cm"/>
          <draw:glue-point draw:id="6" svg:x="9.952cm" svg:y="9.997cm"/>
          <text:p/>
        </draw:path>
        <draw:rect draw:style-name="gr2" draw:text-style-name="P6" draw:layer="layout" svg:width="2.959cm" svg:height="1.27cm" svg:x="18.635cm" svg:y="6.668cm">
          <text:p text:style-name="P5"><text:span text:style-name="T7">(fixed)</text:span></text:p>
        </draw:rect>
        <presentation:notes draw:style-name="dp2">
          <draw:page-thumbnail draw:style-name="gr1" draw:layer="layout" svg:width="12.7cm" svg:height="9.525cm" svg:x="3.175cm" svg:y="1.905cm" draw:page-number="51" presentation:class="page"/>
          <draw:frame presentation:style-name="pr6" draw:text-style-name="P1" draw:layer="layout" svg:width="13.97cm" svg:height="11.431cm" svg:x="2.54cm" svg:y="12.065cm" presentation:class="notes" presentation:placeholder="true">
            <draw:text-box/>
          </draw:frame>
        </presentation:notes>
      </draw:page>
      <draw:page draw:name="Don’t want nodes to be too empty" draw:style-name="dp1" draw:master-page-name="Default" presentation:presentation-page-layout-name="AL2T1">
        <draw:frame presentation:style-name="pr7" draw:text-style-name="P2" draw:layer="layout" svg:width="21.59cm" svg:height="3.328cm" svg:x="1.905cm" svg:y="1.617cm" presentation:class="title" presentation:user-transformed="true">
          <draw:text-box>
            <text:p text:style-name="P11"><text:span text:style-name="T6">Don’t want nodes to be too empty</text:span></text:p>
          </draw:text-box>
        </draw:frame>
        <draw:frame presentation:style-name="pr9" draw:text-style-name="P13" draw:layer="layout" svg:width="21.59cm" svg:height="11.43cm" svg:x="1.905cm" svg:y="5.503cm" presentation:class="outline" presentation:user-transformed="true">
          <draw:text-box>
            <text:list text:style-name="L3">
              <text:list-item>
                <text:p text:style-name="P12">Use at least</text:p>
              </text:list-item>
            </text:list>
            <text:p text:style-name="P18"/>
            <text:p text:style-name="P46"><text:span text:style-name="T33">Non-leaf:</text:span><text:span text:style-name="T33"><text:tab/></text:span><text:span text:style-name="T34"></text:span><text:span text:style-name="T33">(n+1)/2</text:span><text:span text:style-name="T34"></text:span><text:span text:style-name="T33"><text:tab/></text:span><text:span text:style-name="T33">pointers</text:span></text:p>
            <text:p text:style-name="P47"><text:span text:style-name="T33"/></text:p>
            <text:p text:style-name="P46"><text:span text:style-name="T33">Leaf :</text:span><text:span text:style-name="T33"><text:tab/></text:span><text:span text:style-name="T34"></text:span><text:span text:style-name="T33">(n+1)/2</text:span><text:span text:style-name="T34"></text:span><text:span text:style-name="T33"> <text:s/>pointers to data</text:span></text:p>
          </draw:text-box>
        </draw:frame>
        <presentation:notes draw:style-name="dp2">
          <draw:page-thumbnail draw:style-name="gr1" draw:layer="layout" svg:width="12.7cm" svg:height="9.525cm" svg:x="3.175cm" svg:y="1.905cm" draw:page-number="52" presentation:class="page"/>
          <draw:frame presentation:style-name="pr6" draw:text-style-name="P1" draw:layer="layout" svg:width="13.97cm" svg:height="11.431cm" svg:x="2.54cm" svg:y="12.065cm" presentation:class="notes" presentation:placeholder="true">
            <draw:text-box/>
          </draw:frame>
        </presentation:notes>
      </draw:page>
      <draw:page draw:name="page53" draw:style-name="dp1" draw:master-page-name="Default" presentation:presentation-page-layout-name="AL2T1">
        <draw:frame presentation:style-name="pr9" draw:text-style-name="P13" draw:layer="layout" svg:width="21.59cm" svg:height="11.442cm" svg:x="1.87cm" svg:y="4.128cm" presentation:class="outline" presentation:user-transformed="true">
          <draw:text-box>
            <text:p text:style-name="P28"><text:tab/><text:tab/><text:tab/><text:tab/>Full node<text:tab/><text:tab/>min. node</text:p>
            <text:p text:style-name="P18"/>
            <text:p text:style-name="P18">Non-leaf</text:p>
            <text:p text:style-name="P18"/>
            <text:p text:style-name="P18"/>
            <text:p text:style-name="P18">Leaf</text:p>
          </draw:text-box>
        </draw:frame>
        <draw:g>
          <draw:rect draw:style-name="gr3" draw:text-style-name="P7" draw:layer="layout" svg:width="3.599cm" svg:height="1.905cm" svg:x="1.693cm" svg:y="1.235cm">
            <text:p/>
          </draw:rect>
          <draw:rect draw:style-name="gr502" draw:text-style-name="P6" draw:layer="layout" svg:width="3.599cm" svg:height="1.905cm" svg:x="1.693cm" svg:y="1.235cm">
            <text:p text:style-name="P8"><text:span text:style-name="T9">n=3</text:span></text:p>
          </draw:rect>
        </draw:g>
        <draw:path draw:style-name="gr59" draw:text-style-name="P7" draw:layer="layout" svg:width="0.634cm" svg:height="4.021cm" svg:x="6.95cm" svg:y="6.456cm" svg:viewBox="0 0 635 4022" svg:d="M635 0c-159 0-318 167-318 335v1341c0 167-159 335-317 335 158 0 317 168 317 335v1341c0 168 159 335 318 335">
          <draw:glue-point draw:id="4" svg:x="9.984cm" svg:y="0cm"/>
          <draw:glue-point draw:id="5" svg:x="0cm" svg:y="4.998cm"/>
          <draw:glue-point draw:id="6" svg:x="9.984cm" svg:y="9.997cm"/>
          <text:p/>
        </draw:path>
        <draw:path draw:style-name="gr59" draw:text-style-name="P7" draw:layer="layout" svg:width="0.634cm" svg:height="4.021cm" svg:x="6.738cm" svg:y="11.289cm" svg:viewBox="0 0 635 4022" svg:d="M635 0c-159 0-318 167-318 335v1341c0 167-159 335-317 335 158 0 317 168 317 335v1341c0 168 159 335 318 335">
          <draw:glue-point draw:id="4" svg:x="9.984cm" svg:y="0cm"/>
          <draw:glue-point draw:id="5" svg:x="0cm" svg:y="4.998cm"/>
          <draw:glue-point draw:id="6" svg:x="9.984cm" svg:y="9.997cm"/>
          <text:p/>
        </draw:path>
        <draw:g>
          <draw:rect draw:style-name="gr3" draw:text-style-name="P7" draw:layer="layout" svg:width="2.752cm" svg:height="4.233cm" draw:transform="rotate (1.5707963267949) translate (9.913cm 9.843cm)">
            <text:p/>
          </draw:rect>
          <draw:rect draw:style-name="gr503" draw:text-style-name="P6" draw:layer="layout" svg:width="2.752cm" svg:height="4.233cm" draw:transform="rotate (1.5707963267949) translate (9.913cm 9.843cm)">
            <text:p text:style-name="P8">120</text:p>
            <text:p text:style-name="P8">150</text:p>
            <text:p text:style-name="P8">180</text:p>
          </draw:rect>
        </draw:g>
        <draw:g>
          <draw:rect draw:style-name="gr3" draw:text-style-name="P7" draw:layer="layout" svg:width="2.752cm" svg:height="4.233cm" draw:transform="rotate (1.5707963267949) translate (17.533cm 9.843cm)">
            <text:p/>
          </draw:rect>
          <draw:rect draw:style-name="gr503" draw:text-style-name="P6" draw:layer="layout" svg:width="2.752cm" svg:height="4.233cm" draw:transform="rotate (1.5707963267949) translate (17.533cm 9.843cm)">
            <text:p text:style-name="P8">30</text:p>
          </draw:rect>
        </draw:g>
        <draw:g>
          <draw:rect draw:style-name="gr3" draw:text-style-name="P7" draw:layer="layout" svg:width="2.751cm" svg:height="4.233cm" draw:transform="rotate (1.5707963267949) translate (9.913cm 14.498cm)">
            <text:p/>
          </draw:rect>
          <draw:rect draw:style-name="gr503" draw:text-style-name="P6" draw:layer="layout" svg:width="2.751cm" svg:height="4.233cm" draw:transform="rotate (1.5707963267949) translate (9.913cm 14.498cm)">
            <text:p text:style-name="P8">3</text:p>
            <text:p text:style-name="P8">5</text:p>
            <text:p text:style-name="P8">11</text:p>
          </draw:rect>
        </draw:g>
        <draw:g>
          <draw:rect draw:style-name="gr3" draw:text-style-name="P7" draw:layer="layout" svg:width="2.751cm" svg:height="4.233cm" draw:transform="rotate (1.5707963267949) translate (17.533cm 14.498cm)">
            <text:p/>
          </draw:rect>
          <draw:rect draw:style-name="gr503" draw:text-style-name="P6" draw:layer="layout" svg:width="2.751cm" svg:height="4.233cm" draw:transform="rotate (1.5707963267949) translate (17.533cm 14.498cm)">
            <text:p text:style-name="P8">30</text:p>
            <text:p text:style-name="P8">35</text:p>
          </draw:rect>
        </draw:g>
        <draw:line draw:style-name="gr36" draw:text-style-name="P10" draw:layer="layout" svg:x1="18.38cm" svg:y1="8.573cm" svg:x2="18.38cm" svg:y2="10.689cm">
          <text:p/>
        </draw:line>
        <draw:line draw:style-name="gr36" draw:text-style-name="P10" draw:layer="layout" svg:x1="20.92cm" svg:y1="8.573cm" svg:x2="20.92cm" svg:y2="10.689cm">
          <text:p/>
        </draw:line>
        <draw:line draw:style-name="gr36" draw:text-style-name="P10" draw:layer="layout" svg:x1="10.335cm" svg:y1="8.573cm" svg:x2="9.912cm" svg:y2="10.689cm">
          <text:p/>
        </draw:line>
        <draw:line draw:style-name="gr36" draw:text-style-name="P10" draw:layer="layout" svg:x1="11.605cm" svg:y1="8.784cm" svg:x2="11.182cm" svg:y2="10.901cm">
          <text:p/>
        </draw:line>
        <draw:line draw:style-name="gr36" draw:text-style-name="P10" draw:layer="layout" svg:x1="12.665cm" svg:y1="8.573cm" svg:x2="12.665cm" svg:y2="10.901cm">
          <text:p/>
        </draw:line>
        <draw:line draw:style-name="gr36" draw:text-style-name="P10" draw:layer="layout" svg:x1="13.723cm" svg:y1="8.573cm" svg:x2="13.723cm" svg:y2="10.901cm">
          <text:p/>
        </draw:line>
        <draw:line draw:style-name="gr36" draw:text-style-name="P10" draw:layer="layout" svg:x1="13.653cm" svg:y1="12.171cm" svg:x2="14.781cm" svg:y2="12.171cm">
          <text:p/>
        </draw:line>
        <draw:line draw:style-name="gr36" draw:text-style-name="P10" draw:layer="layout" svg:x1="10.971cm" svg:y1="14.076cm" svg:x2="10.971cm" svg:y2="15.346cm">
          <text:p/>
        </draw:line>
        <draw:line draw:style-name="gr36" draw:text-style-name="P10" draw:layer="layout" svg:x1="12.03cm" svg:y1="14.076cm" svg:x2="12.03cm" svg:y2="15.346cm">
          <text:p/>
        </draw:line>
        <draw:line draw:style-name="gr36" draw:text-style-name="P10" draw:layer="layout" svg:x1="13.088cm" svg:y1="14.076cm" svg:x2="13.088cm" svg:y2="15.346cm">
          <text:p/>
        </draw:line>
        <draw:line draw:style-name="gr36" draw:text-style-name="P10" draw:layer="layout" svg:x1="20.073cm" svg:y1="13.864cm" svg:x2="20.073cm" svg:y2="15.134cm">
          <text:p/>
        </draw:line>
        <draw:line draw:style-name="gr36" draw:text-style-name="P10" draw:layer="layout" svg:x1="19.015cm" svg:y1="13.864cm" svg:x2="19.015cm" svg:y2="15.134cm">
          <text:p/>
        </draw:line>
        <draw:line draw:style-name="gr36" draw:text-style-name="P10" draw:layer="layout" svg:x1="21.131cm" svg:y1="12.171cm" svg:x2="22.401cm" svg:y2="12.171cm">
          <text:p/>
        </draw:line>
        <draw:path draw:style-name="gr59" draw:text-style-name="P7" draw:layer="layout" svg:width="0.634cm" svg:height="4.021cm" draw:transform="rotate (-1.5707963267949) translate (13.9349999999998cm 5.4679999999994cm)" svg:viewBox="0 0 635 4022" svg:d="M635 0c-159 0-318 167-318 335v1341c0 167-159 335-317 335 158 0 317 168 317 335v1341c0 168 159 335 318 335">
          <draw:glue-point draw:id="4" svg:x="26.661cm" svg:y="5.785cm"/>
          <draw:glue-point draw:id="5" svg:x="-4.992cm" svg:y="4.211cm"/>
          <draw:glue-point draw:id="6" svg:x="-36.645cm" svg:y="5.785cm"/>
          <text:p/>
        </draw:path>
        <draw:path draw:style-name="gr59" draw:text-style-name="P7" draw:layer="layout" svg:width="0.634cm" svg:height="4.021cm" draw:transform="rotate (-1.5707963267949) translate (21.6239999999998cm 5.4679999999994cm)" svg:viewBox="0 0 635 4022" svg:d="M635 0c-159 0-318 167-318 335v1340c0 168-159 336-317 336 158 0 317 167 317 335v1340c0 168 159 336 318 336">
          <draw:glue-point draw:id="4" svg:x="26.645cm" svg:y="5.783cm"/>
          <draw:glue-point draw:id="5" svg:x="-5.007cm" svg:y="4.209cm"/>
          <draw:glue-point draw:id="6" svg:x="-36.661cm" svg:y="5.783cm"/>
          <text:p/>
        </draw:path>
        <draw:rect draw:style-name="gr504" draw:text-style-name="P6" draw:layer="layout" svg:width="5.054cm" svg:height="0.935cm" draw:transform="rotate (1.5707963267949) translate (23.111cm 15.289cm)">
          <text:p text:style-name="P8"><text:span text:style-name="T35">counts even if null</text:span></text:p>
        </draw:rect>
        <draw:path draw:style-name="gr505" draw:text-style-name="P7" draw:layer="layout" svg:width="1.129cm" svg:height="1.351cm" svg:x="22.013cm" svg:y="12.277cm" svg:viewBox="0 0 1130 1352" svg:d="M1130 1235c-155 101-309 202-495 0s-534-1028-635-1235">
          <text:p/>
        </draw:path>
        <presentation:notes draw:style-name="dp2">
          <draw:page-thumbnail draw:style-name="gr1" draw:layer="layout" svg:width="12.7cm" svg:height="9.525cm" svg:x="3.175cm" svg:y="1.905cm" draw:page-number="53" presentation:class="page"/>
          <draw:frame presentation:style-name="pr6" draw:text-style-name="P1" draw:layer="layout" svg:width="13.97cm" svg:height="11.431cm" svg:x="2.54cm" svg:y="12.065cm" presentation:class="notes" presentation:placeholder="true">
            <draw:text-box/>
          </draw:frame>
        </presentation:notes>
      </draw:page>
      <draw:page draw:name="B+tree rules  tree of order n" draw:style-name="dp1" draw:master-page-name="Default" presentation:presentation-page-layout-name="AL2T1">
        <draw:frame presentation:style-name="pr7" draw:text-style-name="P2" draw:layer="layout" svg:width="23.495cm" svg:height="3.175cm" svg:x="1.905cm" svg:y="1.693cm" presentation:class="title" presentation:user-transformed="true">
          <draw:text-box>
            <text:p text:style-name="P31"><text:span text:style-name="T6">B+tree rules</text:span><text:span text:style-name="T6"><text:tab/></text:span><text:span text:style-name="T6"><text:tab/></text:span><text:span text:style-name="T9">tree of order </text:span><text:span text:style-name="T36">d</text:span></text:p>
          </draw:text-box>
        </draw:frame>
        <draw:frame presentation:style-name="pr9" draw:text-style-name="P13" draw:layer="layout" svg:width="21.59cm" svg:height="11.43cm" svg:x="1.905cm" svg:y="5.503cm" presentation:class="outline" presentation:user-transformed="true">
          <draw:text-box>
            <text:p text:style-name="P28">(1) All leaves at same lowest level<text:tab/><text:tab/><text:tab/><text:tab/>(balanced tree)</text:p>
            <text:p text:style-name="P28">(2) Pointers in leaves point to records except for “sequence pointer”</text:p>
          </draw:text-box>
        </draw:frame>
        <presentation:notes draw:style-name="dp2">
          <draw:page-thumbnail draw:style-name="gr1" draw:layer="layout" svg:width="12.7cm" svg:height="9.525cm" svg:x="3.175cm" svg:y="1.905cm" draw:page-number="54" presentation:class="page"/>
          <draw:frame presentation:style-name="pr6" draw:text-style-name="P1" draw:layer="layout" svg:width="13.97cm" svg:height="11.431cm" svg:x="2.54cm" svg:y="12.065cm" presentation:class="notes" presentation:placeholder="true">
            <draw:text-box/>
          </draw:frame>
        </presentation:notes>
      </draw:page>
      <draw:page draw:name="page55" draw:style-name="dp1" draw:master-page-name="Default" presentation:presentation-page-layout-name="AL2T1">
        <draw:frame presentation:style-name="pr38" draw:text-style-name="P13" draw:layer="layout" svg:width="22.86cm" svg:height="14.393cm" svg:x="1.905cm" svg:y="2.54cm" presentation:class="outline" presentation:user-transformed="true">
          <draw:text-box>
            <text:p text:style-name="P18">(3) Number of pointers/keys for B+tree</text:p>
            <text:p text:style-name="P18"/>
          </draw:text-box>
        </draw:frame>
        <draw:g>
          <draw:rect draw:style-name="gr3" draw:text-style-name="P7" draw:layer="layout" svg:width="5.08cm" svg:height="1.481cm" svg:x="2.54cm" svg:y="7.832cm">
            <text:p/>
          </draw:rect>
          <draw:rect draw:style-name="gr506" draw:text-style-name="P6" draw:layer="layout" svg:width="5.08cm" svg:height="1.481cm" svg:x="2.54cm" svg:y="7.832cm">
            <text:p text:style-name="P8">Non-leaf</text:p>
            <text:p text:style-name="P48">(non-root)</text:p>
          </draw:rect>
        </draw:g>
        <draw:g>
          <draw:rect draw:style-name="gr3" draw:text-style-name="P7" draw:layer="layout" svg:width="2.117cm" svg:height="1.481cm" svg:x="7.62cm" svg:y="7.832cm">
            <text:p/>
          </draw:rect>
          <draw:rect draw:style-name="gr506" draw:text-style-name="P6" draw:layer="layout" svg:width="2.117cm" svg:height="1.481cm" svg:x="7.62cm" svg:y="7.832cm">
            <text:p text:style-name="P8">n+1</text:p>
          </draw:rect>
        </draw:g>
        <draw:g>
          <draw:rect draw:style-name="gr3" draw:text-style-name="P7" draw:layer="layout" svg:width="2.116cm" svg:height="1.481cm" svg:x="9.737cm" svg:y="7.832cm">
            <text:p/>
          </draw:rect>
          <draw:rect draw:style-name="gr506" draw:text-style-name="P6" draw:layer="layout" svg:width="2.116cm" svg:height="1.481cm" svg:x="9.737cm" svg:y="7.832cm">
            <text:p text:style-name="P8">n</text:p>
          </draw:rect>
        </draw:g>
        <draw:g>
          <draw:rect draw:style-name="gr3" draw:text-style-name="P7" draw:layer="layout" svg:width="4.375cm" svg:height="1.481cm" svg:x="11.853cm" svg:y="7.832cm">
            <text:p/>
          </draw:rect>
          <draw:rect draw:style-name="gr506" draw:text-style-name="P6" draw:layer="layout" svg:width="4.375cm" svg:height="1.481cm" svg:x="11.853cm" svg:y="7.832cm">
            <text:p text:style-name="P21"><text:span text:style-name="T32"></text:span>(n+1)/<text:span text:style-name="T5">2</text:span><text:span text:style-name="T32"></text:span></text:p>
          </draw:rect>
        </draw:g>
        <draw:g>
          <draw:rect draw:style-name="gr3" draw:text-style-name="P7" draw:layer="layout" svg:width="4.869cm" svg:height="1.481cm" svg:x="16.245cm" svg:y="7.832cm">
            <text:p/>
          </draw:rect>
          <draw:rect draw:style-name="gr506" draw:text-style-name="P6" draw:layer="layout" svg:width="4.869cm" svg:height="1.481cm" svg:x="16.245cm" svg:y="7.832cm">
            <text:p text:style-name="P8"><text:span text:style-name="T5"><text:s/></text:span><text:span text:style-name="T32"></text:span>(n+1)/<text:span text:style-name="T5">2</text:span><text:span text:style-name="T32"></text:span><text:span text:style-name="T5">- 1</text:span></text:p>
          </draw:rect>
        </draw:g>
        <draw:g>
          <draw:rect draw:style-name="gr3" draw:text-style-name="P7" draw:layer="layout" svg:width="5.08cm" svg:height="1.482cm" svg:x="2.54cm" svg:y="9.313cm">
            <text:p/>
          </draw:rect>
          <draw:rect draw:style-name="gr507" draw:text-style-name="P6" draw:layer="layout" svg:width="5.08cm" svg:height="1.482cm" svg:x="2.54cm" svg:y="9.313cm">
            <text:p text:style-name="P8">Leaf</text:p>
            <text:p text:style-name="P49">(non-root)</text:p>
          </draw:rect>
        </draw:g>
        <draw:g>
          <draw:rect draw:style-name="gr3" draw:text-style-name="P7" draw:layer="layout" svg:width="2.117cm" svg:height="1.482cm" svg:x="7.62cm" svg:y="9.313cm">
            <text:p/>
          </draw:rect>
          <draw:rect draw:style-name="gr507" draw:text-style-name="P6" draw:layer="layout" svg:width="2.117cm" svg:height="1.482cm" svg:x="7.62cm" svg:y="9.313cm">
            <text:p text:style-name="P8">n+1</text:p>
          </draw:rect>
        </draw:g>
        <draw:g>
          <draw:rect draw:style-name="gr3" draw:text-style-name="P7" draw:layer="layout" svg:width="2.116cm" svg:height="1.482cm" svg:x="9.737cm" svg:y="9.313cm">
            <text:p/>
          </draw:rect>
          <draw:rect draw:style-name="gr507" draw:text-style-name="P6" draw:layer="layout" svg:width="2.116cm" svg:height="1.482cm" svg:x="9.737cm" svg:y="9.313cm">
            <text:p text:style-name="P8">n</text:p>
          </draw:rect>
        </draw:g>
        <draw:rect draw:style-name="gr3" draw:text-style-name="P7" draw:layer="layout" svg:width="2.752cm" svg:height="1.482cm" svg:x="11.853cm" svg:y="9.313cm">
          <text:p/>
        </draw:rect>
        <draw:g>
          <draw:rect draw:style-name="gr3" draw:text-style-name="P7" draw:layer="layout" svg:width="5.08cm" svg:height="1.482cm" svg:x="2.54cm" svg:y="10.795cm">
            <text:p/>
          </draw:rect>
          <draw:rect draw:style-name="gr507" draw:text-style-name="P6" draw:layer="layout" svg:width="5.08cm" svg:height="1.482cm" svg:x="2.54cm" svg:y="10.795cm">
            <text:p text:style-name="P8">Root</text:p>
          </draw:rect>
        </draw:g>
        <draw:g>
          <draw:rect draw:style-name="gr3" draw:text-style-name="P7" draw:layer="layout" svg:width="2.117cm" svg:height="1.482cm" svg:x="7.62cm" svg:y="10.795cm">
            <text:p/>
          </draw:rect>
          <draw:rect draw:style-name="gr507" draw:text-style-name="P6" draw:layer="layout" svg:width="2.117cm" svg:height="1.482cm" svg:x="7.62cm" svg:y="10.795cm">
            <text:p text:style-name="P8">n+1</text:p>
          </draw:rect>
        </draw:g>
        <draw:g>
          <draw:rect draw:style-name="gr3" draw:text-style-name="P7" draw:layer="layout" svg:width="2.116cm" svg:height="1.482cm" svg:x="9.737cm" svg:y="10.795cm">
            <text:p/>
          </draw:rect>
          <draw:rect draw:style-name="gr507" draw:text-style-name="P6" draw:layer="layout" svg:width="2.116cm" svg:height="1.482cm" svg:x="9.737cm" svg:y="10.795cm">
            <text:p text:style-name="P8">n</text:p>
          </draw:rect>
        </draw:g>
        <draw:g>
          <draw:rect draw:style-name="gr3" draw:text-style-name="P7" draw:layer="layout" svg:width="4.41cm" svg:height="1.482cm" svg:x="11.853cm" svg:y="10.795cm">
            <text:p/>
          </draw:rect>
          <draw:rect draw:style-name="gr507" draw:text-style-name="P6" draw:layer="layout" svg:width="4.41cm" svg:height="1.482cm" svg:x="11.853cm" svg:y="10.795cm">
            <text:p text:style-name="P8">2</text:p>
          </draw:rect>
        </draw:g>
        <draw:g>
          <draw:rect draw:style-name="gr3" draw:text-style-name="P7" draw:layer="layout" svg:width="4.868cm" svg:height="1.482cm" svg:x="16.263cm" svg:y="10.795cm">
            <text:p/>
          </draw:rect>
          <draw:rect draw:style-name="gr507" draw:text-style-name="P6" draw:layer="layout" svg:width="4.868cm" svg:height="1.482cm" svg:x="16.263cm" svg:y="10.795cm">
            <text:p text:style-name="P8">1</text:p>
          </draw:rect>
        </draw:g>
        <draw:rect draw:style-name="gr508" draw:text-style-name="P6" draw:layer="layout" svg:width="11.232cm" svg:height="1.98cm" svg:x="7.62cm" svg:y="5.565cm">
          <text:p text:style-name="P1"><text:span text:style-name="T28">Max <text:s text:c="2"/>Max <text:s/>Min <text:s text:c="12"/>Min </text:span></text:p>
          <text:p text:style-name="P50"><text:span text:style-name="T28">ptrs <text:s text:c="2"/>keys <text:s/>ptrs</text:span><text:span text:style-name="T37"></text:span><text:span text:style-name="T28">data <text:s text:c="3"/>keys</text:span></text:p>
        </draw:rect>
        <draw:line draw:style-name="gr59" draw:text-style-name="P10" draw:layer="layout" svg:x1="9.737cm" svg:y1="5.715cm" svg:x2="9.737cm" svg:y2="7.832cm">
          <text:p/>
        </draw:line>
        <draw:line draw:style-name="gr59" draw:text-style-name="P10" draw:layer="layout" svg:x1="7.62cm" svg:y1="5.715cm" svg:x2="7.62cm" svg:y2="7.832cm">
          <text:p/>
        </draw:line>
        <draw:line draw:style-name="gr59" draw:text-style-name="P10" draw:layer="layout" svg:x1="11.853cm" svg:y1="5.715cm" svg:x2="11.853cm" svg:y2="7.832cm">
          <text:p/>
        </draw:line>
        <draw:line draw:style-name="gr59" draw:text-style-name="P10" draw:layer="layout" svg:x1="16.228cm" svg:y1="5.733cm" svg:x2="16.228cm" svg:y2="7.849cm">
          <text:p/>
        </draw:line>
        <draw:line draw:style-name="gr59" draw:text-style-name="P10" draw:layer="layout" svg:x1="21.131cm" svg:y1="5.75cm" svg:x2="21.131cm" svg:y2="7.867cm">
          <text:p/>
        </draw:line>
        <draw:line draw:style-name="gr59" draw:text-style-name="P10" draw:layer="layout" svg:x1="2.54cm" svg:y1="5.715cm" svg:x2="2.54cm" svg:y2="7.832cm">
          <text:p/>
        </draw:line>
        <draw:g>
          <draw:rect draw:style-name="gr3" draw:text-style-name="P7" draw:layer="layout" svg:width="4.375cm" svg:height="1.482cm" svg:x="11.853cm" svg:y="9.313cm">
            <text:p/>
          </draw:rect>
          <draw:rect draw:style-name="gr507" draw:text-style-name="P6" draw:layer="layout" svg:width="4.375cm" svg:height="1.482cm" svg:x="11.853cm" svg:y="9.313cm">
            <text:p text:style-name="P21"><text:span text:style-name="T32"></text:span>(n+<text:span text:style-name="T5">1)</text:span>/<text:span text:style-name="T5">2</text:span><text:span text:style-name="T32"></text:span></text:p>
          </draw:rect>
        </draw:g>
        <draw:g>
          <draw:rect draw:style-name="gr3" draw:text-style-name="P7" draw:layer="layout" svg:width="4.894cm" svg:height="1.482cm" svg:x="16.237cm" svg:y="9.313cm">
            <text:p/>
          </draw:rect>
          <draw:rect draw:style-name="gr507" draw:text-style-name="P6" draw:layer="layout" svg:width="4.894cm" svg:height="1.482cm" svg:x="16.237cm" svg:y="9.313cm">
            <text:p text:style-name="P8"><text:span text:style-name="T5"><text:s/></text:span><text:span text:style-name="T32"></text:span>(n+<text:span text:style-name="T5">1)</text:span>/<text:span text:style-name="T5">2</text:span><text:span text:style-name="T32"></text:span></text:p>
          </draw:rect>
        </draw:g>
        <presentation:notes draw:style-name="dp2">
          <draw:page-thumbnail draw:style-name="gr1" draw:layer="layout" svg:width="12.7cm" svg:height="9.525cm" svg:x="3.175cm" svg:y="1.905cm" draw:page-number="55" presentation:class="page"/>
          <draw:frame presentation:style-name="pr6" draw:text-style-name="P1" draw:layer="layout" svg:width="13.97cm" svg:height="11.431cm" svg:x="2.54cm" svg:y="12.065cm" presentation:class="notes" presentation:placeholder="true">
            <draw:text-box/>
          </draw:frame>
        </presentation:notes>
      </draw:page>
      <draw:page draw:name="Insert into B+tree" draw:style-name="dp1" draw:master-page-name="Default" presentation:presentation-page-layout-name="AL2T1">
        <draw:frame presentation:style-name="pr7" draw:text-style-name="P2" draw:layer="layout" svg:width="21.59cm" svg:height="3.175cm" svg:x="1.905cm" svg:y="1.693cm" presentation:class="title" presentation:user-transformed="true">
          <draw:text-box>
            <text:p text:style-name="P11"><text:span text:style-name="T6">Insert into B+tree</text:span></text:p>
          </draw:text-box>
        </draw:frame>
        <draw:frame presentation:style-name="pr39" draw:text-style-name="P13" draw:layer="layout" svg:width="21.59cm" svg:height="9.613cm" svg:x="1.834cm" svg:y="5.186cm" presentation:class="outline" presentation:user-transformed="true">
          <draw:text-box>
            <text:p text:style-name="P18">(a) simple case</text:p>
            <text:list text:style-name="L3">
              <text:list-item>
                <text:list>
                  <text:list-item>
                    <text:p text:style-name="P37"><text:span text:style-name="T8">space available in leaf</text:span></text:p>
                  </text:list-item>
                </text:list>
              </text:list-item>
            </text:list>
            <text:p text:style-name="P18">(b) leaf overflow</text:p>
            <text:p text:style-name="P18">(c) non-leaf overflow</text:p>
            <text:p text:style-name="P18">(d) new root</text:p>
            <text:p text:style-name="P28"><text:tab/><text:tab/></text:p>
          </draw:text-box>
        </draw:frame>
        <presentation:notes draw:style-name="dp2">
          <draw:page-thumbnail draw:style-name="gr1" draw:layer="layout" svg:width="12.7cm" svg:height="9.525cm" svg:x="3.175cm" svg:y="1.905cm" draw:page-number="56" presentation:class="page"/>
          <draw:frame presentation:style-name="pr6" draw:text-style-name="P1" draw:layer="layout" svg:width="13.97cm" svg:height="11.431cm" svg:x="2.54cm" svg:y="12.065cm" presentation:class="notes" presentation:placeholder="true">
            <draw:text-box/>
          </draw:frame>
        </presentation:notes>
      </draw:page>
      <draw:page draw:name="page57" draw:style-name="dp1" draw:master-page-name="Default" presentation:presentation-page-layout-name="AL2T1">
        <draw:frame presentation:style-name="pr40" draw:text-style-name="P13" draw:layer="layout" svg:width="21.59cm" svg:height="1.658cm" svg:x="1.094cm" svg:y="1.482cm" presentation:class="outline" presentation:user-transformed="true">
          <draw:text-box>
            <text:p text:style-name="P18">(a) Insert key = 32</text:p>
          </draw:text-box>
        </draw:frame>
        <draw:g>
          <draw:rect draw:style-name="gr509" draw:text-style-name="P10" draw:layer="layout" svg:width="2.372cm" svg:height="1.494cm" svg:x="19.853cm" svg:y="1.513cm">
            <text:p/>
          </draw:rect>
          <draw:rect draw:style-name="gr510" draw:text-style-name="P6" draw:layer="layout" svg:width="2.372cm" svg:height="1.494cm" svg:x="19.853cm" svg:y="1.513cm">
            <text:p text:style-name="P51"><text:span text:style-name="T20">n=3</text:span></text:p>
          </draw:rect>
        </draw:g>
        <draw:g>
          <draw:rect draw:style-name="gr3" draw:text-style-name="P7" draw:layer="layout" svg:width="2.752cm" svg:height="4.233cm" draw:transform="rotate (1.5707963267949) translate (2.646cm 14.605cm)">
            <text:p/>
          </draw:rect>
          <draw:rect draw:style-name="gr503" draw:text-style-name="P6" draw:layer="layout" svg:width="2.752cm" svg:height="4.233cm" draw:transform="rotate (1.5707963267949) translate (2.646cm 14.605cm)">
            <text:p text:style-name="P8">3</text:p>
            <text:p text:style-name="P8">5</text:p>
            <text:p text:style-name="P8">11</text:p>
          </draw:rect>
        </draw:g>
        <draw:g>
          <draw:rect draw:style-name="gr3" draw:text-style-name="P7" draw:layer="layout" svg:width="2.752cm" svg:height="4.234cm" draw:transform="rotate (1.5707963267949) translate (8.149cm 14.605cm)">
            <text:p/>
          </draw:rect>
          <draw:rect draw:style-name="gr511" draw:text-style-name="P6" draw:layer="layout" svg:width="2.752cm" svg:height="4.234cm" draw:transform="rotate (1.5707963267949) translate (8.149cm 14.605cm)">
            <text:p text:style-name="P8">30</text:p>
            <text:p text:style-name="P8">31</text:p>
            <text:p text:style-name="P8"/>
          </draw:rect>
        </draw:g>
        <draw:line draw:style-name="gr36" draw:text-style-name="P10" draw:layer="layout" svg:x1="6.668cm" svg:y1="12.277cm" svg:x2="8.079cm" svg:y2="12.277cm">
          <text:p/>
        </draw:line>
        <draw:line draw:style-name="gr36" draw:text-style-name="P10" draw:layer="layout" svg:x1="3.704cm" svg:y1="14.182cm" svg:x2="3.704cm" svg:y2="15.452cm">
          <text:p/>
        </draw:line>
        <draw:line draw:style-name="gr36" draw:text-style-name="P10" draw:layer="layout" svg:x1="4.763cm" svg:y1="14.182cm" svg:x2="4.763cm" svg:y2="15.452cm">
          <text:p/>
        </draw:line>
        <draw:line draw:style-name="gr36" draw:text-style-name="P10" draw:layer="layout" svg:x1="5.821cm" svg:y1="14.182cm" svg:x2="5.821cm" svg:y2="15.452cm">
          <text:p/>
        </draw:line>
        <draw:line draw:style-name="gr36" draw:text-style-name="P10" draw:layer="layout" svg:x1="10.231cm" svg:y1="13.97cm" svg:x2="10.231cm" svg:y2="15.24cm">
          <text:p/>
        </draw:line>
        <draw:line draw:style-name="gr36" draw:text-style-name="P10" draw:layer="layout" svg:x1="9.278cm" svg:y1="13.935cm" svg:x2="9.278cm" svg:y2="15.205cm">
          <text:p/>
        </draw:line>
        <draw:line draw:style-name="gr36" draw:text-style-name="P10" draw:layer="layout" svg:x1="12.171cm" svg:y1="12.488cm" svg:x2="13.018cm" svg:y2="12.488cm">
          <text:p/>
        </draw:line>
        <draw:g>
          <draw:rect draw:style-name="gr3" draw:text-style-name="P7" draw:layer="layout" svg:width="2.117cm" svg:height="4.233cm" draw:transform="rotate (1.5707963267949) translate (5.398cm 10.371cm)">
            <text:p/>
          </draw:rect>
          <draw:rect draw:style-name="gr503" draw:text-style-name="P6" draw:layer="layout" svg:width="2.117cm" svg:height="4.233cm" draw:transform="rotate (1.5707963267949) translate (5.398cm 10.371cm)">
            <text:p text:style-name="P8">30</text:p>
          </draw:rect>
        </draw:g>
        <draw:g>
          <draw:rect draw:style-name="gr3" draw:text-style-name="P7" draw:layer="layout" svg:width="2.328cm" svg:height="4.233cm" draw:transform="rotate (1.5707963267949) translate (8.996cm 6.773cm)">
            <text:p/>
          </draw:rect>
          <draw:rect draw:style-name="gr503" draw:text-style-name="P6" draw:layer="layout" svg:width="2.328cm" svg:height="4.233cm" draw:transform="rotate (1.5707963267949) translate (8.996cm 6.773cm)">
            <text:p text:style-name="P8">100</text:p>
          </draw:rect>
        </draw:g>
        <draw:line draw:style-name="gr36" draw:text-style-name="P10" draw:layer="layout" svg:x1="10.053cm" svg:y1="6.138cm" svg:x2="8.148cm" svg:y2="7.832cm">
          <text:p/>
        </draw:line>
        <draw:line draw:style-name="gr36" draw:text-style-name="P10" draw:layer="layout" svg:x1="12.594cm" svg:y1="5.927cm" svg:x2="14.499cm" svg:y2="7.832cm">
          <text:p/>
        </draw:line>
        <draw:line draw:style-name="gr36" draw:text-style-name="P10" draw:layer="layout" svg:x1="6.244cm" svg:y1="9.525cm" svg:x2="5.398cm" svg:y2="11.642cm">
          <text:p/>
        </draw:line>
        <draw:line draw:style-name="gr36" draw:text-style-name="P10" draw:layer="layout" svg:x1="8.573cm" svg:y1="9.313cm" svg:x2="10.266cm" svg:y2="11.642cm">
          <text:p/>
        </draw:line>
        <draw:g xml:id="id49" draw:id="id49">
          <draw:rect draw:style-name="gr2" draw:text-style-name="P6" draw:layer="layout" svg:width="1.438cm" svg:height="1.27cm" draw:transform="rotate (1.5707963267949) translate (10.799cm 14.019cm)">
            <text:p text:style-name="P8"><text:span text:style-name="T14">32</text:span></text:p>
          </draw:rect>
          <draw:line draw:style-name="gr466" draw:text-style-name="P10" draw:layer="layout" svg:x1="11.43cm" svg:y1="14.005cm" svg:x2="11.43cm" svg:y2="15.24cm">
            <text:p/>
          </draw:lin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2s" smil:fill="hold" smil:targetElement="id49" smil:attributeName="visibility" smil:to="visible"/>
                  <anim:animate smil:dur="1s" smil:fill="hold" smil:targetElement="id49" smil:attributeName="x" smil:values="x;x" smil:keyTimes="0;1" smil:additive="base"/>
                  <anim:animate smil:dur="1s" smil:fill="hold" smil:targetElement="id49" smil:attributeName="y" smil:values="1+height/2;y" smil:keyTimes="0;1" smil:additive="base"/>
                </anim:par>
              </anim:par>
            </anim:par>
          </anim:seq>
        </anim:par>
        <presentation:notes draw:style-name="dp2">
          <draw:page-thumbnail draw:style-name="gr1" draw:layer="layout" svg:width="12.7cm" svg:height="9.525cm" svg:x="3.175cm" svg:y="1.905cm" draw:page-number="57" presentation:class="page"/>
          <draw:frame presentation:style-name="pr6" draw:text-style-name="P1" draw:layer="layout" svg:width="13.97cm" svg:height="11.431cm" svg:x="2.54cm" svg:y="12.065cm" presentation:class="notes" presentation:placeholder="true">
            <draw:text-box/>
          </draw:frame>
        </presentation:notes>
      </draw:page>
      <draw:page draw:name="page58" draw:style-name="dp1" draw:master-page-name="Default" presentation:presentation-page-layout-name="AL2T1">
        <draw:frame presentation:style-name="pr40" draw:text-style-name="P13" draw:layer="layout" svg:width="21.59cm" svg:height="1.658cm" svg:x="1.094cm" svg:y="1.482cm" presentation:class="outline" presentation:user-transformed="true">
          <draw:text-box>
            <text:p text:style-name="P18">(a) Insert key = 7</text:p>
          </draw:text-box>
        </draw:frame>
        <draw:g>
          <draw:rect draw:style-name="gr509" draw:text-style-name="P10" draw:layer="layout" svg:width="2.372cm" svg:height="1.494cm" svg:x="19.853cm" svg:y="1.513cm">
            <text:p/>
          </draw:rect>
          <draw:rect draw:style-name="gr510" draw:text-style-name="P6" draw:layer="layout" svg:width="2.372cm" svg:height="1.494cm" svg:x="19.853cm" svg:y="1.513cm">
            <text:p text:style-name="P51"><text:span text:style-name="T20">n=3</text:span></text:p>
          </draw:rect>
        </draw:g>
        <draw:g>
          <draw:rect draw:style-name="gr3" draw:text-style-name="P7" draw:layer="layout" svg:width="2.752cm" svg:height="4.233cm" draw:transform="rotate (1.5707963267949) translate (7.938cm 14.464cm)">
            <text:p/>
          </draw:rect>
          <draw:rect draw:style-name="gr503" draw:text-style-name="P6" draw:layer="layout" svg:width="2.752cm" svg:height="4.233cm" draw:transform="rotate (1.5707963267949) translate (7.938cm 14.464cm)">
            <text:p text:style-name="P8">3</text:p>
            <text:p text:style-name="P8">5</text:p>
            <text:p text:style-name="P8">11</text:p>
          </draw:rect>
        </draw:g>
        <draw:g>
          <draw:rect draw:style-name="gr3" draw:text-style-name="P7" draw:layer="layout" svg:width="2.752cm" svg:height="4.233cm" draw:transform="rotate (1.5707963267949) translate (13.441cm 14.464cm)">
            <text:p/>
          </draw:rect>
          <draw:rect draw:style-name="gr503" draw:text-style-name="P6" draw:layer="layout" svg:width="2.752cm" svg:height="4.233cm" draw:transform="rotate (1.5707963267949) translate (13.441cm 14.464cm)">
            <text:p text:style-name="P8">30</text:p>
            <text:p text:style-name="P8">31</text:p>
          </draw:rect>
        </draw:g>
        <draw:line draw:style-name="gr36" draw:text-style-name="P10" draw:layer="layout" svg:x1="11.959cm" svg:y1="12.136cm" svg:x2="13.37cm" svg:y2="12.136cm">
          <text:p/>
        </draw:line>
        <draw:line draw:style-name="gr36" draw:text-style-name="P10" draw:layer="layout" svg:x1="8.996cm" svg:y1="14.041cm" svg:x2="8.996cm" svg:y2="15.311cm">
          <text:p/>
        </draw:line>
        <draw:line draw:style-name="gr36" draw:text-style-name="P10" draw:layer="layout" svg:x1="10.054cm" svg:y1="14.041cm" svg:x2="10.054cm" svg:y2="15.311cm">
          <text:p/>
        </draw:line>
        <draw:line draw:style-name="gr36" draw:text-style-name="P10" draw:layer="layout" svg:x1="11.113cm" svg:y1="14.041cm" svg:x2="11.113cm" svg:y2="15.311cm">
          <text:p/>
        </draw:line>
        <draw:line draw:style-name="gr36" draw:text-style-name="P10" draw:layer="layout" svg:x1="16.193cm" svg:y1="13.829cm" svg:x2="16.193cm" svg:y2="15.099cm">
          <text:p/>
        </draw:line>
        <draw:line draw:style-name="gr36" draw:text-style-name="P10" draw:layer="layout" svg:x1="15.134cm" svg:y1="13.829cm" svg:x2="15.134cm" svg:y2="15.099cm">
          <text:p/>
        </draw:line>
        <draw:line draw:style-name="gr36" draw:text-style-name="P10" draw:layer="layout" svg:x1="17.463cm" svg:y1="12.347cm" svg:x2="18.309cm" svg:y2="12.347cm">
          <text:p/>
        </draw:line>
        <draw:g>
          <draw:rect draw:style-name="gr3" draw:text-style-name="P7" draw:layer="layout" svg:width="2.117cm" svg:height="4.234cm" draw:transform="rotate (1.5707963267949) translate (10.689cm 10.23cm)">
            <text:p/>
          </draw:rect>
          <draw:rect draw:style-name="gr511" draw:text-style-name="P6" draw:layer="layout" svg:width="2.117cm" svg:height="4.234cm" draw:transform="rotate (1.5707963267949) translate (10.689cm 10.23cm)">
            <text:p text:style-name="P8"/>
            <text:p text:style-name="P8">30</text:p>
          </draw:rect>
        </draw:g>
        <draw:g>
          <draw:rect draw:style-name="gr3" draw:text-style-name="P7" draw:layer="layout" svg:width="2.328cm" svg:height="4.233cm" draw:transform="rotate (1.5707963267949) translate (14.288cm 6.632cm)">
            <text:p/>
          </draw:rect>
          <draw:rect draw:style-name="gr503" draw:text-style-name="P6" draw:layer="layout" svg:width="2.328cm" svg:height="4.233cm" draw:transform="rotate (1.5707963267949) translate (14.288cm 6.632cm)">
            <text:p text:style-name="P8">100</text:p>
          </draw:rect>
        </draw:g>
        <draw:line draw:style-name="gr36" draw:text-style-name="P10" draw:layer="layout" svg:x1="15.345cm" svg:y1="5.997cm" svg:x2="13.44cm" svg:y2="7.691cm">
          <text:p/>
        </draw:line>
        <draw:line draw:style-name="gr36" draw:text-style-name="P10" draw:layer="layout" svg:x1="17.886cm" svg:y1="5.786cm" svg:x2="19.791cm" svg:y2="7.691cm">
          <text:p/>
        </draw:line>
        <draw:line draw:style-name="gr36" draw:text-style-name="P10" draw:layer="layout" svg:x1="12.805cm" svg:y1="9.172cm" svg:x2="11.5cm" svg:y2="11.501cm">
          <text:p/>
        </draw:line>
        <draw:line draw:style-name="gr36" draw:text-style-name="P10" draw:layer="layout" svg:x1="13.864cm" svg:y1="9.172cm" svg:x2="15.558cm" svg:y2="11.501cm">
          <text:p/>
        </draw:line>
        <draw:g xml:id="id50" draw:id="id50">
          <draw:g>
            <draw:rect draw:style-name="gr331" draw:text-style-name="P7" draw:layer="layout" svg:width="2.751cm" svg:height="4.233cm" draw:transform="rotate (1.5707963267949) translate (2.223cm 14.428cm)">
              <text:p/>
            </draw:rect>
            <draw:rect draw:style-name="gr503" draw:text-style-name="P6" draw:layer="layout" svg:width="2.751cm" svg:height="4.233cm" draw:transform="rotate (1.5707963267949) translate (2.223cm 14.428cm)">
              <text:p text:style-name="P8"><text:span text:style-name="T14">3</text:span></text:p>
              <text:p text:style-name="P8"><text:span text:style-name="T14">5</text:span></text:p>
            </draw:rect>
          </draw:g>
          <draw:line draw:style-name="gr466" draw:text-style-name="P10" draw:layer="layout" svg:x1="6.068cm" svg:y1="12.065cm" svg:x2="7.902cm" svg:y2="12.065cm">
            <text:p/>
          </draw:line>
          <draw:line draw:style-name="gr466" draw:text-style-name="P10" draw:layer="layout" svg:x1="3.775cm" svg:y1="13.51cm" svg:x2="3.775cm" svg:y2="15.168cm">
            <text:p/>
          </draw:line>
          <draw:line draw:style-name="gr466" draw:text-style-name="P10" draw:layer="layout" svg:x1="4.868cm" svg:y1="13.441cm" svg:x2="4.868cm" svg:y2="15.027cm">
            <text:p/>
          </draw:line>
          <draw:rect draw:style-name="gr2" draw:text-style-name="P6" draw:layer="layout" svg:width="0.974cm" svg:height="1.27cm" draw:transform="rotate (1.5707963267949) translate (9.424cm 12.938cm)">
            <text:p text:style-name="P8"><text:span text:style-name="T14">7</text:span></text:p>
          </draw:rect>
          <draw:path draw:style-name="gr165" draw:text-style-name="P7" draw:layer="layout" svg:width="0.952cm" svg:height="0.775cm" svg:x="8.573cm" svg:y="12.7cm" svg:viewBox="0 0 953 776" svg:d="M0 776c48-14 97-14 141-35 75-40 211-141 211-141 93-141 168-208 318-283 22-35 40-75 71-106 66-66 212-97 212-211">
            <text:p/>
          </draw:path>
          <draw:path draw:style-name="gr165" draw:text-style-name="P7" draw:layer="layout" svg:width="0.953cm" svg:height="0.775cm" svg:x="9.454cm" svg:y="12.665cm" svg:viewBox="0 0 954 776" svg:d="M0 776c48-13 97-13 141-35 75-40 212-141 212-141 93-141 168-208 318-283 22-35 40-75 71-106 66-66 212-97 212-211">
            <text:p/>
          </draw:path>
          <draw:path draw:style-name="gr165" draw:text-style-name="P7" draw:layer="layout" svg:width="0.952cm" svg:height="0.776cm" svg:x="8.361cm" svg:y="14.428cm" svg:viewBox="0 0 953 777" svg:d="M0 777c48-14 97-14 141-36 75-40 211-141 211-141 93-141 168-208 318-283 22-35 40-75 71-106 66-66 212-97 212-211">
            <text:p/>
          </draw:path>
        </draw:g>
        <draw:g xml:id="id51" draw:id="id51">
          <draw:rect draw:style-name="gr2" draw:text-style-name="P6" draw:layer="layout" svg:width="0.975cm" svg:height="1.27cm" draw:transform="rotate (1.5707963267949) translate (11.293cm 9.622cm)">
            <text:p text:style-name="P8"><text:span text:style-name="T14">7</text:span></text:p>
          </draw:rect>
          <draw:line draw:style-name="gr466" draw:text-style-name="P10" draw:layer="layout" svg:x1="11.253cm" svg:y1="9.067cm" svg:x2="4.727cm" svg:y2="11.571cm">
            <text:p/>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2s" smil:fill="hold" smil:targetElement="id50" smil:attributeName="visibility" smil:to="visible"/>
                  <anim:transitionFilter smil:dur="1s" smil:targetElement="id50"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51" smil:attributeName="visibility" smil:to="visible"/>
                  <anim:animate smil:dur="1s" smil:fill="hold" smil:targetElement="id51" smil:attributeName="x" smil:values="0-width/2;x" smil:keyTimes="0;1" smil:additive="base"/>
                  <anim:animate smil:dur="1s" smil:fill="hold" smil:targetElement="id51" smil:attributeName="y" smil:values="y;y" smil:keyTimes="0;1" smil:additive="base"/>
                </anim:par>
              </anim:par>
            </anim:par>
          </anim:seq>
        </anim:par>
        <presentation:notes draw:style-name="dp2">
          <draw:page-thumbnail draw:style-name="gr1" draw:layer="layout" svg:width="12.7cm" svg:height="9.525cm" svg:x="3.175cm" svg:y="1.905cm" draw:page-number="58" presentation:class="page"/>
          <draw:frame presentation:style-name="pr6" draw:text-style-name="P1" draw:layer="layout" svg:width="13.97cm" svg:height="11.431cm" svg:x="2.54cm" svg:y="12.065cm" presentation:class="notes" presentation:placeholder="true">
            <draw:text-box/>
          </draw:frame>
        </presentation:notes>
      </draw:page>
      <draw:page draw:name="page59" draw:style-name="dp1" draw:master-page-name="Default" presentation:presentation-page-layout-name="AL2T1">
        <draw:frame presentation:style-name="pr41" draw:text-style-name="P13" draw:layer="layout" svg:width="12.1cm" svg:height="3.269cm" svg:x="0.953cm" svg:y="1.164cm" presentation:class="outline" presentation:user-transformed="true">
          <draw:text-box>
            <text:p text:style-name="P18">(c) Insert key = 160</text:p>
            <text:p text:style-name="P18"/>
          </draw:text-box>
        </draw:frame>
        <draw:g>
          <draw:rect draw:style-name="gr512" draw:text-style-name="P10" draw:layer="layout" svg:width="2.372cm" svg:height="1.495cm" svg:x="19.531cm" svg:y="1.477cm">
            <text:p/>
          </draw:rect>
          <draw:rect draw:style-name="gr513" draw:text-style-name="P6" draw:layer="layout" svg:width="2.372cm" svg:height="1.495cm" svg:x="19.531cm" svg:y="1.477cm">
            <text:p text:style-name="P51"><text:span text:style-name="T20">n=3</text:span></text:p>
          </draw:rect>
        </draw:g>
        <draw:g>
          <draw:rect draw:style-name="gr3" draw:text-style-name="P7" draw:layer="layout" svg:width="2.328cm" svg:height="4.234cm" draw:transform="rotate (1.5707963267949) translate (4.974cm 6.844cm)">
            <text:p/>
          </draw:rect>
          <draw:rect draw:style-name="gr511" draw:text-style-name="P6" draw:layer="layout" svg:width="2.328cm" svg:height="4.234cm" draw:transform="rotate (1.5707963267949) translate (4.974cm 6.844cm)">
            <text:p text:style-name="P8">100</text:p>
            <text:p text:style-name="P8"/>
          </draw:rect>
        </draw:g>
        <draw:line draw:style-name="gr36" draw:text-style-name="P10" draw:layer="layout" svg:x1="5.82cm" svg:y1="6.209cm" svg:x2="2.645cm" svg:y2="8.326cm">
          <text:p/>
        </draw:line>
        <draw:line draw:style-name="gr36" draw:text-style-name="P10" draw:layer="layout" svg:x1="7.161cm" svg:y1="5.997cm" svg:x2="9.066cm" svg:y2="8.608cm">
          <text:p/>
        </draw:line>
        <draw:g>
          <draw:rect draw:style-name="gr3" draw:text-style-name="P7" draw:layer="layout" svg:width="2.328cm" svg:height="4.233cm" draw:transform="rotate (1.5707963267949) translate (8.573cm 11.077cm)">
            <text:p/>
          </draw:rect>
          <draw:rect draw:style-name="gr503" draw:text-style-name="P6" draw:layer="layout" svg:width="2.328cm" svg:height="4.233cm" draw:transform="rotate (1.5707963267949) translate (8.573cm 11.077cm)">
            <text:p text:style-name="P8">120</text:p>
            <text:p text:style-name="P8">150</text:p>
            <text:p text:style-name="P8">180</text:p>
          </draw:rect>
        </draw:g>
        <draw:g>
          <draw:rect draw:style-name="gr3" draw:text-style-name="P7" draw:layer="layout" svg:width="2.328cm" svg:height="4.233cm" draw:transform="rotate (1.5707963267949) translate (7.938cm 15.099cm)">
            <text:p/>
          </draw:rect>
          <draw:rect draw:style-name="gr503" draw:text-style-name="P6" draw:layer="layout" svg:width="2.328cm" svg:height="4.233cm" draw:transform="rotate (1.5707963267949) translate (7.938cm 15.099cm)">
            <text:p text:style-name="P8">150</text:p>
            <text:p text:style-name="P8">156</text:p>
            <text:p text:style-name="P8">179</text:p>
          </draw:rect>
        </draw:g>
        <draw:g>
          <draw:rect draw:style-name="gr3" draw:text-style-name="P7" draw:layer="layout" svg:width="2.329cm" svg:height="4.234cm" draw:transform="rotate (1.5707963267949) translate (19.332cm 15.063cm)">
            <text:p/>
          </draw:rect>
          <draw:rect draw:style-name="gr511" draw:text-style-name="P6" draw:layer="layout" svg:width="2.329cm" svg:height="4.234cm" draw:transform="rotate (1.5707963267949) translate (19.332cm 15.063cm)">
            <text:p text:style-name="P8">180</text:p>
            <text:p text:style-name="P8">200</text:p>
          </draw:rect>
        </draw:g>
        <draw:line draw:style-name="gr36" draw:text-style-name="P10" draw:layer="layout" svg:x1="8.995cm" svg:y1="9.807cm" svg:x2="5.82cm" svg:y2="11.077cm">
          <text:p/>
        </draw:line>
        <draw:line draw:style-name="gr36" draw:text-style-name="P10" draw:layer="layout" svg:x1="7.303cm" svg:y1="13.194cm" svg:x2="8.361cm" svg:y2="13.194cm">
          <text:p/>
        </draw:line>
        <draw:line draw:style-name="gr36" draw:text-style-name="P10" draw:layer="layout" svg:x1="11.113cm" svg:y1="10.019cm" svg:x2="11.113cm" svg:y2="12.559cm">
          <text:p/>
        </draw:line>
        <draw:path draw:style-name="gr383" draw:text-style-name="P7" draw:layer="layout" svg:width="2.336cm" svg:height="1.87cm" svg:x="7.902cm" svg:y="10.089cm" svg:viewBox="0 0 2337 1871" svg:d="M2294 0c35 441 75 882 0 1129s-75 230-459 353-1112 256-1835 389">
          <text:p/>
        </draw:path>
        <draw:line draw:style-name="gr36" draw:text-style-name="P10" draw:layer="layout" svg:x1="12.171cm" svg:y1="12.771cm" svg:x2="19.368cm" svg:y2="12.771cm">
          <text:p/>
        </draw:line>
        <draw:path draw:style-name="gr383" draw:text-style-name="P7" draw:layer="layout" svg:width="7.692cm" svg:height="2.822cm" svg:x="12.132cm" svg:y="9.878cm" svg:viewBox="0 0 7693 2823" svg:d="M108 0c-132 736-264 1477 388 1834s2470 265 3528 318 2210-110 2823 0 705 565 846 671">
          <text:p/>
        </draw:path>
        <draw:g xml:id="id54" draw:id="id54">
          <draw:rect draw:style-name="gr2" draw:text-style-name="P6" draw:layer="layout" svg:width="1.9cm" svg:height="1.27cm" draw:transform="rotate (1.5707963267949) translate (7.311cm 6.557cm)">
            <text:p text:style-name="P8"><text:span text:style-name="T16">160</text:span></text:p>
          </draw:rect>
          <draw:line draw:style-name="gr514" draw:text-style-name="P10" draw:layer="layout" svg:x1="8.608cm" svg:y1="5.574cm" svg:x2="16.616cm" svg:y2="8.855cm">
            <text:p/>
          </draw:line>
        </draw:g>
        <draw:line draw:style-name="gr36" draw:text-style-name="P10" draw:layer="layout" svg:x1="9.066cm" svg:y1="14.676cm" svg:x2="9.066cm" svg:y2="15.91cm">
          <text:p/>
        </draw:line>
        <draw:line draw:style-name="gr36" draw:text-style-name="P10" draw:layer="layout" svg:x1="10.16cm" svg:y1="14.605cm" svg:x2="10.16cm" svg:y2="15.981cm">
          <text:p/>
        </draw:line>
        <draw:line draw:style-name="gr36" draw:text-style-name="P10" draw:layer="layout" svg:x1="11.148cm" svg:y1="14.57cm" svg:x2="11.148cm" svg:y2="15.769cm">
          <text:p/>
        </draw:line>
        <draw:line draw:style-name="gr36" draw:text-style-name="P10" draw:layer="layout" svg:x1="20.955cm" svg:y1="14.605cm" svg:x2="20.955cm" svg:y2="15.734cm">
          <text:p/>
        </draw:line>
        <draw:line draw:style-name="gr36" draw:text-style-name="P10" draw:layer="layout" svg:x1="21.943cm" svg:y1="14.64cm" svg:x2="21.943cm" svg:y2="15.699cm">
          <text:p/>
        </draw:line>
        <draw:g xml:id="id53" draw:id="id53">
          <draw:g>
            <draw:rect draw:style-name="gr515" draw:text-style-name="P7" draw:layer="layout" svg:width="2.328cm" svg:height="4.24cm" draw:transform="rotate (1.5707963267949) translate (15.725cm 11.253cm)">
              <text:p/>
            </draw:rect>
            <draw:rect draw:style-name="gr503" draw:text-style-name="P6" draw:layer="layout" svg:width="2.328cm" svg:height="4.24cm" draw:transform="rotate (1.5707963267949) translate (15.725cm 11.253cm)">
              <text:p text:style-name="P8"><text:span text:style-name="T38">180</text:span></text:p>
            </draw:rect>
          </draw:g>
          <draw:line draw:style-name="gr516" draw:text-style-name="P10" draw:layer="layout" svg:x1="17.103cm" svg:y1="9.985cm" svg:x2="16.502cm" svg:y2="12.629cm">
            <text:p/>
          </draw:line>
          <draw:line draw:style-name="gr516" draw:text-style-name="P10" draw:layer="layout" svg:x1="18.445cm" svg:y1="10.02cm" svg:x2="21.167cm" svg:y2="12.665cm">
            <text:p/>
          </draw:line>
          <draw:path draw:style-name="gr517" draw:text-style-name="P7" draw:layer="layout" svg:width="1.237cm" svg:height="0.46cm" svg:x="13.039cm" svg:y="11.71cm" svg:viewBox="0 0 1238 461" svg:d="M0 461c97-18 211 0 282-71 27-27 9-80 35-106 151-151 443-186 638-213 234-79 137-71 283-71">
            <text:p/>
          </draw:path>
          <draw:path draw:style-name="gr517" draw:text-style-name="P7" draw:layer="layout" svg:width="0.777cm" svg:height="1.375cm" svg:x="11.377cm" svg:y="9.279cm" svg:viewBox="0 0 778 1376" svg:d="M0 1376c71-207-17-17 141-176 71-71 133-230 178-318 79-159 49-379 141-529 62-98 155-150 247-212 75-115 71-62 71-141">
            <text:p/>
          </draw:path>
        </draw:g>
        <draw:g xml:id="id52" draw:id="id52">
          <draw:g>
            <draw:g>
              <draw:rect draw:style-name="gr331" draw:text-style-name="P7" draw:layer="layout" svg:width="2.328cm" svg:height="4.233cm" draw:transform="rotate (1.5707963267949) translate (13.723cm 15.099cm)">
                <text:p/>
              </draw:rect>
              <draw:rect draw:style-name="gr503" draw:text-style-name="P6" draw:layer="layout" svg:width="2.328cm" svg:height="4.233cm" draw:transform="rotate (1.5707963267949) translate (13.723cm 15.099cm)">
                <text:p text:style-name="P8"><text:span text:style-name="T14">160</text:span></text:p>
                <text:p text:style-name="P8"><text:span text:style-name="T14">179</text:span></text:p>
              </draw:rect>
            </draw:g>
            <draw:line draw:style-name="gr518" draw:text-style-name="P10" draw:layer="layout" svg:x1="12.171cm" svg:y1="12.771cm" svg:x2="13.723cm" svg:y2="12.806cm">
              <text:p/>
            </draw:line>
            <draw:line draw:style-name="gr519" draw:text-style-name="P10" draw:layer="layout" svg:x1="17.956cm" svg:y1="12.771cm" svg:x2="19.332cm" svg:y2="12.735cm">
              <text:p/>
            </draw:line>
            <draw:line draw:style-name="gr466" draw:text-style-name="P10" draw:layer="layout" svg:x1="15.416cm" svg:y1="14.676cm" svg:x2="15.416cm" svg:y2="15.804cm">
              <text:p/>
            </draw:line>
            <draw:line draw:style-name="gr466" draw:text-style-name="P10" draw:layer="layout" svg:x1="16.334cm" svg:y1="14.676cm" svg:x2="16.334cm" svg:y2="15.734cm">
              <text:p/>
            </draw:line>
          </draw:g>
          <draw:path draw:style-name="gr165" draw:text-style-name="P7" draw:layer="layout" svg:width="0.728cm" svg:height="1.456cm" svg:x="10.733cm" svg:y="13.242cm" svg:viewBox="0 0 729 1457" svg:d="M0 1457c75-226 13-142 154-274 75-269-35 93 89-181 154-340-23-57 123-274 31-141 98-273 181-392 23-67 49-155 89-212 101-141 93-40 93-124">
            <text:p/>
          </draw:path>
        </draw:g>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52" smil:attributeName="visibility" smil:to="visible"/>
                  <anim:transitionFilter smil:dur="1s" smil:targetElement="id52" smil:type="blindsWipe" smil:subtype="vertical"/>
                </anim:par>
              </anim:par>
            </anim:par>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53" smil:attributeName="visibility" smil:to="visible"/>
                  <anim:transitionFilter smil:dur="1s" smil:targetElement="id53" smil:type="blindsWipe" smil:subtype="vertic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2s" smil:fill="hold" smil:targetElement="id54" smil:attributeName="visibility" smil:to="visible"/>
                  <anim:animate smil:dur="1s" smil:fill="hold" smil:targetElement="id54" smil:attributeName="x" smil:values="x;x" smil:keyTimes="0;1" smil:additive="base"/>
                  <anim:animate smil:dur="1s" smil:fill="hold" smil:targetElement="id54" smil:attributeName="y" smil:values="0-height/2;y" smil:keyTimes="0;1" smil:additive="base"/>
                </anim:par>
              </anim:par>
            </anim:par>
          </anim:seq>
        </anim:par>
        <presentation:notes draw:style-name="dp2">
          <draw:page-thumbnail draw:style-name="gr1" draw:layer="layout" svg:width="12.7cm" svg:height="9.525cm" svg:x="3.175cm" svg:y="1.905cm" draw:page-number="59" presentation:class="page"/>
          <draw:frame presentation:style-name="pr6" draw:text-style-name="P1" draw:layer="layout" svg:width="13.97cm" svg:height="11.431cm" svg:x="2.54cm" svg:y="12.065cm" presentation:class="notes" presentation:placeholder="true">
            <draw:text-box/>
          </draw:frame>
        </presentation:notes>
      </draw:page>
      <draw:page draw:name="page60" draw:style-name="dp1" draw:master-page-name="Default" presentation:presentation-page-layout-name="AL2T1">
        <draw:frame presentation:style-name="pr42" draw:text-style-name="P13" draw:layer="layout" svg:width="13.476cm" svg:height="2.987cm" svg:x="1.588cm" svg:y="1.199cm" presentation:class="outline" presentation:user-transformed="true">
          <draw:text-box>
            <text:p text:style-name="P18">(d) New root, <text:s/>insert 45</text:p>
          </draw:text-box>
        </draw:frame>
        <draw:g>
          <draw:rect draw:style-name="gr512" draw:text-style-name="P10" draw:layer="layout" svg:width="2.372cm" svg:height="1.495cm" svg:x="20.029cm" svg:y="1.371cm">
            <text:p/>
          </draw:rect>
          <draw:rect draw:style-name="gr513" draw:text-style-name="P6" draw:layer="layout" svg:width="2.372cm" svg:height="1.495cm" svg:x="20.029cm" svg:y="1.371cm">
            <text:p text:style-name="P51"><text:span text:style-name="T20">n=3</text:span></text:p>
          </draw:rect>
        </draw:g>
        <draw:g>
          <draw:rect draw:style-name="gr3" draw:text-style-name="P7" draw:layer="layout" svg:width="2.328cm" svg:height="4.234cm" draw:transform="rotate (1.5707963267949) translate (7.514cm 10.901cm)">
            <text:p/>
          </draw:rect>
          <draw:rect draw:style-name="gr511" draw:text-style-name="P6" draw:layer="layout" svg:width="2.328cm" svg:height="4.234cm" draw:transform="rotate (1.5707963267949) translate (7.514cm 10.901cm)">
            <text:p text:style-name="P8">10</text:p>
            <text:p text:style-name="P8">20</text:p>
            <text:p text:style-name="P8">30</text:p>
          </draw:rect>
        </draw:g>
        <draw:g>
          <draw:rect draw:style-name="gr3" draw:text-style-name="P7" draw:layer="layout" svg:width="2.328cm" svg:height="3.387cm" draw:transform="rotate (1.5707963267949) translate (1.376cm 14.534cm)">
            <text:p/>
          </draw:rect>
          <draw:rect draw:style-name="gr520" draw:text-style-name="P6" draw:layer="layout" svg:width="2.328cm" svg:height="3.387cm" draw:transform="rotate (1.5707963267949) translate (1.376cm 14.534cm)">
            <text:p text:style-name="P8">1</text:p>
            <text:p text:style-name="P8">2</text:p>
            <text:p text:style-name="P8">3</text:p>
          </draw:rect>
        </draw:g>
        <draw:g>
          <draw:rect draw:style-name="gr3" draw:text-style-name="P7" draw:layer="layout" svg:width="2.328cm" svg:height="3.387cm" draw:transform="rotate (1.5707963267949) translate (5.609cm 14.534cm)">
            <text:p/>
          </draw:rect>
          <draw:rect draw:style-name="gr520" draw:text-style-name="P6" draw:layer="layout" svg:width="2.328cm" svg:height="3.387cm" draw:transform="rotate (1.5707963267949) translate (5.609cm 14.534cm)">
            <text:p text:style-name="P8">10</text:p>
            <text:p text:style-name="P8">12</text:p>
          </draw:rect>
        </draw:g>
        <draw:g>
          <draw:rect draw:style-name="gr3" draw:text-style-name="P7" draw:layer="layout" svg:width="2.328cm" svg:height="3.387cm" draw:transform="rotate (1.5707963267949) translate (10.266cm 14.534cm)">
            <text:p/>
          </draw:rect>
          <draw:rect draw:style-name="gr520" draw:text-style-name="P6" draw:layer="layout" svg:width="2.328cm" svg:height="3.387cm" draw:transform="rotate (1.5707963267949) translate (10.266cm 14.534cm)">
            <text:p text:style-name="P8">20</text:p>
            <text:p text:style-name="P8">25</text:p>
          </draw:rect>
        </draw:g>
        <draw:g>
          <draw:rect draw:style-name="gr3" draw:text-style-name="P7" draw:layer="layout" svg:width="2.328cm" svg:height="3.386cm" draw:transform="rotate (1.5707963267949) translate (14.923cm 14.534cm)">
            <text:p/>
          </draw:rect>
          <draw:rect draw:style-name="gr521" draw:text-style-name="P6" draw:layer="layout" svg:width="2.328cm" svg:height="3.386cm" draw:transform="rotate (1.5707963267949) translate (14.923cm 14.534cm)">
            <text:p text:style-name="P8">30</text:p>
            <text:p text:style-name="P8">32</text:p>
            <text:p text:style-name="P8">40</text:p>
          </draw:rect>
        </draw:g>
        <draw:line draw:style-name="gr36" draw:text-style-name="P10" draw:layer="layout" svg:x1="8.149cm" svg:y1="9.701cm" svg:x2="3.775cm" svg:y2="12.1cm">
          <text:p/>
        </draw:line>
        <draw:line draw:style-name="gr36" draw:text-style-name="P10" draw:layer="layout" svg:x1="11.183cm" svg:y1="9.878cm" svg:x2="15.169cm" svg:y2="12.065cm">
          <text:p/>
        </draw:line>
        <draw:line draw:style-name="gr36" draw:text-style-name="P10" draw:layer="layout" svg:x1="2.223cm" svg:y1="14.111cm" svg:x2="2.223cm" svg:y2="15.169cm">
          <text:p/>
        </draw:line>
        <draw:line draw:style-name="gr36" draw:text-style-name="P10" draw:layer="layout" svg:x1="3.069cm" svg:y1="14.111cm" svg:x2="3.069cm" svg:y2="15.169cm">
          <text:p/>
        </draw:line>
        <draw:line draw:style-name="gr36" draw:text-style-name="P10" draw:layer="layout" svg:x1="4.128cm" svg:y1="14.111cm" svg:x2="4.128cm" svg:y2="15.169cm">
          <text:p/>
        </draw:line>
        <draw:line draw:style-name="gr36" draw:text-style-name="P10" draw:layer="layout" svg:x1="6.668cm" svg:y1="14.111cm" svg:x2="6.668cm" svg:y2="15.169cm">
          <text:p/>
        </draw:line>
        <draw:line draw:style-name="gr36" draw:text-style-name="P10" draw:layer="layout" svg:x1="7.726cm" svg:y1="14.111cm" svg:x2="7.726cm" svg:y2="15.169cm">
          <text:p/>
        </draw:line>
        <draw:line draw:style-name="gr36" draw:text-style-name="P10" draw:layer="layout" svg:x1="11.324cm" svg:y1="14.111cm" svg:x2="11.324cm" svg:y2="15.169cm">
          <text:p/>
        </draw:line>
        <draw:line draw:style-name="gr36" draw:text-style-name="P10" draw:layer="layout" svg:x1="12.383cm" svg:y1="14.111cm" svg:x2="12.383cm" svg:y2="15.169cm">
          <text:p/>
        </draw:line>
        <draw:line draw:style-name="gr36" draw:text-style-name="P10" draw:layer="layout" svg:x1="15.558cm" svg:y1="14.111cm" svg:x2="15.558cm" svg:y2="15.169cm">
          <text:p/>
        </draw:line>
        <draw:line draw:style-name="gr36" draw:text-style-name="P10" draw:layer="layout" svg:x1="16.616cm" svg:y1="14.111cm" svg:x2="16.616cm" svg:y2="15.169cm">
          <text:p/>
        </draw:line>
        <draw:line draw:style-name="gr36" draw:text-style-name="P10" draw:layer="layout" svg:x1="17.674cm" svg:y1="14.111cm" svg:x2="17.674cm" svg:y2="15.169cm">
          <text:p/>
        </draw:line>
        <draw:path draw:style-name="gr383" draw:text-style-name="P7" draw:layer="layout" svg:width="0.448cm" svg:height="2.152cm" svg:x="8.678cm" svg:y="10.019cm" svg:viewBox="0 0 449 2153" svg:d="M430 0c19 595 43 1196-31 1557s-238 475-399 596">
          <text:p/>
        </draw:path>
        <draw:path draw:style-name="gr383" draw:text-style-name="P7" draw:layer="layout" svg:width="0.729cm" svg:height="2.223cm" svg:x="10.132cm" svg:y="9.948cm" svg:viewBox="0 0 730 2224" svg:d="M24 0c-23 247-41 500 0 790s144 698 260 939 376 427 446 495">
          <text:p/>
        </draw:path>
        <draw:line draw:style-name="gr36" draw:text-style-name="P10" draw:layer="layout" svg:x1="4.41cm" svg:y1="12.559cm" svg:x2="5.574cm" svg:y2="12.559cm">
          <text:p/>
        </draw:line>
        <draw:line draw:style-name="gr36" draw:text-style-name="P10" draw:layer="layout" svg:x1="8.714cm" svg:y1="12.488cm" svg:x2="10.231cm" svg:y2="12.488cm">
          <text:p/>
        </draw:line>
        <draw:line draw:style-name="gr36" draw:text-style-name="P10" draw:layer="layout" svg:x1="13.335cm" svg:y1="12.453cm" svg:x2="14.852cm" svg:y2="12.453cm">
          <text:p/>
        </draw:line>
        <draw:g xml:id="id55" draw:id="id55">
          <draw:g>
            <draw:rect draw:style-name="gr331" draw:text-style-name="P7" draw:layer="layout" svg:width="2.327cm" svg:height="3.386cm" draw:transform="rotate (1.5707963267949) translate (20.003cm 14.568cm)">
              <text:p/>
            </draw:rect>
            <draw:rect draw:style-name="gr521" draw:text-style-name="P6" draw:layer="layout" svg:width="2.327cm" svg:height="3.386cm" draw:transform="rotate (1.5707963267949) translate (20.003cm 14.568cm)">
              <text:p text:style-name="P8"><text:span text:style-name="T14">40</text:span></text:p>
              <text:p text:style-name="P8"><text:span text:style-name="T14">45</text:span></text:p>
            </draw:rect>
          </draw:g>
          <draw:line draw:style-name="gr466" draw:text-style-name="P10" draw:layer="layout" svg:x1="17.921cm" svg:y1="12.489cm" svg:x2="19.861cm" svg:y2="12.489cm">
            <text:p/>
          </draw:line>
          <draw:line draw:style-name="gr466" draw:text-style-name="P10" draw:layer="layout" svg:x1="21.202cm" svg:y1="14.146cm" svg:x2="21.202cm" svg:y2="15.027cm">
            <text:p/>
          </draw:line>
          <draw:line draw:style-name="gr466" draw:text-style-name="P10" draw:layer="layout" svg:x1="22.26cm" svg:y1="14.146cm" svg:x2="22.26cm" svg:y2="15.027cm">
            <text:p/>
          </draw:line>
          <draw:path draw:style-name="gr165" draw:text-style-name="P7" draw:layer="layout" svg:width="0.81cm" svg:height="1.34cm" svg:x="17.216cm" svg:y="12.736cm" svg:viewBox="0 0 811 1341" svg:d="M0 1341c145-221 22-287 282-354 35-22 66-53 106-70s84-5 106-36c31-39 22-92 35-141 49-168 88-331 141-493 27-80 141-217 141-247">
            <text:p/>
          </draw:path>
          <draw:path draw:style-name="gr165" draw:text-style-name="P7" draw:layer="layout" svg:width="0.704cm" svg:height="0.459cm" svg:x="17.251cm" svg:y="14.851cm" svg:viewBox="0 0 705 460" svg:d="M0 460c167-124 330-253 529-319 124-124 62-84 176-141">
            <text:p/>
          </draw:path>
        </draw:g>
        <draw:g xml:id="id56" draw:id="id56">
          <draw:g>
            <draw:rect draw:style-name="gr515" draw:text-style-name="P7" draw:layer="layout" svg:width="2.328cm" svg:height="3.386cm" draw:transform="rotate (1.5707963267949) translate (15.311cm 10.901cm)">
              <text:p/>
            </draw:rect>
            <draw:rect draw:style-name="gr521" draw:text-style-name="P6" draw:layer="layout" svg:width="2.328cm" svg:height="3.386cm" draw:transform="rotate (1.5707963267949) translate (15.311cm 10.901cm)">
              <text:p text:style-name="P8"><text:span text:style-name="T38">40</text:span></text:p>
            </draw:rect>
          </draw:g>
          <draw:line draw:style-name="gr516" draw:text-style-name="P10" draw:layer="layout" svg:x1="16.439cm" svg:y1="9.631cm" svg:x2="16.087cm" svg:y2="12.03cm">
            <text:p/>
          </draw:line>
          <draw:line draw:style-name="gr516" draw:text-style-name="P10" draw:layer="layout" svg:x1="17.533cm" svg:y1="9.701cm" svg:x2="21.061cm" svg:y2="12.171cm">
            <text:p/>
          </draw:line>
          <draw:path draw:style-name="gr517" draw:text-style-name="P7" draw:layer="layout" svg:width="0.918cm" svg:height="1.129cm" svg:x="10.336cm" svg:y="9.243cm" svg:viewBox="0 0 919 1130" svg:d="M0 1130c75-226 39-314 247-460 71-48 141-92 212-141 35-22 106-70 106-70 106-159 181-371 354-459">
            <text:p/>
          </draw:path>
          <draw:path draw:style-name="gr517" draw:text-style-name="P7" draw:layer="layout" svg:width="1.057cm" svg:height="0.388cm" svg:x="12.771cm" svg:y="10.936cm" svg:viewBox="0 0 1058 389" svg:d="M0 389c207-54 326-111 529-213 132-66 450-13 529-176">
            <text:p/>
          </draw:path>
        </draw:g>
        <draw:g xml:id="id57" draw:id="id57">
          <draw:g>
            <draw:rect draw:style-name="gr522" draw:text-style-name="P7" draw:layer="layout" svg:width="2.328cm" svg:height="3.386cm" draw:transform="rotate (1.5707963267949) translate (10.372cm 6.597cm)">
              <text:p/>
            </draw:rect>
            <draw:rect draw:style-name="gr521" draw:text-style-name="P6" draw:layer="layout" svg:width="2.328cm" svg:height="3.386cm" draw:transform="rotate (1.5707963267949) translate (10.372cm 6.597cm)">
              <text:p text:style-name="P8"><text:span text:style-name="T16">30</text:span></text:p>
            </draw:rect>
          </draw:g>
          <draw:line draw:style-name="gr514" draw:text-style-name="P10" draw:layer="layout" svg:x1="11.429cm" svg:y1="5.292cm" svg:x2="10.512cm" svg:y2="8.467cm">
            <text:p/>
          </draw:line>
          <draw:line draw:style-name="gr514" draw:text-style-name="P10" draw:layer="layout" svg:x1="12.665cm" svg:y1="5.398cm" svg:x2="16.369cm" svg:y2="8.502cm">
            <text:p/>
          </draw:line>
          <draw:rect draw:style-name="gr2" draw:text-style-name="P6" draw:layer="layout" svg:width="3.828cm" svg:height="1.27cm" svg:x="6.301cm" svg:y="4.723cm">
            <text:p text:style-name="P8"><text:span text:style-name="T16">new root</text:span></text:p>
          </draw:rect>
        </draw:g>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55" smil:attributeName="visibility" smil:to="visible"/>
                  <anim:transitionFilter smil:dur="1s" smil:targetElement="id55" smil:type="blindsWipe" smil:subtype="vertical"/>
                </anim:par>
              </anim:par>
            </anim:par>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56" smil:attributeName="visibility" smil:to="visible"/>
                  <anim:transitionFilter smil:dur="1s" smil:targetElement="id56" smil:type="blindsWipe" smil:subtype="vertical"/>
                </anim:par>
              </anim:par>
            </anim:par>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57" smil:attributeName="visibility" smil:to="visible"/>
                  <anim:transitionFilter smil:dur="1s" smil:targetElement="id57" smil:type="blindsWipe" smil:subtype="vertical"/>
                </anim:par>
              </anim:par>
            </anim:par>
          </anim:seq>
        </anim:par>
        <presentation:notes draw:style-name="dp2">
          <draw:page-thumbnail draw:style-name="gr1" draw:layer="layout" svg:width="12.7cm" svg:height="9.525cm" svg:x="3.175cm" svg:y="1.905cm" draw:page-number="60" presentation:class="page"/>
          <draw:frame presentation:style-name="pr6" draw:text-style-name="P1" draw:layer="layout" svg:width="13.97cm" svg:height="11.431cm" svg:x="2.54cm" svg:y="12.065cm" presentation:class="notes" presentation:placeholder="true">
            <draw:text-box/>
          </draw:frame>
        </presentation:notes>
      </draw:page>
      <draw:page draw:name="Deletion from B+tree" draw:style-name="dp1" draw:master-page-name="Default" presentation:presentation-page-layout-name="AL2T1">
        <draw:frame presentation:style-name="pr9" draw:text-style-name="P13" draw:layer="layout" svg:width="21.59cm" svg:height="11.43cm" svg:x="1.905cm" svg:y="5.503cm" presentation:class="outline" presentation:user-transformed="true">
          <draw:text-box>
            <text:p text:style-name="P15">(a) Simple case - <text:span text:style-name="T8">no example</text:span></text:p>
            <text:p text:style-name="P15">(b) Coalesce with neighbor <text:span text:style-name="T8">(sibling)</text:span></text:p>
            <text:p text:style-name="P18">(c) Re-distribute keys</text:p>
            <text:p text:style-name="P18">(d) Cases (b) or (c) at non-leaf</text:p>
          </draw:text-box>
        </draw:frame>
        <draw:frame presentation:style-name="pr43" draw:text-style-name="P2" draw:layer="layout" svg:width="21.59cm" svg:height="3.175cm" svg:x="1.905cm" svg:y="1.693cm" presentation:class="title" presentation:user-transformed="true">
          <draw:text-box>
            <text:p text:style-name="P11"><text:span text:style-name="T6">Deletion from B+tree</text:span></text:p>
          </draw:text-box>
        </draw:frame>
        <presentation:notes draw:style-name="dp2">
          <draw:page-thumbnail draw:style-name="gr1" draw:layer="layout" svg:width="12.7cm" svg:height="9.525cm" svg:x="3.175cm" svg:y="1.905cm" draw:page-number="61" presentation:class="page"/>
          <draw:frame presentation:style-name="pr6" draw:text-style-name="P1" draw:layer="layout" svg:width="13.97cm" svg:height="11.431cm" svg:x="2.54cm" svg:y="12.065cm" presentation:class="notes" presentation:placeholder="true">
            <draw:text-box/>
          </draw:frame>
        </presentation:notes>
      </draw:page>
      <draw:page draw:name="page62" draw:style-name="dp1" draw:master-page-name="Default" presentation:presentation-page-layout-name="AL2T1">
        <draw:frame presentation:style-name="pr44" draw:text-style-name="P13" draw:layer="layout" svg:width="12.947cm" svg:height="4.465cm" svg:x="1.517cm" svg:y="0.988cm" presentation:class="outline" presentation:user-transformed="true">
          <draw:text-box>
            <text:p text:style-name="P18">(b) Coalesce with sibling</text:p>
            <text:list text:style-name="L3">
              <text:list-item>
                <text:list>
                  <text:list-item>
                    <text:p text:style-name="P36">Delete 50</text:p>
                  </text:list-item>
                </text:list>
              </text:list-item>
            </text:list>
          </draw:text-box>
        </draw:frame>
        <draw:g>
          <draw:rect draw:style-name="gr3" draw:text-style-name="P7" draw:layer="layout" svg:width="2.328cm" svg:height="4.233cm" draw:transform="rotate (1.5707963267949) translate (9.843cm 9.172cm)">
            <text:p/>
          </draw:rect>
          <draw:rect draw:style-name="gr503" draw:text-style-name="P6" draw:layer="layout" svg:width="2.328cm" svg:height="4.233cm" draw:transform="rotate (1.5707963267949) translate (9.843cm 9.172cm)">
            <text:p text:style-name="P8">10</text:p>
            <text:p text:style-name="P8">40</text:p>
            <text:p text:style-name="P8">100</text:p>
          </draw:rect>
        </draw:g>
        <draw:g>
          <draw:rect draw:style-name="gr3" draw:text-style-name="P7" draw:layer="layout" svg:width="2.328cm" svg:height="4.234cm" draw:transform="rotate (1.5707963267949) translate (6.879cm 13.194cm)">
            <text:p/>
          </draw:rect>
          <draw:rect draw:style-name="gr511" draw:text-style-name="P6" draw:layer="layout" svg:width="2.328cm" svg:height="4.234cm" draw:transform="rotate (1.5707963267949) translate (6.879cm 13.194cm)">
            <text:p text:style-name="P8">10</text:p>
            <text:p text:style-name="P8">20</text:p>
            <text:p text:style-name="P8">30</text:p>
            <text:p text:style-name="P8"/>
          </draw:rect>
        </draw:g>
        <draw:g>
          <draw:rect draw:style-name="gr3" draw:text-style-name="P7" draw:layer="layout" svg:width="2.328cm" svg:height="4.233cm" draw:transform="rotate (1.5707963267949) translate (13.018cm 13.194cm)">
            <text:p/>
          </draw:rect>
          <draw:rect draw:style-name="gr503" draw:text-style-name="P6" draw:layer="layout" svg:width="2.328cm" svg:height="4.233cm" draw:transform="rotate (1.5707963267949) translate (13.018cm 13.194cm)">
            <text:p text:style-name="P8">40</text:p>
            <text:p text:style-name="P8">50</text:p>
          </draw:rect>
        </draw:g>
        <draw:line draw:style-name="gr36" draw:text-style-name="P10" draw:layer="layout" svg:x1="13.652cm" svg:y1="5.574cm" svg:x2="13.017cm" svg:y2="6.632cm">
          <text:p/>
        </draw:line>
        <draw:line draw:style-name="gr59" draw:text-style-name="P10" draw:layer="layout" svg:x1="2.858cm" svg:y1="10.866cm" svg:x2="4.763cm" svg:y2="10.866cm">
          <text:p/>
        </draw:line>
        <draw:line draw:style-name="gr59" draw:text-style-name="P10" draw:layer="layout" svg:x1="2.858cm" svg:y1="12.982cm" svg:x2="4.763cm" svg:y2="12.982cm">
          <text:p/>
        </draw:line>
        <draw:line draw:style-name="gr59" draw:text-style-name="P10" draw:layer="layout" svg:x1="4.763cm" svg:y1="10.866cm" svg:x2="4.763cm" svg:y2="12.982cm">
          <text:p/>
        </draw:line>
        <draw:line draw:style-name="gr36" draw:text-style-name="P10" draw:layer="layout" svg:x1="11.324cm" svg:y1="8.537cm" svg:x2="8.784cm" svg:y2="10.654cm">
          <text:p/>
        </draw:line>
        <draw:line draw:style-name="gr36" draw:text-style-name="P10" draw:layer="layout" svg:x1="12.594cm" svg:y1="8.537cm" svg:x2="15.346cm" svg:y2="10.654cm">
          <text:p/>
        </draw:line>
        <draw:line draw:style-name="gr36" draw:text-style-name="P10" draw:layer="layout" svg:x1="10.265cm" svg:y1="7.902cm" svg:x2="4.55cm" svg:y2="10.442cm">
          <text:p/>
        </draw:line>
        <draw:line draw:style-name="gr36" draw:text-style-name="P10" draw:layer="layout" svg:x1="13.864cm" svg:y1="7.902cm" svg:x2="19.791cm" svg:y2="10.442cm">
          <text:p/>
        </draw:line>
        <draw:line draw:style-name="gr36" draw:text-style-name="P10" draw:layer="layout" svg:x1="4.551cm" svg:y1="11.289cm" svg:x2="6.809cm" svg:y2="11.289cm">
          <text:p/>
        </draw:line>
        <draw:line draw:style-name="gr36" draw:text-style-name="P10" draw:layer="layout" svg:x1="10.901cm" svg:y1="11.077cm" svg:x2="12.806cm" svg:y2="11.077cm">
          <text:p/>
        </draw:line>
        <draw:line draw:style-name="gr59" draw:text-style-name="P10" draw:layer="layout" svg:x1="20.425cm" svg:y1="10.866cm" svg:x2="18.52cm" svg:y2="10.866cm">
          <text:p/>
        </draw:line>
        <draw:line draw:style-name="gr59" draw:text-style-name="P10" draw:layer="layout" svg:x1="18.521cm" svg:y1="10.866cm" svg:x2="18.521cm" svg:y2="12.771cm">
          <text:p/>
        </draw:line>
        <draw:line draw:style-name="gr59" draw:text-style-name="P10" draw:layer="layout" svg:x1="18.521cm" svg:y1="12.771cm" svg:x2="20.426cm" svg:y2="12.771cm">
          <text:p/>
        </draw:line>
        <draw:line draw:style-name="gr36" draw:text-style-name="P10" draw:layer="layout" svg:x1="16.828cm" svg:y1="11.077cm" svg:x2="18.415cm" svg:y2="11.077cm">
          <text:p/>
        </draw:line>
        <draw:line draw:style-name="gr36" draw:text-style-name="P10" draw:layer="layout" svg:x1="7.444cm" svg:y1="12.7cm" svg:x2="7.444cm" svg:y2="13.97cm">
          <text:p/>
        </draw:line>
        <draw:line draw:style-name="gr36" draw:text-style-name="P10" draw:layer="layout" svg:x1="8.502cm" svg:y1="12.7cm" svg:x2="8.502cm" svg:y2="13.97cm">
          <text:p/>
        </draw:line>
        <draw:line draw:style-name="gr36" draw:text-style-name="P10" draw:layer="layout" svg:x1="9.49cm" svg:y1="12.771cm" svg:x2="9.49cm" svg:y2="14.041cm">
          <text:p/>
        </draw:line>
        <draw:line draw:style-name="gr36" draw:text-style-name="P10" draw:layer="layout" svg:x1="14.711cm" svg:y1="12.771cm" svg:x2="14.711cm" svg:y2="14.041cm">
          <text:p/>
        </draw:line>
        <draw:line draw:style-name="gr36" draw:text-style-name="P10" draw:layer="layout" svg:x1="15.769cm" svg:y1="12.771cm" svg:x2="15.769cm" svg:y2="14.041cm">
          <text:p/>
        </draw:line>
        <draw:g>
          <draw:rect draw:style-name="gr523" draw:text-style-name="P10" draw:layer="layout" svg:width="2.893cm" svg:height="1.835cm" svg:x="19.548cm" svg:y="1.411cm">
            <text:p/>
          </draw:rect>
          <draw:rect draw:style-name="gr524" draw:text-style-name="P6" draw:layer="layout" svg:width="2.893cm" svg:height="1.835cm" svg:x="19.548cm" svg:y="1.411cm">
            <text:p text:style-name="P8"><text:span text:style-name="T9">n=4</text:span></text:p>
          </draw:rect>
        </draw:g>
        <draw:g xml:id="id58" draw:id="id58">
          <draw:rect draw:style-name="gr2" draw:text-style-name="P6" draw:layer="layout" svg:width="1.438cm" svg:height="1.27cm" draw:transform="rotate (1.5707963267949) translate (9.812cm 12.708cm)">
            <text:p text:style-name="P8"><text:span text:style-name="T14">40</text:span></text:p>
          </draw:rect>
          <draw:line draw:style-name="gr466" draw:text-style-name="P10" draw:layer="layout" svg:x1="10.478cm" svg:y1="12.699cm" svg:x2="10.478cm" svg:y2="13.829cm">
            <text:p/>
          </draw:line>
          <draw:path draw:style-name="gr165" draw:text-style-name="P7" draw:layer="layout" svg:width="4.373cm" svg:height="3.352cm" svg:x="13.159cm" svg:y="10.405cm" svg:viewBox="0 0 4374 3353" svg:d="M0 3353c216-216 520-326 811-423 62-247-26-538 212-707 61-44 141-44 211-70 168-62 322-155 494-212 128-44 269-75 388-141 261-141 530-366 812-459 154-229 419-361 635-529 146-115 194-331 353-423 26-14 234-137 282-178 40-31 75-66 106-106 26-31 70-105 70-105">
            <text:p/>
          </draw:path>
          <draw:path draw:style-name="gr165" draw:text-style-name="P7" draw:layer="layout" svg:width="4.55cm" svg:height="3.07cm" svg:x="13.229cm" svg:y="10.617cm" svg:viewBox="0 0 4551 3071" svg:d="M0 0c48 71 101 137 141 212 35 71 48 159 106 212 88 79 388 137 494 176 229 84 410 230 635 318 220 331 586 388 882 635 57 49 84 128 141 177 185 158 410 269 600 424 256 207 353 353 670 494 234 106 737 132 882 423">
            <text:p/>
          </draw:path>
          <draw:path draw:style-name="gr165" draw:text-style-name="P7" draw:layer="layout" svg:width="0.705cm" svg:height="1.236cm" svg:x="11.571cm" svg:y="7.439cm" svg:viewBox="0 0 706 1237" svg:d="M0 1237c83-124 212-390 212-390 92-459 44-234 141-671 13-57 177-88 212-105 155-75 53-71 141-71">
            <text:p/>
          </draw:path>
          <draw:path draw:style-name="gr165" draw:text-style-name="P7" draw:layer="layout" svg:width="1.164cm" svg:height="0.459cm" svg:x="13.899cm" svg:y="9.663cm" svg:viewBox="0 0 1165 460" svg:d="M0 460c308-61 617-110 918-212 22-35 39-80 70-106 185-159 177-31 177-142">
            <text:p/>
          </draw:path>
        </draw:g>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58" smil:attributeName="visibility" smil:to="visible"/>
                  <anim:transitionFilter smil:dur="1s" smil:targetElement="id58" smil:type="blindsWipe" smil:subtype="vertical"/>
                </anim:par>
              </anim:par>
            </anim:par>
          </anim:seq>
        </anim:par>
        <presentation:notes draw:style-name="dp2">
          <draw:page-thumbnail draw:style-name="gr1" draw:layer="layout" svg:width="12.7cm" svg:height="9.525cm" svg:x="3.175cm" svg:y="1.905cm" draw:page-number="62" presentation:class="page"/>
          <draw:frame presentation:style-name="pr6" draw:text-style-name="P1" draw:layer="layout" svg:width="13.97cm" svg:height="11.431cm" svg:x="2.54cm" svg:y="12.065cm" presentation:class="notes" presentation:placeholder="true">
            <draw:text-box/>
          </draw:frame>
        </presentation:notes>
      </draw:page>
      <draw:page draw:name="page63" draw:style-name="dp1" draw:master-page-name="Default" presentation:presentation-page-layout-name="AL2T1">
        <draw:frame presentation:style-name="pr44" draw:text-style-name="P13" draw:layer="layout" svg:width="12.947cm" svg:height="3.386cm" svg:x="1.517cm" svg:y="0.988cm" presentation:class="outline" presentation:user-transformed="true">
          <draw:text-box>
            <text:p text:style-name="P18">(c) Redistribute keys</text:p>
            <text:list text:style-name="L3">
              <text:list-item>
                <text:list>
                  <text:list-item>
                    <text:p text:style-name="P36">Delete 50</text:p>
                  </text:list-item>
                </text:list>
              </text:list-item>
            </text:list>
          </draw:text-box>
        </draw:frame>
        <draw:g>
          <draw:rect draw:style-name="gr3" draw:text-style-name="P7" draw:layer="layout" svg:width="2.328cm" svg:height="4.233cm" draw:transform="rotate (1.5707963267949) translate (9.843cm 9.172cm)">
            <text:p/>
          </draw:rect>
          <draw:rect draw:style-name="gr503" draw:text-style-name="P6" draw:layer="layout" svg:width="2.328cm" svg:height="4.233cm" draw:transform="rotate (1.5707963267949) translate (9.843cm 9.172cm)">
            <text:p text:style-name="P8">10</text:p>
            <text:p text:style-name="P8">40</text:p>
            <text:p text:style-name="P8">100</text:p>
          </draw:rect>
        </draw:g>
        <draw:g>
          <draw:rect draw:style-name="gr3" draw:text-style-name="P7" draw:layer="layout" svg:width="2.328cm" svg:height="4.234cm" draw:transform="rotate (1.5707963267949) translate (6.879cm 13.194cm)">
            <text:p/>
          </draw:rect>
          <draw:rect draw:style-name="gr511" draw:text-style-name="P6" draw:layer="layout" svg:width="2.328cm" svg:height="4.234cm" draw:transform="rotate (1.5707963267949) translate (6.879cm 13.194cm)">
            <text:p text:style-name="P8">10</text:p>
            <text:p text:style-name="P8">20</text:p>
            <text:p text:style-name="P8">30</text:p>
            <text:p text:style-name="P8">35</text:p>
          </draw:rect>
        </draw:g>
        <draw:g>
          <draw:rect draw:style-name="gr3" draw:text-style-name="P7" draw:layer="layout" svg:width="2.328cm" svg:height="4.233cm" draw:transform="rotate (1.5707963267949) translate (13.018cm 13.194cm)">
            <text:p/>
          </draw:rect>
          <draw:rect draw:style-name="gr503" draw:text-style-name="P6" draw:layer="layout" svg:width="2.328cm" svg:height="4.233cm" draw:transform="rotate (1.5707963267949) translate (13.018cm 13.194cm)">
            <text:p text:style-name="P8"/>
            <text:p text:style-name="P8">40</text:p>
            <text:p text:style-name="P8">50</text:p>
          </draw:rect>
        </draw:g>
        <draw:line draw:style-name="gr36" draw:text-style-name="P10" draw:layer="layout" svg:x1="13.652cm" svg:y1="5.574cm" svg:x2="13.017cm" svg:y2="6.632cm">
          <text:p/>
        </draw:line>
        <draw:line draw:style-name="gr59" draw:text-style-name="P10" draw:layer="layout" svg:x1="2.858cm" svg:y1="10.866cm" svg:x2="4.763cm" svg:y2="10.866cm">
          <text:p/>
        </draw:line>
        <draw:line draw:style-name="gr59" draw:text-style-name="P10" draw:layer="layout" svg:x1="2.858cm" svg:y1="12.982cm" svg:x2="4.763cm" svg:y2="12.982cm">
          <text:p/>
        </draw:line>
        <draw:line draw:style-name="gr59" draw:text-style-name="P10" draw:layer="layout" svg:x1="4.763cm" svg:y1="10.866cm" svg:x2="4.763cm" svg:y2="12.982cm">
          <text:p/>
        </draw:line>
        <draw:line draw:style-name="gr36" draw:text-style-name="P10" draw:layer="layout" svg:x1="11.324cm" svg:y1="8.537cm" svg:x2="8.784cm" svg:y2="10.654cm">
          <text:p/>
        </draw:line>
        <draw:line draw:style-name="gr36" draw:text-style-name="P10" draw:layer="layout" svg:x1="12.594cm" svg:y1="8.537cm" svg:x2="15.346cm" svg:y2="10.654cm">
          <text:p/>
        </draw:line>
        <draw:line draw:style-name="gr36" draw:text-style-name="P10" draw:layer="layout" svg:x1="10.265cm" svg:y1="7.902cm" svg:x2="4.55cm" svg:y2="10.442cm">
          <text:p/>
        </draw:line>
        <draw:line draw:style-name="gr36" draw:text-style-name="P10" draw:layer="layout" svg:x1="13.864cm" svg:y1="7.902cm" svg:x2="19.791cm" svg:y2="10.442cm">
          <text:p/>
        </draw:line>
        <draw:line draw:style-name="gr36" draw:text-style-name="P10" draw:layer="layout" svg:x1="4.551cm" svg:y1="11.289cm" svg:x2="6.809cm" svg:y2="11.289cm">
          <text:p/>
        </draw:line>
        <draw:line draw:style-name="gr36" draw:text-style-name="P10" draw:layer="layout" svg:x1="10.901cm" svg:y1="11.077cm" svg:x2="12.806cm" svg:y2="11.077cm">
          <text:p/>
        </draw:line>
        <draw:line draw:style-name="gr59" draw:text-style-name="P10" draw:layer="layout" svg:x1="20.425cm" svg:y1="10.866cm" svg:x2="18.52cm" svg:y2="10.866cm">
          <text:p/>
        </draw:line>
        <draw:line draw:style-name="gr59" draw:text-style-name="P10" draw:layer="layout" svg:x1="18.521cm" svg:y1="10.866cm" svg:x2="18.521cm" svg:y2="12.771cm">
          <text:p/>
        </draw:line>
        <draw:line draw:style-name="gr59" draw:text-style-name="P10" draw:layer="layout" svg:x1="18.521cm" svg:y1="12.771cm" svg:x2="20.426cm" svg:y2="12.771cm">
          <text:p/>
        </draw:line>
        <draw:line draw:style-name="gr36" draw:text-style-name="P10" draw:layer="layout" svg:x1="16.828cm" svg:y1="11.077cm" svg:x2="18.415cm" svg:y2="11.077cm">
          <text:p/>
        </draw:line>
        <draw:line draw:style-name="gr36" draw:text-style-name="P10" draw:layer="layout" svg:x1="7.444cm" svg:y1="12.7cm" svg:x2="7.444cm" svg:y2="13.97cm">
          <text:p/>
        </draw:line>
        <draw:line draw:style-name="gr36" draw:text-style-name="P10" draw:layer="layout" svg:x1="8.502cm" svg:y1="12.7cm" svg:x2="8.502cm" svg:y2="13.97cm">
          <text:p/>
        </draw:line>
        <draw:line draw:style-name="gr36" draw:text-style-name="P10" draw:layer="layout" svg:x1="9.49cm" svg:y1="12.771cm" svg:x2="9.49cm" svg:y2="14.041cm">
          <text:p/>
        </draw:line>
        <draw:line draw:style-name="gr36" draw:text-style-name="P10" draw:layer="layout" svg:x1="15.134cm" svg:y1="12.735cm" svg:x2="15.134cm" svg:y2="14.005cm">
          <text:p/>
        </draw:line>
        <draw:line draw:style-name="gr36" draw:text-style-name="P10" draw:layer="layout" svg:x1="16.263cm" svg:y1="12.735cm" svg:x2="16.263cm" svg:y2="14.005cm">
          <text:p/>
        </draw:line>
        <draw:g>
          <draw:rect draw:style-name="gr523" draw:text-style-name="P10" draw:layer="layout" svg:width="2.893cm" svg:height="1.835cm" svg:x="19.548cm" svg:y="1.411cm">
            <text:p/>
          </draw:rect>
          <draw:rect draw:style-name="gr524" draw:text-style-name="P6" draw:layer="layout" svg:width="2.893cm" svg:height="1.835cm" svg:x="19.548cm" svg:y="1.411cm">
            <text:p text:style-name="P8"><text:span text:style-name="T9">n=4</text:span></text:p>
          </draw:rect>
        </draw:g>
        <draw:line draw:style-name="gr36" draw:text-style-name="P10" draw:layer="layout" svg:x1="10.513cm" svg:y1="12.7cm" svg:x2="10.513cm" svg:y2="13.829cm">
          <text:p/>
        </draw:line>
        <draw:g xml:id="id59" draw:id="id59">
          <draw:rect draw:style-name="gr2" draw:text-style-name="P6" draw:layer="layout" svg:width="1.438cm" svg:height="1.271cm" draw:transform="rotate (1.5707963267949) translate (13.304cm 12.7cm)">
            <text:p text:style-name="P8"><text:span text:style-name="T14">35</text:span></text:p>
          </draw:rect>
          <draw:line draw:style-name="gr466" draw:text-style-name="P10" draw:layer="layout" svg:x1="13.939cm" svg:y1="12.665cm" svg:x2="13.939cm" svg:y2="13.794cm">
            <text:p/>
          </draw:line>
          <draw:path draw:style-name="gr165" draw:text-style-name="P7" draw:layer="layout" svg:width="0.705cm" svg:height="1.235cm" svg:x="11.573cm" svg:y="7.443cm" svg:viewBox="0 0 706 1236" svg:d="M0 1236c83-124 212-389 212-389 92-459 44-234 141-671 13-57 177-88 212-105 155-75 53-71 141-71">
            <text:p/>
          </draw:path>
          <draw:path draw:style-name="gr165" draw:text-style-name="P7" draw:layer="layout" svg:width="1.165cm" svg:height="0.459cm" svg:x="10.231cm" svg:y="13.123cm" svg:viewBox="0 0 1166 460" svg:d="M0 460c308-62 618-111 919-212 22-36 39-80 70-106 185-159 177-31 177-142">
            <text:p/>
          </draw:path>
          <draw:rect draw:style-name="gr2" draw:text-style-name="P6" draw:layer="layout" svg:width="1.437cm" svg:height="1.272cm" draw:transform="rotate (1.5707963267949) translate (11.36cm 7.549cm)">
            <text:p text:style-name="P8"><text:span text:style-name="T14">35</text:span></text:p>
          </draw:rect>
          <draw:path draw:style-name="gr165" draw:text-style-name="P7" draw:layer="layout" svg:width="0.705cm" svg:height="1.235cm" svg:x="10.231cm" svg:y="11.499cm" svg:viewBox="0 0 706 1236" svg:d="M0 1236c83-124 211-389 211-389 93-459 44-234 141-671 14-57 178-88 213-105 154-75 53-71 141-71">
            <text:p/>
          </draw:path>
          <draw:path draw:style-name="gr165" draw:text-style-name="P7" draw:layer="layout" svg:width="0.706cm" svg:height="1.235cm" svg:x="15.917cm" svg:y="11.534cm" svg:viewBox="0 0 707 1236" svg:d="M0 1236c83-123 212-388 212-388 92-459 44-234 141-671 13-58 178-89 213-106 155-75 53-71 141-71">
            <text:p/>
          </draw:path>
          <draw:path draw:style-name="gr165" draw:text-style-name="P7" draw:layer="layout" svg:width="1.165cm" svg:height="0.459cm" svg:x="15.67cm" svg:y="13.264cm" svg:viewBox="0 0 1166 460" svg:d="M0 460c308-62 617-111 919-212 22-36 39-80 70-106 185-159 177-31 177-142">
            <text:p/>
          </draw:path>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2s" smil:fill="hold" smil:targetElement="id59" smil:attributeName="visibility" smil:to="visible"/>
                  <anim:transitionFilter smil:dur="1s" smil:targetElement="id59" smil:type="blindsWipe" smil:subtype="horizontal"/>
                </anim:par>
              </anim:par>
            </anim:par>
          </anim:seq>
        </anim:par>
        <presentation:notes draw:style-name="dp2">
          <draw:page-thumbnail draw:style-name="gr1" draw:layer="layout" svg:width="12.7cm" svg:height="9.525cm" svg:x="3.175cm" svg:y="1.905cm" draw:page-number="63" presentation:class="page"/>
          <draw:frame presentation:style-name="pr6" draw:text-style-name="P1" draw:layer="layout" svg:width="13.97cm" svg:height="11.431cm" svg:x="2.54cm" svg:y="12.065cm" presentation:class="notes" presentation:placeholder="true">
            <draw:text-box/>
          </draw:frame>
        </presentation:notes>
      </draw:page>
      <draw:page draw:name="page64" draw:style-name="dp1" draw:master-page-name="Default">
        <draw:g>
          <draw:rect draw:style-name="gr3" draw:text-style-name="P7" draw:layer="layout" svg:width="2.117cm" svg:height="2.329cm" draw:transform="rotate (1.5707963267949) translate (20.884cm 15.31cm)">
            <text:p/>
          </draw:rect>
          <draw:rect draw:style-name="gr525" draw:text-style-name="P6" draw:layer="layout" svg:width="2.117cm" svg:height="2.329cm" draw:transform="rotate (1.5707963267949) translate (20.884cm 15.31cm)">
            <text:p text:style-name="P8">40</text:p>
            <text:p text:style-name="P8">45</text:p>
          </draw:rect>
        </draw:g>
        <draw:g>
          <draw:rect draw:style-name="gr3" draw:text-style-name="P7" draw:layer="layout" svg:width="2.116cm" svg:height="2.328cm" draw:transform="rotate (1.5707963267949) translate (17.463cm 15.275cm)">
            <text:p/>
          </draw:rect>
          <draw:rect draw:style-name="gr526" draw:text-style-name="P6" draw:layer="layout" svg:width="2.116cm" svg:height="2.328cm" draw:transform="rotate (1.5707963267949) translate (17.463cm 15.275cm)">
            <text:p text:style-name="P8">30</text:p>
            <text:p text:style-name="P8">37</text:p>
          </draw:rect>
        </draw:g>
        <draw:g>
          <draw:rect draw:style-name="gr3" draw:text-style-name="P7" draw:layer="layout" svg:width="2.117cm" svg:height="3.21cm" draw:transform="rotate (1.5707963267949) translate (12.912cm 15.31cm)">
            <text:p/>
          </draw:rect>
          <draw:rect draw:style-name="gr527" draw:text-style-name="P6" draw:layer="layout" svg:width="2.117cm" svg:height="3.21cm" draw:transform="rotate (1.5707963267949) translate (12.912cm 15.31cm)">
            <text:p text:style-name="P8">25</text:p>
            <text:p text:style-name="P8">26</text:p>
            <text:p text:style-name="P8"/>
          </draw:rect>
        </draw:g>
        <draw:g>
          <draw:rect draw:style-name="gr3" draw:text-style-name="P7" draw:layer="layout" svg:width="2.117cm" svg:height="2.328cm" draw:transform="rotate (1.5707963267949) translate (9.349cm 15.31cm)">
            <text:p/>
          </draw:rect>
          <draw:rect draw:style-name="gr526" draw:text-style-name="P6" draw:layer="layout" svg:width="2.117cm" svg:height="2.328cm" draw:transform="rotate (1.5707963267949) translate (9.349cm 15.31cm)">
            <text:p text:style-name="P8">20</text:p>
            <text:p text:style-name="P8">22</text:p>
          </draw:rect>
        </draw:g>
        <draw:g>
          <draw:rect draw:style-name="gr3" draw:text-style-name="P7" draw:layer="layout" svg:width="2.117cm" svg:height="2.328cm" draw:transform="rotate (1.5707963267949) translate (6.174cm 15.31cm)">
            <text:p/>
          </draw:rect>
          <draw:rect draw:style-name="gr526" draw:text-style-name="P6" draw:layer="layout" svg:width="2.117cm" svg:height="2.328cm" draw:transform="rotate (1.5707963267949) translate (6.174cm 15.31cm)">
            <text:p text:style-name="P8">10</text:p>
            <text:p text:style-name="P8">14</text:p>
          </draw:rect>
        </draw:g>
        <draw:g>
          <draw:rect draw:style-name="gr3" draw:text-style-name="P7" draw:layer="layout" svg:width="2.117cm" svg:height="2.328cm" draw:transform="rotate (1.5707963267949) translate (2.787cm 15.31cm)">
            <text:p/>
          </draw:rect>
          <draw:rect draw:style-name="gr526" draw:text-style-name="P6" draw:layer="layout" svg:width="2.117cm" svg:height="2.328cm" draw:transform="rotate (1.5707963267949) translate (2.787cm 15.31cm)">
            <text:p text:style-name="P8">1</text:p>
            <text:p text:style-name="P8">3</text:p>
          </draw:rect>
        </draw:g>
        <draw:g>
          <draw:rect draw:style-name="gr3" draw:text-style-name="P7" draw:layer="layout" svg:width="2.117cm" svg:height="5.08cm" draw:transform="rotate (1.5707963267949) translate (6.35cm 10.935cm)">
            <text:p/>
          </draw:rect>
          <draw:rect draw:style-name="gr528" draw:text-style-name="P6" draw:layer="layout" svg:width="2.117cm" svg:height="5.08cm" draw:transform="rotate (1.5707963267949) translate (6.35cm 10.935cm)">
            <text:p text:style-name="P8"><text:span text:style-name="T28">10</text:span></text:p>
            <text:p text:style-name="P8"><text:span text:style-name="T28">20</text:span></text:p>
            <text:p text:style-name="P8"><text:span text:style-name="T28"/></text:p>
            <text:p text:style-name="P8"><text:span text:style-name="T28"/></text:p>
          </draw:rect>
        </draw:g>
        <draw:g>
          <draw:rect draw:style-name="gr3" draw:text-style-name="P7" draw:layer="layout" svg:width="2.117cm" svg:height="5.08cm" draw:transform="rotate (1.5707963267949) translate (13.864cm 10.935cm)">
            <text:p/>
          </draw:rect>
          <draw:rect draw:style-name="gr528" draw:text-style-name="P6" draw:layer="layout" svg:width="2.117cm" svg:height="5.08cm" draw:transform="rotate (1.5707963267949) translate (13.864cm 10.935cm)">
            <text:p text:style-name="P8">30</text:p>
            <text:p text:style-name="P8">40</text:p>
          </draw:rect>
        </draw:g>
        <draw:line draw:style-name="gr36" draw:text-style-name="P10" draw:layer="layout" svg:x1="11.888cm" svg:y1="6.138cm" svg:x2="9.277cm" svg:y2="8.608cm">
          <text:p/>
        </draw:line>
        <draw:line draw:style-name="gr36" draw:text-style-name="P10" draw:layer="layout" svg:x1="12.982cm" svg:y1="6.138cm" svg:x2="15.134cm" svg:y2="8.819cm">
          <text:p/>
        </draw:line>
        <draw:line draw:style-name="gr36" draw:text-style-name="P10" draw:layer="layout" svg:x1="6.667cm" svg:y1="10.089cm" svg:x2="4.268cm" svg:y2="12.982cm">
          <text:p/>
        </draw:line>
        <draw:line draw:style-name="gr36" draw:text-style-name="P10" draw:layer="layout" svg:x1="7.726cm" svg:y1="10.301cm" svg:x2="7.444cm" svg:y2="13.194cm">
          <text:p/>
        </draw:line>
        <draw:line draw:style-name="gr36" draw:text-style-name="P10" draw:layer="layout" svg:x1="8.784cm" svg:y1="10.231cm" svg:x2="10.195cm" svg:y2="13.194cm">
          <text:p/>
        </draw:line>
        <draw:line draw:style-name="gr36" draw:text-style-name="P10" draw:layer="layout" svg:x1="15.31cm" svg:y1="9.913cm" svg:x2="14.639cm" svg:y2="12.982cm">
          <text:p/>
        </draw:line>
        <draw:line draw:style-name="gr36" draw:text-style-name="P10" draw:layer="layout" svg:x1="16.475cm" svg:y1="10.019cm" svg:x2="18.415cm" svg:y2="13.159cm">
          <text:p/>
        </draw:line>
        <draw:line draw:style-name="gr36" draw:text-style-name="P10" draw:layer="layout" svg:x1="17.427cm" svg:y1="9.878cm" svg:x2="21.872cm" svg:y2="13.053cm">
          <text:p/>
        </draw:line>
        <draw:line draw:style-name="gr36" draw:text-style-name="P10" draw:layer="layout" svg:x1="4.904cm" svg:y1="13.406cm" svg:x2="5.962cm" svg:y2="13.406cm">
          <text:p/>
        </draw:line>
        <draw:line draw:style-name="gr36" draw:text-style-name="P10" draw:layer="layout" svg:x1="8.29cm" svg:y1="13.406cm" svg:x2="9.349cm" svg:y2="13.406cm">
          <text:p/>
        </draw:line>
        <draw:line draw:style-name="gr36" draw:text-style-name="P10" draw:layer="layout" svg:x1="11.254cm" svg:y1="13.406cm" svg:x2="12.735cm" svg:y2="13.406cm">
          <text:p/>
        </draw:line>
        <draw:line draw:style-name="gr36" draw:text-style-name="P10" draw:layer="layout" svg:x1="22.966cm" svg:y1="13.406cm" svg:x2="24.024cm" svg:y2="13.406cm">
          <text:p/>
        </draw:line>
        <draw:line draw:style-name="gr36" draw:text-style-name="P10" draw:layer="layout" svg:x1="15.769cm" svg:y1="13.406cm" svg:x2="17.357cm" svg:y2="13.406cm">
          <text:p/>
        </draw:line>
        <draw:line draw:style-name="gr36" draw:text-style-name="P10" draw:layer="layout" svg:x1="19.579cm" svg:y1="13.441cm" svg:x2="20.638cm" svg:y2="13.441cm">
          <text:p/>
        </draw:line>
        <draw:g>
          <draw:rect draw:style-name="gr136" draw:text-style-name="P7" draw:layer="layout" svg:width="12.947cm" svg:height="3.386cm" svg:x="1.517cm" svg:y="0.988cm">
            <text:p/>
          </draw:rect>
          <draw:frame presentation:style-name="pr45" draw:text-style-name="P13" draw:layer="layout" svg:width="12.947cm" svg:height="3.386cm" svg:x="1.517cm" svg:y="0.988cm" presentation:class="outline" presentation:user-transformed="true">
            <draw:text-box>
              <text:p text:style-name="P18"><text:span text:style-name="T28">(d) Non-leaf coalese</text:span></text:p>
              <text:list text:style-name="L3">
                <text:list-item>
                  <text:list>
                    <text:list-item>
                      <text:p text:style-name="P36"><text:span text:style-name="T28">Delete 37</text:span></text:p>
                    </text:list-item>
                  </text:list>
                </text:list-item>
              </text:list>
            </draw:text-box>
          </draw:frame>
        </draw:g>
        <draw:g>
          <draw:rect draw:style-name="gr523" draw:text-style-name="P10" draw:layer="layout" svg:width="2.893cm" svg:height="1.835cm" svg:x="19.548cm" svg:y="1.411cm">
            <text:p/>
          </draw:rect>
          <draw:rect draw:style-name="gr524" draw:text-style-name="P6" draw:layer="layout" svg:width="2.893cm" svg:height="1.835cm" svg:x="19.548cm" svg:y="1.411cm">
            <text:p text:style-name="P8"><text:span text:style-name="T9">n=4</text:span></text:p>
          </draw:rect>
        </draw:g>
        <draw:line draw:style-name="gr36" draw:text-style-name="P10" draw:layer="layout" svg:x1="3.422cm" svg:y1="14.746cm" svg:x2="3.422cm" svg:y2="15.875cm">
          <text:p/>
        </draw:line>
        <draw:line draw:style-name="gr36" draw:text-style-name="P10" draw:layer="layout" svg:x1="4.48cm" svg:y1="14.676cm" svg:x2="4.48cm" svg:y2="15.769cm">
          <text:p/>
        </draw:line>
        <draw:line draw:style-name="gr36" draw:text-style-name="P10" draw:layer="layout" svg:x1="6.879cm" svg:y1="14.852cm" svg:x2="6.879cm" svg:y2="15.804cm">
          <text:p/>
        </draw:line>
        <draw:line draw:style-name="gr36" draw:text-style-name="P10" draw:layer="layout" svg:x1="7.867cm" svg:y1="14.817cm" svg:x2="7.867cm" svg:y2="15.734cm">
          <text:p/>
        </draw:line>
        <draw:line draw:style-name="gr36" draw:text-style-name="P10" draw:layer="layout" svg:x1="10.054cm" svg:y1="14.852cm" svg:x2="10.054cm" svg:y2="15.769cm">
          <text:p/>
        </draw:line>
        <draw:line draw:style-name="gr36" draw:text-style-name="P10" draw:layer="layout" svg:x1="11.076cm" svg:y1="14.887cm" svg:x2="11.041cm" svg:y2="15.84cm">
          <text:p/>
        </draw:line>
        <draw:line draw:style-name="gr36" draw:text-style-name="P10" draw:layer="layout" svg:x1="13.511cm" svg:y1="14.923cm" svg:x2="13.511cm" svg:y2="15.769cm">
          <text:p/>
        </draw:line>
        <draw:line draw:style-name="gr36" draw:text-style-name="P10" draw:layer="layout" svg:x1="14.605cm" svg:y1="14.958cm" svg:x2="14.605cm" svg:y2="15.84cm">
          <text:p/>
        </draw:line>
        <draw:line draw:style-name="gr36" draw:text-style-name="P10" draw:layer="layout" svg:x1="18.168cm" svg:y1="14.781cm" svg:x2="18.168cm" svg:y2="15.875cm">
          <text:p/>
        </draw:line>
        <draw:line draw:style-name="gr36" draw:text-style-name="P10" draw:layer="layout" svg:x1="19.156cm" svg:y1="14.887cm" svg:x2="19.156cm" svg:y2="16.016cm">
          <text:p/>
        </draw:line>
        <draw:line draw:style-name="gr36" draw:text-style-name="P10" draw:layer="layout" svg:x1="21.555cm" svg:y1="14.887cm" svg:x2="21.555cm" svg:y2="15.875cm">
          <text:p/>
        </draw:line>
        <draw:line draw:style-name="gr36" draw:text-style-name="P10" draw:layer="layout" svg:x1="22.507cm" svg:y1="14.852cm" svg:x2="22.507cm" svg:y2="15.84cm">
          <text:p/>
        </draw:line>
        <draw:g xml:id="id61" draw:id="id61">
          <draw:path draw:style-name="gr517" draw:text-style-name="P7" draw:layer="layout" svg:width="3.139cm" svg:height="2.432cm" svg:x="14.534cm" svg:y="8.537cm" svg:viewBox="0 0 3140 2433" svg:d="M0 2433c167-110 277-281 494-316 105-18 330-44 423-106 97-66 181-154 282-212 181-97 327-119 495-247 123-247 26-110 352-353 49-35 142-106 142-106 57-114 83-330 176-423 49-49 124-62 177-106 211-167 410-375 599-564">
            <text:p/>
          </draw:path>
          <draw:path draw:style-name="gr517" draw:text-style-name="P7" draw:layer="layout" svg:width="2.962cm" svg:height="1.587cm" svg:x="14.746cm" svg:y="8.89cm" svg:viewBox="0 0 2963 1588" svg:d="M0 0c110 52 242 52 352 105 84 40 133 128 212 177 150 97 322 88 494 106 357 154 666 375 1023 530 49 79 119 229 212 282 335 185 88-40 388 141 18 14 282 190 282 247">
            <text:p/>
          </draw:path>
          <draw:rect draw:style-name="gr2" draw:text-style-name="P6" draw:layer="layout" svg:width="1.438cm" svg:height="1.27cm" draw:transform="rotate (1.5707963267949) translate (10.094cm 10.526cm)">
            <text:p text:style-name="P8"><text:span text:style-name="T38">40</text:span></text:p>
          </draw:rect>
          <draw:path draw:style-name="gr529" draw:text-style-name="P7" draw:layer="layout" svg:width="3.325cm" svg:height="3.349cm" svg:x="10.181cm" svg:y="9.772cm" svg:viewBox="0 0 3326 3350" svg:d="M79 0c-70 551-136 1106 0 1480s269 464 812 777 1486 701 2435 1093">
            <text:p/>
          </draw:path>
          <draw:path draw:style-name="gr530" draw:text-style-name="P7" draw:layer="layout" svg:width="11.323cm" svg:height="3.385cm" svg:x="11.254cm" svg:y="9.737cm" svg:viewBox="0 0 11324 3386" svg:d="M0 0c30 727 66 1458 1658 1833s6350 269 7902 424 1116 304 1412 493 322 411 352 636">
            <text:p/>
          </draw:path>
        </draw:g>
        <draw:g xml:id="id60" draw:id="id60">
          <draw:rect draw:style-name="gr2" draw:text-style-name="P6" draw:layer="layout" svg:width="1.438cm" svg:height="1.27cm" draw:transform="rotate (1.5707963267949) translate (14.856cm 14.936cm)">
            <text:p text:style-name="P8"><text:span text:style-name="T14">30</text:span></text:p>
          </draw:rect>
          <draw:path draw:style-name="gr165" draw:text-style-name="P7" draw:layer="layout" svg:width="3.139cm" svg:height="2.434cm" svg:x="17.039cm" svg:y="13.264cm" svg:viewBox="0 0 3140 2435" svg:d="M0 2435c167-110 277-282 494-317 105-18 330-44 423-106 97-66 181-155 282-212 181-97 327-119 495-247 123-247 26-110 352-353 49-35 142-106 142-106 57-115 83-331 176-424 49-48 124-62 177-106 211-167 410-375 599-564">
            <text:p/>
          </draw:path>
          <draw:path draw:style-name="gr165" draw:text-style-name="P7" draw:layer="layout" svg:width="2.962cm" svg:height="1.587cm" svg:x="17.251cm" svg:y="13.617cm" svg:viewBox="0 0 2963 1588" svg:d="M0 0c110 52 242 52 352 105 84 40 133 128 212 177 150 97 322 88 494 106 357 154 666 375 1023 530 49 79 119 229 212 282 335 185 88-40 388 141 18 14 282 190 282 247">
            <text:p/>
          </draw:path>
          <draw:line draw:style-name="gr466" draw:text-style-name="P10" draw:layer="layout" svg:x1="15.487cm" svg:y1="14.781cm" svg:x2="15.487cm" svg:y2="15.769cm">
            <text:p/>
          </draw:line>
          <draw:path draw:style-name="gr531" draw:text-style-name="P7" draw:layer="layout" svg:width="5.185cm" svg:height="0.635cm" svg:x="15.875cm" svg:y="12.769cm" svg:viewBox="0 0 5186 636" svg:d="M0 636c132-194 264-389 811-495s1835-137 2470-141 1023 40 1341 106 498 234 564 283">
            <text:p/>
          </draw:path>
          <draw:path draw:style-name="gr165" draw:text-style-name="P7" draw:layer="layout" svg:width="0.749cm" svg:height="0.529cm" svg:x="16.545cm" svg:y="13.123cm" svg:viewBox="0 0 750 530" svg:d="M0 530c106-26 167-26 247-106 31-31 40-79 71-106 61-57 141-93 212-142 35-22 66-57 106-70s79-9 106-36c17-17 0-48 0-70">
            <text:p/>
          </draw:path>
          <draw:path draw:style-name="gr165" draw:text-style-name="P7" draw:layer="layout" svg:width="0.748cm" svg:height="0.529cm" svg:x="16.863cm" svg:y="11.113cm" svg:viewBox="0 0 749 530" svg:d="M0 530c105-27 167-27 247-106 31-31 39-80 70-106 62-58 141-93 212-142 35-22 66-57 106-70s79-9 106-36c18-17 0-48 0-70">
            <text:p/>
          </draw:path>
          <draw:path draw:style-name="gr165" draw:text-style-name="P7" draw:layer="layout" svg:width="0.987cm" svg:height="0.953cm" svg:x="15.487cm" svg:y="9.454cm" svg:viewBox="0 0 988 954" svg:d="M0 954c13-49 4-106 35-142 57-62 212-141 212-141 70-217 13-75 247-389 40-48 119-44 177-70 110-58 229-124 317-212">
            <text:p/>
          </draw:path>
        </draw:g>
        <draw:g>
          <draw:rect draw:style-name="gr3" draw:text-style-name="P7" draw:layer="layout" svg:width="2.117cm" svg:height="2.963cm" draw:transform="rotate (1.5707963267949) translate (11.007cm 7.231cm)">
            <text:p/>
          </draw:rect>
          <draw:rect draw:style-name="gr532" draw:text-style-name="P6" draw:layer="layout" svg:width="2.117cm" svg:height="2.963cm" draw:transform="rotate (1.5707963267949) translate (11.007cm 7.231cm)">
            <text:p text:style-name="P8">25</text:p>
          </draw:rect>
        </draw:g>
        <draw:g xml:id="id62" draw:id="id62">
          <draw:path draw:style-name="gr533" draw:text-style-name="P7" draw:layer="layout" svg:width="3.139cm" svg:height="2.434cm" svg:x="10.654cm" svg:y="4.868cm" svg:viewBox="0 0 3140 2435" svg:d="M0 2435c167-110 277-282 494-317 105-18 330-44 423-106 97-66 181-155 282-212 181-97 327-119 495-247 123-247 26-110 352-353 49-35 142-106 142-106 57-115 83-331 176-424 49-48 124-62 177-106 211-167 410-375 599-564">
            <text:p/>
          </draw:path>
          <draw:rect draw:style-name="gr2" draw:text-style-name="P6" draw:layer="layout" svg:width="1.437cm" svg:height="1.27cm" draw:transform="rotate (1.5707963267949) translate (8.824cm 10.561cm)">
            <text:p text:style-name="P8"><text:span text:style-name="T16">25</text:span></text:p>
          </draw:rect>
          <draw:rect draw:style-name="gr418" draw:text-style-name="P6" draw:layer="layout" svg:width="4.388cm" svg:height="1.443cm" svg:x="1.861cm" svg:y="6.72cm">
            <text:p text:style-name="P8"><text:span text:style-name="T39">new root</text:span></text:p>
          </draw:rect>
          <draw:path draw:style-name="gr534" draw:text-style-name="P7" draw:layer="layout" svg:width="1.305cm" svg:height="1.271cm" svg:x="6.209cm" svg:y="7.444cm" svg:viewBox="0 0 1306 1272" svg:d="M0 0c242 17 489 35 705 247s406 618 601 1025">
            <text:p/>
          </draw:path>
          <draw:path draw:style-name="gr533" draw:text-style-name="P7" draw:layer="layout" svg:width="2.962cm" svg:height="1.587cm" svg:x="10.866cm" svg:y="5.221cm" svg:viewBox="0 0 2963 1588" svg:d="M0 0c110 52 242 52 352 105 84 40 133 128 212 177 150 97 322 88 494 106 357 154 666 375 1023 530 49 79 119 229 212 282 335 185 88-40 388 141 18 14 282 190 282 247">
            <text:p/>
          </draw:path>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2s" smil:fill="hold" smil:targetElement="id60" smil:attributeName="visibility" smil:to="visible"/>
                  <anim:transitionFilter smil:dur="1s" smil:targetElement="id60"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2s" smil:fill="hold" smil:targetElement="id61" smil:attributeName="visibility" smil:to="visible"/>
                  <anim:transitionFilter smil:dur="1s" smil:targetElement="id61"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2s" smil:fill="hold" smil:targetElement="id62" smil:attributeName="visibility" smil:to="visible"/>
                  <anim:transitionFilter smil:dur="1s" smil:targetElement="id62" smil:type="blindsWipe" smil:subtype="horizontal"/>
                </anim:par>
              </anim:par>
            </anim:par>
          </anim:seq>
        </anim:par>
        <presentation:notes draw:style-name="dp2">
          <draw:page-thumbnail draw:style-name="gr1" draw:layer="layout" svg:width="12.7cm" svg:height="9.525cm" svg:x="3.175cm" svg:y="1.905cm" draw:page-number="64" presentation:class="page"/>
          <draw:frame presentation:style-name="pr6" draw:text-style-name="P1" draw:layer="layout" svg:width="13.97cm" svg:height="11.431cm" svg:x="2.54cm" svg:y="12.065cm" presentation:class="notes" presentation:placeholder="true">
            <draw:text-box/>
          </draw:frame>
        </presentation:notes>
      </draw:page>
      <draw:page draw:name="Outline/summary" draw:style-name="dp1" draw:master-page-name="Default" presentation:presentation-page-layout-name="AL2T1">
        <draw:frame presentation:style-name="pr7" draw:text-style-name="P2" draw:layer="layout" svg:width="21.59cm" svg:height="3.175cm" svg:x="1.517cm" svg:y="1.305cm" presentation:class="title" presentation:user-transformed="true">
          <draw:text-box>
            <text:p text:style-name="P11"><text:span text:style-name="T6">Outline/summary</text:span></text:p>
          </draw:text-box>
        </draw:frame>
        <draw:frame presentation:style-name="pr9" draw:text-style-name="P13" draw:layer="layout" svg:width="21.59cm" svg:height="11.43cm" svg:x="1.905cm" svg:y="4.657cm" presentation:class="outline" presentation:user-transformed="true">
          <draw:text-box>
            <text:list text:style-name="L3">
              <text:list-item>
                <text:p text:style-name="P12">Conventional Indexes</text:p>
                <text:list>
                  <text:list-item>
                    <text:list>
                      <text:list-item>
                        <text:p text:style-name="P37">Sparse vs. dense</text:p>
                      </text:list-item>
                      <text:list-item>
                        <text:p text:style-name="P37">Primary vs. secondary</text:p>
                      </text:list-item>
                    </text:list>
                  </text:list-item>
                </text:list>
              </text:list-item>
              <text:list-item>
                <text:p text:style-name="P12">B trees</text:p>
                <text:list>
                  <text:list-item>
                    <text:list>
                      <text:list-item>
                        <text:p text:style-name="P37">B+trees vs. indexed sequential</text:p>
                      </text:list-item>
                    </text:list>
                  </text:list-item>
                </text:list>
              </text:list-item>
              <text:list-item>
                <text:p text:style-name="P14">Hashing schemes<text:tab/><text:tab/>--&gt;<text:tab/>Next</text:p>
              </text:list-item>
            </text:list>
            <text:p text:style-name="P18"/>
          </draw:text-box>
        </draw:frame>
        <presentation:notes draw:style-name="dp2">
          <draw:page-thumbnail draw:style-name="gr1" draw:layer="layout" svg:width="12.7cm" svg:height="9.525cm" svg:x="3.175cm" svg:y="1.905cm" draw:page-number="65" presentation:class="page"/>
          <draw:frame presentation:style-name="pr6" draw:text-style-name="P1" draw:layer="layout" svg:width="13.97cm" svg:height="11.431cm" svg:x="2.54cm" svg:y="12.065cm" presentation:class="notes" presentation:placeholder="true">
            <draw:text-box/>
          </draw:frame>
        </presentation:notes>
      </draw:page>
      <draw:page draw:name="PowerPoint Presentation" draw:style-name="dp1" draw:master-page-name="Default" presentation:presentation-page-layout-name="AL2T1">
        <draw:frame presentation:style-name="pr9" draw:text-style-name="P13" draw:layer="layout" svg:width="21.59cm" svg:height="11.43cm" svg:x="1.905cm" svg:y="5.503cm" presentation:class="outline" presentation:user-transformed="true">
          <draw:text-box>
            <text:p text:style-name="P18"/>
            <text:p text:style-name="P18"/>
            <text:p text:style-name="P18">key <text:span text:style-name="T32"></text:span> h(key)</text:p>
          </draw:text-box>
        </draw:frame>
        <draw:g>
          <draw:rect draw:style-name="gr535" draw:text-style-name="P7" draw:layer="layout" svg:width="5.927cm" svg:height="2.117cm" svg:x="1.693cm" svg:y="1.905cm">
            <text:p/>
          </draw:rect>
          <draw:rect draw:style-name="gr536" draw:text-style-name="P6" draw:layer="layout" svg:width="5.927cm" svg:height="2.117cm" svg:x="1.693cm" svg:y="1.905cm">
            <text:p text:style-name="P8"><text:span text:style-name="T9">Hashing</text:span></text:p>
          </draw:rect>
        </draw:g>
        <draw:rect draw:style-name="gr3" draw:text-style-name="P7" draw:layer="layout" svg:width="3.386cm" svg:height="1.482cm" svg:x="14.817cm" svg:y="6.985cm">
          <text:p/>
        </draw:rect>
        <draw:g>
          <draw:rect draw:style-name="gr3" draw:text-style-name="P7" draw:layer="layout" svg:width="3.386cm" svg:height="1.481cm" svg:x="14.817cm" svg:y="8.467cm">
            <text:p/>
          </draw:rect>
          <draw:rect draw:style-name="gr506" draw:text-style-name="P6" draw:layer="layout" svg:width="3.386cm" svg:height="1.481cm" svg:x="14.817cm" svg:y="8.467cm">
            <text:p text:style-name="P8">&lt;key&gt;</text:p>
          </draw:rect>
        </draw:g>
        <draw:rect draw:style-name="gr3" draw:text-style-name="P7" draw:layer="layout" svg:width="3.386cm" svg:height="1.482cm" svg:x="14.817cm" svg:y="9.948cm">
          <text:p/>
        </draw:rect>
        <draw:rect draw:style-name="gr3" draw:text-style-name="P7" draw:layer="layout" svg:width="3.386cm" svg:height="1.482cm" svg:x="14.817cm" svg:y="11.43cm">
          <text:p/>
        </draw:rect>
        <draw:line draw:style-name="gr59" draw:text-style-name="P10" draw:layer="layout" svg:x1="14.817cm" svg:y1="12.912cm" svg:x2="14.817cm" svg:y2="14.393cm">
          <text:p/>
        </draw:line>
        <draw:line draw:style-name="gr59" draw:text-style-name="P10" draw:layer="layout" svg:x1="18.203cm" svg:y1="12.912cm" svg:x2="18.203cm" svg:y2="14.393cm">
          <text:p/>
        </draw:line>
        <draw:rect draw:style-name="gr254" draw:text-style-name="P6" draw:layer="layout" svg:width="0.723cm" svg:height="1.102cm" svg:x="16.087cm" svg:y="13.335cm">
          <text:p text:style-name="P52"><text:span text:style-name="T5">.</text:span></text:p>
          <text:p text:style-name="P52"><text:span text:style-name="T5">.</text:span></text:p>
          <text:p text:style-name="P52"><text:span text:style-name="T5">.</text:span></text:p>
        </draw:rect>
        <draw:line draw:style-name="gr36" draw:text-style-name="P10" draw:layer="layout" svg:x1="19.473cm" svg:y1="12.065cm" svg:x2="18.415cm" svg:y2="12.065cm">
          <text:p/>
        </draw:line>
        <draw:rect draw:style-name="gr537" draw:text-style-name="P6" draw:layer="layout" svg:width="4.582cm" svg:height="3.096cm" svg:x="19.31cm" svg:y="10.495cm">
          <text:p text:style-name="P5">Buckets</text:p>
          <text:p text:style-name="P53">(typically 1</text:p>
          <text:p text:style-name="P54">disk block)</text:p>
        </draw:rect>
        <draw:line draw:style-name="gr538" draw:text-style-name="P10" draw:layer="layout" svg:x1="10.16cm" svg:y1="9.525cm" svg:x2="12.277cm" svg:y2="9.525cm">
          <text:p/>
        </draw:line>
        <draw:line draw:style-name="gr539" draw:text-style-name="P10" draw:layer="layout" svg:x1="12.487cm" svg:y1="8.678cm" svg:x2="12.276cm" svg:y2="9.525cm">
          <text:p/>
        </draw:line>
        <draw:line draw:style-name="gr540" draw:text-style-name="P10" draw:layer="layout" svg:x1="12.488cm" svg:y1="8.678cm" svg:x2="13.97cm" svg:y2="8.678cm">
          <text:p/>
        </draw:line>
        <presentation:notes draw:style-name="dp2">
          <draw:page-thumbnail draw:style-name="gr1" draw:layer="layout" svg:width="13.053cm" svg:height="9.79cm" svg:x="3.104cm" svg:y="1.958cm" draw:page-number="66"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page67" draw:style-name="dp1" draw:master-page-name="Default" presentation:presentation-page-layout-name="AL2T1">
        <draw:line draw:style-name="gr541" draw:text-style-name="P10" draw:layer="layout" svg:x1="11.642cm" svg:y1="9.525cm" svg:x2="13.758cm" svg:y2="9.525cm">
          <text:p/>
        </draw:line>
        <draw:line draw:style-name="gr542" draw:text-style-name="P10" draw:layer="layout" svg:x1="13.97cm" svg:y1="8.678cm" svg:x2="13.758cm" svg:y2="9.525cm">
          <text:p/>
        </draw:line>
        <draw:line draw:style-name="gr543" draw:text-style-name="P10" draw:layer="layout" svg:x1="13.97cm" svg:y1="8.678cm" svg:x2="15.452cm" svg:y2="8.678cm">
          <text:p/>
        </draw:line>
        <draw:rect draw:style-name="gr544" draw:text-style-name="P6" draw:layer="layout" svg:width="0.895cm" svg:height="1.936cm" svg:x="17.992cm" svg:y="11.007cm">
          <text:p text:style-name="P55"><text:span text:style-name="T9">.</text:span></text:p>
          <text:p text:style-name="P56"><text:span text:style-name="T9">.</text:span></text:p>
          <text:p text:style-name="P56"><text:span text:style-name="T9">.</text:span></text:p>
        </draw:rect>
        <draw:frame presentation:style-name="pr47" draw:text-style-name="P13" draw:layer="layout" svg:width="21.59cm" svg:height="1.905cm" svg:x="0.847cm" svg:y="1.482cm" presentation:class="outline" presentation:user-transformed="true">
          <draw:text-box>
            <text:p text:style-name="P18"><text:span text:style-name="T7">Two alternatives</text:span></text:p>
          </draw:text-box>
        </draw:frame>
        <draw:line draw:style-name="gr59" draw:text-style-name="P10" draw:layer="layout" svg:x1="16.298cm" svg:y1="6.562cm" svg:x2="16.298cm" svg:y2="13.97cm">
          <text:p/>
        </draw:line>
        <draw:line draw:style-name="gr59" draw:text-style-name="P10" draw:layer="layout" svg:x1="20.532cm" svg:y1="6.562cm" svg:x2="20.532cm" svg:y2="13.97cm">
          <text:p/>
        </draw:line>
        <draw:line draw:style-name="gr59" draw:text-style-name="P10" draw:layer="layout" svg:x1="16.298cm" svg:y1="8.255cm" svg:x2="20.532cm" svg:y2="8.255cm">
          <text:p/>
        </draw:line>
        <draw:line draw:style-name="gr59" draw:text-style-name="P10" draw:layer="layout" svg:x1="16.298cm" svg:y1="10.372cm" svg:x2="20.532cm" svg:y2="10.372cm">
          <text:p/>
        </draw:line>
        <draw:rect draw:style-name="gr2" draw:text-style-name="P6" draw:layer="layout" svg:width="3.263cm" svg:height="1.27cm" svg:x="16.788cm" svg:y="8.361cm">
          <text:p text:style-name="P5">records</text:p>
        </draw:rect>
        <draw:rect draw:style-name="gr544" draw:text-style-name="P6" draw:layer="layout" svg:width="0.895cm" svg:height="1.936cm" svg:x="17.992cm" svg:y="5.715cm">
          <text:p text:style-name="P55"><text:span text:style-name="T9">.</text:span></text:p>
          <text:p text:style-name="P56"><text:span text:style-name="T9">.</text:span></text:p>
          <text:p text:style-name="P56"><text:span text:style-name="T9">.</text:span></text:p>
        </draw:rect>
        <draw:rect draw:style-name="gr216" draw:text-style-name="P6" draw:layer="layout" svg:width="9.11cm" svg:height="1.61cm" svg:x="2.505cm" svg:y="8.678cm">
          <text:p text:style-name="P8"><text:span text:style-name="T18">(1) key </text:span><text:span text:style-name="T40"></text:span><text:span text:style-name="T18"> h(key)</text:span></text:p>
        </draw:rect>
        <presentation:notes draw:style-name="dp2">
          <draw:page-thumbnail draw:style-name="gr1" draw:layer="layout" svg:width="13.053cm" svg:height="9.79cm" svg:x="3.104cm" svg:y="1.958cm" draw:page-number="67"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page68" draw:style-name="dp1" draw:master-page-name="Default" presentation:presentation-page-layout-name="AL2T1">
        <draw:frame presentation:style-name="pr9" draw:text-style-name="P13" draw:layer="layout" svg:width="21.59cm" svg:height="11.43cm" svg:x="1.905cm" svg:y="5.503cm" presentation:class="outline" presentation:user-transformed="true">
          <draw:text-box>
            <text:p text:style-name="P18"><text:span text:style-name="T28"/></text:p>
            <text:p text:style-name="P18"><text:span text:style-name="T28"/></text:p>
            <text:p text:style-name="P18"><text:span text:style-name="T28"/></text:p>
          </draw:text-box>
        </draw:frame>
        <draw:line draw:style-name="gr545" draw:text-style-name="P10" draw:layer="layout" svg:x1="11.677cm" svg:y1="8.149cm" svg:x2="13.794cm" svg:y2="8.149cm">
          <text:p/>
        </draw:line>
        <draw:line draw:style-name="gr546" draw:text-style-name="P10" draw:layer="layout" svg:x1="14.004cm" svg:y1="7.303cm" svg:x2="13.793cm" svg:y2="8.149cm">
          <text:p/>
        </draw:line>
        <draw:line draw:style-name="gr547" draw:text-style-name="P10" draw:layer="layout" svg:x1="14.005cm" svg:y1="7.303cm" svg:x2="15.487cm" svg:y2="7.303cm">
          <text:p/>
        </draw:line>
        <draw:rect draw:style-name="gr216" draw:text-style-name="P6" draw:layer="layout" svg:width="9.11cm" svg:height="1.61cm" svg:x="2.214cm" svg:y="7.161cm">
          <text:p text:style-name="P8"><text:span text:style-name="T18">(2) key </text:span><text:span text:style-name="T40"></text:span><text:span text:style-name="T18"> h(key)</text:span></text:p>
        </draw:rect>
        <draw:rect draw:style-name="gr2" draw:text-style-name="P6" draw:layer="layout" svg:width="2.632cm" svg:height="1.27cm" svg:x="15.699cm" svg:y="10.901cm">
          <text:p text:style-name="P5">Index</text:p>
        </draw:rect>
        <draw:line draw:style-name="gr59" draw:text-style-name="P10" draw:layer="layout" svg:x1="15.699cm" svg:y1="5.609cm" svg:x2="15.699cm" svg:y2="10.266cm">
          <text:p/>
        </draw:line>
        <draw:line draw:style-name="gr59" draw:text-style-name="P10" draw:layer="layout" svg:x1="18.239cm" svg:y1="5.609cm" svg:x2="18.239cm" svg:y2="10.266cm">
          <text:p/>
        </draw:line>
        <draw:line draw:style-name="gr59" draw:text-style-name="P10" draw:layer="layout" svg:x1="20.355cm" svg:y1="5.609cm" svg:x2="20.355cm" svg:y2="10.266cm">
          <text:p/>
        </draw:line>
        <draw:line draw:style-name="gr59" draw:text-style-name="P10" draw:layer="layout" svg:x1="23.107cm" svg:y1="5.609cm" svg:x2="23.107cm" svg:y2="10.266cm">
          <text:p/>
        </draw:line>
        <draw:line draw:style-name="gr59" draw:text-style-name="P10" draw:layer="layout" svg:x1="20.355cm" svg:y1="6.456cm" svg:x2="23.107cm" svg:y2="6.456cm">
          <text:p/>
        </draw:line>
        <draw:line draw:style-name="gr59" draw:text-style-name="P10" draw:layer="layout" svg:x1="20.355cm" svg:y1="7.726cm" svg:x2="23.107cm" svg:y2="7.726cm">
          <text:p/>
        </draw:line>
        <draw:rect draw:style-name="gr2" draw:text-style-name="P6" draw:layer="layout" svg:width="2.884cm" svg:height="1.27cm" svg:x="20.298cm" svg:y="6.562cm">
          <text:p text:style-name="P5">record</text:p>
        </draw:rect>
        <draw:line draw:style-name="gr59" draw:text-style-name="P10" draw:layer="layout" svg:x1="15.699cm" svg:y1="6.033cm" svg:x2="18.239cm" svg:y2="6.033cm">
          <text:p/>
        </draw:line>
        <draw:line draw:style-name="gr59" draw:text-style-name="P10" draw:layer="layout" svg:x1="15.699cm" svg:y1="8.996cm" svg:x2="18.239cm" svg:y2="8.996cm">
          <text:p/>
        </draw:line>
        <draw:line draw:style-name="gr548" draw:text-style-name="P10" draw:layer="layout" svg:x1="15.699cm" svg:y1="8.361cm" svg:x2="18.239cm" svg:y2="8.361cm">
          <text:p/>
        </draw:line>
        <draw:line draw:style-name="gr549" draw:text-style-name="P10" draw:layer="layout" svg:x1="15.699cm" svg:y1="7.514cm" svg:x2="18.239cm" svg:y2="7.514cm">
          <text:p/>
        </draw:line>
        <draw:line draw:style-name="gr550" draw:text-style-name="P10" draw:layer="layout" svg:x1="15.699cm" svg:y1="6.668cm" svg:x2="18.239cm" svg:y2="6.668cm">
          <text:p/>
        </draw:line>
        <draw:rect draw:style-name="gr254" draw:text-style-name="P6" draw:layer="layout" svg:width="2.192cm" svg:height="1.102cm" svg:x="15.91cm" svg:y="7.303cm">
          <text:p text:style-name="P42"><text:span text:style-name="T5">key 1</text:span></text:p>
        </draw:rect>
        <draw:line draw:style-name="gr36" draw:text-style-name="P10" draw:layer="layout" svg:x1="17.956cm" svg:y1="8.008cm" svg:x2="20.32cm" svg:y2="6.632cm">
          <text:p/>
        </draw:line>
        <draw:g>
          <draw:rect draw:style-name="gr136" draw:text-style-name="P7" draw:layer="layout" svg:width="21.59cm" svg:height="1.905cm" svg:x="0.847cm" svg:y="1.482cm">
            <text:p/>
          </draw:rect>
          <draw:frame presentation:style-name="pr48" draw:text-style-name="P13" draw:layer="layout" svg:width="21.59cm" svg:height="1.905cm" svg:x="0.847cm" svg:y="1.482cm" presentation:class="outline" presentation:user-transformed="true">
            <draw:text-box>
              <text:p text:style-name="P18"><text:span text:style-name="T7">Two alternatives</text:span></text:p>
            </draw:text-box>
          </draw:frame>
        </draw:g>
        <draw:g xml:id="id63" draw:id="id63">
          <draw:rect draw:style-name="gr136" draw:text-style-name="P7" draw:layer="layout" svg:width="21.59cm" svg:height="1.905cm" svg:x="2.223cm" svg:y="13.688cm">
            <text:p/>
          </draw:rect>
          <draw:frame presentation:style-name="pr48" draw:text-style-name="P13" draw:layer="layout" svg:width="21.59cm" svg:height="1.905cm" svg:x="2.223cm" svg:y="13.688cm" presentation:class="outline" presentation:user-transformed="true">
            <draw:text-box>
              <text:list text:style-name="L3">
                <text:list-item>
                  <text:p text:style-name="P12">Alt (2) for “secondary” search key</text:p>
                </text:list-item>
              </text:list>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63" smil:attributeName="visibility" smil:to="visible"/>
                  <anim:animate smil:dur="1s" smil:fill="hold" smil:targetElement="id63" smil:attributeName="x" smil:values="0-width/2;x" smil:keyTimes="0;1" smil:additive="base"/>
                  <anim:animate smil:dur="1s" smil:fill="hold" smil:targetElement="id63" smil:attributeName="y" smil:values="y;y" smil:keyTimes="0;1" smil:additive="base"/>
                </anim:par>
              </anim:par>
            </anim:par>
          </anim:seq>
        </anim:par>
        <presentation:notes draw:style-name="dp2">
          <draw:page-thumbnail draw:style-name="gr1" draw:layer="layout" svg:width="13.053cm" svg:height="9.79cm" svg:x="3.104cm" svg:y="1.958cm" draw:page-number="68"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Example hash function" draw:style-name="dp1" draw:master-page-name="Default" presentation:presentation-page-layout-name="AL2T1">
        <draw:frame presentation:style-name="pr7" draw:text-style-name="P2" draw:layer="layout" svg:width="21.59cm" svg:height="3.175cm" svg:x="1.905cm" svg:y="1.693cm" presentation:class="title" presentation:user-transformed="true">
          <draw:text-box>
            <text:p text:style-name="P11"><text:span text:style-name="T6">Example hash function</text:span></text:p>
          </draw:text-box>
        </draw:frame>
        <draw:frame presentation:style-name="pr9" draw:text-style-name="P13" draw:layer="layout" svg:width="22.789cm" svg:height="11.43cm" svg:x="1.27cm" svg:y="5.398cm" presentation:class="outline" presentation:user-transformed="true">
          <draw:text-box>
            <text:list text:style-name="L3">
              <text:list-item>
                <text:p text:style-name="P12"><text:span text:style-name="T28">Key = ‘x</text:span><text:span text:style-name="T41">1</text:span><text:span text:style-name="T28"> x</text:span><text:span text:style-name="T41">2 </text:span><text:span text:style-name="T28">… x</text:span><text:span text:style-name="T41">n</text:span><text:span text:style-name="T28">’ <text:s text:c="2"/></text:span><text:span text:style-name="T42">n</text:span><text:span text:style-name="T28"> byte character string</text:span></text:p>
              </text:list-item>
              <text:list-item>
                <text:p text:style-name="P12"><text:span text:style-name="T28">Have </text:span><text:span text:style-name="T42">b</text:span><text:span text:style-name="T28"> buckets</text:span></text:p>
              </text:list-item>
              <text:list-item>
                <text:p text:style-name="P16"><text:span text:style-name="T28">h: <text:s/>add x</text:span><text:span text:style-name="T41">1 + </text:span><text:span text:style-name="T28">x</text:span><text:span text:style-name="T41">2 + </text:span><text:span text:style-name="T28">….. x</text:span><text:span text:style-name="T41">n</text:span></text:p>
                <text:list>
                  <text:list-item>
                    <text:p text:style-name="P57"><text:span text:style-name="T28"><text:tab/></text:span><text:span text:style-name="T28"> <text:s/></text:span><text:span text:style-name="T28">compute sum modulo </text:span><text:span text:style-name="T42">b</text:span></text:p>
                  </text:list-item>
                </text:list>
              </text:list-item>
            </text:list>
          </draw:text-box>
        </draw:frame>
        <presentation:notes draw:style-name="dp2">
          <draw:page-thumbnail draw:style-name="gr1" draw:layer="layout" svg:width="13.053cm" svg:height="9.79cm" svg:x="3.104cm" svg:y="1.958cm" draw:page-number="69"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page70" draw:style-name="dp1" draw:master-page-name="Default" presentation:presentation-page-layout-name="AL2T1">
        <draw:frame presentation:style-name="pr49" draw:text-style-name="P13" draw:layer="layout" svg:width="23.742cm" svg:height="5.126cm" svg:x="1.658cm" svg:y="2.364cm" presentation:class="outline" presentation:user-transformed="true">
          <draw:text-box>
            <text:p text:style-name="P58"><text:span text:style-name="T43"></text:span><text:span text:style-name="T28"> </text:span><text:span text:style-name="T28">This may not be best function …</text:span></text:p>
            <text:p text:style-name="P59"><text:span text:style-name="T43"></text:span><text:span text:style-name="T28"> </text:span><text:span text:style-name="T28">Read Knuth Vol. 3 if you really</text:span><text:span text:style-name="T28"><text:tab/></text:span><text:span text:style-name="T28"><text:tab/></text:span><text:span text:style-name="T28"><text:tab/></text:span><text:span text:style-name="T28">need to select a good function.</text:span></text:p>
          </draw:text-box>
        </draw:frame>
        <draw:g xml:id="id64" draw:id="id64">
          <draw:rect draw:style-name="gr136" draw:text-style-name="P7" draw:layer="layout" svg:width="24.483cm" svg:height="5.751cm" svg:x="1.552cm" svg:y="8.925cm">
            <text:p/>
          </draw:rect>
          <draw:frame presentation:style-name="pr50" draw:text-style-name="P13" draw:layer="layout" svg:width="24.483cm" svg:height="5.751cm" svg:x="1.552cm" svg:y="8.925cm" presentation:class="outline" presentation:user-transformed="true">
            <draw:text-box>
              <text:p text:style-name="P28">Good hash function:</text:p>
              <text:p text:style-name="P28"><text:span text:style-name="T44"></text:span> Expected number of keys/bucket is the</text:p>
              <text:p text:style-name="P28"><text:tab/> <text:s/>same for all buckets</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64" smil:attributeName="visibility" smil:to="visible"/>
                  <anim:animate smil:dur="1s" smil:fill="hold" smil:targetElement="id64" smil:attributeName="x" smil:values="0-width/2;x" smil:keyTimes="0;1" smil:additive="base"/>
                  <anim:animate smil:dur="1s" smil:fill="hold" smil:targetElement="id64" smil:attributeName="y" smil:values="y;y" smil:keyTimes="0;1" smil:additive="base"/>
                </anim:par>
              </anim:par>
            </anim:par>
          </anim:seq>
        </anim:par>
        <presentation:notes draw:style-name="dp2">
          <draw:page-thumbnail draw:style-name="gr1" draw:layer="layout" svg:width="13.053cm" svg:height="9.79cm" svg:x="3.104cm" svg:y="1.958cm" draw:page-number="70"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Within a bucket:" draw:style-name="dp1" draw:master-page-name="Default" presentation:presentation-page-layout-name="AL2T1">
        <draw:frame presentation:style-name="pr7" draw:text-style-name="P2" draw:layer="layout" svg:width="21.59cm" svg:height="3.175cm" svg:x="1.905cm" svg:y="1.693cm" presentation:class="title" presentation:user-transformed="true">
          <draw:text-box>
            <text:p text:style-name="P11"><text:span text:style-name="T6">Within a bucket:</text:span></text:p>
          </draw:text-box>
        </draw:frame>
        <draw:frame presentation:style-name="pr27" draw:text-style-name="P13" draw:layer="layout" svg:width="21.59cm" svg:height="1.87cm" svg:x="1.834cm" svg:y="4.974cm" presentation:class="outline" presentation:user-transformed="true">
          <draw:text-box>
            <text:list text:style-name="L3">
              <text:list-item>
                <text:p text:style-name="P12">Do we keep keys sorted?</text:p>
              </text:list-item>
            </text:list>
          </draw:text-box>
        </draw:frame>
        <draw:g>
          <draw:rect draw:style-name="gr136" draw:text-style-name="P7" draw:layer="layout" svg:width="21.59cm" svg:height="3.563cm" svg:x="1.834cm" svg:y="7.902cm">
            <text:p/>
          </draw:rect>
          <draw:frame presentation:style-name="pr51" draw:text-style-name="P13" draw:layer="layout" svg:width="21.59cm" svg:height="3.563cm" svg:x="1.834cm" svg:y="7.902cm" presentation:class="outline" presentation:user-transformed="true">
            <draw:text-box>
              <text:list text:style-name="L3">
                <text:list-item>
                  <text:p text:style-name="P12">Yes, if CPU time critical</text:p>
                </text:list-item>
              </text:list>
              <text:p text:style-name="P28"><text:tab/> <text:s/>&amp; Inserts/Deletes not too frequent</text:p>
            </draw:text-box>
          </draw:frame>
        </draw:g>
        <presentation:notes draw:style-name="dp2">
          <draw:page-thumbnail draw:style-name="gr1" draw:layer="layout" svg:width="13.053cm" svg:height="9.79cm" svg:x="3.104cm" svg:y="1.958cm" draw:page-number="71"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Next: example to illustrate     inserts, overflows, deletes" draw:style-name="dp1" draw:master-page-name="Default" presentation:presentation-page-layout-name="AL2T1">
        <draw:frame presentation:style-name="pr26" draw:text-style-name="P2" draw:layer="layout" svg:width="23.495cm" svg:height="3.328cm" svg:x="1.905cm" svg:y="1.617cm" presentation:class="title" presentation:user-transformed="true">
          <draw:text-box>
            <text:p text:style-name="P31"><text:span text:style-name="T6">Next:</text:span><text:span text:style-name="T9"> example to illustrate</text:span><text:span text:style-name="T9"><text:tab/></text:span><text:span text:style-name="T9"><text:tab/></text:span><text:span text:style-name="T9"><text:tab/></text:span><text:span text:style-name="T9"><text:tab/></text:span><text:span text:style-name="T9"><text:tab/></text:span><text:span text:style-name="T9">inserts, overflows, deletes</text:span></text:p>
          </draw:text-box>
        </draw:frame>
        <draw:frame presentation:style-name="pr9" draw:text-style-name="P13" draw:layer="layout" svg:width="21.59cm" svg:height="11.43cm" svg:x="1.905cm" svg:y="5.503cm" presentation:class="outline" presentation:user-transformed="true">
          <draw:text-box>
            <text:p text:style-name="P28"><text:tab/><text:tab/></text:p>
            <text:p text:style-name="P28"><text:tab/><text:tab/><text:tab/>h(K)</text:p>
          </draw:text-box>
        </draw:frame>
        <draw:rect draw:style-name="gr3" draw:text-style-name="P7" draw:layer="layout" svg:width="2.117cm" svg:height="2.117cm" svg:x="13.335cm" svg:y="6.35cm">
          <text:p/>
        </draw:rect>
        <draw:rect draw:style-name="gr3" draw:text-style-name="P7" draw:layer="layout" svg:width="2.117cm" svg:height="2.116cm" svg:x="13.335cm" svg:y="8.467cm">
          <text:p/>
        </draw:rect>
        <draw:line draw:style-name="gr59" draw:text-style-name="P10" draw:layer="layout" svg:x1="13.335cm" svg:y1="10.583cm" svg:x2="13.335cm" svg:y2="12.065cm">
          <text:p/>
        </draw:line>
        <draw:line draw:style-name="gr59" draw:text-style-name="P10" draw:layer="layout" svg:x1="15.452cm" svg:y1="10.583cm" svg:x2="15.452cm" svg:y2="12.065cm">
          <text:p/>
        </draw:line>
        <draw:line draw:style-name="gr36" draw:text-style-name="P10" draw:layer="layout" svg:x1="10.16cm" svg:y1="7.832cm" svg:x2="12.912cm" svg:y2="9.525cm">
          <text:p/>
        </draw:line>
        <presentation:notes draw:style-name="dp2">
          <draw:page-thumbnail draw:style-name="gr1" draw:layer="layout" svg:width="13.053cm" svg:height="9.79cm" svg:x="3.104cm" svg:y="1.958cm" draw:page-number="72"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EXAMPLE  2 records/bucket" draw:style-name="dp1" draw:master-page-name="Default" presentation:presentation-page-layout-name="AL2T1">
        <draw:frame presentation:style-name="pr7" draw:text-style-name="P2" draw:layer="layout" svg:width="21.59cm" svg:height="3.175cm" svg:x="1.905cm" svg:y="1.693cm" presentation:class="title" presentation:user-transformed="true">
          <draw:text-box>
            <text:p text:style-name="P11"><text:span text:style-name="T6">EXAMPLE</text:span><text:span text:style-name="T9"> <text:s/>2 records/bucket</text:span></text:p>
          </draw:text-box>
        </draw:frame>
        <draw:frame presentation:style-name="pr52" draw:text-style-name="P13" draw:layer="layout" svg:width="7.02cm" svg:height="8.342cm" svg:x="1.87cm" svg:y="6.068cm" presentation:class="outline" presentation:user-transformed="true">
          <draw:text-box>
            <text:p text:style-name="P18">INSERT:</text:p>
            <text:p text:style-name="P18">h(a) = 1</text:p>
            <text:p text:style-name="P18">h(b) = 2</text:p>
            <text:p text:style-name="P18">h(c) = 1</text:p>
            <text:p text:style-name="P18">h(d) = 0</text:p>
          </draw:text-box>
        </draw:frame>
        <draw:g>
          <draw:rect draw:style-name="gr3" draw:text-style-name="P7" draw:layer="layout" svg:width="3.386cm" svg:height="2.117cm" svg:x="10.372cm" svg:y="6.138cm">
            <text:p/>
          </draw:rect>
          <draw:rect draw:style-name="gr3" draw:text-style-name="P7" draw:layer="layout" svg:width="0.635cm" svg:height="0.424cm" svg:x="13.758cm" svg:y="6.138cm">
            <text:p/>
          </draw:rect>
          <draw:line draw:style-name="gr551" draw:text-style-name="P10" draw:layer="layout" svg:x1="10.372cm" svg:y1="7.197cm" svg:x2="13.758cm" svg:y2="7.197cm">
            <text:p/>
          </draw:line>
        </draw:g>
        <draw:g>
          <draw:rect draw:style-name="gr3" draw:text-style-name="P7" draw:layer="layout" svg:width="3.386cm" svg:height="2.117cm" svg:x="10.372cm" svg:y="8.255cm">
            <text:p/>
          </draw:rect>
          <draw:rect draw:style-name="gr3" draw:text-style-name="P7" draw:layer="layout" svg:width="0.635cm" svg:height="0.424cm" svg:x="13.758cm" svg:y="8.255cm">
            <text:p/>
          </draw:rect>
          <draw:line draw:style-name="gr552" draw:text-style-name="P10" draw:layer="layout" svg:x1="10.372cm" svg:y1="9.314cm" svg:x2="13.758cm" svg:y2="9.314cm">
            <text:p/>
          </draw:line>
        </draw:g>
        <draw:g>
          <draw:rect draw:style-name="gr3" draw:text-style-name="P7" draw:layer="layout" svg:width="3.386cm" svg:height="2.116cm" svg:x="10.372cm" svg:y="10.372cm">
            <text:p/>
          </draw:rect>
          <draw:rect draw:style-name="gr3" draw:text-style-name="P7" draw:layer="layout" svg:width="0.635cm" svg:height="0.424cm" svg:x="13.758cm" svg:y="10.372cm">
            <text:p/>
          </draw:rect>
          <draw:line draw:style-name="gr553" draw:text-style-name="P10" draw:layer="layout" svg:x1="10.372cm" svg:y1="11.43cm" svg:x2="13.758cm" svg:y2="11.43cm">
            <text:p/>
          </draw:line>
        </draw:g>
        <draw:g>
          <draw:rect draw:style-name="gr3" draw:text-style-name="P7" draw:layer="layout" svg:width="3.386cm" svg:height="2.117cm" svg:x="10.372cm" svg:y="12.488cm">
            <text:p/>
          </draw:rect>
          <draw:rect draw:style-name="gr3" draw:text-style-name="P7" draw:layer="layout" svg:width="0.635cm" svg:height="0.424cm" svg:x="13.758cm" svg:y="12.488cm">
            <text:p/>
          </draw:rect>
          <draw:line draw:style-name="gr554" draw:text-style-name="P10" draw:layer="layout" svg:x1="10.372cm" svg:y1="13.547cm" svg:x2="13.758cm" svg:y2="13.547cm">
            <text:p/>
          </draw:line>
        </draw:g>
        <draw:rect draw:style-name="gr555" draw:text-style-name="P6" draw:layer="layout" svg:width="0.86cm" svg:height="7.359cm" svg:x="9.313cm" svg:y="5.905cm">
          <text:p text:style-name="P60"><text:span text:style-name="T45">0</text:span></text:p>
          <text:p text:style-name="P61"><text:span text:style-name="T45">1</text:span></text:p>
          <text:p text:style-name="P60"><text:span text:style-name="T45"/></text:p>
          <text:p text:style-name="P62"><text:span text:style-name="T45">2</text:span></text:p>
          <text:p text:style-name="P60"><text:span text:style-name="T45"/></text:p>
          <text:p text:style-name="P63"><text:span text:style-name="T45">3</text:span></text:p>
        </draw:rect>
        <draw:g xml:id="id65" draw:id="id65">
          <draw:rect draw:style-name="gr2" draw:text-style-name="P6" draw:layer="layout" svg:width="0.979cm" svg:height="1.27cm" svg:x="11.642cm" svg:y="6.138cm">
            <text:p text:style-name="P5"><text:span text:style-name="T14">d</text:span></text:p>
          </draw:rect>
          <draw:rect draw:style-name="gr2" draw:text-style-name="P6" draw:layer="layout" svg:width="0.957cm" svg:height="1.27cm" svg:x="11.642cm" svg:y="8.043cm">
            <text:p text:style-name="P5"><text:span text:style-name="T14">a</text:span></text:p>
          </draw:rect>
          <draw:frame draw:style-name="gr556" draw:text-style-name="P64" draw:layer="layout" svg:width="0.846cm" svg:height="1.27cm" svg:x="11.642cm" svg:y="9.102cm">
            <draw:text-box>
              <text:p text:style-name="P5"><text:span text:style-name="T14">c</text:span></text:p>
            </draw:text-box>
          </draw:frame>
          <draw:rect draw:style-name="gr2" draw:text-style-name="P6" draw:layer="layout" svg:width="0.979cm" svg:height="1.27cm" svg:x="11.642cm" svg:y="10.372cm">
            <text:p text:style-name="P5"><text:span text:style-name="T14">b</text:span></text:p>
          </draw:rect>
        </draw:g>
        <draw:g xml:id="id66" draw:id="id66">
          <draw:rect draw:style-name="gr136" draw:text-style-name="P7" draw:layer="layout" svg:width="6.985cm" svg:height="1.763cm" svg:x="1.905cm" svg:y="14.288cm">
            <text:p/>
          </draw:rect>
          <draw:frame presentation:style-name="pr53" draw:text-style-name="P13" draw:layer="layout" svg:width="6.985cm" svg:height="1.763cm" svg:x="1.905cm" svg:y="14.288cm" presentation:class="outline" presentation:user-transformed="true">
            <draw:text-box>
              <text:p text:style-name="P18"><text:span text:style-name="T16">h(e) = 1</text:span></text:p>
            </draw:text-box>
          </draw:frame>
        </draw:g>
        <draw:g xml:id="id67" draw:id="id67">
          <draw:g>
            <draw:rect draw:style-name="gr522" draw:text-style-name="P7" draw:layer="layout" svg:width="3.387cm" svg:height="2.117cm" svg:x="16.122cm" svg:y="8.255cm">
              <text:p/>
            </draw:rect>
            <draw:rect draw:style-name="gr522" draw:text-style-name="P7" draw:layer="layout" svg:width="0.635cm" svg:height="0.424cm" svg:x="19.509cm" svg:y="8.255cm">
              <text:p/>
            </draw:rect>
            <draw:line draw:style-name="gr557" draw:text-style-name="P10" draw:layer="layout" svg:x1="16.122cm" svg:y1="9.314cm" svg:x2="19.509cm" svg:y2="9.314cm">
              <text:p/>
            </draw:line>
          </draw:g>
          <draw:line draw:style-name="gr514" draw:text-style-name="P10" draw:layer="layout" svg:x1="14.041cm" svg:y1="8.467cm" svg:x2="15.946cm" svg:y2="8.678cm">
            <text:p/>
          </draw:line>
          <draw:rect draw:style-name="gr2" draw:text-style-name="P6" draw:layer="layout" svg:width="0.957cm" svg:height="1.27cm" svg:x="17.264cm" svg:y="8.184cm">
            <text:p text:style-name="P5"><text:span text:style-name="T16">e</text:span></text:p>
          </draw:rect>
        </draw:g>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65" smil:attributeName="visibility" smil:to="visible"/>
                  <anim:transitionFilter smil:dur="1s" smil:targetElement="id65" smil:type="blindsWipe" smil:subtype="vertical"/>
                </anim:par>
              </anim:par>
            </anim:par>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66" smil:attributeName="visibility" smil:to="visible"/>
                  <anim:transitionFilter smil:dur="1s" smil:targetElement="id66" smil:type="blindsWipe" smil:subtype="vertical"/>
                </anim:par>
              </anim:par>
            </anim:par>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67" smil:attributeName="visibility" smil:to="visible"/>
                  <anim:transitionFilter smil:dur="1s" smil:targetElement="id67" smil:type="blindsWipe" smil:subtype="vertical"/>
                </anim:par>
              </anim:par>
            </anim:par>
          </anim:seq>
        </anim:par>
        <presentation:notes draw:style-name="dp2">
          <draw:page-thumbnail draw:style-name="gr1" draw:layer="layout" svg:width="13.053cm" svg:height="9.79cm" svg:x="3.104cm" svg:y="1.958cm" draw:page-number="73"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page74" draw:style-name="dp1" draw:master-page-name="Default">
        <draw:g>
          <draw:rect draw:style-name="gr3" draw:text-style-name="P7" draw:layer="layout" svg:width="3.386cm" svg:height="2.117cm" svg:x="10.372cm" svg:y="6.138cm">
            <text:p/>
          </draw:rect>
          <draw:rect draw:style-name="gr3" draw:text-style-name="P7" draw:layer="layout" svg:width="0.635cm" svg:height="0.424cm" svg:x="13.758cm" svg:y="6.138cm">
            <text:p/>
          </draw:rect>
          <draw:line draw:style-name="gr558" draw:text-style-name="P10" draw:layer="layout" svg:x1="10.372cm" svg:y1="7.197cm" svg:x2="13.758cm" svg:y2="7.197cm">
            <text:p/>
          </draw:line>
        </draw:g>
        <draw:g>
          <draw:rect draw:style-name="gr3" draw:text-style-name="P7" draw:layer="layout" svg:width="3.386cm" svg:height="2.117cm" svg:x="10.372cm" svg:y="8.255cm">
            <text:p/>
          </draw:rect>
          <draw:rect draw:style-name="gr3" draw:text-style-name="P7" draw:layer="layout" svg:width="0.635cm" svg:height="0.424cm" svg:x="13.758cm" svg:y="8.255cm">
            <text:p/>
          </draw:rect>
          <draw:line draw:style-name="gr559" draw:text-style-name="P10" draw:layer="layout" svg:x1="10.372cm" svg:y1="9.314cm" svg:x2="13.758cm" svg:y2="9.314cm">
            <text:p/>
          </draw:line>
        </draw:g>
        <draw:g>
          <draw:rect draw:style-name="gr3" draw:text-style-name="P7" draw:layer="layout" svg:width="3.386cm" svg:height="2.116cm" svg:x="10.372cm" svg:y="10.372cm">
            <text:p/>
          </draw:rect>
          <draw:rect draw:style-name="gr3" draw:text-style-name="P7" draw:layer="layout" svg:width="0.635cm" svg:height="0.424cm" svg:x="13.758cm" svg:y="10.372cm">
            <text:p/>
          </draw:rect>
          <draw:line draw:style-name="gr560" draw:text-style-name="P10" draw:layer="layout" svg:x1="10.372cm" svg:y1="11.43cm" svg:x2="13.758cm" svg:y2="11.43cm">
            <text:p/>
          </draw:line>
        </draw:g>
        <draw:g>
          <draw:rect draw:style-name="gr3" draw:text-style-name="P7" draw:layer="layout" svg:width="3.386cm" svg:height="2.117cm" svg:x="10.372cm" svg:y="12.488cm">
            <text:p/>
          </draw:rect>
          <draw:rect draw:style-name="gr3" draw:text-style-name="P7" draw:layer="layout" svg:width="0.635cm" svg:height="0.424cm" svg:x="13.758cm" svg:y="12.488cm">
            <text:p/>
          </draw:rect>
          <draw:line draw:style-name="gr561" draw:text-style-name="P10" draw:layer="layout" svg:x1="10.372cm" svg:y1="13.547cm" svg:x2="13.758cm" svg:y2="13.547cm">
            <text:p/>
          </draw:line>
        </draw:g>
        <draw:rect draw:style-name="gr555" draw:text-style-name="P6" draw:layer="layout" svg:width="0.86cm" svg:height="7.359cm" svg:x="9.313cm" svg:y="5.905cm">
          <text:p text:style-name="P60"><text:span text:style-name="T45">0</text:span></text:p>
          <text:p text:style-name="P61"><text:span text:style-name="T45">1</text:span></text:p>
          <text:p text:style-name="P60"><text:span text:style-name="T45"/></text:p>
          <text:p text:style-name="P62"><text:span text:style-name="T45">2</text:span></text:p>
          <text:p text:style-name="P60"><text:span text:style-name="T45"/></text:p>
          <text:p text:style-name="P63"><text:span text:style-name="T45">3</text:span></text:p>
        </draw:rect>
        <draw:g>
          <draw:rect draw:style-name="gr3" draw:text-style-name="P7" draw:layer="layout" svg:width="3.387cm" svg:height="2.117cm" svg:x="16.51cm" svg:y="8.255cm">
            <text:p/>
          </draw:rect>
          <draw:rect draw:style-name="gr3" draw:text-style-name="P7" draw:layer="layout" svg:width="0.635cm" svg:height="0.424cm" svg:x="19.897cm" svg:y="8.255cm">
            <text:p/>
          </draw:rect>
          <draw:line draw:style-name="gr562" draw:text-style-name="P10" draw:layer="layout" svg:x1="16.51cm" svg:y1="9.314cm" svg:x2="19.897cm" svg:y2="9.314cm">
            <text:p/>
          </draw:line>
        </draw:g>
        <draw:rect draw:style-name="gr2" draw:text-style-name="P6" draw:layer="layout" svg:width="0.957cm" svg:height="1.27cm" svg:x="11.655cm" svg:y="6.138cm">
          <text:p text:style-name="P5">a</text:p>
        </draw:rect>
        <draw:rect draw:style-name="gr2" draw:text-style-name="P6" draw:layer="layout" svg:width="0.979cm" svg:height="1.27cm" svg:x="11.642cm" svg:y="8.043cm">
          <text:p text:style-name="P5">b</text:p>
        </draw:rect>
        <draw:rect draw:style-name="gr2" draw:text-style-name="P6" draw:layer="layout" svg:width="0.904cm" svg:height="1.27cm" svg:x="11.681cm" svg:y="9.102cm">
          <text:p text:style-name="P5">c</text:p>
        </draw:rect>
        <draw:rect draw:style-name="gr2" draw:text-style-name="P6" draw:layer="layout" svg:width="0.957cm" svg:height="1.27cm" svg:x="11.655cm" svg:y="10.372cm">
          <text:p text:style-name="P5">e</text:p>
        </draw:rect>
        <draw:rect draw:style-name="gr2" draw:text-style-name="P6" draw:layer="layout" svg:width="0.979cm" svg:height="1.27cm" svg:x="17.78cm" svg:y="8.255cm">
          <text:p text:style-name="P5">d</text:p>
        </draw:rect>
        <draw:line draw:style-name="gr36" draw:text-style-name="P10" draw:layer="layout" svg:x1="14.182cm" svg:y1="8.467cm" svg:x2="16.087cm" svg:y2="8.678cm">
          <text:p/>
        </draw:line>
        <draw:g>
          <draw:rect draw:style-name="gr136" draw:text-style-name="P7" draw:layer="layout" svg:width="21.59cm" svg:height="3.175cm" svg:x="1.905cm" svg:y="1.693cm">
            <text:p/>
          </draw:rect>
          <draw:frame presentation:style-name="pr13" draw:text-style-name="P2" draw:layer="layout" svg:width="21.59cm" svg:height="3.175cm" svg:x="1.905cm" svg:y="1.693cm" presentation:class="title" presentation:user-transformed="true">
            <draw:text-box>
              <text:p text:style-name="P11"><text:span text:style-name="T6">EXAMPLE:</text:span><text:span text:style-name="T9"> <text:s/>deletion</text:span></text:p>
            </draw:text-box>
          </draw:frame>
        </draw:g>
        <draw:rect draw:style-name="gr563" draw:text-style-name="P6" draw:layer="layout" svg:width="4.546cm" svg:height="4.833cm" svg:x="1.504cm" svg:y="5.627cm">
          <text:p text:style-name="P65"><text:span text:style-name="T9">Delete:</text:span><text:span text:style-name="T9"><text:line-break/></text:span><text:span text:style-name="T9">e</text:span><text:span text:style-name="T9"><text:line-break/></text:span><text:span text:style-name="T9">f</text:span></text:p>
        </draw:rect>
        <draw:rect draw:style-name="gr2" draw:text-style-name="P6" draw:layer="layout" svg:width="0.78cm" svg:height="1.27cm" svg:x="11.73cm" svg:y="12.277cm">
          <text:p text:style-name="P5">f</text:p>
        </draw:rect>
        <draw:rect draw:style-name="gr2" draw:text-style-name="P6" draw:layer="layout" svg:width="0.979cm" svg:height="1.27cm" svg:x="11.628cm" svg:y="13.335cm">
          <text:p text:style-name="P5">g</text:p>
        </draw:rect>
        <draw:g xml:id="id68" draw:id="id68">
          <draw:path draw:style-name="gr165" draw:text-style-name="P7" draw:layer="layout" svg:width="1.199cm" svg:height="0.599cm" svg:x="11.536cm" svg:y="10.724cm" svg:viewBox="0 0 1200 600" svg:d="M0 600c216-44 414-53 600-176 101-301 414-239 600-424">
            <text:p/>
          </draw:path>
          <draw:path draw:style-name="gr165" draw:text-style-name="P7" draw:layer="layout" svg:width="1.199cm" svg:height="0.599cm" svg:x="11.43cm" svg:y="12.594cm" svg:viewBox="0 0 1200 600" svg:d="M0 600c216-44 414-53 600-176 101-301 414-239 600-424">
            <text:p/>
          </draw:path>
          <draw:rect draw:style-name="gr564" draw:text-style-name="P6" draw:layer="layout" svg:width="3.713cm" svg:height="1.613cm" svg:x="14.274cm" svg:y="12.846cm">
            <text:p text:style-name="P8"><text:span text:style-name="T46">maybe move</text:span></text:p>
            <text:p text:style-name="P8"><text:span text:style-name="T46">“</text:span><text:span text:style-name="T46">g” up</text:span></text:p>
          </draw:rect>
          <draw:path draw:style-name="gr565" draw:text-style-name="P7" draw:layer="layout" svg:width="1.127cm" svg:height="1.129cm" svg:x="13.3cm" svg:y="12.912cm" svg:viewBox="0 0 1128 1130" svg:d="M70 1130c380-53 759-106 918-212s198-270 35-424-595-327-1023-494">
            <text:p/>
          </draw:path>
        </draw:g>
        <draw:rect draw:style-name="gr365" draw:text-style-name="P6" xml:id="id69" draw:id="id69" draw:layer="layout" svg:width="1.098cm" svg:height="1.782cm" svg:x="3.193cm" svg:y="10.01cm">
          <text:p text:style-name="P8"><text:span text:style-name="T47">c</text:span></text:p>
        </draw:rect>
        <draw:g xml:id="id70" draw:id="id70">
          <draw:path draw:style-name="gr533" draw:text-style-name="P7" draw:layer="layout" svg:width="1.213cm" svg:height="0.614cm" svg:x="11.536cm" svg:y="9.589cm" svg:viewBox="0 0 1214 615" svg:d="M0 615c218-46 419-55 607-181 102-308 419-245 607-434">
            <text:p/>
          </draw:path>
          <draw:rect draw:style-name="gr2" draw:text-style-name="P6" draw:layer="layout" svg:width="0.991cm" svg:height="1.301cm" svg:x="12.713cm" svg:y="9.264cm">
            <text:p text:style-name="P5"><text:span text:style-name="T16">d</text:span></text:p>
          </draw:rect>
          <draw:path draw:style-name="gr533" draw:text-style-name="P7" draw:layer="layout" svg:width="4.959cm" svg:height="3.832cm" svg:x="16.282cm" svg:y="6.914cm" svg:viewBox="0 0 4960 3833" svg:d="M0 3833c223-114 383-154 535-362 13-37 9-82 36-109 290-258 646-425 963-651 99-68 205-126 286-216 85-96 146-214 250-290 151-117 342-177 499-289 201-145 352-358 571-470 312-158 683-330 927-578 215-217 442-390 644-615 22-24 204-253 249-253">
            <text:p/>
          </draw:path>
          <draw:path draw:style-name="gr533" draw:text-style-name="P7" draw:layer="layout" svg:width="6.172cm" svg:height="3.505cm" svg:x="15.818cm" svg:y="7.637cm" svg:viewBox="0 0 6173 3506" svg:d="M0 0c200 45 356 18 463 216 40 77 0 199 72 253 276 213 673 204 963 398 170 114 290 290 464 397 950 583 482 37 1321 724 182 149 308 365 499 506 384 285 1044 497 1463 687 170 76 322 194 500 252 549 176 281-76 428 73">
            <text:p/>
          </draw:path>
        </draw:g>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68" smil:attributeName="visibility" smil:to="visible"/>
                  <anim:transitionFilter smil:dur="1s" smil:targetElement="id68" smil:type="blindsWipe" smil:subtype="vertic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69" smil:attributeName="visibility" smil:to="visible"/>
                  <anim:animate smil:dur="1s" smil:fill="hold" smil:targetElement="id69" smil:attributeName="x" smil:values="0-width/2;x" smil:keyTimes="0;1" smil:additive="base"/>
                  <anim:animate smil:dur="1s" smil:fill="hold" smil:targetElement="id69" smil:attributeName="y" smil:values="y;y" smil:keyTimes="0;1" smil:additive="ba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2s" smil:fill="hold" smil:targetElement="id70" smil:attributeName="visibility" smil:to="visible"/>
                  <anim:transitionFilter smil:dur="1s" smil:targetElement="id70" smil:type="blindsWipe" smil:subtype="horizontal"/>
                </anim:par>
              </anim:par>
            </anim:par>
          </anim:seq>
        </anim:par>
        <presentation:notes draw:style-name="dp2">
          <draw:page-thumbnail draw:style-name="gr1" draw:layer="layout" svg:width="13.053cm" svg:height="9.79cm" svg:x="3.104cm" svg:y="1.958cm" draw:page-number="74"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Rule of thumb:" draw:style-name="dp1" draw:master-page-name="Default" presentation:presentation-page-layout-name="AL2T1">
        <draw:frame presentation:style-name="pr7" draw:text-style-name="P2" draw:layer="layout" svg:width="21.59cm" svg:height="3.175cm" svg:x="1.376cm" svg:y="0.917cm" presentation:class="title" presentation:user-transformed="true">
          <draw:text-box>
            <text:p text:style-name="P11"><text:span text:style-name="T6">Rule of thumb:</text:span></text:p>
          </draw:text-box>
        </draw:frame>
        <draw:frame presentation:style-name="pr54" draw:text-style-name="P13" draw:layer="layout" svg:width="21.59cm" svg:height="6.456cm" svg:x="1.693cm" svg:y="3.598cm" presentation:class="outline" presentation:user-transformed="true">
          <draw:text-box>
            <text:list text:style-name="L3">
              <text:list-item>
                <text:p text:style-name="P12"><text:span text:style-name="T28">Try to keep space utilization</text:span></text:p>
              </text:list-item>
            </text:list>
            <text:p text:style-name="P28"><text:span text:style-name="T28"><text:tab/></text:span><text:span text:style-name="T28">between 50% and 80%</text:span></text:p>
            <text:p text:style-name="P28"><text:span text:style-name="T28"><text:s text:c="6"/></text:span><text:span text:style-name="T28">Utilization = </text:span><text:span text:style-name="T28"><text:tab/></text:span><text:span text:style-name="T28"> <text:s/></text:span><text:span text:style-name="T29"># keys used</text:span></text:p>
            <text:p text:style-name="P66"><text:span text:style-name="T28"><text:tab/></text:span><text:span text:style-name="T28"><text:tab/></text:span><text:span text:style-name="T28"><text:tab/></text:span><text:span text:style-name="T28"> <text:s text:c="11"/></text:span><text:span text:style-name="T28">total # keys that fit</text:span></text:p>
          </draw:text-box>
        </draw:frame>
        <draw:g xml:id="id71" draw:id="id71">
          <draw:g>
            <draw:rect draw:style-name="gr136" draw:text-style-name="P7" draw:layer="layout" svg:width="23.566cm" svg:height="6.138cm" svg:x="1.834cm" svg:y="10.301cm">
              <text:p/>
            </draw:rect>
            <draw:frame presentation:style-name="pr55" draw:text-style-name="P13" draw:layer="layout" svg:width="23.566cm" svg:height="6.138cm" svg:x="1.834cm" svg:y="10.301cm" presentation:class="outline" presentation:user-transformed="true">
              <draw:text-box>
                <text:list text:style-name="L3">
                  <text:list-item>
                    <text:p text:style-name="P12">If &lt; 50%, wasting space</text:p>
                  </text:list-item>
                  <text:list-item>
                    <text:p text:style-name="P14">If &gt; 80%, overflows significant<text:tab/><text:tab/><text:tab/><text:tab/>depends on how good hash<text:tab/><text:tab/><text:tab/>function is &amp; on # keys/bucket</text:p>
                  </text:list-item>
                </text:list>
              </draw:text-box>
            </draw:frame>
          </draw:g>
          <draw:path draw:style-name="gr566" draw:text-style-name="P7" draw:layer="layout" svg:width="1.338cm" svg:height="0.918cm" svg:x="6.15cm" svg:y="13.37cm" svg:viewBox="0 0 1339 919" svg:d="M145 0c-121 238-236 481-39 636s1036 234 1233 283">
            <text:p/>
          </draw:path>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2s" smil:fill="hold" smil:targetElement="id71" smil:attributeName="visibility" smil:to="visible"/>
                  <anim:animate smil:dur="1s" smil:fill="hold" smil:targetElement="id71" smil:attributeName="x" smil:values="x;x" smil:keyTimes="0;1" smil:additive="base"/>
                  <anim:animate smil:dur="1s" smil:fill="hold" smil:targetElement="id71" smil:attributeName="y" smil:values="1+height/2;y" smil:keyTimes="0;1" smil:additive="base"/>
                </anim:par>
              </anim:par>
            </anim:par>
          </anim:seq>
        </anim:par>
        <presentation:notes draw:style-name="dp2">
          <draw:page-thumbnail draw:style-name="gr1" draw:layer="layout" svg:width="13.053cm" svg:height="9.79cm" svg:x="3.104cm" svg:y="1.958cm" draw:page-number="75"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How do we cope with growth?" draw:style-name="dp1" draw:master-page-name="Default" presentation:presentation-page-layout-name="AL2T1">
        <draw:frame presentation:style-name="pr7" draw:text-style-name="P2" draw:layer="layout" svg:width="21.59cm" svg:height="3.175cm" svg:x="1.905cm" svg:y="1.693cm" presentation:class="title" presentation:user-transformed="true">
          <draw:text-box>
            <text:p text:style-name="P11"><text:span text:style-name="T6">How do we cope with growth?</text:span></text:p>
          </draw:text-box>
        </draw:frame>
        <draw:frame presentation:style-name="pr56" draw:text-style-name="P13" draw:layer="layout" svg:width="18.745cm" svg:height="4.053cm" svg:x="3.021cm" svg:y="5.08cm" presentation:class="outline" presentation:user-transformed="true">
          <draw:text-box>
            <text:list text:style-name="L3">
              <text:list-item>
                <text:p text:style-name="P12">Overflows and reorganizations</text:p>
              </text:list-item>
              <text:list-item>
                <text:p text:style-name="P12">Dynamic hashing</text:p>
              </text:list-item>
            </text:list>
          </draw:text-box>
        </draw:frame>
        <draw:path draw:style-name="gr59" draw:text-style-name="P7" draw:layer="layout" svg:width="0.846cm" svg:height="3.387cm" svg:x="2.117cm" svg:y="5.049cm" svg:viewBox="0 0 847 3388" svg:d="M847 0c-212 0-424 141-424 282v1129c0 141-212 283-423 283 211 0 423 141 423 282v1129c0 141 212 283 424 283">
          <draw:glue-point draw:id="4" svg:x="9.988cm" svg:y="0cm"/>
          <draw:glue-point draw:id="5" svg:x="0cm" svg:y="4.998cm"/>
          <draw:glue-point draw:id="6" svg:x="9.988cm" svg:y="9.997cm"/>
          <text:p/>
        </draw:path>
        <draw:g xml:id="id72" draw:id="id72">
          <draw:g>
            <draw:rect draw:style-name="gr136" draw:text-style-name="P7" draw:layer="layout" svg:width="8.405cm" svg:height="3.66cm" svg:x="9.04cm" svg:y="9.463cm">
              <text:p/>
            </draw:rect>
            <draw:frame presentation:style-name="pr57" draw:text-style-name="P13" draw:layer="layout" svg:width="8.405cm" svg:height="3.66cm" svg:x="9.04cm" svg:y="9.463cm" presentation:class="outline" presentation:user-transformed="true">
              <draw:text-box>
                <text:list text:style-name="L3">
                  <text:list-item>
                    <text:p text:style-name="P12">Extensible</text:p>
                  </text:list-item>
                  <text:list-item>
                    <text:p text:style-name="P12">Linear</text:p>
                  </text:list-item>
                </text:list>
              </draw:text-box>
            </draw:frame>
          </draw:g>
          <draw:path draw:style-name="gr59" draw:text-style-name="P7" draw:layer="layout" svg:width="0.846cm" svg:height="4.867cm" svg:x="8.405cm" svg:y="9.04cm" svg:viewBox="0 0 847 4868" svg:d="M847 0c-212 0-424 202-424 405v1623c0 203-212 406-423 406 211 0 423 203 423 406v1623c0 203 212 405 424 405">
            <draw:glue-point draw:id="4" svg:x="9.988cm" svg:y="0cm"/>
            <draw:glue-point draw:id="5" svg:x="0cm" svg:y="4.998cm"/>
            <draw:glue-point draw:id="6" svg:x="9.988cm" svg:y="9.997cm"/>
            <text:p/>
          </draw:path>
          <draw:path draw:style-name="gr567" draw:text-style-name="P7" draw:layer="layout" svg:width="2.843cm" svg:height="2.539cm" svg:x="4.626cm" svg:y="8.771cm" svg:viewBox="0 0 2844 2540" svg:d="M0 0c48 423 101 846 573 1270s1372 847 2271 1270">
            <text:p/>
          </draw:path>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72" smil:attributeName="visibility" smil:to="visible"/>
                  <anim:animate smil:dur="1s" smil:fill="hold" smil:targetElement="id72" smil:attributeName="x" smil:values="0-width/2;x" smil:keyTimes="0;1" smil:additive="base"/>
                  <anim:animate smil:dur="1s" smil:fill="hold" smil:targetElement="id72" smil:attributeName="y" smil:values="y;y" smil:keyTimes="0;1" smil:additive="base"/>
                </anim:par>
              </anim:par>
            </anim:par>
          </anim:seq>
        </anim:par>
        <presentation:notes draw:style-name="dp2">
          <draw:page-thumbnail draw:style-name="gr1" draw:layer="layout" svg:width="13.053cm" svg:height="9.79cm" svg:x="3.104cm" svg:y="1.958cm" draw:page-number="76"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Extensible hashing: two ideas" draw:style-name="dp1" draw:master-page-name="Default" presentation:presentation-page-layout-name="AL2T1">
        <draw:frame presentation:style-name="pr7" draw:text-style-name="P2" draw:layer="layout" svg:width="21.59cm" svg:height="3.175cm" svg:x="1.905cm" svg:y="1.693cm" presentation:class="title" presentation:user-transformed="true">
          <draw:text-box>
            <text:p text:style-name="P11"><text:span text:style-name="T6">Extensible hashing:</text:span><text:span text:style-name="T9"> two ideas</text:span></text:p>
          </draw:text-box>
        </draw:frame>
        <draw:frame presentation:style-name="pr9" draw:text-style-name="P13" draw:layer="layout" svg:width="22.013cm" svg:height="11.43cm" svg:x="1.905cm" svg:y="5.503cm" presentation:class="outline" presentation:user-transformed="true">
          <draw:text-box>
            <text:p text:style-name="P18">(a) Use <text:span text:style-name="T4">i</text:span> of <text:span text:style-name="T4">b</text:span> bits output by hash function</text:p>
            <text:p text:style-name="P28"><text:tab/><text:tab/><text:tab/><text:tab/> <text:s/><text:span text:style-name="T4">b</text:span></text:p>
            <text:p text:style-name="P18"><text:s text:c="3"/>h(K) <text:span text:style-name="T32"></text:span> </text:p>
            <text:p text:style-name="P18"/>
            <text:p text:style-name="P28"><text:tab/><text:tab/><text:tab/> <text:s/>use <text:span text:style-name="T4">i</text:span> <text:span text:style-name="T32"></text:span> grows over time….</text:p>
          </draw:text-box>
        </draw:frame>
        <draw:g>
          <draw:rect draw:style-name="gr3" draw:text-style-name="P7" draw:layer="layout" svg:width="6.773cm" svg:height="1.905cm" svg:x="7.62cm" svg:y="8.89cm">
            <text:p/>
          </draw:rect>
          <draw:rect draw:style-name="gr502" draw:text-style-name="P6" draw:layer="layout" svg:width="6.773cm" svg:height="1.905cm" svg:x="7.62cm" svg:y="8.89cm">
            <text:p text:style-name="P8"><text:span text:style-name="T9">00110101</text:span></text:p>
          </draw:rect>
        </draw:g>
        <draw:line draw:style-name="gr36" draw:text-style-name="P10" draw:layer="layout" svg:x1="9.312cm" svg:y1="8.043cm" svg:x2="7.831cm" svg:y2="8.043cm">
          <text:p/>
        </draw:line>
        <draw:line draw:style-name="gr36" draw:text-style-name="P10" draw:layer="layout" svg:x1="12.277cm" svg:y1="8.043cm" svg:x2="14.393cm" svg:y2="8.043cm">
          <text:p/>
        </draw:line>
        <draw:path draw:style-name="gr59" draw:text-style-name="P7" draw:layer="layout" svg:width="0.846cm" svg:height="2.327cm" draw:transform="rotate (-1.5707963267949) translate (10.464cm 10.9759999999993cm)" svg:viewBox="0 0 847 2328" svg:d="M0 0c211 0 423 97 423 194v776c0 97 212 194 424 194-212 0-424 97-424 194v776c0 97-212 194-423 194">
          <draw:glue-point draw:id="4" svg:x="8.736cm" svg:y="3.182cm"/>
          <draw:glue-point draw:id="5" svg:x="-18.724cm" svg:y="3.182cm"/>
          <draw:glue-point draw:id="6" svg:x="-4.994cm" svg:y="6.812cm"/>
          <text:p/>
        </draw:path>
        <draw:frame draw:style-name="gr568" draw:text-style-name="P67" draw:layer="layout" svg:width="0.54cm" svg:height="0.992cm" svg:x="10.16cm" svg:y="7.268cm">
          <draw:text-box>
            <text:p><text:span text:style-name="T48">b</text:span></text:p>
          </draw:text-box>
        </draw:frame>
        <draw:frame draw:style-name="gr568" draw:text-style-name="P67" draw:layer="layout" svg:width="0.239cm" svg:height="0.992cm" svg:x="9.286cm" svg:y="12.065cm">
          <draw:text-box>
            <text:p><text:span text:style-name="T48">i</text:span></text:p>
          </draw:text-box>
        </draw:frame>
        <presentation:notes draw:style-name="dp2">
          <draw:page-thumbnail draw:style-name="gr1" draw:layer="layout" svg:width="13.053cm" svg:height="9.79cm" svg:x="3.104cm" svg:y="1.958cm" draw:page-number="77"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page78" draw:style-name="dp1" draw:master-page-name="Default" presentation:presentation-page-layout-name="AL2T1">
        <draw:frame presentation:style-name="pr58" draw:text-style-name="P13" draw:layer="layout" svg:width="21.59cm" svg:height="9.644cm" svg:x="1.812cm" svg:y="3.113cm" presentation:class="outline" presentation:user-transformed="true">
          <draw:text-box>
            <text:p text:style-name="P18">(b) Use directory</text:p>
            <text:p text:style-name="P18"/>
            <text:p text:style-name="P28"><text:tab/>h(K)[<text:span text:style-name="T4">i </text:span>]<text:tab/><text:tab/><text:tab/><text:tab/> <text:s text:c="2"/>to bucket</text:p>
          </draw:text-box>
        </draw:frame>
        <draw:rect draw:style-name="gr3" draw:text-style-name="P7" draw:layer="layout" svg:width="3.599cm" svg:height="5.715cm" svg:x="9.432cm" svg:y="5.653cm">
          <text:p/>
        </draw:rect>
        <draw:line draw:style-name="gr59" draw:text-style-name="P10" draw:layer="layout" svg:x1="9.432cm" svg:y1="7.77cm" svg:x2="13.031cm" svg:y2="7.77cm">
          <text:p/>
        </draw:line>
        <draw:line draw:style-name="gr59" draw:text-style-name="P10" draw:layer="layout" svg:x1="9.432cm" svg:y1="9.252cm" svg:x2="13.031cm" svg:y2="9.252cm">
          <text:p/>
        </draw:line>
        <draw:line draw:style-name="gr36" draw:text-style-name="P10" draw:layer="layout" svg:x1="7.104cm" svg:y1="7.135cm" svg:x2="8.797cm" svg:y2="8.193cm">
          <text:p/>
        </draw:line>
        <draw:line draw:style-name="gr36" draw:text-style-name="P10" draw:layer="layout" svg:x1="13.454cm" svg:y1="8.616cm" svg:x2="15.147cm" svg:y2="7.981cm">
          <text:p/>
        </draw:line>
        <draw:rect draw:style-name="gr2" draw:text-style-name="P6" draw:layer="layout" svg:width="0.767cm" svg:height="1.27cm" svg:x="10.914cm" svg:y="6.227cm">
          <text:p text:style-name="P68">.</text:p>
          <text:p text:style-name="P68">.</text:p>
          <text:p text:style-name="P68">.</text:p>
        </draw:rect>
        <draw:rect draw:style-name="gr2" draw:text-style-name="P6" draw:layer="layout" svg:width="0.767cm" svg:height="1.27cm" svg:x="10.914cm" svg:y="9.675cm">
          <text:p text:style-name="P68">.</text:p>
          <text:p text:style-name="P68">.</text:p>
          <text:p text:style-name="P68">.</text:p>
        </draw:rect>
        <presentation:notes draw:style-name="dp2">
          <draw:page-thumbnail draw:style-name="gr1" draw:layer="layout" svg:width="13.053cm" svg:height="9.79cm" svg:x="3.104cm" svg:y="1.958cm" draw:page-number="78"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Example: h(k) is 4 bits; 2 keys/bucket" draw:style-name="dp1" draw:master-page-name="Default" presentation:presentation-page-layout-name="AL2T1">
        <draw:frame presentation:style-name="pr7" draw:text-style-name="P69" draw:layer="layout" svg:width="23.102cm" svg:height="3.175cm" svg:x="0.666cm" svg:y="0.816cm" presentation:class="title" presentation:user-transformed="true">
          <draw:text-box>
            <text:p text:style-name="P11"><text:span text:style-name="T49">Example:</text:span><text:span text:style-name="T18"> h(k) is 4 bits; 2 keys/bucket</text:span></text:p>
          </draw:text-box>
        </draw:frame>
        <draw:frame presentation:style-name="pr59" draw:text-style-name="P13" draw:layer="layout" svg:width="2.179cm" svg:height="1.574cm" svg:x="1.543cm" svg:y="5.226cm" presentation:class="outline" presentation:user-transformed="true">
          <draw:text-box>
            <text:p text:style-name="P34"><text:span text:style-name="T50">i</text:span><text:span text:style-name="T20"> =</text:span></text:p>
          </draw:text-box>
        </draw:frame>
        <draw:line draw:style-name="gr569" draw:text-style-name="P10" draw:layer="layout" svg:x1="3.418cm" svg:y1="7.708cm" svg:x2="5.958cm" svg:y2="7.708cm">
          <text:p/>
        </draw:line>
        <draw:rect draw:style-name="gr3" draw:text-style-name="P7" draw:layer="layout" svg:width="2.54cm" svg:height="2.54cm" svg:x="3.418cm" svg:y="6.438cm">
          <text:p/>
        </draw:rect>
        <draw:g>
          <draw:rect draw:style-name="gr570" draw:text-style-name="P7" draw:layer="layout" svg:width="0.846cm" svg:height="0.846cm" svg:x="3.418cm" svg:y="5.592cm">
            <text:p/>
          </draw:rect>
          <draw:rect draw:style-name="gr571" draw:text-style-name="P9" draw:layer="layout" svg:width="0.846cm" svg:height="0.846cm" svg:x="3.418cm" svg:y="5.592cm">
            <text:p text:style-name="P8">1</text:p>
          </draw:rect>
        </draw:g>
        <draw:rect draw:style-name="gr3" draw:text-style-name="P7" draw:layer="layout" svg:width="2.54cm" svg:height="2.54cm" svg:x="8.498cm" svg:y="5.168cm">
          <text:p/>
        </draw:rect>
        <draw:g>
          <draw:rect draw:style-name="gr572" draw:text-style-name="P7" draw:layer="layout" svg:width="0.846cm" svg:height="0.846cm" svg:x="8.498cm" svg:y="4.322cm">
            <text:p/>
          </draw:rect>
          <draw:rect draw:style-name="gr573" draw:text-style-name="P9" draw:layer="layout" svg:width="0.846cm" svg:height="0.846cm" svg:x="8.498cm" svg:y="4.322cm">
            <text:p text:style-name="P8">1</text:p>
          </draw:rect>
        </draw:g>
        <draw:g>
          <draw:rect draw:style-name="gr3" draw:text-style-name="P7" draw:layer="layout" svg:width="2.54cm" svg:height="2.541cm" svg:x="8.498cm" svg:y="9.824cm">
            <text:p/>
          </draw:rect>
          <draw:g>
            <draw:rect draw:style-name="gr574" draw:text-style-name="P7" draw:layer="layout" svg:width="0.846cm" svg:height="0.846cm" svg:x="8.498cm" svg:y="8.978cm">
              <text:p/>
            </draw:rect>
            <draw:rect draw:style-name="gr575" draw:text-style-name="P9" draw:layer="layout" svg:width="0.846cm" svg:height="0.846cm" svg:x="8.498cm" svg:y="8.978cm">
              <text:p text:style-name="P8">1</text:p>
            </draw:rect>
          </draw:g>
        </draw:g>
        <draw:line draw:style-name="gr576" draw:text-style-name="P10" draw:layer="layout" svg:x1="3.418cm" svg:y1="7.708cm" svg:x2="5.958cm" svg:y2="7.708cm">
          <text:p/>
        </draw:line>
        <draw:line draw:style-name="gr577" draw:text-style-name="P10" draw:layer="layout" svg:x1="8.498cm" svg:y1="6.438cm" svg:x2="11.038cm" svg:y2="6.438cm">
          <text:p/>
        </draw:line>
        <draw:line draw:style-name="gr578" draw:text-style-name="P10" draw:layer="layout" svg:x1="8.498cm" svg:y1="11.095cm" svg:x2="11.038cm" svg:y2="11.095cm">
          <text:p/>
        </draw:line>
        <draw:rect draw:style-name="gr2" draw:text-style-name="P6" draw:layer="layout" svg:width="2.363cm" svg:height="1.27cm" svg:x="8.595cm" svg:y="5.274cm">
          <text:p text:style-name="P5">0001</text:p>
        </draw:rect>
        <draw:rect draw:style-name="gr2" draw:text-style-name="P6" draw:layer="layout" svg:width="2.363cm" svg:height="1.27cm" svg:x="8.498cm" svg:y="9.825cm">
          <text:p text:style-name="P5">1001</text:p>
        </draw:rect>
        <draw:rect draw:style-name="gr2" draw:text-style-name="P6" draw:layer="layout" svg:width="2.363cm" svg:height="1.27cm" svg:x="8.498cm" svg:y="11.095cm">
          <text:p text:style-name="P5">1100</text:p>
        </draw:rect>
        <draw:line draw:style-name="gr36" draw:text-style-name="P10" draw:layer="layout" svg:x1="5.323cm" svg:y1="7.072cm" svg:x2="8.074cm" svg:y2="5.379cm">
          <text:p/>
        </draw:line>
        <draw:line draw:style-name="gr36" draw:text-style-name="P10" draw:layer="layout" svg:x1="5.323cm" svg:y1="8.132cm" svg:x2="8.074cm" svg:y2="9.825cm">
          <text:p/>
        </draw:line>
        <draw:g xml:id="id73" draw:id="id73">
          <draw:rect draw:style-name="gr136" draw:text-style-name="P7" draw:layer="layout" svg:width="6.381cm" svg:height="1.574cm" svg:x="0.428cm" svg:y="13.666cm">
            <text:p/>
          </draw:rect>
          <draw:frame presentation:style-name="pr60" draw:text-style-name="P2" draw:layer="layout" svg:width="6.381cm" svg:height="2.987cm" svg:x="0.428cm" svg:y="12.96cm" presentation:class="title" presentation:user-transformed="true">
            <draw:text-box>
              <text:p text:style-name="P11"><text:span text:style-name="T10">Insert 1010</text:span></text:p>
            </draw:text-box>
          </draw:frame>
        </draw:g>
        <draw:g xml:id="id74" draw:id="id74">
          <draw:g>
            <draw:rect draw:style-name="gr331" draw:text-style-name="P7" draw:layer="layout" svg:width="2.54cm" svg:height="2.541cm" svg:x="8.559cm" svg:y="14.119cm">
              <text:p/>
            </draw:rect>
            <draw:g>
              <draw:rect draw:style-name="gr579" draw:text-style-name="P7" draw:layer="layout" svg:width="0.846cm" svg:height="0.846cm" svg:x="8.559cm" svg:y="13.273cm">
                <text:p/>
              </draw:rect>
              <draw:rect draw:style-name="gr580" draw:text-style-name="P9" draw:layer="layout" svg:width="0.846cm" svg:height="0.846cm" svg:x="8.559cm" svg:y="13.273cm">
                <text:p text:style-name="P8"><text:span text:style-name="T14">1</text:span></text:p>
              </draw:rect>
            </draw:g>
          </draw:g>
          <draw:line draw:style-name="gr581" draw:text-style-name="P10" draw:layer="layout" svg:x1="8.559cm" svg:y1="15.39cm" svg:x2="11.099cm" svg:y2="15.39cm">
            <text:p/>
          </draw:line>
          <draw:rect draw:style-name="gr2" draw:text-style-name="P6" draw:layer="layout" svg:width="2.364cm" svg:height="1.27cm" svg:x="8.559cm" svg:y="14.12cm">
            <text:p text:style-name="P5"><text:span text:style-name="T14">1100</text:span></text:p>
          </draw:rect>
          <draw:path draw:style-name="gr165" draw:text-style-name="P7" draw:layer="layout" svg:width="2.452cm" svg:height="0.363cm" svg:x="8.374cm" svg:y="11.608cm" svg:viewBox="0 0 2453 364" svg:d="M0 364c450-23 661-67 1058-151 353-238 1011-212 1395-212">
            <text:p/>
          </draw:path>
          <draw:rect draw:style-name="gr2" draw:text-style-name="P6" draw:layer="layout" svg:width="2.364cm" svg:height="1.27cm" svg:x="6.266cm" svg:y="11.033cm">
            <text:p text:style-name="P8"><text:span text:style-name="T14">1010</text:span></text:p>
          </draw:rect>
        </draw:g>
        <draw:g xml:id="id75" draw:id="id75">
          <draw:rect draw:style-name="gr2" draw:text-style-name="P6" draw:layer="layout" svg:width="5.689cm" svg:height="1.27cm" svg:x="16.219cm" svg:y="12.806cm">
            <text:p text:style-name="P5"><text:span text:style-name="T16">New directory</text:span></text:p>
          </draw:rect>
          <draw:rect draw:style-name="gr522" draw:text-style-name="P7" draw:layer="layout" svg:width="3.599cm" svg:height="6.561cm" svg:x="16.933cm" svg:y="4.657cm">
            <text:p/>
          </draw:rect>
          <draw:g>
            <draw:rect draw:style-name="gr582" draw:text-style-name="P7" draw:layer="layout" svg:width="0.847cm" svg:height="0.847cm" svg:x="16.933cm" svg:y="3.81cm">
              <text:p/>
            </draw:rect>
            <draw:rect draw:style-name="gr583" draw:text-style-name="P9" draw:layer="layout" svg:width="0.847cm" svg:height="0.847cm" svg:x="16.933cm" svg:y="3.81cm">
              <text:p text:style-name="P8"><text:span text:style-name="T16">2</text:span></text:p>
            </draw:rect>
          </draw:g>
          <draw:rect draw:style-name="gr584" draw:text-style-name="P6" draw:layer="layout" svg:width="1.278cm" svg:height="6.183cm" svg:x="20.532cm" svg:y="4.868cm">
            <text:p text:style-name="P42"><text:span text:style-name="T51">00</text:span></text:p>
            <text:p text:style-name="P70"><text:span text:style-name="T51">01</text:span></text:p>
            <text:p text:style-name="P71"><text:span text:style-name="T51">10</text:span></text:p>
            <text:p text:style-name="P72"><text:span text:style-name="T51">11</text:span></text:p>
          </draw:rect>
          <draw:line draw:style-name="gr585" draw:text-style-name="P10" draw:layer="layout" svg:x1="17.629cm" svg:y1="5.384cm" svg:x2="11.156cm" svg:y2="5.596cm">
            <text:p/>
          </draw:line>
          <draw:line draw:style-name="gr585" draw:text-style-name="P10" draw:layer="layout" svg:x1="17.63cm" svg:y1="7.134cm" svg:x2="11.126cm" svg:y2="5.895cm">
            <text:p/>
          </draw:line>
          <draw:line draw:style-name="gr585" draw:text-style-name="P10" draw:layer="layout" svg:x1="17.567cm" svg:y1="8.678cm" svg:x2="11.156cm" svg:y2="10.191cm">
            <text:p/>
          </draw:line>
          <draw:line draw:style-name="gr585" draw:text-style-name="P10" draw:layer="layout" svg:x1="17.536cm" svg:y1="10.491cm" svg:x2="11.217cm" svg:y2="14.424cm">
            <text:p/>
          </draw:line>
          <draw:g>
            <draw:rect draw:style-name="gr136" draw:text-style-name="P7" draw:layer="layout" svg:width="2.178cm" svg:height="1.574cm" svg:x="15.271cm" svg:y="3.413cm">
              <text:p/>
            </draw:rect>
            <draw:frame presentation:style-name="pr61" draw:text-style-name="P13" draw:layer="layout" svg:width="2.178cm" svg:height="1.574cm" svg:x="15.271cm" svg:y="3.413cm" presentation:class="outline" presentation:user-transformed="true">
              <draw:text-box>
                <text:p text:style-name="P34"><text:span text:style-name="T52">i</text:span><text:span text:style-name="T39"> =</text:span></text:p>
              </draw:text-box>
            </draw:frame>
          </draw:g>
          <draw:path draw:style-name="gr533" draw:text-style-name="P7" draw:layer="layout" svg:width="1.176cm" svg:height="0.635cm" svg:x="8.348cm" svg:y="9.133cm" svg:viewBox="0 0 1177 636" svg:d="M0 636c176-186 445-358 692-424 190-142 44-58 243-124 53-18 101-40 150-58 31-13 92-30 92-30">
            <text:p/>
          </draw:path>
          <draw:path draw:style-name="gr533" draw:text-style-name="P7" draw:layer="layout" svg:width="1.178cm" svg:height="0.635cm" svg:x="8.44cm" svg:y="13.454cm" svg:viewBox="0 0 1179 636" svg:d="M0 636c176-186 445-358 693-424 190-142 44-58 243-124 53-18 101-40 150-58 31-13 93-30 93-30">
            <text:p/>
          </draw:path>
          <draw:rect draw:style-name="gr2" draw:text-style-name="P6" draw:layer="layout" svg:width="0.974cm" svg:height="1.27cm" svg:x="9.402cm" svg:y="13.004cm">
            <text:p text:style-name="P8"><text:span text:style-name="T16">2</text:span></text:p>
          </draw:rect>
          <draw:rect draw:style-name="gr2" draw:text-style-name="P6" draw:layer="layout" svg:width="0.975cm" svg:height="1.27cm" svg:x="9.432cm" svg:y="8.74cm">
            <text:p text:style-name="P8"><text:span text:style-name="T16">2</text:span></text:p>
          </draw:rect>
          <draw:line draw:style-name="gr586" draw:text-style-name="P10" draw:layer="layout" svg:x1="16.933cm" svg:y1="8.043cm" svg:x2="20.532cm" svg:y2="8.043cm">
            <text:p/>
          </draw:line>
          <draw:line draw:style-name="gr587" draw:text-style-name="P10" draw:layer="layout" svg:x1="16.933cm" svg:y1="9.737cm" svg:x2="20.532cm" svg:y2="9.737cm">
            <text:p/>
          </draw:line>
          <draw:line draw:style-name="gr588" draw:text-style-name="P10" draw:layer="layout" svg:x1="16.933cm" svg:y1="6.35cm" svg:x2="20.532cm" svg:y2="6.35cm">
            <text:p/>
          </draw:line>
          <draw:path draw:style-name="gr589" draw:text-style-name="P7" draw:layer="layout" svg:width="4.295cm" svg:height="2.994cm" svg:x="2.659cm" svg:y="5.865cm" svg:viewBox="0 0 4296 2995" svg:d="M0 2995c467-309 882-675 1362-966 419-252 803-521 1209-790 110-75 234-128 335-212 252-207 529-375 785-573 208-163 27-88 212-150 123-102 278-190 393-304">
            <text:p/>
          </draw:path>
          <draw:path draw:style-name="gr533" draw:text-style-name="P7" draw:layer="layout" svg:width="5.745cm" svg:height="3.597cm" svg:x="1.42cm" svg:y="5.111cm" svg:viewBox="0 0 5746 3598" svg:d="M0 0c577 577 1212 1195 1905 1631s1389 847 2086 1271c115 66 247 92 366 150 304 141 582 322 904 423 119 40 243 62 366 93 40 8 119 30 119 30">
            <text:p/>
          </draw:path>
        </draw:g>
        <draw:frame draw:style-name="gr590" draw:text-style-name="P73" draw:layer="layout" svg:width="0.54cm" svg:height="0.746cm" svg:x="2.674cm" svg:y="6.685cm">
          <draw:text-box>
            <text:p><text:span text:style-name="T45">0</text:span></text:p>
          </draw:text-box>
        </draw:frame>
        <draw:frame draw:style-name="gr590" draw:text-style-name="P73" draw:layer="layout" svg:width="0.54cm" svg:height="0.746cm" svg:x="2.674cm" svg:y="6.685cm">
          <draw:text-box>
            <text:p><text:span text:style-name="T45">0</text:span></text:p>
          </draw:text-box>
        </draw:frame>
        <draw:frame draw:style-name="gr590" draw:text-style-name="P73" draw:layer="layout" svg:width="0.54cm" svg:height="0.746cm" svg:x="2.674cm" svg:y="7.885cm">
          <draw:text-box>
            <text:p><text:span text:style-name="T45">1</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73" smil:attributeName="visibility" smil:to="visible"/>
                  <anim:animate smil:dur="1s" smil:fill="hold" smil:targetElement="id73" smil:attributeName="x" smil:values="0-width/2;x" smil:keyTimes="0;1" smil:additive="base"/>
                  <anim:animate smil:dur="1s" smil:fill="hold" smil:targetElement="id73" smil:attributeName="y" smil:values="y;y" smil:keyTimes="0;1" smil: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2s" smil:fill="hold" smil:targetElement="id74" smil:attributeName="visibility" smil:to="visible"/>
                  <anim:animate smil:dur="1s" smil:fill="hold" smil:targetElement="id74" smil:attributeName="x" smil:values="x;x" smil:keyTimes="0;1" smil:additive="base"/>
                  <anim:animate smil:dur="1s" smil:fill="hold" smil:targetElement="id74" smil:attributeName="y" smil:values="1+height/2;y" smil:keyTimes="0;1" smil: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75" smil:attributeName="visibility" smil:to="visible"/>
                  <anim:animate smil:dur="1s" smil:fill="hold" smil:targetElement="id75" smil:attributeName="x" smil:values="1+width/2;x" smil:keyTimes="0;1" smil:additive="base"/>
                  <anim:animate smil:dur="1s" smil:fill="hold" smil:targetElement="id75" smil:attributeName="y" smil:values="y;y" smil:keyTimes="0;1" smil:additive="base"/>
                </anim:par>
              </anim:par>
            </anim:par>
          </anim:seq>
        </anim:par>
        <presentation:notes draw:style-name="dp2">
          <draw:page-thumbnail draw:style-name="gr1" draw:layer="layout" svg:width="13.053cm" svg:height="9.79cm" svg:x="3.104cm" svg:y="1.958cm" draw:page-number="79"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page80" draw:style-name="dp1" draw:master-page-name="Default">
        <draw:rect draw:style-name="gr3" draw:text-style-name="P7" draw:layer="layout" svg:width="2.54cm" svg:height="2.54cm" svg:x="12.338cm" svg:y="6.562cm">
          <text:p/>
        </draw:rect>
        <draw:g>
          <draw:rect draw:style-name="gr591" draw:text-style-name="P7" draw:layer="layout" svg:width="0.847cm" svg:height="0.847cm" svg:x="12.338cm" svg:y="5.715cm">
            <text:p/>
          </draw:rect>
          <draw:rect draw:style-name="gr592" draw:text-style-name="P9" draw:layer="layout" svg:width="0.847cm" svg:height="0.847cm" svg:x="12.338cm" svg:y="5.715cm">
            <text:p text:style-name="P8">1</text:p>
          </draw:rect>
        </draw:g>
        <draw:line draw:style-name="gr593" draw:text-style-name="P10" draw:layer="layout" svg:x1="12.338cm" svg:y1="7.832cm" svg:x2="14.878cm" svg:y2="7.832cm">
          <text:p/>
        </draw:line>
        <draw:rect draw:style-name="gr2" draw:text-style-name="P6" draw:layer="layout" svg:width="2.364cm" svg:height="1.27cm" svg:x="12.435cm" svg:y="6.668cm">
          <text:p text:style-name="P5">0001</text:p>
        </draw:rect>
        <draw:g>
          <draw:rect draw:style-name="gr3" draw:text-style-name="P7" draw:layer="layout" svg:width="2.54cm" svg:height="2.541cm" svg:x="12.338cm" svg:y="10.371cm">
            <text:p/>
          </draw:rect>
          <draw:g>
            <draw:rect draw:style-name="gr594" draw:text-style-name="P7" draw:layer="layout" svg:width="0.846cm" svg:height="0.846cm" svg:x="12.338cm" svg:y="9.525cm">
              <text:p/>
            </draw:rect>
            <draw:rect draw:style-name="gr595" draw:text-style-name="P9" draw:layer="layout" svg:width="0.846cm" svg:height="0.846cm" svg:x="12.338cm" svg:y="9.525cm">
              <text:p text:style-name="P8">2</text:p>
            </draw:rect>
          </draw:g>
        </draw:g>
        <draw:line draw:style-name="gr596" draw:text-style-name="P10" draw:layer="layout" svg:x1="12.338cm" svg:y1="11.642cm" svg:x2="14.878cm" svg:y2="11.642cm">
          <text:p/>
        </draw:line>
        <draw:rect draw:style-name="gr2" draw:text-style-name="P6" draw:layer="layout" svg:width="2.364cm" svg:height="1.27cm" svg:x="12.338cm" svg:y="10.372cm">
          <text:p text:style-name="P5">1001</text:p>
        </draw:rect>
        <draw:rect draw:style-name="gr2" draw:text-style-name="P6" draw:layer="layout" svg:width="2.364cm" svg:height="1.27cm" svg:x="12.338cm" svg:y="11.642cm">
          <text:p text:style-name="P5">1010</text:p>
        </draw:rect>
        <draw:g>
          <draw:rect draw:style-name="gr3" draw:text-style-name="P7" draw:layer="layout" svg:width="2.54cm" svg:height="2.541cm" svg:x="12.338cm" svg:y="14.181cm">
            <text:p/>
          </draw:rect>
          <draw:g>
            <draw:rect draw:style-name="gr597" draw:text-style-name="P7" draw:layer="layout" svg:width="0.846cm" svg:height="0.846cm" svg:x="12.338cm" svg:y="13.335cm">
              <text:p/>
            </draw:rect>
            <draw:rect draw:style-name="gr598" draw:text-style-name="P9" draw:layer="layout" svg:width="0.846cm" svg:height="0.846cm" svg:x="12.338cm" svg:y="13.335cm">
              <text:p text:style-name="P8">2</text:p>
            </draw:rect>
          </draw:g>
        </draw:g>
        <draw:line draw:style-name="gr599" draw:text-style-name="P10" draw:layer="layout" svg:x1="12.338cm" svg:y1="15.452cm" svg:x2="14.878cm" svg:y2="15.452cm">
          <text:p/>
        </draw:line>
        <draw:rect draw:style-name="gr2" draw:text-style-name="P6" draw:layer="layout" svg:width="2.364cm" svg:height="1.27cm" svg:x="12.338cm" svg:y="14.182cm">
          <text:p text:style-name="P5">1100</text:p>
        </draw:rect>
        <draw:rect draw:style-name="gr600" draw:text-style-name="P6" draw:layer="layout" svg:width="3.012cm" svg:height="4.313cm" svg:x="4.568cm" svg:y="12.488cm">
          <text:p text:style-name="P5">Insert:</text:p>
          <text:p text:style-name="P5"><text:span text:style-name="T14">0111</text:span></text:p>
          <text:p text:style-name="P5"><text:span text:style-name="T16">0000</text:span></text:p>
        </draw:rect>
        <draw:rect draw:style-name="gr601" draw:text-style-name="P6" draw:layer="layout" svg:width="1.279cm" svg:height="6.182cm" svg:x="5.142cm" svg:y="4.445cm">
          <text:p text:style-name="P42"><text:span text:style-name="T5">00</text:span></text:p>
          <text:p text:style-name="P70"><text:span text:style-name="T5">01</text:span></text:p>
          <text:p text:style-name="P71"><text:span text:style-name="T5">10</text:span></text:p>
          <text:p text:style-name="P72"><text:span text:style-name="T5">11</text:span></text:p>
        </draw:rect>
        <draw:rect draw:style-name="gr3" draw:text-style-name="P7" draw:layer="layout" svg:width="2.752cm" svg:height="6.562cm" svg:x="6.623cm" svg:y="4.233cm">
          <text:p/>
        </draw:rect>
        <draw:g>
          <draw:rect draw:style-name="gr602" draw:text-style-name="P7" draw:layer="layout" svg:width="0.847cm" svg:height="0.846cm" svg:x="6.623cm" svg:y="3.387cm">
            <text:p/>
          </draw:rect>
          <draw:rect draw:style-name="gr603" draw:text-style-name="P9" draw:layer="layout" svg:width="0.847cm" svg:height="0.846cm" svg:x="6.623cm" svg:y="3.387cm">
            <text:p text:style-name="P8">2</text:p>
          </draw:rect>
        </draw:g>
        <draw:line draw:style-name="gr604" draw:text-style-name="P10" draw:layer="layout" svg:x1="6.623cm" svg:y1="7.408cm" svg:x2="9.375cm" svg:y2="7.408cm">
          <text:p/>
        </draw:line>
        <draw:line draw:style-name="gr605" draw:text-style-name="P10" draw:layer="layout" svg:x1="6.623cm" svg:y1="9.102cm" svg:x2="9.375cm" svg:y2="9.102cm">
          <text:p/>
        </draw:line>
        <draw:line draw:style-name="gr606" draw:text-style-name="P10" draw:layer="layout" svg:x1="6.623cm" svg:y1="5.715cm" svg:x2="9.375cm" svg:y2="5.715cm">
          <text:p/>
        </draw:line>
        <draw:rect draw:style-name="gr2" draw:text-style-name="P6" draw:layer="layout" svg:width="1.588cm" svg:height="1.27cm" svg:x="4.93cm" svg:y="3.175cm">
          <text:p text:style-name="P5">i =</text:p>
        </draw:rect>
        <draw:line draw:style-name="gr36" draw:text-style-name="P10" draw:layer="layout" svg:x1="8.105cm" svg:y1="5.08cm" svg:x2="11.915cm" svg:y2="6.773cm">
          <text:p/>
        </draw:line>
        <draw:line draw:style-name="gr36" draw:text-style-name="P10" draw:layer="layout" svg:x1="8.952cm" svg:y1="6.773cm" svg:x2="11.915cm" svg:y2="7.408cm">
          <text:p/>
        </draw:line>
        <draw:line draw:style-name="gr36" draw:text-style-name="P10" draw:layer="layout" svg:x1="8.952cm" svg:y1="8.255cm" svg:x2="12.127cm" svg:y2="10.583cm">
          <text:p/>
        </draw:line>
        <draw:line draw:style-name="gr36" draw:text-style-name="P10" draw:layer="layout" svg:x1="8.952cm" svg:y1="9.525cm" svg:x2="11.915cm" svg:y2="14.393cm">
          <text:p/>
        </draw:line>
        <draw:rect draw:style-name="gr2" draw:text-style-name="P6" draw:layer="layout" svg:width="7.589cm" svg:height="1.27cm" svg:x="0.82cm" svg:y="0.728cm">
          <text:p text:style-name="P8"><text:span text:style-name="T7">Example continued</text:span></text:p>
        </draw:rect>
        <draw:rect draw:style-name="gr2" draw:text-style-name="P6" xml:id="id76" draw:id="id76" draw:layer="layout" svg:width="2.364cm" svg:height="1.27cm" svg:x="12.431cm" svg:y="7.832cm">
          <text:p text:style-name="P8"><text:span text:style-name="T14">0111</text:span></text:p>
        </draw:rect>
        <draw:g xml:id="id77" draw:id="id77">
          <draw:rect draw:style-name="gr522" draw:text-style-name="P7" draw:layer="layout" svg:width="2.54cm" svg:height="2.54cm" svg:x="12.334cm" svg:y="2.178cm">
            <text:p/>
          </draw:rect>
          <draw:rect draw:style-name="gr607" draw:text-style-name="P7" draw:layer="layout" svg:width="0.847cm" svg:height="0.846cm" svg:x="12.334cm" svg:y="1.332cm">
            <text:p/>
          </draw:rect>
          <draw:line draw:style-name="gr608" draw:text-style-name="P10" draw:layer="layout" svg:x1="12.334cm" svg:y1="3.448cm" svg:x2="14.874cm" svg:y2="3.448cm">
            <text:p/>
          </draw:line>
          <draw:rect draw:style-name="gr2" draw:text-style-name="P6" draw:layer="layout" svg:width="2.364cm" svg:height="1.27cm" svg:x="12.431cm" svg:y="2.284cm">
            <text:p text:style-name="P5"><text:span text:style-name="T16">0000</text:span></text:p>
          </draw:rect>
          <draw:path draw:style-name="gr533" draw:text-style-name="P7" draw:layer="layout" svg:width="2.147cm" svg:height="0.603cm" svg:x="12.457cm" svg:y="8.193cm" svg:viewBox="0 0 2148 604" svg:d="M0 604c308-22 291-4 516-57 216-48 419-146 635-181 190-66 375-146 574-185 79-40 163-80 243-120 57-26 180-61 180-61">
            <text:p/>
          </draw:path>
          <draw:path draw:style-name="gr533" draw:text-style-name="P7" draw:layer="layout" svg:width="2.147cm" svg:height="0.603cm" svg:x="12.488cm" svg:y="6.923cm" svg:viewBox="0 0 2148 604" svg:d="M0 604c308-22 291-4 516-57 216-48 419-146 635-181 190-66 375-146 574-185 79-40 163-80 243-120 57-26 180-61 180-61">
            <text:p/>
          </draw:path>
          <draw:rect draw:style-name="gr2" draw:text-style-name="P6" draw:layer="layout" svg:width="2.364cm" svg:height="1.27cm" svg:x="14.852cm" svg:y="6.628cm">
            <text:p text:style-name="P8"><text:span text:style-name="T16">0111</text:span></text:p>
          </draw:rect>
          <draw:rect draw:style-name="gr2" draw:text-style-name="P6" draw:layer="layout" svg:width="2.364cm" svg:height="1.27cm" svg:x="12.334cm" svg:y="3.448cm">
            <text:p text:style-name="P5"><text:span text:style-name="T16">0001</text:span></text:p>
          </draw:rect>
        </draw:g>
        <draw:g xml:id="id78" draw:id="id78">
          <draw:path draw:style-name="gr609" draw:text-style-name="P7" draw:layer="layout" svg:width="0.815cm" svg:height="0.484cm" svg:x="10.341cm" svg:y="5.958cm" svg:viewBox="0 0 816 485" svg:d="M0 485c207-70 322-269 516-366 66-36 142-58 212-89 31-13 88-30 88-30">
            <text:p/>
          </draw:path>
          <draw:path draw:style-name="gr517" draw:text-style-name="P7" draw:layer="layout" svg:width="0.392cm" svg:height="0.696cm" svg:x="10.583cm" svg:y="5.958cm" svg:viewBox="0 0 393 697" svg:d="M0 0c53 158 145 242 243 361 44 58 119 181 119 181 36 132 31 80 31 155">
            <text:p/>
          </draw:path>
          <draw:line draw:style-name="gr610" draw:text-style-name="P10" draw:layer="layout" svg:x1="8.255cm" svg:y1="4.898cm" svg:x2="12.246cm" svg:y2="2.689cm">
            <text:p/>
          </draw:line>
          <draw:path draw:style-name="gr517" draw:text-style-name="P7" draw:layer="layout" svg:width="1.176cm" svg:height="0.512cm" svg:x="12.127cm" svg:y="6.019cm" svg:viewBox="0 0 1177 513" svg:d="M0 513c114-58 211-138 330-182 199-150 393-212 636-274 39-9 84-22 123-31 31-9 88-26 88-26">
            <text:p/>
          </draw:path>
          <draw:rect draw:style-name="gr2" draw:text-style-name="P6" draw:layer="layout" svg:width="0.975cm" svg:height="1.27cm" svg:x="13.123cm" svg:y="5.472cm">
            <text:p text:style-name="P8"><text:span text:style-name="T38">2</text:span></text:p>
          </draw:rect>
          <draw:rect draw:style-name="gr2" draw:text-style-name="P6" draw:layer="layout" svg:width="0.974cm" svg:height="1.27cm" svg:x="12.277cm" svg:y="1.116cm">
            <text:p text:style-name="P8"><text:span text:style-name="T38">2</text:span></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76"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77" smil:attributeName="visibility" smil:to="visible"/>
                  <anim:animate smil:dur="1s" smil:fill="hold" smil:targetElement="id77" smil:attributeName="x" smil:values="1+width/2;x" smil:keyTimes="0;1" smil:additive="base"/>
                  <anim:animate smil:dur="1s" smil:fill="hold" smil:targetElement="id77" smil:attributeName="y" smil:values="y;y" smil:keyTimes="0;1" smil: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2s" smil:fill="hold" smil:targetElement="id78" smil:attributeName="visibility" smil:to="visible"/>
                  <anim:animate smil:dur="1s" smil:fill="hold" smil:targetElement="id78" smil:attributeName="x" smil:values="x;x" smil:keyTimes="0;1" smil:additive="base"/>
                  <anim:animate smil:dur="1s" smil:fill="hold" smil:targetElement="id78" smil:attributeName="y" smil:values="0-height/2;y" smil:keyTimes="0;1" smil:additive="base"/>
                </anim:par>
              </anim:par>
            </anim:par>
          </anim:seq>
        </anim:par>
        <presentation:notes draw:style-name="dp2">
          <draw:page-thumbnail draw:style-name="gr1" draw:layer="layout" svg:width="13.053cm" svg:height="9.79cm" svg:x="3.104cm" svg:y="1.958cm" draw:page-number="80"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page81" draw:style-name="dp1" draw:master-page-name="Default">
        <draw:rect draw:style-name="gr584" draw:text-style-name="P6" draw:layer="layout" svg:width="1.279cm" svg:height="6.183cm" svg:x="3.263cm" svg:y="4.749cm">
          <text:p text:style-name="P42"><text:span text:style-name="T5">00</text:span></text:p>
          <text:p text:style-name="P70"><text:span text:style-name="T5">01</text:span></text:p>
          <text:p text:style-name="P71"><text:span text:style-name="T5">10</text:span></text:p>
          <text:p text:style-name="P72"><text:span text:style-name="T5">11</text:span></text:p>
        </draw:rect>
        <draw:rect draw:style-name="gr3" draw:text-style-name="P7" draw:layer="layout" svg:width="2.752cm" svg:height="6.561cm" svg:x="4.745cm" svg:y="4.538cm">
          <text:p/>
        </draw:rect>
        <draw:g>
          <draw:rect draw:style-name="gr611" draw:text-style-name="P7" draw:layer="layout" svg:width="0.847cm" svg:height="0.847cm" svg:x="4.745cm" svg:y="3.691cm">
            <text:p/>
          </draw:rect>
          <draw:rect draw:style-name="gr612" draw:text-style-name="P9" draw:layer="layout" svg:width="0.847cm" svg:height="0.847cm" svg:x="4.745cm" svg:y="3.691cm">
            <text:p text:style-name="P8">2</text:p>
          </draw:rect>
        </draw:g>
        <draw:line draw:style-name="gr613" draw:text-style-name="P10" draw:layer="layout" svg:x1="4.745cm" svg:y1="7.713cm" svg:x2="7.497cm" svg:y2="7.713cm">
          <text:p/>
        </draw:line>
        <draw:line draw:style-name="gr614" draw:text-style-name="P10" draw:layer="layout" svg:x1="4.745cm" svg:y1="9.406cm" svg:x2="7.497cm" svg:y2="9.406cm">
          <text:p/>
        </draw:line>
        <draw:line draw:style-name="gr615" draw:text-style-name="P10" draw:layer="layout" svg:x1="4.745cm" svg:y1="6.019cm" svg:x2="7.497cm" svg:y2="6.019cm">
          <text:p/>
        </draw:line>
        <draw:rect draw:style-name="gr2" draw:text-style-name="P6" draw:layer="layout" svg:width="1.587cm" svg:height="1.27cm" svg:x="3.052cm" svg:y="3.479cm">
          <text:p text:style-name="P5"><text:span text:style-name="T4">i</text:span> =</text:p>
        </draw:rect>
        <draw:g>
          <draw:rect draw:style-name="gr3" draw:text-style-name="P7" draw:layer="layout" svg:width="2.54cm" svg:height="2.54cm" svg:x="10.522cm" svg:y="11.161cm">
            <text:p/>
          </draw:rect>
          <draw:g>
            <draw:rect draw:style-name="gr616" draw:text-style-name="P7" draw:layer="layout" svg:width="0.846cm" svg:height="0.847cm" svg:x="13.062cm" svg:y="11.161cm">
              <text:p/>
            </draw:rect>
            <draw:rect draw:style-name="gr617" draw:text-style-name="P9" draw:layer="layout" svg:width="0.846cm" svg:height="0.847cm" svg:x="13.062cm" svg:y="11.161cm">
              <text:p text:style-name="P8">2</text:p>
            </draw:rect>
          </draw:g>
          <draw:line draw:style-name="gr618" draw:text-style-name="P10" draw:layer="layout" svg:x1="10.522cm" svg:y1="12.431cm" svg:x2="13.062cm" svg:y2="12.431cm">
            <text:p/>
          </draw:line>
          <draw:rect draw:style-name="gr2" draw:text-style-name="P6" draw:layer="layout" svg:width="2.363cm" svg:height="1.27cm" svg:x="10.522cm" svg:y="11.161cm">
            <text:p text:style-name="P5">1001</text:p>
          </draw:rect>
          <draw:rect draw:style-name="gr2" draw:text-style-name="P6" draw:layer="layout" svg:width="2.363cm" svg:height="1.27cm" svg:x="10.522cm" svg:y="12.431cm">
            <text:p text:style-name="P5">1010</text:p>
          </draw:rect>
        </draw:g>
        <draw:g>
          <draw:rect draw:style-name="gr3" draw:text-style-name="P7" draw:layer="layout" svg:width="2.54cm" svg:height="2.796cm" svg:x="10.46cm" svg:y="14.486cm">
            <text:p/>
          </draw:rect>
          <draw:g>
            <draw:rect draw:style-name="gr619" draw:text-style-name="P7" draw:layer="layout" svg:width="0.847cm" svg:height="0.932cm" svg:x="13cm" svg:y="14.486cm">
              <text:p/>
            </draw:rect>
            <draw:rect draw:style-name="gr620" draw:text-style-name="P9" draw:layer="layout" svg:width="0.847cm" svg:height="0.932cm" svg:x="13cm" svg:y="14.486cm">
              <text:p text:style-name="P8">2</text:p>
            </draw:rect>
          </draw:g>
          <draw:line draw:style-name="gr621" draw:text-style-name="P10" draw:layer="layout" svg:x1="10.46cm" svg:y1="15.884cm" svg:x2="13cm" svg:y2="15.884cm">
            <text:p/>
          </draw:line>
          <draw:rect draw:style-name="gr2" draw:text-style-name="P6" draw:layer="layout" svg:width="2.364cm" svg:height="1.398cm" svg:x="10.46cm" svg:y="14.486cm">
            <text:p text:style-name="P5">1100</text:p>
          </draw:rect>
        </draw:g>
        <draw:rect draw:style-name="gr3" draw:text-style-name="P7" draw:layer="layout" svg:width="2.54cm" svg:height="2.54cm" svg:x="10.491cm" svg:y="5.049cm">
          <text:p/>
        </draw:rect>
        <draw:g>
          <draw:rect draw:style-name="gr622" draw:text-style-name="P7" draw:layer="layout" svg:width="0.846cm" svg:height="0.847cm" svg:x="13.031cm" svg:y="5.049cm">
            <text:p/>
          </draw:rect>
          <draw:rect draw:style-name="gr623" draw:text-style-name="P9" draw:layer="layout" svg:width="0.846cm" svg:height="0.847cm" svg:x="13.031cm" svg:y="5.049cm">
            <text:p text:style-name="P8">2</text:p>
          </draw:rect>
        </draw:g>
        <draw:line draw:style-name="gr624" draw:text-style-name="P10" draw:layer="layout" svg:x1="10.491cm" svg:y1="6.319cm" svg:x2="13.031cm" svg:y2="6.319cm">
          <text:p/>
        </draw:line>
        <draw:rect draw:style-name="gr2" draw:text-style-name="P6" draw:layer="layout" svg:width="2.363cm" svg:height="1.27cm" svg:x="10.491cm" svg:y="5.049cm">
          <text:p text:style-name="P5">0111</text:p>
        </draw:rect>
        <draw:rect draw:style-name="gr3" draw:text-style-name="P7" draw:layer="layout" svg:width="2.54cm" svg:height="2.54cm" svg:x="10.491cm" svg:y="2.086cm">
          <text:p/>
        </draw:rect>
        <draw:g>
          <draw:rect draw:style-name="gr625" draw:text-style-name="P7" draw:layer="layout" svg:width="0.846cm" svg:height="0.846cm" svg:x="13.031cm" svg:y="2.086cm">
            <text:p/>
          </draw:rect>
          <draw:rect draw:style-name="gr626" draw:text-style-name="P9" draw:layer="layout" svg:width="0.846cm" svg:height="0.846cm" svg:x="13.031cm" svg:y="2.086cm">
            <text:p text:style-name="P8">2</text:p>
          </draw:rect>
        </draw:g>
        <draw:line draw:style-name="gr627" draw:text-style-name="P10" draw:layer="layout" svg:x1="10.491cm" svg:y1="3.356cm" svg:x2="13.031cm" svg:y2="3.356cm">
          <text:p/>
        </draw:line>
        <draw:rect draw:style-name="gr2" draw:text-style-name="P6" draw:layer="layout" svg:width="2.363cm" svg:height="1.27cm" svg:x="10.491cm" svg:y="2.086cm">
          <text:p text:style-name="P5">0000</text:p>
        </draw:rect>
        <draw:rect draw:style-name="gr2" draw:text-style-name="P6" draw:layer="layout" svg:width="2.363cm" svg:height="1.27cm" svg:x="10.491cm" svg:y="3.356cm">
          <text:p text:style-name="P5">0001</text:p>
        </draw:rect>
        <draw:rect draw:style-name="gr628" draw:text-style-name="P6" draw:layer="layout" svg:width="3.011cm" svg:height="2.792cm" svg:x="2.417cm" svg:y="13.004cm">
          <text:p text:style-name="P35">Insert:</text:p>
          <text:p text:style-name="P35"><text:span text:style-name="T14">1001</text:span></text:p>
        </draw:rect>
        <draw:rect draw:style-name="gr2" draw:text-style-name="P6" draw:layer="layout" svg:width="7.589cm" svg:height="1.27cm" svg:x="0.82cm" svg:y="0.728cm">
          <text:p text:style-name="P8"><text:span text:style-name="T7">Example continued</text:span></text:p>
        </draw:rect>
        <draw:line draw:style-name="gr36" draw:text-style-name="P10" draw:layer="layout" svg:x1="6.866cm" svg:y1="5.323cm" svg:x2="10.495cm" svg:y2="2.297cm">
          <text:p/>
        </draw:line>
        <draw:line draw:style-name="gr36" draw:text-style-name="P10" draw:layer="layout" svg:x1="6.923cm" svg:y1="6.773cm" svg:x2="10.495cm" svg:y2="5.261cm">
          <text:p/>
        </draw:line>
        <draw:line draw:style-name="gr36" draw:text-style-name="P10" draw:layer="layout" svg:x1="6.923cm" svg:y1="8.528cm" svg:x2="10.464cm" svg:y2="11.249cm">
          <text:p/>
        </draw:line>
        <draw:line draw:style-name="gr36" draw:text-style-name="P10" draw:layer="layout" svg:x1="6.835cm" svg:y1="10.222cm" svg:x2="10.341cm" svg:y2="14.786cm">
          <text:p/>
        </draw:line>
        <draw:g xml:id="id79" draw:id="id79">
          <draw:rect draw:style-name="gr331" draw:text-style-name="P7" draw:layer="layout" svg:width="2.54cm" svg:height="2.54cm" svg:x="10.433cm" svg:y="8.136cm">
            <text:p/>
          </draw:rect>
          <draw:rect draw:style-name="gr629" draw:text-style-name="P7" draw:layer="layout" svg:width="0.847cm" svg:height="0.847cm" svg:x="12.973cm" svg:y="8.136cm">
            <text:p/>
          </draw:rect>
          <draw:rect draw:style-name="gr2" draw:text-style-name="P6" draw:layer="layout" svg:width="2.364cm" svg:height="1.27cm" svg:x="10.53cm" svg:y="8.136cm">
            <text:p text:style-name="P5"><text:span text:style-name="T14">1001</text:span></text:p>
          </draw:rect>
          <draw:rect draw:style-name="gr2" draw:text-style-name="P6" draw:layer="layout" svg:width="2.364cm" svg:height="1.27cm" svg:x="10.433cm" svg:y="9.406cm">
            <text:p text:style-name="P5"><text:span text:style-name="T14">1001</text:span></text:p>
          </draw:rect>
          <draw:line draw:style-name="gr630" draw:text-style-name="P10" draw:layer="layout" svg:x1="10.433cm" svg:y1="9.406cm" svg:x2="12.973cm" svg:y2="9.406cm">
            <text:p/>
          </draw:line>
          <draw:path draw:style-name="gr165" draw:text-style-name="P7" draw:layer="layout" svg:width="2.178cm" svg:height="0.365cm" svg:x="10.729cm" svg:y="11.642cm" svg:viewBox="0 0 2179 366" svg:d="M0 366c374-92 1036-123 1455-154 88-18 181-40 269-58 35-9 62-44 93-62 106-53 242-92 362-92">
            <text:p/>
          </draw:path>
          <draw:path draw:style-name="gr165" draw:text-style-name="P7" draw:layer="layout" svg:width="2.179cm" svg:height="0.365cm" svg:x="10.667cm" svg:y="12.881cm" svg:viewBox="0 0 2180 366" svg:d="M0 366c375-92 1037-123 1456-154 88-18 181-40 269-58 35-9 62-44 93-62 106-53 242-92 362-92">
            <text:p/>
          </draw:path>
          <draw:rect draw:style-name="gr2" draw:text-style-name="P6" draw:layer="layout" svg:width="2.364cm" svg:height="1.27cm" svg:x="8.378cm" svg:y="11.099cm">
            <text:p text:style-name="P8"><text:span text:style-name="T14">1010</text:span></text:p>
          </draw:rect>
        </draw:g>
        <draw:g xml:id="id80" draw:id="id80">
          <draw:rect draw:style-name="gr631" draw:text-style-name="P6" draw:layer="layout" svg:width="1.663cm" svg:height="13.291cm" svg:x="21.378cm" svg:y="2.54cm">
            <text:p text:style-name="P42"><text:span text:style-name="T51">000</text:span></text:p>
            <text:p text:style-name="P70"><text:span text:style-name="T51">001</text:span></text:p>
            <text:p text:style-name="P71"><text:span text:style-name="T51">010</text:span></text:p>
            <text:p text:style-name="P72"><text:span text:style-name="T51">011</text:span></text:p>
            <text:p text:style-name="P72"><text:span text:style-name="T51">100</text:span></text:p>
            <text:p text:style-name="P72"><text:span text:style-name="T51">101</text:span></text:p>
            <text:p text:style-name="P72"><text:span text:style-name="T51">110</text:span></text:p>
            <text:p text:style-name="P72"><text:span text:style-name="T51">111</text:span></text:p>
          </draw:rect>
          <draw:rect draw:style-name="gr522" draw:text-style-name="P7" draw:layer="layout" svg:width="3.387cm" svg:height="13.759cm" svg:x="17.78cm" svg:y="2.328cm">
            <text:p/>
          </draw:rect>
          <draw:g>
            <draw:rect draw:style-name="gr522" draw:text-style-name="P7" draw:layer="layout" svg:width="1.058cm" svg:height="0.846cm" svg:x="17.78cm" svg:y="1.482cm">
              <text:p/>
            </draw:rect>
            <draw:rect draw:style-name="gr362" draw:text-style-name="P6" draw:layer="layout" svg:width="1.058cm" svg:height="0.846cm" svg:x="17.78cm" svg:y="1.482cm">
              <text:p text:style-name="P8"><text:span text:style-name="T16">3</text:span></text:p>
            </draw:rect>
          </draw:g>
          <draw:line draw:style-name="gr632" draw:text-style-name="P10" draw:layer="layout" svg:x1="17.78cm" svg:y1="3.81cm" svg:x2="21.167cm" svg:y2="3.81cm">
            <text:p/>
          </draw:line>
          <draw:line draw:style-name="gr633" draw:text-style-name="P10" draw:layer="layout" svg:x1="17.78cm" svg:y1="5.292cm" svg:x2="21.167cm" svg:y2="5.292cm">
            <text:p/>
          </draw:line>
          <draw:line draw:style-name="gr634" draw:text-style-name="P10" draw:layer="layout" svg:x1="17.78cm" svg:y1="6.985cm" svg:x2="21.167cm" svg:y2="6.985cm">
            <text:p/>
          </draw:line>
          <draw:line draw:style-name="gr635" draw:text-style-name="P10" draw:layer="layout" svg:x1="17.78cm" svg:y1="8.89cm" svg:x2="21.167cm" svg:y2="8.89cm">
            <text:p/>
          </draw:line>
          <draw:line draw:style-name="gr636" draw:text-style-name="P10" draw:layer="layout" svg:x1="17.78cm" svg:y1="10.583cm" svg:x2="21.167cm" svg:y2="10.583cm">
            <text:p/>
          </draw:line>
          <draw:line draw:style-name="gr637" draw:text-style-name="P10" draw:layer="layout" svg:x1="17.78cm" svg:y1="12.488cm" svg:x2="21.167cm" svg:y2="12.488cm">
            <text:p/>
          </draw:line>
          <draw:line draw:style-name="gr638" draw:text-style-name="P10" draw:layer="layout" svg:x1="17.78cm" svg:y1="14.182cm" svg:x2="21.167cm" svg:y2="14.182cm">
            <text:p/>
          </draw:line>
          <draw:line draw:style-name="gr514" draw:text-style-name="P10" draw:layer="layout" svg:x1="18.837cm" svg:y1="3.175cm" svg:x2="13.334cm" svg:y2="3.387cm">
            <text:p/>
          </draw:line>
          <draw:line draw:style-name="gr514" draw:text-style-name="P10" draw:layer="layout" svg:x1="18.837cm" svg:y1="4.656cm" svg:x2="13.546cm" svg:y2="3.809cm">
            <text:p/>
          </draw:line>
          <draw:line draw:style-name="gr514" draw:text-style-name="P10" draw:layer="layout" svg:x1="18.838cm" svg:y1="6.138cm" svg:x2="13.212cm" svg:y2="6.227cm">
            <text:p/>
          </draw:line>
          <draw:line draw:style-name="gr514" draw:text-style-name="P10" draw:layer="layout" svg:x1="19.05cm" svg:y1="8.043cm" svg:x2="13.304cm" svg:y2="6.593cm">
            <text:p/>
          </draw:line>
          <draw:line draw:style-name="gr514" draw:text-style-name="P10" draw:layer="layout" svg:x1="18.627cm" svg:y1="9.736cm" svg:x2="13.181cm" svg:y2="9.617cm">
            <text:p/>
          </draw:line>
          <draw:line draw:style-name="gr514" draw:text-style-name="P10" draw:layer="layout" svg:x1="19.049cm" svg:y1="11.642cm" svg:x2="13.246cm" svg:y2="12.881cm">
            <text:p/>
          </draw:line>
          <draw:line draw:style-name="gr514" draw:text-style-name="P10" draw:layer="layout" svg:x1="19.05cm" svg:y1="13.123cm" svg:x2="13.154cm" svg:y2="15.875cm">
            <text:p/>
          </draw:line>
          <draw:line draw:style-name="gr514" draw:text-style-name="P10" draw:layer="layout" svg:x1="19.05cm" svg:y1="15.028cm" svg:x2="13.154cm" svg:y2="16.417cm">
            <text:p/>
          </draw:line>
          <draw:rect draw:style-name="gr2" draw:text-style-name="P6" draw:layer="layout" svg:width="1.588cm" svg:height="1.27cm" svg:x="16.417cm" svg:y="1.27cm">
            <text:p text:style-name="P5"><text:span text:style-name="T53">i</text:span><text:span text:style-name="T16"> =</text:span></text:p>
          </draw:rect>
          <draw:path draw:style-name="gr533" draw:text-style-name="P7" draw:layer="layout" svg:width="6.081cm" svg:height="2.147cm" svg:x="3.082cm" svg:y="7.258cm" svg:viewBox="0 0 6082 2148" svg:d="M0 2148c229-167 480-330 696-516 89-75 141-194 243-242 869-424 1641-715 2602-879 260-44 525-48 785-88 349-53 684-141 1028-212 203-44 569-66 728-211">
            <text:p/>
          </draw:path>
          <draw:path draw:style-name="gr533" draw:text-style-name="P7" draw:layer="layout" svg:width="6.468cm" svg:height="4.687cm" svg:x="3.056cm" svg:y="5.503cm" svg:viewBox="0 0 6469 4688" svg:d="M0 0c427 594 1223 1084 1782 1553 932 781 1755 1444 2769 2136 489 336 579 417 1118 668 265 121 513 331 800 331">
            <text:p/>
          </draw:path>
          <draw:path draw:style-name="gr533" draw:text-style-name="P7" draw:layer="layout" svg:width="1.027cm" svg:height="0.603cm" svg:x="13.092cm" svg:y="11.43cm" svg:viewBox="0 0 1028 604" svg:d="M0 604c101-287 441-463 728-512 208-75-53 13 212-62 31-8 88-30 88-30">
            <text:p/>
          </draw:path>
          <draw:rect draw:style-name="gr2" draw:text-style-name="P6" draw:layer="layout" svg:width="0.974cm" svg:height="1.27cm" svg:x="12.881cm" svg:y="7.924cm">
            <text:p text:style-name="P8"><text:span text:style-name="T16">3</text:span></text:p>
          </draw:rect>
          <draw:rect draw:style-name="gr2" draw:text-style-name="P6" draw:layer="layout" svg:width="0.974cm" svg:height="1.27cm" svg:x="13.966cm" svg:y="10.918cm">
            <text:p text:style-name="P8"><text:span text:style-name="T16">3</text:span></text:p>
          </draw:rect>
        </draw:g>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79" smil:attributeName="visibility" smil:to="visible"/>
                  <anim:transitionFilter smil:dur="1s" smil:targetElement="id79" smil:type="blindsWipe" smil:subtype="vertic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80" smil:attributeName="visibility" smil:to="visible"/>
                  <anim:animate smil:dur="1s" smil:fill="hold" smil:targetElement="id80" smil:attributeName="x" smil:values="1+width/2;x" smil:keyTimes="0;1" smil:additive="base"/>
                  <anim:animate smil:dur="1s" smil:fill="hold" smil:targetElement="id80" smil:attributeName="y" smil:values="y;y" smil:keyTimes="0;1" smil:additive="base"/>
                </anim:par>
              </anim:par>
            </anim:par>
          </anim:seq>
        </anim:par>
        <presentation:notes draw:style-name="dp2">
          <draw:page-thumbnail draw:style-name="gr1" draw:layer="layout" svg:width="13.053cm" svg:height="9.79cm" svg:x="3.104cm" svg:y="1.958cm" draw:page-number="81"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Extensible hashing:  deletion" draw:style-name="dp1" draw:master-page-name="Default" presentation:presentation-page-layout-name="AL2T1">
        <office:forms form:automatic-focus="false" form:apply-design-mode="false"/>
        <draw:frame presentation:style-name="pr7" draw:text-style-name="P2" draw:layer="layout" svg:width="21.59cm" svg:height="3.175cm" svg:x="1.905cm" svg:y="1.693cm" presentation:class="title" presentation:user-transformed="true">
          <draw:text-box>
            <text:p text:style-name="P11"><text:span text:style-name="T9">Extensible hashing: <text:s/></text:span><text:span text:style-name="T6">deletion</text:span></text:p>
          </draw:text-box>
        </draw:frame>
        <draw:frame presentation:style-name="pr62" draw:text-style-name="P13" draw:layer="layout" svg:width="20.289cm" svg:height="7.439cm" svg:x="3.841cm" svg:y="5.323cm" presentation:class="outline" presentation:user-transformed="true">
          <draw:text-box>
            <text:list text:style-name="L3">
              <text:list-item>
                <text:p text:style-name="P12">No merging of blocks</text:p>
              </text:list-item>
              <text:list-item>
                <text:p text:style-name="P12">Merge blocks <text:line-break/> <text:s text:c="4"/>and cut directory if possible</text:p>
              </text:list-item>
            </text:list>
            <text:p text:style-name="P28"><text:tab/><text:tab/>(Reverse insert procedure)</text:p>
          </draw:text-box>
        </draw:frame>
        <draw:path draw:style-name="gr59" draw:text-style-name="P7" draw:layer="layout" svg:width="0.634cm" svg:height="7.83cm" svg:x="3.418cm" svg:y="5.292cm" svg:viewBox="0 0 635 7831" svg:d="M635 0c-159 0-318 326-318 652v2611c0 326-159 652-317 652 158 0 317 327 317 653v2611c0 326 159 652 318 652">
          <draw:glue-point draw:id="4" svg:x="9.984cm" svg:y="0cm"/>
          <draw:glue-point draw:id="5" svg:x="0cm" svg:y="4.998cm"/>
          <draw:glue-point draw:id="6" svg:x="9.984cm" svg:y="9.998cm"/>
          <text:p/>
        </draw:path>
        <presentation:notes draw:style-name="dp2">
          <draw:page-thumbnail draw:style-name="gr1" draw:layer="layout" svg:width="13.053cm" svg:height="9.79cm" svg:x="3.104cm" svg:y="1.958cm" draw:page-number="82"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Deletion example:" draw:style-name="dp1" draw:master-page-name="Default" presentation:presentation-page-layout-name="AL2T1">
        <office:forms form:automatic-focus="false" form:apply-design-mode="false"/>
        <draw:frame presentation:style-name="pr7" draw:text-style-name="P2" draw:layer="layout" svg:width="21.59cm" svg:height="3.175cm" svg:x="1.905cm" svg:y="1.693cm" presentation:class="title" presentation:user-transformed="true">
          <draw:text-box>
            <text:p text:style-name="P11"><text:span text:style-name="T6">Deletion example:</text:span></text:p>
          </draw:text-box>
        </draw:frame>
        <draw:frame presentation:style-name="pr9" draw:text-style-name="P13" draw:layer="layout" svg:width="22.86cm" svg:height="11.43cm" svg:x="1.905cm" svg:y="5.503cm" presentation:class="outline" presentation:user-transformed="true">
          <draw:text-box>
            <text:list text:style-name="L3">
              <text:list-item>
                <text:p text:style-name="P12">Run thru insert example in reverse!</text:p>
              </text:list-item>
            </text:list>
          </draw:text-box>
        </draw:frame>
        <presentation:notes draw:style-name="dp2">
          <draw:page-thumbnail draw:style-name="gr1" draw:layer="layout" svg:width="13.053cm" svg:height="9.79cm" svg:x="3.104cm" svg:y="1.958cm" draw:page-number="83"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   Extensible hashing" draw:style-name="dp1" draw:master-page-name="Default" presentation:presentation-page-layout-name="AL2T1">
        <office:forms form:automatic-focus="false" form:apply-design-mode="false"/>
        <draw:frame presentation:style-name="pr7" draw:text-style-name="P2" draw:layer="layout" svg:width="21.59cm" svg:height="3.175cm" svg:x="1.182cm" svg:y="0.847cm" presentation:class="title" presentation:user-transformed="true">
          <draw:text-box>
            <text:p text:style-name="P31"><text:span text:style-name="T9"><text:tab/></text:span><text:span text:style-name="T9"><text:tab/></text:span><text:span text:style-name="T9"><text:tab/></text:span><text:span text:style-name="T9">Extensible hashing</text:span></text:p>
          </draw:text-box>
        </draw:frame>
        <draw:frame presentation:style-name="pr63" draw:text-style-name="P13" draw:layer="layout" svg:width="20.17cm" svg:height="5.565cm" svg:x="1.874cm" svg:y="4.114cm" presentation:class="outline" presentation:user-transformed="true">
          <draw:text-box>
            <text:p text:style-name="P28"><text:tab/>Can handle growing files</text:p>
            <text:p text:style-name="P28"><text:tab/><text:tab/>- with less wasted space</text:p>
            <text:p text:style-name="P28"><text:tab/><text:tab/>- with no full reorganizations</text:p>
          </draw:text-box>
        </draw:frame>
        <draw:g>
          <draw:rect draw:style-name="gr3" draw:text-style-name="P7" draw:layer="layout" svg:width="5.927cm" svg:height="1.694cm" svg:x="1.393cm" svg:y="1.693cm">
            <text:p/>
          </draw:rect>
          <draw:rect draw:style-name="gr639" draw:text-style-name="P9" draw:layer="layout" svg:width="5.927cm" svg:height="1.694cm" svg:x="1.393cm" svg:y="1.693cm">
            <text:p text:style-name="P8"><text:span text:style-name="T9">Summary</text:span></text:p>
          </draw:rect>
        </draw:g>
        <draw:g>
          <draw:circle draw:style-name="gr3" draw:text-style-name="P7" draw:layer="layout" svg:width="1.059cm" svg:height="1.059cm" svg:x="1.662cm" svg:y="4.449cm">
            <draw:glue-point draw:id="4" svg:x="5.004cm" svg:y="0.009cm"/>
            <draw:glue-point draw:id="5" svg:x="1.47cm" svg:y="1.47cm"/>
            <draw:glue-point draw:id="6" svg:x="0.009cm" svg:y="5.004cm"/>
            <draw:glue-point draw:id="7" svg:x="1.47cm" svg:y="8.529cm"/>
            <draw:glue-point draw:id="8" svg:x="5.004cm" svg:y="10cm"/>
            <draw:glue-point draw:id="9" svg:x="8.529cm" svg:y="8.529cm"/>
            <draw:glue-point draw:id="10" svg:x="10cm" svg:y="5.004cm"/>
            <draw:glue-point draw:id="11" svg:x="8.529cm" svg:y="1.47cm"/>
            <text:p/>
          </draw:circle>
          <draw:rect draw:style-name="gr640" draw:text-style-name="P9" draw:layer="layout" svg:width="0.745cm" svg:height="0.745cm" svg:x="1.819cm" svg:y="4.606cm">
            <text:p text:style-name="P8">+</text:p>
          </draw:rect>
        </draw:g>
        <draw:g xml:id="id81" draw:id="id81">
          <draw:g>
            <draw:rect draw:style-name="gr136" draw:text-style-name="P7" draw:layer="layout" svg:width="18.351cm" svg:height="7.775cm" svg:x="1.969cm" svg:y="9.463cm">
              <text:p/>
            </draw:rect>
            <draw:frame presentation:style-name="pr64" draw:text-style-name="P13" draw:layer="layout" svg:width="18.351cm" svg:height="7.775cm" svg:x="1.969cm" svg:y="9.463cm" presentation:class="outline" presentation:user-transformed="true">
              <draw:text-box>
                <text:p text:style-name="P28"><text:tab/>Indirection</text:p>
                <text:p text:style-name="P30"><text:tab/><text:tab/><text:span text:style-name="T8">(Not bad if directory in memory)</text:span></text:p>
                <text:p text:style-name="P28"><text:tab/>Directory doubles in size</text:p>
                <text:p text:style-name="P30"><text:tab/><text:tab/><text:span text:style-name="T8">(Now it fits, now it does not)</text:span></text:p>
              </draw:text-box>
            </draw:frame>
          </draw:g>
          <draw:g>
            <draw:ellipse draw:style-name="gr3" draw:text-style-name="P7" draw:layer="layout" svg:width="1.215cm" svg:height="1.151cm" svg:x="1.725cm" svg:y="9.794cm">
              <draw:glue-point draw:id="4" svg:x="5.004cm" svg:y="0.008cm"/>
              <draw:glue-point draw:id="5" svg:x="1.47cm" svg:y="1.465cm"/>
              <draw:glue-point draw:id="6" svg:x="0.009cm" svg:y="5.004cm"/>
              <draw:glue-point draw:id="7" svg:x="1.47cm" svg:y="8.534cm"/>
              <draw:glue-point draw:id="8" svg:x="5.004cm" svg:y="10cm"/>
              <draw:glue-point draw:id="9" svg:x="8.529cm" svg:y="8.534cm"/>
              <draw:glue-point draw:id="10" svg:x="10cm" svg:y="5.004cm"/>
              <draw:glue-point draw:id="11" svg:x="8.529cm" svg:y="1.465cm"/>
              <text:p/>
            </draw:ellipse>
            <draw:rect draw:style-name="gr641" draw:text-style-name="P9" draw:layer="layout" svg:width="0.855cm" svg:height="0.811cm" svg:x="1.905cm" svg:y="9.964cm">
              <text:p text:style-name="P8">-</text:p>
            </draw:rect>
          </draw:g>
          <draw:g>
            <draw:ellipse draw:style-name="gr3" draw:text-style-name="P7" draw:layer="layout" svg:width="1.215cm" svg:height="1.151cm" svg:x="1.725cm" svg:y="12.969cm">
              <draw:glue-point draw:id="4" svg:x="5.004cm" svg:y="0.008cm"/>
              <draw:glue-point draw:id="5" svg:x="1.47cm" svg:y="1.465cm"/>
              <draw:glue-point draw:id="6" svg:x="0.009cm" svg:y="5.004cm"/>
              <draw:glue-point draw:id="7" svg:x="1.47cm" svg:y="8.534cm"/>
              <draw:glue-point draw:id="8" svg:x="5.004cm" svg:y="10cm"/>
              <draw:glue-point draw:id="9" svg:x="8.529cm" svg:y="8.534cm"/>
              <draw:glue-point draw:id="10" svg:x="10cm" svg:y="5.004cm"/>
              <draw:glue-point draw:id="11" svg:x="8.529cm" svg:y="1.465cm"/>
              <text:p/>
            </draw:ellipse>
            <draw:rect draw:style-name="gr642" draw:text-style-name="P9" draw:layer="layout" svg:width="0.855cm" svg:height="0.811cm" svg:x="1.905cm" svg:y="13.139cm">
              <text:p text:style-name="P8">-</text:p>
            </draw:rect>
          </draw:g>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81" smil:attributeName="visibility" smil:to="visible"/>
                  <anim:animate smil:dur="1s" smil:fill="hold" smil:targetElement="id81" smil:attributeName="x" smil:values="0-width/2;x" smil:keyTimes="0;1" smil:additive="base"/>
                  <anim:animate smil:dur="1s" smil:fill="hold" smil:targetElement="id81" smil:attributeName="y" smil:values="y;y" smil:keyTimes="0;1" smil:additive="base"/>
                </anim:par>
              </anim:par>
            </anim:par>
          </anim:seq>
        </anim:par>
        <presentation:notes draw:style-name="dp2">
          <draw:page-thumbnail draw:style-name="gr1" draw:layer="layout" svg:width="13.053cm" svg:height="9.79cm" svg:x="3.104cm" svg:y="1.958cm" draw:page-number="84"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Linear hashing" draw:style-name="dp1" draw:master-page-name="Default" presentation:presentation-page-layout-name="AL2T1">
        <office:forms form:automatic-focus="false" form:apply-design-mode="false"/>
        <draw:frame presentation:style-name="pr65" draw:text-style-name="P2" draw:layer="layout" svg:width="21.59cm" svg:height="2.236cm" svg:x="1.116cm" svg:y="1.151cm" presentation:class="title" presentation:user-transformed="true">
          <draw:text-box>
            <text:p text:style-name="P11"><text:span text:style-name="T6">Linear hashing</text:span></text:p>
          </draw:text-box>
        </draw:frame>
        <draw:frame presentation:style-name="pr66" draw:text-style-name="P13" draw:layer="layout" svg:width="21.59cm" svg:height="1.848cm" svg:x="1.482cm" svg:y="3.479cm" presentation:class="outline" presentation:user-transformed="true">
          <draw:text-box>
            <text:list text:style-name="L3">
              <text:list-item>
                <text:p text:style-name="P12">Another dynamic hashing scheme</text:p>
              </text:list-item>
            </text:list>
          </draw:text-box>
        </draw:frame>
        <draw:g xml:id="id82" draw:id="id82">
          <draw:g>
            <draw:rect draw:style-name="gr136" draw:text-style-name="P7" draw:layer="layout" svg:width="8.044cm" svg:height="1.812cm" svg:x="1.443cm" svg:y="5.292cm">
              <text:p/>
            </draw:rect>
            <draw:frame presentation:style-name="pr67" draw:text-style-name="P2" draw:layer="layout" svg:width="8.044cm" svg:height="1.812cm" svg:x="1.443cm" svg:y="5.292cm" presentation:class="title" presentation:user-transformed="true">
              <draw:text-box>
                <text:p text:style-name="P11"><text:span text:style-name="T49">Two ideas:</text:span></text:p>
              </draw:text-box>
            </draw:frame>
          </draw:g>
          <draw:g>
            <draw:rect draw:style-name="gr136" draw:text-style-name="P7" draw:layer="layout" svg:width="14.393cm" svg:height="1.663cm" svg:x="1.32cm" svg:y="7.016cm">
              <text:p/>
            </draw:rect>
            <draw:frame presentation:style-name="pr68" draw:text-style-name="P13" draw:layer="layout" svg:width="14.393cm" svg:height="2.645cm" svg:x="1.32cm" svg:y="7.016cm" presentation:class="outline" presentation:user-transformed="true">
              <draw:text-box>
                <text:p text:style-name="P34"><text:span text:style-name="T20">(a) Use </text:span><text:span text:style-name="T50">i</text:span><text:span text:style-name="T20"> <text:s/></text:span><text:span text:style-name="T54">low</text:span><text:span text:style-name="T20"> order bits of hash</text:span></text:p>
              </draw:text-box>
            </draw:frame>
          </draw:g>
          <draw:g>
            <draw:rect draw:style-name="gr3" draw:text-style-name="P7" draw:layer="layout" svg:width="5.08cm" svg:height="1.27cm" svg:x="17.949cm" svg:y="8.013cm">
              <text:p/>
            </draw:rect>
            <draw:rect draw:style-name="gr643" draw:text-style-name="P6" draw:layer="layout" svg:width="5.08cm" svg:height="1.27cm" svg:x="17.949cm" svg:y="8.013cm">
              <text:p text:style-name="P8"><text:span text:style-name="T20">01110101</text:span></text:p>
            </draw:rect>
          </draw:g>
          <draw:line draw:style-name="gr36" draw:text-style-name="P10" draw:layer="layout" svg:x1="19.769cm" svg:y1="7.378cm" svg:x2="18.076cm" svg:y2="7.378cm">
            <text:p/>
          </draw:line>
          <draw:line draw:style-name="gr36" draw:text-style-name="P10" draw:layer="layout" svg:x1="21.036cm" svg:y1="7.382cm" svg:x2="22.941cm" svg:y2="7.382cm">
            <text:p/>
          </draw:line>
          <draw:line draw:style-name="gr36" draw:text-style-name="P10" draw:layer="layout" svg:x1="21.339cm" svg:y1="10.098cm" svg:x2="19.646cm" svg:y2="10.098cm">
            <text:p/>
          </draw:line>
          <draw:path draw:style-name="gr59" draw:text-style-name="P7" draw:layer="layout" svg:width="0.634cm" svg:height="1.693cm" draw:transform="rotate (1.5707963267949) translate (21.036000000001cm 10.1280000000013cm)" svg:viewBox="0 0 635 1694" svg:d="M635 0c-159 0-318 70-318 141v564c0 71-159 142-317 142 158 0 317 70 317 141v564c0 71 159 142 318 142">
            <draw:glue-point draw:id="4" svg:x="-8.33cm" svg:y="-6.871cm"/>
            <draw:glue-point draw:id="5" svg:x="4.992cm" svg:y="-3.134cm"/>
            <draw:glue-point draw:id="6" svg:x="18.314cm" svg:y="-6.871cm"/>
            <text:p/>
          </draw:path>
          <draw:rect draw:style-name="gr644" draw:text-style-name="P6" draw:layer="layout" svg:width="2.192cm" svg:height="1.019cm" svg:x="17.583cm" svg:y="9.525cm">
            <text:p text:style-name="P8"><text:span text:style-name="T45">grows</text:span></text:p>
          </draw:rect>
          <draw:rect draw:style-name="gr644" draw:text-style-name="P6" draw:layer="layout" svg:width="0.865cm" svg:height="1.019cm" svg:x="20.03cm" svg:y="6.866cm">
            <text:p text:style-name="P8"><text:span text:style-name="T55">b</text:span></text:p>
          </draw:rect>
          <draw:rect draw:style-name="gr644" draw:text-style-name="P6" draw:layer="layout" svg:width="0.657cm" svg:height="1.019cm" svg:x="22.006cm" svg:y="9.675cm">
            <text:p text:style-name="P8"><text:span text:style-name="T55">i</text:span></text:p>
          </draw:rect>
        </draw:g>
        <draw:g xml:id="id83" draw:id="id83">
          <draw:g>
            <draw:rect draw:style-name="gr136" draw:text-style-name="P7" draw:layer="layout" svg:width="23.526cm" svg:height="1.963cm" svg:x="1.27cm" svg:y="10.751cm">
              <text:p/>
            </draw:rect>
            <draw:frame presentation:style-name="pr69" draw:text-style-name="P13" draw:layer="layout" svg:width="23.526cm" svg:height="9.569cm" svg:x="1.27cm" svg:y="10.751cm" presentation:class="outline" presentation:user-transformed="true">
              <draw:text-box>
                <text:p text:style-name="P34"><text:span text:style-name="T20">(b) Number of buckets in use grows linearly</text:span></text:p>
                <text:p text:style-name="P34"><text:span text:style-name="T20"/></text:p>
                <text:p text:style-name="P34"><text:span text:style-name="T20"/></text:p>
                <text:p text:style-name="P34"><text:span text:style-name="T20"><text:s text:c="6"/></text:span><text:span text:style-name="T20">Constraint: 2</text:span><text:span text:style-name="T56">i-1 </text:span><text:span text:style-name="T57">≤ </text:span><text:span text:style-name="T20">n+1 <text:s/></text:span><text:span text:style-name="T57">&lt;</text:span><text:span text:style-name="T20"> 2</text:span><text:span text:style-name="T56">i</text:span></text:p>
                <text:p text:style-name="P34"><text:span text:style-name="T58"><text:s text:c="5"/></text:span><text:span text:style-name="T58">(We take n to be the id of the largest bucket in use, <text:s text:c="2"/></text:span><text:span text:style-name="T58"><text:line-break/></text:span><text:span text:style-name="T58"> <text:s/>starting at 0.)</text:span></text:p>
                <text:p text:style-name="P34"><text:span text:style-name="T56"/></text:p>
              </draw:text-box>
            </draw:frame>
          </draw:g>
          <draw:rect draw:style-name="gr3" draw:text-style-name="P7" draw:layer="layout" svg:width="1.27cm" svg:height="1.482cm" svg:x="3.316cm" svg:y="12.868cm">
            <text:p/>
          </draw:rect>
          <draw:rect draw:style-name="gr3" draw:text-style-name="P7" draw:layer="layout" svg:width="1.268cm" svg:height="1.482cm" svg:x="4.586cm" svg:y="12.868cm">
            <text:p/>
          </draw:rect>
          <draw:rect draw:style-name="gr3" draw:text-style-name="P7" draw:layer="layout" svg:width="1.271cm" svg:height="1.482cm" svg:x="5.854cm" svg:y="12.868cm">
            <text:p/>
          </draw:rect>
          <draw:rect draw:style-name="gr3" draw:text-style-name="P7" draw:layer="layout" svg:width="1.27cm" svg:height="1.482cm" svg:x="7.125cm" svg:y="12.868cm">
            <text:p/>
          </draw:rect>
          <draw:rect draw:style-name="gr3" draw:text-style-name="P7" draw:layer="layout" svg:width="1.268cm" svg:height="1.482cm" svg:x="8.395cm" svg:y="12.868cm">
            <text:p/>
          </draw:rect>
          <draw:rect draw:style-name="gr3" draw:text-style-name="P7" draw:layer="layout" svg:width="1.272cm" svg:height="1.482cm" svg:x="9.663cm" svg:y="12.868cm">
            <text:p/>
          </draw:rect>
          <draw:rect draw:style-name="gr3" draw:text-style-name="P7" draw:layer="layout" svg:width="1.268cm" svg:height="1.482cm" svg:x="10.935cm" svg:y="12.868cm">
            <text:p/>
          </draw:rect>
          <draw:rect draw:style-name="gr645" draw:text-style-name="P7" draw:layer="layout" svg:width="1.27cm" svg:height="1.482cm" svg:x="12.203cm" svg:y="12.868cm">
            <text:p/>
          </draw:rect>
          <draw:rect draw:style-name="gr646" draw:text-style-name="P7" draw:layer="layout" svg:width="1.27cm" svg:height="1.482cm" svg:x="13.473cm" svg:y="12.868cm">
            <text:p/>
          </draw:rect>
          <draw:line draw:style-name="gr36" draw:text-style-name="P10" draw:layer="layout" svg:x1="15.758cm" svg:y1="13.503cm" svg:x2="18.043cm" svg:y2="13.503cm">
            <text:p/>
          </draw:lin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82" smil:attributeName="visibility" smil:to="visible"/>
                  <anim:animate smil:dur="1s" smil:fill="hold" smil:targetElement="id82" smil:attributeName="x" smil:values="0-width/2;x" smil:keyTimes="0;1" smil:additive="base"/>
                  <anim:animate smil:dur="1s" smil:fill="hold" smil:targetElement="id82" smil:attributeName="y" smil:values="y;y" smil:keyTimes="0;1" smil: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83" smil:attributeName="visibility" smil:to="visible"/>
                  <anim:animate smil:dur="1s" smil:fill="hold" smil:targetElement="id83" smil:attributeName="x" smil:values="1+width/2;x" smil:keyTimes="0;1" smil:additive="base"/>
                  <anim:animate smil:dur="1s" smil:fill="hold" smil:targetElement="id83" smil:attributeName="y" smil:values="y;y" smil:keyTimes="0;1" smil:additive="base"/>
                </anim:par>
              </anim:par>
            </anim:par>
          </anim:seq>
        </anim:par>
        <presentation:notes draw:style-name="dp2">
          <draw:page-thumbnail draw:style-name="gr1" draw:layer="layout" svg:width="13.053cm" svg:height="9.79cm" svg:x="3.104cm" svg:y="1.958cm" draw:page-number="85"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Example   b=4 bits,    i =2,   2 keys/bucket" draw:style-name="dp1" draw:master-page-name="Default" presentation:presentation-page-layout-name="AL2T1">
        <office:forms form:automatic-focus="false" form:apply-design-mode="false"/>
        <draw:rect draw:style-name="gr3" draw:text-style-name="P7" draw:layer="layout" svg:width="3.599cm" svg:height="2.54cm" svg:x="0.661cm" svg:y="7.32cm">
          <text:p/>
        </draw:rect>
        <draw:rect presentation:style-name="pr70" draw:text-style-name="P7" draw:layer="layout" svg:width="3.598cm" svg:height="2.54cm" svg:x="4.895cm" svg:y="7.32cm">
          <text:p/>
        </draw:rect>
        <draw:frame presentation:style-name="pr71" draw:text-style-name="P2" draw:layer="layout" svg:width="25.762cm" svg:height="1.578cm" svg:x="0.273cm" svg:y="0.635cm" presentation:class="title" presentation:user-transformed="true">
          <draw:text-box>
            <text:p text:style-name="P11"><text:span text:style-name="T49">Example</text:span><text:span text:style-name="T18"> <text:s text:c="2"/></text:span><text:span text:style-name="T59">b</text:span><text:span text:style-name="T18">=4 bits, <text:s text:c="2"/></text:span><text:span text:style-name="T59"><text:s/>i </text:span><text:span text:style-name="T18">=2, <text:s text:c="2"/>2 keys/bucket</text:span></text:p>
          </draw:text-box>
        </draw:frame>
        <draw:frame presentation:style-name="pr72" draw:text-style-name="P13" draw:layer="layout" svg:width="18.265cm" svg:height="1.252cm" svg:x="1.42cm" svg:y="10.006cm" presentation:class="outline" presentation:user-transformed="true">
          <draw:text-box>
            <text:p text:style-name="P30"><text:span text:style-name="T60">00</text:span><text:span text:style-name="T60"><text:tab/></text:span><text:span text:style-name="T60"> <text:s text:c="8"/>01 <text:s text:c="9"/>10</text:span><text:span text:style-name="T60"><text:tab/></text:span><text:span text:style-name="T60"><text:tab/></text:span><text:span text:style-name="T60">11</text:span></text:p>
          </draw:text-box>
        </draw:frame>
        <draw:g>
          <draw:rect draw:style-name="gr647" draw:text-style-name="P7" draw:layer="layout" svg:width="3.598cm" svg:height="1.27cm" svg:x="13.15cm" svg:y="7.32cm">
            <text:p/>
          </draw:rect>
          <draw:rect draw:style-name="gr648" draw:text-style-name="P7" draw:layer="layout" svg:width="3.598cm" svg:height="1.27cm" svg:x="13.15cm" svg:y="8.59cm">
            <text:p/>
          </draw:rect>
        </draw:g>
        <draw:g>
          <draw:rect draw:style-name="gr649" draw:text-style-name="P7" draw:layer="layout" svg:width="3.598cm" svg:height="1.27cm" svg:x="9.128cm" svg:y="7.32cm">
            <text:p/>
          </draw:rect>
          <draw:rect draw:style-name="gr650" draw:text-style-name="P7" draw:layer="layout" svg:width="3.598cm" svg:height="1.27cm" svg:x="9.128cm" svg:y="8.59cm">
            <text:p/>
          </draw:rect>
        </draw:g>
        <draw:g>
          <draw:rect draw:style-name="gr651" draw:text-style-name="P7" draw:layer="layout" svg:width="3.598cm" svg:height="1.27cm" svg:x="4.895cm" svg:y="7.32cm">
            <text:p/>
          </draw:rect>
          <draw:rect draw:style-name="gr643" draw:text-style-name="P6" draw:layer="layout" svg:width="3.598cm" svg:height="1.27cm" svg:x="4.895cm" svg:y="7.32cm">
            <text:p text:style-name="P8">0101</text:p>
          </draw:rect>
        </draw:g>
        <draw:g>
          <draw:rect draw:style-name="gr652" draw:text-style-name="P7" draw:layer="layout" svg:width="3.598cm" svg:height="1.27cm" svg:x="4.895cm" svg:y="8.59cm">
            <text:p/>
          </draw:rect>
          <draw:rect draw:style-name="gr643" draw:text-style-name="P6" draw:layer="layout" svg:width="3.598cm" svg:height="1.27cm" svg:x="4.895cm" svg:y="8.59cm">
            <text:p text:style-name="P8">1111</text:p>
          </draw:rect>
        </draw:g>
        <draw:g>
          <draw:rect draw:style-name="gr653" draw:text-style-name="P7" draw:layer="layout" svg:width="3.599cm" svg:height="1.27cm" svg:x="0.661cm" svg:y="7.32cm">
            <text:p/>
          </draw:rect>
          <draw:rect draw:style-name="gr643" draw:text-style-name="P6" draw:layer="layout" svg:width="3.599cm" svg:height="1.27cm" svg:x="0.661cm" svg:y="7.32cm">
            <text:p text:style-name="P8">0000</text:p>
          </draw:rect>
        </draw:g>
        <draw:g>
          <draw:rect draw:style-name="gr654" draw:text-style-name="P7" draw:layer="layout" svg:width="3.599cm" svg:height="1.27cm" svg:x="0.661cm" svg:y="8.59cm">
            <text:p/>
          </draw:rect>
          <draw:rect draw:style-name="gr643" draw:text-style-name="P6" draw:layer="layout" svg:width="3.599cm" svg:height="1.27cm" svg:x="0.661cm" svg:y="8.59cm">
            <text:p text:style-name="P8">1010</text:p>
          </draw:rect>
        </draw:g>
        <draw:line draw:style-name="gr36" draw:text-style-name="P10" draw:layer="layout" svg:x1="18.053cm" svg:y1="7.651cm" svg:x2="16.995cm" svg:y2="7.651cm">
          <text:p/>
        </draw:line>
        <draw:rect draw:style-name="gr2" draw:text-style-name="P6" draw:layer="layout" svg:width="10.014cm" svg:height="1.27cm" svg:x="4.282cm" svg:y="11.192cm">
          <text:p text:style-name="P8"><text:span text:style-name="T4">n</text:span> = 01 (number of last bucket in use)</text:p>
        </draw:rect>
        <draw:rect draw:style-name="gr655" draw:text-style-name="P6" draw:layer="layout" svg:width="2.655cm" svg:height="2.086cm" svg:x="18.146cm" svg:y="6.46cm">
          <text:p text:style-name="P8"><text:span text:style-name="T45">Future</text:span></text:p>
          <text:p text:style-name="P74"><text:span text:style-name="T45">growth</text:span></text:p>
          <text:p text:style-name="P74"><text:span text:style-name="T45">buckets</text:span></text:p>
        </draw:rect>
        <draw:g xml:id="id84" draw:id="id84">
          <draw:g>
            <draw:rect draw:style-name="gr136" draw:text-style-name="P7" draw:layer="layout" svg:width="17.372cm" svg:height="2.42cm" svg:x="5.488cm" svg:y="13.092cm">
              <text:p/>
            </draw:rect>
            <draw:frame presentation:style-name="pr73" draw:text-style-name="P75" draw:layer="layout" svg:width="17.372cm" svg:height="6.162cm" svg:x="5.488cm" svg:y="13.092cm" presentation:class="outline" presentation:user-transformed="true">
              <draw:text-box>
                <text:p text:style-name="P15"><text:span text:style-name="T61">If h(k)[</text:span><text:span text:style-name="T62">i </text:span><text:span text:style-name="T61">] </text:span><text:span text:style-name="T63"></text:span><text:span text:style-name="T61"> </text:span><text:span text:style-name="T62">n</text:span><text:span text:style-name="T61">, then</text:span></text:p>
                <text:p text:style-name="P15"><text:span text:style-name="T61"><text:s text:c="6"/></text:span><text:span text:style-name="T61">look at bucket h(k)[i ]</text:span></text:p>
                <text:p text:style-name="P38"><text:span text:style-name="T61"><text:tab/></text:span><text:span text:style-name="T61"> <text:s/></text:span><text:span text:style-name="T61">else, look at bucket h(k)[</text:span><text:span text:style-name="T62">i </text:span><text:span text:style-name="T61">]</text:span><text:span text:style-name="T14"> </text:span><text:span text:style-name="T61">- 2</text:span><text:span text:style-name="T64">i </text:span><text:span text:style-name="T65">-1</text:span><text:tab/><text:tab/><text:tab/></text:p>
                <text:p text:style-name="P39"/>
              </draw:text-box>
            </draw:frame>
          </draw:g>
          <draw:g>
            <draw:rect draw:style-name="gr331" draw:text-style-name="P7" draw:layer="layout" svg:width="2.633cm" svg:height="0.806cm" svg:x="2.447cm" svg:y="13.112cm">
              <text:p/>
            </draw:rect>
            <draw:rect draw:style-name="gr643" draw:text-style-name="P6" draw:layer="layout" svg:width="2.633cm" svg:height="0.806cm" svg:x="2.447cm" svg:y="13.112cm">
              <text:p text:style-name="P8"><text:span text:style-name="T14">Rule</text:span></text:p>
            </draw:rect>
          </draw:g>
        </draw:g>
        <draw:g xml:id="id86" draw:id="id86">
          <draw:rect draw:style-name="gr522" draw:text-style-name="P7" draw:layer="layout" svg:width="0.635cm" svg:height="0.635cm" svg:x="3.598cm" svg:y="6.654cm">
            <text:p/>
          </draw:rect>
          <draw:rect draw:style-name="gr522" draw:text-style-name="P7" draw:layer="layout" svg:width="0.635cm" svg:height="0.635cm" svg:x="7.832cm" svg:y="6.654cm">
            <text:p/>
          </draw:rect>
          <draw:rect draw:style-name="gr656" draw:text-style-name="P7" draw:layer="layout" svg:width="0.635cm" svg:height="0.635cm" svg:x="12.065cm" svg:y="6.623cm">
            <text:p/>
          </draw:rect>
          <draw:rect draw:style-name="gr657" draw:text-style-name="P7" draw:layer="layout" svg:width="0.635cm" svg:height="0.635cm" svg:x="16.087cm" svg:y="6.659cm">
            <text:p/>
          </draw:rect>
          <draw:g>
            <draw:rect draw:style-name="gr522" draw:text-style-name="P7" draw:layer="layout" svg:width="3.598cm" svg:height="1.27cm" svg:x="4.93cm" svg:y="3.118cm">
              <text:p/>
            </draw:rect>
            <draw:rect draw:style-name="gr643" draw:text-style-name="P6" draw:layer="layout" svg:width="3.598cm" svg:height="1.27cm" svg:x="4.93cm" svg:y="3.118cm">
              <text:p text:style-name="P8"><text:span text:style-name="T16">0101</text:span></text:p>
            </draw:rect>
          </draw:g>
          <draw:rect draw:style-name="gr522" draw:text-style-name="P7" draw:layer="layout" svg:width="3.598cm" svg:height="1.27cm" svg:x="4.93cm" svg:y="4.388cm">
            <text:p/>
          </draw:rect>
          <draw:rect draw:style-name="gr522" draw:text-style-name="P7" draw:layer="layout" svg:width="0.635cm" svg:height="0.635cm" svg:x="7.863cm" svg:y="2.447cm">
            <text:p/>
          </draw:rect>
          <draw:path draw:style-name="gr658" draw:text-style-name="P7" draw:layer="layout" svg:width="1.038cm" svg:height="1.724cm" svg:x="8.136cm" svg:y="5.23cm" svg:viewBox="0 0 1039 1725" svg:d="M0 1725c304-111 613-221 785-362s291-261 243-486-455-727-547-877">
            <text:p/>
          </draw:path>
          <draw:rect draw:style-name="gr2" draw:text-style-name="P6" draw:layer="layout" svg:width="10.87cm" svg:height="1.27cm" svg:x="11.496cm" svg:y="4.083cm">
            <text:list text:style-name="L6">
              <text:list-item>
                <text:p text:style-name="P8"><text:span text:style-name="T16"><text:s/></text:span><text:span text:style-name="T16">can have overflow chains!</text:span></text:p>
              </text:list-item>
            </text:list>
          </draw:rect>
        </draw:g>
        <draw:rect draw:style-name="gr2" draw:text-style-name="P6" xml:id="id85" draw:id="id85" draw:layer="layout" svg:width="5.353cm" svg:height="1.27cm" svg:x="11.426cm" svg:y="2.725cm">
          <text:list text:style-name="L6">
            <text:list-item>
              <text:p text:style-name="P8"><text:span text:style-name="T16"><text:s/></text:span><text:span text:style-name="T16">insert 0101</text:span></text:p>
            </text:list-item>
          </text:list>
        </draw:rect>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2s" smil:fill="hold" smil:targetElement="id84" smil:attributeName="visibility" smil:to="visible"/>
                  <anim:animate smil:dur="1s" smil:fill="hold" smil:targetElement="id84" smil:attributeName="x" smil:values="x;x" smil:keyTimes="0;1" smil:additive="base"/>
                  <anim:animate smil:dur="1s" smil:fill="hold" smil:targetElement="id84" smil:attributeName="y" smil:values="1+height/2;y" smil:keyTimes="0;1" smil: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85" smil:attributeName="visibility" smil:to="visible"/>
                  <anim:animate smil:dur="1s" smil:fill="hold" smil:targetElement="id85" smil:attributeName="x" smil:values="1+width/2;x" smil:keyTimes="0;1" smil:additive="base"/>
                  <anim:animate smil:dur="1s" smil:fill="hold" smil:targetElement="id85" smil:attributeName="y" smil:values="y;y" smil:keyTimes="0;1" smil: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86" smil:attributeName="visibility" smil:to="visible"/>
                  <anim:animate smil:dur="1s" smil:fill="hold" smil:targetElement="id86" smil:attributeName="x" smil:values="0-width/2;x" smil:keyTimes="0;1" smil:additive="base"/>
                  <anim:animate smil:dur="1s" smil:fill="hold" smil:targetElement="id86" smil:attributeName="y" smil:values="y;y" smil:keyTimes="0;1" smil:additive="base"/>
                </anim:par>
              </anim:par>
            </anim:par>
          </anim:seq>
        </anim:par>
        <presentation:notes draw:style-name="dp2">
          <draw:page-thumbnail draw:style-name="gr1" draw:layer="layout" svg:width="13.053cm" svg:height="9.79cm" svg:x="3.104cm" svg:y="1.958cm" draw:page-number="86"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page87" draw:style-name="dp1" draw:master-page-name="Default" presentation:presentation-page-layout-name="AL2T1">
        <office:forms form:automatic-focus="false" form:apply-design-mode="false"/>
        <draw:rect draw:style-name="gr3" draw:text-style-name="P7" draw:layer="layout" svg:width="3.599cm" svg:height="2.54cm" svg:x="0.661cm" svg:y="7.32cm">
          <text:p/>
        </draw:rect>
        <draw:rect presentation:style-name="pr70" draw:text-style-name="P7" draw:layer="layout" svg:width="3.598cm" svg:height="2.54cm" svg:x="4.895cm" svg:y="7.32cm">
          <text:p/>
        </draw:rect>
        <draw:frame presentation:style-name="pr71" draw:text-style-name="P2" draw:layer="layout" svg:width="25.762cm" svg:height="1.578cm" svg:x="0.273cm" svg:y="0.635cm" presentation:class="title" presentation:user-transformed="true">
          <draw:text-box>
            <text:p text:style-name="P11"><text:span text:style-name="T49">Example</text:span><text:span text:style-name="T18"> <text:s text:c="2"/></text:span><text:span text:style-name="T59">b</text:span><text:span text:style-name="T18">=4 bits, <text:s text:c="2"/></text:span><text:span text:style-name="T59"><text:s/>i </text:span><text:span text:style-name="T18">=2, <text:s text:c="2"/>2 keys/bucket</text:span></text:p>
          </draw:text-box>
        </draw:frame>
        <draw:frame presentation:style-name="pr72" draw:text-style-name="P13" draw:layer="layout" svg:width="18.265cm" svg:height="1.252cm" svg:x="1.42cm" svg:y="10.006cm" presentation:class="outline" presentation:user-transformed="true">
          <draw:text-box>
            <text:p text:style-name="P30"><text:span text:style-name="T60">00</text:span><text:span text:style-name="T60"><text:tab/></text:span><text:span text:style-name="T60"> <text:s text:c="8"/>01 <text:s text:c="9"/>10</text:span><text:span text:style-name="T60"><text:tab/></text:span><text:span text:style-name="T60"><text:tab/></text:span><text:span text:style-name="T60">11</text:span></text:p>
          </draw:text-box>
        </draw:frame>
        <draw:g>
          <draw:rect draw:style-name="gr647" draw:text-style-name="P7" draw:layer="layout" svg:width="3.598cm" svg:height="1.27cm" svg:x="13.15cm" svg:y="7.32cm">
            <text:p/>
          </draw:rect>
          <draw:rect draw:style-name="gr648" draw:text-style-name="P7" draw:layer="layout" svg:width="3.598cm" svg:height="1.27cm" svg:x="13.15cm" svg:y="8.59cm">
            <text:p/>
          </draw:rect>
        </draw:g>
        <draw:g>
          <draw:rect draw:style-name="gr649" draw:text-style-name="P7" draw:layer="layout" svg:width="3.598cm" svg:height="1.27cm" svg:x="9.128cm" svg:y="7.32cm">
            <text:p/>
          </draw:rect>
          <draw:rect draw:style-name="gr650" draw:text-style-name="P7" draw:layer="layout" svg:width="3.598cm" svg:height="1.27cm" svg:x="9.128cm" svg:y="8.59cm">
            <text:p/>
          </draw:rect>
        </draw:g>
        <draw:g>
          <draw:rect draw:style-name="gr651" draw:text-style-name="P7" draw:layer="layout" svg:width="3.598cm" svg:height="1.27cm" svg:x="4.895cm" svg:y="7.32cm">
            <text:p/>
          </draw:rect>
          <draw:rect draw:style-name="gr643" draw:text-style-name="P6" draw:layer="layout" svg:width="3.598cm" svg:height="1.27cm" svg:x="4.895cm" svg:y="7.32cm">
            <text:p text:style-name="P8">0101</text:p>
          </draw:rect>
        </draw:g>
        <draw:g>
          <draw:rect draw:style-name="gr652" draw:text-style-name="P7" draw:layer="layout" svg:width="3.598cm" svg:height="1.27cm" svg:x="4.895cm" svg:y="8.59cm">
            <text:p/>
          </draw:rect>
          <draw:rect draw:style-name="gr643" draw:text-style-name="P6" draw:layer="layout" svg:width="3.598cm" svg:height="1.27cm" svg:x="4.895cm" svg:y="8.59cm">
            <text:p text:style-name="P8">1111</text:p>
          </draw:rect>
        </draw:g>
        <draw:g>
          <draw:rect draw:style-name="gr653" draw:text-style-name="P7" draw:layer="layout" svg:width="3.599cm" svg:height="1.27cm" svg:x="0.661cm" svg:y="7.32cm">
            <text:p/>
          </draw:rect>
          <draw:rect draw:style-name="gr643" draw:text-style-name="P6" draw:layer="layout" svg:width="3.599cm" svg:height="1.27cm" svg:x="0.661cm" svg:y="7.32cm">
            <text:p text:style-name="P8">0000</text:p>
          </draw:rect>
        </draw:g>
        <draw:g>
          <draw:rect draw:style-name="gr654" draw:text-style-name="P7" draw:layer="layout" svg:width="3.599cm" svg:height="1.27cm" svg:x="0.661cm" svg:y="8.59cm">
            <text:p/>
          </draw:rect>
          <draw:rect draw:style-name="gr643" draw:text-style-name="P6" draw:layer="layout" svg:width="3.599cm" svg:height="1.27cm" svg:x="0.661cm" svg:y="8.59cm">
            <text:p text:style-name="P8">1010</text:p>
          </draw:rect>
        </draw:g>
        <draw:line draw:style-name="gr36" draw:text-style-name="P10" draw:layer="layout" svg:x1="18.053cm" svg:y1="7.651cm" svg:x2="16.995cm" svg:y2="7.651cm">
          <text:p/>
        </draw:line>
        <draw:rect draw:style-name="gr2" draw:text-style-name="P76" draw:layer="layout" svg:width="10.014cm" svg:height="1.27cm" svg:x="4.282cm" svg:y="11.192cm">
          <text:p text:style-name="P8"><text:span text:style-name="T66">n</text:span><text:span text:style-name="T67"> = 01 (number of last bucket in use)</text:span></text:p>
        </draw:rect>
        <draw:rect draw:style-name="gr655" draw:text-style-name="P76" draw:layer="layout" svg:width="2.655cm" svg:height="2.086cm" svg:x="18.146cm" svg:y="6.46cm">
          <text:p text:style-name="P8"><text:span text:style-name="T45">Future</text:span></text:p>
          <text:p text:style-name="P74"><text:span text:style-name="T45">growth</text:span></text:p>
          <text:p text:style-name="P74"><text:span text:style-name="T45">buckets</text:span></text:p>
        </draw:rect>
        <draw:g>
          <draw:g>
            <draw:rect draw:style-name="gr136" draw:text-style-name="P7" draw:layer="layout" svg:width="17.372cm" svg:height="2.42cm" svg:x="5.488cm" svg:y="13.092cm">
              <text:p/>
            </draw:rect>
            <draw:frame presentation:style-name="pr74" draw:text-style-name="P75" draw:layer="layout" svg:width="17.372cm" svg:height="6.162cm" svg:x="5.488cm" svg:y="13.092cm" presentation:class="outline" presentation:user-transformed="true">
              <draw:text-box>
                <text:p text:style-name="P15"><text:span text:style-name="T61">If h(k)[</text:span><text:span text:style-name="T62">i </text:span><text:span text:style-name="T61">] </text:span><text:span text:style-name="T63"></text:span><text:span text:style-name="T61"> </text:span><text:span text:style-name="T62">n</text:span><text:span text:style-name="T61">, then</text:span></text:p>
                <text:p text:style-name="P15"><text:span text:style-name="T61"><text:s text:c="6"/></text:span><text:span text:style-name="T61">look at bucket h(k)[i ]</text:span></text:p>
                <text:p text:style-name="P38"><text:span text:style-name="T61"><text:tab/></text:span><text:span text:style-name="T61"> <text:s/></text:span><text:span text:style-name="T61">else, look at bucket h(k)[</text:span><text:span text:style-name="T62">i </text:span><text:span text:style-name="T61">]</text:span><text:span text:style-name="T14"> </text:span><text:span text:style-name="T61">- 2</text:span><text:span text:style-name="T64">i </text:span><text:span text:style-name="T65">-1</text:span><text:tab/><text:tab/><text:tab/></text:p>
                <text:p text:style-name="P39"/>
              </draw:text-box>
            </draw:frame>
          </draw:g>
          <draw:g>
            <draw:rect draw:style-name="gr331" draw:text-style-name="P7" draw:layer="layout" svg:width="2.633cm" svg:height="0.806cm" svg:x="2.447cm" svg:y="13.112cm">
              <text:p/>
            </draw:rect>
            <draw:rect draw:style-name="gr643" draw:text-style-name="P6" draw:layer="layout" svg:width="2.633cm" svg:height="0.806cm" svg:x="2.447cm" svg:y="13.112cm">
              <text:p text:style-name="P8"><text:span text:style-name="T14">Rule</text:span></text:p>
            </draw:rect>
          </draw:g>
        </draw:g>
        <draw:g xml:id="id88" draw:id="id88">
          <draw:rect draw:style-name="gr522" draw:text-style-name="P7" draw:layer="layout" svg:width="0.635cm" svg:height="0.635cm" svg:x="3.598cm" svg:y="6.654cm">
            <text:p/>
          </draw:rect>
          <draw:rect draw:style-name="gr522" draw:text-style-name="P7" draw:layer="layout" svg:width="0.635cm" svg:height="0.635cm" svg:x="7.832cm" svg:y="6.654cm">
            <text:p/>
          </draw:rect>
          <draw:rect draw:style-name="gr656" draw:text-style-name="P7" draw:layer="layout" svg:width="0.635cm" svg:height="0.635cm" svg:x="12.065cm" svg:y="6.623cm">
            <text:p/>
          </draw:rect>
          <draw:rect draw:style-name="gr657" draw:text-style-name="P7" draw:layer="layout" svg:width="0.635cm" svg:height="0.635cm" svg:x="16.087cm" svg:y="6.659cm">
            <text:p/>
          </draw:rect>
          <draw:g>
            <draw:rect draw:style-name="gr522" draw:text-style-name="P7" draw:layer="layout" svg:width="3.598cm" svg:height="1.27cm" svg:x="0.635cm" svg:y="3.211cm">
              <text:p/>
            </draw:rect>
            <draw:rect draw:style-name="gr643" draw:text-style-name="P6" draw:layer="layout" svg:width="3.598cm" svg:height="1.27cm" svg:x="0.635cm" svg:y="3.211cm">
              <text:p text:style-name="P8"><text:span text:style-name="T16">1110</text:span></text:p>
            </draw:rect>
          </draw:g>
          <draw:rect draw:style-name="gr522" draw:text-style-name="P7" draw:layer="layout" svg:width="3.598cm" svg:height="1.27cm" svg:x="0.635cm" svg:y="4.481cm">
            <text:p/>
          </draw:rect>
          <draw:rect draw:style-name="gr522" draw:text-style-name="P7" draw:layer="layout" svg:width="0.635cm" svg:height="0.635cm" svg:x="3.568cm" svg:y="2.54cm">
            <text:p/>
          </draw:rect>
          <draw:path draw:style-name="gr658" draw:text-style-name="P7" draw:layer="layout" svg:width="1.038cm" svg:height="1.724cm" svg:x="3.81cm" svg:y="5.08cm" svg:viewBox="0 0 1039 1725" svg:d="M0 1725c304-111 613-221 785-362s291-261 243-486-455-727-547-877">
            <text:p/>
          </draw:path>
          <draw:rect draw:style-name="gr659" draw:text-style-name="P6" draw:layer="layout" svg:width="10.87cm" svg:height="1.27cm" svg:x="11.496cm" svg:y="4.083cm">
            <text:p/>
          </draw:rect>
        </draw:g>
        <draw:rect draw:style-name="gr660" draw:text-style-name="P76" xml:id="id87" draw:id="id87" draw:layer="layout" svg:width="5.353cm" svg:height="1.27cm" svg:x="11.126cm" svg:y="2.725cm">
          <text:list text:style-name="L6">
            <text:list-item>
              <text:p text:style-name="P8"><text:span text:style-name="T68"><text:s/></text:span><text:span text:style-name="T68">insert 1110</text:span></text:p>
            </text:list-item>
          </text:list>
        </draw:rect>
        <draw:frame draw:style-name="gr568" draw:text-style-name="P77" draw:layer="layout" svg:width="14.188cm" svg:height="2.052cm" svg:x="9.525cm" svg:y="4.298cm">
          <draw:text-box>
            <text:p xml:id="id89" text:id="id89"><text:span text:style-name="T69">bucket h(k)[</text:span><text:span text:style-name="T70">i </text:span><text:span text:style-name="T69">] - 2</text:span><text:span text:style-name="T71">i </text:span><text:span text:style-name="T72">-1 <text:s/></text:span><text:span text:style-name="T69">is the bucket </text:span></text:p>
            <text:p xml:id="id90" text:id="id90"><text:span text:style-name="T69">whose ith bit is flipped in binary </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87" smil:attributeName="visibility" smil:to="visible"/>
                  <anim:animate smil:dur="1s" smil:fill="hold" smil:targetElement="id87" smil:attributeName="x" smil:values="1+width/2;x" smil:keyTimes="0;1" smil:additive="base"/>
                  <anim:animate smil:dur="1s" smil:fill="hold" smil:targetElement="id87" smil:attributeName="y" smil:values="y;y" smil:keyTimes="0;1" smil:additive="bas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presentation:group-id="0">
                  <anim:set smil:begin="0s" smil:dur="0.001s" smil:fill="hold" smil:targetElement="id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0" anim:sub-item="text" smil:attributeName="visibility" smil:to="visible"/>
                </anim:par>
              </anim:par>
            </anim:par>
          </anim:seq>
        </anim:par>
        <presentation:notes draw:style-name="dp2">
          <draw:page-thumbnail draw:style-name="gr1" draw:layer="layout" svg:width="13.053cm" svg:height="9.79cm" svg:x="3.104cm" svg:y="1.958cm" draw:page-number="87" presentation:class="page"/>
          <draw:frame presentation:style-name="pr46" draw:text-style-name="P78" draw:layer="layout" svg:width="14.129cm" svg:height="11.749cm" svg:x="2.566cm" svg:y="12.4cm" presentation:class="notes" presentation:placeholder="true" presentation:user-transformed="true">
            <draw:text-box/>
          </draw:frame>
        </presentation:notes>
      </draw:page>
      <draw:page draw:name="page88" draw:style-name="dp1" draw:master-page-name="Default" presentation:presentation-page-layout-name="AL2T1">
        <office:forms form:automatic-focus="false" form:apply-design-mode="false"/>
        <draw:rect draw:style-name="gr3" draw:text-style-name="P7" draw:layer="layout" svg:width="3.599cm" svg:height="2.54cm" svg:x="0.661cm" svg:y="7.32cm">
          <text:p/>
        </draw:rect>
        <draw:rect draw:style-name="gr3" draw:text-style-name="P7" draw:layer="layout" svg:width="3.598cm" svg:height="2.54cm" svg:x="4.895cm" svg:y="7.32cm">
          <text:p/>
        </draw:rect>
        <draw:frame presentation:style-name="pr71" draw:text-style-name="P2" draw:layer="layout" svg:width="25.762cm" svg:height="1.578cm" svg:x="0.273cm" svg:y="0.962cm" presentation:class="title" presentation:user-transformed="true">
          <draw:text-box>
            <text:p text:style-name="P11"><text:span text:style-name="T49">Example</text:span><text:span text:style-name="T18"> <text:s text:c="2"/></text:span><text:span text:style-name="T59">b</text:span><text:span text:style-name="T18">=4 bits, <text:s text:c="2"/></text:span><text:span text:style-name="T59"><text:s/>i </text:span><text:span text:style-name="T18">=2, <text:s text:c="2"/>2 keys/bucket</text:span></text:p>
          </draw:text-box>
        </draw:frame>
        <draw:frame presentation:style-name="pr72" draw:text-style-name="P13" draw:layer="layout" svg:width="17.63cm" svg:height="1.252cm" svg:x="1.42cm" svg:y="10.006cm" presentation:class="outline" presentation:user-transformed="true">
          <draw:text-box>
            <text:p text:style-name="P30"><text:span text:style-name="T60">00</text:span><text:span text:style-name="T60"><text:tab/></text:span><text:span text:style-name="T60"> <text:s text:c="7"/>01 <text:s text:c="10"/>10</text:span><text:span text:style-name="T60"><text:tab/></text:span><text:span text:style-name="T60"><text:tab/></text:span><text:span text:style-name="T60">11</text:span></text:p>
          </draw:text-box>
        </draw:frame>
        <draw:g>
          <draw:rect draw:style-name="gr661" draw:text-style-name="P7" draw:layer="layout" svg:width="3.598cm" svg:height="1.27cm" svg:x="13.15cm" svg:y="7.32cm">
            <text:p/>
          </draw:rect>
          <draw:rect draw:style-name="gr662" draw:text-style-name="P7" draw:layer="layout" svg:width="3.598cm" svg:height="1.27cm" svg:x="13.15cm" svg:y="8.59cm">
            <text:p/>
          </draw:rect>
        </draw:g>
        <draw:g>
          <draw:rect draw:style-name="gr663" draw:text-style-name="P7" draw:layer="layout" svg:width="3.598cm" svg:height="1.27cm" svg:x="9.128cm" svg:y="7.32cm">
            <text:p/>
          </draw:rect>
          <draw:rect draw:style-name="gr664" draw:text-style-name="P7" draw:layer="layout" svg:width="3.598cm" svg:height="1.27cm" svg:x="9.128cm" svg:y="8.59cm">
            <text:p/>
          </draw:rect>
        </draw:g>
        <draw:g>
          <draw:rect draw:style-name="gr665" draw:text-style-name="P7" draw:layer="layout" svg:width="3.598cm" svg:height="1.27cm" svg:x="4.895cm" svg:y="7.32cm">
            <text:p/>
          </draw:rect>
          <draw:rect draw:style-name="gr643" draw:text-style-name="P6" draw:layer="layout" svg:width="3.598cm" svg:height="1.27cm" svg:x="4.895cm" svg:y="7.32cm">
            <text:p text:style-name="P8">0101</text:p>
          </draw:rect>
        </draw:g>
        <draw:g>
          <draw:rect draw:style-name="gr666" draw:text-style-name="P7" draw:layer="layout" svg:width="3.598cm" svg:height="1.27cm" svg:x="4.895cm" svg:y="8.59cm">
            <text:p/>
          </draw:rect>
          <draw:rect draw:style-name="gr643" draw:text-style-name="P6" draw:layer="layout" svg:width="3.598cm" svg:height="1.27cm" svg:x="4.895cm" svg:y="8.59cm">
            <text:p text:style-name="P8">1111</text:p>
          </draw:rect>
        </draw:g>
        <draw:g>
          <draw:rect draw:style-name="gr667" draw:text-style-name="P7" draw:layer="layout" svg:width="3.599cm" svg:height="1.27cm" svg:x="0.661cm" svg:y="7.32cm">
            <text:p/>
          </draw:rect>
          <draw:rect draw:style-name="gr643" draw:text-style-name="P6" draw:layer="layout" svg:width="3.599cm" svg:height="1.27cm" svg:x="0.661cm" svg:y="7.32cm">
            <text:p text:style-name="P8">0000</text:p>
          </draw:rect>
        </draw:g>
        <draw:g>
          <draw:rect draw:style-name="gr668" draw:text-style-name="P7" draw:layer="layout" svg:width="3.599cm" svg:height="1.27cm" svg:x="0.661cm" svg:y="8.59cm">
            <text:p/>
          </draw:rect>
          <draw:rect draw:style-name="gr643" draw:text-style-name="P6" draw:layer="layout" svg:width="3.599cm" svg:height="1.27cm" svg:x="0.661cm" svg:y="8.59cm">
            <text:p text:style-name="P8">1010</text:p>
          </draw:rect>
        </draw:g>
        <draw:line draw:style-name="gr36" draw:text-style-name="P10" draw:layer="layout" svg:x1="18.053cm" svg:y1="7.651cm" svg:x2="16.995cm" svg:y2="7.651cm">
          <text:p/>
        </draw:line>
        <draw:rect draw:style-name="gr2" draw:text-style-name="P6" draw:layer="layout" svg:width="10.014cm" svg:height="1.27cm" svg:x="4.282cm" svg:y="11.192cm">
          <text:p text:style-name="P8"><text:span text:style-name="T4">n</text:span> = 01 <text:s text:c="25"/></text:p>
        </draw:rect>
        <draw:rect draw:style-name="gr655" draw:text-style-name="P6" draw:layer="layout" svg:width="2.655cm" svg:height="2.086cm" svg:x="18.146cm" svg:y="6.46cm">
          <text:p text:style-name="P8"><text:span text:style-name="T45">Future</text:span></text:p>
          <text:p text:style-name="P74"><text:span text:style-name="T45">growth</text:span></text:p>
          <text:p text:style-name="P74"><text:span text:style-name="T45">buckets</text:span></text:p>
        </draw:rect>
        <draw:g xml:id="id91" draw:id="id91">
          <draw:path draw:style-name="gr165" draw:text-style-name="P7" draw:layer="layout" svg:width="1.207cm" svg:height="0.512cm" svg:x="6.2cm" svg:y="11.703cm" svg:viewBox="0 0 1208 513" svg:d="M0 513c88-31 189-49 269-89 167-88 304-181 485-243 132-44 366-93 454-181">
            <text:p/>
          </draw:path>
          <draw:rect draw:style-name="gr2" draw:text-style-name="P6" draw:layer="layout" svg:width="1.438cm" svg:height="1.27cm" svg:x="6.059cm" svg:y="12.153cm">
            <text:p text:style-name="P8"><text:span text:style-name="T14">10</text:span></text:p>
          </draw:rect>
          <draw:rect draw:style-name="gr329" draw:text-style-name="P7" draw:layer="layout" svg:width="3.598cm" svg:height="2.567cm" svg:x="9.133cm" svg:y="7.289cm">
            <text:p/>
          </draw:rect>
          <draw:line draw:style-name="gr669" draw:text-style-name="P10" draw:layer="layout" svg:x1="9.133cm" svg:y1="8.559cm" svg:x2="12.731cm" svg:y2="8.559cm">
            <text:p/>
          </draw:line>
          <draw:path draw:style-name="gr670" draw:text-style-name="P7" draw:layer="layout" svg:width="3.113cm" svg:height="0.635cm" svg:x="6.804cm" svg:y="10.764cm" svg:viewBox="0 0 3114 636" svg:d="M0 636c39-98 79-195 299-243s684-49 1033-58 763 58 1058 0 609-278 724-335">
            <text:p/>
          </draw:path>
        </draw:g>
        <draw:g xml:id="id92" draw:id="id92">
          <draw:path draw:style-name="gr165" draw:text-style-name="P7" draw:layer="layout" svg:width="2.328cm" svg:height="0.454cm" svg:x="1.389cm" svg:y="9.101cm" svg:viewBox="0 0 2329 455" svg:d="M0 455c189-40 330-142 516-182 441-101 882-123 1332-154 181-40 291-119 481-119">
            <text:p/>
          </draw:path>
          <draw:rect draw:style-name="gr2" draw:text-style-name="P6" draw:layer="layout" svg:width="2.364cm" svg:height="1.269cm" svg:x="9.745cm" svg:y="7.316cm">
            <text:p text:style-name="P8"><text:span text:style-name="T14">1010</text:span></text:p>
          </draw:rect>
        </draw:g>
        <draw:g xml:id="id93" draw:id="id93">
          <draw:rect draw:style-name="gr522" draw:text-style-name="P7" draw:layer="layout" svg:width="0.635cm" svg:height="0.635cm" svg:x="3.598cm" svg:y="6.654cm">
            <text:p/>
          </draw:rect>
          <draw:rect draw:style-name="gr522" draw:text-style-name="P7" draw:layer="layout" svg:width="0.635cm" svg:height="0.635cm" svg:x="7.832cm" svg:y="6.654cm">
            <text:p/>
          </draw:rect>
          <draw:rect draw:style-name="gr522" draw:text-style-name="P7" draw:layer="layout" svg:width="0.635cm" svg:height="0.635cm" svg:x="12.065cm" svg:y="6.623cm">
            <text:p/>
          </draw:rect>
          <draw:rect draw:style-name="gr671" draw:text-style-name="P7" draw:layer="layout" svg:width="0.635cm" svg:height="0.635cm" svg:x="16.087cm" svg:y="6.659cm">
            <text:p/>
          </draw:rect>
          <draw:g>
            <draw:rect draw:style-name="gr522" draw:text-style-name="P7" draw:layer="layout" svg:width="3.598cm" svg:height="1.27cm" svg:x="4.93cm" svg:y="3.118cm">
              <text:p/>
            </draw:rect>
            <draw:rect draw:style-name="gr643" draw:text-style-name="P6" draw:layer="layout" svg:width="3.598cm" svg:height="1.27cm" svg:x="4.93cm" svg:y="3.118cm">
              <text:p text:style-name="P8"><text:span text:style-name="T16">0101</text:span></text:p>
            </draw:rect>
          </draw:g>
          <draw:rect draw:style-name="gr522" draw:text-style-name="P7" draw:layer="layout" svg:width="3.598cm" svg:height="1.27cm" svg:x="4.93cm" svg:y="4.388cm">
            <text:p/>
          </draw:rect>
          <draw:rect draw:style-name="gr522" draw:text-style-name="P7" draw:layer="layout" svg:width="0.635cm" svg:height="0.635cm" svg:x="7.863cm" svg:y="2.447cm">
            <text:p/>
          </draw:rect>
          <draw:path draw:style-name="gr658" draw:text-style-name="P7" draw:layer="layout" svg:width="1.038cm" svg:height="1.724cm" svg:x="8.136cm" svg:y="5.23cm" svg:viewBox="0 0 1039 1725" svg:d="M0 1725c304-111 613-221 785-362s291-261 243-486-455-727-547-877">
            <text:p/>
          </draw:path>
          <draw:rect draw:style-name="gr2" draw:text-style-name="P6" draw:layer="layout" svg:width="5.354cm" svg:height="1.27cm" svg:x="11.068cm" svg:y="3.206cm">
            <text:list text:style-name="L6">
              <text:list-item>
                <text:p text:style-name="P8"><text:span text:style-name="T16"><text:s/></text:span><text:span text:style-name="T16">insert 0101</text:span></text:p>
              </text:list-item>
            </text:list>
          </draw:rect>
        </draw:g>
        <draw:g xml:id="id94" draw:id="id94">
          <draw:path draw:style-name="gr517" draw:text-style-name="P7" draw:layer="layout" svg:width="1.27cm" svg:height="0.361cm" svg:x="6.231cm" svg:y="12.643cm" svg:viewBox="0 0 1271 362" svg:d="M0 362c242-40 123-14 361-93 150-53 331-44 486-88 115-31 225-71 331-124 31-18 93-57 93-57">
            <text:p/>
          </draw:path>
          <draw:rect draw:style-name="gr672" draw:text-style-name="P7" draw:layer="layout" svg:width="3.63cm" svg:height="2.544cm" svg:x="13.123cm" svg:y="7.316cm">
            <text:p/>
          </draw:rect>
          <draw:line draw:style-name="gr673" draw:text-style-name="P10" draw:layer="layout" svg:x1="13.123cm" svg:y1="8.559cm" svg:x2="16.753cm" svg:y2="8.559cm">
            <text:p/>
          </draw:line>
          <draw:rect draw:style-name="gr672" draw:text-style-name="P7" draw:layer="layout" svg:width="0.604cm" svg:height="0.604cm" svg:x="16.118cm" svg:y="6.654cm">
            <text:p/>
          </draw:rect>
          <draw:rect draw:style-name="gr2" draw:text-style-name="P6" draw:layer="layout" svg:width="1.437cm" svg:height="1.27cm" svg:x="6.121cm" svg:y="13.15cm">
            <text:p text:style-name="P8"><text:span text:style-name="T38">11</text:span></text:p>
          </draw:rect>
          <draw:path draw:style-name="gr674" draw:text-style-name="P7" draw:layer="layout" svg:width="7.588cm" svg:height="2.571cm" svg:x="7.501cm" svg:y="11.249cm" svg:viewBox="0 0 7589 2572" svg:d="M0 2572c1936-36 3872-67 5049-243s1601-428 2025-816 441-1262 515-1513">
            <text:p/>
          </draw:path>
        </draw:g>
        <draw:g xml:id="id95" draw:id="id95">
          <draw:path draw:style-name="gr517" draw:text-style-name="P7" draw:layer="layout" svg:width="2.447cm" svg:height="0.335cm" svg:x="5.503cm" svg:y="9.22cm" svg:viewBox="0 0 2448 336" svg:d="M0 336c260-89 529-266 816-275 1650-57 1111 221 1632-61">
            <text:p/>
          </draw:path>
          <draw:rect draw:style-name="gr2" draw:text-style-name="P6" draw:layer="layout" svg:width="2.364cm" svg:height="1.27cm" svg:x="13.798cm" svg:y="7.315cm">
            <text:p text:style-name="P8"><text:span text:style-name="T38">1111</text:span></text:p>
          </draw:rect>
          <draw:path draw:style-name="gr609" draw:text-style-name="P7" draw:layer="layout" svg:width="5.261cm" svg:height="2.328cm" svg:x="4.445cm" svg:y="3.356cm" svg:viewBox="0 0 5262 2329" svg:d="M0 2329c207-137 366-318 573-455 410-273 1111-617 1575-723 423-97 485-124 877-243 177-53 543-123 543-123 353-172 732-287 1089-450 172-80 300-199 485-243 40-31 120-92 120-92">
            <text:p/>
          </draw:path>
          <draw:path draw:style-name="gr609" draw:text-style-name="P7" draw:layer="layout" svg:width="5.808cm" svg:height="2.602cm" svg:x="4.352cm" svg:y="2.994cm" svg:viewBox="0 0 5809 2603" svg:d="M0 0c423 300 868 502 1332 723 388 185 758 397 1151 578 608 278 1169 604 1813 816 366 119 723 247 1089 362 146 44 269 124 424 124">
            <text:p/>
          </draw:path>
          <draw:path draw:style-name="gr609" draw:text-style-name="P7" draw:layer="layout" svg:width="1.059cm" svg:height="0.211cm" svg:x="8.559cm" svg:y="6.107cm" svg:viewBox="0 0 1060 212" svg:d="M0 0c234 17 468 22 693 93 93 26 181 62 274 92 31 9 93 27 93 27">
            <text:p/>
          </draw:path>
          <draw:path draw:style-name="gr517" draw:text-style-name="P7" draw:layer="layout" svg:width="0.79cm" svg:height="0.573cm" svg:x="8.797cm" svg:y="5.988cm" svg:viewBox="0 0 791 574" svg:d="M0 574c194-124 357-270 547-393 89-58 146-133 244-181">
            <text:p/>
          </draw:path>
          <draw:rect draw:style-name="gr644" draw:text-style-name="P6" draw:layer="layout" svg:width="1.905cm" svg:height="1.019cm" svg:x="4.705cm" svg:y="8.404cm">
            <text:p text:style-name="P8"><text:span text:style-name="T73">0101</text:span></text:p>
          </draw:rect>
        </draw:g>
        <draw:g>
          <draw:g>
            <draw:rect draw:style-name="gr136" draw:text-style-name="P7" draw:layer="layout" svg:width="17.372cm" svg:height="2.42cm" svg:x="5.482cm" svg:y="14.492cm">
              <text:p/>
            </draw:rect>
            <draw:frame presentation:style-name="pr75" draw:text-style-name="P75" draw:layer="layout" svg:width="17.372cm" svg:height="6.162cm" svg:x="5.482cm" svg:y="14.492cm" presentation:class="outline" presentation:user-transformed="true">
              <draw:text-box>
                <text:p text:style-name="P15"><text:span text:style-name="T61">If h(k)[</text:span><text:span text:style-name="T62">i </text:span><text:span text:style-name="T61">] </text:span><text:span text:style-name="T63"></text:span><text:span text:style-name="T61"> </text:span><text:span text:style-name="T62">n</text:span><text:span text:style-name="T61">, then</text:span></text:p>
                <text:p text:style-name="P15"><text:span text:style-name="T61"><text:s text:c="6"/></text:span><text:span text:style-name="T61">look at bucket h(k)[i ]</text:span></text:p>
                <text:p text:style-name="P38"><text:span text:style-name="T61"><text:tab/></text:span><text:span text:style-name="T61"> <text:s/></text:span><text:span text:style-name="T61">else, look at bucket h(k)[</text:span><text:span text:style-name="T62">i </text:span><text:span text:style-name="T61">]</text:span><text:span text:style-name="T14"> </text:span><text:span text:style-name="T61">- 2</text:span><text:span text:style-name="T64">i </text:span><text:span text:style-name="T65">-1</text:span><text:tab/><text:tab/><text:tab/></text:p>
                <text:p text:style-name="P39"/>
              </draw:text-box>
            </draw:frame>
          </draw:g>
          <draw:g>
            <draw:rect draw:style-name="gr331" draw:text-style-name="P7" draw:layer="layout" svg:width="2.633cm" svg:height="0.806cm" svg:x="2.441cm" svg:y="14.512cm">
              <text:p/>
            </draw:rect>
            <draw:rect draw:style-name="gr643" draw:text-style-name="P6" draw:layer="layout" svg:width="2.633cm" svg:height="0.806cm" svg:x="2.441cm" svg:y="14.512cm">
              <text:p text:style-name="P8"><text:span text:style-name="T14">Rule</text:span></text:p>
            </draw:rect>
          </draw:g>
        </draw:g>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91" smil:attributeName="visibility" smil:to="visible"/>
                  <anim:transitionFilter smil:dur="1s" smil:targetElement="id91" smil:type="blindsWipe" smil:subtype="vertical"/>
                </anim:par>
              </anim:par>
            </anim:par>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92" smil:attributeName="visibility" smil:to="visible"/>
                  <anim:transitionFilter smil:dur="1s" smil:targetElement="id92" smil:type="blindsWipe" smil:subtype="vertical"/>
                </anim:par>
              </anim:par>
            </anim:par>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93" smil:attributeName="visibility" smil:to="visible"/>
                  <anim:transitionFilter smil:dur="1s" smil:targetElement="id93" smil:type="blindsWipe" smil:subtype="vertical"/>
                </anim:par>
              </anim:par>
            </anim:par>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94" smil:attributeName="visibility" smil:to="visible"/>
                  <anim:transitionFilter smil:dur="1s" smil:targetElement="id94" smil:type="blindsWipe" smil:subtype="vertical"/>
                </anim:par>
              </anim:par>
            </anim:par>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95" smil:attributeName="visibility" smil:to="visible"/>
                  <anim:transitionFilter smil:dur="1s" smil:targetElement="id95" smil:type="blindsWipe" smil:subtype="vertical"/>
                </anim:par>
              </anim:par>
            </anim:par>
          </anim:seq>
        </anim:par>
        <presentation:notes draw:style-name="dp2">
          <draw:page-thumbnail draw:style-name="gr1" draw:layer="layout" svg:width="13.053cm" svg:height="9.79cm" svg:x="3.104cm" svg:y="1.958cm" draw:page-number="88"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Example Continued: How to grow beyond this?" draw:style-name="dp1" draw:master-page-name="Default" presentation:presentation-page-layout-name="AL2T1">
        <office:forms form:automatic-focus="false" form:apply-design-mode="false"/>
        <draw:rect draw:style-name="gr3" draw:text-style-name="P7" draw:layer="layout" svg:width="3.599cm" svg:height="2.54cm" svg:x="0.661cm" svg:y="6.32cm">
          <text:p/>
        </draw:rect>
        <draw:rect draw:style-name="gr3" draw:text-style-name="P7" draw:layer="layout" svg:width="3.598cm" svg:height="2.54cm" svg:x="4.895cm" svg:y="6.32cm">
          <text:p/>
        </draw:rect>
        <draw:frame presentation:style-name="pr71" draw:text-style-name="P2" draw:layer="layout" svg:width="23.675cm" svg:height="2.81cm" svg:x="0.878cm" svg:y="0.04cm" presentation:class="title" presentation:user-transformed="true">
          <draw:text-box>
            <text:p text:style-name="P11"><text:span text:style-name="T49">Example Continued:</text:span><text:span text:style-name="T18"> </text:span><text:span text:style-name="T18"><text:line-break/></text:span><text:span text:style-name="T20">How to grow beyond this?</text:span></text:p>
          </draw:text-box>
        </draw:frame>
        <draw:frame presentation:style-name="pr72" draw:text-style-name="P13" draw:layer="layout" svg:width="23.98cm" svg:height="1.252cm" svg:x="1.42cm" svg:y="9.006cm" presentation:class="outline" presentation:user-transformed="true">
          <draw:text-box>
            <text:p text:style-name="P30"><text:span text:style-name="T60">00</text:span><text:span text:style-name="T60"><text:tab/></text:span><text:span text:style-name="T60"> <text:s text:c="6"/>01 <text:s text:c="12"/>10</text:span><text:span text:style-name="T60"><text:tab/></text:span><text:span text:style-name="T60"><text:tab/></text:span><text:span text:style-name="T60">11</text:span></text:p>
          </draw:text-box>
        </draw:frame>
        <draw:g>
          <draw:rect draw:style-name="gr3" draw:text-style-name="P7" draw:layer="layout" svg:width="3.598cm" svg:height="1.27cm" svg:x="13.15cm" svg:y="6.32cm">
            <text:p/>
          </draw:rect>
          <draw:rect draw:style-name="gr643" draw:text-style-name="P6" draw:layer="layout" svg:width="3.598cm" svg:height="1.27cm" svg:x="13.15cm" svg:y="6.32cm">
            <text:p text:style-name="P8">1111</text:p>
          </draw:rect>
        </draw:g>
        <draw:rect draw:style-name="gr3" draw:text-style-name="P7" draw:layer="layout" svg:width="3.598cm" svg:height="1.27cm" svg:x="13.15cm" svg:y="7.59cm">
          <text:p/>
        </draw:rect>
        <draw:g>
          <draw:rect draw:style-name="gr3" draw:text-style-name="P7" draw:layer="layout" svg:width="3.598cm" svg:height="1.27cm" svg:x="9.128cm" svg:y="6.32cm">
            <text:p/>
          </draw:rect>
          <draw:rect draw:style-name="gr643" draw:text-style-name="P6" draw:layer="layout" svg:width="3.598cm" svg:height="1.27cm" svg:x="9.128cm" svg:y="6.32cm">
            <text:p text:style-name="P8">1010</text:p>
          </draw:rect>
        </draw:g>
        <draw:rect draw:style-name="gr3" draw:text-style-name="P7" draw:layer="layout" svg:width="3.598cm" svg:height="1.27cm" svg:x="9.128cm" svg:y="7.59cm">
          <text:p/>
        </draw:rect>
        <draw:g>
          <draw:rect draw:style-name="gr3" draw:text-style-name="P7" draw:layer="layout" svg:width="3.598cm" svg:height="1.27cm" svg:x="4.895cm" svg:y="6.32cm">
            <text:p/>
          </draw:rect>
          <draw:rect draw:style-name="gr643" draw:text-style-name="P6" draw:layer="layout" svg:width="3.598cm" svg:height="1.27cm" svg:x="4.895cm" svg:y="6.32cm">
            <text:p text:style-name="P8">0101</text:p>
          </draw:rect>
        </draw:g>
        <draw:g>
          <draw:rect draw:style-name="gr3" draw:text-style-name="P7" draw:layer="layout" svg:width="3.598cm" svg:height="1.27cm" svg:x="4.895cm" svg:y="7.59cm">
            <text:p/>
          </draw:rect>
          <draw:rect draw:style-name="gr643" draw:text-style-name="P6" draw:layer="layout" svg:width="3.598cm" svg:height="1.27cm" svg:x="4.895cm" svg:y="7.59cm">
            <text:p text:style-name="P8">0101</text:p>
          </draw:rect>
        </draw:g>
        <draw:g>
          <draw:rect draw:style-name="gr3" draw:text-style-name="P7" draw:layer="layout" svg:width="3.599cm" svg:height="1.27cm" svg:x="0.661cm" svg:y="6.32cm">
            <text:p/>
          </draw:rect>
          <draw:rect draw:style-name="gr643" draw:text-style-name="P6" draw:layer="layout" svg:width="3.599cm" svg:height="1.27cm" svg:x="0.661cm" svg:y="6.32cm">
            <text:p text:style-name="P8">0000</text:p>
          </draw:rect>
        </draw:g>
        <draw:rect draw:style-name="gr3" draw:text-style-name="P7" draw:layer="layout" svg:width="3.599cm" svg:height="1.27cm" svg:x="0.661cm" svg:y="7.59cm">
          <text:p/>
        </draw:rect>
        <draw:rect draw:style-name="gr2" draw:text-style-name="P6" draw:layer="layout" svg:width="10.015cm" svg:height="1.27cm" svg:x="4.189cm" svg:y="11.519cm">
          <text:p text:style-name="P8"><text:span text:style-name="T4">n</text:span> = 11 <text:s text:c="25"/></text:p>
        </draw:rect>
        <draw:rect draw:style-name="gr2" draw:text-style-name="P6" draw:layer="layout" svg:width="2.315cm" svg:height="1.27cm" svg:x="5.861cm" svg:y="3.322cm">
          <text:p text:style-name="P8"><text:span text:style-name="T4">i </text:span>= 2</text:p>
        </draw:rect>
        <draw:g xml:id="id96" draw:id="id96">
          <draw:rect draw:style-name="gr2" draw:text-style-name="P6" draw:layer="layout" svg:width="0.975cm" svg:height="1.27cm" svg:x="0.904cm" svg:y="9.01cm">
            <text:p text:style-name="P8"><text:span text:style-name="T14">0</text:span></text:p>
          </draw:rect>
          <draw:rect draw:style-name="gr2" draw:text-style-name="P6" draw:layer="layout" svg:width="0.974cm" svg:height="1.27cm" svg:x="5.226cm" svg:y="9.01cm">
            <text:p text:style-name="P8"><text:span text:style-name="T14">0</text:span></text:p>
          </draw:rect>
          <draw:rect draw:style-name="gr2" draw:text-style-name="P6" draw:layer="layout" svg:width="0.974cm" svg:height="1.27cm" svg:x="9.975cm" svg:y="9.01cm">
            <text:p text:style-name="P8"><text:span text:style-name="T14">0</text:span></text:p>
          </draw:rect>
          <draw:rect draw:style-name="gr2" draw:text-style-name="P6" draw:layer="layout" svg:width="0.975cm" svg:height="1.27cm" svg:x="13.573cm" svg:y="9.01cm">
            <text:p text:style-name="P8"><text:span text:style-name="T14">0</text:span></text:p>
          </draw:rect>
          <draw:rect draw:style-name="gr450" draw:text-style-name="P6" draw:layer="layout" svg:width="14.534cm" svg:height="1.27cm" svg:x="0.869cm" svg:y="9.949cm">
            <text:p text:style-name="P1"><text:span text:style-name="T74">100 <text:s text:c="9"/>101 <text:s text:c="11"/>110 <text:s text:c="6"/>111</text:span></text:p>
          </draw:rect>
          <draw:path draw:style-name="gr165" draw:text-style-name="P7" draw:layer="layout" svg:width="0.876cm" svg:height="0.607cm" svg:x="7.197cm" svg:y="3.776cm" svg:viewBox="0 0 877 608" svg:d="M0 608c101-70 198-145 304-211 57-89 150-186 238-243 75-49 155-93 243-124 31-8 92-30 92-30">
            <text:p/>
          </draw:path>
          <draw:rect draw:style-name="gr2" draw:text-style-name="P6" draw:layer="layout" svg:width="0.975cm" svg:height="1.27cm" svg:x="8.012cm" svg:y="3.357cm">
            <text:p text:style-name="P8"><text:span text:style-name="T14">3</text:span></text:p>
          </draw:rect>
          <draw:rect draw:style-name="gr675" draw:text-style-name="P7" draw:layer="layout" svg:width="3.599cm" svg:height="1.27cm" svg:x="17.202cm" svg:y="7.59cm">
            <text:p/>
          </draw:rect>
          <draw:rect draw:style-name="gr676" draw:text-style-name="P7" draw:layer="layout" svg:width="3.599cm" svg:height="1.27cm" svg:x="17.202cm" svg:y="6.32cm">
            <text:p/>
          </draw:rect>
          <draw:rect draw:style-name="gr677" draw:text-style-name="P7" draw:layer="layout" svg:width="3.598cm" svg:height="1.27cm" svg:x="21.286cm" svg:y="7.59cm">
            <text:p/>
          </draw:rect>
          <draw:rect draw:style-name="gr678" draw:text-style-name="P7" draw:layer="layout" svg:width="3.598cm" svg:height="1.27cm" svg:x="21.286cm" svg:y="6.32cm">
            <text:p/>
          </draw:rect>
        </draw:g>
        <draw:rect draw:style-name="gr2" draw:text-style-name="P6" draw:layer="layout" svg:width="1.808cm" svg:height="1.27cm" svg:x="23.107cm" svg:y="9.398cm">
          <text:p text:style-name="P8">. . .</text:p>
        </draw:rect>
        <draw:g xml:id="id97" draw:id="id97">
          <draw:path draw:style-name="gr533" draw:text-style-name="P7" draw:layer="layout" svg:width="1.208cm" svg:height="0.635cm" svg:x="6.107cm" svg:y="12.004cm" svg:viewBox="0 0 1209 636" svg:d="M0 636c101-305 410-442 697-517 159-40 345-119 512-119">
            <text:p/>
          </draw:path>
          <draw:rect draw:style-name="gr2" draw:text-style-name="P6" draw:layer="layout" svg:width="1.901cm" svg:height="1.27cm" svg:x="5.984cm" svg:y="12.763cm">
            <text:p text:style-name="P8"><text:span text:style-name="T16">100</text:span></text:p>
          </draw:rect>
          <draw:rect draw:style-name="gr679" draw:text-style-name="P7" draw:layer="layout" svg:width="3.598cm" svg:height="2.54cm" svg:x="17.207cm" svg:y="6.316cm">
            <text:p/>
          </draw:rect>
          <draw:line draw:style-name="gr680" draw:text-style-name="P10" draw:layer="layout" svg:x1="17.207cm" svg:y1="7.586cm" svg:x2="20.774cm" svg:y2="7.586cm">
            <text:p/>
          </draw:line>
          <draw:path draw:style-name="gr658" draw:text-style-name="P7" draw:layer="layout" svg:width="10.887cm" svg:height="2.774cm" svg:x="7.982cm" svg:y="10.765cm" svg:viewBox="0 0 10888 2775" svg:d="M0 2732c3041 37 6082 74 7670 0s1332 5 1869-450 942-1369 1349-2282">
            <text:p/>
          </draw:path>
          <draw:rect draw:style-name="gr2" draw:text-style-name="P6" draw:layer="layout" svg:width="1.9cm" svg:height="1.27cm" svg:x="17.895cm" svg:y="8.948cm">
            <text:p text:style-name="P8"><text:span text:style-name="T16">100</text:span></text:p>
          </draw:rect>
          <draw:path draw:style-name="gr533" draw:text-style-name="P7" draw:layer="layout" svg:width="2.053cm" svg:height="0.269cm" svg:x="0.878cm" svg:y="10.523cm" svg:viewBox="0 0 2054 270" svg:d="M0 270c238-31 463-67 696-120 119-27 238-84 362-93 710-57 626-57 996-57">
            <text:p/>
          </draw:path>
        </draw:g>
        <draw:g xml:id="id98" draw:id="id98">
          <draw:g>
            <draw:rect draw:style-name="gr672" draw:text-style-name="P7" draw:layer="layout" svg:width="3.598cm" svg:height="2.54cm" svg:x="21.29cm" svg:y="6.216cm">
              <text:p/>
            </draw:rect>
            <draw:line draw:style-name="gr681" draw:text-style-name="P10" draw:layer="layout" svg:x1="21.29cm" svg:y1="7.486cm" svg:x2="24.858cm" svg:y2="7.486cm">
              <text:p/>
            </draw:line>
            <draw:path draw:style-name="gr517" draw:text-style-name="P7" draw:layer="layout" svg:width="2.055cm" svg:height="0.269cm" svg:x="5.927cm" svg:y="13.24cm" svg:viewBox="0 0 2056 270" svg:d="M0 270c238-31 463-67 697-120 119-27 238-84 361-93 711-57 627-57 998-57">
              <text:p/>
            </draw:path>
            <draw:path draw:style-name="gr517" draw:text-style-name="P7" draw:layer="layout" svg:width="2.055cm" svg:height="0.269cm" svg:x="5.045cm" svg:y="10.423cm" svg:viewBox="0 0 2056 270" svg:d="M0 270c238-31 463-67 697-120 119-27 238-84 361-93 711-57 627-57 998-57">
              <text:p/>
            </draw:path>
            <draw:rect draw:style-name="gr2" draw:text-style-name="P6" draw:layer="layout" svg:width="1.901cm" svg:height="1.27cm" svg:x="6.01cm" svg:y="13.748cm">
              <text:p text:style-name="P8"><text:span text:style-name="T38">101</text:span></text:p>
            </draw:rect>
            <draw:rect draw:style-name="gr2" draw:text-style-name="P6" draw:layer="layout" svg:width="1.901cm" svg:height="1.27cm" svg:x="21.978cm" svg:y="8.76cm">
              <text:p text:style-name="P8"><text:span text:style-name="T38">101</text:span></text:p>
            </draw:rect>
            <draw:path draw:style-name="gr674" draw:text-style-name="P7" draw:layer="layout" svg:width="14.031cm" svg:height="3.898cm" svg:x="8.286cm" svg:y="10.753cm" svg:viewBox="0 0 14032 3899" svg:d="M0 3599c3245 269 6491 538 8829-61s4348-2947 5203-3538">
              <text:p/>
            </draw:path>
            <draw:path draw:style-name="gr517" draw:text-style-name="P7" draw:layer="layout" svg:width="2.055cm" svg:height="0.269cm" svg:x="17.626cm" svg:y="11.124cm" svg:viewBox="0 0 2056 270" svg:d="M0 270c238-31 463-67 697-120 119-27 238-84 361-93 711-57 627-57 998-57">
              <text:p/>
            </draw:path>
          </draw:g>
          <draw:path draw:style-name="gr517" draw:text-style-name="P7" draw:layer="layout" svg:width="2.116cm" svg:height="0.516cm" svg:x="5.622cm" svg:y="6.67cm" svg:viewBox="0 0 2117 517" svg:d="M0 517c202-27 366-62 547-151 101-48 189-123 300-154 406-120 847-212 1270-212">
            <text:p/>
          </draw:path>
          <draw:path draw:style-name="gr517" draw:text-style-name="P7" draw:layer="layout" svg:width="2.116cm" svg:height="0.515cm" svg:x="5.622cm" svg:y="8.033cm" svg:viewBox="0 0 2117 516" svg:d="M0 516c202-27 366-62 547-150 101-49 189-124 300-155 406-119 847-211 1270-211">
            <text:p/>
          </draw:path>
          <draw:rect draw:style-name="gr2" draw:text-style-name="P6" draw:layer="layout" svg:width="2.363cm" svg:height="1.27cm" svg:x="21.899cm" svg:y="7.428cm">
            <text:p text:style-name="P8"><text:span text:style-name="T38">0101</text:span></text:p>
          </draw:rect>
          <draw:rect draw:style-name="gr2" draw:text-style-name="P6" draw:layer="layout" svg:width="2.364cm" svg:height="1.27cm" svg:x="21.837cm" svg:y="6.189cm">
            <text:p text:style-name="P8"><text:span text:style-name="T38">0101</text:span></text:p>
          </draw:rect>
        </draw:g>
        <draw:g>
          <draw:g>
            <draw:rect draw:style-name="gr136" draw:text-style-name="P7" draw:layer="layout" svg:width="17.372cm" svg:height="2.42cm" svg:x="3.682cm" svg:y="15.292cm">
              <text:p/>
            </draw:rect>
            <draw:frame presentation:style-name="pr76" draw:text-style-name="P75" draw:layer="layout" svg:width="17.372cm" svg:height="6.162cm" svg:x="3.682cm" svg:y="15.292cm" presentation:class="outline" presentation:user-transformed="true">
              <draw:text-box>
                <text:p text:style-name="P15"><text:span text:style-name="T61">If h(k)[</text:span><text:span text:style-name="T62">i </text:span><text:span text:style-name="T61">] </text:span><text:span text:style-name="T63"></text:span><text:span text:style-name="T61"> </text:span><text:span text:style-name="T62">n</text:span><text:span text:style-name="T61">, then</text:span></text:p>
                <text:p text:style-name="P15"><text:span text:style-name="T61"><text:s text:c="6"/></text:span><text:span text:style-name="T61">look at bucket h(k)[i ]</text:span></text:p>
                <text:p text:style-name="P38"><text:span text:style-name="T61"><text:tab/></text:span><text:span text:style-name="T61"> <text:s/></text:span><text:span text:style-name="T61">else, look at bucket h(k)[</text:span><text:span text:style-name="T62">i </text:span><text:span text:style-name="T61">]</text:span><text:span text:style-name="T14"> </text:span><text:span text:style-name="T61">- 2</text:span><text:span text:style-name="T64">i </text:span><text:span text:style-name="T65">-1</text:span><text:tab/><text:tab/><text:tab/></text:p>
                <text:p text:style-name="P39"/>
              </draw:text-box>
            </draw:frame>
          </draw:g>
          <draw:g>
            <draw:rect draw:style-name="gr331" draw:text-style-name="P7" draw:layer="layout" svg:width="2.633cm" svg:height="0.806cm" svg:x="0.641cm" svg:y="15.312cm">
              <text:p/>
            </draw:rect>
            <draw:rect draw:style-name="gr643" draw:text-style-name="P6" draw:layer="layout" svg:width="2.633cm" svg:height="0.806cm" svg:x="0.641cm" svg:y="15.312cm">
              <text:p text:style-name="P8"><text:span text:style-name="T14">Rule</text:span></text:p>
            </draw:rect>
          </draw:g>
        </draw:g>
        <draw:frame presentation:style-name="pr77" draw:text-style-name="P34" draw:layer="layout" svg:width="12.904cm" svg:height="1.182cm" svg:x="11.226cm" svg:y="3.263cm">
          <draw:text-box>
            <text:p text:style-name="P34"><text:span text:style-name="T20">Constraint: 2</text:span><text:span text:style-name="T56">i-1 </text:span><text:span text:style-name="T57">≤ </text:span><text:span text:style-name="T20">n+1 <text:s/></text:span><text:span text:style-name="T57">&lt;</text:span><text:span text:style-name="T20"> 2</text:span><text:span text:style-name="T56">i</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96" smil:attributeName="visibility" smil:to="visible"/>
                  <anim:transitionFilter smil:dur="1s" smil:targetElement="id96" smil:type="blindsWipe" smil:subtype="vertical"/>
                </anim:par>
              </anim:par>
            </anim:par>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97" smil:attributeName="visibility" smil:to="visible"/>
                  <anim:transitionFilter smil:dur="1s" smil:targetElement="id97" smil:type="blindsWipe" smil:subtype="vertical"/>
                </anim:par>
              </anim:par>
            </anim:par>
            <anim:par smil:begin="next">
              <anim:par smil:begin="0s">
                <anim:par smil:begin="0s" smil:fill="hold" presentation:node-type="on-click" presentation:preset-class="entrance" presentation:preset-id="ooo-entrance-venetian-blinds" presentation:preset-sub-type="horizontal">
                  <anim:set smil:begin="0s" smil:dur="0.002s" smil:fill="hold" smil:targetElement="id98" smil:attributeName="visibility" smil:to="visible"/>
                  <anim:transitionFilter smil:dur="1s" smil:targetElement="id98" smil:type="blindsWipe" smil:subtype="vertical"/>
                </anim:par>
              </anim:par>
            </anim:par>
          </anim:seq>
        </anim:par>
        <presentation:notes draw:style-name="dp2">
          <draw:page-thumbnail draw:style-name="gr1" draw:layer="layout" svg:width="13.053cm" svg:height="9.79cm" svg:x="3.104cm" svg:y="1.958cm" draw:page-number="89"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 When do we expand file?" draw:style-name="dp1" draw:master-page-name="Default" presentation:presentation-page-layout-name="AL2T1">
        <draw:frame presentation:style-name="pr78" draw:text-style-name="P13" xml:id="id99" draw:id="id99" draw:layer="layout" svg:width="21.59cm" svg:height="3.81cm" svg:x="2.086cm" svg:y="11.038cm" presentation:class="outline" presentation:user-transformed="true">
          <draw:text-box>
            <text:list text:style-name="L3">
              <text:list-item>
                <text:p xml:id="id100" text:id="id100" text:style-name="P12">If U &gt; threshold then increase <text:span text:style-name="T4">n</text:span></text:p>
              </text:list-item>
            </text:list>
            <text:p xml:id="id101" text:id="id101" text:style-name="P28"><text:tab/><text:tab/><text:tab/>(and maybe <text:span text:style-name="T4">i </text:span>)</text:p>
          </draw:text-box>
        </draw:frame>
        <draw:frame presentation:style-name="pr79" draw:text-style-name="P2" draw:layer="layout" svg:width="21.59cm" svg:height="1.954cm" svg:x="1.786cm" svg:y="1.574cm" presentation:class="title" presentation:user-transformed="true">
          <draw:text-box>
            <text:p text:style-name="P79"><text:span text:style-name="T75"></text:span><text:span text:style-name="T9"> </text:span><text:span text:style-name="T9">When do we expand file?</text:span></text:p>
          </draw:text-box>
        </draw:frame>
        <draw:g>
          <draw:rect draw:style-name="gr136" draw:text-style-name="P7" draw:layer="layout" svg:width="18.142cm" svg:height="3.356cm" svg:x="1.905cm" svg:y="5.503cm">
            <text:p/>
          </draw:rect>
          <draw:frame presentation:style-name="pr80" draw:text-style-name="P13" draw:layer="layout" svg:width="18.142cm" svg:height="3.356cm" svg:x="1.905cm" svg:y="5.503cm" presentation:class="outline" presentation:user-transformed="true">
            <draw:text-box>
              <text:list text:style-name="L3">
                <text:list-item>
                  <text:p text:style-name="P12"><text:span text:style-name="T28">Keep track of: <text:s text:c="4"/></text:span><text:span text:style-name="T29"># records</text:span><text:span text:style-name="T28"> <text:s/></text:span><text:span text:style-name="T29"><text:s/></text:span></text:p>
                </text:list-item>
              </text:list>
              <text:p text:style-name="P38"><text:span text:style-name="T28"><text:tab/></text:span><text:span text:style-name="T28"><text:tab/></text:span><text:span text:style-name="T28"><text:tab/></text:span><text:span text:style-name="T28"><text:tab/></text:span><text:span text:style-name="T28"> <text:s text:c="5"/></text:span><text:span text:style-name="T28"># buckets</text:span></text:p>
            </draw:text-box>
          </draw:frame>
        </draw:g>
        <draw:rect draw:style-name="gr356" draw:text-style-name="P6" draw:layer="layout" svg:width="2.425cm" svg:height="1.609cm" svg:x="20.47cm" svg:y="6.002cm">
          <text:p text:style-name="P8"><text:span text:style-name="T18">= U</text:span></text:p>
        </draw:rect>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presentation:group-id="0">
                  <anim:set smil:begin="0s" smil:dur="0.0002s" smil:fill="hold" smil:targetElement="id99" anim:sub-item="background" smil:attributeName="visibility" smil:to="visible"/>
                  <anim:animate smil:dur="0.1s" smil:fill="hold" smil:targetElement="id99" anim:sub-item="background" smil:attributeName="x" smil:values="x;x" smil:keyTimes="0;1" smil:additive="base"/>
                  <anim:animate smil:dur="0.1s" smil:fill="hold" smil:targetElement="id99" anim:sub-item="background" smil:attributeName="y" smil:values="1+height/2;y" smil:keyTimes="0;1" smil: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02s" smil:fill="hold" smil:targetElement="id100" anim:sub-item="text" smil:attributeName="visibility" smil:to="visible"/>
                  <anim:animate smil:dur="0.1s" smil:fill="hold" smil:targetElement="id100" anim:sub-item="text" smil:attributeName="x" smil:values="0-width/2;x" smil:keyTimes="0;1" smil:additive="base"/>
                  <anim:animate smil:dur="0.1s" smil:fill="hold" smil:targetElement="id100" anim:sub-item="text" smil:attributeName="y" smil:values="y;y" smil:keyTimes="0;1" smil: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02s" smil:fill="hold" smil:targetElement="id101" anim:sub-item="text" smil:attributeName="visibility" smil:to="visible"/>
                  <anim:animate smil:dur="0.1s" smil:fill="hold" smil:targetElement="id101" anim:sub-item="text" smil:attributeName="x" smil:values="0-width/2;x" smil:keyTimes="0;1" smil:additive="base"/>
                  <anim:animate smil:dur="0.1s" smil:fill="hold" smil:targetElement="id101" anim:sub-item="text" smil:attributeName="y" smil:values="y;y" smil:keyTimes="0;1" smil:additive="base"/>
                </anim:par>
              </anim:par>
            </anim:par>
          </anim:seq>
        </anim:par>
        <presentation:notes draw:style-name="dp2">
          <draw:page-thumbnail draw:style-name="gr1" draw:layer="layout" svg:width="13.053cm" svg:height="9.79cm" svg:x="3.104cm" svg:y="1.958cm" draw:page-number="90"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 Linear Hashing" draw:style-name="dp1" draw:master-page-name="Default" presentation:presentation-page-layout-name="AL2T1">
        <draw:frame presentation:style-name="pr81" draw:text-style-name="P2" draw:layer="layout" svg:width="21.59cm" svg:height="3.175cm" svg:x="1.266cm" svg:y="0.758cm" presentation:class="title" presentation:user-transformed="true">
          <draw:text-box>
            <text:p text:style-name="P80"><text:span text:style-name="T9"><text:tab/></text:span><text:span text:style-name="T9">Linear Hashing</text:span></text:p>
          </draw:text-box>
        </draw:frame>
        <draw:frame presentation:style-name="pr9" draw:text-style-name="P13" draw:layer="layout" svg:width="21.59cm" svg:height="11.442cm" svg:x="1.874cm" svg:y="4.295cm" presentation:class="outline" presentation:user-transformed="true">
          <draw:text-box>
            <text:p text:style-name="P28"><text:tab/> Can handle growing files</text:p>
            <text:p text:style-name="P28"><text:tab/><text:tab/>- with less wasted space</text:p>
            <text:p text:style-name="P28"><text:tab/><text:tab/>- with no full reorganizations</text:p>
            <text:p text:style-name="P28"><text:tab/></text:p>
            <text:p text:style-name="P28"><text:tab/> No indirection like extensible hashing</text:p>
            <text:p text:style-name="P18"/>
          </draw:text-box>
        </draw:frame>
        <draw:g>
          <draw:rect draw:style-name="gr3" draw:text-style-name="P7" draw:layer="layout" svg:width="5.927cm" svg:height="1.693cm" svg:x="1.689cm" svg:y="1.605cm">
            <text:p/>
          </draw:rect>
          <draw:rect draw:style-name="gr682" draw:text-style-name="P9" draw:layer="layout" svg:width="5.927cm" svg:height="1.693cm" svg:x="1.689cm" svg:y="1.605cm">
            <text:p text:style-name="P8"><text:span text:style-name="T9">Summary</text:span></text:p>
          </draw:rect>
        </draw:g>
        <draw:g>
          <draw:ellipse draw:style-name="gr3" draw:text-style-name="P7" draw:layer="layout" svg:width="1.058cm" svg:height="0.847cm" svg:x="1.451cm" svg:y="4.718cm">
            <draw:glue-point draw:id="4" svg:x="4.995cm" svg:y="0.011cm"/>
            <draw:glue-point draw:id="5" svg:x="1.454cm" svg:y="1.472cm"/>
            <draw:glue-point draw:id="6" svg:x="0cm" svg:y="4.994cm"/>
            <draw:glue-point draw:id="7" svg:x="1.454cm" svg:y="8.527cm"/>
            <draw:glue-point draw:id="8" svg:x="4.995cm" svg:y="9.988cm"/>
            <draw:glue-point draw:id="9" svg:x="8.536cm" svg:y="8.527cm"/>
            <draw:glue-point draw:id="10" svg:x="10cm" svg:y="4.994cm"/>
            <draw:glue-point draw:id="11" svg:x="8.536cm" svg:y="1.472cm"/>
            <text:p/>
          </draw:ellipse>
          <draw:rect draw:style-name="gr683" draw:text-style-name="P9" draw:layer="layout" svg:width="0.746cm" svg:height="0.597cm" svg:x="1.607cm" svg:y="4.843cm">
            <text:p text:style-name="P8">+</text:p>
          </draw:rect>
        </draw:g>
        <draw:g>
          <draw:ellipse draw:style-name="gr3" draw:text-style-name="P7" draw:layer="layout" svg:width="1.059cm" svg:height="0.847cm" svg:x="1.662cm" svg:y="11.28cm">
            <draw:glue-point draw:id="4" svg:x="5.004cm" svg:y="0.011cm"/>
            <draw:glue-point draw:id="5" svg:x="1.47cm" svg:y="1.472cm"/>
            <draw:glue-point draw:id="6" svg:x="0.009cm" svg:y="4.994cm"/>
            <draw:glue-point draw:id="7" svg:x="1.47cm" svg:y="8.527cm"/>
            <draw:glue-point draw:id="8" svg:x="5.004cm" svg:y="9.988cm"/>
            <draw:glue-point draw:id="9" svg:x="8.529cm" svg:y="8.527cm"/>
            <draw:glue-point draw:id="10" svg:x="10cm" svg:y="4.994cm"/>
            <draw:glue-point draw:id="11" svg:x="8.529cm" svg:y="1.472cm"/>
            <text:p/>
          </draw:ellipse>
          <draw:rect draw:style-name="gr684" draw:text-style-name="P9" draw:layer="layout" svg:width="0.745cm" svg:height="0.597cm" svg:x="1.819cm" svg:y="11.405cm">
            <text:p text:style-name="P8">+</text:p>
          </draw:rect>
        </draw:g>
        <draw:g xml:id="id102" draw:id="id102">
          <draw:g>
            <draw:rect draw:style-name="gr136" draw:text-style-name="P7" draw:layer="layout" svg:width="21.59cm" svg:height="1.755cm" svg:x="1.147cm" svg:y="13.913cm">
              <text:p/>
            </draw:rect>
            <draw:frame presentation:style-name="pr82" draw:text-style-name="P13" draw:layer="layout" svg:width="21.59cm" svg:height="1.755cm" svg:x="1.147cm" svg:y="13.913cm" presentation:class="outline" presentation:user-transformed="true">
              <draw:text-box>
                <text:p text:style-name="P28"><text:tab/><text:tab/>Can still have overflow chains</text:p>
              </draw:text-box>
            </draw:frame>
          </draw:g>
          <draw:g>
            <draw:ellipse draw:style-name="gr3" draw:text-style-name="P7" draw:layer="layout" svg:width="0.965cm" svg:height="0.847cm" svg:x="1.782cm" svg:y="14.336cm">
              <draw:glue-point draw:id="4" svg:x="4.994cm" svg:y="0.011cm"/>
              <draw:glue-point draw:id="5" svg:x="1.468cm" svg:y="1.472cm"/>
              <draw:glue-point draw:id="6" svg:x="0.01cm" svg:y="4.994cm"/>
              <draw:glue-point draw:id="7" svg:x="1.468cm" svg:y="8.527cm"/>
              <draw:glue-point draw:id="8" svg:x="4.994cm" svg:y="9.988cm"/>
              <draw:glue-point draw:id="9" svg:x="8.531cm" svg:y="8.527cm"/>
              <draw:glue-point draw:id="10" svg:x="9.989cm" svg:y="4.994cm"/>
              <draw:glue-point draw:id="11" svg:x="8.531cm" svg:y="1.472cm"/>
              <text:p/>
            </draw:ellipse>
            <draw:rect draw:style-name="gr685" draw:text-style-name="P9" draw:layer="layout" svg:width="0.679cm" svg:height="0.597cm" svg:x="1.925cm" svg:y="14.461cm">
              <text:p text:style-name="P8">-</text:p>
            </draw:rect>
          </draw:g>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102" smil:attributeName="visibility" smil:to="visible"/>
                  <anim:animate smil:dur="1s" smil:fill="hold" smil:targetElement="id102" smil:attributeName="x" smil:values="0-width/2;x" smil:keyTimes="0;1" smil:additive="base"/>
                  <anim:animate smil:dur="1s" smil:fill="hold" smil:targetElement="id102" smil:attributeName="y" smil:values="y;y" smil:keyTimes="0;1" smil:additive="base"/>
                </anim:par>
              </anim:par>
            </anim:par>
          </anim:seq>
        </anim:par>
        <presentation:notes draw:style-name="dp2">
          <draw:page-thumbnail draw:style-name="gr1" draw:layer="layout" svg:width="13.053cm" svg:height="9.79cm" svg:x="3.104cm" svg:y="1.958cm" draw:page-number="91"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Example: BAD CASE" draw:style-name="dp1" draw:master-page-name="Default" presentation:presentation-page-layout-name="AL2T1">
        <office:forms form:automatic-focus="false" form:apply-design-mode="false"/>
        <draw:frame presentation:style-name="pr7" draw:text-style-name="P2" draw:layer="layout" svg:width="21.59cm" svg:height="3.175cm" svg:x="1.389cm" svg:y="1.089cm" presentation:class="title" presentation:user-transformed="true">
          <draw:text-box>
            <text:p text:style-name="P11"><text:span text:style-name="T9">Example: BAD CASE</text:span></text:p>
          </draw:text-box>
        </draw:frame>
        <draw:frame presentation:style-name="pr9" draw:text-style-name="P13" draw:layer="layout" svg:width="21.59cm" svg:height="11.535cm" svg:x="1.905cm" svg:y="5.503cm" presentation:class="outline" presentation:user-transformed="true">
          <draw:text-box>
            <text:p text:style-name="P30"><text:span text:style-name="T18"><text:tab/></text:span><text:span text:style-name="T18"><text:tab/></text:span><text:span text:style-name="T18"><text:tab/></text:span><text:span text:style-name="T18"><text:tab/></text:span><text:span text:style-name="T8">Very full</text:span></text:p>
            <text:p text:style-name="P15"><text:span text:style-name="T8"/></text:p>
            <text:p text:style-name="P15"><text:span text:style-name="T8"/></text:p>
            <text:p text:style-name="P30"><text:span text:style-name="T8"><text:tab/></text:span><text:span text:style-name="T8"><text:tab/></text:span><text:span text:style-name="T8">Very empty</text:span><text:span text:style-name="T8"><text:tab/></text:span><text:span text:style-name="T8"><text:tab/></text:span><text:span text:style-name="T8"><text:tab/></text:span><text:span text:style-name="T8"><text:tab/></text:span><text:span text:style-name="T8">Need to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move</text:span></text:p>
            <text:p text:style-name="P30"><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76">n</text:span><text:span text:style-name="T8"> here…</text:span></text:p>
            <text:p text:style-name="P30"><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Would waste</text:span></text:p>
            <text:p text:style-name="P30"><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space...</text:span></text:p>
            <text:p text:style-name="P30"><text:span text:style-name="T8"><text:tab/></text:span><text:span text:style-name="T8"><text:tab/></text:span></text:p>
          </draw:text-box>
        </draw:frame>
        <draw:rect draw:style-name="gr3" draw:text-style-name="P7" draw:layer="layout" svg:width="1.482cm" svg:height="1.482cm" svg:x="10.795cm" svg:y="7.408cm">
          <text:p/>
        </draw:rect>
        <draw:rect draw:style-name="gr3" draw:text-style-name="P7" draw:layer="layout" svg:width="1.481cm" svg:height="1.482cm" svg:x="6.562cm" svg:y="7.408cm">
          <text:p/>
        </draw:rect>
        <draw:rect draw:style-name="gr3" draw:text-style-name="P7" draw:layer="layout" svg:width="1.482cm" svg:height="1.482cm" svg:x="8.678cm" svg:y="7.408cm">
          <text:p/>
        </draw:rect>
        <draw:rect draw:style-name="gr3" draw:text-style-name="P7" draw:layer="layout" svg:width="1.482cm" svg:height="1.482cm" svg:x="4.445cm" svg:y="7.408cm">
          <text:p/>
        </draw:rect>
        <draw:rect draw:style-name="gr3" draw:text-style-name="P7" draw:layer="layout" svg:width="1.482cm" svg:height="1.482cm" svg:x="10.795cm" svg:y="9.313cm">
          <text:p/>
        </draw:rect>
        <draw:rect draw:style-name="gr3" draw:text-style-name="P7" draw:layer="layout" svg:width="1.482cm" svg:height="1.482cm" svg:x="10.795cm" svg:y="11.43cm">
          <text:p/>
        </draw:rect>
        <draw:rect draw:style-name="gr3" draw:text-style-name="P7" draw:layer="layout" svg:width="1.482cm" svg:height="1.482cm" svg:x="10.795cm" svg:y="13.335cm">
          <text:p/>
        </draw:rect>
        <draw:rect draw:style-name="gr686" draw:text-style-name="P7" draw:layer="layout" svg:width="1.481cm" svg:height="1.482cm" svg:x="12.912cm" svg:y="7.408cm">
          <text:p/>
        </draw:rect>
        <draw:rect draw:style-name="gr687" draw:text-style-name="P7" draw:layer="layout" svg:width="1.482cm" svg:height="1.482cm" svg:x="15.24cm" svg:y="7.408cm">
          <text:p/>
        </draw:rect>
        <draw:rect draw:style-name="gr688" draw:text-style-name="P7" draw:layer="layout" svg:width="1.482cm" svg:height="1.482cm" svg:x="17.568cm" svg:y="7.408cm">
          <text:p/>
        </draw:rect>
        <draw:rect draw:style-name="gr689" draw:text-style-name="P7" draw:layer="layout" svg:width="1.482cm" svg:height="1.482cm" svg:x="19.685cm" svg:y="7.408cm">
          <text:p/>
        </draw:rect>
        <draw:path draw:style-name="gr59" draw:text-style-name="P7" draw:layer="layout" svg:width="0.634cm" svg:height="5.08cm" draw:transform="rotate (1.5707963267949) translate (4.44500000000094cm 9.73600000000377cm)" svg:viewBox="0 0 635 5081" svg:d="M635 0c-159 0-318 211-318 423v1694c0 211-159 423-317 423 158 0 317 212 317 423v1694c0 212 159 424 318 424">
          <draw:glue-point draw:id="4" svg:x="-35.007cm" svg:y="-5.622cm"/>
          <draw:glue-point draw:id="5" svg:x="4.976cm" svg:y="-4.377cm"/>
          <draw:glue-point draw:id="6" svg:x="44.976cm" svg:y="-5.622cm"/>
          <text:p/>
        </draw:path>
        <draw:path draw:style-name="gr59" draw:text-style-name="P7" draw:layer="layout" svg:width="0.211cm" svg:height="1.905cm" draw:transform="rotate (1.5707963267949) translate (10.583cm 7.19900000000283cm)" svg:viewBox="0 0 212 1906" svg:d="M0 0c53 0 106 79 106 158v636c0 79 53 159 106 159-53 0-106 79-106 158v636c0 79-53 159-106 159">
          <draw:glue-point draw:id="4" svg:x="4.438cm" svg:y="10cm"/>
          <draw:glue-point draw:id="5" svg:x="4.994cm" svg:y="0.047cm"/>
          <draw:glue-point draw:id="6" svg:x="5.55cm" svg:y="10cm"/>
          <text:p/>
        </draw:path>
        <draw:line draw:style-name="gr36" draw:text-style-name="P10" draw:layer="layout" svg:x1="19.747cm" svg:y1="9.406cm" svg:x2="22.256cm" svg:y2="9.406cm">
          <text:p/>
        </draw:line>
        <presentation:notes draw:style-name="dp2">
          <draw:page-thumbnail draw:style-name="gr1" draw:layer="layout" svg:width="13.053cm" svg:height="9.79cm" svg:x="3.104cm" svg:y="1.958cm" draw:page-number="92"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page93" draw:style-name="dp1" draw:master-page-name="Default" presentation:presentation-page-layout-name="AL2T1">
        <office:forms form:automatic-focus="false" form:apply-design-mode="false"/>
        <draw:frame presentation:style-name="pr9" draw:text-style-name="P13" draw:layer="layout" svg:width="21.59cm" svg:height="11.43cm" svg:x="1.905cm" svg:y="5.503cm" presentation:class="outline" presentation:user-transformed="true">
          <draw:text-box>
            <text:p text:style-name="P28"><text:tab/><text:span text:style-name="T7">Hashing</text:span></text:p>
            <text:p text:style-name="P28"><text:tab/><text:tab/>- How it works</text:p>
            <text:p text:style-name="P28"><text:tab/><text:tab/>- Dynamic hashing</text:p>
            <text:p text:style-name="P28"><text:tab/><text:tab/><text:tab/>- Extensible</text:p>
            <text:p text:style-name="P28"><text:tab/><text:tab/><text:tab/>- Linear</text:p>
          </draw:text-box>
        </draw:frame>
        <draw:g>
          <draw:rect draw:style-name="gr3" draw:text-style-name="P7" draw:layer="layout" svg:width="6.562cm" svg:height="1.905cm" svg:x="1.905cm" svg:y="2.328cm">
            <text:p/>
          </draw:rect>
          <draw:rect draw:style-name="gr502" draw:text-style-name="P6" draw:layer="layout" svg:width="6.562cm" svg:height="1.905cm" svg:x="1.905cm" svg:y="2.328cm">
            <text:p text:style-name="P8"><text:span text:style-name="T9">Summary</text:span></text:p>
          </draw:rect>
        </draw:g>
        <presentation:notes draw:style-name="dp2">
          <draw:page-thumbnail draw:style-name="gr1" draw:layer="layout" svg:width="13.053cm" svg:height="9.79cm" svg:x="3.104cm" svg:y="1.958cm" draw:page-number="93"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page94" draw:style-name="dp1" draw:master-page-name="Default" presentation:presentation-page-layout-name="AL2T1">
        <office:forms form:automatic-focus="false" form:apply-design-mode="false"/>
        <draw:frame presentation:style-name="pr9" draw:text-style-name="P13" draw:layer="layout" svg:width="21.59cm" svg:height="11.43cm" svg:x="1.905cm" svg:y="5.503cm" presentation:class="outline" presentation:user-transformed="true">
          <draw:text-box>
            <text:list text:style-name="L3">
              <text:list-item>
                <text:p text:style-name="P12">Hashing good for probes given key</text:p>
              </text:list-item>
            </text:list>
            <text:p text:style-name="P28"><text:tab/><text:tab/>e.g., <text:s text:c="2"/><text:tab/>SELECT …</text:p>
            <text:p text:style-name="P28"><text:tab/><text:tab/><text:tab/> <text:s/><text:tab/>FROM R</text:p>
            <text:p text:style-name="P28"><text:tab/><text:tab/><text:tab/><text:tab/>WHERE R.A = 5</text:p>
          </draw:text-box>
        </draw:frame>
        <draw:g>
          <draw:rect draw:style-name="gr3" draw:text-style-name="P7" draw:layer="layout" svg:width="13.97cm" svg:height="2.54cm" svg:x="0.847cm" svg:y="2.328cm">
            <text:p/>
          </draw:rect>
          <draw:rect draw:style-name="gr690" draw:text-style-name="P6" draw:layer="layout" svg:width="13.97cm" svg:height="2.54cm" svg:x="0.847cm" svg:y="2.328cm">
            <text:p text:style-name="P8"><text:span text:style-name="T77">B+trees vs Hashing</text:span></text:p>
          </draw:rect>
        </draw:g>
        <presentation:notes draw:style-name="dp2">
          <draw:page-thumbnail draw:style-name="gr1" draw:layer="layout" svg:width="13.053cm" svg:height="9.79cm" svg:x="3.104cm" svg:y="1.958cm" draw:page-number="94"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draw:page draw:name="page95" draw:style-name="dp1" draw:master-page-name="Default" presentation:presentation-page-layout-name="AL2T1">
        <office:forms form:automatic-focus="false" form:apply-design-mode="false"/>
        <draw:frame presentation:style-name="pr9" draw:text-style-name="P13" draw:layer="layout" svg:width="21.59cm" svg:height="11.43cm" svg:x="1.905cm" svg:y="5.503cm" presentation:class="outline" presentation:user-transformed="true">
          <draw:text-box>
            <text:list text:style-name="L3">
              <text:list-item>
                <text:p text:style-name="P12">INDEXING (Including B Trees) good for</text:p>
              </text:list-item>
            </text:list>
            <text:p text:style-name="P28"><text:tab/><text:tab/>Range Searches:</text:p>
            <text:p text:style-name="P28"><text:tab/><text:tab/>e.g., <text:s/><text:tab/>SELECT</text:p>
            <text:p text:style-name="P28"><text:span text:style-name="T8"><text:tab/></text:span><text:span text:style-name="T8"><text:tab/></text:span><text:span text:style-name="T8"><text:tab/></text:span><text:span text:style-name="T8"><text:tab/></text:span>FROM R</text:p>
            <text:p text:style-name="P28"><text:tab/><text:tab/><text:tab/><text:tab/>WHERE R.A &gt; 5</text:p>
          </draw:text-box>
        </draw:frame>
        <draw:g>
          <draw:rect draw:style-name="gr3" draw:text-style-name="P7" draw:layer="layout" svg:width="13.97cm" svg:height="2.54cm" svg:x="0.847cm" svg:y="2.328cm">
            <text:p/>
          </draw:rect>
          <draw:rect draw:style-name="gr690" draw:text-style-name="P6" draw:layer="layout" svg:width="13.97cm" svg:height="2.54cm" svg:x="0.847cm" svg:y="2.328cm">
            <text:p text:style-name="P8"><text:span text:style-name="T77">B+Trees vs Hashing</text:span></text:p>
          </draw:rect>
        </draw:g>
        <presentation:notes draw:style-name="dp2">
          <draw:page-thumbnail draw:style-name="gr1" draw:layer="layout" svg:width="13.053cm" svg:height="9.79cm" svg:x="3.104cm" svg:y="1.958cm" draw:page-number="95" presentation:class="page"/>
          <draw:frame presentation:style-name="pr46" draw:text-style-name="P1" draw:layer="layout" svg:width="14.129cm" svg:height="11.749cm" svg:x="2.566cm" svg:y="12.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4" svg:font-family="Tahoma" style:font-family-generic="decorative"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Tahoma3" svg:font-family="Tahoma" style:font-family-generic="roman" style:font-pitch="variable" style:font-charset="x-symbol"/>
    <style:font-face style:name="Wingdings 2" svg:font-family="'Wingdings 2'" style:font-family-generic="roman" style:font-pitch="variable" style:font-charset="x-symbol"/>
    <style:font-face style:name="Tahoma2" svg:font-family="Tahoma" style:font-family-generic="swiss" style:font-pitch="variable" style:font-charset="x-symbol"/>
    <style:font-face style:name="Ubuntu1" svg:font-family="Ubuntu"/>
    <style:font-face style:name="Ubuntu2" svg:font-family="Ubuntu" style:font-adornments="Regular"/>
    <style:font-face style:name="Arial"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Tahoma5" svg:font-family="Tahoma" style:font-pitch="variable"/>
    <style:font-face style:name="Tahoma6" svg:font-family="Tahoma, Lucidasans, 'Lucida Sans', 'Arial Unicode MS'" style:font-pitch="variable"/>
    <style:font-face style:name="Ubuntu" svg:font-family="Ubuntu"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ahoma1"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008000000083429BC41.png" xlink:type="simple" xlink:show="embed" xlink:actuate="onLoad"/>
    <draw:marker draw:name="Arrow" svg:viewBox="0 0 20 30" svg:d="M10 0l-10 30h20z"/>
    <draw:marker draw:name="Arrowheads_20_1" draw:display-name="Arrowheads 1" svg:viewBox="0 0 237 237" svg:d="M118 0l119 237h-237z"/>
    <draw:marker draw:name="Arrowheads_20_10" draw:display-name="Arrowheads 10" svg:viewBox="0 0 237 237" svg:d="M118 0l119 237h-237z"/>
    <draw:marker draw:name="Arrowheads_20_2" draw:display-name="Arrowheads 2" svg:viewBox="0 0 237 237" svg:d="M118 0l119 237h-237z"/>
    <draw:marker draw:name="Arrowheads_20_3" draw:display-name="Arrowheads 3" svg:viewBox="0 0 237 237" svg:d="M118 0l119 237h-237z"/>
    <draw:marker draw:name="Arrowheads_20_4" draw:display-name="Arrowheads 4" svg:viewBox="0 0 237 237" svg:d="M118 0l119 237h-237z"/>
    <draw:marker draw:name="Arrowheads_20_6" draw:display-name="Arrowheads 6" svg:viewBox="0 0 237 237" svg:d="M118 0l119 237h-237z"/>
    <draw:marker draw:name="Arrowheads_20_7" draw:display-name="Arrowheads 7" svg:viewBox="0 0 237 237" svg:d="M118 0l119 237h-237z"/>
    <draw:marker draw:name="Arrowheads_20_8" draw:display-name="Arrowheads 8" svg:viewBox="0 0 237 237" svg:d="M118 0l119 237h-237z"/>
    <draw:marker draw:name="Arrowheads_20_9" draw:display-name="Arrowheads 9" svg:viewBox="0 0 237 237" svg:d="M118 0l119 237h-237z"/>
    <draw:marker draw:name="msArrowEnd_20_5" draw:display-name="msArrowEnd 5" svg:viewBox="0 0 210 210" svg:d="M105 0l105 210h-210z"/>
    <draw:stroke-dash draw:name="Dashed_20__28_var_29__20_10" draw:display-name="Dashed (var) 10" draw:style="rect" draw:dots1="1" draw:dots1-length="0.026cm" draw:distance="0.026cm"/>
    <draw:stroke-dash draw:name="Dashed_20__28_var_29__20_100" draw:display-name="Dashed (var) 100" draw:style="rect" draw:dots2="1" draw:dots2-length="0.105cm" draw:distance="0.079cm"/>
    <draw:stroke-dash draw:name="Dashed_20__28_var_29__20_101" draw:display-name="Dashed (var) 101" draw:style="rect" draw:dots2="1" draw:dots2-length="0.105cm" draw:distance="0.079cm"/>
    <draw:stroke-dash draw:name="Dashed_20__28_var_29__20_102" draw:display-name="Dashed (var) 102" draw:style="rect" draw:dots2="1" draw:dots2-length="0.105cm" draw:distance="0.079cm"/>
    <draw:stroke-dash draw:name="Dashed_20__28_var_29__20_103" draw:display-name="Dashed (var) 103" draw:style="rect" draw:dots1="1" draw:dots1-length="0.026cm" draw:distance="0.026cm"/>
    <draw:stroke-dash draw:name="Dashed_20__28_var_29__20_104" draw:display-name="Dashed (var) 104" draw:style="rect" draw:dots1="1" draw:dots1-length="0.026cm" draw:distance="0.026cm"/>
    <draw:stroke-dash draw:name="Dashed_20__28_var_29__20_105" draw:display-name="Dashed (var) 105" draw:style="rect" draw:dots1="1" draw:dots1-length="0.026cm" draw:distance="0.026cm"/>
    <draw:stroke-dash draw:name="Dashed_20__28_var_29__20_106" draw:display-name="Dashed (var) 106" draw:style="rect" draw:dots1="1" draw:dots1-length="0.026cm" draw:distance="0.026cm"/>
    <draw:stroke-dash draw:name="Dashed_20__28_var_29__20_11" draw:display-name="Dashed (var) 11" draw:style="rect" draw:dots1="1" draw:dots1-length="0.026cm" draw:distance="0.026cm"/>
    <draw:stroke-dash draw:name="Dashed_20__28_var_29__20_12" draw:display-name="Dashed (var) 12" draw:style="rect" draw:dots1="1" draw:dots1-length="0.026cm" draw:distance="0.026cm"/>
    <draw:stroke-dash draw:name="Dashed_20__28_var_29__20_13" draw:display-name="Dashed (var) 13" draw:style="rect" draw:dots1="1" draw:dots1-length="0.026cm" draw:distance="0.026cm"/>
    <draw:stroke-dash draw:name="Dashed_20__28_var_29__20_14" draw:display-name="Dashed (var) 14" draw:style="rect" draw:dots1="1" draw:dots1-length="0.026cm" draw:distance="0.026cm"/>
    <draw:stroke-dash draw:name="Dashed_20__28_var_29__20_15" draw:display-name="Dashed (var) 15" draw:style="rect" draw:dots1="1" draw:dots1-length="0.026cm" draw:distance="0.026cm"/>
    <draw:stroke-dash draw:name="Dashed_20__28_var_29__20_16" draw:display-name="Dashed (var) 16" draw:style="rect" draw:dots1="1" draw:dots1-length="0.026cm" draw:distance="0.026cm"/>
    <draw:stroke-dash draw:name="Dashed_20__28_var_29__20_17" draw:display-name="Dashed (var) 17" draw:style="rect" draw:dots1="1" draw:dots1-length="0.026cm" draw:distance="0.026cm"/>
    <draw:stroke-dash draw:name="Dashed_20__28_var_29__20_18" draw:display-name="Dashed (var) 18" draw:style="rect" draw:dots1="1" draw:dots1-length="0.026cm" draw:distance="0.026cm"/>
    <draw:stroke-dash draw:name="Dashed_20__28_var_29__20_19" draw:display-name="Dashed (var) 19" draw:style="rect" draw:dots1="1" draw:dots1-length="0.026cm" draw:distance="0.026cm"/>
    <draw:stroke-dash draw:name="Dashed_20__28_var_29__20_2" draw:display-name="Dashed (var) 2" draw:style="rect" draw:dots1="1" draw:dots1-length="0.026cm" draw:distance="0.026cm"/>
    <draw:stroke-dash draw:name="Dashed_20__28_var_29__20_20" draw:display-name="Dashed (var) 20" draw:style="rect" draw:dots1="1" draw:dots1-length="0.026cm" draw:distance="0.026cm"/>
    <draw:stroke-dash draw:name="Dashed_20__28_var_29__20_21" draw:display-name="Dashed (var) 21" draw:style="rect" draw:dots1="1" draw:dots1-length="0.026cm" draw:distance="0.026cm"/>
    <draw:stroke-dash draw:name="Dashed_20__28_var_29__20_22" draw:display-name="Dashed (var) 22" draw:style="rect" draw:dots1="1" draw:dots1-length="0.026cm" draw:distance="0.026cm"/>
    <draw:stroke-dash draw:name="Dashed_20__28_var_29__20_23" draw:display-name="Dashed (var) 23" draw:style="rect" draw:dots1="1" draw:dots1-length="0.026cm" draw:distance="0.026cm"/>
    <draw:stroke-dash draw:name="Dashed_20__28_var_29__20_24" draw:display-name="Dashed (var) 24" draw:style="rect" draw:dots1="1" draw:dots1-length="0.026cm" draw:distance="0.026cm"/>
    <draw:stroke-dash draw:name="Dashed_20__28_var_29__20_25" draw:display-name="Dashed (var) 25" draw:style="rect" draw:dots1="1" draw:dots1-length="0.026cm" draw:distance="0.026cm"/>
    <draw:stroke-dash draw:name="Dashed_20__28_var_29__20_26" draw:display-name="Dashed (var) 26" draw:style="rect" draw:dots1="1" draw:dots1-length="0.026cm" draw:distance="0.026cm"/>
    <draw:stroke-dash draw:name="Dashed_20__28_var_29__20_27" draw:display-name="Dashed (var) 27" draw:style="rect" draw:dots1="1" draw:dots1-length="0.026cm" draw:distance="0.026cm"/>
    <draw:stroke-dash draw:name="Dashed_20__28_var_29__20_28" draw:display-name="Dashed (var) 28" draw:style="rect" draw:dots2="1" draw:dots2-length="0.317cm" draw:distance="0.238cm"/>
    <draw:stroke-dash draw:name="Dashed_20__28_var_29__20_29" draw:display-name="Dashed (var) 29" draw:style="rect" draw:dots2="1" draw:dots2-length="0.211cm" draw:distance="0.158cm"/>
    <draw:stroke-dash draw:name="Dashed_20__28_var_29__20_3" draw:display-name="Dashed (var) 3" draw:style="round" draw:dots1="1" draw:dots1-length="0.026cm" draw:distance="0.026cm"/>
    <draw:stroke-dash draw:name="Dashed_20__28_var_29__20_30" draw:display-name="Dashed (var) 30" draw:style="rect" draw:dots1="1" draw:dots1-length="0.026cm" draw:distance="0.026cm"/>
    <draw:stroke-dash draw:name="Dashed_20__28_var_29__20_31" draw:display-name="Dashed (var) 31" draw:style="rect" draw:dots1="1" draw:dots1-length="0.026cm" draw:distance="0.026cm"/>
    <draw:stroke-dash draw:name="Dashed_20__28_var_29__20_32" draw:display-name="Dashed (var) 32" draw:style="rect" draw:dots1="1" draw:dots1-length="0.026cm" draw:distance="0.026cm"/>
    <draw:stroke-dash draw:name="Dashed_20__28_var_29__20_33" draw:display-name="Dashed (var) 33" draw:style="rect" draw:dots1="1" draw:dots1-length="0.026cm" draw:distance="0.026cm"/>
    <draw:stroke-dash draw:name="Dashed_20__28_var_29__20_34" draw:display-name="Dashed (var) 34" draw:style="rect" draw:dots1="1" draw:dots1-length="0.026cm" draw:distance="0.026cm"/>
    <draw:stroke-dash draw:name="Dashed_20__28_var_29__20_35" draw:display-name="Dashed (var) 35" draw:style="rect" draw:dots1="1" draw:dots1-length="0.026cm" draw:distance="0.026cm"/>
    <draw:stroke-dash draw:name="Dashed_20__28_var_29__20_36" draw:display-name="Dashed (var) 36" draw:style="rect" draw:dots1="1" draw:dots1-length="0.026cm" draw:distance="0.026cm"/>
    <draw:stroke-dash draw:name="Dashed_20__28_var_29__20_37" draw:display-name="Dashed (var) 37" draw:style="rect" draw:dots1="1" draw:dots1-length="0.026cm" draw:distance="0.026cm"/>
    <draw:stroke-dash draw:name="Dashed_20__28_var_29__20_38" draw:display-name="Dashed (var) 38" draw:style="rect" draw:dots1="1" draw:dots1-length="0.026cm" draw:distance="0.026cm"/>
    <draw:stroke-dash draw:name="Dashed_20__28_var_29__20_39" draw:display-name="Dashed (var) 39" draw:style="rect" draw:dots1="1" draw:dots1-length="0.026cm" draw:distance="0.026cm"/>
    <draw:stroke-dash draw:name="Dashed_20__28_var_29__20_4" draw:display-name="Dashed (var) 4" draw:style="rect" draw:dots2="1" draw:dots2-length="0.105cm" draw:distance="0.079cm"/>
    <draw:stroke-dash draw:name="Dashed_20__28_var_29__20_40" draw:display-name="Dashed (var) 40" draw:style="rect" draw:dots1="1" draw:dots1-length="0.026cm" draw:distance="0.026cm"/>
    <draw:stroke-dash draw:name="Dashed_20__28_var_29__20_41" draw:display-name="Dashed (var) 41" draw:style="rect" draw:dots1="1" draw:dots1-length="0.026cm" draw:distance="0.026cm"/>
    <draw:stroke-dash draw:name="Dashed_20__28_var_29__20_42" draw:display-name="Dashed (var) 42" draw:style="rect" draw:dots1="1" draw:dots1-length="0.026cm" draw:distance="0.026cm"/>
    <draw:stroke-dash draw:name="Dashed_20__28_var_29__20_43" draw:display-name="Dashed (var) 43" draw:style="rect" draw:dots1="1" draw:dots1-length="0.026cm" draw:distance="0.026cm"/>
    <draw:stroke-dash draw:name="Dashed_20__28_var_29__20_44" draw:display-name="Dashed (var) 44" draw:style="rect" draw:dots1="1" draw:dots1-length="0.026cm" draw:distance="0.026cm"/>
    <draw:stroke-dash draw:name="Dashed_20__28_var_29__20_45" draw:display-name="Dashed (var) 45" draw:style="rect" draw:dots1="1" draw:dots1-length="0.026cm" draw:distance="0.026cm"/>
    <draw:stroke-dash draw:name="Dashed_20__28_var_29__20_46" draw:display-name="Dashed (var) 46" draw:style="rect" draw:dots1="1" draw:dots1-length="0.026cm" draw:distance="0.026cm"/>
    <draw:stroke-dash draw:name="Dashed_20__28_var_29__20_47" draw:display-name="Dashed (var) 47" draw:style="rect" draw:dots1="1" draw:dots1-length="0.026cm" draw:distance="0.026cm"/>
    <draw:stroke-dash draw:name="Dashed_20__28_var_29__20_48" draw:display-name="Dashed (var) 48" draw:style="rect" draw:dots1="1" draw:dots1-length="0.026cm" draw:distance="0.026cm"/>
    <draw:stroke-dash draw:name="Dashed_20__28_var_29__20_49" draw:display-name="Dashed (var) 49" draw:style="rect" draw:dots1="1" draw:dots1-length="0.026cm" draw:distance="0.026cm"/>
    <draw:stroke-dash draw:name="Dashed_20__28_var_29__20_5" draw:display-name="Dashed (var) 5" draw:style="rect" draw:dots2="1" draw:dots2-length="0.211cm" draw:distance="0.158cm"/>
    <draw:stroke-dash draw:name="Dashed_20__28_var_29__20_50" draw:display-name="Dashed (var) 50" draw:style="rect" draw:dots1="1" draw:dots1-length="0.026cm" draw:distance="0.026cm"/>
    <draw:stroke-dash draw:name="Dashed_20__28_var_29__20_51" draw:display-name="Dashed (var) 51" draw:style="rect" draw:dots1="1" draw:dots1-length="0.026cm" draw:distance="0.026cm"/>
    <draw:stroke-dash draw:name="Dashed_20__28_var_29__20_52" draw:display-name="Dashed (var) 52" draw:style="rect" draw:dots1="1" draw:dots1-length="0.026cm" draw:distance="0.026cm"/>
    <draw:stroke-dash draw:name="Dashed_20__28_var_29__20_53" draw:display-name="Dashed (var) 53" draw:style="rect" draw:dots1="1" draw:dots1-length="0.026cm" draw:distance="0.026cm"/>
    <draw:stroke-dash draw:name="Dashed_20__28_var_29__20_54" draw:display-name="Dashed (var) 54" draw:style="rect" draw:dots1="1" draw:dots1-length="0.026cm" draw:distance="0.026cm"/>
    <draw:stroke-dash draw:name="Dashed_20__28_var_29__20_55" draw:display-name="Dashed (var) 55" draw:style="rect" draw:dots1="1" draw:dots1-length="0.026cm" draw:distance="0.026cm"/>
    <draw:stroke-dash draw:name="Dashed_20__28_var_29__20_56" draw:display-name="Dashed (var) 56" draw:style="rect" draw:dots1="1" draw:dots1-length="0.026cm" draw:distance="0.026cm"/>
    <draw:stroke-dash draw:name="Dashed_20__28_var_29__20_57" draw:display-name="Dashed (var) 57" draw:style="rect" draw:dots1="1" draw:dots1-length="0.026cm" draw:distance="0.026cm"/>
    <draw:stroke-dash draw:name="Dashed_20__28_var_29__20_58" draw:display-name="Dashed (var) 58" draw:style="rect" draw:dots1="1" draw:dots1-length="0.026cm" draw:distance="0.026cm"/>
    <draw:stroke-dash draw:name="Dashed_20__28_var_29__20_59" draw:display-name="Dashed (var) 59" draw:style="rect" draw:dots1="1" draw:dots1-length="0.026cm" draw:distance="0.026cm"/>
    <draw:stroke-dash draw:name="Dashed_20__28_var_29__20_6" draw:display-name="Dashed (var) 6" draw:style="rect" draw:dots1="1" draw:dots1-length="0.026cm" draw:distance="0.026cm"/>
    <draw:stroke-dash draw:name="Dashed_20__28_var_29__20_60" draw:display-name="Dashed (var) 60" draw:style="rect" draw:dots1="1" draw:dots1-length="0.026cm" draw:distance="0.026cm"/>
    <draw:stroke-dash draw:name="Dashed_20__28_var_29__20_61" draw:display-name="Dashed (var) 61" draw:style="rect" draw:dots1="1" draw:dots1-length="0.026cm" draw:distance="0.026cm"/>
    <draw:stroke-dash draw:name="Dashed_20__28_var_29__20_62" draw:display-name="Dashed (var) 62" draw:style="rect" draw:dots1="1" draw:dots1-length="0.026cm" draw:distance="0.026cm"/>
    <draw:stroke-dash draw:name="Dashed_20__28_var_29__20_63" draw:display-name="Dashed (var) 63" draw:style="rect" draw:dots1="1" draw:dots1-length="0.026cm" draw:distance="0.026cm"/>
    <draw:stroke-dash draw:name="Dashed_20__28_var_29__20_64" draw:display-name="Dashed (var) 64" draw:style="rect" draw:dots1="1" draw:dots1-length="0.026cm" draw:distance="0.026cm"/>
    <draw:stroke-dash draw:name="Dashed_20__28_var_29__20_65" draw:display-name="Dashed (var) 65" draw:style="rect" draw:dots1="1" draw:dots1-length="0.026cm" draw:distance="0.026cm"/>
    <draw:stroke-dash draw:name="Dashed_20__28_var_29__20_66" draw:display-name="Dashed (var) 66" draw:style="rect" draw:dots1="1" draw:dots1-length="0.026cm" draw:distance="0.026cm"/>
    <draw:stroke-dash draw:name="Dashed_20__28_var_29__20_67" draw:display-name="Dashed (var) 67" draw:style="rect" draw:dots1="1" draw:dots1-length="0.026cm" draw:distance="0.026cm"/>
    <draw:stroke-dash draw:name="Dashed_20__28_var_29__20_68" draw:display-name="Dashed (var) 68" draw:style="rect" draw:dots1="1" draw:dots1-length="0.026cm" draw:distance="0.026cm"/>
    <draw:stroke-dash draw:name="Dashed_20__28_var_29__20_69" draw:display-name="Dashed (var) 69" draw:style="rect" draw:dots1="1" draw:dots1-length="0.026cm" draw:distance="0.026cm"/>
    <draw:stroke-dash draw:name="Dashed_20__28_var_29__20_7" draw:display-name="Dashed (var) 7" draw:style="rect" draw:dots1="1" draw:dots1-length="0.026cm" draw:distance="0.026cm"/>
    <draw:stroke-dash draw:name="Dashed_20__28_var_29__20_70" draw:display-name="Dashed (var) 70" draw:style="rect" draw:dots1="1" draw:dots1-length="0.026cm" draw:distance="0.026cm"/>
    <draw:stroke-dash draw:name="Dashed_20__28_var_29__20_71" draw:display-name="Dashed (var) 71" draw:style="rect" draw:dots1="1" draw:dots1-length="0.026cm" draw:distance="0.026cm"/>
    <draw:stroke-dash draw:name="Dashed_20__28_var_29__20_72" draw:display-name="Dashed (var) 72" draw:style="rect" draw:dots1="1" draw:dots1-length="0.026cm" draw:distance="0.026cm"/>
    <draw:stroke-dash draw:name="Dashed_20__28_var_29__20_73" draw:display-name="Dashed (var) 73" draw:style="rect" draw:dots1="1" draw:dots1-length="0.026cm" draw:distance="0.026cm"/>
    <draw:stroke-dash draw:name="Dashed_20__28_var_29__20_74" draw:display-name="Dashed (var) 74" draw:style="rect" draw:dots1="1" draw:dots1-length="0.026cm" draw:distance="0.026cm"/>
    <draw:stroke-dash draw:name="Dashed_20__28_var_29__20_75" draw:display-name="Dashed (var) 75" draw:style="rect" draw:dots1="1" draw:dots1-length="0.026cm" draw:distance="0.026cm"/>
    <draw:stroke-dash draw:name="Dashed_20__28_var_29__20_76" draw:display-name="Dashed (var) 76" draw:style="rect" draw:dots1="1" draw:dots1-length="0.026cm" draw:distance="0.026cm"/>
    <draw:stroke-dash draw:name="Dashed_20__28_var_29__20_77" draw:display-name="Dashed (var) 77" draw:style="rect" draw:dots1="1" draw:dots1-length="0.026cm" draw:distance="0.026cm"/>
    <draw:stroke-dash draw:name="Dashed_20__28_var_29__20_78" draw:display-name="Dashed (var) 78" draw:style="rect" draw:dots1="1" draw:dots1-length="0.026cm" draw:distance="0.026cm"/>
    <draw:stroke-dash draw:name="Dashed_20__28_var_29__20_79" draw:display-name="Dashed (var) 79" draw:style="rect" draw:dots1="1" draw:dots1-length="0.026cm" draw:distance="0.026cm"/>
    <draw:stroke-dash draw:name="Dashed_20__28_var_29__20_8" draw:display-name="Dashed (var) 8" draw:style="rect" draw:dots1="1" draw:dots1-length="0.026cm" draw:distance="0.026cm"/>
    <draw:stroke-dash draw:name="Dashed_20__28_var_29__20_80" draw:display-name="Dashed (var) 80" draw:style="rect" draw:dots1="1" draw:dots1-length="0.026cm" draw:distance="0.026cm"/>
    <draw:stroke-dash draw:name="Dashed_20__28_var_29__20_81" draw:display-name="Dashed (var) 81" draw:style="rect" draw:dots1="1" draw:dots1-length="0.026cm" draw:distance="0.026cm"/>
    <draw:stroke-dash draw:name="Dashed_20__28_var_29__20_82" draw:display-name="Dashed (var) 82" draw:style="rect" draw:dots1="1" draw:dots1-length="0.026cm" draw:distance="0.026cm"/>
    <draw:stroke-dash draw:name="Dashed_20__28_var_29__20_83" draw:display-name="Dashed (var) 83" draw:style="rect" draw:dots1="1" draw:dots1-length="0.026cm" draw:distance="0.026cm"/>
    <draw:stroke-dash draw:name="Dashed_20__28_var_29__20_84" draw:display-name="Dashed (var) 84" draw:style="rect" draw:dots1="1" draw:dots1-length="0.026cm" draw:distance="0.026cm"/>
    <draw:stroke-dash draw:name="Dashed_20__28_var_29__20_85" draw:display-name="Dashed (var) 85" draw:style="rect" draw:dots1="1" draw:dots1-length="0.026cm" draw:distance="0.026cm"/>
    <draw:stroke-dash draw:name="Dashed_20__28_var_29__20_86" draw:display-name="Dashed (var) 86" draw:style="rect" draw:dots1="1" draw:dots1-length="0.026cm" draw:distance="0.026cm"/>
    <draw:stroke-dash draw:name="Dashed_20__28_var_29__20_87" draw:display-name="Dashed (var) 87" draw:style="rect" draw:dots1="1" draw:dots1-length="0.026cm" draw:distance="0.026cm"/>
    <draw:stroke-dash draw:name="Dashed_20__28_var_29__20_88" draw:display-name="Dashed (var) 88" draw:style="rect" draw:dots1="1" draw:dots1-length="0.026cm" draw:distance="0.026cm"/>
    <draw:stroke-dash draw:name="Dashed_20__28_var_29__20_89" draw:display-name="Dashed (var) 89" draw:style="rect" draw:dots1="1" draw:dots1-length="0.026cm" draw:distance="0.026cm"/>
    <draw:stroke-dash draw:name="Dashed_20__28_var_29__20_9" draw:display-name="Dashed (var) 9" draw:style="rect" draw:dots1="1" draw:dots1-length="0.026cm" draw:distance="0.026cm"/>
    <draw:stroke-dash draw:name="Dashed_20__28_var_29__20_90" draw:display-name="Dashed (var) 90" draw:style="rect" draw:dots1="1" draw:dots1-length="0.026cm" draw:distance="0.026cm"/>
    <draw:stroke-dash draw:name="Dashed_20__28_var_29__20_91" draw:display-name="Dashed (var) 91" draw:style="rect" draw:dots1="1" draw:dots1-length="0.026cm" draw:distance="0.026cm"/>
    <draw:stroke-dash draw:name="Dashed_20__28_var_29__20_92" draw:display-name="Dashed (var) 92" draw:style="rect" draw:dots1="1" draw:dots1-length="0.026cm" draw:distance="0.026cm"/>
    <draw:stroke-dash draw:name="Dashed_20__28_var_29__20_93" draw:display-name="Dashed (var) 93" draw:style="rect" draw:dots1="1" draw:dots1-length="0.026cm" draw:distance="0.026cm"/>
    <draw:stroke-dash draw:name="Dashed_20__28_var_29__20_94" draw:display-name="Dashed (var) 94" draw:style="rect" draw:dots1="1" draw:dots1-length="0.026cm" draw:distance="0.026cm"/>
    <draw:stroke-dash draw:name="Dashed_20__28_var_29__20_95" draw:display-name="Dashed (var) 95" draw:style="rect" draw:dots1="1" draw:dots1-length="0.026cm" draw:distance="0.026cm"/>
    <draw:stroke-dash draw:name="Dashed_20__28_var_29__20_96" draw:display-name="Dashed (var) 96" draw:style="rect" draw:dots2="1" draw:dots2-length="0.105cm" draw:distance="0.079cm"/>
    <draw:stroke-dash draw:name="Dashed_20__28_var_29__20_97" draw:display-name="Dashed (var) 97" draw:style="rect" draw:dots1="1" draw:dots1-length="0.026cm" draw:distance="0.026cm"/>
    <draw:stroke-dash draw:name="Dashed_20__28_var_29__20_98" draw:display-name="Dashed (var) 98" draw:style="rect" draw:dots2="1" draw:dots2-length="0.105cm" draw:distance="0.079cm"/>
    <draw:stroke-dash draw:name="Dashed_20__28_var_29__20_99" draw:display-name="Dashed (var) 99" draw:style="rect" draw:dots2="1" draw:dots2-length="0.105cm" draw:distance="0.079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style:font-size-asian="24pt" style:language-asian="zxx" style:country-asian="none" style:font-name-complex="Tahoma6"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ahoma1" fo:color="#000000" fo:font-size="100%"/>
          </text:list-level-style-bullet>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6"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style:font-name="Tahoma1" fo:color="#000000" fo:font-size="100%"/>
          </text:list-level-style-bullet>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12pt" style:font-style-asian="normal" style:font-weight-asian="normal" style:font-name-complex="Tahoma6" style:font-family-complex="Tahoma, Lucidasans, 'Lucida Sans', 'Arial Unicode MS'" style:font-pitch-complex="variable" style:font-size-complex="12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style:font-name="Tahoma1" fo:color="#000000" fo:font-size="100%"/>
          </text:list-level-style-bullet>
          <text:list-level-style-bullet text:level="2" text:bullet-char="–">
            <style:list-level-properties text:space-before="1.27cm" text:min-label-width="0.793cm"/>
            <style:text-properties style:font-name="Tahoma1" fo:color="#000000" fo:font-size="100%"/>
          </text:list-level-style-bullet>
          <text:list-level-style-bullet text:level="3" text:bullet-char="•">
            <style:list-level-properties text:space-before="2.54cm" text:min-label-width="0.635cm"/>
            <style:text-properties style:font-name="Tahoma1" fo:color="#000000" fo:font-size="100%"/>
          </text:list-level-style-bullet>
          <text:list-level-style-bullet text:level="4" text:bullet-char="–">
            <style:list-level-properties text:space-before="3.81cm" text:min-label-width="0.635cm"/>
            <style:text-properties style:font-name="Tahoma1" fo:color="#000000" fo:font-size="100%"/>
          </text:list-level-style-bullet>
          <text:list-level-style-bullet text:level="5" text:bullet-char="»">
            <style:list-level-properties text:space-before="5.08cm" text:min-label-width="0.635cm"/>
            <style:text-properties style:font-name="Tahoma1" fo:color="#000000" fo:font-size="100%"/>
          </text:list-level-style-bullet>
          <text:list-level-style-bullet text:level="6" text:bullet-char="»">
            <style:list-level-properties text:space-before="5.08cm" text:min-label-width="0.635cm"/>
            <style:text-properties style:font-name="Tahoma1" fo:color="#000000" fo:font-size="100%"/>
          </text:list-level-style-bullet>
          <text:list-level-style-bullet text:level="7" text:bullet-char="»">
            <style:list-level-properties text:space-before="5.08cm" text:min-label-width="0.635cm"/>
            <style:text-properties style:font-name="Tahoma1" fo:color="#000000" fo:font-size="100%"/>
          </text:list-level-style-bullet>
          <text:list-level-style-bullet text:level="8" text:bullet-char="»">
            <style:list-level-properties text:space-before="5.08cm" text:min-label-width="0.635cm"/>
            <style:text-properties style:font-name="Tahoma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3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6" style:font-family-complex="Tahoma, Lucidasans, 'Lucida Sans', '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ahoma1" fo:font-family="Tahoma" style:font-family-generic="swiss" style:font-pitch="variable" fo:font-size="28pt" fo:font-style="normal" fo:text-shadow="none" style:text-underline-style="none" fo:font-weight="normal" style:font-size-asian="28pt" style:font-size-complex="28pt" style:font-relief="none"/>
    </style:style>
    <style:style style:name="Default-outline3" style:family="presentation" style:parent-style-name="Default-outline2">
      <style:paragraph-properties fo:margin-left="0cm" fo:margin-right="0cm" fo:margin-top="0.211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ahoma1" fo:font-family="Tahoma" style:font-family-generic="swiss"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size-asian="20pt"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Tahoma1" fo:color="#000000" fo:font-size="100%"/>
          </text:list-level-style-bullet>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3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6" style:font-family-complex="Tahoma, Lucidasans, 'Lucida Sans', 'Arial Unicode MS'" style:font-pitch-complex="variable" style:font-size-complex="32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Tahoma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4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44pt" style:font-style-asian="normal" style:font-weight-asian="normal" style:font-name-complex="Tahoma6" style:font-family-complex="Tahoma, Lucidasans, 'Lucida Sans', '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hidden" style:protect="position size"/>
    </style:style>
    <style:style style:name="Mgr2" style:family="graphic" style:parent-style-name="standard">
      <style:graphic-properties draw:stroke="none" draw:fill="none" draw:fill-color="#00cc99"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3" style:family="graphic" style:parent-style-name="standard">
      <style:graphic-properties draw:stroke="none" draw:fill="none" draw:fill-color="#00cc99"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Mgr4" style:family="graphic" style:parent-style-name="standard">
      <style:graphic-properties draw:stroke="none" draw:fill="none" draw:fill-color="#00cc99"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Mgr5" style:family="graphic" style:parent-style-name="standard">
      <style:graphic-properties draw:stroke="none" draw:fill="none" draw:fill-color="#00cc99"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MP1" style:family="paragraph">
      <style:paragraph-properties fo:text-align="center"/>
    </style:style>
    <style:style style:name="MP2" style:family="paragraph">
      <style:paragraph-properties style:writing-mode="lr-tb"/>
    </style:style>
    <style:style style:name="MP3" style:family="paragraph">
      <style:paragraph-properties fo:margin-left="0cm" fo:margin-right="0cm" fo:text-align="end" fo:text-indent="0cm"/>
    </style:style>
    <style:style style:name="MT1" style:family="text">
      <style:text-properties fo:font-size="12pt" fo:language="en" fo:country="US" style:font-size-asian="12pt" style:font-size-complex="12pt"/>
    </style:style>
    <text:list-style style:name="ML1">
      <text:list-level-style-bullet text:level="1" text:bullet-char="•">
        <style:list-level-properties/>
        <style:text-properties style:font-name="Tahoma1" fo:color="#000000" fo:font-size="100%"/>
      </text:list-level-style-bullet>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Default" style:page-layout-name="PM1" draw:style-name="Mdp1">
      <draw:frame presentation:style-name="Default-title" draw:layer="backgroundobjects" svg:width="21.59cm" svg:height="3.854cm" svg:x="1.905cm" svg:y="1.354cm" presentation:class="title" presentation:placeholder="true">
        <draw:text-box/>
      </draw:frame>
      <draw:frame presentation:style-name="Default-outline1" draw:layer="backgroundobjects" svg:width="21.59cm" svg:height="11.049cm" svg:x="1.905cm" svg:y="5.503cm" presentation:class="outline" presentation:placeholder="true">
        <draw:text-box/>
      </draw:frame>
      <presentation:notes style:page-layout-name="PM2">
        <draw:rect draw:style-name="Mgr1" draw:text-style-name="MP1" draw:layer="backgroundobjects" svg:width="19.05cm" svg:height="25.4cm" svg:x="0cm" svg:y="0cm">
          <text:p/>
        </draw:rect>
        <draw:frame draw:style-name="Mgr2" draw:text-style-name="MP2" draw:layer="backgroundobjects" svg:width="8.255cm" svg:height="1.27cm" svg:x="0cm" svg:y="0cm">
          <draw:text-box>
            <text:p/>
          </draw:text-box>
        </draw:frame>
        <draw:frame draw:style-name="Mgr3" draw:text-style-name="MP2" draw:layer="backgroundobjects" svg:width="8.255cm" svg:height="1.27cm" svg:x="10.795cm" svg:y="0cm">
          <draw:text-box>
            <text:p/>
          </draw:text-box>
        </draw:frame>
        <draw:page-thumbnail presentation:style-name="Default-title" draw:layer="backgroundobjects" svg:width="12.7cm" svg:height="9.525cm" svg:x="3.175cm" svg:y="1.905cm" presentation:class="page"/>
        <draw:frame presentation:style-name="Default-notes" draw:layer="backgroundobjects" svg:width="13.97cm" svg:height="11.43cm" svg:x="2.54cm" svg:y="12.065cm" presentation:class="notes" presentation:placeholder="true">
          <draw:text-box/>
        </draw:frame>
        <draw:frame draw:style-name="Mgr4" draw:text-style-name="MP2" draw:layer="backgroundobjects" svg:width="8.255cm" svg:height="1.27cm" svg:x="0cm" svg:y="24.13cm">
          <draw:text-box>
            <text:p/>
          </draw:text-box>
        </draw:frame>
        <draw:frame draw:style-name="Mgr5" draw:text-style-name="MP2" draw:layer="backgroundobjects" svg:width="8.255cm" svg:height="1.27cm" svg:x="10.795cm" svg:y="24.13cm">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title>Index Structures</dc:title>
    <meta:initial-creator>Siroker</meta:initial-creator>
    <meta:creation-date>1999-07-13T21:55:20</meta:creation-date>
    <dc:date>2018-10-19T07:45:25.256506773</dc:date>
    <meta:print-date>2000-01-10T04:52:33</meta:print-date>
    <dc:language>en-US</dc:language>
    <meta:editing-cycles>167</meta:editing-cycles>
    <meta:editing-duration>P1DT2H6M36S</meta:editing-duration>
    <dc:creator>stijn </dc:creator>
    <meta:document-statistic meta:object-count="4172"/>
    <meta:user-defined meta:name="Info 1"/>
    <meta:user-defined meta:name="Info 2"/>
    <meta:user-defined meta:name="Info 3"/>
    <meta:user-defined meta:name="Info 4"/>
  </office:meta>
</office:document-meta>
</file>